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2.36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VilleMTP_MTP_PassagesPiet_201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VOI_NUM,N,9,2</text:p>
          </table:table-cell>
          <table:table-cell office:value-type="string">
            <text:p>ACV_NUM,N,9,2</text:p>
          </table:table-cell>
          <table:table-cell office:value-type="string">
            <text:p>X,N,13,5</text:p>
          </table:table-cell>
          <table:table-cell office:value-type="string">
            <text:p>Y,N,14,5</text:p>
          </table:table-cell>
          <table:table-cell office:value-type="string">
            <text:p>ACC_TBAN,C,3</text:p>
          </table:table-cell>
          <table:table-cell office:value-type="string">
            <text:p>ACC_TACC,C,3</text:p>
          </table:table-cell>
          <table:table-cell office:value-type="string">
            <text:p>DATE_,C,12</text:p>
          </table:table-cell>
          <table:table-cell office:value-type="string">
            <text:p>RIVOLI,C,10</text:p>
          </table:table-cell>
          <table:table-cell office:value-type="string">
            <text:p>ID_PP,N,10,0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2563">
            <text:p>2563</text:p>
          </table:table-cell>
          <table:table-cell office:value-type="float" office:value="3.81313">
            <text:p>3,81313</text:p>
          </table:table-cell>
          <table:table-cell office:value-type="float" office:value="43.62593">
            <text:p>43,62593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208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1382">
            <text:p>1382</text:p>
          </table:table-cell>
          <table:table-cell office:value-type="float" office:value="2559">
            <text:p>2559</text:p>
          </table:table-cell>
          <table:table-cell office:value-type="float" office:value="3.81345">
            <text:p>3,81345</text:p>
          </table:table-cell>
          <table:table-cell office:value-type="float" office:value="43.62541">
            <text:p>43,62541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382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1382">
            <text:p>1382</text:p>
          </table:table-cell>
          <table:table-cell office:value-type="float" office:value="2492">
            <text:p>2492</text:p>
          </table:table-cell>
          <table:table-cell office:value-type="float" office:value="3.81338">
            <text:p>3,81338</text:p>
          </table:table-cell>
          <table:table-cell office:value-type="float" office:value="43.62283">
            <text:p>43,62283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382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1808">
            <text:p>1808</text:p>
          </table:table-cell>
          <table:table-cell office:value-type="float" office:value="2512">
            <text:p>2512</text:p>
          </table:table-cell>
          <table:table-cell office:value-type="float" office:value="3.82329">
            <text:p>3,82329</text:p>
          </table:table-cell>
          <table:table-cell office:value-type="float" office:value="43.62636">
            <text:p>43,62636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808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1808">
            <text:p>1808</text:p>
          </table:table-cell>
          <table:table-cell office:value-type="float" office:value="6389">
            <text:p>6389</text:p>
          </table:table-cell>
          <table:table-cell office:value-type="float" office:value="3.83144">
            <text:p>3,83144</text:p>
          </table:table-cell>
          <table:table-cell office:value-type="float" office:value="43.62312">
            <text:p>43,62312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808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float" office:value="3630">
            <text:p>3630</text:p>
          </table:table-cell>
          <table:table-cell office:value-type="float" office:value="3.83266">
            <text:p>3,83266</text:p>
          </table:table-cell>
          <table:table-cell office:value-type="float" office:value="43.62549">
            <text:p>43,62549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431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float" office:value="3630">
            <text:p>3630</text:p>
          </table:table-cell>
          <table:table-cell office:value-type="float" office:value="3.83231">
            <text:p>3,83231</text:p>
          </table:table-cell>
          <table:table-cell office:value-type="float" office:value="43.62577">
            <text:p>43,62577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431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float" office:value="6216">
            <text:p>6216</text:p>
          </table:table-cell>
          <table:table-cell office:value-type="float" office:value="3.83134">
            <text:p>3,83134</text:p>
          </table:table-cell>
          <table:table-cell office:value-type="float" office:value="43.63095">
            <text:p>43,63095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431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2390">
            <text:p>2390</text:p>
          </table:table-cell>
          <table:table-cell office:value-type="float" office:value="2418">
            <text:p>2418</text:p>
          </table:table-cell>
          <table:table-cell office:value-type="float" office:value="3.82504">
            <text:p>3,82504</text:p>
          </table:table-cell>
          <table:table-cell office:value-type="float" office:value="43.61413">
            <text:p>43,61413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390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office:value-type="float" office:value="2143">
            <text:p>2143</text:p>
          </table:table-cell>
          <table:table-cell office:value-type="float" office:value="3.83285">
            <text:p>3,83285</text:p>
          </table:table-cell>
          <table:table-cell office:value-type="float" office:value="43.60328">
            <text:p>43,60328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781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office:value-type="float" office:value="2140">
            <text:p>2140</text:p>
          </table:table-cell>
          <table:table-cell office:value-type="float" office:value="3.83316">
            <text:p>3,83316</text:p>
          </table:table-cell>
          <table:table-cell office:value-type="float" office:value="43.60355">
            <text:p>43,60355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781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2141">
            <text:p>2141</text:p>
          </table:table-cell>
          <table:table-cell office:value-type="float" office:value="3.8331">
            <text:p>3,8331</text:p>
          </table:table-cell>
          <table:table-cell office:value-type="float" office:value="43.60332">
            <text:p>43,60332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617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574">
            <text:p>2574</text:p>
          </table:table-cell>
          <table:table-cell office:value-type="float" office:value="2175">
            <text:p>2175</text:p>
          </table:table-cell>
          <table:table-cell office:value-type="float" office:value="3.82809">
            <text:p>3,82809</text:p>
          </table:table-cell>
          <table:table-cell office:value-type="float" office:value="43.61026">
            <text:p>43,61026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574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1182">
            <text:p>1182</text:p>
          </table:table-cell>
          <table:table-cell office:value-type="float" office:value="2176">
            <text:p>2176</text:p>
          </table:table-cell>
          <table:table-cell office:value-type="float" office:value="3.82848">
            <text:p>3,82848</text:p>
          </table:table-cell>
          <table:table-cell office:value-type="float" office:value="43.61116">
            <text:p>43,61116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182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1525">
            <text:p>1525</text:p>
          </table:table-cell>
          <table:table-cell office:value-type="float" office:value="4897">
            <text:p>4897</text:p>
          </table:table-cell>
          <table:table-cell office:value-type="float" office:value="3.846">
            <text:p>3,846</text:p>
          </table:table-cell>
          <table:table-cell office:value-type="float" office:value="43.60858">
            <text:p>43,60858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525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4923">
            <text:p>4923</text:p>
          </table:table-cell>
          <table:table-cell office:value-type="float" office:value="3.84522">
            <text:p>3,84522</text:p>
          </table:table-cell>
          <table:table-cell office:value-type="float" office:value="43.60862">
            <text:p>43,60862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949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863">
            <text:p>3863</text:p>
          </table:table-cell>
          <table:table-cell office:value-type="float" office:value="3.84622">
            <text:p>3,84622</text:p>
          </table:table-cell>
          <table:table-cell office:value-type="float" office:value="43.60672">
            <text:p>43,60672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584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12152">
            <text:p>12152</text:p>
          </table:table-cell>
          <table:table-cell office:value-type="float" office:value="3.85271">
            <text:p>3,85271</text:p>
          </table:table-cell>
          <table:table-cell office:value-type="float" office:value="43.60869">
            <text:p>43,60869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812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3828">
            <text:p>3828</text:p>
          </table:table-cell>
          <table:table-cell office:value-type="float" office:value="3.86067">
            <text:p>3,86067</text:p>
          </table:table-cell>
          <table:table-cell office:value-type="float" office:value="43.61312">
            <text:p>43,61312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765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1414">
            <text:p>1414</text:p>
          </table:table-cell>
          <table:table-cell office:value-type="float" office:value="4550">
            <text:p>4550</text:p>
          </table:table-cell>
          <table:table-cell office:value-type="float" office:value="3.85893">
            <text:p>3,85893</text:p>
          </table:table-cell>
          <table:table-cell office:value-type="float" office:value="43.61343">
            <text:p>43,6134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414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153">
            <text:p>2153</text:p>
          </table:table-cell>
          <table:table-cell office:value-type="float" office:value="4797">
            <text:p>4797</text:p>
          </table:table-cell>
          <table:table-cell office:value-type="float" office:value="3.85608">
            <text:p>3,85608</text:p>
          </table:table-cell>
          <table:table-cell office:value-type="float" office:value="43.61047">
            <text:p>43,61047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2153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028">
            <text:p>2028</text:p>
          </table:table-cell>
          <table:table-cell office:value-type="float" office:value="4816">
            <text:p>4816</text:p>
          </table:table-cell>
          <table:table-cell office:value-type="float" office:value="3.85451">
            <text:p>3,85451</text:p>
          </table:table-cell>
          <table:table-cell office:value-type="float" office:value="43.61182">
            <text:p>43,61182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028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2440">
            <text:p>2440</text:p>
          </table:table-cell>
          <table:table-cell office:value-type="float" office:value="3.82913">
            <text:p>3,82913</text:p>
          </table:table-cell>
          <table:table-cell office:value-type="float" office:value="43.61466">
            <text:p>43,61466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568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14732">
            <text:p>14732</text:p>
          </table:table-cell>
          <table:table-cell office:value-type="float" office:value="3.82151">
            <text:p>3,82151</text:p>
          </table:table-cell>
          <table:table-cell office:value-type="float" office:value="43.61547">
            <text:p>43,61547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380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2302">
            <text:p>2302</text:p>
          </table:table-cell>
          <table:table-cell office:value-type="float" office:value="3.83296">
            <text:p>3,83296</text:p>
          </table:table-cell>
          <table:table-cell office:value-type="float" office:value="43.61243">
            <text:p>43,61243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823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2302">
            <text:p>2302</text:p>
          </table:table-cell>
          <table:table-cell office:value-type="float" office:value="3.83276">
            <text:p>3,83276</text:p>
          </table:table-cell>
          <table:table-cell office:value-type="float" office:value="43.61328">
            <text:p>43,61328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823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1651">
            <text:p>1651</text:p>
          </table:table-cell>
          <table:table-cell office:value-type="float" office:value="2301">
            <text:p>2301</text:p>
          </table:table-cell>
          <table:table-cell office:value-type="float" office:value="3.83272">
            <text:p>3,83272</text:p>
          </table:table-cell>
          <table:table-cell office:value-type="float" office:value="43.61298">
            <text:p>43,61298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651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1230">
            <text:p>1230</text:p>
          </table:table-cell>
          <table:table-cell office:value-type="float" office:value="8713">
            <text:p>8713</text:p>
          </table:table-cell>
          <table:table-cell office:value-type="float" office:value="3.84181">
            <text:p>3,84181</text:p>
          </table:table-cell>
          <table:table-cell office:value-type="float" office:value="43.60798">
            <text:p>43,60798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230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1230">
            <text:p>1230</text:p>
          </table:table-cell>
          <table:table-cell office:value-type="float" office:value="8713">
            <text:p>8713</text:p>
          </table:table-cell>
          <table:table-cell office:value-type="float" office:value="3.84194">
            <text:p>3,84194</text:p>
          </table:table-cell>
          <table:table-cell office:value-type="float" office:value="43.60757">
            <text:p>43,60757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230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221">
            <text:p>2221</text:p>
          </table:table-cell>
          <table:table-cell office:value-type="float" office:value="1911">
            <text:p>1911</text:p>
          </table:table-cell>
          <table:table-cell office:value-type="float" office:value="3.83974">
            <text:p>3,83974</text:p>
          </table:table-cell>
          <table:table-cell office:value-type="float" office:value="43.59585">
            <text:p>43,59585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221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220">
            <text:p>2220</text:p>
          </table:table-cell>
          <table:table-cell office:value-type="float" office:value="1910">
            <text:p>1910</text:p>
          </table:table-cell>
          <table:table-cell office:value-type="float" office:value="3.84048">
            <text:p>3,84048</text:p>
          </table:table-cell>
          <table:table-cell office:value-type="float" office:value="43.59668">
            <text:p>43,59668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220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521">
            <text:p>521</text:p>
          </table:table-cell>
          <table:table-cell office:value-type="float" office:value="3.85365">
            <text:p>3,85365</text:p>
          </table:table-cell>
          <table:table-cell office:value-type="float" office:value="43.59301">
            <text:p>43,5930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645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543">
            <text:p>2543</text:p>
          </table:table-cell>
          <table:table-cell office:value-type="float" office:value="546">
            <text:p>546</text:p>
          </table:table-cell>
          <table:table-cell office:value-type="float" office:value="3.86084">
            <text:p>3,86084</text:p>
          </table:table-cell>
          <table:table-cell office:value-type="float" office:value="43.58864">
            <text:p>43,58864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543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544">
            <text:p>2544</text:p>
          </table:table-cell>
          <table:table-cell office:value-type="float" office:value="454">
            <text:p>454</text:p>
          </table:table-cell>
          <table:table-cell office:value-type="float" office:value="3.86091">
            <text:p>3,86091</text:p>
          </table:table-cell>
          <table:table-cell office:value-type="float" office:value="43.58858">
            <text:p>43,58858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544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544">
            <text:p>2544</text:p>
          </table:table-cell>
          <table:table-cell office:value-type="float" office:value="557">
            <text:p>557</text:p>
          </table:table-cell>
          <table:table-cell office:value-type="float" office:value="3.86301">
            <text:p>3,86301</text:p>
          </table:table-cell>
          <table:table-cell office:value-type="float" office:value="43.58997">
            <text:p>43,58997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544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558">
            <text:p>558</text:p>
          </table:table-cell>
          <table:table-cell office:value-type="float" office:value="3.86312">
            <text:p>3,86312</text:p>
          </table:table-cell>
          <table:table-cell office:value-type="float" office:value="43.58991">
            <text:p>43,58991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254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1549">
            <text:p>1549</text:p>
          </table:table-cell>
          <table:table-cell office:value-type="float" office:value="1394">
            <text:p>1394</text:p>
          </table:table-cell>
          <table:table-cell office:value-type="float" office:value="3.88733">
            <text:p>3,88733</text:p>
          </table:table-cell>
          <table:table-cell office:value-type="float" office:value="43.5832">
            <text:p>43,5832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549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1473">
            <text:p>1473</text:p>
          </table:table-cell>
          <table:table-cell office:value-type="float" office:value="1392">
            <text:p>1392</text:p>
          </table:table-cell>
          <table:table-cell office:value-type="float" office:value="3.88933">
            <text:p>3,88933</text:p>
          </table:table-cell>
          <table:table-cell office:value-type="float" office:value="43.58683">
            <text:p>43,58683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473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389">
            <text:p>1389</text:p>
          </table:table-cell>
          <table:table-cell office:value-type="float" office:value="3.88852">
            <text:p>3,88852</text:p>
          </table:table-cell>
          <table:table-cell office:value-type="float" office:value="43.58955">
            <text:p>43,58955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411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5983">
            <text:p>5983</text:p>
          </table:table-cell>
          <table:table-cell office:value-type="float" office:value="3.87837">
            <text:p>3,87837</text:p>
          </table:table-cell>
          <table:table-cell office:value-type="float" office:value="43.59517">
            <text:p>43,59517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801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office:value-type="float" office:value="104">
            <text:p>104</text:p>
          </table:table-cell>
          <table:table-cell office:value-type="float" office:value="3.88163">
            <text:p>3,88163</text:p>
          </table:table-cell>
          <table:table-cell office:value-type="float" office:value="43.60576">
            <text:p>43,60576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325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2110">
            <text:p>2110</text:p>
          </table:table-cell>
          <table:table-cell office:value-type="float" office:value="54">
            <text:p>54</text:p>
          </table:table-cell>
          <table:table-cell office:value-type="float" office:value="3.88181">
            <text:p>3,88181</text:p>
          </table:table-cell>
          <table:table-cell office:value-type="float" office:value="43.60595">
            <text:p>43,60595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110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419">
            <text:p>5419</text:p>
          </table:table-cell>
          <table:table-cell office:value-type="float" office:value="3.88211">
            <text:p>3,88211</text:p>
          </table:table-cell>
          <table:table-cell office:value-type="float" office:value="43.60579">
            <text:p>43,60579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006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880">
            <text:p>880</text:p>
          </table:table-cell>
          <table:table-cell office:value-type="float" office:value="3.88199">
            <text:p>3,88199</text:p>
          </table:table-cell>
          <table:table-cell office:value-type="float" office:value="43.60579">
            <text:p>43,60579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780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5426">
            <text:p>5426</text:p>
          </table:table-cell>
          <table:table-cell office:value-type="float" office:value="3.88265">
            <text:p>3,88265</text:p>
          </table:table-cell>
          <table:table-cell office:value-type="float" office:value="43.60649">
            <text:p>43,60649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500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5412">
            <text:p>5412</text:p>
          </table:table-cell>
          <table:table-cell office:value-type="float" office:value="3.8824">
            <text:p>3,8824</text:p>
          </table:table-cell>
          <table:table-cell office:value-type="float" office:value="43.60827">
            <text:p>43,60827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556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961">
            <text:p>961</text:p>
          </table:table-cell>
          <table:table-cell office:value-type="float" office:value="3.88761">
            <text:p>3,88761</text:p>
          </table:table-cell>
          <table:table-cell office:value-type="float" office:value="43.60453">
            <text:p>43,60453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515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3257">
            <text:p>3257</text:p>
          </table:table-cell>
          <table:table-cell office:value-type="float" office:value="61920">
            <text:p>61920</text:p>
          </table:table-cell>
          <table:table-cell office:value-type="float" office:value="3.83075">
            <text:p>3,83075</text:p>
          </table:table-cell>
          <table:table-cell office:value-type="float" office:value="43.63246">
            <text:p>43,63246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3257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1588">
            <text:p>1588</text:p>
          </table:table-cell>
          <table:table-cell office:value-type="float" office:value="2616">
            <text:p>2616</text:p>
          </table:table-cell>
          <table:table-cell office:value-type="float" office:value="3.81993">
            <text:p>3,81993</text:p>
          </table:table-cell>
          <table:table-cell office:value-type="float" office:value="43.63377">
            <text:p>43,63377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588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2464">
            <text:p>2464</text:p>
          </table:table-cell>
          <table:table-cell office:value-type="float" office:value="3.83407">
            <text:p>3,83407</text:p>
          </table:table-cell>
          <table:table-cell office:value-type="float" office:value="43.62113">
            <text:p>43,62113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568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2464">
            <text:p>2464</text:p>
          </table:table-cell>
          <table:table-cell office:value-type="float" office:value="3.83336">
            <text:p>3,83336</text:p>
          </table:table-cell>
          <table:table-cell office:value-type="float" office:value="43.62053">
            <text:p>43,62053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568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1517">
            <text:p>1517</text:p>
          </table:table-cell>
          <table:table-cell office:value-type="float" office:value="2309">
            <text:p>2309</text:p>
          </table:table-cell>
          <table:table-cell office:value-type="float" office:value="3.8334">
            <text:p>3,8334</text:p>
          </table:table-cell>
          <table:table-cell office:value-type="float" office:value="43.6204">
            <text:p>43,620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517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1475">
            <text:p>1475</text:p>
          </table:table-cell>
          <table:table-cell office:value-type="float" office:value="2428">
            <text:p>2428</text:p>
          </table:table-cell>
          <table:table-cell office:value-type="float" office:value="3.82707">
            <text:p>3,82707</text:p>
          </table:table-cell>
          <table:table-cell office:value-type="float" office:value="43.61745">
            <text:p>43,61745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475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float" office:value="4404">
            <text:p>4404</text:p>
          </table:table-cell>
          <table:table-cell office:value-type="float" office:value="3.85016">
            <text:p>3,85016</text:p>
          </table:table-cell>
          <table:table-cell office:value-type="float" office:value="43.62281">
            <text:p>43,6228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031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3429">
            <text:p>3429</text:p>
          </table:table-cell>
          <table:table-cell office:value-type="float" office:value="3.84328">
            <text:p>3,84328</text:p>
          </table:table-cell>
          <table:table-cell office:value-type="float" office:value="43.63393">
            <text:p>43,6339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56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3529">
            <text:p>3529</text:p>
          </table:table-cell>
          <table:table-cell office:value-type="float" office:value="3.85326">
            <text:p>3,85326</text:p>
          </table:table-cell>
          <table:table-cell office:value-type="float" office:value="43.63141">
            <text:p>43,6314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915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3583">
            <text:p>3583</text:p>
          </table:table-cell>
          <table:table-cell office:value-type="float" office:value="3.85869">
            <text:p>3,85869</text:p>
          </table:table-cell>
          <table:table-cell office:value-type="float" office:value="43.63186">
            <text:p>43,6318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118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table:number-columns-repeated="2" office:value-type="float" office:value="1911">
            <text:p>1911</text:p>
          </table:table-cell>
          <table:table-cell office:value-type="float" office:value="3.85873">
            <text:p>3,85873</text:p>
          </table:table-cell>
          <table:table-cell office:value-type="float" office:value="43.63213">
            <text:p>43,63213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911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2986">
            <text:p>2986</text:p>
          </table:table-cell>
          <table:table-cell office:value-type="float" office:value="3.85947">
            <text:p>3,85947</text:p>
          </table:table-cell>
          <table:table-cell office:value-type="float" office:value="43.63772">
            <text:p>43,63772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641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2985">
            <text:p>2985</text:p>
          </table:table-cell>
          <table:table-cell office:value-type="float" office:value="3.85949">
            <text:p>3,85949</text:p>
          </table:table-cell>
          <table:table-cell office:value-type="float" office:value="43.63823">
            <text:p>43,63823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408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3280">
            <text:p>3280</text:p>
          </table:table-cell>
          <table:table-cell office:value-type="float" office:value="0">
            <text:p>0</text:p>
          </table:table-cell>
          <table:table-cell office:value-type="float" office:value="3.86202">
            <text:p>3,86202</text:p>
          </table:table-cell>
          <table:table-cell office:value-type="float" office:value="43.645">
            <text:p>43,645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3280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2741">
            <text:p>2741</text:p>
          </table:table-cell>
          <table:table-cell office:value-type="float" office:value="2866">
            <text:p>2866</text:p>
          </table:table-cell>
          <table:table-cell office:value-type="float" office:value="3.87273">
            <text:p>3,87273</text:p>
          </table:table-cell>
          <table:table-cell office:value-type="float" office:value="43.64038">
            <text:p>43,64038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741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2342">
            <text:p>2342</text:p>
          </table:table-cell>
          <table:table-cell office:value-type="float" office:value="3011">
            <text:p>3011</text:p>
          </table:table-cell>
          <table:table-cell office:value-type="float" office:value="3.87467">
            <text:p>3,87467</text:p>
          </table:table-cell>
          <table:table-cell office:value-type="float" office:value="43.63642">
            <text:p>43,63642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342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348">
            <text:p>348</text:p>
          </table:table-cell>
          <table:table-cell office:value-type="float" office:value="3.87317">
            <text:p>3,87317</text:p>
          </table:table-cell>
          <table:table-cell office:value-type="float" office:value="43.63478">
            <text:p>43,63478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759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348">
            <text:p>348</text:p>
          </table:table-cell>
          <table:table-cell office:value-type="float" office:value="3.87094">
            <text:p>3,87094</text:p>
          </table:table-cell>
          <table:table-cell office:value-type="float" office:value="43.63525">
            <text:p>43,63525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759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348">
            <text:p>348</text:p>
          </table:table-cell>
          <table:table-cell office:value-type="float" office:value="3.86848">
            <text:p>3,86848</text:p>
          </table:table-cell>
          <table:table-cell office:value-type="float" office:value="43.63557">
            <text:p>43,6355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759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3164">
            <text:p>3164</text:p>
          </table:table-cell>
          <table:table-cell office:value-type="float" office:value="3.87263">
            <text:p>3,87263</text:p>
          </table:table-cell>
          <table:table-cell office:value-type="float" office:value="43.63129">
            <text:p>43,63129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430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510">
            <text:p>2510</text:p>
          </table:table-cell>
          <table:table-cell office:value-type="float" office:value="3198">
            <text:p>3198</text:p>
          </table:table-cell>
          <table:table-cell office:value-type="float" office:value="3.88348">
            <text:p>3,88348</text:p>
          </table:table-cell>
          <table:table-cell office:value-type="float" office:value="43.63166">
            <text:p>43,63166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510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table:number-columns-repeated="2" office:value-type="float" office:value="1898">
            <text:p>1898</text:p>
          </table:table-cell>
          <table:table-cell office:value-type="float" office:value="3.88326">
            <text:p>3,88326</text:p>
          </table:table-cell>
          <table:table-cell office:value-type="float" office:value="43.63179">
            <text:p>43,6317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898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6697">
            <text:p>6697</text:p>
          </table:table-cell>
          <table:table-cell office:value-type="float" office:value="3.88329">
            <text:p>3,88329</text:p>
          </table:table-cell>
          <table:table-cell office:value-type="float" office:value="43.6287">
            <text:p>43,6287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480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table:number-columns-repeated="2" office:value-type="float" office:value="1480">
            <text:p>1480</text:p>
          </table:table-cell>
          <table:table-cell office:value-type="float" office:value="3.88439">
            <text:p>3,88439</text:p>
          </table:table-cell>
          <table:table-cell office:value-type="float" office:value="43.62644">
            <text:p>43,62644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480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office:value-type="float" office:value="3137">
            <text:p>3137</text:p>
          </table:table-cell>
          <table:table-cell office:value-type="float" office:value="3.8816">
            <text:p>3,8816</text:p>
          </table:table-cell>
          <table:table-cell office:value-type="float" office:value="43.62792">
            <text:p>43,62792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545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1187">
            <text:p>1187</text:p>
          </table:table-cell>
          <table:table-cell office:value-type="float" office:value="3148">
            <text:p>3148</text:p>
          </table:table-cell>
          <table:table-cell office:value-type="float" office:value="3.88045">
            <text:p>3,88045</text:p>
          </table:table-cell>
          <table:table-cell office:value-type="float" office:value="43.62868">
            <text:p>43,62868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187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office:value-type="float" office:value="3144">
            <text:p>3144</text:p>
          </table:table-cell>
          <table:table-cell office:value-type="float" office:value="3.88003">
            <text:p>3,88003</text:p>
          </table:table-cell>
          <table:table-cell office:value-type="float" office:value="43.62947">
            <text:p>43,62947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545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3174">
            <text:p>3174</text:p>
          </table:table-cell>
          <table:table-cell office:value-type="float" office:value="3.87826">
            <text:p>3,87826</text:p>
          </table:table-cell>
          <table:table-cell office:value-type="float" office:value="43.62823">
            <text:p>43,62823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470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3172">
            <text:p>3172</text:p>
          </table:table-cell>
          <table:table-cell office:value-type="float" office:value="3.875">
            <text:p>3,875</text:p>
          </table:table-cell>
          <table:table-cell office:value-type="float" office:value="43.62671">
            <text:p>43,6267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337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1429">
            <text:p>1429</text:p>
          </table:table-cell>
          <table:table-cell office:value-type="float" office:value="3167">
            <text:p>3167</text:p>
          </table:table-cell>
          <table:table-cell office:value-type="float" office:value="3.87298">
            <text:p>3,87298</text:p>
          </table:table-cell>
          <table:table-cell office:value-type="float" office:value="43.62709">
            <text:p>43,62709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429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3573">
            <text:p>3573</text:p>
          </table:table-cell>
          <table:table-cell office:value-type="float" office:value="3.86043">
            <text:p>3,86043</text:p>
          </table:table-cell>
          <table:table-cell office:value-type="float" office:value="43.63185">
            <text:p>43,63185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997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4333">
            <text:p>4333</text:p>
          </table:table-cell>
          <table:table-cell office:value-type="float" office:value="3.8631">
            <text:p>3,8631</text:p>
          </table:table-cell>
          <table:table-cell office:value-type="float" office:value="43.61823">
            <text:p>43,61823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355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4327">
            <text:p>4327</text:p>
          </table:table-cell>
          <table:table-cell office:value-type="float" office:value="3.86339">
            <text:p>3,86339</text:p>
          </table:table-cell>
          <table:table-cell office:value-type="float" office:value="43.61853">
            <text:p>43,61853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234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4174">
            <text:p>4174</text:p>
          </table:table-cell>
          <table:table-cell office:value-type="float" office:value="3.86595">
            <text:p>3,86595</text:p>
          </table:table-cell>
          <table:table-cell office:value-type="float" office:value="43.62613">
            <text:p>43,62613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239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2142">
            <text:p>2142</text:p>
          </table:table-cell>
          <table:table-cell office:value-type="float" office:value="4307">
            <text:p>4307</text:p>
          </table:table-cell>
          <table:table-cell office:value-type="float" office:value="3.86987">
            <text:p>3,86987</text:p>
          </table:table-cell>
          <table:table-cell office:value-type="float" office:value="43.63036">
            <text:p>43,63036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142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table:number-columns-repeated="2" office:value-type="float" office:value="6210">
            <text:p>6210</text:p>
          </table:table-cell>
          <table:table-cell office:value-type="float" office:value="3.8296">
            <text:p>3,8296</text:p>
          </table:table-cell>
          <table:table-cell office:value-type="float" office:value="43.63657">
            <text:p>43,63657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6210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3266">
            <text:p>3266</text:p>
          </table:table-cell>
          <table:table-cell office:value-type="float" office:value="14952">
            <text:p>14952</text:p>
          </table:table-cell>
          <table:table-cell office:value-type="float" office:value="3.83115">
            <text:p>3,83115</text:p>
          </table:table-cell>
          <table:table-cell office:value-type="float" office:value="43.63455">
            <text:p>43,63455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3266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3258">
            <text:p>3258</text:p>
          </table:table-cell>
          <table:table-cell office:value-type="float" office:value="6220">
            <text:p>6220</text:p>
          </table:table-cell>
          <table:table-cell office:value-type="float" office:value="3.83292">
            <text:p>3,83292</text:p>
          </table:table-cell>
          <table:table-cell office:value-type="float" office:value="43.63283">
            <text:p>43,63283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3258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3355">
            <text:p>3355</text:p>
          </table:table-cell>
          <table:table-cell office:value-type="float" office:value="6566">
            <text:p>6566</text:p>
          </table:table-cell>
          <table:table-cell office:value-type="float" office:value="3.83413">
            <text:p>3,83413</text:p>
          </table:table-cell>
          <table:table-cell office:value-type="float" office:value="43.63436">
            <text:p>43,6343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3355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6244">
            <text:p>6244</text:p>
          </table:table-cell>
          <table:table-cell office:value-type="float" office:value="3.83412">
            <text:p>3,83412</text:p>
          </table:table-cell>
          <table:table-cell office:value-type="float" office:value="43.63456">
            <text:p>43,6345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696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2651">
            <text:p>2651</text:p>
          </table:table-cell>
          <table:table-cell office:value-type="float" office:value="3531">
            <text:p>3531</text:p>
          </table:table-cell>
          <table:table-cell office:value-type="float" office:value="3.84147">
            <text:p>3,84147</text:p>
          </table:table-cell>
          <table:table-cell office:value-type="float" office:value="43.62394">
            <text:p>43,62394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651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2789">
            <text:p>2789</text:p>
          </table:table-cell>
          <table:table-cell office:value-type="float" office:value="3.83127">
            <text:p>3,83127</text:p>
          </table:table-cell>
          <table:table-cell office:value-type="float" office:value="43.64394">
            <text:p>43,64394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650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3555">
            <text:p>3555</text:p>
          </table:table-cell>
          <table:table-cell office:value-type="float" office:value="6564">
            <text:p>6564</text:p>
          </table:table-cell>
          <table:table-cell office:value-type="float" office:value="3.83103">
            <text:p>3,83103</text:p>
          </table:table-cell>
          <table:table-cell office:value-type="float" office:value="43.63742">
            <text:p>43,6374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3555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2908">
            <text:p>2908</text:p>
          </table:table-cell>
          <table:table-cell office:value-type="float" office:value="3.83573">
            <text:p>3,83573</text:p>
          </table:table-cell>
          <table:table-cell office:value-type="float" office:value="43.63683">
            <text:p>43,6368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960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2908">
            <text:p>2908</text:p>
          </table:table-cell>
          <table:table-cell office:value-type="float" office:value="3.83291">
            <text:p>3,83291</text:p>
          </table:table-cell>
          <table:table-cell office:value-type="float" office:value="43.6379">
            <text:p>43,6379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960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3003">
            <text:p>3003</text:p>
          </table:table-cell>
          <table:table-cell office:value-type="float" office:value="2917">
            <text:p>2917</text:p>
          </table:table-cell>
          <table:table-cell office:value-type="float" office:value="3.838">
            <text:p>3,838</text:p>
          </table:table-cell>
          <table:table-cell office:value-type="float" office:value="43.63595">
            <text:p>43,63595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3003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2831">
            <text:p>2831</text:p>
          </table:table-cell>
          <table:table-cell office:value-type="float" office:value="3.8407">
            <text:p>3,8407</text:p>
          </table:table-cell>
          <table:table-cell office:value-type="float" office:value="43.63939">
            <text:p>43,63939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865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2554">
            <text:p>2554</text:p>
          </table:table-cell>
          <table:table-cell office:value-type="float" office:value="2921">
            <text:p>2921</text:p>
          </table:table-cell>
          <table:table-cell office:value-type="float" office:value="3.84284">
            <text:p>3,84284</text:p>
          </table:table-cell>
          <table:table-cell office:value-type="float" office:value="43.63868">
            <text:p>43,6386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554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2553">
            <text:p>2553</text:p>
          </table:table-cell>
          <table:table-cell office:value-type="float" office:value="2923">
            <text:p>2923</text:p>
          </table:table-cell>
          <table:table-cell office:value-type="float" office:value="3.84409">
            <text:p>3,84409</text:p>
          </table:table-cell>
          <table:table-cell office:value-type="float" office:value="43.6374">
            <text:p>43,637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553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2928">
            <text:p>2928</text:p>
          </table:table-cell>
          <table:table-cell office:value-type="float" office:value="3.84468">
            <text:p>3,84468</text:p>
          </table:table-cell>
          <table:table-cell office:value-type="float" office:value="43.63692">
            <text:p>43,63692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865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6561">
            <text:p>6561</text:p>
          </table:table-cell>
          <table:table-cell office:value-type="float" office:value="3.8392">
            <text:p>3,8392</text:p>
          </table:table-cell>
          <table:table-cell office:value-type="float" office:value="43.6465">
            <text:p>43,6465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867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2337">
            <text:p>2337</text:p>
          </table:table-cell>
          <table:table-cell office:value-type="float" office:value="3.82861">
            <text:p>3,82861</text:p>
          </table:table-cell>
          <table:table-cell office:value-type="float" office:value="43.61458">
            <text:p>43,6145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92</text:p>
          </table:table-cell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2439">
            <text:p>2439</text:p>
          </table:table-cell>
          <table:table-cell office:value-type="float" office:value="3.82898">
            <text:p>3,82898</text:p>
          </table:table-cell>
          <table:table-cell office:value-type="float" office:value="43.61461">
            <text:p>43,6146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92</text:p>
          </table:table-cell>
          <table:table-cell office:value-type="float" office:value="398">
            <text:p>398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2398">
            <text:p>2398</text:p>
          </table:table-cell>
          <table:table-cell office:value-type="float" office:value="3.82767">
            <text:p>3,82767</text:p>
          </table:table-cell>
          <table:table-cell office:value-type="float" office:value="43.61471">
            <text:p>43,6147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92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2398">
            <text:p>2398</text:p>
          </table:table-cell>
          <table:table-cell office:value-type="float" office:value="3.82612">
            <text:p>3,82612</text:p>
          </table:table-cell>
          <table:table-cell office:value-type="float" office:value="43.61494">
            <text:p>43,6149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92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2418">
            <text:p>2418</text:p>
          </table:table-cell>
          <table:table-cell office:value-type="float" office:value="6322">
            <text:p>6322</text:p>
          </table:table-cell>
          <table:table-cell office:value-type="float" office:value="3.82592">
            <text:p>3,82592</text:p>
          </table:table-cell>
          <table:table-cell office:value-type="float" office:value="43.61485">
            <text:p>43,6148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418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2418">
            <text:p>2418</text:p>
          </table:table-cell>
          <table:table-cell office:value-type="float" office:value="6322">
            <text:p>6322</text:p>
          </table:table-cell>
          <table:table-cell office:value-type="float" office:value="3.82592">
            <text:p>3,82592</text:p>
          </table:table-cell>
          <table:table-cell office:value-type="float" office:value="43.61452">
            <text:p>43,6145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418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2418">
            <text:p>2418</text:p>
          </table:table-cell>
          <table:table-cell office:value-type="float" office:value="2390">
            <text:p>2390</text:p>
          </table:table-cell>
          <table:table-cell office:value-type="float" office:value="3.82395">
            <text:p>3,82395</text:p>
          </table:table-cell>
          <table:table-cell office:value-type="float" office:value="43.61448">
            <text:p>43,6144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418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2417">
            <text:p>2417</text:p>
          </table:table-cell>
          <table:table-cell office:value-type="float" office:value="2388">
            <text:p>2388</text:p>
          </table:table-cell>
          <table:table-cell office:value-type="float" office:value="3.82387">
            <text:p>3,82387</text:p>
          </table:table-cell>
          <table:table-cell office:value-type="float" office:value="43.61493">
            <text:p>43,6149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417</text:p>
          </table:table-cell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2417">
            <text:p>2417</text:p>
          </table:table-cell>
          <table:table-cell office:value-type="float" office:value="2386">
            <text:p>2386</text:p>
          </table:table-cell>
          <table:table-cell office:value-type="float" office:value="3.82362">
            <text:p>3,82362</text:p>
          </table:table-cell>
          <table:table-cell office:value-type="float" office:value="43.6141">
            <text:p>43,614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417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2417">
            <text:p>2417</text:p>
          </table:table-cell>
          <table:table-cell office:value-type="float" office:value="2386">
            <text:p>2386</text:p>
          </table:table-cell>
          <table:table-cell office:value-type="float" office:value="3.82393">
            <text:p>3,82393</text:p>
          </table:table-cell>
          <table:table-cell office:value-type="float" office:value="43.61367">
            <text:p>43,6136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417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2417">
            <text:p>2417</text:p>
          </table:table-cell>
          <table:table-cell office:value-type="float" office:value="2406">
            <text:p>2406</text:p>
          </table:table-cell>
          <table:table-cell office:value-type="float" office:value="3.8273">
            <text:p>3,8273</text:p>
          </table:table-cell>
          <table:table-cell office:value-type="float" office:value="43.61262">
            <text:p>43,6126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417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2362">
            <text:p>2362</text:p>
          </table:table-cell>
          <table:table-cell office:value-type="float" office:value="3.8295">
            <text:p>3,8295</text:p>
          </table:table-cell>
          <table:table-cell office:value-type="float" office:value="43.61188">
            <text:p>43,6118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53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2563">
            <text:p>2563</text:p>
          </table:table-cell>
          <table:table-cell office:value-type="float" office:value="11713">
            <text:p>11713</text:p>
          </table:table-cell>
          <table:table-cell office:value-type="float" office:value="3.83034">
            <text:p>3,83034</text:p>
          </table:table-cell>
          <table:table-cell office:value-type="float" office:value="43.61462">
            <text:p>43,61462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563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2346">
            <text:p>2346</text:p>
          </table:table-cell>
          <table:table-cell office:value-type="float" office:value="3.83087">
            <text:p>3,83087</text:p>
          </table:table-cell>
          <table:table-cell office:value-type="float" office:value="43.6148">
            <text:p>43,614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92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3420">
            <text:p>3420</text:p>
          </table:table-cell>
          <table:table-cell office:value-type="float" office:value="6329">
            <text:p>6329</text:p>
          </table:table-cell>
          <table:table-cell office:value-type="float" office:value="3.8308">
            <text:p>3,8308</text:p>
          </table:table-cell>
          <table:table-cell office:value-type="float" office:value="43.61472">
            <text:p>43,61472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420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2563">
            <text:p>2563</text:p>
          </table:table-cell>
          <table:table-cell office:value-type="float" office:value="2347">
            <text:p>2347</text:p>
          </table:table-cell>
          <table:table-cell office:value-type="float" office:value="3.83038">
            <text:p>3,83038</text:p>
          </table:table-cell>
          <table:table-cell office:value-type="float" office:value="43.61305">
            <text:p>43,6130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563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6327">
            <text:p>6327</text:p>
          </table:table-cell>
          <table:table-cell office:value-type="float" office:value="3.82975">
            <text:p>3,82975</text:p>
          </table:table-cell>
          <table:table-cell office:value-type="float" office:value="43.61358">
            <text:p>43,61358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24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2343">
            <text:p>2343</text:p>
          </table:table-cell>
          <table:table-cell office:value-type="float" office:value="3.82978">
            <text:p>3,82978</text:p>
          </table:table-cell>
          <table:table-cell office:value-type="float" office:value="43.61465">
            <text:p>43,6146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03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1184">
            <text:p>1184</text:p>
          </table:table-cell>
          <table:table-cell office:value-type="float" office:value="2361">
            <text:p>2361</text:p>
          </table:table-cell>
          <table:table-cell office:value-type="float" office:value="3.82874">
            <text:p>3,82874</text:p>
          </table:table-cell>
          <table:table-cell office:value-type="float" office:value="43.61143">
            <text:p>43,6114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84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2360">
            <text:p>2360</text:p>
          </table:table-cell>
          <table:table-cell office:value-type="float" office:value="3.82879">
            <text:p>3,82879</text:p>
          </table:table-cell>
          <table:table-cell office:value-type="float" office:value="43.61135">
            <text:p>43,6113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80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1651">
            <text:p>1651</text:p>
          </table:table-cell>
          <table:table-cell office:value-type="float" office:value="6333">
            <text:p>6333</text:p>
          </table:table-cell>
          <table:table-cell office:value-type="float" office:value="3.83342">
            <text:p>3,83342</text:p>
          </table:table-cell>
          <table:table-cell office:value-type="float" office:value="43.61103">
            <text:p>43,6110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51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float" office:value="3630">
            <text:p>3630</text:p>
          </table:table-cell>
          <table:table-cell office:value-type="float" office:value="3.83437">
            <text:p>3,83437</text:p>
          </table:table-cell>
          <table:table-cell office:value-type="float" office:value="43.62495">
            <text:p>43,6249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31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float" office:value="3630">
            <text:p>3630</text:p>
          </table:table-cell>
          <table:table-cell office:value-type="float" office:value="3.8336">
            <text:p>3,8336</text:p>
          </table:table-cell>
          <table:table-cell office:value-type="float" office:value="43.62518">
            <text:p>43,6251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31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float" office:value="6215">
            <text:p>6215</text:p>
          </table:table-cell>
          <table:table-cell office:value-type="float" office:value="3.83129">
            <text:p>3,83129</text:p>
          </table:table-cell>
          <table:table-cell office:value-type="float" office:value="43.63136">
            <text:p>43,6313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31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float" office:value="6215">
            <text:p>6215</text:p>
          </table:table-cell>
          <table:table-cell office:value-type="float" office:value="3.83121">
            <text:p>3,83121</text:p>
          </table:table-cell>
          <table:table-cell office:value-type="float" office:value="43.63161">
            <text:p>43,6316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31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float" office:value="6215">
            <text:p>6215</text:p>
          </table:table-cell>
          <table:table-cell office:value-type="float" office:value="3.83112">
            <text:p>3,83112</text:p>
          </table:table-cell>
          <table:table-cell office:value-type="float" office:value="43.6319">
            <text:p>43,631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31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float" office:value="6215">
            <text:p>6215</text:p>
          </table:table-cell>
          <table:table-cell office:value-type="float" office:value="3.83097">
            <text:p>3,83097</text:p>
          </table:table-cell>
          <table:table-cell office:value-type="float" office:value="43.63223">
            <text:p>43,6322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31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float" office:value="6215">
            <text:p>6215</text:p>
          </table:table-cell>
          <table:table-cell office:value-type="float" office:value="3.83087">
            <text:p>3,83087</text:p>
          </table:table-cell>
          <table:table-cell office:value-type="float" office:value="43.63245">
            <text:p>43,6324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31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9193">
            <text:p>9193</text:p>
          </table:table-cell>
          <table:table-cell office:value-type="float" office:value="3.84188">
            <text:p>3,84188</text:p>
          </table:table-cell>
          <table:table-cell office:value-type="float" office:value="43.63038">
            <text:p>43,6303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68</text:p>
          </table:table-cell>
          <table:table-cell office:value-type="float" office:value="425">
            <text:p>425</text:p>
          </table:table-cell>
        </table:table-row>
        <table:table-row table:style-name="ro1">
          <table:table-cell office:value-type="float" office:value="3355">
            <text:p>3355</text:p>
          </table:table-cell>
          <table:table-cell office:value-type="float" office:value="6566">
            <text:p>6566</text:p>
          </table:table-cell>
          <table:table-cell office:value-type="float" office:value="3.84139">
            <text:p>3,84139</text:p>
          </table:table-cell>
          <table:table-cell office:value-type="float" office:value="43.63116">
            <text:p>43,6311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355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3260">
            <text:p>3260</text:p>
          </table:table-cell>
          <table:table-cell office:value-type="float" office:value="6210">
            <text:p>6210</text:p>
          </table:table-cell>
          <table:table-cell office:value-type="float" office:value="3.83039">
            <text:p>3,83039</text:p>
          </table:table-cell>
          <table:table-cell office:value-type="float" office:value="43.63512">
            <text:p>43,6351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260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float" office:value="3260">
            <text:p>3260</text:p>
          </table:table-cell>
          <table:table-cell office:value-type="float" office:value="6212">
            <text:p>6212</text:p>
          </table:table-cell>
          <table:table-cell office:value-type="float" office:value="3.83114">
            <text:p>3,83114</text:p>
          </table:table-cell>
          <table:table-cell office:value-type="float" office:value="43.63463">
            <text:p>43,6346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260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3266">
            <text:p>3266</text:p>
          </table:table-cell>
          <table:table-cell office:value-type="float" office:value="6519">
            <text:p>6519</text:p>
          </table:table-cell>
          <table:table-cell office:value-type="float" office:value="3.83048">
            <text:p>3,83048</text:p>
          </table:table-cell>
          <table:table-cell office:value-type="float" office:value="43.63414">
            <text:p>43,6341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266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3260">
            <text:p>3260</text:p>
          </table:table-cell>
          <table:table-cell office:value-type="float" office:value="6515">
            <text:p>6515</text:p>
          </table:table-cell>
          <table:table-cell office:value-type="float" office:value="3.83132">
            <text:p>3,83132</text:p>
          </table:table-cell>
          <table:table-cell office:value-type="float" office:value="43.63451">
            <text:p>43,6345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260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3260">
            <text:p>3260</text:p>
          </table:table-cell>
          <table:table-cell office:value-type="float" office:value="6515">
            <text:p>6515</text:p>
          </table:table-cell>
          <table:table-cell office:value-type="float" office:value="3.83191">
            <text:p>3,83191</text:p>
          </table:table-cell>
          <table:table-cell office:value-type="float" office:value="43.63416">
            <text:p>43,6341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260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3260">
            <text:p>3260</text:p>
          </table:table-cell>
          <table:table-cell office:value-type="float" office:value="6217">
            <text:p>6217</text:p>
          </table:table-cell>
          <table:table-cell office:value-type="float" office:value="3.83249">
            <text:p>3,83249</text:p>
          </table:table-cell>
          <table:table-cell office:value-type="float" office:value="43.6338">
            <text:p>43,633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260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3260">
            <text:p>3260</text:p>
          </table:table-cell>
          <table:table-cell office:value-type="float" office:value="6217">
            <text:p>6217</text:p>
          </table:table-cell>
          <table:table-cell office:value-type="float" office:value="3.83272">
            <text:p>3,83272</text:p>
          </table:table-cell>
          <table:table-cell office:value-type="float" office:value="43.63366">
            <text:p>43,6336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260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3260">
            <text:p>3260</text:p>
          </table:table-cell>
          <table:table-cell office:value-type="float" office:value="6217">
            <text:p>6217</text:p>
          </table:table-cell>
          <table:table-cell office:value-type="float" office:value="3.83301">
            <text:p>3,83301</text:p>
          </table:table-cell>
          <table:table-cell office:value-type="float" office:value="43.63348">
            <text:p>43,6334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260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3260">
            <text:p>3260</text:p>
          </table:table-cell>
          <table:table-cell office:value-type="float" office:value="6217">
            <text:p>6217</text:p>
          </table:table-cell>
          <table:table-cell office:value-type="float" office:value="3.83327">
            <text:p>3,83327</text:p>
          </table:table-cell>
          <table:table-cell office:value-type="float" office:value="43.63331">
            <text:p>43,6333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260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 office:value-type="float" office:value="3258">
            <text:p>3258</text:p>
          </table:table-cell>
          <table:table-cell office:value-type="float" office:value="6220">
            <text:p>6220</text:p>
          </table:table-cell>
          <table:table-cell office:value-type="float" office:value="3.8338">
            <text:p>3,8338</text:p>
          </table:table-cell>
          <table:table-cell office:value-type="float" office:value="43.63195">
            <text:p>43,6319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258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3355">
            <text:p>3355</text:p>
          </table:table-cell>
          <table:table-cell office:value-type="float" office:value="6563">
            <text:p>6563</text:p>
          </table:table-cell>
          <table:table-cell office:value-type="float" office:value="3.82865">
            <text:p>3,82865</text:p>
          </table:table-cell>
          <table:table-cell office:value-type="float" office:value="43.63932">
            <text:p>43,6393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355</text:p>
          </table:table-cell>
          <table:table-cell office:value-type="float" office:value="437">
            <text:p>437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2791">
            <text:p>2791</text:p>
          </table:table-cell>
          <table:table-cell office:value-type="float" office:value="3.82877">
            <text:p>3,82877</text:p>
          </table:table-cell>
          <table:table-cell office:value-type="float" office:value="43.64029">
            <text:p>43,6402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60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220">
            <text:p>220</text:p>
          </table:table-cell>
          <table:table-cell office:value-type="float" office:value="3.82877">
            <text:p>3,82877</text:p>
          </table:table-cell>
          <table:table-cell office:value-type="float" office:value="43.64042">
            <text:p>43,6404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91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220">
            <text:p>220</text:p>
          </table:table-cell>
          <table:table-cell office:value-type="float" office:value="3.82901">
            <text:p>3,82901</text:p>
          </table:table-cell>
          <table:table-cell office:value-type="float" office:value="43.6409">
            <text:p>43,640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91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6405">
            <text:p>6405</text:p>
          </table:table-cell>
          <table:table-cell office:value-type="float" office:value="3.8291">
            <text:p>3,8291</text:p>
          </table:table-cell>
          <table:table-cell office:value-type="float" office:value="43.64103">
            <text:p>43,6410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91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6406">
            <text:p>6406</text:p>
          </table:table-cell>
          <table:table-cell office:value-type="float" office:value="3.82997">
            <text:p>3,82997</text:p>
          </table:table-cell>
          <table:table-cell office:value-type="float" office:value="43.64207">
            <text:p>43,6420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91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6406">
            <text:p>6406</text:p>
          </table:table-cell>
          <table:table-cell office:value-type="float" office:value="3.83053">
            <text:p>3,83053</text:p>
          </table:table-cell>
          <table:table-cell office:value-type="float" office:value="43.64288">
            <text:p>43,6428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91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6406">
            <text:p>6406</text:p>
          </table:table-cell>
          <table:table-cell office:value-type="float" office:value="3.83094">
            <text:p>3,83094</text:p>
          </table:table-cell>
          <table:table-cell office:value-type="float" office:value="43.64378">
            <text:p>43,6437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91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2789">
            <text:p>2789</text:p>
          </table:table-cell>
          <table:table-cell office:value-type="float" office:value="3.83548">
            <text:p>3,83548</text:p>
          </table:table-cell>
          <table:table-cell office:value-type="float" office:value="43.6426">
            <text:p>43,642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50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2789">
            <text:p>2789</text:p>
          </table:table-cell>
          <table:table-cell office:value-type="float" office:value="3.83339">
            <text:p>3,83339</text:p>
          </table:table-cell>
          <table:table-cell office:value-type="float" office:value="43.64336">
            <text:p>43,6433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50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2907">
            <text:p>2907</text:p>
          </table:table-cell>
          <table:table-cell office:value-type="float" office:value="3.83082">
            <text:p>3,83082</text:p>
          </table:table-cell>
          <table:table-cell office:value-type="float" office:value="43.63904">
            <text:p>43,6390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60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 office:value-type="float" office:value="2626">
            <text:p>2626</text:p>
          </table:table-cell>
          <table:table-cell office:value-type="float" office:value="2906">
            <text:p>2906</text:p>
          </table:table-cell>
          <table:table-cell office:value-type="float" office:value="3.83247">
            <text:p>3,83247</text:p>
          </table:table-cell>
          <table:table-cell office:value-type="float" office:value="43.63788">
            <text:p>43,6378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626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1387">
            <text:p>1387</text:p>
          </table:table-cell>
          <table:table-cell office:value-type="float" office:value="2828">
            <text:p>2828</text:p>
          </table:table-cell>
          <table:table-cell office:value-type="float" office:value="3.84549">
            <text:p>3,84549</text:p>
          </table:table-cell>
          <table:table-cell office:value-type="float" office:value="43.64302">
            <text:p>43,6430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87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1387">
            <text:p>1387</text:p>
          </table:table-cell>
          <table:table-cell office:value-type="float" office:value="2828">
            <text:p>2828</text:p>
          </table:table-cell>
          <table:table-cell office:value-type="float" office:value="3.84591">
            <text:p>3,84591</text:p>
          </table:table-cell>
          <table:table-cell office:value-type="float" office:value="43.64258">
            <text:p>43,6425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87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1387">
            <text:p>1387</text:p>
          </table:table-cell>
          <table:table-cell office:value-type="float" office:value="2828">
            <text:p>2828</text:p>
          </table:table-cell>
          <table:table-cell office:value-type="float" office:value="3.84645">
            <text:p>3,84645</text:p>
          </table:table-cell>
          <table:table-cell office:value-type="float" office:value="43.64192">
            <text:p>43,6419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87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805">
            <text:p>2805</text:p>
          </table:table-cell>
          <table:table-cell office:value-type="float" office:value="3.84198">
            <text:p>3,84198</text:p>
          </table:table-cell>
          <table:table-cell office:value-type="float" office:value="43.64471">
            <text:p>43,6447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90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2815">
            <text:p>2815</text:p>
          </table:table-cell>
          <table:table-cell office:value-type="float" office:value="3.84161">
            <text:p>3,84161</text:p>
          </table:table-cell>
          <table:table-cell office:value-type="float" office:value="43.64473">
            <text:p>43,6447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7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2815">
            <text:p>2815</text:p>
          </table:table-cell>
          <table:table-cell office:value-type="float" office:value="3.83963">
            <text:p>3,83963</text:p>
          </table:table-cell>
          <table:table-cell office:value-type="float" office:value="43.6465">
            <text:p>43,646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7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2989">
            <text:p>2989</text:p>
          </table:table-cell>
          <table:table-cell office:value-type="float" office:value="6558">
            <text:p>6558</text:p>
          </table:table-cell>
          <table:table-cell office:value-type="float" office:value="3.83944">
            <text:p>3,83944</text:p>
          </table:table-cell>
          <table:table-cell office:value-type="float" office:value="43.64676">
            <text:p>43,6467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89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2813">
            <text:p>2813</text:p>
          </table:table-cell>
          <table:table-cell office:value-type="float" office:value="3.83669">
            <text:p>3,83669</text:p>
          </table:table-cell>
          <table:table-cell office:value-type="float" office:value="43.64316">
            <text:p>43,6431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7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792">
            <text:p>2792</text:p>
          </table:table-cell>
          <table:table-cell office:value-type="float" office:value="3.83624">
            <text:p>3,83624</text:p>
          </table:table-cell>
          <table:table-cell office:value-type="float" office:value="43.64277">
            <text:p>43,6427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90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799">
            <text:p>2799</text:p>
          </table:table-cell>
          <table:table-cell office:value-type="float" office:value="3.84152">
            <text:p>3,84152</text:p>
          </table:table-cell>
          <table:table-cell office:value-type="float" office:value="43.64448">
            <text:p>43,6444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90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2827">
            <text:p>2827</text:p>
          </table:table-cell>
          <table:table-cell office:value-type="float" office:value="3.84197">
            <text:p>3,84197</text:p>
          </table:table-cell>
          <table:table-cell office:value-type="float" office:value="43.64436">
            <text:p>43,6443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7</text:p>
          </table:table-cell>
          <table:table-cell office:value-type="float" office:value="459">
            <text:p>459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2827">
            <text:p>2827</text:p>
          </table:table-cell>
          <table:table-cell office:value-type="float" office:value="3.84327">
            <text:p>3,84327</text:p>
          </table:table-cell>
          <table:table-cell office:value-type="float" office:value="43.64285">
            <text:p>43,6428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7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2827">
            <text:p>2827</text:p>
          </table:table-cell>
          <table:table-cell office:value-type="float" office:value="3.84387">
            <text:p>3,84387</text:p>
          </table:table-cell>
          <table:table-cell office:value-type="float" office:value="43.64205">
            <text:p>43,6420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7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675">
            <text:p>2675</text:p>
          </table:table-cell>
          <table:table-cell office:value-type="float" office:value="2829">
            <text:p>2829</text:p>
          </table:table-cell>
          <table:table-cell office:value-type="float" office:value="3.8407">
            <text:p>3,8407</text:p>
          </table:table-cell>
          <table:table-cell office:value-type="float" office:value="43.64112">
            <text:p>43,6411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675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 office:value-type="float" office:value="3339">
            <text:p>3339</text:p>
          </table:table-cell>
          <table:table-cell office:value-type="float" office:value="11632">
            <text:p>11632</text:p>
          </table:table-cell>
          <table:table-cell office:value-type="float" office:value="3.84139">
            <text:p>3,84139</text:p>
          </table:table-cell>
          <table:table-cell office:value-type="float" office:value="43.64047">
            <text:p>43,6404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339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 office:value-type="float" office:value="3339">
            <text:p>3339</text:p>
          </table:table-cell>
          <table:table-cell office:value-type="float" office:value="11632">
            <text:p>11632</text:p>
          </table:table-cell>
          <table:table-cell office:value-type="float" office:value="3.84078">
            <text:p>3,84078</text:p>
          </table:table-cell>
          <table:table-cell office:value-type="float" office:value="43.63945">
            <text:p>43,639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339</text:p>
          </table:table-cell>
          <table:table-cell office:value-type="float" office:value="464">
            <text:p>464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2793">
            <text:p>2793</text:p>
          </table:table-cell>
          <table:table-cell office:value-type="float" office:value="3.83829">
            <text:p>3,83829</text:p>
          </table:table-cell>
          <table:table-cell office:value-type="float" office:value="43.64011">
            <text:p>43,6401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5</text:p>
          </table:table-cell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2795">
            <text:p>2795</text:p>
          </table:table-cell>
          <table:table-cell office:value-type="float" office:value="3.83595">
            <text:p>3,83595</text:p>
          </table:table-cell>
          <table:table-cell office:value-type="float" office:value="43.64251">
            <text:p>43,6425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5</text:p>
          </table:table-cell>
          <table:table-cell office:value-type="float" office:value="466">
            <text:p>466</text:p>
          </table:table-cell>
        </table:table-row>
        <table:table-row table:style-name="ro1">
          <table:table-cell office:value-type="float" office:value="1107">
            <text:p>1107</text:p>
          </table:table-cell>
          <table:table-cell office:value-type="float" office:value="2919">
            <text:p>2919</text:p>
          </table:table-cell>
          <table:table-cell office:value-type="float" office:value="3.83671">
            <text:p>3,83671</text:p>
          </table:table-cell>
          <table:table-cell office:value-type="float" office:value="43.63699">
            <text:p>43,6369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07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3003">
            <text:p>3003</text:p>
          </table:table-cell>
          <table:table-cell office:value-type="float" office:value="9212">
            <text:p>9212</text:p>
          </table:table-cell>
          <table:table-cell office:value-type="float" office:value="3.83675">
            <text:p>3,83675</text:p>
          </table:table-cell>
          <table:table-cell office:value-type="float" office:value="43.63689">
            <text:p>43,6368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003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3046">
            <text:p>3046</text:p>
          </table:table-cell>
          <table:table-cell office:value-type="float" office:value="2911">
            <text:p>2911</text:p>
          </table:table-cell>
          <table:table-cell office:value-type="float" office:value="3.83816">
            <text:p>3,83816</text:p>
          </table:table-cell>
          <table:table-cell office:value-type="float" office:value="43.63591">
            <text:p>43,6359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046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 office:value-type="float" office:value="1107">
            <text:p>1107</text:p>
          </table:table-cell>
          <table:table-cell office:value-type="float" office:value="6245">
            <text:p>6245</text:p>
          </table:table-cell>
          <table:table-cell office:value-type="float" office:value="3.83646">
            <text:p>3,83646</text:p>
          </table:table-cell>
          <table:table-cell office:value-type="float" office:value="43.63649">
            <text:p>43,6364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07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6246">
            <text:p>6246</text:p>
          </table:table-cell>
          <table:table-cell office:value-type="float" office:value="3.83589">
            <text:p>3,83589</text:p>
          </table:table-cell>
          <table:table-cell office:value-type="float" office:value="43.63674">
            <text:p>43,6367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60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6244">
            <text:p>6244</text:p>
          </table:table-cell>
          <table:table-cell office:value-type="float" office:value="3.8357">
            <text:p>3,8357</text:p>
          </table:table-cell>
          <table:table-cell office:value-type="float" office:value="43.63672">
            <text:p>43,6367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96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6244">
            <text:p>6244</text:p>
          </table:table-cell>
          <table:table-cell office:value-type="float" office:value="3.83502">
            <text:p>3,83502</text:p>
          </table:table-cell>
          <table:table-cell office:value-type="float" office:value="43.63597">
            <text:p>43,6359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96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6244">
            <text:p>6244</text:p>
          </table:table-cell>
          <table:table-cell office:value-type="float" office:value="3.83474">
            <text:p>3,83474</text:p>
          </table:table-cell>
          <table:table-cell office:value-type="float" office:value="43.63562">
            <text:p>43,6356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96</text:p>
          </table:table-cell>
          <table:table-cell office:value-type="float" office:value="474">
            <text:p>474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3449">
            <text:p>3449</text:p>
          </table:table-cell>
          <table:table-cell office:value-type="float" office:value="3.8431">
            <text:p>3,8431</text:p>
          </table:table-cell>
          <table:table-cell office:value-type="float" office:value="43.63389">
            <text:p>43,6338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60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6387">
            <text:p>6387</text:p>
          </table:table-cell>
          <table:table-cell office:value-type="float" office:value="3.84315">
            <text:p>3,84315</text:p>
          </table:table-cell>
          <table:table-cell office:value-type="float" office:value="43.63343">
            <text:p>43,6334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8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6386">
            <text:p>6386</text:p>
          </table:table-cell>
          <table:table-cell office:value-type="float" office:value="3.84253">
            <text:p>3,84253</text:p>
          </table:table-cell>
          <table:table-cell office:value-type="float" office:value="43.63174">
            <text:p>43,6317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8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3429">
            <text:p>3429</text:p>
          </table:table-cell>
          <table:table-cell office:value-type="float" office:value="3.84383">
            <text:p>3,84383</text:p>
          </table:table-cell>
          <table:table-cell office:value-type="float" office:value="43.63505">
            <text:p>43,6350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8</text:p>
          </table:table-cell>
          <table:table-cell office:value-type="float" office:value="478">
            <text:p>478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2846">
            <text:p>2846</text:p>
          </table:table-cell>
          <table:table-cell office:value-type="float" office:value="3.84529">
            <text:p>3,84529</text:p>
          </table:table-cell>
          <table:table-cell office:value-type="float" office:value="43.64281">
            <text:p>43,6428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09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2946">
            <text:p>2946</text:p>
          </table:table-cell>
          <table:table-cell office:value-type="float" office:value="3.84671">
            <text:p>3,84671</text:p>
          </table:table-cell>
          <table:table-cell office:value-type="float" office:value="43.64025">
            <text:p>43,6402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8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2938">
            <text:p>2938</text:p>
          </table:table-cell>
          <table:table-cell office:value-type="float" office:value="3.84725">
            <text:p>3,84725</text:p>
          </table:table-cell>
          <table:table-cell office:value-type="float" office:value="43.63869">
            <text:p>43,6386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17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1727">
            <text:p>1727</text:p>
          </table:table-cell>
          <table:table-cell office:value-type="float" office:value="2894">
            <text:p>2894</text:p>
          </table:table-cell>
          <table:table-cell office:value-type="float" office:value="3.85316">
            <text:p>3,85316</text:p>
          </table:table-cell>
          <table:table-cell office:value-type="float" office:value="43.63913">
            <text:p>43,6391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27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1727">
            <text:p>1727</text:p>
          </table:table-cell>
          <table:table-cell office:value-type="float" office:value="2894">
            <text:p>2894</text:p>
          </table:table-cell>
          <table:table-cell office:value-type="float" office:value="3.85381">
            <text:p>3,85381</text:p>
          </table:table-cell>
          <table:table-cell office:value-type="float" office:value="43.63921">
            <text:p>43,6392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27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1727">
            <text:p>1727</text:p>
          </table:table-cell>
          <table:table-cell office:value-type="float" office:value="2891">
            <text:p>2891</text:p>
          </table:table-cell>
          <table:table-cell office:value-type="float" office:value="3.85409">
            <text:p>3,85409</text:p>
          </table:table-cell>
          <table:table-cell office:value-type="float" office:value="43.6394">
            <text:p>43,639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27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1727">
            <text:p>1727</text:p>
          </table:table-cell>
          <table:table-cell office:value-type="float" office:value="2891">
            <text:p>2891</text:p>
          </table:table-cell>
          <table:table-cell office:value-type="float" office:value="3.85724">
            <text:p>3,85724</text:p>
          </table:table-cell>
          <table:table-cell office:value-type="float" office:value="43.64067">
            <text:p>43,6406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27</text:p>
          </table:table-cell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1727">
            <text:p>1727</text:p>
          </table:table-cell>
          <table:table-cell office:value-type="float" office:value="2883">
            <text:p>2883</text:p>
          </table:table-cell>
          <table:table-cell office:value-type="float" office:value="3.85761">
            <text:p>3,85761</text:p>
          </table:table-cell>
          <table:table-cell office:value-type="float" office:value="43.64076">
            <text:p>43,6407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27</text:p>
          </table:table-cell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float" office:value="2880">
            <text:p>2880</text:p>
          </table:table-cell>
          <table:table-cell office:value-type="float" office:value="3.85997">
            <text:p>3,85997</text:p>
          </table:table-cell>
          <table:table-cell office:value-type="float" office:value="43.64313">
            <text:p>43,6431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38</text:p>
          </table:table-cell>
          <table:table-cell office:value-type="float" office:value="487">
            <text:p>487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float" office:value="2880">
            <text:p>2880</text:p>
          </table:table-cell>
          <table:table-cell office:value-type="float" office:value="3.86027">
            <text:p>3,86027</text:p>
          </table:table-cell>
          <table:table-cell office:value-type="float" office:value="43.64338">
            <text:p>43,6433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38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6434">
            <text:p>6434</text:p>
          </table:table-cell>
          <table:table-cell office:value-type="float" office:value="3.86248">
            <text:p>3,86248</text:p>
          </table:table-cell>
          <table:table-cell office:value-type="float" office:value="43.64572">
            <text:p>43,6457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489">
            <text:p>489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6434">
            <text:p>6434</text:p>
          </table:table-cell>
          <table:table-cell office:value-type="float" office:value="3.86416">
            <text:p>3,86416</text:p>
          </table:table-cell>
          <table:table-cell office:value-type="float" office:value="43.64788">
            <text:p>43,6478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490">
            <text:p>490</text:p>
          </table:table-cell>
        </table:table-row>
        <table:table-row table:style-name="ro1">
          <table:table-cell office:value-type="float" office:value="9999">
            <text:p>9999</text:p>
          </table:table-cell>
          <table:table-cell office:value-type="float" office:value="2824">
            <text:p>2824</text:p>
          </table:table-cell>
          <table:table-cell office:value-type="float" office:value="3.84364">
            <text:p>3,84364</text:p>
          </table:table-cell>
          <table:table-cell office:value-type="float" office:value="43.64585">
            <text:p>43,6458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9999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9999">
            <text:p>9999</text:p>
          </table:table-cell>
          <table:table-cell office:value-type="float" office:value="2826">
            <text:p>2826</text:p>
          </table:table-cell>
          <table:table-cell office:value-type="float" office:value="3.8435">
            <text:p>3,8435</text:p>
          </table:table-cell>
          <table:table-cell office:value-type="float" office:value="43.6456">
            <text:p>43,645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9999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3420">
            <text:p>3420</text:p>
          </table:table-cell>
          <table:table-cell office:value-type="float" office:value="3.84749">
            <text:p>3,84749</text:p>
          </table:table-cell>
          <table:table-cell office:value-type="float" office:value="43.63838">
            <text:p>43,6383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109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2940">
            <text:p>2940</text:p>
          </table:table-cell>
          <table:table-cell office:value-type="float" office:value="3.84749">
            <text:p>3,84749</text:p>
          </table:table-cell>
          <table:table-cell office:value-type="float" office:value="43.63869">
            <text:p>43,6386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109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1616">
            <text:p>1616</text:p>
          </table:table-cell>
          <table:table-cell office:value-type="float" office:value="2997">
            <text:p>2997</text:p>
          </table:table-cell>
          <table:table-cell office:value-type="float" office:value="3.85414">
            <text:p>3,85414</text:p>
          </table:table-cell>
          <table:table-cell office:value-type="float" office:value="43.6391">
            <text:p>43,639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616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3240">
            <text:p>3240</text:p>
          </table:table-cell>
          <table:table-cell office:value-type="float" office:value="3.84961">
            <text:p>3,84961</text:p>
          </table:table-cell>
          <table:table-cell office:value-type="float" office:value="43.63447">
            <text:p>43,63447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109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3240">
            <text:p>3240</text:p>
          </table:table-cell>
          <table:table-cell office:value-type="float" office:value="3.84852">
            <text:p>3,84852</text:p>
          </table:table-cell>
          <table:table-cell office:value-type="float" office:value="43.63631">
            <text:p>43,6363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109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2117">
            <text:p>2117</text:p>
          </table:table-cell>
          <table:table-cell office:value-type="float" office:value="349">
            <text:p>349</text:p>
          </table:table-cell>
          <table:table-cell office:value-type="float" office:value="3.86847">
            <text:p>3,86847</text:p>
          </table:table-cell>
          <table:table-cell office:value-type="float" office:value="43.63579">
            <text:p>43,6357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117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397">
            <text:p>3397</text:p>
          </table:table-cell>
          <table:table-cell office:value-type="float" office:value="3.86869">
            <text:p>3,86869</text:p>
          </table:table-cell>
          <table:table-cell office:value-type="float" office:value="43.63657">
            <text:p>43,63657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0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3395">
            <text:p>3395</text:p>
          </table:table-cell>
          <table:table-cell office:value-type="float" office:value="3.86551">
            <text:p>3,86551</text:p>
          </table:table-cell>
          <table:table-cell office:value-type="float" office:value="43.63872">
            <text:p>43,63872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518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358">
            <text:p>358</text:p>
          </table:table-cell>
          <table:table-cell office:value-type="float" office:value="3.86943">
            <text:p>3,86943</text:p>
          </table:table-cell>
          <table:table-cell office:value-type="float" office:value="43.638">
            <text:p>43,638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457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1482">
            <text:p>1482</text:p>
          </table:table-cell>
          <table:table-cell office:value-type="float" office:value="3111">
            <text:p>3111</text:p>
          </table:table-cell>
          <table:table-cell office:value-type="float" office:value="3.87864">
            <text:p>3,87864</text:p>
          </table:table-cell>
          <table:table-cell office:value-type="float" office:value="43.63561">
            <text:p>43,6356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482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2351">
            <text:p>2351</text:p>
          </table:table-cell>
          <table:table-cell office:value-type="float" office:value="2865">
            <text:p>2865</text:p>
          </table:table-cell>
          <table:table-cell office:value-type="float" office:value="3.86523">
            <text:p>3,86523</text:p>
          </table:table-cell>
          <table:table-cell office:value-type="float" office:value="43.65079">
            <text:p>43,65079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351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2741">
            <text:p>2741</text:p>
          </table:table-cell>
          <table:table-cell office:value-type="float" office:value="2868">
            <text:p>2868</text:p>
          </table:table-cell>
          <table:table-cell office:value-type="float" office:value="3.8685">
            <text:p>3,8685</text:p>
          </table:table-cell>
          <table:table-cell office:value-type="float" office:value="43.64627">
            <text:p>43,6462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741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2741">
            <text:p>2741</text:p>
          </table:table-cell>
          <table:table-cell office:value-type="float" office:value="2868">
            <text:p>2868</text:p>
          </table:table-cell>
          <table:table-cell office:value-type="float" office:value="3.86852">
            <text:p>3,86852</text:p>
          </table:table-cell>
          <table:table-cell office:value-type="float" office:value="43.64658">
            <text:p>43,64658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741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1745">
            <text:p>1745</text:p>
          </table:table-cell>
          <table:table-cell office:value-type="float" office:value="6667">
            <text:p>6667</text:p>
          </table:table-cell>
          <table:table-cell office:value-type="float" office:value="3.82574">
            <text:p>3,82574</text:p>
          </table:table-cell>
          <table:table-cell office:value-type="float" office:value="43.61689">
            <text:p>43,61689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745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622">
            <text:p>622</text:p>
          </table:table-cell>
          <table:table-cell office:value-type="float" office:value="3.84564">
            <text:p>3,84564</text:p>
          </table:table-cell>
          <table:table-cell office:value-type="float" office:value="43.60529">
            <text:p>43,60529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643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15412">
            <text:p>15412</text:p>
          </table:table-cell>
          <table:table-cell office:value-type="float" office:value="3.84853">
            <text:p>3,84853</text:p>
          </table:table-cell>
          <table:table-cell office:value-type="float" office:value="43.60698">
            <text:p>43,60698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531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648">
            <text:p>648</text:p>
          </table:table-cell>
          <table:table-cell office:value-type="float" office:value="3.85333">
            <text:p>3,85333</text:p>
          </table:table-cell>
          <table:table-cell office:value-type="float" office:value="43.60519">
            <text:p>43,60519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807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6481">
            <text:p>6481</text:p>
          </table:table-cell>
          <table:table-cell office:value-type="float" office:value="3.85819">
            <text:p>3,85819</text:p>
          </table:table-cell>
          <table:table-cell office:value-type="float" office:value="43.60419">
            <text:p>43,6041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027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4874">
            <text:p>4874</text:p>
          </table:table-cell>
          <table:table-cell office:value-type="float" office:value="3.85812">
            <text:p>3,85812</text:p>
          </table:table-cell>
          <table:table-cell office:value-type="float" office:value="43.60402">
            <text:p>43,6040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363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1816">
            <text:p>1816</text:p>
          </table:table-cell>
          <table:table-cell office:value-type="float" office:value="3.84974">
            <text:p>3,84974</text:p>
          </table:table-cell>
          <table:table-cell office:value-type="float" office:value="43.60089">
            <text:p>43,60089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363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1405">
            <text:p>1405</text:p>
          </table:table-cell>
          <table:table-cell office:value-type="float" office:value="1754">
            <text:p>1754</text:p>
          </table:table-cell>
          <table:table-cell office:value-type="float" office:value="3.85258">
            <text:p>3,85258</text:p>
          </table:table-cell>
          <table:table-cell office:value-type="float" office:value="43.59387">
            <text:p>43,59387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405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1766">
            <text:p>1766</text:p>
          </table:table-cell>
          <table:table-cell office:value-type="float" office:value="3.85503">
            <text:p>3,85503</text:p>
          </table:table-cell>
          <table:table-cell office:value-type="float" office:value="43.59788">
            <text:p>43,59788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596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2585">
            <text:p>2585</text:p>
          </table:table-cell>
          <table:table-cell office:value-type="float" office:value="1781">
            <text:p>1781</text:p>
          </table:table-cell>
          <table:table-cell office:value-type="float" office:value="3.85597">
            <text:p>3,85597</text:p>
          </table:table-cell>
          <table:table-cell office:value-type="float" office:value="43.60095">
            <text:p>43,60095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585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666">
            <text:p>666</text:p>
          </table:table-cell>
          <table:table-cell office:value-type="float" office:value="3.85769">
            <text:p>3,85769</text:p>
          </table:table-cell>
          <table:table-cell office:value-type="float" office:value="43.60682">
            <text:p>43,60682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60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1859">
            <text:p>1859</text:p>
          </table:table-cell>
          <table:table-cell office:value-type="float" office:value="677">
            <text:p>677</text:p>
          </table:table-cell>
          <table:table-cell office:value-type="float" office:value="3.85868">
            <text:p>3,85868</text:p>
          </table:table-cell>
          <table:table-cell office:value-type="float" office:value="43.6063">
            <text:p>43,6063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859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1889">
            <text:p>1889</text:p>
          </table:table-cell>
          <table:table-cell office:value-type="float" office:value="681">
            <text:p>681</text:p>
          </table:table-cell>
          <table:table-cell office:value-type="float" office:value="3.85881">
            <text:p>3,85881</text:p>
          </table:table-cell>
          <table:table-cell office:value-type="float" office:value="43.60793">
            <text:p>43,60793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889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office:value-type="float" office:value="1202">
            <text:p>1202</text:p>
          </table:table-cell>
          <table:table-cell office:value-type="float" office:value="4687">
            <text:p>4687</text:p>
          </table:table-cell>
          <table:table-cell office:value-type="float" office:value="3.86652">
            <text:p>3,86652</text:p>
          </table:table-cell>
          <table:table-cell office:value-type="float" office:value="43.60727">
            <text:p>43,6072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202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4832">
            <text:p>4832</text:p>
          </table:table-cell>
          <table:table-cell office:value-type="float" office:value="3.86415">
            <text:p>3,86415</text:p>
          </table:table-cell>
          <table:table-cell office:value-type="float" office:value="43.60857">
            <text:p>43,60857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542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1634">
            <text:p>1634</text:p>
          </table:table-cell>
          <table:table-cell office:value-type="float" office:value="4679">
            <text:p>4679</text:p>
          </table:table-cell>
          <table:table-cell office:value-type="float" office:value="3.86602">
            <text:p>3,86602</text:p>
          </table:table-cell>
          <table:table-cell office:value-type="float" office:value="43.60921">
            <text:p>43,60921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634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4643">
            <text:p>4643</text:p>
          </table:table-cell>
          <table:table-cell office:value-type="float" office:value="3.86551">
            <text:p>3,86551</text:p>
          </table:table-cell>
          <table:table-cell office:value-type="float" office:value="43.61023">
            <text:p>43,61023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929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45656">
            <text:p>45656</text:p>
          </table:table-cell>
          <table:table-cell office:value-type="float" office:value="3.86841">
            <text:p>3,86841</text:p>
          </table:table-cell>
          <table:table-cell office:value-type="float" office:value="43.6103">
            <text:p>43,610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520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751">
            <text:p>751</text:p>
          </table:table-cell>
          <table:table-cell office:value-type="float" office:value="3.86733">
            <text:p>3,86733</text:p>
          </table:table-cell>
          <table:table-cell office:value-type="float" office:value="43.606">
            <text:p>43,606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417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743">
            <text:p>743</text:p>
          </table:table-cell>
          <table:table-cell office:value-type="float" office:value="3.86672">
            <text:p>3,86672</text:p>
          </table:table-cell>
          <table:table-cell office:value-type="float" office:value="43.60603">
            <text:p>43,60603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624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table:number-columns-repeated="2" office:value-type="float" office:value="1123">
            <text:p>1123</text:p>
          </table:table-cell>
          <table:table-cell office:value-type="float" office:value="3.87371">
            <text:p>3,87371</text:p>
          </table:table-cell>
          <table:table-cell office:value-type="float" office:value="43.60637">
            <text:p>43,60637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123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office:value-type="float" office:value="5670">
            <text:p>5670</text:p>
          </table:table-cell>
          <table:table-cell office:value-type="float" office:value="3.87267">
            <text:p>3,87267</text:p>
          </table:table-cell>
          <table:table-cell office:value-type="float" office:value="43.60366">
            <text:p>43,60366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143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1626">
            <text:p>1626</text:p>
          </table:table-cell>
          <table:table-cell office:value-type="float" office:value="5612">
            <text:p>5612</text:p>
          </table:table-cell>
          <table:table-cell office:value-type="float" office:value="3.87096">
            <text:p>3,87096</text:p>
          </table:table-cell>
          <table:table-cell office:value-type="float" office:value="43.60047">
            <text:p>43,60047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626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5632">
            <text:p>5632</text:p>
          </table:table-cell>
          <table:table-cell office:value-type="float" office:value="3.86917">
            <text:p>3,86917</text:p>
          </table:table-cell>
          <table:table-cell office:value-type="float" office:value="43.60186">
            <text:p>43,60186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064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4869">
            <text:p>4869</text:p>
          </table:table-cell>
          <table:table-cell office:value-type="float" office:value="3.86439">
            <text:p>3,86439</text:p>
          </table:table-cell>
          <table:table-cell office:value-type="float" office:value="43.60434">
            <text:p>43,60434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789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4873">
            <text:p>4873</text:p>
          </table:table-cell>
          <table:table-cell office:value-type="float" office:value="3.86677">
            <text:p>3,86677</text:p>
          </table:table-cell>
          <table:table-cell office:value-type="float" office:value="43.60209">
            <text:p>43,60209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789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4855">
            <text:p>4855</text:p>
          </table:table-cell>
          <table:table-cell office:value-type="float" office:value="3.86075">
            <text:p>3,86075</text:p>
          </table:table-cell>
          <table:table-cell office:value-type="float" office:value="43.60545">
            <text:p>43,60545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899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728">
            <text:p>728</text:p>
          </table:table-cell>
          <table:table-cell office:value-type="float" office:value="3.86324">
            <text:p>3,86324</text:p>
          </table:table-cell>
          <table:table-cell office:value-type="float" office:value="43.60719">
            <text:p>43,60719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873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726">
            <text:p>726</text:p>
          </table:table-cell>
          <table:table-cell office:value-type="float" office:value="3.86322">
            <text:p>3,86322</text:p>
          </table:table-cell>
          <table:table-cell office:value-type="float" office:value="43.60727">
            <text:p>43,60727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769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4810">
            <text:p>4810</text:p>
          </table:table-cell>
          <table:table-cell office:value-type="float" office:value="3.86283">
            <text:p>3,86283</text:p>
          </table:table-cell>
          <table:table-cell office:value-type="float" office:value="43.60984">
            <text:p>43,60984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390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13852">
            <text:p>13852</text:p>
          </table:table-cell>
          <table:table-cell office:value-type="float" office:value="3.8617">
            <text:p>3,8617</text:p>
          </table:table-cell>
          <table:table-cell office:value-type="float" office:value="43.60854">
            <text:p>43,6085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380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2122">
            <text:p>2122</text:p>
          </table:table-cell>
          <table:table-cell office:value-type="float" office:value="0">
            <text:p>0</text:p>
          </table:table-cell>
          <table:table-cell office:value-type="float" office:value="3.86566">
            <text:p>3,86566</text:p>
          </table:table-cell>
          <table:table-cell office:value-type="float" office:value="43.61266">
            <text:p>43,61266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122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office:value-type="float" office:value="4749">
            <text:p>4749</text:p>
          </table:table-cell>
          <table:table-cell office:value-type="float" office:value="3.86824">
            <text:p>3,86824</text:p>
          </table:table-cell>
          <table:table-cell office:value-type="float" office:value="43.61166">
            <text:p>43,61166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231</text:p>
          </table:table-cell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1263">
            <text:p>1263</text:p>
          </table:table-cell>
          <table:table-cell office:value-type="float" office:value="4743">
            <text:p>4743</text:p>
          </table:table-cell>
          <table:table-cell office:value-type="float" office:value="3.86953">
            <text:p>3,86953</text:p>
          </table:table-cell>
          <table:table-cell office:value-type="float" office:value="43.61307">
            <text:p>43,61307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263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4557">
            <text:p>4557</text:p>
          </table:table-cell>
          <table:table-cell office:value-type="float" office:value="3.86415">
            <text:p>3,86415</text:p>
          </table:table-cell>
          <table:table-cell office:value-type="float" office:value="43.61417">
            <text:p>43,61417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105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4560">
            <text:p>4560</text:p>
          </table:table-cell>
          <table:table-cell office:value-type="float" office:value="3.86501">
            <text:p>3,86501</text:p>
          </table:table-cell>
          <table:table-cell office:value-type="float" office:value="43.61444">
            <text:p>43,61444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511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1787">
            <text:p>1787</text:p>
          </table:table-cell>
          <table:table-cell office:value-type="float" office:value="4567">
            <text:p>4567</text:p>
          </table:table-cell>
          <table:table-cell office:value-type="float" office:value="3.86621">
            <text:p>3,86621</text:p>
          </table:table-cell>
          <table:table-cell office:value-type="float" office:value="43.6151">
            <text:p>43,6151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787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5505">
            <text:p>5505</text:p>
          </table:table-cell>
          <table:table-cell office:value-type="float" office:value="3.88252">
            <text:p>3,88252</text:p>
          </table:table-cell>
          <table:table-cell office:value-type="float" office:value="43.60203">
            <text:p>43,60203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847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5543">
            <text:p>5543</text:p>
          </table:table-cell>
          <table:table-cell office:value-type="float" office:value="3.88151">
            <text:p>3,88151</text:p>
          </table:table-cell>
          <table:table-cell office:value-type="float" office:value="43.60026">
            <text:p>43,60026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469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1463">
            <text:p>1463</text:p>
          </table:table-cell>
          <table:table-cell office:value-type="float" office:value="3860">
            <text:p>3860</text:p>
          </table:table-cell>
          <table:table-cell office:value-type="float" office:value="3.88379">
            <text:p>3,88379</text:p>
          </table:table-cell>
          <table:table-cell office:value-type="float" office:value="43.5975">
            <text:p>43,5975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463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6273">
            <text:p>6273</text:p>
          </table:table-cell>
          <table:table-cell office:value-type="float" office:value="3.88549">
            <text:p>3,88549</text:p>
          </table:table-cell>
          <table:table-cell office:value-type="float" office:value="43.59411">
            <text:p>43,59411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446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1364">
            <text:p>1364</text:p>
          </table:table-cell>
          <table:table-cell office:value-type="float" office:value="3.88949">
            <text:p>3,88949</text:p>
          </table:table-cell>
          <table:table-cell office:value-type="float" office:value="43.5912">
            <text:p>43,591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446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1391">
            <text:p>1391</text:p>
          </table:table-cell>
          <table:table-cell office:value-type="float" office:value="3.88931">
            <text:p>3,88931</text:p>
          </table:table-cell>
          <table:table-cell office:value-type="float" office:value="43.59123">
            <text:p>43,59123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621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2239">
            <text:p>2239</text:p>
          </table:table-cell>
          <table:table-cell office:value-type="float" office:value="13652">
            <text:p>13652</text:p>
          </table:table-cell>
          <table:table-cell office:value-type="float" office:value="3.8819">
            <text:p>3,8819</text:p>
          </table:table-cell>
          <table:table-cell office:value-type="float" office:value="43.59032">
            <text:p>43,5903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239</text:p>
          </table:table-cell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272">
            <text:p>2272</text:p>
          </table:table-cell>
          <table:table-cell office:value-type="float" office:value="3.84337">
            <text:p>3,84337</text:p>
          </table:table-cell>
          <table:table-cell office:value-type="float" office:value="43.61459">
            <text:p>43,6145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48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4250">
            <text:p>4250</text:p>
          </table:table-cell>
          <table:table-cell office:value-type="float" office:value="3.85493">
            <text:p>3,85493</text:p>
          </table:table-cell>
          <table:table-cell office:value-type="float" office:value="43.61672">
            <text:p>43,61672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930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4531">
            <text:p>4531</text:p>
          </table:table-cell>
          <table:table-cell office:value-type="float" office:value="3.85275">
            <text:p>3,85275</text:p>
          </table:table-cell>
          <table:table-cell office:value-type="float" office:value="43.61462">
            <text:p>43,61462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070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12973">
            <text:p>12973</text:p>
          </table:table-cell>
          <table:table-cell office:value-type="float" office:value="3.857">
            <text:p>3,857</text:p>
          </table:table-cell>
          <table:table-cell office:value-type="float" office:value="43.61486">
            <text:p>43,61486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495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186">
            <text:p>186</text:p>
          </table:table-cell>
          <table:table-cell office:value-type="float" office:value="3.85716">
            <text:p>3,85716</text:p>
          </table:table-cell>
          <table:table-cell office:value-type="float" office:value="43.6147">
            <text:p>43,6147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533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6267">
            <text:p>6267</text:p>
          </table:table-cell>
          <table:table-cell office:value-type="float" office:value="3.85821">
            <text:p>3,85821</text:p>
          </table:table-cell>
          <table:table-cell office:value-type="float" office:value="43.6138">
            <text:p>43,6138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112</text:p>
          </table:table-cell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1399">
            <text:p>1399</text:p>
          </table:table-cell>
          <table:table-cell office:value-type="float" office:value="1667">
            <text:p>1667</text:p>
          </table:table-cell>
          <table:table-cell office:value-type="float" office:value="3.8679">
            <text:p>3,8679</text:p>
          </table:table-cell>
          <table:table-cell office:value-type="float" office:value="43.59946">
            <text:p>43,5994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399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1597">
            <text:p>1597</text:p>
          </table:table-cell>
          <table:table-cell office:value-type="float" office:value="3.87014">
            <text:p>3,87014</text:p>
          </table:table-cell>
          <table:table-cell office:value-type="float" office:value="43.59353">
            <text:p>43,59353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940</text:p>
          </table:table-cell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2190">
            <text:p>2190</text:p>
          </table:table-cell>
          <table:table-cell office:value-type="float" office:value="15512">
            <text:p>15512</text:p>
          </table:table-cell>
          <table:table-cell office:value-type="float" office:value="3.85756">
            <text:p>3,85756</text:p>
          </table:table-cell>
          <table:table-cell office:value-type="float" office:value="43.5911">
            <text:p>43,5911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190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2189">
            <text:p>2189</text:p>
          </table:table-cell>
          <table:table-cell office:value-type="float" office:value="12792">
            <text:p>12792</text:p>
          </table:table-cell>
          <table:table-cell office:value-type="float" office:value="3.87776">
            <text:p>3,87776</text:p>
          </table:table-cell>
          <table:table-cell office:value-type="float" office:value="43.58142">
            <text:p>43,5814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189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501">
            <text:p>1501</text:p>
          </table:table-cell>
          <table:table-cell office:value-type="float" office:value="3.86952">
            <text:p>3,86952</text:p>
          </table:table-cell>
          <table:table-cell office:value-type="float" office:value="43.58294">
            <text:p>43,5829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700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4280">
            <text:p>4280</text:p>
          </table:table-cell>
          <table:table-cell office:value-type="float" office:value="3.8745">
            <text:p>3,8745</text:p>
          </table:table-cell>
          <table:table-cell office:value-type="float" office:value="43.61637">
            <text:p>43,61637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619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1591">
            <text:p>1591</text:p>
          </table:table-cell>
          <table:table-cell office:value-type="float" office:value="3976">
            <text:p>3976</text:p>
          </table:table-cell>
          <table:table-cell office:value-type="float" office:value="3.87636">
            <text:p>3,87636</text:p>
          </table:table-cell>
          <table:table-cell office:value-type="float" office:value="43.62058">
            <text:p>43,62058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591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3981">
            <text:p>3981</text:p>
          </table:table-cell>
          <table:table-cell office:value-type="float" office:value="3.87754">
            <text:p>3,87754</text:p>
          </table:table-cell>
          <table:table-cell office:value-type="float" office:value="43.61775">
            <text:p>43,6177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518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office:value-type="float" office:value="2773">
            <text:p>2773</text:p>
          </table:table-cell>
          <table:table-cell office:value-type="float" office:value="9173">
            <text:p>9173</text:p>
          </table:table-cell>
          <table:table-cell office:value-type="float" office:value="3.8764">
            <text:p>3,8764</text:p>
          </table:table-cell>
          <table:table-cell office:value-type="float" office:value="43.62496">
            <text:p>43,62496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773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2094">
            <text:p>2094</text:p>
          </table:table-cell>
          <table:table-cell office:value-type="float" office:value="3782">
            <text:p>3782</text:p>
          </table:table-cell>
          <table:table-cell office:value-type="float" office:value="3.88861">
            <text:p>3,88861</text:p>
          </table:table-cell>
          <table:table-cell office:value-type="float" office:value="43.61907">
            <text:p>43,61907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094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3352">
            <text:p>3352</text:p>
          </table:table-cell>
          <table:table-cell office:value-type="float" office:value="3.89449">
            <text:p>3,89449</text:p>
          </table:table-cell>
          <table:table-cell office:value-type="float" office:value="43.62154">
            <text:p>43,62154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429</text:p>
          </table:table-cell>
          <table:table-cell office:value-type="float" office:value="374">
            <text:p>374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3917">
            <text:p>3917</text:p>
          </table:table-cell>
          <table:table-cell office:value-type="float" office:value="3.88648">
            <text:p>3,88648</text:p>
          </table:table-cell>
          <table:table-cell office:value-type="float" office:value="43.61578">
            <text:p>43,6157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978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3761">
            <text:p>3761</text:p>
          </table:table-cell>
          <table:table-cell office:value-type="float" office:value="3.8924">
            <text:p>3,8924</text:p>
          </table:table-cell>
          <table:table-cell office:value-type="float" office:value="43.61685">
            <text:p>43,61685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953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15756">
            <text:p>15756</text:p>
          </table:table-cell>
          <table:table-cell office:value-type="float" office:value="3.89897">
            <text:p>3,89897</text:p>
          </table:table-cell>
          <table:table-cell office:value-type="float" office:value="43.61017">
            <text:p>43,6101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129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2229">
            <text:p>2229</text:p>
          </table:table-cell>
          <table:table-cell office:value-type="float" office:value="6117">
            <text:p>6117</text:p>
          </table:table-cell>
          <table:table-cell office:value-type="float" office:value="3.88605">
            <text:p>3,88605</text:p>
          </table:table-cell>
          <table:table-cell office:value-type="float" office:value="43.60939">
            <text:p>43,60939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229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7014">
            <text:p>7014</text:p>
          </table:table-cell>
          <table:table-cell office:value-type="float" office:value="3.88583">
            <text:p>3,88583</text:p>
          </table:table-cell>
          <table:table-cell office:value-type="float" office:value="43.60931">
            <text:p>43,60931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017</text:p>
          </table:table-cell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1301">
            <text:p>1301</text:p>
          </table:table-cell>
          <table:table-cell office:value-type="float" office:value="6103">
            <text:p>6103</text:p>
          </table:table-cell>
          <table:table-cell office:value-type="float" office:value="3.88332">
            <text:p>3,88332</text:p>
          </table:table-cell>
          <table:table-cell office:value-type="float" office:value="43.60923">
            <text:p>43,60923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301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7207">
            <text:p>7207</text:p>
          </table:table-cell>
          <table:table-cell office:value-type="float" office:value="3.88386">
            <text:p>3,88386</text:p>
          </table:table-cell>
          <table:table-cell office:value-type="float" office:value="43.6091">
            <text:p>43,6091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990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565">
            <text:p>1565</text:p>
          </table:table-cell>
          <table:table-cell office:value-type="float" office:value="11793">
            <text:p>11793</text:p>
          </table:table-cell>
          <table:table-cell office:value-type="float" office:value="3.89536">
            <text:p>3,89536</text:p>
          </table:table-cell>
          <table:table-cell office:value-type="float" office:value="43.61037">
            <text:p>43,61037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56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3944">
            <text:p>3944</text:p>
          </table:table-cell>
          <table:table-cell office:value-type="float" office:value="3.88346">
            <text:p>3,88346</text:p>
          </table:table-cell>
          <table:table-cell office:value-type="float" office:value="43.61391">
            <text:p>43,61391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28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3944">
            <text:p>3944</text:p>
          </table:table-cell>
          <table:table-cell office:value-type="float" office:value="3.88459">
            <text:p>3,88459</text:p>
          </table:table-cell>
          <table:table-cell office:value-type="float" office:value="43.61372">
            <text:p>43,61372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28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324">
            <text:p>2324</text:p>
          </table:table-cell>
          <table:table-cell office:value-type="float" office:value="6035">
            <text:p>6035</text:p>
          </table:table-cell>
          <table:table-cell office:value-type="float" office:value="3.90282">
            <text:p>3,90282</text:p>
          </table:table-cell>
          <table:table-cell office:value-type="float" office:value="43.60545">
            <text:p>43,60545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324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446">
            <text:p>2446</text:p>
          </table:table-cell>
          <table:table-cell office:value-type="float" office:value="3715">
            <text:p>3715</text:p>
          </table:table-cell>
          <table:table-cell office:value-type="float" office:value="3.90452">
            <text:p>3,90452</text:p>
          </table:table-cell>
          <table:table-cell office:value-type="float" office:value="43.61049">
            <text:p>43,6104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446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375">
            <text:p>375</text:p>
          </table:table-cell>
          <table:table-cell office:value-type="float" office:value="3.89528">
            <text:p>3,89528</text:p>
          </table:table-cell>
          <table:table-cell office:value-type="float" office:value="43.59347">
            <text:p>43,59347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941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157">
            <text:p>3157</text:p>
          </table:table-cell>
          <table:table-cell office:value-type="float" office:value="3805">
            <text:p>3805</text:p>
          </table:table-cell>
          <table:table-cell office:value-type="float" office:value="3.88399">
            <text:p>3,88399</text:p>
          </table:table-cell>
          <table:table-cell office:value-type="float" office:value="43.61743">
            <text:p>43,61743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3157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157">
            <text:p>3157</text:p>
          </table:table-cell>
          <table:table-cell office:value-type="float" office:value="3805">
            <text:p>3805</text:p>
          </table:table-cell>
          <table:table-cell office:value-type="float" office:value="3.88502">
            <text:p>3,88502</text:p>
          </table:table-cell>
          <table:table-cell office:value-type="float" office:value="43.61681">
            <text:p>43,61681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3157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444">
            <text:p>1444</text:p>
          </table:table-cell>
          <table:table-cell office:value-type="float" office:value="3925">
            <text:p>3925</text:p>
          </table:table-cell>
          <table:table-cell office:value-type="float" office:value="3.88334">
            <text:p>3,88334</text:p>
          </table:table-cell>
          <table:table-cell office:value-type="float" office:value="43.61672">
            <text:p>43,61672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444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6096">
            <text:p>6096</text:p>
          </table:table-cell>
          <table:table-cell office:value-type="float" office:value="3.88648">
            <text:p>3,88648</text:p>
          </table:table-cell>
          <table:table-cell office:value-type="float" office:value="43.60664">
            <text:p>43,60664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990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1369">
            <text:p>1369</text:p>
          </table:table-cell>
          <table:table-cell office:value-type="float" office:value="2412">
            <text:p>2412</text:p>
          </table:table-cell>
          <table:table-cell office:value-type="float" office:value="3.82589">
            <text:p>3,82589</text:p>
          </table:table-cell>
          <table:table-cell office:value-type="float" office:value="43.6157">
            <text:p>43,615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69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1745">
            <text:p>1745</text:p>
          </table:table-cell>
          <table:table-cell office:value-type="float" office:value="6526">
            <text:p>6526</text:p>
          </table:table-cell>
          <table:table-cell office:value-type="float" office:value="3.83231">
            <text:p>3,83231</text:p>
          </table:table-cell>
          <table:table-cell office:value-type="float" office:value="43.61964">
            <text:p>43,6196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45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2317">
            <text:p>2317</text:p>
          </table:table-cell>
          <table:table-cell office:value-type="float" office:value="3.83191">
            <text:p>3,83191</text:p>
          </table:table-cell>
          <table:table-cell office:value-type="float" office:value="43.61829">
            <text:p>43,6182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8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16513">
            <text:p>16513</text:p>
          </table:table-cell>
          <table:table-cell office:value-type="float" office:value="3.82633">
            <text:p>3,82633</text:p>
          </table:table-cell>
          <table:table-cell office:value-type="float" office:value="43.61696">
            <text:p>43,6169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15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2437">
            <text:p>2437</text:p>
          </table:table-cell>
          <table:table-cell office:value-type="float" office:value="3.82775">
            <text:p>3,82775</text:p>
          </table:table-cell>
          <table:table-cell office:value-type="float" office:value="43.61474">
            <text:p>43,6147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15</text:p>
          </table:table-cell>
          <table:table-cell office:value-type="float" office:value="396">
            <text:p>396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2416">
            <text:p>2416</text:p>
          </table:table-cell>
          <table:table-cell office:value-type="float" office:value="3.8258">
            <text:p>3,8258</text:p>
          </table:table-cell>
          <table:table-cell office:value-type="float" office:value="43.61496">
            <text:p>43,61496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3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69">
            <text:p>1369</text:p>
          </table:table-cell>
          <table:table-cell office:value-type="float" office:value="2412">
            <text:p>2412</text:p>
          </table:table-cell>
          <table:table-cell office:value-type="float" office:value="3.82592">
            <text:p>3,82592</text:p>
          </table:table-cell>
          <table:table-cell office:value-type="float" office:value="43.61505">
            <text:p>43,61505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36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6525">
            <text:p>6525</text:p>
          </table:table-cell>
          <table:table-cell office:value-type="float" office:value="3.83279">
            <text:p>3,83279</text:p>
          </table:table-cell>
          <table:table-cell office:value-type="float" office:value="43.62001">
            <text:p>43,62001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56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83">
            <text:p>1283</text:p>
          </table:table-cell>
          <table:table-cell office:value-type="float" office:value="6527">
            <text:p>6527</text:p>
          </table:table-cell>
          <table:table-cell office:value-type="float" office:value="3.83286">
            <text:p>3,83286</text:p>
          </table:table-cell>
          <table:table-cell office:value-type="float" office:value="43.61979">
            <text:p>43,6197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28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69">
            <text:p>1369</text:p>
          </table:table-cell>
          <table:table-cell office:value-type="float" office:value="2413">
            <text:p>2413</text:p>
          </table:table-cell>
          <table:table-cell office:value-type="float" office:value="3.8259">
            <text:p>3,8259</text:p>
          </table:table-cell>
          <table:table-cell office:value-type="float" office:value="43.61685">
            <text:p>43,61685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36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260">
            <text:p>3260</text:p>
          </table:table-cell>
          <table:table-cell office:value-type="float" office:value="6219">
            <text:p>6219</text:p>
          </table:table-cell>
          <table:table-cell office:value-type="float" office:value="3.83344">
            <text:p>3,83344</text:p>
          </table:table-cell>
          <table:table-cell office:value-type="float" office:value="43.63321">
            <text:p>43,63321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326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675">
            <text:p>2675</text:p>
          </table:table-cell>
          <table:table-cell office:value-type="float" office:value="2830">
            <text:p>2830</text:p>
          </table:table-cell>
          <table:table-cell office:value-type="float" office:value="3.84112">
            <text:p>3,84112</text:p>
          </table:table-cell>
          <table:table-cell office:value-type="float" office:value="43.64061">
            <text:p>43,64061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67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339">
            <text:p>3339</text:p>
          </table:table-cell>
          <table:table-cell office:value-type="float" office:value="6703">
            <text:p>6703</text:p>
          </table:table-cell>
          <table:table-cell office:value-type="float" office:value="3.84145">
            <text:p>3,84145</text:p>
          </table:table-cell>
          <table:table-cell office:value-type="float" office:value="43.64058">
            <text:p>43,64058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333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2881">
            <text:p>2881</text:p>
          </table:table-cell>
          <table:table-cell office:value-type="float" office:value="3.85754">
            <text:p>3,85754</text:p>
          </table:table-cell>
          <table:table-cell office:value-type="float" office:value="43.64067">
            <text:p>43,64067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40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33">
            <text:p>1833</text:p>
          </table:table-cell>
          <table:table-cell office:value-type="float" office:value="2885">
            <text:p>2885</text:p>
          </table:table-cell>
          <table:table-cell office:value-type="float" office:value="3.85744">
            <text:p>3,85744</text:p>
          </table:table-cell>
          <table:table-cell office:value-type="float" office:value="43.64077">
            <text:p>43,64077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83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834">
            <text:p>1834</text:p>
          </table:table-cell>
          <table:table-cell office:value-type="float" office:value="2889">
            <text:p>2889</text:p>
          </table:table-cell>
          <table:table-cell office:value-type="float" office:value="3.85734">
            <text:p>3,85734</text:p>
          </table:table-cell>
          <table:table-cell office:value-type="float" office:value="43.64078">
            <text:p>43,64078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83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34">
            <text:p>1834</text:p>
          </table:table-cell>
          <table:table-cell office:value-type="float" office:value="2889">
            <text:p>2889</text:p>
          </table:table-cell>
          <table:table-cell office:value-type="float" office:value="3.85713">
            <text:p>3,85713</text:p>
          </table:table-cell>
          <table:table-cell office:value-type="float" office:value="43.64088">
            <text:p>43,64088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83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3570">
            <text:p>3570</text:p>
          </table:table-cell>
          <table:table-cell office:value-type="float" office:value="3.85355">
            <text:p>3,85355</text:p>
          </table:table-cell>
          <table:table-cell office:value-type="float" office:value="43.63175">
            <text:p>43,6317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10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3567">
            <text:p>3567</text:p>
          </table:table-cell>
          <table:table-cell office:value-type="float" office:value="3.85373">
            <text:p>3,85373</text:p>
          </table:table-cell>
          <table:table-cell office:value-type="float" office:value="43.63161">
            <text:p>43,63161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10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75">
            <text:p>2075</text:p>
          </table:table-cell>
          <table:table-cell office:value-type="float" office:value="4173">
            <text:p>4173</text:p>
          </table:table-cell>
          <table:table-cell office:value-type="float" office:value="3.86287">
            <text:p>3,86287</text:p>
          </table:table-cell>
          <table:table-cell office:value-type="float" office:value="43.62429">
            <text:p>43,6242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07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235">
            <text:p>1235</text:p>
          </table:table-cell>
          <table:table-cell office:value-type="float" office:value="3304">
            <text:p>3304</text:p>
          </table:table-cell>
          <table:table-cell office:value-type="float" office:value="3.88795">
            <text:p>3,88795</text:p>
          </table:table-cell>
          <table:table-cell office:value-type="float" office:value="43.62502">
            <text:p>43,62502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2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3305">
            <text:p>3305</text:p>
          </table:table-cell>
          <table:table-cell office:value-type="float" office:value="3.88792">
            <text:p>3,88792</text:p>
          </table:table-cell>
          <table:table-cell office:value-type="float" office:value="43.62492">
            <text:p>43,62492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70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271">
            <text:p>1271</text:p>
          </table:table-cell>
          <table:table-cell office:value-type="float" office:value="2653">
            <text:p>2653</text:p>
          </table:table-cell>
          <table:table-cell office:value-type="float" office:value="3.81987">
            <text:p>3,81987</text:p>
          </table:table-cell>
          <table:table-cell office:value-type="float" office:value="43.63827">
            <text:p>43,63827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27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271">
            <text:p>1271</text:p>
          </table:table-cell>
          <table:table-cell office:value-type="float" office:value="2655">
            <text:p>2655</text:p>
          </table:table-cell>
          <table:table-cell office:value-type="float" office:value="3.8201">
            <text:p>3,8201</text:p>
          </table:table-cell>
          <table:table-cell office:value-type="float" office:value="43.63826">
            <text:p>43,63826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27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728">
            <text:p>1728</text:p>
          </table:table-cell>
          <table:table-cell office:value-type="float" office:value="2645">
            <text:p>2645</text:p>
          </table:table-cell>
          <table:table-cell office:value-type="float" office:value="3.81737">
            <text:p>3,81737</text:p>
          </table:table-cell>
          <table:table-cell office:value-type="float" office:value="43.6345">
            <text:p>43,6345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72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656">
            <text:p>2656</text:p>
          </table:table-cell>
          <table:table-cell office:value-type="float" office:value="3.82256">
            <text:p>3,82256</text:p>
          </table:table-cell>
          <table:table-cell office:value-type="float" office:value="43.63758">
            <text:p>43,6375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00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2603">
            <text:p>2603</text:p>
          </table:table-cell>
          <table:table-cell office:value-type="float" office:value="3.82254">
            <text:p>3,82254</text:p>
          </table:table-cell>
          <table:table-cell office:value-type="float" office:value="43.62948">
            <text:p>43,62948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42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2770">
            <text:p>2770</text:p>
          </table:table-cell>
          <table:table-cell office:value-type="float" office:value="3.81251">
            <text:p>3,81251</text:p>
          </table:table-cell>
          <table:table-cell office:value-type="float" office:value="43.63694">
            <text:p>43,63694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82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2675">
            <text:p>2675</text:p>
          </table:table-cell>
          <table:table-cell office:value-type="float" office:value="3.81596">
            <text:p>3,81596</text:p>
          </table:table-cell>
          <table:table-cell office:value-type="float" office:value="43.64089">
            <text:p>43,64089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53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6438">
            <text:p>6438</text:p>
          </table:table-cell>
          <table:table-cell office:value-type="float" office:value="3.81371">
            <text:p>3,81371</text:p>
          </table:table-cell>
          <table:table-cell office:value-type="float" office:value="43.64217">
            <text:p>43,6421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82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64">
            <text:p>2564</text:p>
          </table:table-cell>
          <table:table-cell office:value-type="float" office:value="2740">
            <text:p>2740</text:p>
          </table:table-cell>
          <table:table-cell office:value-type="float" office:value="3.81429">
            <text:p>3,81429</text:p>
          </table:table-cell>
          <table:table-cell office:value-type="float" office:value="43.63744">
            <text:p>43,63744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56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2576">
            <text:p>2576</text:p>
          </table:table-cell>
          <table:table-cell office:value-type="float" office:value="3.81759">
            <text:p>3,81759</text:p>
          </table:table-cell>
          <table:table-cell office:value-type="float" office:value="43.62723">
            <text:p>43,62723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60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675">
            <text:p>2675</text:p>
          </table:table-cell>
          <table:table-cell office:value-type="float" office:value="11653">
            <text:p>11653</text:p>
          </table:table-cell>
          <table:table-cell office:value-type="float" office:value="3.84374">
            <text:p>3,84374</text:p>
          </table:table-cell>
          <table:table-cell office:value-type="float" office:value="43.64192">
            <text:p>43,64192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67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3448">
            <text:p>3448</text:p>
          </table:table-cell>
          <table:table-cell office:value-type="float" office:value="3.84547">
            <text:p>3,84547</text:p>
          </table:table-cell>
          <table:table-cell office:value-type="float" office:value="43.62886">
            <text:p>43,62886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96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164">
            <text:p>2164</text:p>
          </table:table-cell>
          <table:table-cell office:value-type="float" office:value="3471">
            <text:p>3471</text:p>
          </table:table-cell>
          <table:table-cell office:value-type="float" office:value="3.84372">
            <text:p>3,84372</text:p>
          </table:table-cell>
          <table:table-cell office:value-type="float" office:value="43.62713">
            <text:p>43,62713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16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164">
            <text:p>2164</text:p>
          </table:table-cell>
          <table:table-cell office:value-type="float" office:value="3468">
            <text:p>3468</text:p>
          </table:table-cell>
          <table:table-cell office:value-type="float" office:value="3.8439">
            <text:p>3,8439</text:p>
          </table:table-cell>
          <table:table-cell office:value-type="float" office:value="43.62705">
            <text:p>43,62705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16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3440">
            <text:p>3440</text:p>
          </table:table-cell>
          <table:table-cell office:value-type="float" office:value="3.84406">
            <text:p>3,84406</text:p>
          </table:table-cell>
          <table:table-cell office:value-type="float" office:value="43.62952">
            <text:p>43,6295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69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581">
            <text:p>1581</text:p>
          </table:table-cell>
          <table:table-cell office:value-type="float" office:value="3649">
            <text:p>3649</text:p>
          </table:table-cell>
          <table:table-cell office:value-type="float" office:value="3.84946">
            <text:p>3,84946</text:p>
          </table:table-cell>
          <table:table-cell office:value-type="float" office:value="43.62604">
            <text:p>43,6260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58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094">
            <text:p>1094</text:p>
          </table:table-cell>
          <table:table-cell office:value-type="float" office:value="3496">
            <text:p>3496</text:p>
          </table:table-cell>
          <table:table-cell office:value-type="float" office:value="3.84982">
            <text:p>3,84982</text:p>
          </table:table-cell>
          <table:table-cell office:value-type="float" office:value="43.62558">
            <text:p>43,62558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09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645">
            <text:p>1645</text:p>
          </table:table-cell>
          <table:table-cell office:value-type="float" office:value="6418">
            <text:p>6418</text:p>
          </table:table-cell>
          <table:table-cell office:value-type="float" office:value="3.85003">
            <text:p>3,85003</text:p>
          </table:table-cell>
          <table:table-cell office:value-type="float" office:value="43.62043">
            <text:p>43,62043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64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3542">
            <text:p>3542</text:p>
          </table:table-cell>
          <table:table-cell office:value-type="float" office:value="3.84518">
            <text:p>3,84518</text:p>
          </table:table-cell>
          <table:table-cell office:value-type="float" office:value="43.62269">
            <text:p>43,62269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74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3543">
            <text:p>3543</text:p>
          </table:table-cell>
          <table:table-cell office:value-type="float" office:value="3.84457">
            <text:p>3,84457</text:p>
          </table:table-cell>
          <table:table-cell office:value-type="float" office:value="43.62312">
            <text:p>43,62312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27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3520">
            <text:p>3520</text:p>
          </table:table-cell>
          <table:table-cell office:value-type="float" office:value="3.8422">
            <text:p>3,8422</text:p>
          </table:table-cell>
          <table:table-cell office:value-type="float" office:value="43.62478">
            <text:p>43,62478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01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430">
            <text:p>2430</text:p>
          </table:table-cell>
          <table:table-cell office:value-type="float" office:value="4469">
            <text:p>4469</text:p>
          </table:table-cell>
          <table:table-cell office:value-type="float" office:value="3.84112">
            <text:p>3,84112</text:p>
          </table:table-cell>
          <table:table-cell office:value-type="float" office:value="43.62471">
            <text:p>43,62471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43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651">
            <text:p>2651</text:p>
          </table:table-cell>
          <table:table-cell office:value-type="float" office:value="3530">
            <text:p>3530</text:p>
          </table:table-cell>
          <table:table-cell office:value-type="float" office:value="3.84128">
            <text:p>3,84128</text:p>
          </table:table-cell>
          <table:table-cell office:value-type="float" office:value="43.62448">
            <text:p>43,62448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65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3553">
            <text:p>3553</text:p>
          </table:table-cell>
          <table:table-cell office:value-type="float" office:value="3.83908">
            <text:p>3,83908</text:p>
          </table:table-cell>
          <table:table-cell office:value-type="float" office:value="43.62605">
            <text:p>43,6260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81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181">
            <text:p>2181</text:p>
          </table:table-cell>
          <table:table-cell office:value-type="float" office:value="4410">
            <text:p>4410</text:p>
          </table:table-cell>
          <table:table-cell office:value-type="float" office:value="3.84875">
            <text:p>3,84875</text:p>
          </table:table-cell>
          <table:table-cell office:value-type="float" office:value="43.62096">
            <text:p>43,6209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18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4357">
            <text:p>4357</text:p>
          </table:table-cell>
          <table:table-cell office:value-type="float" office:value="3.85881">
            <text:p>3,85881</text:p>
          </table:table-cell>
          <table:table-cell office:value-type="float" office:value="43.61988">
            <text:p>43,61988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51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office:value-type="float" office:value="4374">
            <text:p>4374</text:p>
          </table:table-cell>
          <table:table-cell office:value-type="float" office:value="3.85154">
            <text:p>3,85154</text:p>
          </table:table-cell>
          <table:table-cell office:value-type="float" office:value="43.62005">
            <text:p>43,6200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21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246">
            <text:p>2246</text:p>
          </table:table-cell>
          <table:table-cell office:value-type="float" office:value="4378">
            <text:p>4378</text:p>
          </table:table-cell>
          <table:table-cell office:value-type="float" office:value="3.85139">
            <text:p>3,85139</text:p>
          </table:table-cell>
          <table:table-cell office:value-type="float" office:value="43.62012">
            <text:p>43,6201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24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4482">
            <text:p>4482</text:p>
          </table:table-cell>
          <table:table-cell office:value-type="float" office:value="3.838">
            <text:p>3,838</text:p>
          </table:table-cell>
          <table:table-cell office:value-type="float" office:value="43.61956">
            <text:p>43,61956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44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852">
            <text:p>2852</text:p>
          </table:table-cell>
          <table:table-cell office:value-type="float" office:value="4459">
            <text:p>4459</text:p>
          </table:table-cell>
          <table:table-cell office:value-type="float" office:value="3.84024">
            <text:p>3,84024</text:p>
          </table:table-cell>
          <table:table-cell office:value-type="float" office:value="43.62112">
            <text:p>43,6211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852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852">
            <text:p>2852</text:p>
          </table:table-cell>
          <table:table-cell office:value-type="float" office:value="4459">
            <text:p>4459</text:p>
          </table:table-cell>
          <table:table-cell office:value-type="float" office:value="3.84043">
            <text:p>3,84043</text:p>
          </table:table-cell>
          <table:table-cell office:value-type="float" office:value="43.62102">
            <text:p>43,62102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85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852">
            <text:p>2852</text:p>
          </table:table-cell>
          <table:table-cell office:value-type="float" office:value="4459">
            <text:p>4459</text:p>
          </table:table-cell>
          <table:table-cell office:value-type="float" office:value="3.84057">
            <text:p>3,84057</text:p>
          </table:table-cell>
          <table:table-cell office:value-type="float" office:value="43.62063">
            <text:p>43,6206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85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852">
            <text:p>2852</text:p>
          </table:table-cell>
          <table:table-cell office:value-type="float" office:value="2461">
            <text:p>2461</text:p>
          </table:table-cell>
          <table:table-cell office:value-type="float" office:value="3.83938">
            <text:p>3,83938</text:p>
          </table:table-cell>
          <table:table-cell office:value-type="float" office:value="43.62095">
            <text:p>43,62095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85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852">
            <text:p>2852</text:p>
          </table:table-cell>
          <table:table-cell office:value-type="float" office:value="2461">
            <text:p>2461</text:p>
          </table:table-cell>
          <table:table-cell office:value-type="float" office:value="3.83878">
            <text:p>3,83878</text:p>
          </table:table-cell>
          <table:table-cell office:value-type="float" office:value="43.62049">
            <text:p>43,6204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85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2455">
            <text:p>2455</text:p>
          </table:table-cell>
          <table:table-cell office:value-type="float" office:value="3.83931">
            <text:p>3,83931</text:p>
          </table:table-cell>
          <table:table-cell office:value-type="float" office:value="43.61787">
            <text:p>43,61787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67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2454">
            <text:p>2454</text:p>
          </table:table-cell>
          <table:table-cell office:value-type="float" office:value="3.83935">
            <text:p>3,83935</text:p>
          </table:table-cell>
          <table:table-cell office:value-type="float" office:value="43.61803">
            <text:p>43,61803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44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2456">
            <text:p>2456</text:p>
          </table:table-cell>
          <table:table-cell office:value-type="float" office:value="3.83952">
            <text:p>3,83952</text:p>
          </table:table-cell>
          <table:table-cell office:value-type="float" office:value="43.61782">
            <text:p>43,61782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44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077">
            <text:p>2077</text:p>
          </table:table-cell>
          <table:table-cell office:value-type="float" office:value="2259">
            <text:p>2259</text:p>
          </table:table-cell>
          <table:table-cell office:value-type="float" office:value="3.83685">
            <text:p>3,83685</text:p>
          </table:table-cell>
          <table:table-cell office:value-type="float" office:value="43.61688">
            <text:p>43,61688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07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2276">
            <text:p>2276</text:p>
          </table:table-cell>
          <table:table-cell office:value-type="float" office:value="3.83633">
            <text:p>3,83633</text:p>
          </table:table-cell>
          <table:table-cell office:value-type="float" office:value="43.61665">
            <text:p>43,6166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41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2277">
            <text:p>2277</text:p>
          </table:table-cell>
          <table:table-cell office:value-type="float" office:value="3.83593">
            <text:p>3,83593</text:p>
          </table:table-cell>
          <table:table-cell office:value-type="float" office:value="43.61653">
            <text:p>43,61653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67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9972">
            <text:p>9972</text:p>
          </table:table-cell>
          <table:table-cell office:value-type="float" office:value="3.83501">
            <text:p>3,83501</text:p>
          </table:table-cell>
          <table:table-cell office:value-type="float" office:value="43.6161">
            <text:p>43,6161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67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2273">
            <text:p>2273</text:p>
          </table:table-cell>
          <table:table-cell office:value-type="float" office:value="3.83447">
            <text:p>3,83447</text:p>
          </table:table-cell>
          <table:table-cell office:value-type="float" office:value="43.61479">
            <text:p>43,61479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67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2257">
            <text:p>2257</text:p>
          </table:table-cell>
          <table:table-cell office:value-type="float" office:value="3.83437">
            <text:p>3,83437</text:p>
          </table:table-cell>
          <table:table-cell office:value-type="float" office:value="43.6147">
            <text:p>43,6147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39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808">
            <text:p>1808</text:p>
          </table:table-cell>
          <table:table-cell office:value-type="float" office:value="6389">
            <text:p>6389</text:p>
          </table:table-cell>
          <table:table-cell office:value-type="float" office:value="3.8338">
            <text:p>3,8338</text:p>
          </table:table-cell>
          <table:table-cell office:value-type="float" office:value="43.62317">
            <text:p>43,62317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80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3645">
            <text:p>3645</text:p>
          </table:table-cell>
          <table:table-cell office:value-type="float" office:value="3.83483">
            <text:p>3,83483</text:p>
          </table:table-cell>
          <table:table-cell office:value-type="float" office:value="43.62241">
            <text:p>43,62241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56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3642">
            <text:p>3642</text:p>
          </table:table-cell>
          <table:table-cell office:value-type="float" office:value="3.83579">
            <text:p>3,83579</text:p>
          </table:table-cell>
          <table:table-cell office:value-type="float" office:value="43.62229">
            <text:p>43,62229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44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666">
            <text:p>1666</text:p>
          </table:table-cell>
          <table:table-cell office:value-type="float" office:value="6626">
            <text:p>6626</text:p>
          </table:table-cell>
          <table:table-cell office:value-type="float" office:value="3.83913">
            <text:p>3,83913</text:p>
          </table:table-cell>
          <table:table-cell office:value-type="float" office:value="43.61379">
            <text:p>43,61379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66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2241">
            <text:p>2241</text:p>
          </table:table-cell>
          <table:table-cell office:value-type="float" office:value="3.83945">
            <text:p>3,83945</text:p>
          </table:table-cell>
          <table:table-cell office:value-type="float" office:value="43.61366">
            <text:p>43,61366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39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6629">
            <text:p>6629</text:p>
          </table:table-cell>
          <table:table-cell office:value-type="float" office:value="3.83822">
            <text:p>3,83822</text:p>
          </table:table-cell>
          <table:table-cell office:value-type="float" office:value="43.61569">
            <text:p>43,61569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49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4394">
            <text:p>4394</text:p>
          </table:table-cell>
          <table:table-cell office:value-type="float" office:value="3.84797">
            <text:p>3,84797</text:p>
          </table:table-cell>
          <table:table-cell office:value-type="float" office:value="43.61891">
            <text:p>43,61891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67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4394">
            <text:p>4394</text:p>
          </table:table-cell>
          <table:table-cell office:value-type="float" office:value="3.84882">
            <text:p>3,84882</text:p>
          </table:table-cell>
          <table:table-cell office:value-type="float" office:value="43.61755">
            <text:p>43,61755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67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4430">
            <text:p>4430</text:p>
          </table:table-cell>
          <table:table-cell office:value-type="float" office:value="3.84876">
            <text:p>3,84876</text:p>
          </table:table-cell>
          <table:table-cell office:value-type="float" office:value="43.61747">
            <text:p>43,61747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86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4430">
            <text:p>4430</text:p>
          </table:table-cell>
          <table:table-cell office:value-type="float" office:value="3.84848">
            <text:p>3,84848</text:p>
          </table:table-cell>
          <table:table-cell office:value-type="float" office:value="43.61737">
            <text:p>43,61737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86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4484">
            <text:p>4484</text:p>
          </table:table-cell>
          <table:table-cell office:value-type="float" office:value="3.84758">
            <text:p>3,84758</text:p>
          </table:table-cell>
          <table:table-cell office:value-type="float" office:value="43.61701">
            <text:p>43,61701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747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4484">
            <text:p>4484</text:p>
          </table:table-cell>
          <table:table-cell office:value-type="float" office:value="3.84626">
            <text:p>3,84626</text:p>
          </table:table-cell>
          <table:table-cell office:value-type="float" office:value="43.61695">
            <text:p>43,61695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747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4435">
            <text:p>4435</text:p>
          </table:table-cell>
          <table:table-cell office:value-type="float" office:value="3.8469">
            <text:p>3,8469</text:p>
          </table:table-cell>
          <table:table-cell office:value-type="float" office:value="43.61642">
            <text:p>43,6164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861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4422">
            <text:p>4422</text:p>
          </table:table-cell>
          <table:table-cell office:value-type="float" office:value="3.8464">
            <text:p>3,8464</text:p>
          </table:table-cell>
          <table:table-cell office:value-type="float" office:value="43.61871">
            <text:p>43,61871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676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4455">
            <text:p>4455</text:p>
          </table:table-cell>
          <table:table-cell office:value-type="float" office:value="3.84414">
            <text:p>3,84414</text:p>
          </table:table-cell>
          <table:table-cell office:value-type="float" office:value="43.61827">
            <text:p>43,61827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494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2250">
            <text:p>2250</text:p>
          </table:table-cell>
          <table:table-cell office:value-type="float" office:value="3.84037">
            <text:p>3,84037</text:p>
          </table:table-cell>
          <table:table-cell office:value-type="float" office:value="43.6168">
            <text:p>43,6168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448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456">
            <text:p>1456</text:p>
          </table:table-cell>
          <table:table-cell office:value-type="float" office:value="4450">
            <text:p>4450</text:p>
          </table:table-cell>
          <table:table-cell office:value-type="float" office:value="3.84321">
            <text:p>3,84321</text:p>
          </table:table-cell>
          <table:table-cell office:value-type="float" office:value="43.61761">
            <text:p>43,6176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456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4457">
            <text:p>4457</text:p>
          </table:table-cell>
          <table:table-cell office:value-type="float" office:value="3.84325">
            <text:p>3,84325</text:p>
          </table:table-cell>
          <table:table-cell office:value-type="float" office:value="43.61775">
            <text:p>43,6177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676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4457">
            <text:p>4457</text:p>
          </table:table-cell>
          <table:table-cell office:value-type="float" office:value="3.843">
            <text:p>3,843</text:p>
          </table:table-cell>
          <table:table-cell office:value-type="float" office:value="43.61782">
            <text:p>43,6178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676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2042">
            <text:p>2042</text:p>
          </table:table-cell>
          <table:table-cell office:value-type="float" office:value="4489">
            <text:p>4489</text:p>
          </table:table-cell>
          <table:table-cell office:value-type="float" office:value="3.84639">
            <text:p>3,84639</text:p>
          </table:table-cell>
          <table:table-cell office:value-type="float" office:value="43.61292">
            <text:p>43,61292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04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358">
            <text:p>1358</text:p>
          </table:table-cell>
          <table:table-cell office:value-type="float" office:value="2266">
            <text:p>2266</text:p>
          </table:table-cell>
          <table:table-cell office:value-type="float" office:value="3.8459">
            <text:p>3,8459</text:p>
          </table:table-cell>
          <table:table-cell office:value-type="float" office:value="43.61259">
            <text:p>43,61259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358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2265">
            <text:p>2265</text:p>
          </table:table-cell>
          <table:table-cell office:value-type="float" office:value="3.8457">
            <text:p>3,8457</text:p>
          </table:table-cell>
          <table:table-cell office:value-type="float" office:value="43.6123">
            <text:p>43,6123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355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2255">
            <text:p>2255</text:p>
          </table:table-cell>
          <table:table-cell office:value-type="float" office:value="3.84567">
            <text:p>3,84567</text:p>
          </table:table-cell>
          <table:table-cell office:value-type="float" office:value="43.61226">
            <text:p>43,61226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390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2253">
            <text:p>2253</text:p>
          </table:table-cell>
          <table:table-cell office:value-type="float" office:value="3.84479">
            <text:p>3,84479</text:p>
          </table:table-cell>
          <table:table-cell office:value-type="float" office:value="43.61269">
            <text:p>43,61269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448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2241">
            <text:p>2241</text:p>
          </table:table-cell>
          <table:table-cell office:value-type="float" office:value="3.84474">
            <text:p>3,84474</text:p>
          </table:table-cell>
          <table:table-cell office:value-type="float" office:value="43.61266">
            <text:p>43,61266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390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2240">
            <text:p>2240</text:p>
          </table:table-cell>
          <table:table-cell office:value-type="float" office:value="3.83509">
            <text:p>3,83509</text:p>
          </table:table-cell>
          <table:table-cell office:value-type="float" office:value="43.61144">
            <text:p>43,61144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979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2523">
            <text:p>2523</text:p>
          </table:table-cell>
          <table:table-cell office:value-type="float" office:value="2225">
            <text:p>2225</text:p>
          </table:table-cell>
          <table:table-cell office:value-type="float" office:value="3.83505">
            <text:p>3,83505</text:p>
          </table:table-cell>
          <table:table-cell office:value-type="float" office:value="43.60822">
            <text:p>43,60822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523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2524">
            <text:p>2524</text:p>
          </table:table-cell>
          <table:table-cell office:value-type="float" office:value="2216">
            <text:p>2216</text:p>
          </table:table-cell>
          <table:table-cell office:value-type="float" office:value="3.83582">
            <text:p>3,83582</text:p>
          </table:table-cell>
          <table:table-cell office:value-type="float" office:value="43.60894">
            <text:p>43,60894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524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2524">
            <text:p>2524</text:p>
          </table:table-cell>
          <table:table-cell office:value-type="float" office:value="2226">
            <text:p>2226</text:p>
          </table:table-cell>
          <table:table-cell office:value-type="float" office:value="3.83694">
            <text:p>3,83694</text:p>
          </table:table-cell>
          <table:table-cell office:value-type="float" office:value="43.60866">
            <text:p>43,60866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524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2524">
            <text:p>2524</text:p>
          </table:table-cell>
          <table:table-cell office:value-type="float" office:value="2226">
            <text:p>2226</text:p>
          </table:table-cell>
          <table:table-cell office:value-type="float" office:value="3.83625">
            <text:p>3,83625</text:p>
          </table:table-cell>
          <table:table-cell office:value-type="float" office:value="43.60717">
            <text:p>43,60717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524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office:value-type="float" office:value="3823">
            <text:p>3823</text:p>
          </table:table-cell>
          <table:table-cell office:value-type="float" office:value="3.85727">
            <text:p>3,85727</text:p>
          </table:table-cell>
          <table:table-cell office:value-type="float" office:value="43.61581">
            <text:p>43,61581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096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4533">
            <text:p>4533</text:p>
          </table:table-cell>
          <table:table-cell office:value-type="float" office:value="3.85796">
            <text:p>3,85796</text:p>
          </table:table-cell>
          <table:table-cell office:value-type="float" office:value="43.61618">
            <text:p>43,61618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105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141">
            <text:p>141</text:p>
          </table:table-cell>
          <table:table-cell office:value-type="float" office:value="3.85614">
            <text:p>3,85614</text:p>
          </table:table-cell>
          <table:table-cell office:value-type="float" office:value="43.61556">
            <text:p>43,61556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355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4344">
            <text:p>4344</text:p>
          </table:table-cell>
          <table:table-cell office:value-type="float" office:value="3.85828">
            <text:p>3,85828</text:p>
          </table:table-cell>
          <table:table-cell office:value-type="float" office:value="43.6162">
            <text:p>43,6162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355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4949">
            <text:p>4949</text:p>
          </table:table-cell>
          <table:table-cell office:value-type="float" office:value="3.84851">
            <text:p>3,84851</text:p>
          </table:table-cell>
          <table:table-cell office:value-type="float" office:value="43.61082">
            <text:p>43,61082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39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4963">
            <text:p>4963</text:p>
          </table:table-cell>
          <table:table-cell office:value-type="float" office:value="3.84983">
            <text:p>3,84983</text:p>
          </table:table-cell>
          <table:table-cell office:value-type="float" office:value="43.61048">
            <text:p>43,61048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39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4962">
            <text:p>4962</text:p>
          </table:table-cell>
          <table:table-cell office:value-type="float" office:value="3.85319">
            <text:p>3,85319</text:p>
          </table:table-cell>
          <table:table-cell office:value-type="float" office:value="43.61013">
            <text:p>43,61013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39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2028">
            <text:p>2028</text:p>
          </table:table-cell>
          <table:table-cell office:value-type="float" office:value="4811">
            <text:p>4811</text:p>
          </table:table-cell>
          <table:table-cell office:value-type="float" office:value="3.85449">
            <text:p>3,85449</text:p>
          </table:table-cell>
          <table:table-cell office:value-type="float" office:value="43.61045">
            <text:p>43,61045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2028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4818">
            <text:p>4818</text:p>
          </table:table-cell>
          <table:table-cell office:value-type="float" office:value="3.8531">
            <text:p>3,8531</text:p>
          </table:table-cell>
          <table:table-cell office:value-type="float" office:value="43.61296">
            <text:p>43,61296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838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4818">
            <text:p>4818</text:p>
          </table:table-cell>
          <table:table-cell office:value-type="float" office:value="3.85286">
            <text:p>3,85286</text:p>
          </table:table-cell>
          <table:table-cell office:value-type="float" office:value="43.61119">
            <text:p>43,61119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83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4818">
            <text:p>4818</text:p>
          </table:table-cell>
          <table:table-cell office:value-type="float" office:value="3.85343">
            <text:p>3,85343</text:p>
          </table:table-cell>
          <table:table-cell office:value-type="float" office:value="43.61118">
            <text:p>43,6111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838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office:value-type="float" office:value="4802">
            <text:p>4802</text:p>
          </table:table-cell>
          <table:table-cell office:value-type="float" office:value="3.85371">
            <text:p>3,85371</text:p>
          </table:table-cell>
          <table:table-cell office:value-type="float" office:value="43.6127">
            <text:p>43,6127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099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2076">
            <text:p>2076</text:p>
          </table:table-cell>
          <table:table-cell office:value-type="float" office:value="4817">
            <text:p>4817</text:p>
          </table:table-cell>
          <table:table-cell office:value-type="float" office:value="3.85435">
            <text:p>3,85435</text:p>
          </table:table-cell>
          <table:table-cell office:value-type="float" office:value="43.61177">
            <text:p>43,61177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076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office:value-type="float" office:value="4799">
            <text:p>4799</text:p>
          </table:table-cell>
          <table:table-cell office:value-type="float" office:value="3.85448">
            <text:p>3,85448</text:p>
          </table:table-cell>
          <table:table-cell office:value-type="float" office:value="43.61116">
            <text:p>43,61116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136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4513">
            <text:p>4513</text:p>
          </table:table-cell>
          <table:table-cell office:value-type="float" office:value="3.85415">
            <text:p>3,85415</text:p>
          </table:table-cell>
          <table:table-cell office:value-type="float" office:value="43.61506">
            <text:p>43,61506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644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2076">
            <text:p>2076</text:p>
          </table:table-cell>
          <table:table-cell office:value-type="float" office:value="4817">
            <text:p>4817</text:p>
          </table:table-cell>
          <table:table-cell office:value-type="float" office:value="3.85412">
            <text:p>3,85412</text:p>
          </table:table-cell>
          <table:table-cell office:value-type="float" office:value="43.61243">
            <text:p>43,61243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076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6341">
            <text:p>6341</text:p>
          </table:table-cell>
          <table:table-cell office:value-type="float" office:value="3.85258">
            <text:p>3,85258</text:p>
          </table:table-cell>
          <table:table-cell office:value-type="float" office:value="43.60882">
            <text:p>43,60882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380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4954">
            <text:p>4954</text:p>
          </table:table-cell>
          <table:table-cell office:value-type="float" office:value="3.85305">
            <text:p>3,85305</text:p>
          </table:table-cell>
          <table:table-cell office:value-type="float" office:value="43.60885">
            <text:p>43,60885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380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2020">
            <text:p>2020</text:p>
          </table:table-cell>
          <table:table-cell office:value-type="float" office:value="3.83842">
            <text:p>3,83842</text:p>
          </table:table-cell>
          <table:table-cell office:value-type="float" office:value="43.60722">
            <text:p>43,60722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467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2020">
            <text:p>2020</text:p>
          </table:table-cell>
          <table:table-cell office:value-type="float" office:value="3.83842">
            <text:p>3,83842</text:p>
          </table:table-cell>
          <table:table-cell office:value-type="float" office:value="43.60679">
            <text:p>43,60679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467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1881">
            <text:p>1881</text:p>
          </table:table-cell>
          <table:table-cell office:value-type="float" office:value="3.84054">
            <text:p>3,84054</text:p>
          </table:table-cell>
          <table:table-cell office:value-type="float" office:value="43.60051">
            <text:p>43,60051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467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1881">
            <text:p>1881</text:p>
          </table:table-cell>
          <table:table-cell office:value-type="float" office:value="3.84242">
            <text:p>3,84242</text:p>
          </table:table-cell>
          <table:table-cell office:value-type="float" office:value="43.59919">
            <text:p>43,59919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467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652">
            <text:p>652</text:p>
          </table:table-cell>
          <table:table-cell office:value-type="float" office:value="3.8506">
            <text:p>3,8506</text:p>
          </table:table-cell>
          <table:table-cell office:value-type="float" office:value="43.60707">
            <text:p>43,6070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027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651">
            <text:p>651</text:p>
          </table:table-cell>
          <table:table-cell office:value-type="float" office:value="3.85075">
            <text:p>3,85075</text:p>
          </table:table-cell>
          <table:table-cell office:value-type="float" office:value="43.60708">
            <text:p>43,6070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812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624">
            <text:p>1624</text:p>
          </table:table-cell>
          <table:table-cell office:value-type="float" office:value="1879">
            <text:p>1879</text:p>
          </table:table-cell>
          <table:table-cell office:value-type="float" office:value="3.84238">
            <text:p>3,84238</text:p>
          </table:table-cell>
          <table:table-cell office:value-type="float" office:value="43.60433">
            <text:p>43,6043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624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office:value-type="float" office:value="2011">
            <text:p>2011</text:p>
          </table:table-cell>
          <table:table-cell office:value-type="float" office:value="3.83718">
            <text:p>3,83718</text:p>
          </table:table-cell>
          <table:table-cell office:value-type="float" office:value="43.6065">
            <text:p>43,6065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781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6748">
            <text:p>6748</text:p>
          </table:table-cell>
          <table:table-cell office:value-type="float" office:value="3.83199">
            <text:p>3,83199</text:p>
          </table:table-cell>
          <table:table-cell office:value-type="float" office:value="43.60692">
            <text:p>43,60692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617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2692">
            <text:p>2692</text:p>
          </table:table-cell>
          <table:table-cell office:value-type="float" office:value="2213">
            <text:p>2213</text:p>
          </table:table-cell>
          <table:table-cell office:value-type="float" office:value="3.83189">
            <text:p>3,83189</text:p>
          </table:table-cell>
          <table:table-cell office:value-type="float" office:value="43.6071">
            <text:p>43,6071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692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2826">
            <text:p>2826</text:p>
          </table:table-cell>
          <table:table-cell office:value-type="float" office:value="3872">
            <text:p>3872</text:p>
          </table:table-cell>
          <table:table-cell office:value-type="float" office:value="3.83223">
            <text:p>3,83223</text:p>
          </table:table-cell>
          <table:table-cell office:value-type="float" office:value="43.60755">
            <text:p>43,60755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826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2104">
            <text:p>2104</text:p>
          </table:table-cell>
          <table:table-cell office:value-type="float" office:value="3.82749">
            <text:p>3,82749</text:p>
          </table:table-cell>
          <table:table-cell office:value-type="float" office:value="43.60896">
            <text:p>43,6089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718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2102">
            <text:p>2102</text:p>
          </table:table-cell>
          <table:table-cell office:value-type="float" office:value="3.82602">
            <text:p>3,82602</text:p>
          </table:table-cell>
          <table:table-cell office:value-type="float" office:value="43.60623">
            <text:p>43,60623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25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2330">
            <text:p>2330</text:p>
          </table:table-cell>
          <table:table-cell office:value-type="float" office:value="2115">
            <text:p>2115</text:p>
          </table:table-cell>
          <table:table-cell office:value-type="float" office:value="3.82642">
            <text:p>3,82642</text:p>
          </table:table-cell>
          <table:table-cell office:value-type="float" office:value="43.60718">
            <text:p>43,60718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33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2252">
            <text:p>2252</text:p>
          </table:table-cell>
          <table:table-cell office:value-type="float" office:value="2025">
            <text:p>2025</text:p>
          </table:table-cell>
          <table:table-cell office:value-type="float" office:value="3.8357">
            <text:p>3,8357</text:p>
          </table:table-cell>
          <table:table-cell office:value-type="float" office:value="43.59721">
            <text:p>43,59721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252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501">
            <text:p>1501</text:p>
          </table:table-cell>
          <table:table-cell office:value-type="float" office:value="434">
            <text:p>434</text:p>
          </table:table-cell>
          <table:table-cell office:value-type="float" office:value="3.87946">
            <text:p>3,87946</text:p>
          </table:table-cell>
          <table:table-cell office:value-type="float" office:value="43.58231">
            <text:p>43,58231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501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2364">
            <text:p>2364</text:p>
          </table:table-cell>
          <table:table-cell office:value-type="float" office:value="416">
            <text:p>416</text:p>
          </table:table-cell>
          <table:table-cell office:value-type="float" office:value="3.87505">
            <text:p>3,87505</text:p>
          </table:table-cell>
          <table:table-cell office:value-type="float" office:value="43.57946">
            <text:p>43,57946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364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2241">
            <text:p>2241</text:p>
          </table:table-cell>
          <table:table-cell office:value-type="float" office:value="414">
            <text:p>414</text:p>
          </table:table-cell>
          <table:table-cell office:value-type="float" office:value="3.87505">
            <text:p>3,87505</text:p>
          </table:table-cell>
          <table:table-cell office:value-type="float" office:value="43.57935">
            <text:p>43,57935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241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2390">
            <text:p>2390</text:p>
          </table:table-cell>
          <table:table-cell office:value-type="float" office:value="1411">
            <text:p>1411</text:p>
          </table:table-cell>
          <table:table-cell office:value-type="float" office:value="3.87619">
            <text:p>3,87619</text:p>
          </table:table-cell>
          <table:table-cell office:value-type="float" office:value="43.57939">
            <text:p>43,57939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390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2390">
            <text:p>2390</text:p>
          </table:table-cell>
          <table:table-cell office:value-type="float" office:value="1411">
            <text:p>1411</text:p>
          </table:table-cell>
          <table:table-cell office:value-type="float" office:value="3.87743">
            <text:p>3,87743</text:p>
          </table:table-cell>
          <table:table-cell office:value-type="float" office:value="43.57892">
            <text:p>43,57892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39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549">
            <text:p>1549</text:p>
          </table:table-cell>
          <table:table-cell office:value-type="float" office:value="1412">
            <text:p>1412</text:p>
          </table:table-cell>
          <table:table-cell office:value-type="float" office:value="3.87726">
            <text:p>3,87726</text:p>
          </table:table-cell>
          <table:table-cell office:value-type="float" office:value="43.57875">
            <text:p>43,57875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549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549">
            <text:p>1549</text:p>
          </table:table-cell>
          <table:table-cell office:value-type="float" office:value="3878">
            <text:p>3878</text:p>
          </table:table-cell>
          <table:table-cell office:value-type="float" office:value="3.87649">
            <text:p>3,87649</text:p>
          </table:table-cell>
          <table:table-cell office:value-type="float" office:value="43.57833">
            <text:p>43,57833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549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549">
            <text:p>1549</text:p>
          </table:table-cell>
          <table:table-cell office:value-type="float" office:value="1420">
            <text:p>1420</text:p>
          </table:table-cell>
          <table:table-cell office:value-type="float" office:value="3.87543">
            <text:p>3,87543</text:p>
          </table:table-cell>
          <table:table-cell office:value-type="float" office:value="43.57778">
            <text:p>43,57778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549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351">
            <text:p>1351</text:p>
          </table:table-cell>
          <table:table-cell office:value-type="float" office:value="5979">
            <text:p>5979</text:p>
          </table:table-cell>
          <table:table-cell office:value-type="float" office:value="3.88441">
            <text:p>3,88441</text:p>
          </table:table-cell>
          <table:table-cell office:value-type="float" office:value="43.58842">
            <text:p>43,5884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351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5957">
            <text:p>5957</text:p>
          </table:table-cell>
          <table:table-cell office:value-type="float" office:value="3.88607">
            <text:p>3,88607</text:p>
          </table:table-cell>
          <table:table-cell office:value-type="float" office:value="43.59202">
            <text:p>43,5920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762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837">
            <text:p>1837</text:p>
          </table:table-cell>
          <table:table-cell office:value-type="float" office:value="5495">
            <text:p>5495</text:p>
          </table:table-cell>
          <table:table-cell office:value-type="float" office:value="3.88165">
            <text:p>3,88165</text:p>
          </table:table-cell>
          <table:table-cell office:value-type="float" office:value="43.60121">
            <text:p>43,6012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837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1242">
            <text:p>1242</text:p>
          </table:table-cell>
          <table:table-cell office:value-type="float" office:value="3.89552">
            <text:p>3,89552</text:p>
          </table:table-cell>
          <table:table-cell office:value-type="float" office:value="43.59355">
            <text:p>43,59355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941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1376">
            <text:p>1376</text:p>
          </table:table-cell>
          <table:table-cell office:value-type="float" office:value="3.88847">
            <text:p>3,88847</text:p>
          </table:table-cell>
          <table:table-cell office:value-type="float" office:value="43.59521">
            <text:p>43,59521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719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885">
            <text:p>1885</text:p>
          </table:table-cell>
          <table:table-cell office:value-type="float" office:value="4889">
            <text:p>4889</text:p>
          </table:table-cell>
          <table:table-cell office:value-type="float" office:value="3.85511">
            <text:p>3,85511</text:p>
          </table:table-cell>
          <table:table-cell office:value-type="float" office:value="43.60294">
            <text:p>43,6029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885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14992">
            <text:p>14992</text:p>
          </table:table-cell>
          <table:table-cell office:value-type="float" office:value="3.85936">
            <text:p>3,85936</text:p>
          </table:table-cell>
          <table:table-cell office:value-type="float" office:value="43.58478">
            <text:p>43,58478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420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office:value-type="float" office:value="263">
            <text:p>263</text:p>
          </table:table-cell>
          <table:table-cell office:value-type="float" office:value="3.84349">
            <text:p>3,84349</text:p>
          </table:table-cell>
          <table:table-cell office:value-type="float" office:value="43.59375">
            <text:p>43,59375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655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3047">
            <text:p>3047</text:p>
          </table:table-cell>
          <table:table-cell office:value-type="float" office:value="1883">
            <text:p>1883</text:p>
          </table:table-cell>
          <table:table-cell office:value-type="float" office:value="3.84369">
            <text:p>3,84369</text:p>
          </table:table-cell>
          <table:table-cell office:value-type="float" office:value="43.59848">
            <text:p>43,59848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3047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float" office:value="13532">
            <text:p>13532</text:p>
          </table:table-cell>
          <table:table-cell office:value-type="float" office:value="3.84569">
            <text:p>3,84569</text:p>
          </table:table-cell>
          <table:table-cell office:value-type="float" office:value="43.5976">
            <text:p>43,597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206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float" office:value="1852">
            <text:p>1852</text:p>
          </table:table-cell>
          <table:table-cell office:value-type="float" office:value="3.84537">
            <text:p>3,84537</text:p>
          </table:table-cell>
          <table:table-cell office:value-type="float" office:value="43.59884">
            <text:p>43,5988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206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1822">
            <text:p>1822</text:p>
          </table:table-cell>
          <table:table-cell office:value-type="float" office:value="3.85035">
            <text:p>3,85035</text:p>
          </table:table-cell>
          <table:table-cell office:value-type="float" office:value="43.60105">
            <text:p>43,60105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363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4874">
            <text:p>4874</text:p>
          </table:table-cell>
          <table:table-cell office:value-type="float" office:value="3.85535">
            <text:p>3,85535</text:p>
          </table:table-cell>
          <table:table-cell office:value-type="float" office:value="43.60292">
            <text:p>43,60292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363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657">
            <text:p>1657</text:p>
          </table:table-cell>
          <table:table-cell office:value-type="float" office:value="3.86681">
            <text:p>3,86681</text:p>
          </table:table-cell>
          <table:table-cell office:value-type="float" office:value="43.59737">
            <text:p>43,59737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17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3171">
            <text:p>3171</text:p>
          </table:table-cell>
          <table:table-cell office:value-type="float" office:value="1508">
            <text:p>1508</text:p>
          </table:table-cell>
          <table:table-cell office:value-type="float" office:value="3.8666">
            <text:p>3,8666</text:p>
          </table:table-cell>
          <table:table-cell office:value-type="float" office:value="43.58507">
            <text:p>43,58507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3171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5720">
            <text:p>5720</text:p>
          </table:table-cell>
          <table:table-cell office:value-type="float" office:value="3.87352">
            <text:p>3,87352</text:p>
          </table:table-cell>
          <table:table-cell office:value-type="float" office:value="43.59628">
            <text:p>43,59628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929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5714">
            <text:p>5714</text:p>
          </table:table-cell>
          <table:table-cell office:value-type="float" office:value="3.87126">
            <text:p>3,87126</text:p>
          </table:table-cell>
          <table:table-cell office:value-type="float" office:value="43.59784">
            <text:p>43,59784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929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3340">
            <text:p>3340</text:p>
          </table:table-cell>
          <table:table-cell office:value-type="float" office:value="3.89727">
            <text:p>3,89727</text:p>
          </table:table-cell>
          <table:table-cell office:value-type="float" office:value="43.61812">
            <text:p>43,61812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777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1000">
            <text:p>1000</text:p>
          </table:table-cell>
          <table:table-cell office:value-type="float" office:value="3.89416">
            <text:p>3,89416</text:p>
          </table:table-cell>
          <table:table-cell office:value-type="float" office:value="43.60591">
            <text:p>43,6059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783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6593">
            <text:p>6593</text:p>
          </table:table-cell>
          <table:table-cell office:value-type="float" office:value="3.91796">
            <text:p>3,91796</text:p>
          </table:table-cell>
          <table:table-cell office:value-type="float" office:value="43.60144">
            <text:p>43,60144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714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5686">
            <text:p>5686</text:p>
          </table:table-cell>
          <table:table-cell office:value-type="float" office:value="3.87498">
            <text:p>3,87498</text:p>
          </table:table-cell>
          <table:table-cell office:value-type="float" office:value="43.60336">
            <text:p>43,60336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707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5668">
            <text:p>5668</text:p>
          </table:table-cell>
          <table:table-cell office:value-type="float" office:value="3.87348">
            <text:p>3,87348</text:p>
          </table:table-cell>
          <table:table-cell office:value-type="float" office:value="43.60341">
            <text:p>43,60341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689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5677">
            <text:p>5677</text:p>
          </table:table-cell>
          <table:table-cell office:value-type="float" office:value="3.87454">
            <text:p>3,87454</text:p>
          </table:table-cell>
          <table:table-cell office:value-type="float" office:value="43.60311">
            <text:p>43,60311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689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5672">
            <text:p>5672</text:p>
          </table:table-cell>
          <table:table-cell office:value-type="float" office:value="3.87457">
            <text:p>3,87457</text:p>
          </table:table-cell>
          <table:table-cell office:value-type="float" office:value="43.60309">
            <text:p>43,60309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977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4878">
            <text:p>4878</text:p>
          </table:table-cell>
          <table:table-cell office:value-type="float" office:value="3.86458">
            <text:p>3,86458</text:p>
          </table:table-cell>
          <table:table-cell office:value-type="float" office:value="43.60262">
            <text:p>43,60262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863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4876">
            <text:p>4876</text:p>
          </table:table-cell>
          <table:table-cell office:value-type="float" office:value="3.86572">
            <text:p>3,86572</text:p>
          </table:table-cell>
          <table:table-cell office:value-type="float" office:value="43.60234">
            <text:p>43,60234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863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1692">
            <text:p>1692</text:p>
          </table:table-cell>
          <table:table-cell office:value-type="float" office:value="3.86672">
            <text:p>3,86672</text:p>
          </table:table-cell>
          <table:table-cell office:value-type="float" office:value="43.60206">
            <text:p>43,60206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863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674">
            <text:p>674</text:p>
          </table:table-cell>
          <table:table-cell office:value-type="float" office:value="3.8593">
            <text:p>3,8593</text:p>
          </table:table-cell>
          <table:table-cell office:value-type="float" office:value="43.6048">
            <text:p>43,6048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363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4640">
            <text:p>4640</text:p>
          </table:table-cell>
          <table:table-cell office:value-type="float" office:value="3.86452">
            <text:p>3,86452</text:p>
          </table:table-cell>
          <table:table-cell office:value-type="float" office:value="43.60958">
            <text:p>43,60958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39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2144">
            <text:p>2144</text:p>
          </table:table-cell>
          <table:table-cell office:value-type="float" office:value="4642">
            <text:p>4642</text:p>
          </table:table-cell>
          <table:table-cell office:value-type="float" office:value="3.86447">
            <text:p>3,86447</text:p>
          </table:table-cell>
          <table:table-cell office:value-type="float" office:value="43.60965">
            <text:p>43,60965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2144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357">
            <text:p>1357</text:p>
          </table:table-cell>
          <table:table-cell office:value-type="float" office:value="5439">
            <text:p>5439</text:p>
          </table:table-cell>
          <table:table-cell office:value-type="float" office:value="3.8889">
            <text:p>3,8889</text:p>
          </table:table-cell>
          <table:table-cell office:value-type="float" office:value="43.6049">
            <text:p>43,6049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357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office:value-type="float" office:value="3892">
            <text:p>3892</text:p>
          </table:table-cell>
          <table:table-cell office:value-type="float" office:value="3.89668">
            <text:p>3,89668</text:p>
          </table:table-cell>
          <table:table-cell office:value-type="float" office:value="43.60751">
            <text:p>43,60751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379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796">
            <text:p>1796</text:p>
          </table:table-cell>
          <table:table-cell office:value-type="float" office:value="11132">
            <text:p>11132</text:p>
          </table:table-cell>
          <table:table-cell office:value-type="float" office:value="3.89197">
            <text:p>3,89197</text:p>
          </table:table-cell>
          <table:table-cell office:value-type="float" office:value="43.61504">
            <text:p>43,61504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796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796">
            <text:p>1796</text:p>
          </table:table-cell>
          <table:table-cell office:value-type="float" office:value="11112">
            <text:p>11112</text:p>
          </table:table-cell>
          <table:table-cell office:value-type="float" office:value="3.89219">
            <text:p>3,89219</text:p>
          </table:table-cell>
          <table:table-cell office:value-type="float" office:value="43.61474">
            <text:p>43,61474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796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3933">
            <text:p>3933</text:p>
          </table:table-cell>
          <table:table-cell office:value-type="float" office:value="3.88914">
            <text:p>3,88914</text:p>
          </table:table-cell>
          <table:table-cell office:value-type="float" office:value="43.61413">
            <text:p>43,61413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750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6474">
            <text:p>6474</text:p>
          </table:table-cell>
          <table:table-cell office:value-type="float" office:value="3.88297">
            <text:p>3,88297</text:p>
          </table:table-cell>
          <table:table-cell office:value-type="float" office:value="43.6148">
            <text:p>43,6148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010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395">
            <text:p>1395</text:p>
          </table:table-cell>
          <table:table-cell office:value-type="float" office:value="3319">
            <text:p>3319</text:p>
          </table:table-cell>
          <table:table-cell office:value-type="float" office:value="3.89377">
            <text:p>3,89377</text:p>
          </table:table-cell>
          <table:table-cell office:value-type="float" office:value="43.62099">
            <text:p>43,62099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395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3353">
            <text:p>3353</text:p>
          </table:table-cell>
          <table:table-cell office:value-type="float" office:value="3.8948">
            <text:p>3,8948</text:p>
          </table:table-cell>
          <table:table-cell office:value-type="float" office:value="43.62152">
            <text:p>43,62152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954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office:value-type="float" office:value="6476">
            <text:p>6476</text:p>
          </table:table-cell>
          <table:table-cell office:value-type="float" office:value="3.88309">
            <text:p>3,88309</text:p>
          </table:table-cell>
          <table:table-cell office:value-type="float" office:value="43.61489">
            <text:p>43,61489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108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office:value-type="float" office:value="6476">
            <text:p>6476</text:p>
          </table:table-cell>
          <table:table-cell office:value-type="float" office:value="3.88329">
            <text:p>3,88329</text:p>
          </table:table-cell>
          <table:table-cell office:value-type="float" office:value="43.61479">
            <text:p>43,61479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108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3330">
            <text:p>3330</text:p>
          </table:table-cell>
          <table:table-cell office:value-type="float" office:value="6535">
            <text:p>6535</text:p>
          </table:table-cell>
          <table:table-cell office:value-type="float" office:value="3.88806">
            <text:p>3,88806</text:p>
          </table:table-cell>
          <table:table-cell office:value-type="float" office:value="43.61949">
            <text:p>43,61949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3330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4003">
            <text:p>4003</text:p>
          </table:table-cell>
          <table:table-cell office:value-type="float" office:value="3.88175">
            <text:p>3,88175</text:p>
          </table:table-cell>
          <table:table-cell office:value-type="float" office:value="43.61763">
            <text:p>43,61763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715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609">
            <text:p>1609</text:p>
          </table:table-cell>
          <table:table-cell office:value-type="float" office:value="4284">
            <text:p>4284</text:p>
          </table:table-cell>
          <table:table-cell office:value-type="float" office:value="3.87299">
            <text:p>3,87299</text:p>
          </table:table-cell>
          <table:table-cell office:value-type="float" office:value="43.61811">
            <text:p>43,61811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609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754">
            <text:p>1754</text:p>
          </table:table-cell>
          <table:table-cell office:value-type="float" office:value="4763">
            <text:p>4763</text:p>
          </table:table-cell>
          <table:table-cell office:value-type="float" office:value="3.87228">
            <text:p>3,87228</text:p>
          </table:table-cell>
          <table:table-cell office:value-type="float" office:value="43.61194">
            <text:p>43,61194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754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4768">
            <text:p>4768</text:p>
          </table:table-cell>
          <table:table-cell office:value-type="float" office:value="3.87233">
            <text:p>3,87233</text:p>
          </table:table-cell>
          <table:table-cell office:value-type="float" office:value="43.61195">
            <text:p>43,61195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820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2621">
            <text:p>2621</text:p>
          </table:table-cell>
          <table:table-cell office:value-type="float" office:value="12434">
            <text:p>12434</text:p>
          </table:table-cell>
          <table:table-cell office:value-type="float" office:value="3.85942">
            <text:p>3,85942</text:p>
          </table:table-cell>
          <table:table-cell office:value-type="float" office:value="43.61834">
            <text:p>43,61834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621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4347">
            <text:p>4347</text:p>
          </table:table-cell>
          <table:table-cell office:value-type="float" office:value="3.86182">
            <text:p>3,86182</text:p>
          </table:table-cell>
          <table:table-cell office:value-type="float" office:value="43.61911">
            <text:p>43,61911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699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4643">
            <text:p>4643</text:p>
          </table:table-cell>
          <table:table-cell office:value-type="float" office:value="3.86589">
            <text:p>3,86589</text:p>
          </table:table-cell>
          <table:table-cell office:value-type="float" office:value="43.61012">
            <text:p>43,61012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929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5476">
            <text:p>5476</text:p>
          </table:table-cell>
          <table:table-cell office:value-type="float" office:value="3.88245">
            <text:p>3,88245</text:p>
          </table:table-cell>
          <table:table-cell office:value-type="float" office:value="43.60519">
            <text:p>43,60519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221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5487">
            <text:p>5487</text:p>
          </table:table-cell>
          <table:table-cell office:value-type="float" office:value="3.88282">
            <text:p>3,88282</text:p>
          </table:table-cell>
          <table:table-cell office:value-type="float" office:value="43.60149">
            <text:p>43,60149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087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396">
            <text:p>1396</text:p>
          </table:table-cell>
          <table:table-cell office:value-type="float" office:value="5481">
            <text:p>5481</text:p>
          </table:table-cell>
          <table:table-cell office:value-type="float" office:value="3.88373">
            <text:p>3,88373</text:p>
          </table:table-cell>
          <table:table-cell office:value-type="float" office:value="43.60492">
            <text:p>43,60492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396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5479">
            <text:p>5479</text:p>
          </table:table-cell>
          <table:table-cell office:value-type="float" office:value="3.8832">
            <text:p>3,8832</text:p>
          </table:table-cell>
          <table:table-cell office:value-type="float" office:value="43.60471">
            <text:p>43,60471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544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1831">
            <text:p>1831</text:p>
          </table:table-cell>
          <table:table-cell office:value-type="float" office:value="3.84312">
            <text:p>3,84312</text:p>
          </table:table-cell>
          <table:table-cell office:value-type="float" office:value="43.59965">
            <text:p>43,59965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363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table:number-columns-repeated="2" office:value-type="float" office:value="817">
            <text:p>817</text:p>
          </table:table-cell>
          <table:table-cell office:value-type="float" office:value="3.81361">
            <text:p>3,81361</text:p>
          </table:table-cell>
          <table:table-cell office:value-type="float" office:value="43.6355">
            <text:p>43,6355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817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2760">
            <text:p>2760</text:p>
          </table:table-cell>
          <table:table-cell office:value-type="float" office:value="3.81364">
            <text:p>3,81364</text:p>
          </table:table-cell>
          <table:table-cell office:value-type="float" office:value="43.63642">
            <text:p>43,6364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821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895">
            <text:p>1895</text:p>
          </table:table-cell>
          <table:table-cell office:value-type="float" office:value="2686">
            <text:p>2686</text:p>
          </table:table-cell>
          <table:table-cell office:value-type="float" office:value="3.82052">
            <text:p>3,82052</text:p>
          </table:table-cell>
          <table:table-cell office:value-type="float" office:value="43.64289">
            <text:p>43,6428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895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95">
            <text:p>1895</text:p>
          </table:table-cell>
          <table:table-cell office:value-type="float" office:value="2709">
            <text:p>2709</text:p>
          </table:table-cell>
          <table:table-cell office:value-type="float" office:value="3.82082">
            <text:p>3,82082</text:p>
          </table:table-cell>
          <table:table-cell office:value-type="float" office:value="43.643">
            <text:p>43,64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895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730">
            <text:p>1730</text:p>
          </table:table-cell>
          <table:table-cell office:value-type="float" office:value="2663">
            <text:p>2663</text:p>
          </table:table-cell>
          <table:table-cell office:value-type="float" office:value="3.81941">
            <text:p>3,81941</text:p>
          </table:table-cell>
          <table:table-cell office:value-type="float" office:value="43.64072">
            <text:p>43,64072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730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2665">
            <text:p>2665</text:p>
          </table:table-cell>
          <table:table-cell office:value-type="float" office:value="3.81821">
            <text:p>3,81821</text:p>
          </table:table-cell>
          <table:table-cell office:value-type="float" office:value="43.64062">
            <text:p>43,6406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190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2665">
            <text:p>2665</text:p>
          </table:table-cell>
          <table:table-cell office:value-type="float" office:value="3.81851">
            <text:p>3,81851</text:p>
          </table:table-cell>
          <table:table-cell office:value-type="float" office:value="43.64005">
            <text:p>43,64005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190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2674">
            <text:p>2674</text:p>
          </table:table-cell>
          <table:table-cell office:value-type="float" office:value="3.81831">
            <text:p>3,81831</text:p>
          </table:table-cell>
          <table:table-cell office:value-type="float" office:value="43.64">
            <text:p>43,64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539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2674">
            <text:p>2674</text:p>
          </table:table-cell>
          <table:table-cell office:value-type="float" office:value="3.81765">
            <text:p>3,81765</text:p>
          </table:table-cell>
          <table:table-cell office:value-type="float" office:value="43.64023">
            <text:p>43,64023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539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728">
            <text:p>1728</text:p>
          </table:table-cell>
          <table:table-cell office:value-type="float" office:value="2639">
            <text:p>2639</text:p>
          </table:table-cell>
          <table:table-cell office:value-type="float" office:value="3.8208">
            <text:p>3,8208</text:p>
          </table:table-cell>
          <table:table-cell office:value-type="float" office:value="43.63666">
            <text:p>43,63666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728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728">
            <text:p>1728</text:p>
          </table:table-cell>
          <table:table-cell office:value-type="float" office:value="2645">
            <text:p>2645</text:p>
          </table:table-cell>
          <table:table-cell office:value-type="float" office:value="3.81984">
            <text:p>3,81984</text:p>
          </table:table-cell>
          <table:table-cell office:value-type="float" office:value="43.63517">
            <text:p>43,63517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728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2647">
            <text:p>2647</text:p>
          </table:table-cell>
          <table:table-cell office:value-type="float" office:value="3.82033">
            <text:p>3,82033</text:p>
          </table:table-cell>
          <table:table-cell office:value-type="float" office:value="43.63447">
            <text:p>43,63447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530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2619">
            <text:p>2619</text:p>
          </table:table-cell>
          <table:table-cell office:value-type="float" office:value="3.82044">
            <text:p>3,82044</text:p>
          </table:table-cell>
          <table:table-cell office:value-type="float" office:value="43.6343">
            <text:p>43,6343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190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643">
            <text:p>2643</text:p>
          </table:table-cell>
          <table:table-cell office:value-type="float" office:value="3.82254">
            <text:p>3,82254</text:p>
          </table:table-cell>
          <table:table-cell office:value-type="float" office:value="43.63455">
            <text:p>43,63455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000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2625">
            <text:p>2625</text:p>
          </table:table-cell>
          <table:table-cell office:value-type="float" office:value="3.81967">
            <text:p>3,81967</text:p>
          </table:table-cell>
          <table:table-cell office:value-type="float" office:value="43.63258">
            <text:p>43,63258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594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346">
            <text:p>1346</text:p>
          </table:table-cell>
          <table:table-cell office:value-type="float" office:value="2586">
            <text:p>2586</text:p>
          </table:table-cell>
          <table:table-cell office:value-type="float" office:value="3.81873">
            <text:p>3,81873</text:p>
          </table:table-cell>
          <table:table-cell office:value-type="float" office:value="43.6295">
            <text:p>43,6295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346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14792">
            <text:p>14792</text:p>
          </table:table-cell>
          <table:table-cell office:value-type="float" office:value="3.83439">
            <text:p>3,83439</text:p>
          </table:table-cell>
          <table:table-cell office:value-type="float" office:value="43.6042">
            <text:p>43,604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8</text:p>
          </table:table-cell>
          <table:table-cell office:value-type="float" office:value="1156">
            <text:p>1156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2212">
            <text:p>2212</text:p>
          </table:table-cell>
          <table:table-cell office:value-type="float" office:value="3.8343">
            <text:p>3,8343</text:p>
          </table:table-cell>
          <table:table-cell office:value-type="float" office:value="43.60435">
            <text:p>43,6043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8</text:p>
          </table:table-cell>
          <table:table-cell office:value-type="float" office:value="1157">
            <text:p>1157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15832">
            <text:p>15832</text:p>
          </table:table-cell>
          <table:table-cell office:value-type="float" office:value="3.83325">
            <text:p>3,83325</text:p>
          </table:table-cell>
          <table:table-cell office:value-type="float" office:value="43.60586">
            <text:p>43,6058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8</text:p>
          </table:table-cell>
          <table:table-cell office:value-type="float" office:value="1158">
            <text:p>1158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15873">
            <text:p>15873</text:p>
          </table:table-cell>
          <table:table-cell office:value-type="float" office:value="3.83225">
            <text:p>3,83225</text:p>
          </table:table-cell>
          <table:table-cell office:value-type="float" office:value="43.60699">
            <text:p>43,6069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8</text:p>
          </table:table-cell>
          <table:table-cell office:value-type="float" office:value="1159">
            <text:p>1159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2211">
            <text:p>2211</text:p>
          </table:table-cell>
          <table:table-cell office:value-type="float" office:value="3.83214">
            <text:p>3,83214</text:p>
          </table:table-cell>
          <table:table-cell office:value-type="float" office:value="43.60719">
            <text:p>43,6071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7</text:p>
          </table:table-cell>
          <table:table-cell office:value-type="float" office:value="1160">
            <text:p>1160</text:p>
          </table:table-cell>
        </table:table-row>
        <table:table-row table:style-name="ro1">
          <table:table-cell office:value-type="float" office:value="2472">
            <text:p>2472</text:p>
          </table:table-cell>
          <table:table-cell office:value-type="float" office:value="2207">
            <text:p>2207</text:p>
          </table:table-cell>
          <table:table-cell office:value-type="float" office:value="3.83226">
            <text:p>3,83226</text:p>
          </table:table-cell>
          <table:table-cell office:value-type="float" office:value="43.60819">
            <text:p>43,6081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472</text:p>
          </table:table-cell>
          <table:table-cell office:value-type="float" office:value="1161">
            <text:p>1161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2210">
            <text:p>2210</text:p>
          </table:table-cell>
          <table:table-cell office:value-type="float" office:value="3.83219">
            <text:p>3,83219</text:p>
          </table:table-cell>
          <table:table-cell office:value-type="float" office:value="43.60825">
            <text:p>43,6082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7</text:p>
          </table:table-cell>
          <table:table-cell office:value-type="float" office:value="1162">
            <text:p>1162</text:p>
          </table:table-cell>
        </table:table-row>
        <table:table-row table:style-name="ro1">
          <table:table-cell office:value-type="float" office:value="2964">
            <text:p>2964</text:p>
          </table:table-cell>
          <table:table-cell office:value-type="float" office:value="2159">
            <text:p>2159</text:p>
          </table:table-cell>
          <table:table-cell office:value-type="float" office:value="3.83174">
            <text:p>3,83174</text:p>
          </table:table-cell>
          <table:table-cell office:value-type="float" office:value="43.60589">
            <text:p>43,6058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64</text:p>
          </table:table-cell>
          <table:table-cell office:value-type="float" office:value="1163">
            <text:p>1163</text:p>
          </table:table-cell>
        </table:table-row>
        <table:table-row table:style-name="ro1">
          <table:table-cell office:value-type="float" office:value="2747">
            <text:p>2747</text:p>
          </table:table-cell>
          <table:table-cell office:value-type="float" office:value="181">
            <text:p>181</text:p>
          </table:table-cell>
          <table:table-cell office:value-type="float" office:value="3.83202">
            <text:p>3,83202</text:p>
          </table:table-cell>
          <table:table-cell office:value-type="float" office:value="43.60462">
            <text:p>43,6046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747</text:p>
          </table:table-cell>
          <table:table-cell office:value-type="float" office:value="1164">
            <text:p>1164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2142">
            <text:p>2142</text:p>
          </table:table-cell>
          <table:table-cell office:value-type="float" office:value="3.83291">
            <text:p>3,83291</text:p>
          </table:table-cell>
          <table:table-cell office:value-type="float" office:value="43.60363">
            <text:p>43,6036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7</text:p>
          </table:table-cell>
          <table:table-cell office:value-type="float" office:value="1165">
            <text:p>1165</text:p>
          </table:table-cell>
        </table:table-row>
        <table:table-row table:style-name="ro1">
          <table:table-cell office:value-type="float" office:value="1182">
            <text:p>1182</text:p>
          </table:table-cell>
          <table:table-cell office:value-type="float" office:value="2096">
            <text:p>2096</text:p>
          </table:table-cell>
          <table:table-cell office:value-type="float" office:value="3.82747">
            <text:p>3,82747</text:p>
          </table:table-cell>
          <table:table-cell office:value-type="float" office:value="43.60912">
            <text:p>43,6091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82</text:p>
          </table:table-cell>
          <table:table-cell office:value-type="float" office:value="1166">
            <text:p>1166</text:p>
          </table:table-cell>
        </table:table-row>
        <table:table-row table:style-name="ro1">
          <table:table-cell office:value-type="float" office:value="1182">
            <text:p>1182</text:p>
          </table:table-cell>
          <table:table-cell office:value-type="float" office:value="2099">
            <text:p>2099</text:p>
          </table:table-cell>
          <table:table-cell office:value-type="float" office:value="3.82642">
            <text:p>3,82642</text:p>
          </table:table-cell>
          <table:table-cell office:value-type="float" office:value="43.60701">
            <text:p>43,6070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82</text:p>
          </table:table-cell>
          <table:table-cell office:value-type="float" office:value="1167">
            <text:p>1167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2141">
            <text:p>2141</text:p>
          </table:table-cell>
          <table:table-cell office:value-type="float" office:value="3.83383">
            <text:p>3,83383</text:p>
          </table:table-cell>
          <table:table-cell office:value-type="float" office:value="43.60192">
            <text:p>43,6019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7</text:p>
          </table:table-cell>
          <table:table-cell office:value-type="float" office:value="1168">
            <text:p>1168</text:p>
          </table:table-cell>
        </table:table-row>
        <table:table-row table:style-name="ro1">
          <table:table-cell office:value-type="float" office:value="2812">
            <text:p>2812</text:p>
          </table:table-cell>
          <table:table-cell office:value-type="float" office:value="1981">
            <text:p>1981</text:p>
          </table:table-cell>
          <table:table-cell office:value-type="float" office:value="3.83442">
            <text:p>3,83442</text:p>
          </table:table-cell>
          <table:table-cell office:value-type="float" office:value="43.60136">
            <text:p>43,6013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812</text:p>
          </table:table-cell>
          <table:table-cell office:value-type="float" office:value="1169">
            <text:p>1169</text:p>
          </table:table-cell>
        </table:table-row>
        <table:table-row table:style-name="ro1">
          <table:table-cell office:value-type="float" office:value="2119">
            <text:p>2119</text:p>
          </table:table-cell>
          <table:table-cell office:value-type="float" office:value="1953">
            <text:p>1953</text:p>
          </table:table-cell>
          <table:table-cell office:value-type="float" office:value="3.83462">
            <text:p>3,83462</text:p>
          </table:table-cell>
          <table:table-cell office:value-type="float" office:value="43.60081">
            <text:p>43,6008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19</text:p>
          </table:table-cell>
          <table:table-cell office:value-type="float" office:value="1170">
            <text:p>1170</text:p>
          </table:table-cell>
        </table:table-row>
        <table:table-row table:style-name="ro1">
          <table:table-cell office:value-type="float" office:value="1167">
            <text:p>1167</text:p>
          </table:table-cell>
          <table:table-cell office:value-type="float" office:value="1952">
            <text:p>1952</text:p>
          </table:table-cell>
          <table:table-cell office:value-type="float" office:value="3.83515">
            <text:p>3,83515</text:p>
          </table:table-cell>
          <table:table-cell office:value-type="float" office:value="43.59954">
            <text:p>43,5995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67</text:p>
          </table:table-cell>
          <table:table-cell office:value-type="float" office:value="1171">
            <text:p>1171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1954">
            <text:p>1954</text:p>
          </table:table-cell>
          <table:table-cell office:value-type="float" office:value="3.83502">
            <text:p>3,83502</text:p>
          </table:table-cell>
          <table:table-cell office:value-type="float" office:value="43.59956">
            <text:p>43,5995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7</text:p>
          </table:table-cell>
          <table:table-cell office:value-type="float" office:value="1172">
            <text:p>1172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2049">
            <text:p>2049</text:p>
          </table:table-cell>
          <table:table-cell office:value-type="float" office:value="3.83528">
            <text:p>3,83528</text:p>
          </table:table-cell>
          <table:table-cell office:value-type="float" office:value="43.59894">
            <text:p>43,5989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7</text:p>
          </table:table-cell>
          <table:table-cell office:value-type="float" office:value="1173">
            <text:p>1173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2022">
            <text:p>2022</text:p>
          </table:table-cell>
          <table:table-cell office:value-type="float" office:value="3.83545">
            <text:p>3,83545</text:p>
          </table:table-cell>
          <table:table-cell office:value-type="float" office:value="43.59813">
            <text:p>43,5981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7</text:p>
          </table:table-cell>
          <table:table-cell office:value-type="float" office:value="1174">
            <text:p>1174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2022">
            <text:p>2022</text:p>
          </table:table-cell>
          <table:table-cell office:value-type="float" office:value="3.83561">
            <text:p>3,83561</text:p>
          </table:table-cell>
          <table:table-cell office:value-type="float" office:value="43.5973">
            <text:p>43,597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7</text:p>
          </table:table-cell>
          <table:table-cell office:value-type="float" office:value="1175">
            <text:p>1175</text:p>
          </table:table-cell>
        </table:table-row>
        <table:table-row table:style-name="ro1">
          <table:table-cell office:value-type="float" office:value="2782">
            <text:p>2782</text:p>
          </table:table-cell>
          <table:table-cell office:value-type="float" office:value="1961">
            <text:p>1961</text:p>
          </table:table-cell>
          <table:table-cell office:value-type="float" office:value="3.83536">
            <text:p>3,83536</text:p>
          </table:table-cell>
          <table:table-cell office:value-type="float" office:value="43.59819">
            <text:p>43,5981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782</text:p>
          </table:table-cell>
          <table:table-cell office:value-type="float" office:value="1176">
            <text:p>1176</text:p>
          </table:table-cell>
        </table:table-row>
        <table:table-row table:style-name="ro1">
          <table:table-cell office:value-type="float" office:value="2783">
            <text:p>2783</text:p>
          </table:table-cell>
          <table:table-cell office:value-type="float" office:value="16652">
            <text:p>16652</text:p>
          </table:table-cell>
          <table:table-cell office:value-type="float" office:value="3.83498">
            <text:p>3,83498</text:p>
          </table:table-cell>
          <table:table-cell office:value-type="float" office:value="43.59906">
            <text:p>43,5990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783</text:p>
          </table:table-cell>
          <table:table-cell office:value-type="float" office:value="1177">
            <text:p>1177</text:p>
          </table:table-cell>
        </table:table-row>
        <table:table-row table:style-name="ro1">
          <table:table-cell office:value-type="float" office:value="2776">
            <text:p>2776</text:p>
          </table:table-cell>
          <table:table-cell office:value-type="float" office:value="1957">
            <text:p>1957</text:p>
          </table:table-cell>
          <table:table-cell office:value-type="float" office:value="3.83367">
            <text:p>3,83367</text:p>
          </table:table-cell>
          <table:table-cell office:value-type="float" office:value="43.59924">
            <text:p>43,5992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776</text:p>
          </table:table-cell>
          <table:table-cell office:value-type="float" office:value="1178">
            <text:p>1178</text:p>
          </table:table-cell>
        </table:table-row>
        <table:table-row table:style-name="ro1">
          <table:table-cell office:value-type="float" office:value="1493">
            <text:p>1493</text:p>
          </table:table-cell>
          <table:table-cell office:value-type="float" office:value="16653">
            <text:p>16653</text:p>
          </table:table-cell>
          <table:table-cell office:value-type="float" office:value="3.83493">
            <text:p>3,83493</text:p>
          </table:table-cell>
          <table:table-cell office:value-type="float" office:value="43.59923">
            <text:p>43,5992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93</text:p>
          </table:table-cell>
          <table:table-cell office:value-type="float" office:value="1179">
            <text:p>1179</text:p>
          </table:table-cell>
        </table:table-row>
        <table:table-row table:style-name="ro1">
          <table:table-cell office:value-type="float" office:value="2202">
            <text:p>2202</text:p>
          </table:table-cell>
          <table:table-cell office:value-type="float" office:value="2033">
            <text:p>2033</text:p>
          </table:table-cell>
          <table:table-cell office:value-type="float" office:value="3.83687">
            <text:p>3,83687</text:p>
          </table:table-cell>
          <table:table-cell office:value-type="float" office:value="43.59561">
            <text:p>43,5956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02</text:p>
          </table:table-cell>
          <table:table-cell office:value-type="float" office:value="1180">
            <text:p>1180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6739">
            <text:p>6739</text:p>
          </table:table-cell>
          <table:table-cell office:value-type="float" office:value="3.83628">
            <text:p>3,83628</text:p>
          </table:table-cell>
          <table:table-cell office:value-type="float" office:value="43.59546">
            <text:p>43,5954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3</text:p>
          </table:table-cell>
          <table:table-cell office:value-type="float" office:value="1181">
            <text:p>1181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2081">
            <text:p>2081</text:p>
          </table:table-cell>
          <table:table-cell office:value-type="float" office:value="3.83376">
            <text:p>3,83376</text:p>
          </table:table-cell>
          <table:table-cell office:value-type="float" office:value="43.59391">
            <text:p>43,5939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3</text:p>
          </table:table-cell>
          <table:table-cell office:value-type="float" office:value="1182">
            <text:p>1182</text:p>
          </table:table-cell>
        </table:table-row>
        <table:table-row table:style-name="ro1">
          <table:table-cell office:value-type="float" office:value="1473">
            <text:p>1473</text:p>
          </table:table-cell>
          <table:table-cell office:value-type="float" office:value="1392">
            <text:p>1392</text:p>
          </table:table-cell>
          <table:table-cell office:value-type="float" office:value="3.88863">
            <text:p>3,88863</text:p>
          </table:table-cell>
          <table:table-cell office:value-type="float" office:value="43.5856">
            <text:p>43,585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73</text:p>
          </table:table-cell>
          <table:table-cell office:value-type="float" office:value="1183">
            <text:p>1183</text:p>
          </table:table-cell>
        </table:table-row>
        <table:table-row table:style-name="ro1">
          <table:table-cell office:value-type="float" office:value="1473">
            <text:p>1473</text:p>
          </table:table-cell>
          <table:table-cell office:value-type="float" office:value="1392">
            <text:p>1392</text:p>
          </table:table-cell>
          <table:table-cell office:value-type="float" office:value="3.88928">
            <text:p>3,88928</text:p>
          </table:table-cell>
          <table:table-cell office:value-type="float" office:value="43.58673">
            <text:p>43,5867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73</text:p>
          </table:table-cell>
          <table:table-cell office:value-type="float" office:value="1184">
            <text:p>1184</text:p>
          </table:table-cell>
        </table:table-row>
        <table:table-row table:style-name="ro1">
          <table:table-cell office:value-type="float" office:value="1473">
            <text:p>1473</text:p>
          </table:table-cell>
          <table:table-cell office:value-type="float" office:value="1392">
            <text:p>1392</text:p>
          </table:table-cell>
          <table:table-cell office:value-type="float" office:value="3.89007">
            <text:p>3,89007</text:p>
          </table:table-cell>
          <table:table-cell office:value-type="float" office:value="43.58803">
            <text:p>43,5880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73</text:p>
          </table:table-cell>
          <table:table-cell office:value-type="float" office:value="1185">
            <text:p>1185</text:p>
          </table:table-cell>
        </table:table-row>
        <table:table-row table:style-name="ro1">
          <table:table-cell office:value-type="float" office:value="1473">
            <text:p>1473</text:p>
          </table:table-cell>
          <table:table-cell office:value-type="float" office:value="1392">
            <text:p>1392</text:p>
          </table:table-cell>
          <table:table-cell office:value-type="float" office:value="3.89006">
            <text:p>3,89006</text:p>
          </table:table-cell>
          <table:table-cell office:value-type="float" office:value="43.5887">
            <text:p>43,588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73</text:p>
          </table:table-cell>
          <table:table-cell office:value-type="float" office:value="1186">
            <text:p>1186</text:p>
          </table:table-cell>
        </table:table-row>
        <table:table-row table:style-name="ro1">
          <table:table-cell office:value-type="float" office:value="1445">
            <text:p>1445</text:p>
          </table:table-cell>
          <table:table-cell office:value-type="float" office:value="1414">
            <text:p>1414</text:p>
          </table:table-cell>
          <table:table-cell office:value-type="float" office:value="3.88731">
            <text:p>3,88731</text:p>
          </table:table-cell>
          <table:table-cell office:value-type="float" office:value="43.58333">
            <text:p>43,5833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45</text:p>
          </table:table-cell>
          <table:table-cell office:value-type="float" office:value="1187">
            <text:p>1187</text:p>
          </table:table-cell>
        </table:table-row>
        <table:table-row table:style-name="ro1">
          <table:table-cell office:value-type="float" office:value="1492">
            <text:p>1492</text:p>
          </table:table-cell>
          <table:table-cell office:value-type="float" office:value="1404">
            <text:p>1404</text:p>
          </table:table-cell>
          <table:table-cell office:value-type="float" office:value="3.88404">
            <text:p>3,88404</text:p>
          </table:table-cell>
          <table:table-cell office:value-type="float" office:value="43.58448">
            <text:p>43,5844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92</text:p>
          </table:table-cell>
          <table:table-cell office:value-type="float" office:value="1188">
            <text:p>1188</text:p>
          </table:table-cell>
        </table:table-row>
        <table:table-row table:style-name="ro1">
          <table:table-cell office:value-type="float" office:value="1492">
            <text:p>1492</text:p>
          </table:table-cell>
          <table:table-cell office:value-type="float" office:value="1403">
            <text:p>1403</text:p>
          </table:table-cell>
          <table:table-cell office:value-type="float" office:value="3.88135">
            <text:p>3,88135</text:p>
          </table:table-cell>
          <table:table-cell office:value-type="float" office:value="43.58147">
            <text:p>43,5814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92</text:p>
          </table:table-cell>
          <table:table-cell office:value-type="float" office:value="1189">
            <text:p>1189</text:p>
          </table:table-cell>
        </table:table-row>
        <table:table-row table:style-name="ro1">
          <table:table-cell office:value-type="float" office:value="1501">
            <text:p>1501</text:p>
          </table:table-cell>
          <table:table-cell office:value-type="float" office:value="431">
            <text:p>431</text:p>
          </table:table-cell>
          <table:table-cell office:value-type="float" office:value="3.88107">
            <text:p>3,88107</text:p>
          </table:table-cell>
          <table:table-cell office:value-type="float" office:value="43.58145">
            <text:p>43,581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01</text:p>
          </table:table-cell>
          <table:table-cell office:value-type="float" office:value="1190">
            <text:p>1190</text:p>
          </table:table-cell>
        </table:table-row>
        <table:table-row table:style-name="ro1">
          <table:table-cell office:value-type="float" office:value="1501">
            <text:p>1501</text:p>
          </table:table-cell>
          <table:table-cell office:value-type="float" office:value="1396">
            <text:p>1396</text:p>
          </table:table-cell>
          <table:table-cell office:value-type="float" office:value="3.88002">
            <text:p>3,88002</text:p>
          </table:table-cell>
          <table:table-cell office:value-type="float" office:value="43.58202">
            <text:p>43,5820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01</text:p>
          </table:table-cell>
          <table:table-cell office:value-type="float" office:value="1191">
            <text:p>1191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office:value-type="float" office:value="1398">
            <text:p>1398</text:p>
          </table:table-cell>
          <table:table-cell office:value-type="float" office:value="3.87984">
            <text:p>3,87984</text:p>
          </table:table-cell>
          <table:table-cell office:value-type="float" office:value="43.58231">
            <text:p>43,5823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47</text:p>
          </table:table-cell>
          <table:table-cell office:value-type="float" office:value="1192">
            <text:p>1192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office:value-type="float" office:value="1398">
            <text:p>1398</text:p>
          </table:table-cell>
          <table:table-cell office:value-type="float" office:value="3.882">
            <text:p>3,882</text:p>
          </table:table-cell>
          <table:table-cell office:value-type="float" office:value="43.5851">
            <text:p>43,585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47</text:p>
          </table:table-cell>
          <table:table-cell office:value-type="float" office:value="1193">
            <text:p>1193</text:p>
          </table:table-cell>
        </table:table-row>
        <table:table-row table:style-name="ro1">
          <table:table-cell office:value-type="float" office:value="1445">
            <text:p>1445</text:p>
          </table:table-cell>
          <table:table-cell office:value-type="float" office:value="379">
            <text:p>379</text:p>
          </table:table-cell>
          <table:table-cell office:value-type="float" office:value="3.88239">
            <text:p>3,88239</text:p>
          </table:table-cell>
          <table:table-cell office:value-type="float" office:value="43.58516">
            <text:p>43,5851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45</text:p>
          </table:table-cell>
          <table:table-cell office:value-type="float" office:value="1194">
            <text:p>1194</text:p>
          </table:table-cell>
        </table:table-row>
        <table:table-row table:style-name="ro1">
          <table:table-cell office:value-type="float" office:value="1445">
            <text:p>1445</text:p>
          </table:table-cell>
          <table:table-cell office:value-type="float" office:value="1401">
            <text:p>1401</text:p>
          </table:table-cell>
          <table:table-cell office:value-type="float" office:value="3.88198">
            <text:p>3,88198</text:p>
          </table:table-cell>
          <table:table-cell office:value-type="float" office:value="43.58531">
            <text:p>43,5853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45</text:p>
          </table:table-cell>
          <table:table-cell office:value-type="float" office:value="1195">
            <text:p>1195</text:p>
          </table:table-cell>
        </table:table-row>
        <table:table-row table:style-name="ro1">
          <table:table-cell office:value-type="float" office:value="1445">
            <text:p>1445</text:p>
          </table:table-cell>
          <table:table-cell office:value-type="float" office:value="1401">
            <text:p>1401</text:p>
          </table:table-cell>
          <table:table-cell office:value-type="float" office:value="3.87938">
            <text:p>3,87938</text:p>
          </table:table-cell>
          <table:table-cell office:value-type="float" office:value="43.5858">
            <text:p>43,585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45</text:p>
          </table:table-cell>
          <table:table-cell office:value-type="float" office:value="1196">
            <text:p>1196</text:p>
          </table:table-cell>
        </table:table-row>
        <table:table-row table:style-name="ro1">
          <table:table-cell office:value-type="float" office:value="2183">
            <text:p>2183</text:p>
          </table:table-cell>
          <table:table-cell office:value-type="float" office:value="12133">
            <text:p>12133</text:p>
          </table:table-cell>
          <table:table-cell office:value-type="float" office:value="3.87717">
            <text:p>3,87717</text:p>
          </table:table-cell>
          <table:table-cell office:value-type="float" office:value="43.58231">
            <text:p>43,5823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83</text:p>
          </table:table-cell>
          <table:table-cell office:value-type="float" office:value="1197">
            <text:p>1197</text:p>
          </table:table-cell>
        </table:table-row>
        <table:table-row table:style-name="ro1">
          <table:table-cell office:value-type="float" office:value="2218">
            <text:p>2218</text:p>
          </table:table-cell>
          <table:table-cell office:value-type="float" office:value="12132">
            <text:p>12132</text:p>
          </table:table-cell>
          <table:table-cell office:value-type="float" office:value="3.87707">
            <text:p>3,87707</text:p>
          </table:table-cell>
          <table:table-cell office:value-type="float" office:value="43.58227">
            <text:p>43,5822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218</text:p>
          </table:table-cell>
          <table:table-cell office:value-type="float" office:value="1198">
            <text:p>1198</text:p>
          </table:table-cell>
        </table:table-row>
        <table:table-row table:style-name="ro1">
          <table:table-cell office:value-type="float" office:value="2189">
            <text:p>2189</text:p>
          </table:table-cell>
          <table:table-cell office:value-type="float" office:value="11032">
            <text:p>11032</text:p>
          </table:table-cell>
          <table:table-cell office:value-type="float" office:value="3.8769">
            <text:p>3,8769</text:p>
          </table:table-cell>
          <table:table-cell office:value-type="float" office:value="43.58111">
            <text:p>43,5811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89</text:p>
          </table:table-cell>
          <table:table-cell office:value-type="float" office:value="1199">
            <text:p>1199</text:p>
          </table:table-cell>
        </table:table-row>
        <table:table-row table:style-name="ro1">
          <table:table-cell office:value-type="float" office:value="2183">
            <text:p>2183</text:p>
          </table:table-cell>
          <table:table-cell office:value-type="float" office:value="391">
            <text:p>391</text:p>
          </table:table-cell>
          <table:table-cell office:value-type="float" office:value="3.87719">
            <text:p>3,87719</text:p>
          </table:table-cell>
          <table:table-cell office:value-type="float" office:value="43.58217">
            <text:p>43,5821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83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float" office:value="2218">
            <text:p>2218</text:p>
          </table:table-cell>
          <table:table-cell office:value-type="float" office:value="395">
            <text:p>395</text:p>
          </table:table-cell>
          <table:table-cell office:value-type="float" office:value="3.87731">
            <text:p>3,87731</text:p>
          </table:table-cell>
          <table:table-cell office:value-type="float" office:value="43.58228">
            <text:p>43,5822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18</text:p>
          </table:table-cell>
          <table:table-cell office:value-type="float" office:value="1201">
            <text:p>1201</text:p>
          </table:table-cell>
        </table:table-row>
        <table:table-row table:style-name="ro1">
          <table:table-cell office:value-type="float" office:value="2218">
            <text:p>2218</text:p>
          </table:table-cell>
          <table:table-cell office:value-type="float" office:value="395">
            <text:p>395</text:p>
          </table:table-cell>
          <table:table-cell office:value-type="float" office:value="3.87859">
            <text:p>3,87859</text:p>
          </table:table-cell>
          <table:table-cell office:value-type="float" office:value="43.5818">
            <text:p>43,581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18</text:p>
          </table:table-cell>
          <table:table-cell office:value-type="float" office:value="1202">
            <text:p>1202</text:p>
          </table:table-cell>
        </table:table-row>
        <table:table-row table:style-name="ro1">
          <table:table-cell office:value-type="float" office:value="2182">
            <text:p>2182</text:p>
          </table:table-cell>
          <table:table-cell office:value-type="float" office:value="419">
            <text:p>419</text:p>
          </table:table-cell>
          <table:table-cell office:value-type="float" office:value="3.87856">
            <text:p>3,87856</text:p>
          </table:table-cell>
          <table:table-cell office:value-type="float" office:value="43.58174">
            <text:p>43,5817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82</text:p>
          </table:table-cell>
          <table:table-cell office:value-type="float" office:value="1203">
            <text:p>1203</text:p>
          </table:table-cell>
        </table:table-row>
        <table:table-row table:style-name="ro1">
          <table:table-cell office:value-type="float" office:value="2216">
            <text:p>2216</text:p>
          </table:table-cell>
          <table:table-cell office:value-type="float" office:value="415">
            <text:p>415</text:p>
          </table:table-cell>
          <table:table-cell office:value-type="float" office:value="3.87647">
            <text:p>3,87647</text:p>
          </table:table-cell>
          <table:table-cell office:value-type="float" office:value="43.57998">
            <text:p>43,5799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16</text:p>
          </table:table-cell>
          <table:table-cell office:value-type="float" office:value="1204">
            <text:p>1204</text:p>
          </table:table-cell>
        </table:table-row>
        <table:table-row table:style-name="ro1">
          <table:table-cell office:value-type="float" office:value="2216">
            <text:p>2216</text:p>
          </table:table-cell>
          <table:table-cell office:value-type="float" office:value="415">
            <text:p>415</text:p>
          </table:table-cell>
          <table:table-cell office:value-type="float" office:value="3.87623">
            <text:p>3,87623</text:p>
          </table:table-cell>
          <table:table-cell office:value-type="float" office:value="43.57958">
            <text:p>43,5795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16</text:p>
          </table:table-cell>
          <table:table-cell office:value-type="float" office:value="1205">
            <text:p>1205</text:p>
          </table:table-cell>
        </table:table-row>
        <table:table-row table:style-name="ro1">
          <table:table-cell office:value-type="float" office:value="2216">
            <text:p>2216</text:p>
          </table:table-cell>
          <table:table-cell office:value-type="float" office:value="417">
            <text:p>417</text:p>
          </table:table-cell>
          <table:table-cell office:value-type="float" office:value="3.87523">
            <text:p>3,87523</text:p>
          </table:table-cell>
          <table:table-cell office:value-type="float" office:value="43.57939">
            <text:p>43,5793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16</text:p>
          </table:table-cell>
          <table:table-cell office:value-type="float" office:value="1206">
            <text:p>1206</text:p>
          </table:table-cell>
        </table:table-row>
        <table:table-row table:style-name="ro1">
          <table:table-cell office:value-type="float" office:value="2241">
            <text:p>2241</text:p>
          </table:table-cell>
          <table:table-cell office:value-type="float" office:value="414">
            <text:p>414</text:p>
          </table:table-cell>
          <table:table-cell office:value-type="float" office:value="3.87524">
            <text:p>3,87524</text:p>
          </table:table-cell>
          <table:table-cell office:value-type="float" office:value="43.5795">
            <text:p>43,579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41</text:p>
          </table:table-cell>
          <table:table-cell office:value-type="float" office:value="1207">
            <text:p>1207</text:p>
          </table:table-cell>
        </table:table-row>
        <table:table-row table:style-name="ro1">
          <table:table-cell office:value-type="float" office:value="2241">
            <text:p>2241</text:p>
          </table:table-cell>
          <table:table-cell office:value-type="float" office:value="418">
            <text:p>418</text:p>
          </table:table-cell>
          <table:table-cell office:value-type="float" office:value="3.87452">
            <text:p>3,87452</text:p>
          </table:table-cell>
          <table:table-cell office:value-type="float" office:value="43.57896">
            <text:p>43,5789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41</text:p>
          </table:table-cell>
          <table:table-cell office:value-type="float" office:value="1208">
            <text:p>1208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1421">
            <text:p>1421</text:p>
          </table:table-cell>
          <table:table-cell office:value-type="float" office:value="3.87566">
            <text:p>3,87566</text:p>
          </table:table-cell>
          <table:table-cell office:value-type="float" office:value="43.57821">
            <text:p>43,5782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1209">
            <text:p>1209</text:p>
          </table:table-cell>
        </table:table-row>
        <table:table-row table:style-name="ro1">
          <table:table-cell office:value-type="float" office:value="3001">
            <text:p>3001</text:p>
          </table:table-cell>
          <table:table-cell office:value-type="float" office:value="1415">
            <text:p>1415</text:p>
          </table:table-cell>
          <table:table-cell office:value-type="float" office:value="3.86935">
            <text:p>3,86935</text:p>
          </table:table-cell>
          <table:table-cell office:value-type="float" office:value="43.57958">
            <text:p>43,5795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001</text:p>
          </table:table-cell>
          <table:table-cell office:value-type="float" office:value="1210">
            <text:p>1210</text:p>
          </table:table-cell>
        </table:table-row>
        <table:table-row table:style-name="ro1">
          <table:table-cell office:value-type="float" office:value="1549">
            <text:p>1549</text:p>
          </table:table-cell>
          <table:table-cell office:value-type="float" office:value="6402">
            <text:p>6402</text:p>
          </table:table-cell>
          <table:table-cell office:value-type="float" office:value="3.86812">
            <text:p>3,86812</text:p>
          </table:table-cell>
          <table:table-cell office:value-type="float" office:value="43.57503">
            <text:p>43,5750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49</text:p>
          </table:table-cell>
          <table:table-cell office:value-type="float" office:value="1211">
            <text:p>1211</text:p>
          </table:table-cell>
        </table:table-row>
        <table:table-row table:style-name="ro1">
          <table:table-cell office:value-type="float" office:value="2210">
            <text:p>2210</text:p>
          </table:table-cell>
          <table:table-cell office:value-type="float" office:value="429">
            <text:p>429</text:p>
          </table:table-cell>
          <table:table-cell office:value-type="float" office:value="3.88084">
            <text:p>3,88084</text:p>
          </table:table-cell>
          <table:table-cell office:value-type="float" office:value="43.58089">
            <text:p>43,5808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10</text:p>
          </table:table-cell>
          <table:table-cell office:value-type="float" office:value="1212">
            <text:p>1212</text:p>
          </table:table-cell>
        </table:table-row>
        <table:table-row table:style-name="ro1">
          <table:table-cell office:value-type="float" office:value="2210">
            <text:p>2210</text:p>
          </table:table-cell>
          <table:table-cell office:value-type="float" office:value="421">
            <text:p>421</text:p>
          </table:table-cell>
          <table:table-cell office:value-type="float" office:value="3.87913">
            <text:p>3,87913</text:p>
          </table:table-cell>
          <table:table-cell office:value-type="float" office:value="43.58105">
            <text:p>43,5810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210</text:p>
          </table:table-cell>
          <table:table-cell office:value-type="float" office:value="1213">
            <text:p>1213</text:p>
          </table:table-cell>
        </table:table-row>
        <table:table-row table:style-name="ro1">
          <table:table-cell office:value-type="float" office:value="2218">
            <text:p>2218</text:p>
          </table:table-cell>
          <table:table-cell office:value-type="float" office:value="381">
            <text:p>381</text:p>
          </table:table-cell>
          <table:table-cell office:value-type="float" office:value="3.87886">
            <text:p>3,87886</text:p>
          </table:table-cell>
          <table:table-cell office:value-type="float" office:value="43.58175">
            <text:p>43,5817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18</text:p>
          </table:table-cell>
          <table:table-cell office:value-type="float" office:value="1214">
            <text:p>1214</text:p>
          </table:table-cell>
        </table:table-row>
        <table:table-row table:style-name="ro1">
          <table:table-cell office:value-type="float" office:value="2182">
            <text:p>2182</text:p>
          </table:table-cell>
          <table:table-cell office:value-type="float" office:value="427">
            <text:p>427</text:p>
          </table:table-cell>
          <table:table-cell office:value-type="float" office:value="3.87889">
            <text:p>3,87889</text:p>
          </table:table-cell>
          <table:table-cell office:value-type="float" office:value="43.58186">
            <text:p>43,5818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82</text:p>
          </table:table-cell>
          <table:table-cell office:value-type="float" office:value="1215">
            <text:p>1215</text:p>
          </table:table-cell>
        </table:table-row>
        <table:table-row table:style-name="ro1">
          <table:table-cell office:value-type="float" office:value="2182">
            <text:p>2182</text:p>
          </table:table-cell>
          <table:table-cell office:value-type="float" office:value="427">
            <text:p>427</text:p>
          </table:table-cell>
          <table:table-cell office:value-type="float" office:value="3.87946">
            <text:p>3,87946</text:p>
          </table:table-cell>
          <table:table-cell office:value-type="float" office:value="43.58212">
            <text:p>43,5821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82</text:p>
          </table:table-cell>
          <table:table-cell office:value-type="float" office:value="1216">
            <text:p>1216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office:value-type="float" office:value="378">
            <text:p>378</text:p>
          </table:table-cell>
          <table:table-cell office:value-type="float" office:value="3.8822">
            <text:p>3,8822</text:p>
          </table:table-cell>
          <table:table-cell office:value-type="float" office:value="43.58539">
            <text:p>43,5853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47</text:p>
          </table:table-cell>
          <table:table-cell office:value-type="float" office:value="1217">
            <text:p>1217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office:value-type="float" office:value="8047">
            <text:p>8047</text:p>
          </table:table-cell>
          <table:table-cell office:value-type="float" office:value="3.88429">
            <text:p>3,88429</text:p>
          </table:table-cell>
          <table:table-cell office:value-type="float" office:value="43.58838">
            <text:p>43,5883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47</text:p>
          </table:table-cell>
          <table:table-cell office:value-type="float" office:value="1218">
            <text:p>1218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office:value-type="float" office:value="5975">
            <text:p>5975</text:p>
          </table:table-cell>
          <table:table-cell office:value-type="float" office:value="3.88471">
            <text:p>3,88471</text:p>
          </table:table-cell>
          <table:table-cell office:value-type="float" office:value="43.58899">
            <text:p>43,5889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47</text:p>
          </table:table-cell>
          <table:table-cell office:value-type="float" office:value="1219">
            <text:p>1219</text:p>
          </table:table-cell>
        </table:table-row>
        <table:table-row table:style-name="ro1">
          <table:table-cell office:value-type="float" office:value="2239">
            <text:p>2239</text:p>
          </table:table-cell>
          <table:table-cell office:value-type="float" office:value="13652">
            <text:p>13652</text:p>
          </table:table-cell>
          <table:table-cell office:value-type="float" office:value="3.88471">
            <text:p>3,88471</text:p>
          </table:table-cell>
          <table:table-cell office:value-type="float" office:value="43.58911">
            <text:p>43,5891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39</text:p>
          </table:table-cell>
          <table:table-cell office:value-type="float" office:value="1220">
            <text:p>1220</text:p>
          </table:table-cell>
        </table:table-row>
        <table:table-row table:style-name="ro1">
          <table:table-cell office:value-type="float" office:value="2239">
            <text:p>2239</text:p>
          </table:table-cell>
          <table:table-cell office:value-type="float" office:value="6377">
            <text:p>6377</text:p>
          </table:table-cell>
          <table:table-cell office:value-type="float" office:value="3.8894">
            <text:p>3,8894</text:p>
          </table:table-cell>
          <table:table-cell office:value-type="float" office:value="43.58899">
            <text:p>43,5889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39</text:p>
          </table:table-cell>
          <table:table-cell office:value-type="float" office:value="1221">
            <text:p>1221</text:p>
          </table:table-cell>
        </table:table-row>
        <table:table-row table:style-name="ro1">
          <table:table-cell office:value-type="float" office:value="2239">
            <text:p>2239</text:p>
          </table:table-cell>
          <table:table-cell office:value-type="float" office:value="6379">
            <text:p>6379</text:p>
          </table:table-cell>
          <table:table-cell office:value-type="float" office:value="3.88485">
            <text:p>3,88485</text:p>
          </table:table-cell>
          <table:table-cell office:value-type="float" office:value="43.58906">
            <text:p>43,5890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39</text:p>
          </table:table-cell>
          <table:table-cell office:value-type="float" office:value="1222">
            <text:p>1222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office:value-type="float" office:value="5976">
            <text:p>5976</text:p>
          </table:table-cell>
          <table:table-cell office:value-type="float" office:value="3.8848">
            <text:p>3,8848</text:p>
          </table:table-cell>
          <table:table-cell office:value-type="float" office:value="43.58913">
            <text:p>43,5891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47</text:p>
          </table:table-cell>
          <table:table-cell office:value-type="float" office:value="1223">
            <text:p>1223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office:value-type="float" office:value="5976">
            <text:p>5976</text:p>
          </table:table-cell>
          <table:table-cell office:value-type="float" office:value="3.88552">
            <text:p>3,88552</text:p>
          </table:table-cell>
          <table:table-cell office:value-type="float" office:value="43.59017">
            <text:p>43,5901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47</text:p>
          </table:table-cell>
          <table:table-cell office:value-type="float" office:value="1224">
            <text:p>1224</text:p>
          </table:table-cell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5931">
            <text:p>5931</text:p>
          </table:table-cell>
          <table:table-cell office:value-type="float" office:value="3.88335">
            <text:p>3,88335</text:p>
          </table:table-cell>
          <table:table-cell office:value-type="float" office:value="43.59115">
            <text:p>43,5911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01</text:p>
          </table:table-cell>
          <table:table-cell office:value-type="float" office:value="1225">
            <text:p>1225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5927">
            <text:p>5927</text:p>
          </table:table-cell>
          <table:table-cell office:value-type="float" office:value="3.88331">
            <text:p>3,88331</text:p>
          </table:table-cell>
          <table:table-cell office:value-type="float" office:value="43.59122">
            <text:p>43,5912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10</text:p>
          </table:table-cell>
          <table:table-cell office:value-type="float" office:value="1226">
            <text:p>1226</text:p>
          </table:table-cell>
        </table:table-row>
        <table:table-row table:style-name="ro1">
          <table:table-cell office:value-type="float" office:value="2639">
            <text:p>2639</text:p>
          </table:table-cell>
          <table:table-cell office:value-type="float" office:value="5928">
            <text:p>5928</text:p>
          </table:table-cell>
          <table:table-cell office:value-type="float" office:value="3.88345">
            <text:p>3,88345</text:p>
          </table:table-cell>
          <table:table-cell office:value-type="float" office:value="43.59154">
            <text:p>43,5915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639</text:p>
          </table:table-cell>
          <table:table-cell office:value-type="float" office:value="1227">
            <text:p>1227</text:p>
          </table:table-cell>
        </table:table-row>
        <table:table-row table:style-name="ro1">
          <table:table-cell office:value-type="float" office:value="2638">
            <text:p>2638</text:p>
          </table:table-cell>
          <table:table-cell office:value-type="float" office:value="5952">
            <text:p>5952</text:p>
          </table:table-cell>
          <table:table-cell office:value-type="float" office:value="3.88405">
            <text:p>3,88405</text:p>
          </table:table-cell>
          <table:table-cell office:value-type="float" office:value="43.59238">
            <text:p>43,5923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638</text:p>
          </table:table-cell>
          <table:table-cell office:value-type="float" office:value="1228">
            <text:p>1228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5918">
            <text:p>5918</text:p>
          </table:table-cell>
          <table:table-cell office:value-type="float" office:value="3.88154">
            <text:p>3,88154</text:p>
          </table:table-cell>
          <table:table-cell office:value-type="float" office:value="43.59186">
            <text:p>43,5918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10</text:p>
          </table:table-cell>
          <table:table-cell office:value-type="float" office:value="1229">
            <text:p>1229</text:p>
          </table:table-cell>
        </table:table-row>
        <table:table-row table:style-name="ro1">
          <table:table-cell office:value-type="float" office:value="2163">
            <text:p>2163</text:p>
          </table:table-cell>
          <table:table-cell office:value-type="float" office:value="5973">
            <text:p>5973</text:p>
          </table:table-cell>
          <table:table-cell office:value-type="float" office:value="3.88051">
            <text:p>3,88051</text:p>
          </table:table-cell>
          <table:table-cell office:value-type="float" office:value="43.59229">
            <text:p>43,5922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63</text:p>
          </table:table-cell>
          <table:table-cell office:value-type="float" office:value="1230">
            <text:p>1230</text:p>
          </table:table-cell>
        </table:table-row>
        <table:table-row table:style-name="ro1">
          <table:table-cell office:value-type="float" office:value="1536">
            <text:p>1536</text:p>
          </table:table-cell>
          <table:table-cell office:value-type="float" office:value="6269">
            <text:p>6269</text:p>
          </table:table-cell>
          <table:table-cell office:value-type="float" office:value="3.88367">
            <text:p>3,88367</text:p>
          </table:table-cell>
          <table:table-cell office:value-type="float" office:value="43.59493">
            <text:p>43,5949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36</text:p>
          </table:table-cell>
          <table:table-cell office:value-type="float" office:value="1231">
            <text:p>1231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6270">
            <text:p>6270</text:p>
          </table:table-cell>
          <table:table-cell office:value-type="float" office:value="3.88365">
            <text:p>3,88365</text:p>
          </table:table-cell>
          <table:table-cell office:value-type="float" office:value="43.59502">
            <text:p>43,5950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46</text:p>
          </table:table-cell>
          <table:table-cell office:value-type="float" office:value="1232">
            <text:p>1232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5939">
            <text:p>5939</text:p>
          </table:table-cell>
          <table:table-cell office:value-type="float" office:value="3.88187">
            <text:p>3,88187</text:p>
          </table:table-cell>
          <table:table-cell office:value-type="float" office:value="43.59609">
            <text:p>43,5960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25</text:p>
          </table:table-cell>
          <table:table-cell office:value-type="float" office:value="1233">
            <text:p>1233</text:p>
          </table:table-cell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5972">
            <text:p>5972</text:p>
          </table:table-cell>
          <table:table-cell office:value-type="float" office:value="3.88005">
            <text:p>3,88005</text:p>
          </table:table-cell>
          <table:table-cell office:value-type="float" office:value="43.59246">
            <text:p>43,5924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01</text:p>
          </table:table-cell>
          <table:table-cell office:value-type="float" office:value="1234">
            <text:p>1234</text:p>
          </table:table-cell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5970">
            <text:p>5970</text:p>
          </table:table-cell>
          <table:table-cell office:value-type="float" office:value="3.87957">
            <text:p>3,87957</text:p>
          </table:table-cell>
          <table:table-cell office:value-type="float" office:value="43.593">
            <text:p>43,59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01</text:p>
          </table:table-cell>
          <table:table-cell office:value-type="float" office:value="1235">
            <text:p>1235</text:p>
          </table:table-cell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5982">
            <text:p>5982</text:p>
          </table:table-cell>
          <table:table-cell office:value-type="float" office:value="3.87929">
            <text:p>3,87929</text:p>
          </table:table-cell>
          <table:table-cell office:value-type="float" office:value="43.59391">
            <text:p>43,5939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01</text:p>
          </table:table-cell>
          <table:table-cell office:value-type="float" office:value="1236">
            <text:p>1236</text:p>
          </table:table-cell>
        </table:table-row>
        <table:table-row table:style-name="ro1">
          <table:table-cell office:value-type="float" office:value="2082">
            <text:p>2082</text:p>
          </table:table-cell>
          <table:table-cell office:value-type="float" office:value="5981">
            <text:p>5981</text:p>
          </table:table-cell>
          <table:table-cell office:value-type="float" office:value="3.87929">
            <text:p>3,87929</text:p>
          </table:table-cell>
          <table:table-cell office:value-type="float" office:value="43.59421">
            <text:p>43,5942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82</text:p>
          </table:table-cell>
          <table:table-cell office:value-type="float" office:value="1237">
            <text:p>1237</text:p>
          </table:table-cell>
        </table:table-row>
        <table:table-row table:style-name="ro1">
          <table:table-cell office:value-type="float" office:value="1701">
            <text:p>1701</text:p>
          </table:table-cell>
          <table:table-cell office:value-type="float" office:value="16293">
            <text:p>16293</text:p>
          </table:table-cell>
          <table:table-cell office:value-type="float" office:value="3.87768">
            <text:p>3,87768</text:p>
          </table:table-cell>
          <table:table-cell office:value-type="float" office:value="43.59639">
            <text:p>43,5963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01</text:p>
          </table:table-cell>
          <table:table-cell office:value-type="float" office:value="1238">
            <text:p>1238</text:p>
          </table:table-cell>
        </table:table-row>
        <table:table-row table:style-name="ro1">
          <table:table-cell office:value-type="float" office:value="3380">
            <text:p>3380</text:p>
          </table:table-cell>
          <table:table-cell office:value-type="float" office:value="7927">
            <text:p>7927</text:p>
          </table:table-cell>
          <table:table-cell office:value-type="float" office:value="3.8776">
            <text:p>3,8776</text:p>
          </table:table-cell>
          <table:table-cell office:value-type="float" office:value="43.597">
            <text:p>43,59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380</text:p>
          </table:table-cell>
          <table:table-cell office:value-type="float" office:value="1239">
            <text:p>1239</text:p>
          </table:table-cell>
        </table:table-row>
        <table:table-row table:style-name="ro1">
          <table:table-cell office:value-type="float" office:value="1701">
            <text:p>1701</text:p>
          </table:table-cell>
          <table:table-cell office:value-type="float" office:value="5728">
            <text:p>5728</text:p>
          </table:table-cell>
          <table:table-cell office:value-type="float" office:value="3.87782">
            <text:p>3,87782</text:p>
          </table:table-cell>
          <table:table-cell office:value-type="float" office:value="43.59704">
            <text:p>43,5970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01</text:p>
          </table:table-cell>
          <table:table-cell office:value-type="float" office:value="1240">
            <text:p>1240</text:p>
          </table:table-cell>
        </table:table-row>
        <table:table-row table:style-name="ro1">
          <table:table-cell office:value-type="float" office:value="1701">
            <text:p>1701</text:p>
          </table:table-cell>
          <table:table-cell office:value-type="float" office:value="5570">
            <text:p>5570</text:p>
          </table:table-cell>
          <table:table-cell office:value-type="float" office:value="3.87838">
            <text:p>3,87838</text:p>
          </table:table-cell>
          <table:table-cell office:value-type="float" office:value="43.59788">
            <text:p>43,5978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01</text:p>
          </table:table-cell>
          <table:table-cell office:value-type="float" office:value="1241">
            <text:p>1241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5734">
            <text:p>5734</text:p>
          </table:table-cell>
          <table:table-cell office:value-type="float" office:value="3.87797">
            <text:p>3,87797</text:p>
          </table:table-cell>
          <table:table-cell office:value-type="float" office:value="43.59698">
            <text:p>43,5969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41</text:p>
          </table:table-cell>
          <table:table-cell office:value-type="float" office:value="1242">
            <text:p>1242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5734">
            <text:p>5734</text:p>
          </table:table-cell>
          <table:table-cell office:value-type="float" office:value="3.88042">
            <text:p>3,88042</text:p>
          </table:table-cell>
          <table:table-cell office:value-type="float" office:value="43.59698">
            <text:p>43,5969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41</text:p>
          </table:table-cell>
          <table:table-cell office:value-type="float" office:value="1243">
            <text:p>1243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5962">
            <text:p>5962</text:p>
          </table:table-cell>
          <table:table-cell office:value-type="float" office:value="3.8806">
            <text:p>3,8806</text:p>
          </table:table-cell>
          <table:table-cell office:value-type="float" office:value="43.5967">
            <text:p>43,596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46</text:p>
          </table:table-cell>
          <table:table-cell office:value-type="float" office:value="1244">
            <text:p>1244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5963">
            <text:p>5963</text:p>
          </table:table-cell>
          <table:table-cell office:value-type="float" office:value="3.88047">
            <text:p>3,88047</text:p>
          </table:table-cell>
          <table:table-cell office:value-type="float" office:value="43.59681">
            <text:p>43,5968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46</text:p>
          </table:table-cell>
          <table:table-cell office:value-type="float" office:value="1245">
            <text:p>1245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5964">
            <text:p>5964</text:p>
          </table:table-cell>
          <table:table-cell office:value-type="float" office:value="3.88062">
            <text:p>3,88062</text:p>
          </table:table-cell>
          <table:table-cell office:value-type="float" office:value="43.59686">
            <text:p>43,5968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19</text:p>
          </table:table-cell>
          <table:table-cell office:value-type="float" office:value="1246">
            <text:p>1246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6272">
            <text:p>6272</text:p>
          </table:table-cell>
          <table:table-cell office:value-type="float" office:value="3.88601">
            <text:p>3,88601</text:p>
          </table:table-cell>
          <table:table-cell office:value-type="float" office:value="43.59362">
            <text:p>43,5936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46</text:p>
          </table:table-cell>
          <table:table-cell office:value-type="float" office:value="1247">
            <text:p>1247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6272">
            <text:p>6272</text:p>
          </table:table-cell>
          <table:table-cell office:value-type="float" office:value="3.88429">
            <text:p>3,88429</text:p>
          </table:table-cell>
          <table:table-cell office:value-type="float" office:value="43.59471">
            <text:p>43,5947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46</text:p>
          </table:table-cell>
          <table:table-cell office:value-type="float" office:value="1248">
            <text:p>1248</text:p>
          </table:table-cell>
        </table:table-row>
        <table:table-row table:style-name="ro1">
          <table:table-cell office:value-type="float" office:value="1141">
            <text:p>1141</text:p>
          </table:table-cell>
          <table:table-cell office:value-type="float" office:value="5949">
            <text:p>5949</text:p>
          </table:table-cell>
          <table:table-cell office:value-type="float" office:value="3.88259">
            <text:p>3,88259</text:p>
          </table:table-cell>
          <table:table-cell office:value-type="float" office:value="43.59321">
            <text:p>43,5932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41</text:p>
          </table:table-cell>
          <table:table-cell office:value-type="float" office:value="1249">
            <text:p>1249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6434">
            <text:p>6434</text:p>
          </table:table-cell>
          <table:table-cell office:value-type="float" office:value="3.8659">
            <text:p>3,8659</text:p>
          </table:table-cell>
          <table:table-cell office:value-type="float" office:value="43.65023">
            <text:p>43,6502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2351">
            <text:p>2351</text:p>
          </table:table-cell>
          <table:table-cell office:value-type="float" office:value="2857">
            <text:p>2857</text:p>
          </table:table-cell>
          <table:table-cell office:value-type="float" office:value="3.85422">
            <text:p>3,85422</text:p>
          </table:table-cell>
          <table:table-cell office:value-type="float" office:value="43.6468">
            <text:p>43,646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51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1833">
            <text:p>1833</text:p>
          </table:table-cell>
          <table:table-cell office:value-type="float" office:value="2885">
            <text:p>2885</text:p>
          </table:table-cell>
          <table:table-cell office:value-type="float" office:value="3.85735">
            <text:p>3,85735</text:p>
          </table:table-cell>
          <table:table-cell office:value-type="float" office:value="43.64098">
            <text:p>43,6409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33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1834">
            <text:p>1834</text:p>
          </table:table-cell>
          <table:table-cell office:value-type="float" office:value="2889">
            <text:p>2889</text:p>
          </table:table-cell>
          <table:table-cell office:value-type="float" office:value="3.8562">
            <text:p>3,8562</text:p>
          </table:table-cell>
          <table:table-cell office:value-type="float" office:value="43.64156">
            <text:p>43,6415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34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2351">
            <text:p>2351</text:p>
          </table:table-cell>
          <table:table-cell office:value-type="float" office:value="2854">
            <text:p>2854</text:p>
          </table:table-cell>
          <table:table-cell office:value-type="float" office:value="3.85291">
            <text:p>3,85291</text:p>
          </table:table-cell>
          <table:table-cell office:value-type="float" office:value="43.64533">
            <text:p>43,6453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51</text:p>
          </table:table-cell>
          <table:table-cell office:value-type="float" office:value="495">
            <text:p>495</text:p>
          </table:table-cell>
        </table:table-row>
        <table:table-row table:style-name="ro1">
          <table:table-cell office:value-type="float" office:value="2226">
            <text:p>2226</text:p>
          </table:table-cell>
          <table:table-cell office:value-type="float" office:value="16214">
            <text:p>16214</text:p>
          </table:table-cell>
          <table:table-cell office:value-type="float" office:value="3.85278">
            <text:p>3,85278</text:p>
          </table:table-cell>
          <table:table-cell office:value-type="float" office:value="43.64543">
            <text:p>43,6454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26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3154">
            <text:p>3154</text:p>
          </table:table-cell>
          <table:table-cell office:value-type="float" office:value="6702">
            <text:p>6702</text:p>
          </table:table-cell>
          <table:table-cell office:value-type="float" office:value="3.84603">
            <text:p>3,84603</text:p>
          </table:table-cell>
          <table:table-cell office:value-type="float" office:value="43.6408">
            <text:p>43,640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154</text:p>
          </table:table-cell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1727">
            <text:p>1727</text:p>
          </table:table-cell>
          <table:table-cell office:value-type="float" office:value="2943">
            <text:p>2943</text:p>
          </table:table-cell>
          <table:table-cell office:value-type="float" office:value="3.84718">
            <text:p>3,84718</text:p>
          </table:table-cell>
          <table:table-cell office:value-type="float" office:value="43.63851">
            <text:p>43,6385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27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3422">
            <text:p>3422</text:p>
          </table:table-cell>
          <table:table-cell office:value-type="float" office:value="3.8479">
            <text:p>3,8479</text:p>
          </table:table-cell>
          <table:table-cell office:value-type="float" office:value="43.63634">
            <text:p>43,6363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17</text:p>
          </table:table-cell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2930">
            <text:p>2930</text:p>
          </table:table-cell>
          <table:table-cell office:value-type="float" office:value="3.84506">
            <text:p>3,84506</text:p>
          </table:table-cell>
          <table:table-cell office:value-type="float" office:value="43.63696">
            <text:p>43,6369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8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2890">
            <text:p>2890</text:p>
          </table:table-cell>
          <table:table-cell office:value-type="float" office:value="3.85848">
            <text:p>3,85848</text:p>
          </table:table-cell>
          <table:table-cell office:value-type="float" office:value="43.64005">
            <text:p>43,6400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08</text:p>
          </table:table-cell>
          <table:table-cell office:value-type="float" office:value="501">
            <text:p>501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2987">
            <text:p>2987</text:p>
          </table:table-cell>
          <table:table-cell office:value-type="float" office:value="3.85867">
            <text:p>3,85867</text:p>
          </table:table-cell>
          <table:table-cell office:value-type="float" office:value="43.63779">
            <text:p>43,6377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41</text:p>
          </table:table-cell>
          <table:table-cell office:value-type="float" office:value="502">
            <text:p>502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2988">
            <text:p>2988</text:p>
          </table:table-cell>
          <table:table-cell office:value-type="float" office:value="3.85676">
            <text:p>3,85676</text:p>
          </table:table-cell>
          <table:table-cell office:value-type="float" office:value="43.63859">
            <text:p>43,6385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41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2983">
            <text:p>2983</text:p>
          </table:table-cell>
          <table:table-cell office:value-type="float" office:value="3.85431">
            <text:p>3,85431</text:p>
          </table:table-cell>
          <table:table-cell office:value-type="float" office:value="43.63923">
            <text:p>43,6392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41</text:p>
          </table:table-cell>
          <table:table-cell office:value-type="float" office:value="504">
            <text:p>504</text:p>
          </table:table-cell>
        </table:table-row>
        <table:table-row table:style-name="ro1">
          <table:table-cell office:value-type="float" office:value="1616">
            <text:p>1616</text:p>
          </table:table-cell>
          <table:table-cell office:value-type="float" office:value="3418">
            <text:p>3418</text:p>
          </table:table-cell>
          <table:table-cell office:value-type="float" office:value="3.84974">
            <text:p>3,84974</text:p>
          </table:table-cell>
          <table:table-cell office:value-type="float" office:value="43.63442">
            <text:p>43,6344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16</text:p>
          </table:table-cell>
          <table:table-cell office:value-type="float" office:value="505">
            <text:p>505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6769">
            <text:p>6769</text:p>
          </table:table-cell>
          <table:table-cell office:value-type="float" office:value="3.84786">
            <text:p>3,84786</text:p>
          </table:table-cell>
          <table:table-cell office:value-type="float" office:value="43.63621">
            <text:p>43,6362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87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6769">
            <text:p>6769</text:p>
          </table:table-cell>
          <table:table-cell office:value-type="float" office:value="3.84727">
            <text:p>3,84727</text:p>
          </table:table-cell>
          <table:table-cell office:value-type="float" office:value="43.63602">
            <text:p>43,6360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87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3427">
            <text:p>3427</text:p>
          </table:table-cell>
          <table:table-cell office:value-type="float" office:value="3.8454">
            <text:p>3,8454</text:p>
          </table:table-cell>
          <table:table-cell office:value-type="float" office:value="43.63543">
            <text:p>43,6354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87</text:p>
          </table:table-cell>
          <table:table-cell office:value-type="float" office:value="508">
            <text:p>508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3428">
            <text:p>3428</text:p>
          </table:table-cell>
          <table:table-cell office:value-type="float" office:value="3.84401">
            <text:p>3,84401</text:p>
          </table:table-cell>
          <table:table-cell office:value-type="float" office:value="43.63501">
            <text:p>43,6350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87</text:p>
          </table:table-cell>
          <table:table-cell office:value-type="float" office:value="509">
            <text:p>509</text:p>
          </table:table-cell>
        </table:table-row>
        <table:table-row table:style-name="ro1">
          <table:table-cell office:value-type="float" office:value="1590">
            <text:p>1590</text:p>
          </table:table-cell>
          <table:table-cell office:value-type="float" office:value="6253">
            <text:p>6253</text:p>
          </table:table-cell>
          <table:table-cell office:value-type="float" office:value="3.84468">
            <text:p>3,84468</text:p>
          </table:table-cell>
          <table:table-cell office:value-type="float" office:value="43.63624">
            <text:p>43,6362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90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 office:value-type="float" office:value="1590">
            <text:p>1590</text:p>
          </table:table-cell>
          <table:table-cell office:value-type="float" office:value="6253">
            <text:p>6253</text:p>
          </table:table-cell>
          <table:table-cell office:value-type="float" office:value="3.84566">
            <text:p>3,84566</text:p>
          </table:table-cell>
          <table:table-cell office:value-type="float" office:value="43.63558">
            <text:p>43,6355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90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3559">
            <text:p>3559</text:p>
          </table:table-cell>
          <table:table-cell office:value-type="float" office:value="3.84938">
            <text:p>3,84938</text:p>
          </table:table-cell>
          <table:table-cell office:value-type="float" office:value="43.63436">
            <text:p>43,6343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15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3559">
            <text:p>3559</text:p>
          </table:table-cell>
          <table:table-cell office:value-type="float" office:value="3.8517">
            <text:p>3,8517</text:p>
          </table:table-cell>
          <table:table-cell office:value-type="float" office:value="43.63242">
            <text:p>43,6324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15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3018">
            <text:p>3018</text:p>
          </table:table-cell>
          <table:table-cell office:value-type="float" office:value="3566">
            <text:p>3566</text:p>
          </table:table-cell>
          <table:table-cell office:value-type="float" office:value="3.85362">
            <text:p>3,85362</text:p>
          </table:table-cell>
          <table:table-cell office:value-type="float" office:value="43.63168">
            <text:p>43,6316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018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1814">
            <text:p>1814</text:p>
          </table:table-cell>
          <table:table-cell office:value-type="float" office:value="3571">
            <text:p>3571</text:p>
          </table:table-cell>
          <table:table-cell office:value-type="float" office:value="3.85371">
            <text:p>3,85371</text:p>
          </table:table-cell>
          <table:table-cell office:value-type="float" office:value="43.63181">
            <text:p>43,6318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14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 office:value-type="float" office:value="1814">
            <text:p>1814</text:p>
          </table:table-cell>
          <table:table-cell office:value-type="float" office:value="3608">
            <text:p>3608</text:p>
          </table:table-cell>
          <table:table-cell office:value-type="float" office:value="3.85665">
            <text:p>3,85665</text:p>
          </table:table-cell>
          <table:table-cell office:value-type="float" office:value="43.63214">
            <text:p>43,6321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14</text:p>
          </table:table-cell>
          <table:table-cell office:value-type="float" office:value="516">
            <text:p>516</text:p>
          </table:table-cell>
        </table:table-row>
        <table:table-row table:style-name="ro1">
          <table:table-cell office:value-type="float" office:value="1814">
            <text:p>1814</text:p>
          </table:table-cell>
          <table:table-cell office:value-type="float" office:value="3611">
            <text:p>3611</text:p>
          </table:table-cell>
          <table:table-cell office:value-type="float" office:value="3.85845">
            <text:p>3,85845</text:p>
          </table:table-cell>
          <table:table-cell office:value-type="float" office:value="43.6318">
            <text:p>43,631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14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3580">
            <text:p>3580</text:p>
          </table:table-cell>
          <table:table-cell office:value-type="float" office:value="3.85866">
            <text:p>3,85866</text:p>
          </table:table-cell>
          <table:table-cell office:value-type="float" office:value="43.63244">
            <text:p>43,6324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18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3577">
            <text:p>3577</text:p>
          </table:table-cell>
          <table:table-cell office:value-type="float" office:value="3.85861">
            <text:p>3,85861</text:p>
          </table:table-cell>
          <table:table-cell office:value-type="float" office:value="43.63281">
            <text:p>43,6328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18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3576">
            <text:p>3576</text:p>
          </table:table-cell>
          <table:table-cell office:value-type="float" office:value="3.85852">
            <text:p>3,85852</text:p>
          </table:table-cell>
          <table:table-cell office:value-type="float" office:value="43.63386">
            <text:p>43,6338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18</text:p>
          </table:table-cell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3403">
            <text:p>3403</text:p>
          </table:table-cell>
          <table:table-cell office:value-type="float" office:value="3.85977">
            <text:p>3,85977</text:p>
          </table:table-cell>
          <table:table-cell office:value-type="float" office:value="43.63464">
            <text:p>43,6346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18</text:p>
          </table:table-cell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3407">
            <text:p>3407</text:p>
          </table:table-cell>
          <table:table-cell office:value-type="float" office:value="3.85991">
            <text:p>3,85991</text:p>
          </table:table-cell>
          <table:table-cell office:value-type="float" office:value="43.63457">
            <text:p>43,6345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08</text:p>
          </table:table-cell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3400">
            <text:p>3400</text:p>
          </table:table-cell>
          <table:table-cell office:value-type="float" office:value="3.85994">
            <text:p>3,85994</text:p>
          </table:table-cell>
          <table:table-cell office:value-type="float" office:value="43.6372">
            <text:p>43,637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08</text:p>
          </table:table-cell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3400">
            <text:p>3400</text:p>
          </table:table-cell>
          <table:table-cell office:value-type="float" office:value="3.85965">
            <text:p>3,85965</text:p>
          </table:table-cell>
          <table:table-cell office:value-type="float" office:value="43.63762">
            <text:p>43,6376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08</text:p>
          </table:table-cell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2741">
            <text:p>2741</text:p>
          </table:table-cell>
          <table:table-cell office:value-type="float" office:value="2866">
            <text:p>2866</text:p>
          </table:table-cell>
          <table:table-cell office:value-type="float" office:value="3.86935">
            <text:p>3,86935</text:p>
          </table:table-cell>
          <table:table-cell office:value-type="float" office:value="43.64474">
            <text:p>43,6447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741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2741">
            <text:p>2741</text:p>
          </table:table-cell>
          <table:table-cell office:value-type="float" office:value="361">
            <text:p>361</text:p>
          </table:table-cell>
          <table:table-cell office:value-type="float" office:value="3.87333">
            <text:p>3,87333</text:p>
          </table:table-cell>
          <table:table-cell office:value-type="float" office:value="43.63973">
            <text:p>43,6397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741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2741">
            <text:p>2741</text:p>
          </table:table-cell>
          <table:table-cell office:value-type="float" office:value="361">
            <text:p>361</text:p>
          </table:table-cell>
          <table:table-cell office:value-type="float" office:value="3.87349">
            <text:p>3,87349</text:p>
          </table:table-cell>
          <table:table-cell office:value-type="float" office:value="43.63936">
            <text:p>43,6393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741</text:p>
          </table:table-cell>
          <table:table-cell office:value-type="float" office:value="527">
            <text:p>527</text:p>
          </table:table-cell>
        </table:table-row>
        <table:table-row table:style-name="ro1">
          <table:table-cell office:value-type="float" office:value="2093">
            <text:p>2093</text:p>
          </table:table-cell>
          <table:table-cell office:value-type="float" office:value="3005">
            <text:p>3005</text:p>
          </table:table-cell>
          <table:table-cell office:value-type="float" office:value="3.87351">
            <text:p>3,87351</text:p>
          </table:table-cell>
          <table:table-cell office:value-type="float" office:value="43.6393">
            <text:p>43,639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93</text:p>
          </table:table-cell>
          <table:table-cell office:value-type="float" office:value="528">
            <text:p>528</text:p>
          </table:table-cell>
        </table:table-row>
        <table:table-row table:style-name="ro1">
          <table:table-cell office:value-type="float" office:value="2093">
            <text:p>2093</text:p>
          </table:table-cell>
          <table:table-cell office:value-type="float" office:value="3005">
            <text:p>3005</text:p>
          </table:table-cell>
          <table:table-cell office:value-type="float" office:value="3.87362">
            <text:p>3,87362</text:p>
          </table:table-cell>
          <table:table-cell office:value-type="float" office:value="43.63905">
            <text:p>43,6390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93</text:p>
          </table:table-cell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2093">
            <text:p>2093</text:p>
          </table:table-cell>
          <table:table-cell office:value-type="float" office:value="3007">
            <text:p>3007</text:p>
          </table:table-cell>
          <table:table-cell office:value-type="float" office:value="3.8736">
            <text:p>3,8736</text:p>
          </table:table-cell>
          <table:table-cell office:value-type="float" office:value="43.63743">
            <text:p>43,6374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93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float" office:value="2093">
            <text:p>2093</text:p>
          </table:table-cell>
          <table:table-cell office:value-type="float" office:value="3012">
            <text:p>3012</text:p>
          </table:table-cell>
          <table:table-cell office:value-type="float" office:value="3.87347">
            <text:p>3,87347</text:p>
          </table:table-cell>
          <table:table-cell office:value-type="float" office:value="43.63666">
            <text:p>43,6366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93</text:p>
          </table:table-cell>
          <table:table-cell office:value-type="float" office:value="531">
            <text:p>531</text:p>
          </table:table-cell>
        </table:table-row>
        <table:table-row table:style-name="ro1">
          <table:table-cell office:value-type="float" office:value="2093">
            <text:p>2093</text:p>
          </table:table-cell>
          <table:table-cell office:value-type="float" office:value="3013">
            <text:p>3013</text:p>
          </table:table-cell>
          <table:table-cell office:value-type="float" office:value="3.87342">
            <text:p>3,87342</text:p>
          </table:table-cell>
          <table:table-cell office:value-type="float" office:value="43.6364">
            <text:p>43,636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93</text:p>
          </table:table-cell>
          <table:table-cell office:value-type="float" office:value="532">
            <text:p>532</text:p>
          </table:table-cell>
        </table:table-row>
        <table:table-row table:style-name="ro1">
          <table:table-cell office:value-type="float" office:value="2093">
            <text:p>2093</text:p>
          </table:table-cell>
          <table:table-cell office:value-type="float" office:value="318">
            <text:p>318</text:p>
          </table:table-cell>
          <table:table-cell office:value-type="float" office:value="3.87323">
            <text:p>3,87323</text:p>
          </table:table-cell>
          <table:table-cell office:value-type="float" office:value="43.63478">
            <text:p>43,6347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93</text:p>
          </table:table-cell>
          <table:table-cell office:value-type="float" office:value="533">
            <text:p>533</text:p>
          </table:table-cell>
        </table:table-row>
        <table:table-row table:style-name="ro1">
          <table:table-cell office:value-type="float" office:value="2093">
            <text:p>2093</text:p>
          </table:table-cell>
          <table:table-cell office:value-type="float" office:value="6847">
            <text:p>6847</text:p>
          </table:table-cell>
          <table:table-cell office:value-type="float" office:value="3.87322">
            <text:p>3,87322</text:p>
          </table:table-cell>
          <table:table-cell office:value-type="float" office:value="43.6345">
            <text:p>43,634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93</text:p>
          </table:table-cell>
          <table:table-cell office:value-type="float" office:value="534">
            <text:p>534</text:p>
          </table:table-cell>
        </table:table-row>
        <table:table-row table:style-name="ro1">
          <table:table-cell office:value-type="float" office:value="2093">
            <text:p>2093</text:p>
          </table:table-cell>
          <table:table-cell office:value-type="float" office:value="6847">
            <text:p>6847</text:p>
          </table:table-cell>
          <table:table-cell office:value-type="float" office:value="3.8709">
            <text:p>3,8709</text:p>
          </table:table-cell>
          <table:table-cell office:value-type="float" office:value="43.63077">
            <text:p>43,6307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93</text:p>
          </table:table-cell>
          <table:table-cell office:value-type="float" office:value="535">
            <text:p>535</text:p>
          </table:table-cell>
        </table:table-row>
        <table:table-row table:style-name="ro1">
          <table:table-cell office:value-type="float" office:value="2093">
            <text:p>2093</text:p>
          </table:table-cell>
          <table:table-cell office:value-type="float" office:value="345">
            <text:p>345</text:p>
          </table:table-cell>
          <table:table-cell office:value-type="float" office:value="3.87035">
            <text:p>3,87035</text:p>
          </table:table-cell>
          <table:table-cell office:value-type="float" office:value="43.62989">
            <text:p>43,6298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93</text:p>
          </table:table-cell>
          <table:table-cell office:value-type="float" office:value="536">
            <text:p>536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346">
            <text:p>346</text:p>
          </table:table-cell>
          <table:table-cell office:value-type="float" office:value="3.86834">
            <text:p>3,86834</text:p>
          </table:table-cell>
          <table:table-cell office:value-type="float" office:value="43.63217">
            <text:p>43,6321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537">
            <text:p>537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346">
            <text:p>346</text:p>
          </table:table-cell>
          <table:table-cell office:value-type="float" office:value="3.86816">
            <text:p>3,86816</text:p>
          </table:table-cell>
          <table:table-cell office:value-type="float" office:value="43.63451">
            <text:p>43,6345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538">
            <text:p>538</text:p>
          </table:table-cell>
        </table:table-row>
        <table:table-row table:style-name="ro1">
          <table:table-cell office:value-type="float" office:value="1811">
            <text:p>1811</text:p>
          </table:table-cell>
          <table:table-cell office:value-type="float" office:value="14312">
            <text:p>14312</text:p>
          </table:table-cell>
          <table:table-cell office:value-type="float" office:value="3.8679">
            <text:p>3,8679</text:p>
          </table:table-cell>
          <table:table-cell office:value-type="float" office:value="43.63473">
            <text:p>43,6347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11</text:p>
          </table:table-cell>
          <table:table-cell office:value-type="float" office:value="539">
            <text:p>539</text:p>
          </table:table-cell>
        </table:table-row>
        <table:table-row table:style-name="ro1">
          <table:table-cell office:value-type="float" office:value="1811">
            <text:p>1811</text:p>
          </table:table-cell>
          <table:table-cell office:value-type="float" office:value="14312">
            <text:p>14312</text:p>
          </table:table-cell>
          <table:table-cell office:value-type="float" office:value="3.86548">
            <text:p>3,86548</text:p>
          </table:table-cell>
          <table:table-cell office:value-type="float" office:value="43.63439">
            <text:p>43,6343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11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office:value-type="float" office:value="1811">
            <text:p>1811</text:p>
          </table:table-cell>
          <table:table-cell office:value-type="float" office:value="14312">
            <text:p>14312</text:p>
          </table:table-cell>
          <table:table-cell office:value-type="float" office:value="3.8621">
            <text:p>3,8621</text:p>
          </table:table-cell>
          <table:table-cell office:value-type="float" office:value="43.63504">
            <text:p>43,6350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11</text:p>
          </table:table-cell>
          <table:table-cell office:value-type="float" office:value="541">
            <text:p>541</text:p>
          </table:table-cell>
        </table:table-row>
        <table:table-row table:style-name="ro1">
          <table:table-cell office:value-type="float" office:value="1811">
            <text:p>1811</text:p>
          </table:table-cell>
          <table:table-cell office:value-type="float" office:value="3409">
            <text:p>3409</text:p>
          </table:table-cell>
          <table:table-cell office:value-type="float" office:value="3.86005">
            <text:p>3,86005</text:p>
          </table:table-cell>
          <table:table-cell office:value-type="float" office:value="43.63709">
            <text:p>43,6370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11</text:p>
          </table:table-cell>
          <table:table-cell office:value-type="float" office:value="542">
            <text:p>542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14313">
            <text:p>14313</text:p>
          </table:table-cell>
          <table:table-cell office:value-type="float" office:value="3.86819">
            <text:p>3,86819</text:p>
          </table:table-cell>
          <table:table-cell office:value-type="float" office:value="43.63486">
            <text:p>43,6348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543">
            <text:p>543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14313">
            <text:p>14313</text:p>
          </table:table-cell>
          <table:table-cell office:value-type="float" office:value="3.86825">
            <text:p>3,86825</text:p>
          </table:table-cell>
          <table:table-cell office:value-type="float" office:value="43.63505">
            <text:p>43,6350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544">
            <text:p>544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14313">
            <text:p>14313</text:p>
          </table:table-cell>
          <table:table-cell office:value-type="float" office:value="3.8683">
            <text:p>3,8683</text:p>
          </table:table-cell>
          <table:table-cell office:value-type="float" office:value="43.63541">
            <text:p>43,6354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float" office:value="2414">
            <text:p>2414</text:p>
          </table:table-cell>
          <table:table-cell office:value-type="float" office:value="3394">
            <text:p>3394</text:p>
          </table:table-cell>
          <table:table-cell office:value-type="float" office:value="3.86774">
            <text:p>3,86774</text:p>
          </table:table-cell>
          <table:table-cell office:value-type="float" office:value="43.63637">
            <text:p>43,6363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414</text:p>
          </table:table-cell>
          <table:table-cell office:value-type="float" office:value="546">
            <text:p>546</text:p>
          </table:table-cell>
        </table:table-row>
        <table:table-row table:style-name="ro1">
          <table:table-cell office:value-type="float" office:value="2117">
            <text:p>2117</text:p>
          </table:table-cell>
          <table:table-cell office:value-type="float" office:value="357">
            <text:p>357</text:p>
          </table:table-cell>
          <table:table-cell office:value-type="float" office:value="3.8694">
            <text:p>3,8694</text:p>
          </table:table-cell>
          <table:table-cell office:value-type="float" office:value="43.63789">
            <text:p>43,6378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17</text:p>
          </table:table-cell>
          <table:table-cell office:value-type="float" office:value="547">
            <text:p>547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3396">
            <text:p>3396</text:p>
          </table:table-cell>
          <table:table-cell office:value-type="float" office:value="3.86814">
            <text:p>3,86814</text:p>
          </table:table-cell>
          <table:table-cell office:value-type="float" office:value="43.63577">
            <text:p>43,6357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548">
            <text:p>548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3396">
            <text:p>3396</text:p>
          </table:table-cell>
          <table:table-cell office:value-type="float" office:value="3.86773">
            <text:p>3,86773</text:p>
          </table:table-cell>
          <table:table-cell office:value-type="float" office:value="43.63626">
            <text:p>43,6362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2876">
            <text:p>2876</text:p>
          </table:table-cell>
          <table:table-cell office:value-type="float" office:value="3.86346">
            <text:p>3,86346</text:p>
          </table:table-cell>
          <table:table-cell office:value-type="float" office:value="43.641">
            <text:p>43,64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2874">
            <text:p>2874</text:p>
          </table:table-cell>
          <table:table-cell office:value-type="float" office:value="3.86322">
            <text:p>3,86322</text:p>
          </table:table-cell>
          <table:table-cell office:value-type="float" office:value="43.64116">
            <text:p>43,6411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551">
            <text:p>551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2873">
            <text:p>2873</text:p>
          </table:table-cell>
          <table:table-cell office:value-type="float" office:value="3.86088">
            <text:p>3,86088</text:p>
          </table:table-cell>
          <table:table-cell office:value-type="float" office:value="43.64301">
            <text:p>43,6430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552">
            <text:p>552</text:p>
          </table:table-cell>
        </table:table-row>
        <table:table-row table:style-name="ro1">
          <table:table-cell office:value-type="float" office:value="3280">
            <text:p>3280</text:p>
          </table:table-cell>
          <table:table-cell office:value-type="float" office:value="6248">
            <text:p>6248</text:p>
          </table:table-cell>
          <table:table-cell office:value-type="float" office:value="3.86896">
            <text:p>3,86896</text:p>
          </table:table-cell>
          <table:table-cell office:value-type="float" office:value="43.64476">
            <text:p>43,6447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280</text:p>
          </table:table-cell>
          <table:table-cell office:value-type="float" office:value="553">
            <text:p>553</text:p>
          </table:table-cell>
        </table:table-row>
        <table:table-row table:style-name="ro1">
          <table:table-cell office:value-type="float" office:value="2741">
            <text:p>2741</text:p>
          </table:table-cell>
          <table:table-cell office:value-type="float" office:value="2868">
            <text:p>2868</text:p>
          </table:table-cell>
          <table:table-cell office:value-type="float" office:value="3.86856">
            <text:p>3,86856</text:p>
          </table:table-cell>
          <table:table-cell office:value-type="float" office:value="43.64718">
            <text:p>43,6471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741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 office:value-type="float" office:value="2741">
            <text:p>2741</text:p>
          </table:table-cell>
          <table:table-cell office:value-type="float" office:value="2868">
            <text:p>2868</text:p>
          </table:table-cell>
          <table:table-cell office:value-type="float" office:value="3.86854">
            <text:p>3,86854</text:p>
          </table:table-cell>
          <table:table-cell office:value-type="float" office:value="43.64689">
            <text:p>43,6468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741</text:p>
          </table:table-cell>
          <table:table-cell office:value-type="float" office:value="555">
            <text:p>555</text:p>
          </table:table-cell>
        </table:table-row>
        <table:table-row table:style-name="ro1">
          <table:table-cell office:value-type="float" office:value="2741">
            <text:p>2741</text:p>
          </table:table-cell>
          <table:table-cell office:value-type="float" office:value="2868">
            <text:p>2868</text:p>
          </table:table-cell>
          <table:table-cell office:value-type="float" office:value="3.86893">
            <text:p>3,86893</text:p>
          </table:table-cell>
          <table:table-cell office:value-type="float" office:value="43.645">
            <text:p>43,6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741</text:p>
          </table:table-cell>
          <table:table-cell office:value-type="float" office:value="556">
            <text:p>556</text:p>
          </table:table-cell>
        </table:table-row>
        <table:table-row table:style-name="ro1">
          <table:table-cell office:value-type="float" office:value="1911">
            <text:p>1911</text:p>
          </table:table-cell>
          <table:table-cell office:value-type="float" office:value="3581">
            <text:p>3581</text:p>
          </table:table-cell>
          <table:table-cell office:value-type="float" office:value="3.86007">
            <text:p>3,86007</text:p>
          </table:table-cell>
          <table:table-cell office:value-type="float" office:value="43.63219">
            <text:p>43,6321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11</text:p>
          </table:table-cell>
          <table:table-cell office:value-type="float" office:value="557">
            <text:p>557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578">
            <text:p>3578</text:p>
          </table:table-cell>
          <table:table-cell office:value-type="float" office:value="3.85982">
            <text:p>3,85982</text:p>
          </table:table-cell>
          <table:table-cell office:value-type="float" office:value="43.63257">
            <text:p>43,6325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60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578">
            <text:p>3578</text:p>
          </table:table-cell>
          <table:table-cell office:value-type="float" office:value="3.85871">
            <text:p>3,85871</text:p>
          </table:table-cell>
          <table:table-cell office:value-type="float" office:value="43.6325">
            <text:p>43,632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60</text:p>
          </table:table-cell>
          <table:table-cell office:value-type="float" office:value="559">
            <text:p>559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3575">
            <text:p>3575</text:p>
          </table:table-cell>
          <table:table-cell office:value-type="float" office:value="3.85867">
            <text:p>3,85867</text:p>
          </table:table-cell>
          <table:table-cell office:value-type="float" office:value="43.63289">
            <text:p>43,6328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25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3575">
            <text:p>3575</text:p>
          </table:table-cell>
          <table:table-cell office:value-type="float" office:value="3.85958">
            <text:p>3,85958</text:p>
          </table:table-cell>
          <table:table-cell office:value-type="float" office:value="43.63294">
            <text:p>43,6329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25</text:p>
          </table:table-cell>
          <table:table-cell office:value-type="float" office:value="561">
            <text:p>561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3405">
            <text:p>3405</text:p>
          </table:table-cell>
          <table:table-cell office:value-type="float" office:value="3.85929">
            <text:p>3,85929</text:p>
          </table:table-cell>
          <table:table-cell office:value-type="float" office:value="43.63396">
            <text:p>43,6339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96</text:p>
          </table:table-cell>
          <table:table-cell office:value-type="float" office:value="562">
            <text:p>562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3405">
            <text:p>3405</text:p>
          </table:table-cell>
          <table:table-cell office:value-type="float" office:value="3.85859">
            <text:p>3,85859</text:p>
          </table:table-cell>
          <table:table-cell office:value-type="float" office:value="43.63392">
            <text:p>43,6339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96</text:p>
          </table:table-cell>
          <table:table-cell office:value-type="float" office:value="563">
            <text:p>563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3404">
            <text:p>3404</text:p>
          </table:table-cell>
          <table:table-cell office:value-type="float" office:value="3.85924">
            <text:p>3,85924</text:p>
          </table:table-cell>
          <table:table-cell office:value-type="float" office:value="43.63446">
            <text:p>43,6344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86</text:p>
          </table:table-cell>
          <table:table-cell office:value-type="float" office:value="564">
            <text:p>564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3406">
            <text:p>3406</text:p>
          </table:table-cell>
          <table:table-cell office:value-type="float" office:value="3.85934">
            <text:p>3,85934</text:p>
          </table:table-cell>
          <table:table-cell office:value-type="float" office:value="43.63389">
            <text:p>43,6338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86</text:p>
          </table:table-cell>
          <table:table-cell office:value-type="float" office:value="565">
            <text:p>565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3406">
            <text:p>3406</text:p>
          </table:table-cell>
          <table:table-cell office:value-type="float" office:value="3.85958">
            <text:p>3,85958</text:p>
          </table:table-cell>
          <table:table-cell office:value-type="float" office:value="43.63303">
            <text:p>43,6330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86</text:p>
          </table:table-cell>
          <table:table-cell office:value-type="float" office:value="566">
            <text:p>566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3574">
            <text:p>3574</text:p>
          </table:table-cell>
          <table:table-cell office:value-type="float" office:value="3.8598">
            <text:p>3,8598</text:p>
          </table:table-cell>
          <table:table-cell office:value-type="float" office:value="43.63267">
            <text:p>43,6326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86</text:p>
          </table:table-cell>
          <table:table-cell office:value-type="float" office:value="567">
            <text:p>567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3625">
            <text:p>3625</text:p>
          </table:table-cell>
          <table:table-cell office:value-type="float" office:value="3.86015">
            <text:p>3,86015</text:p>
          </table:table-cell>
          <table:table-cell office:value-type="float" office:value="43.63216">
            <text:p>43,6321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86</text:p>
          </table:table-cell>
          <table:table-cell office:value-type="float" office:value="568">
            <text:p>568</text:p>
          </table:table-cell>
        </table:table-row>
        <table:table-row table:style-name="ro1">
          <table:table-cell office:value-type="float" office:value="1814">
            <text:p>1814</text:p>
          </table:table-cell>
          <table:table-cell office:value-type="float" office:value="3626">
            <text:p>3626</text:p>
          </table:table-cell>
          <table:table-cell office:value-type="float" office:value="3.86032">
            <text:p>3,86032</text:p>
          </table:table-cell>
          <table:table-cell office:value-type="float" office:value="43.63165">
            <text:p>43,6316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14</text:p>
          </table:table-cell>
          <table:table-cell office:value-type="float" office:value="569">
            <text:p>569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3573">
            <text:p>3573</text:p>
          </table:table-cell>
          <table:table-cell office:value-type="float" office:value="3.86073">
            <text:p>3,86073</text:p>
          </table:table-cell>
          <table:table-cell office:value-type="float" office:value="43.63152">
            <text:p>43,6315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97</text:p>
          </table:table-cell>
          <table:table-cell office:value-type="float" office:value="570">
            <text:p>570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3573">
            <text:p>3573</text:p>
          </table:table-cell>
          <table:table-cell office:value-type="float" office:value="3.86099">
            <text:p>3,86099</text:p>
          </table:table-cell>
          <table:table-cell office:value-type="float" office:value="43.63113">
            <text:p>43,6311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97</text:p>
          </table:table-cell>
          <table:table-cell office:value-type="float" office:value="571">
            <text:p>571</text:p>
          </table:table-cell>
        </table:table-row>
        <table:table-row table:style-name="ro1">
          <table:table-cell office:value-type="float" office:value="2080">
            <text:p>2080</text:p>
          </table:table-cell>
          <table:table-cell office:value-type="float" office:value="3291">
            <text:p>3291</text:p>
          </table:table-cell>
          <table:table-cell office:value-type="float" office:value="3.86136">
            <text:p>3,86136</text:p>
          </table:table-cell>
          <table:table-cell office:value-type="float" office:value="43.6309">
            <text:p>43,630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80</text:p>
          </table:table-cell>
          <table:table-cell office:value-type="float" office:value="572">
            <text:p>572</text:p>
          </table:table-cell>
        </table:table-row>
        <table:table-row table:style-name="ro1">
          <table:table-cell office:value-type="float" office:value="2080">
            <text:p>2080</text:p>
          </table:table-cell>
          <table:table-cell office:value-type="float" office:value="3291">
            <text:p>3291</text:p>
          </table:table-cell>
          <table:table-cell office:value-type="float" office:value="3.86783">
            <text:p>3,86783</text:p>
          </table:table-cell>
          <table:table-cell office:value-type="float" office:value="43.62893">
            <text:p>43,6289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80</text:p>
          </table:table-cell>
          <table:table-cell office:value-type="float" office:value="573">
            <text:p>573</text:p>
          </table:table-cell>
        </table:table-row>
        <table:table-row table:style-name="ro1">
          <table:table-cell office:value-type="float" office:value="2080">
            <text:p>2080</text:p>
          </table:table-cell>
          <table:table-cell office:value-type="float" office:value="3291">
            <text:p>3291</text:p>
          </table:table-cell>
          <table:table-cell office:value-type="float" office:value="3.86829">
            <text:p>3,86829</text:p>
          </table:table-cell>
          <table:table-cell office:value-type="float" office:value="43.6283">
            <text:p>43,628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80</text:p>
          </table:table-cell>
          <table:table-cell office:value-type="float" office:value="574">
            <text:p>574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297">
            <text:p>297</text:p>
          </table:table-cell>
          <table:table-cell office:value-type="float" office:value="3.86839">
            <text:p>3,86839</text:p>
          </table:table-cell>
          <table:table-cell office:value-type="float" office:value="43.6283">
            <text:p>43,628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05</text:p>
          </table:table-cell>
          <table:table-cell office:value-type="float" office:value="575">
            <text:p>575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297">
            <text:p>297</text:p>
          </table:table-cell>
          <table:table-cell office:value-type="float" office:value="3.86979">
            <text:p>3,86979</text:p>
          </table:table-cell>
          <table:table-cell office:value-type="float" office:value="43.6293">
            <text:p>43,629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05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3289">
            <text:p>3289</text:p>
          </table:table-cell>
          <table:table-cell office:value-type="float" office:value="3.86998">
            <text:p>3,86998</text:p>
          </table:table-cell>
          <table:table-cell office:value-type="float" office:value="43.62991">
            <text:p>43,6299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577">
            <text:p>577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3289">
            <text:p>3289</text:p>
          </table:table-cell>
          <table:table-cell office:value-type="float" office:value="3.86973">
            <text:p>3,86973</text:p>
          </table:table-cell>
          <table:table-cell office:value-type="float" office:value="43.63027">
            <text:p>43,6302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578">
            <text:p>578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299">
            <text:p>299</text:p>
          </table:table-cell>
          <table:table-cell office:value-type="float" office:value="3.87016">
            <text:p>3,87016</text:p>
          </table:table-cell>
          <table:table-cell office:value-type="float" office:value="43.62959">
            <text:p>43,6295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30</text:p>
          </table:table-cell>
          <table:table-cell office:value-type="float" office:value="579">
            <text:p>579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3254">
            <text:p>3254</text:p>
          </table:table-cell>
          <table:table-cell office:value-type="float" office:value="3.86825">
            <text:p>3,86825</text:p>
          </table:table-cell>
          <table:table-cell office:value-type="float" office:value="43.62821">
            <text:p>43,6282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05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3272">
            <text:p>3272</text:p>
          </table:table-cell>
          <table:table-cell office:value-type="float" office:value="3.86635">
            <text:p>3,86635</text:p>
          </table:table-cell>
          <table:table-cell office:value-type="float" office:value="43.62679">
            <text:p>43,6267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05</text:p>
          </table:table-cell>
          <table:table-cell office:value-type="float" office:value="581">
            <text:p>581</text:p>
          </table:table-cell>
        </table:table-row>
        <table:table-row table:style-name="ro1">
          <table:table-cell office:value-type="float" office:value="1215">
            <text:p>1215</text:p>
          </table:table-cell>
          <table:table-cell office:value-type="float" office:value="3269">
            <text:p>3269</text:p>
          </table:table-cell>
          <table:table-cell office:value-type="float" office:value="3.86654">
            <text:p>3,86654</text:p>
          </table:table-cell>
          <table:table-cell office:value-type="float" office:value="43.62646">
            <text:p>43,6264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15</text:p>
          </table:table-cell>
          <table:table-cell office:value-type="float" office:value="582">
            <text:p>582</text:p>
          </table:table-cell>
        </table:table-row>
        <table:table-row table:style-name="ro1">
          <table:table-cell office:value-type="float" office:value="1807">
            <text:p>1807</text:p>
          </table:table-cell>
          <table:table-cell office:value-type="float" office:value="3264">
            <text:p>3264</text:p>
          </table:table-cell>
          <table:table-cell office:value-type="float" office:value="3.86803">
            <text:p>3,86803</text:p>
          </table:table-cell>
          <table:table-cell office:value-type="float" office:value="43.62674">
            <text:p>43,6267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07</text:p>
          </table:table-cell>
          <table:table-cell office:value-type="float" office:value="583">
            <text:p>583</text:p>
          </table:table-cell>
        </table:table-row>
        <table:table-row table:style-name="ro1">
          <table:table-cell office:value-type="float" office:value="1813">
            <text:p>1813</text:p>
          </table:table-cell>
          <table:table-cell office:value-type="float" office:value="3268">
            <text:p>3268</text:p>
          </table:table-cell>
          <table:table-cell office:value-type="float" office:value="3.86642">
            <text:p>3,86642</text:p>
          </table:table-cell>
          <table:table-cell office:value-type="float" office:value="43.62624">
            <text:p>43,6262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13</text:p>
          </table:table-cell>
          <table:table-cell office:value-type="float" office:value="584">
            <text:p>584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4174">
            <text:p>4174</text:p>
          </table:table-cell>
          <table:table-cell office:value-type="float" office:value="3.8662">
            <text:p>3,8662</text:p>
          </table:table-cell>
          <table:table-cell office:value-type="float" office:value="43.62633">
            <text:p>43,6263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39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4174">
            <text:p>4174</text:p>
          </table:table-cell>
          <table:table-cell office:value-type="float" office:value="3.86492">
            <text:p>3,86492</text:p>
          </table:table-cell>
          <table:table-cell office:value-type="float" office:value="43.62485">
            <text:p>43,6248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39</text:p>
          </table:table-cell>
          <table:table-cell office:value-type="float" office:value="586">
            <text:p>586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4174">
            <text:p>4174</text:p>
          </table:table-cell>
          <table:table-cell office:value-type="float" office:value="3.86411">
            <text:p>3,86411</text:p>
          </table:table-cell>
          <table:table-cell office:value-type="float" office:value="43.62363">
            <text:p>43,6236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39</text:p>
          </table:table-cell>
          <table:table-cell office:value-type="float" office:value="587">
            <text:p>587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3275">
            <text:p>3275</text:p>
          </table:table-cell>
          <table:table-cell office:value-type="float" office:value="3.8655">
            <text:p>3,8655</text:p>
          </table:table-cell>
          <table:table-cell office:value-type="float" office:value="43.62722">
            <text:p>43,6272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57</text:p>
          </table:table-cell>
          <table:table-cell office:value-type="float" office:value="588">
            <text:p>588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3275">
            <text:p>3275</text:p>
          </table:table-cell>
          <table:table-cell office:value-type="float" office:value="3.86472">
            <text:p>3,86472</text:p>
          </table:table-cell>
          <table:table-cell office:value-type="float" office:value="43.62786">
            <text:p>43,6278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57</text:p>
          </table:table-cell>
          <table:table-cell office:value-type="float" office:value="589">
            <text:p>589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3275">
            <text:p>3275</text:p>
          </table:table-cell>
          <table:table-cell office:value-type="float" office:value="3.86403">
            <text:p>3,86403</text:p>
          </table:table-cell>
          <table:table-cell office:value-type="float" office:value="43.62836">
            <text:p>43,6283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57</text:p>
          </table:table-cell>
          <table:table-cell office:value-type="float" office:value="590">
            <text:p>590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3274">
            <text:p>3274</text:p>
          </table:table-cell>
          <table:table-cell office:value-type="float" office:value="3.86377">
            <text:p>3,86377</text:p>
          </table:table-cell>
          <table:table-cell office:value-type="float" office:value="43.62829">
            <text:p>43,6282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61</text:p>
          </table:table-cell>
          <table:table-cell office:value-type="float" office:value="591">
            <text:p>591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3274">
            <text:p>3274</text:p>
          </table:table-cell>
          <table:table-cell office:value-type="float" office:value="3.86369">
            <text:p>3,86369</text:p>
          </table:table-cell>
          <table:table-cell office:value-type="float" office:value="43.62821">
            <text:p>43,6282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61</text:p>
          </table:table-cell>
          <table:table-cell office:value-type="float" office:value="592">
            <text:p>592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3274">
            <text:p>3274</text:p>
          </table:table-cell>
          <table:table-cell office:value-type="float" office:value="3.86377">
            <text:p>3,86377</text:p>
          </table:table-cell>
          <table:table-cell office:value-type="float" office:value="43.6265">
            <text:p>43,626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61</text:p>
          </table:table-cell>
          <table:table-cell office:value-type="float" office:value="593">
            <text:p>593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3274">
            <text:p>3274</text:p>
          </table:table-cell>
          <table:table-cell office:value-type="float" office:value="3.86403">
            <text:p>3,86403</text:p>
          </table:table-cell>
          <table:table-cell office:value-type="float" office:value="43.62616">
            <text:p>43,6261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61</text:p>
          </table:table-cell>
          <table:table-cell office:value-type="float" office:value="594">
            <text:p>594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3274">
            <text:p>3274</text:p>
          </table:table-cell>
          <table:table-cell office:value-type="float" office:value="3.86449">
            <text:p>3,86449</text:p>
          </table:table-cell>
          <table:table-cell office:value-type="float" office:value="43.62559">
            <text:p>43,6255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61</text:p>
          </table:table-cell>
          <table:table-cell office:value-type="float" office:value="595">
            <text:p>595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office:value-type="float" office:value="3270">
            <text:p>3270</text:p>
          </table:table-cell>
          <table:table-cell office:value-type="float" office:value="3.8661">
            <text:p>3,8661</text:p>
          </table:table-cell>
          <table:table-cell office:value-type="float" office:value="43.62644">
            <text:p>43,6264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95</text:p>
          </table:table-cell>
          <table:table-cell office:value-type="float" office:value="596">
            <text:p>596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office:value-type="float" office:value="3270">
            <text:p>3270</text:p>
          </table:table-cell>
          <table:table-cell office:value-type="float" office:value="3.86453">
            <text:p>3,86453</text:p>
          </table:table-cell>
          <table:table-cell office:value-type="float" office:value="43.62555">
            <text:p>43,6255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95</text:p>
          </table:table-cell>
          <table:table-cell office:value-type="float" office:value="597">
            <text:p>597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office:value-type="float" office:value="4168">
            <text:p>4168</text:p>
          </table:table-cell>
          <table:table-cell office:value-type="float" office:value="3.8623">
            <text:p>3,8623</text:p>
          </table:table-cell>
          <table:table-cell office:value-type="float" office:value="43.62408">
            <text:p>43,6240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95</text:p>
          </table:table-cell>
          <table:table-cell office:value-type="float" office:value="598">
            <text:p>598</text:p>
          </table:table-cell>
        </table:table-row>
        <table:table-row table:style-name="ro1">
          <table:table-cell office:value-type="float" office:value="2075">
            <text:p>2075</text:p>
          </table:table-cell>
          <table:table-cell office:value-type="float" office:value="4319">
            <text:p>4319</text:p>
          </table:table-cell>
          <table:table-cell office:value-type="float" office:value="3.86267">
            <text:p>3,86267</text:p>
          </table:table-cell>
          <table:table-cell office:value-type="float" office:value="43.62441">
            <text:p>43,6244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75</text:p>
          </table:table-cell>
          <table:table-cell office:value-type="float" office:value="599">
            <text:p>599</text:p>
          </table:table-cell>
        </table:table-row>
        <table:table-row table:style-name="ro1">
          <table:table-cell office:value-type="float" office:value="1139">
            <text:p>1139</text:p>
          </table:table-cell>
          <table:table-cell office:value-type="float" office:value="191">
            <text:p>191</text:p>
          </table:table-cell>
          <table:table-cell office:value-type="float" office:value="3.86164">
            <text:p>3,86164</text:p>
          </table:table-cell>
          <table:table-cell office:value-type="float" office:value="43.62722">
            <text:p>43,6272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39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2075">
            <text:p>2075</text:p>
          </table:table-cell>
          <table:table-cell office:value-type="float" office:value="3288">
            <text:p>3288</text:p>
          </table:table-cell>
          <table:table-cell office:value-type="float" office:value="3.86106">
            <text:p>3,86106</text:p>
          </table:table-cell>
          <table:table-cell office:value-type="float" office:value="43.62879">
            <text:p>43,6287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75</text:p>
          </table:table-cell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3276">
            <text:p>3276</text:p>
          </table:table-cell>
          <table:table-cell office:value-type="float" office:value="3.86125">
            <text:p>3,86125</text:p>
          </table:table-cell>
          <table:table-cell office:value-type="float" office:value="43.62894">
            <text:p>43,6289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59</text:p>
          </table:table-cell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3273">
            <text:p>3273</text:p>
          </table:table-cell>
          <table:table-cell office:value-type="float" office:value="3.86389">
            <text:p>3,86389</text:p>
          </table:table-cell>
          <table:table-cell office:value-type="float" office:value="43.62852">
            <text:p>43,6285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57</text:p>
          </table:table-cell>
          <table:table-cell office:value-type="float" office:value="603">
            <text:p>603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3572">
            <text:p>3572</text:p>
          </table:table-cell>
          <table:table-cell office:value-type="float" office:value="3.86106">
            <text:p>3,86106</text:p>
          </table:table-cell>
          <table:table-cell office:value-type="float" office:value="43.629">
            <text:p>43,62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23</text:p>
          </table:table-cell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3572">
            <text:p>3572</text:p>
          </table:table-cell>
          <table:table-cell office:value-type="float" office:value="3.86109">
            <text:p>3,86109</text:p>
          </table:table-cell>
          <table:table-cell office:value-type="float" office:value="43.62972">
            <text:p>43,6297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23</text:p>
          </table:table-cell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3572">
            <text:p>3572</text:p>
          </table:table-cell>
          <table:table-cell office:value-type="float" office:value="3.86107">
            <text:p>3,86107</text:p>
          </table:table-cell>
          <table:table-cell office:value-type="float" office:value="43.63075">
            <text:p>43,6307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23</text:p>
          </table:table-cell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3278">
            <text:p>3278</text:p>
          </table:table-cell>
          <table:table-cell office:value-type="float" office:value="3.85837">
            <text:p>3,85837</text:p>
          </table:table-cell>
          <table:table-cell office:value-type="float" office:value="43.6279">
            <text:p>43,627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59</text:p>
          </table:table-cell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4315">
            <text:p>4315</text:p>
          </table:table-cell>
          <table:table-cell office:value-type="float" office:value="3.86209">
            <text:p>3,86209</text:p>
          </table:table-cell>
          <table:table-cell office:value-type="float" office:value="43.62402">
            <text:p>43,6240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46</text:p>
          </table:table-cell>
          <table:table-cell office:value-type="float" office:value="608">
            <text:p>608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4315">
            <text:p>4315</text:p>
          </table:table-cell>
          <table:table-cell office:value-type="float" office:value="3.86086">
            <text:p>3,86086</text:p>
          </table:table-cell>
          <table:table-cell office:value-type="float" office:value="43.62553">
            <text:p>43,6255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46</text:p>
          </table:table-cell>
          <table:table-cell office:value-type="float" office:value="609">
            <text:p>609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3281">
            <text:p>3281</text:p>
          </table:table-cell>
          <table:table-cell office:value-type="float" office:value="3.85829">
            <text:p>3,85829</text:p>
          </table:table-cell>
          <table:table-cell office:value-type="float" office:value="43.62778">
            <text:p>43,6277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46</text:p>
          </table:table-cell>
          <table:table-cell office:value-type="float" office:value="610">
            <text:p>610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3623">
            <text:p>3623</text:p>
          </table:table-cell>
          <table:table-cell office:value-type="float" office:value="3.85765">
            <text:p>3,85765</text:p>
          </table:table-cell>
          <table:table-cell office:value-type="float" office:value="43.62839">
            <text:p>43,6283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09</text:p>
          </table:table-cell>
          <table:table-cell office:value-type="float" office:value="611">
            <text:p>611</text:p>
          </table:table-cell>
        </table:table-row>
        <table:table-row table:style-name="ro1">
          <table:table-cell office:value-type="float" office:value="1642">
            <text:p>1642</text:p>
          </table:table-cell>
          <table:table-cell office:value-type="float" office:value="3622">
            <text:p>3622</text:p>
          </table:table-cell>
          <table:table-cell office:value-type="float" office:value="3.8573">
            <text:p>3,8573</text:p>
          </table:table-cell>
          <table:table-cell office:value-type="float" office:value="43.62912">
            <text:p>43,6291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2</text:p>
          </table:table-cell>
          <table:table-cell office:value-type="float" office:value="612">
            <text:p>612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6257">
            <text:p>6257</text:p>
          </table:table-cell>
          <table:table-cell office:value-type="float" office:value="3.8569">
            <text:p>3,8569</text:p>
          </table:table-cell>
          <table:table-cell office:value-type="float" office:value="43.62911">
            <text:p>43,6291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09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4311">
            <text:p>4311</text:p>
          </table:table-cell>
          <table:table-cell office:value-type="float" office:value="3.86202">
            <text:p>3,86202</text:p>
          </table:table-cell>
          <table:table-cell office:value-type="float" office:value="43.62383">
            <text:p>43,6238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10</text:p>
          </table:table-cell>
          <table:table-cell office:value-type="float" office:value="614">
            <text:p>614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4360">
            <text:p>4360</text:p>
          </table:table-cell>
          <table:table-cell office:value-type="float" office:value="3.86013">
            <text:p>3,86013</text:p>
          </table:table-cell>
          <table:table-cell office:value-type="float" office:value="43.62252">
            <text:p>43,6225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10</text:p>
          </table:table-cell>
          <table:table-cell office:value-type="float" office:value="615">
            <text:p>615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4360">
            <text:p>4360</text:p>
          </table:table-cell>
          <table:table-cell office:value-type="float" office:value="3.85993">
            <text:p>3,85993</text:p>
          </table:table-cell>
          <table:table-cell office:value-type="float" office:value="43.62238">
            <text:p>43,6223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10</text:p>
          </table:table-cell>
          <table:table-cell office:value-type="float" office:value="616">
            <text:p>616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4365">
            <text:p>4365</text:p>
          </table:table-cell>
          <table:table-cell office:value-type="float" office:value="3.85757">
            <text:p>3,85757</text:p>
          </table:table-cell>
          <table:table-cell office:value-type="float" office:value="43.62079">
            <text:p>43,6207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4382">
            <text:p>4382</text:p>
          </table:table-cell>
          <table:table-cell office:value-type="float" office:value="3.85617">
            <text:p>3,85617</text:p>
          </table:table-cell>
          <table:table-cell office:value-type="float" office:value="43.62152">
            <text:p>43,6215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618">
            <text:p>618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4383">
            <text:p>4383</text:p>
          </table:table-cell>
          <table:table-cell office:value-type="float" office:value="3.85552">
            <text:p>3,85552</text:p>
          </table:table-cell>
          <table:table-cell office:value-type="float" office:value="43.62194">
            <text:p>43,6219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619">
            <text:p>619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4383">
            <text:p>4383</text:p>
          </table:table-cell>
          <table:table-cell office:value-type="float" office:value="3.85461">
            <text:p>3,85461</text:p>
          </table:table-cell>
          <table:table-cell office:value-type="float" office:value="43.62261">
            <text:p>43,6226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620">
            <text:p>620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4366">
            <text:p>4366</text:p>
          </table:table-cell>
          <table:table-cell office:value-type="float" office:value="3.85448">
            <text:p>3,85448</text:p>
          </table:table-cell>
          <table:table-cell office:value-type="float" office:value="43.62269">
            <text:p>43,6226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96</text:p>
          </table:table-cell>
          <table:table-cell office:value-type="float" office:value="621">
            <text:p>621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4384">
            <text:p>4384</text:p>
          </table:table-cell>
          <table:table-cell office:value-type="float" office:value="3.85453">
            <text:p>3,85453</text:p>
          </table:table-cell>
          <table:table-cell office:value-type="float" office:value="43.62276">
            <text:p>43,6227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4384">
            <text:p>4384</text:p>
          </table:table-cell>
          <table:table-cell office:value-type="float" office:value="3.85224">
            <text:p>3,85224</text:p>
          </table:table-cell>
          <table:table-cell office:value-type="float" office:value="43.62457">
            <text:p>43,6245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623">
            <text:p>623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3650">
            <text:p>3650</text:p>
          </table:table-cell>
          <table:table-cell office:value-type="float" office:value="3.85001">
            <text:p>3,85001</text:p>
          </table:table-cell>
          <table:table-cell office:value-type="float" office:value="43.62536">
            <text:p>43,6253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97</text:p>
          </table:table-cell>
          <table:table-cell office:value-type="float" office:value="624">
            <text:p>624</text:p>
          </table:table-cell>
        </table:table-row>
        <table:table-row table:style-name="ro1">
          <table:table-cell office:value-type="float" office:value="1579">
            <text:p>1579</text:p>
          </table:table-cell>
          <table:table-cell office:value-type="float" office:value="3653">
            <text:p>3653</text:p>
          </table:table-cell>
          <table:table-cell office:value-type="float" office:value="3.84737">
            <text:p>3,84737</text:p>
          </table:table-cell>
          <table:table-cell office:value-type="float" office:value="43.62732">
            <text:p>43,6273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79</text:p>
          </table:table-cell>
          <table:table-cell office:value-type="float" office:value="625">
            <text:p>625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3500">
            <text:p>3500</text:p>
          </table:table-cell>
          <table:table-cell office:value-type="float" office:value="3.84933">
            <text:p>3,84933</text:p>
          </table:table-cell>
          <table:table-cell office:value-type="float" office:value="43.62601">
            <text:p>43,6260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3491">
            <text:p>3491</text:p>
          </table:table-cell>
          <table:table-cell office:value-type="float" office:value="3.84746">
            <text:p>3,84746</text:p>
          </table:table-cell>
          <table:table-cell office:value-type="float" office:value="43.62711">
            <text:p>43,6271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627">
            <text:p>627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3485">
            <text:p>3485</text:p>
          </table:table-cell>
          <table:table-cell office:value-type="float" office:value="3.84708">
            <text:p>3,84708</text:p>
          </table:table-cell>
          <table:table-cell office:value-type="float" office:value="43.62729">
            <text:p>43,6272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628">
            <text:p>628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3445">
            <text:p>3445</text:p>
          </table:table-cell>
          <table:table-cell office:value-type="float" office:value="3.84558">
            <text:p>3,84558</text:p>
          </table:table-cell>
          <table:table-cell office:value-type="float" office:value="43.62869">
            <text:p>43,6286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3439">
            <text:p>3439</text:p>
          </table:table-cell>
          <table:table-cell office:value-type="float" office:value="3.84605">
            <text:p>3,84605</text:p>
          </table:table-cell>
          <table:table-cell office:value-type="float" office:value="43.6317">
            <text:p>43,631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60</text:p>
          </table:table-cell>
          <table:table-cell office:value-type="float" office:value="630">
            <text:p>630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3437">
            <text:p>3437</text:p>
          </table:table-cell>
          <table:table-cell office:value-type="float" office:value="3.84347">
            <text:p>3,84347</text:p>
          </table:table-cell>
          <table:table-cell office:value-type="float" office:value="43.63352">
            <text:p>43,6335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60</text:p>
          </table:table-cell>
          <table:table-cell office:value-type="float" office:value="631">
            <text:p>631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3558">
            <text:p>3558</text:p>
          </table:table-cell>
          <table:table-cell office:value-type="float" office:value="3.8429">
            <text:p>3,8429</text:p>
          </table:table-cell>
          <table:table-cell office:value-type="float" office:value="43.63055">
            <text:p>43,6305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632">
            <text:p>632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3558">
            <text:p>3558</text:p>
          </table:table-cell>
          <table:table-cell office:value-type="float" office:value="3.84378">
            <text:p>3,84378</text:p>
          </table:table-cell>
          <table:table-cell office:value-type="float" office:value="43.62968">
            <text:p>43,6296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633">
            <text:p>633</text:p>
          </table:table-cell>
        </table:table-row>
        <table:table-row table:style-name="ro1">
          <table:table-cell office:value-type="float" office:value="2080">
            <text:p>2080</text:p>
          </table:table-cell>
          <table:table-cell office:value-type="float" office:value="298">
            <text:p>298</text:p>
          </table:table-cell>
          <table:table-cell office:value-type="float" office:value="3.86949">
            <text:p>3,86949</text:p>
          </table:table-cell>
          <table:table-cell office:value-type="float" office:value="43.62707">
            <text:p>43,6270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80</text:p>
          </table:table-cell>
          <table:table-cell office:value-type="float" office:value="634">
            <text:p>634</text:p>
          </table:table-cell>
        </table:table-row>
        <table:table-row table:style-name="ro1">
          <table:table-cell office:value-type="float" office:value="2080">
            <text:p>2080</text:p>
          </table:table-cell>
          <table:table-cell office:value-type="float" office:value="298">
            <text:p>298</text:p>
          </table:table-cell>
          <table:table-cell office:value-type="float" office:value="3.86839">
            <text:p>3,86839</text:p>
          </table:table-cell>
          <table:table-cell office:value-type="float" office:value="43.6282">
            <text:p>43,628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80</text:p>
          </table:table-cell>
          <table:table-cell office:value-type="float" office:value="635">
            <text:p>635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3247">
            <text:p>3247</text:p>
          </table:table-cell>
          <table:table-cell office:value-type="float" office:value="3.86949">
            <text:p>3,86949</text:p>
          </table:table-cell>
          <table:table-cell office:value-type="float" office:value="43.62755">
            <text:p>43,6275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04</text:p>
          </table:table-cell>
          <table:table-cell office:value-type="float" office:value="636">
            <text:p>636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3247">
            <text:p>3247</text:p>
          </table:table-cell>
          <table:table-cell office:value-type="float" office:value="3.87188">
            <text:p>3,87188</text:p>
          </table:table-cell>
          <table:table-cell office:value-type="float" office:value="43.62879">
            <text:p>43,6287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04</text:p>
          </table:table-cell>
          <table:table-cell office:value-type="float" office:value="637">
            <text:p>637</text:p>
          </table:table-cell>
        </table:table-row>
        <table:table-row table:style-name="ro1">
          <table:table-cell office:value-type="float" office:value="3022">
            <text:p>3022</text:p>
          </table:table-cell>
          <table:table-cell office:value-type="float" office:value="3162">
            <text:p>3162</text:p>
          </table:table-cell>
          <table:table-cell office:value-type="float" office:value="3.87256">
            <text:p>3,87256</text:p>
          </table:table-cell>
          <table:table-cell office:value-type="float" office:value="43.62934">
            <text:p>43,6293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022</text:p>
          </table:table-cell>
          <table:table-cell office:value-type="float" office:value="638">
            <text:p>638</text:p>
          </table:table-cell>
        </table:table-row>
        <table:table-row table:style-name="ro1">
          <table:table-cell office:value-type="float" office:value="3022">
            <text:p>3022</text:p>
          </table:table-cell>
          <table:table-cell office:value-type="float" office:value="4308">
            <text:p>4308</text:p>
          </table:table-cell>
          <table:table-cell office:value-type="float" office:value="3.87329">
            <text:p>3,87329</text:p>
          </table:table-cell>
          <table:table-cell office:value-type="float" office:value="43.63045">
            <text:p>43,6304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022</text:p>
          </table:table-cell>
          <table:table-cell office:value-type="float" office:value="639">
            <text:p>639</text:p>
          </table:table-cell>
        </table:table-row>
        <table:table-row table:style-name="ro1">
          <table:table-cell office:value-type="float" office:value="3022">
            <text:p>3022</text:p>
          </table:table-cell>
          <table:table-cell office:value-type="float" office:value="4308">
            <text:p>4308</text:p>
          </table:table-cell>
          <table:table-cell office:value-type="float" office:value="3.87287">
            <text:p>3,87287</text:p>
          </table:table-cell>
          <table:table-cell office:value-type="float" office:value="43.63085">
            <text:p>43,6308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022</text:p>
          </table:table-cell>
          <table:table-cell office:value-type="float" office:value="640">
            <text:p>640</text:p>
          </table:table-cell>
        </table:table-row>
        <table:table-row table:style-name="ro1">
          <table:table-cell office:value-type="float" office:value="3022">
            <text:p>3022</text:p>
          </table:table-cell>
          <table:table-cell office:value-type="float" office:value="3163">
            <text:p>3163</text:p>
          </table:table-cell>
          <table:table-cell office:value-type="float" office:value="3.87252">
            <text:p>3,87252</text:p>
          </table:table-cell>
          <table:table-cell office:value-type="float" office:value="43.63112">
            <text:p>43,6311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022</text:p>
          </table:table-cell>
          <table:table-cell office:value-type="float" office:value="641">
            <text:p>641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3164">
            <text:p>3164</text:p>
          </table:table-cell>
          <table:table-cell office:value-type="float" office:value="3.87377">
            <text:p>3,87377</text:p>
          </table:table-cell>
          <table:table-cell office:value-type="float" office:value="43.63212">
            <text:p>43,6321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30</text:p>
          </table:table-cell>
          <table:table-cell office:value-type="float" office:value="642">
            <text:p>642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office:value-type="float" office:value="303">
            <text:p>303</text:p>
          </table:table-cell>
          <table:table-cell office:value-type="float" office:value="3.87539">
            <text:p>3,87539</text:p>
          </table:table-cell>
          <table:table-cell office:value-type="float" office:value="43.63333">
            <text:p>43,6333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3</text:p>
          </table:table-cell>
          <table:table-cell office:value-type="float" office:value="643">
            <text:p>643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office:value-type="float" office:value="319">
            <text:p>319</text:p>
          </table:table-cell>
          <table:table-cell office:value-type="float" office:value="3.87447">
            <text:p>3,87447</text:p>
          </table:table-cell>
          <table:table-cell office:value-type="float" office:value="43.63393">
            <text:p>43,6339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3</text:p>
          </table:table-cell>
          <table:table-cell office:value-type="float" office:value="644">
            <text:p>644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office:value-type="float" office:value="319">
            <text:p>319</text:p>
          </table:table-cell>
          <table:table-cell office:value-type="float" office:value="3.87332">
            <text:p>3,87332</text:p>
          </table:table-cell>
          <table:table-cell office:value-type="float" office:value="43.63459">
            <text:p>43,6345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3</text:p>
          </table:table-cell>
          <table:table-cell office:value-type="float" office:value="645">
            <text:p>645</text:p>
          </table:table-cell>
        </table:table-row>
        <table:table-row table:style-name="ro1">
          <table:table-cell office:value-type="float" office:value="1429">
            <text:p>1429</text:p>
          </table:table-cell>
          <table:table-cell office:value-type="float" office:value="3290">
            <text:p>3290</text:p>
          </table:table-cell>
          <table:table-cell office:value-type="float" office:value="3.87035">
            <text:p>3,87035</text:p>
          </table:table-cell>
          <table:table-cell office:value-type="float" office:value="43.62953">
            <text:p>43,6295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29</text:p>
          </table:table-cell>
          <table:table-cell office:value-type="float" office:value="646">
            <text:p>646</text:p>
          </table:table-cell>
        </table:table-row>
        <table:table-row table:style-name="ro1">
          <table:table-cell office:value-type="float" office:value="1429">
            <text:p>1429</text:p>
          </table:table-cell>
          <table:table-cell office:value-type="float" office:value="3290">
            <text:p>3290</text:p>
          </table:table-cell>
          <table:table-cell office:value-type="float" office:value="3.87233">
            <text:p>3,87233</text:p>
          </table:table-cell>
          <table:table-cell office:value-type="float" office:value="43.62922">
            <text:p>43,6292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29</text:p>
          </table:table-cell>
          <table:table-cell office:value-type="float" office:value="647">
            <text:p>647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3249">
            <text:p>3249</text:p>
          </table:table-cell>
          <table:table-cell office:value-type="float" office:value="3.8699">
            <text:p>3,8699</text:p>
          </table:table-cell>
          <table:table-cell office:value-type="float" office:value="43.62922">
            <text:p>43,6292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648">
            <text:p>648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4306">
            <text:p>4306</text:p>
          </table:table-cell>
          <table:table-cell office:value-type="float" office:value="3.86991">
            <text:p>3,86991</text:p>
          </table:table-cell>
          <table:table-cell office:value-type="float" office:value="43.62692">
            <text:p>43,6269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37</text:p>
          </table:table-cell>
          <table:table-cell office:value-type="float" office:value="649">
            <text:p>649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4306">
            <text:p>4306</text:p>
          </table:table-cell>
          <table:table-cell office:value-type="float" office:value="3.87204">
            <text:p>3,87204</text:p>
          </table:table-cell>
          <table:table-cell office:value-type="float" office:value="43.62705">
            <text:p>43,6270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37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4306">
            <text:p>4306</text:p>
          </table:table-cell>
          <table:table-cell office:value-type="float" office:value="3.87282">
            <text:p>3,87282</text:p>
          </table:table-cell>
          <table:table-cell office:value-type="float" office:value="43.62703">
            <text:p>43,6270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37</text:p>
          </table:table-cell>
          <table:table-cell office:value-type="float" office:value="651">
            <text:p>651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310">
            <text:p>310</text:p>
          </table:table-cell>
          <table:table-cell office:value-type="float" office:value="3.87575">
            <text:p>3,87575</text:p>
          </table:table-cell>
          <table:table-cell office:value-type="float" office:value="43.63346">
            <text:p>43,6334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30</text:p>
          </table:table-cell>
          <table:table-cell office:value-type="float" office:value="652">
            <text:p>652</text:p>
          </table:table-cell>
        </table:table-row>
        <table:table-row table:style-name="ro1">
          <table:table-cell office:value-type="float" office:value="1749">
            <text:p>1749</text:p>
          </table:table-cell>
          <table:table-cell office:value-type="float" office:value="3190">
            <text:p>3190</text:p>
          </table:table-cell>
          <table:table-cell office:value-type="float" office:value="3.87698">
            <text:p>3,87698</text:p>
          </table:table-cell>
          <table:table-cell office:value-type="float" office:value="43.63425">
            <text:p>43,6342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49</text:p>
          </table:table-cell>
          <table:table-cell office:value-type="float" office:value="653">
            <text:p>653</text:p>
          </table:table-cell>
        </table:table-row>
        <table:table-row table:style-name="ro1">
          <table:table-cell office:value-type="float" office:value="1749">
            <text:p>1749</text:p>
          </table:table-cell>
          <table:table-cell office:value-type="float" office:value="3128">
            <text:p>3128</text:p>
          </table:table-cell>
          <table:table-cell office:value-type="float" office:value="3.87821">
            <text:p>3,87821</text:p>
          </table:table-cell>
          <table:table-cell office:value-type="float" office:value="43.63245">
            <text:p>43,6324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49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float" office:value="1749">
            <text:p>1749</text:p>
          </table:table-cell>
          <table:table-cell office:value-type="float" office:value="3129">
            <text:p>3129</text:p>
          </table:table-cell>
          <table:table-cell office:value-type="float" office:value="3.87874">
            <text:p>3,87874</text:p>
          </table:table-cell>
          <table:table-cell office:value-type="float" office:value="43.63068">
            <text:p>43,6306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49</text:p>
          </table:table-cell>
          <table:table-cell office:value-type="float" office:value="655">
            <text:p>655</text:p>
          </table:table-cell>
        </table:table-row>
        <table:table-row table:style-name="ro1">
          <table:table-cell office:value-type="float" office:value="1749">
            <text:p>1749</text:p>
          </table:table-cell>
          <table:table-cell office:value-type="float" office:value="3150">
            <text:p>3150</text:p>
          </table:table-cell>
          <table:table-cell office:value-type="float" office:value="3.87805">
            <text:p>3,87805</text:p>
          </table:table-cell>
          <table:table-cell office:value-type="float" office:value="43.62967">
            <text:p>43,6296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49</text:p>
          </table:table-cell>
          <table:table-cell office:value-type="float" office:value="656">
            <text:p>656</text:p>
          </table:table-cell>
        </table:table-row>
        <table:table-row table:style-name="ro1">
          <table:table-cell office:value-type="float" office:value="1749">
            <text:p>1749</text:p>
          </table:table-cell>
          <table:table-cell office:value-type="float" office:value="3119">
            <text:p>3119</text:p>
          </table:table-cell>
          <table:table-cell office:value-type="float" office:value="3.8779">
            <text:p>3,8779</text:p>
          </table:table-cell>
          <table:table-cell office:value-type="float" office:value="43.62937">
            <text:p>43,6293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49</text:p>
          </table:table-cell>
          <table:table-cell office:value-type="float" office:value="657">
            <text:p>657</text:p>
          </table:table-cell>
        </table:table-row>
        <table:table-row table:style-name="ro1">
          <table:table-cell office:value-type="float" office:value="1749">
            <text:p>1749</text:p>
          </table:table-cell>
          <table:table-cell office:value-type="float" office:value="3183">
            <text:p>3183</text:p>
          </table:table-cell>
          <table:table-cell office:value-type="float" office:value="3.87732">
            <text:p>3,87732</text:p>
          </table:table-cell>
          <table:table-cell office:value-type="float" office:value="43.62621">
            <text:p>43,6262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49</text:p>
          </table:table-cell>
          <table:table-cell office:value-type="float" office:value="658">
            <text:p>658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3187">
            <text:p>3187</text:p>
          </table:table-cell>
          <table:table-cell office:value-type="float" office:value="3.87486">
            <text:p>3,87486</text:p>
          </table:table-cell>
          <table:table-cell office:value-type="float" office:value="43.62665">
            <text:p>43,6266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99</text:p>
          </table:table-cell>
          <table:table-cell office:value-type="float" office:value="659">
            <text:p>659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3187">
            <text:p>3187</text:p>
          </table:table-cell>
          <table:table-cell office:value-type="float" office:value="3.87384">
            <text:p>3,87384</text:p>
          </table:table-cell>
          <table:table-cell office:value-type="float" office:value="43.62683">
            <text:p>43,6268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99</text:p>
          </table:table-cell>
          <table:table-cell office:value-type="float" office:value="660">
            <text:p>660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3181">
            <text:p>3181</text:p>
          </table:table-cell>
          <table:table-cell office:value-type="float" office:value="3.87319">
            <text:p>3,87319</text:p>
          </table:table-cell>
          <table:table-cell office:value-type="float" office:value="43.62699">
            <text:p>43,6269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37</text:p>
          </table:table-cell>
          <table:table-cell office:value-type="float" office:value="661">
            <text:p>661</text:p>
          </table:table-cell>
        </table:table-row>
        <table:table-row table:style-name="ro1">
          <table:table-cell office:value-type="float" office:value="1429">
            <text:p>1429</text:p>
          </table:table-cell>
          <table:table-cell office:value-type="float" office:value="3161">
            <text:p>3161</text:p>
          </table:table-cell>
          <table:table-cell office:value-type="float" office:value="3.8726">
            <text:p>3,8726</text:p>
          </table:table-cell>
          <table:table-cell office:value-type="float" office:value="43.62919">
            <text:p>43,6291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29</text:p>
          </table:table-cell>
          <table:table-cell office:value-type="float" office:value="662">
            <text:p>662</text:p>
          </table:table-cell>
        </table:table-row>
        <table:table-row table:style-name="ro1">
          <table:table-cell office:value-type="float" office:value="1187">
            <text:p>1187</text:p>
          </table:table-cell>
          <table:table-cell office:value-type="float" office:value="3121">
            <text:p>3121</text:p>
          </table:table-cell>
          <table:table-cell office:value-type="float" office:value="3.88007">
            <text:p>3,88007</text:p>
          </table:table-cell>
          <table:table-cell office:value-type="float" office:value="43.62817">
            <text:p>43,6281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87</text:p>
          </table:table-cell>
          <table:table-cell office:value-type="float" office:value="663">
            <text:p>663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3186">
            <text:p>3186</text:p>
          </table:table-cell>
          <table:table-cell office:value-type="float" office:value="3.87932">
            <text:p>3,87932</text:p>
          </table:table-cell>
          <table:table-cell office:value-type="float" office:value="43.62647">
            <text:p>43,6264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68</text:p>
          </table:table-cell>
          <table:table-cell office:value-type="float" office:value="664">
            <text:p>664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3186">
            <text:p>3186</text:p>
          </table:table-cell>
          <table:table-cell office:value-type="float" office:value="3.87918">
            <text:p>3,87918</text:p>
          </table:table-cell>
          <table:table-cell office:value-type="float" office:value="43.6261">
            <text:p>43,626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68</text:p>
          </table:table-cell>
          <table:table-cell office:value-type="float" office:value="665">
            <text:p>665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3186">
            <text:p>3186</text:p>
          </table:table-cell>
          <table:table-cell office:value-type="float" office:value="3.87904">
            <text:p>3,87904</text:p>
          </table:table-cell>
          <table:table-cell office:value-type="float" office:value="43.62573">
            <text:p>43,6257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68</text:p>
          </table:table-cell>
          <table:table-cell office:value-type="float" office:value="666">
            <text:p>666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3177">
            <text:p>3177</text:p>
          </table:table-cell>
          <table:table-cell office:value-type="float" office:value="3.87895">
            <text:p>3,87895</text:p>
          </table:table-cell>
          <table:table-cell office:value-type="float" office:value="43.62568">
            <text:p>43,6256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37</text:p>
          </table:table-cell>
          <table:table-cell office:value-type="float" office:value="667">
            <text:p>667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3178">
            <text:p>3178</text:p>
          </table:table-cell>
          <table:table-cell office:value-type="float" office:value="3.8794">
            <text:p>3,8794</text:p>
          </table:table-cell>
          <table:table-cell office:value-type="float" office:value="43.62566">
            <text:p>43,6256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37</text:p>
          </table:table-cell>
          <table:table-cell office:value-type="float" office:value="668">
            <text:p>668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3235">
            <text:p>3235</text:p>
          </table:table-cell>
          <table:table-cell office:value-type="float" office:value="3.87938">
            <text:p>3,87938</text:p>
          </table:table-cell>
          <table:table-cell office:value-type="float" office:value="43.62553">
            <text:p>43,6255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70</text:p>
          </table:table-cell>
          <table:table-cell office:value-type="float" office:value="669">
            <text:p>669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3206">
            <text:p>3206</text:p>
          </table:table-cell>
          <table:table-cell office:value-type="float" office:value="3.88217">
            <text:p>3,88217</text:p>
          </table:table-cell>
          <table:table-cell office:value-type="float" office:value="43.62602">
            <text:p>43,6260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37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office:value-type="float" office:value="3218">
            <text:p>3218</text:p>
          </table:table-cell>
          <table:table-cell office:value-type="float" office:value="3.88238">
            <text:p>3,88238</text:p>
          </table:table-cell>
          <table:table-cell office:value-type="float" office:value="43.62592">
            <text:p>43,6259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45</text:p>
          </table:table-cell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3213">
            <text:p>3213</text:p>
          </table:table-cell>
          <table:table-cell office:value-type="float" office:value="3.88274">
            <text:p>3,88274</text:p>
          </table:table-cell>
          <table:table-cell office:value-type="float" office:value="43.62611">
            <text:p>43,6261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37</text:p>
          </table:table-cell>
          <table:table-cell office:value-type="float" office:value="672">
            <text:p>672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office:value-type="float" office:value="3210">
            <text:p>3210</text:p>
          </table:table-cell>
          <table:table-cell office:value-type="float" office:value="3.88234">
            <text:p>3,88234</text:p>
          </table:table-cell>
          <table:table-cell office:value-type="float" office:value="43.62615">
            <text:p>43,6261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45</text:p>
          </table:table-cell>
          <table:table-cell office:value-type="float" office:value="673">
            <text:p>673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3114">
            <text:p>3114</text:p>
          </table:table-cell>
          <table:table-cell office:value-type="float" office:value="3.88176">
            <text:p>3,88176</text:p>
          </table:table-cell>
          <table:table-cell office:value-type="float" office:value="43.62786">
            <text:p>43,6278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78</text:p>
          </table:table-cell>
          <table:table-cell office:value-type="float" office:value="674">
            <text:p>674</text:p>
          </table:table-cell>
        </table:table-row>
        <table:table-row table:style-name="ro1">
          <table:table-cell office:value-type="float" office:value="3376">
            <text:p>3376</text:p>
          </table:table-cell>
          <table:table-cell office:value-type="float" office:value="7868">
            <text:p>7868</text:p>
          </table:table-cell>
          <table:table-cell office:value-type="float" office:value="3.88147">
            <text:p>3,88147</text:p>
          </table:table-cell>
          <table:table-cell office:value-type="float" office:value="43.62814">
            <text:p>43,6281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376</text:p>
          </table:table-cell>
          <table:table-cell office:value-type="float" office:value="675">
            <text:p>675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office:value-type="float" office:value="7867">
            <text:p>7867</text:p>
          </table:table-cell>
          <table:table-cell office:value-type="float" office:value="3.88119">
            <text:p>3,88119</text:p>
          </table:table-cell>
          <table:table-cell office:value-type="float" office:value="43.62863">
            <text:p>43,6286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45</text:p>
          </table:table-cell>
          <table:table-cell office:value-type="float" office:value="676">
            <text:p>676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3140">
            <text:p>3140</text:p>
          </table:table-cell>
          <table:table-cell office:value-type="float" office:value="3.88014">
            <text:p>3,88014</text:p>
          </table:table-cell>
          <table:table-cell office:value-type="float" office:value="43.62943">
            <text:p>43,6294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66</text:p>
          </table:table-cell>
          <table:table-cell office:value-type="float" office:value="677">
            <text:p>677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office:value-type="float" office:value="3146">
            <text:p>3146</text:p>
          </table:table-cell>
          <table:table-cell office:value-type="float" office:value="3.87945">
            <text:p>3,87945</text:p>
          </table:table-cell>
          <table:table-cell office:value-type="float" office:value="43.62992">
            <text:p>43,6299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45</text:p>
          </table:table-cell>
          <table:table-cell office:value-type="float" office:value="678">
            <text:p>678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3191">
            <text:p>3191</text:p>
          </table:table-cell>
          <table:table-cell office:value-type="float" office:value="3.87857">
            <text:p>3,87857</text:p>
          </table:table-cell>
          <table:table-cell office:value-type="float" office:value="43.63511">
            <text:p>43,6351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98</text:p>
          </table:table-cell>
          <table:table-cell office:value-type="float" office:value="679">
            <text:p>679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3109">
            <text:p>3109</text:p>
          </table:table-cell>
          <table:table-cell office:value-type="float" office:value="3.87856">
            <text:p>3,87856</text:p>
          </table:table-cell>
          <table:table-cell office:value-type="float" office:value="43.63547">
            <text:p>43,6354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30</text:p>
          </table:table-cell>
          <table:table-cell office:value-type="float" office:value="680">
            <text:p>680</text:p>
          </table:table-cell>
        </table:table-row>
        <table:table-row table:style-name="ro1">
          <table:table-cell office:value-type="float" office:value="2343">
            <text:p>2343</text:p>
          </table:table-cell>
          <table:table-cell office:value-type="float" office:value="342">
            <text:p>342</text:p>
          </table:table-cell>
          <table:table-cell office:value-type="float" office:value="3.88174">
            <text:p>3,88174</text:p>
          </table:table-cell>
          <table:table-cell office:value-type="float" office:value="43.63812">
            <text:p>43,6381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43</text:p>
          </table:table-cell>
          <table:table-cell office:value-type="float" office:value="681">
            <text:p>681</text:p>
          </table:table-cell>
        </table:table-row>
        <table:table-row table:style-name="ro1">
          <table:table-cell office:value-type="float" office:value="1522">
            <text:p>1522</text:p>
          </table:table-cell>
          <table:table-cell office:value-type="float" office:value="3070">
            <text:p>3070</text:p>
          </table:table-cell>
          <table:table-cell office:value-type="float" office:value="3.8903">
            <text:p>3,8903</text:p>
          </table:table-cell>
          <table:table-cell office:value-type="float" office:value="43.63171">
            <text:p>43,6317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22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float" office:value="2096">
            <text:p>2096</text:p>
          </table:table-cell>
          <table:table-cell office:value-type="float" office:value="3042">
            <text:p>3042</text:p>
          </table:table-cell>
          <table:table-cell office:value-type="float" office:value="3.88521">
            <text:p>3,88521</text:p>
          </table:table-cell>
          <table:table-cell office:value-type="float" office:value="43.63109">
            <text:p>43,6310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96</text:p>
          </table:table-cell>
          <table:table-cell office:value-type="float" office:value="683">
            <text:p>683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3043">
            <text:p>3043</text:p>
          </table:table-cell>
          <table:table-cell office:value-type="float" office:value="3.88503">
            <text:p>3,88503</text:p>
          </table:table-cell>
          <table:table-cell office:value-type="float" office:value="43.63111">
            <text:p>43,6311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98</text:p>
          </table:table-cell>
          <table:table-cell office:value-type="float" office:value="684">
            <text:p>684</text:p>
          </table:table-cell>
        </table:table-row>
        <table:table-row table:style-name="ro1">
          <table:table-cell office:value-type="float" office:value="2062">
            <text:p>2062</text:p>
          </table:table-cell>
          <table:table-cell office:value-type="float" office:value="3132">
            <text:p>3132</text:p>
          </table:table-cell>
          <table:table-cell office:value-type="float" office:value="3.88321">
            <text:p>3,88321</text:p>
          </table:table-cell>
          <table:table-cell office:value-type="float" office:value="43.6288">
            <text:p>43,628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62</text:p>
          </table:table-cell>
          <table:table-cell office:value-type="float" office:value="685">
            <text:p>685</text:p>
          </table:table-cell>
        </table:table-row>
        <table:table-row table:style-name="ro1">
          <table:table-cell office:value-type="float" office:value="2339">
            <text:p>2339</text:p>
          </table:table-cell>
          <table:table-cell office:value-type="float" office:value="3135">
            <text:p>3135</text:p>
          </table:table-cell>
          <table:table-cell office:value-type="float" office:value="3.88348">
            <text:p>3,88348</text:p>
          </table:table-cell>
          <table:table-cell office:value-type="float" office:value="43.62884">
            <text:p>43,6288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39</text:p>
          </table:table-cell>
          <table:table-cell office:value-type="float" office:value="686">
            <text:p>686</text:p>
          </table:table-cell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3133">
            <text:p>3133</text:p>
          </table:table-cell>
          <table:table-cell office:value-type="float" office:value="3.88338">
            <text:p>3,88338</text:p>
          </table:table-cell>
          <table:table-cell office:value-type="float" office:value="43.6288">
            <text:p>43,628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80</text:p>
          </table:table-cell>
          <table:table-cell office:value-type="float" office:value="687">
            <text:p>687</text:p>
          </table:table-cell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3036">
            <text:p>3036</text:p>
          </table:table-cell>
          <table:table-cell office:value-type="float" office:value="3.88543">
            <text:p>3,88543</text:p>
          </table:table-cell>
          <table:table-cell office:value-type="float" office:value="43.63051">
            <text:p>43,6305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80</text:p>
          </table:table-cell>
          <table:table-cell office:value-type="float" office:value="688">
            <text:p>688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3039">
            <text:p>3039</text:p>
          </table:table-cell>
          <table:table-cell office:value-type="float" office:value="3.88521">
            <text:p>3,88521</text:p>
          </table:table-cell>
          <table:table-cell office:value-type="float" office:value="43.63095">
            <text:p>43,63095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98</text:p>
          </table:table-cell>
          <table:table-cell office:value-type="float" office:value="689">
            <text:p>689</text:p>
          </table:table-cell>
        </table:table-row>
        <table:table-row table:style-name="ro1">
          <table:table-cell office:value-type="float" office:value="2342">
            <text:p>2342</text:p>
          </table:table-cell>
          <table:table-cell office:value-type="float" office:value="3011">
            <text:p>3011</text:p>
          </table:table-cell>
          <table:table-cell office:value-type="float" office:value="3.87578">
            <text:p>3,87578</text:p>
          </table:table-cell>
          <table:table-cell office:value-type="float" office:value="43.63649">
            <text:p>43,6364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42</text:p>
          </table:table-cell>
          <table:table-cell office:value-type="float" office:value="690">
            <text:p>690</text:p>
          </table:table-cell>
        </table:table-row>
        <table:table-row table:style-name="ro1">
          <table:table-cell office:value-type="float" office:value="3330">
            <text:p>3330</text:p>
          </table:table-cell>
          <table:table-cell office:value-type="float" office:value="6533">
            <text:p>6533</text:p>
          </table:table-cell>
          <table:table-cell office:value-type="float" office:value="3.896">
            <text:p>3,896</text:p>
          </table:table-cell>
          <table:table-cell office:value-type="float" office:value="43.62709">
            <text:p>43,6270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330</text:p>
          </table:table-cell>
          <table:table-cell office:value-type="float" office:value="691">
            <text:p>691</text:p>
          </table:table-cell>
        </table:table-row>
        <table:table-row table:style-name="ro1">
          <table:table-cell office:value-type="float" office:value="1858">
            <text:p>1858</text:p>
          </table:table-cell>
          <table:table-cell office:value-type="float" office:value="3971">
            <text:p>3971</text:p>
          </table:table-cell>
          <table:table-cell office:value-type="float" office:value="3.89221">
            <text:p>3,89221</text:p>
          </table:table-cell>
          <table:table-cell office:value-type="float" office:value="43.62357">
            <text:p>43,6235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58</text:p>
          </table:table-cell>
          <table:table-cell office:value-type="float" office:value="692">
            <text:p>692</text:p>
          </table:table-cell>
        </table:table-row>
        <table:table-row table:style-name="ro1">
          <table:table-cell office:value-type="float" office:value="1858">
            <text:p>1858</text:p>
          </table:table-cell>
          <table:table-cell office:value-type="float" office:value="3971">
            <text:p>3971</text:p>
          </table:table-cell>
          <table:table-cell office:value-type="float" office:value="3.88933">
            <text:p>3,88933</text:p>
          </table:table-cell>
          <table:table-cell office:value-type="float" office:value="43.6247">
            <text:p>43,624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58</text:p>
          </table:table-cell>
          <table:table-cell office:value-type="float" office:value="693">
            <text:p>693</text:p>
          </table:table-cell>
        </table:table-row>
        <table:table-row table:style-name="ro1">
          <table:table-cell office:value-type="float" office:value="1858">
            <text:p>1858</text:p>
          </table:table-cell>
          <table:table-cell office:value-type="float" office:value="3307">
            <text:p>3307</text:p>
          </table:table-cell>
          <table:table-cell office:value-type="float" office:value="3.88893">
            <text:p>3,88893</text:p>
          </table:table-cell>
          <table:table-cell office:value-type="float" office:value="43.62482">
            <text:p>43,6248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58</text:p>
          </table:table-cell>
          <table:table-cell office:value-type="float" office:value="694">
            <text:p>694</text:p>
          </table:table-cell>
        </table:table-row>
        <table:table-row table:style-name="ro1">
          <table:table-cell office:value-type="float" office:value="1858">
            <text:p>1858</text:p>
          </table:table-cell>
          <table:table-cell office:value-type="float" office:value="3307">
            <text:p>3307</text:p>
          </table:table-cell>
          <table:table-cell office:value-type="float" office:value="3.88815">
            <text:p>3,88815</text:p>
          </table:table-cell>
          <table:table-cell office:value-type="float" office:value="43.62498">
            <text:p>43,6249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58</text:p>
          </table:table-cell>
          <table:table-cell office:value-type="float" office:value="695">
            <text:p>695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3305">
            <text:p>3305</text:p>
          </table:table-cell>
          <table:table-cell office:value-type="float" office:value="3.88688">
            <text:p>3,88688</text:p>
          </table:table-cell>
          <table:table-cell office:value-type="float" office:value="43.62405">
            <text:p>43,6240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01</text:p>
          </table:table-cell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1235">
            <text:p>1235</text:p>
          </table:table-cell>
          <table:table-cell office:value-type="float" office:value="3205">
            <text:p>3205</text:p>
          </table:table-cell>
          <table:table-cell office:value-type="float" office:value="3.88525">
            <text:p>3,88525</text:p>
          </table:table-cell>
          <table:table-cell office:value-type="float" office:value="43.62619">
            <text:p>43,6261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35</text:p>
          </table:table-cell>
          <table:table-cell office:value-type="float" office:value="697">
            <text:p>697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3212">
            <text:p>3212</text:p>
          </table:table-cell>
          <table:table-cell office:value-type="float" office:value="3.88468">
            <text:p>3,88468</text:p>
          </table:table-cell>
          <table:table-cell office:value-type="float" office:value="43.62627">
            <text:p>43,6262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37</text:p>
          </table:table-cell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3336">
            <text:p>3336</text:p>
          </table:table-cell>
          <table:table-cell office:value-type="float" office:value="6698">
            <text:p>6698</text:p>
          </table:table-cell>
          <table:table-cell office:value-type="float" office:value="3.88406">
            <text:p>3,88406</text:p>
          </table:table-cell>
          <table:table-cell office:value-type="float" office:value="43.62736">
            <text:p>43,6273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336</text:p>
          </table:table-cell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3336">
            <text:p>3336</text:p>
          </table:table-cell>
          <table:table-cell office:value-type="float" office:value="6698">
            <text:p>6698</text:p>
          </table:table-cell>
          <table:table-cell office:value-type="float" office:value="3.88667">
            <text:p>3,88667</text:p>
          </table:table-cell>
          <table:table-cell office:value-type="float" office:value="43.62704">
            <text:p>43,6270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336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float" office:value="3336">
            <text:p>3336</text:p>
          </table:table-cell>
          <table:table-cell office:value-type="float" office:value="8070">
            <text:p>8070</text:p>
          </table:table-cell>
          <table:table-cell office:value-type="float" office:value="3.88782">
            <text:p>3,88782</text:p>
          </table:table-cell>
          <table:table-cell office:value-type="float" office:value="43.62707">
            <text:p>43,6270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336</text:p>
          </table:table-cell>
          <table:table-cell office:value-type="float" office:value="701">
            <text:p>701</text:p>
          </table:table-cell>
        </table:table-row>
        <table:table-row table:style-name="ro1">
          <table:table-cell office:value-type="float" office:value="3336">
            <text:p>3336</text:p>
          </table:table-cell>
          <table:table-cell office:value-type="float" office:value="8070">
            <text:p>8070</text:p>
          </table:table-cell>
          <table:table-cell office:value-type="float" office:value="3.88877">
            <text:p>3,88877</text:p>
          </table:table-cell>
          <table:table-cell office:value-type="float" office:value="43.62732">
            <text:p>43,6273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336</text:p>
          </table:table-cell>
          <table:table-cell office:value-type="float" office:value="702">
            <text:p>702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6694">
            <text:p>6694</text:p>
          </table:table-cell>
          <table:table-cell office:value-type="float" office:value="3.88933">
            <text:p>3,88933</text:p>
          </table:table-cell>
          <table:table-cell office:value-type="float" office:value="43.62699">
            <text:p>43,6269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98</text:p>
          </table:table-cell>
          <table:table-cell office:value-type="float" office:value="703">
            <text:p>703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6695">
            <text:p>6695</text:p>
          </table:table-cell>
          <table:table-cell office:value-type="float" office:value="3.8888">
            <text:p>3,8888</text:p>
          </table:table-cell>
          <table:table-cell office:value-type="float" office:value="43.62748">
            <text:p>43,6274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98</text:p>
          </table:table-cell>
          <table:table-cell office:value-type="float" office:value="704">
            <text:p>704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16112">
            <text:p>16112</text:p>
          </table:table-cell>
          <table:table-cell office:value-type="float" office:value="3.8875">
            <text:p>3,8875</text:p>
          </table:table-cell>
          <table:table-cell office:value-type="float" office:value="43.62838">
            <text:p>43,6283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98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3072">
            <text:p>3072</text:p>
          </table:table-cell>
          <table:table-cell office:value-type="float" office:value="3.88569">
            <text:p>3,88569</text:p>
          </table:table-cell>
          <table:table-cell office:value-type="float" office:value="43.63016">
            <text:p>43,6301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98</text:p>
          </table:table-cell>
          <table:table-cell office:value-type="float" office:value="706">
            <text:p>706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3078">
            <text:p>3078</text:p>
          </table:table-cell>
          <table:table-cell office:value-type="float" office:value="3.89039">
            <text:p>3,89039</text:p>
          </table:table-cell>
          <table:table-cell office:value-type="float" office:value="43.63166">
            <text:p>43,6316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29</text:p>
          </table:table-cell>
          <table:table-cell office:value-type="float" office:value="707">
            <text:p>707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3295">
            <text:p>3295</text:p>
          </table:table-cell>
          <table:table-cell office:value-type="float" office:value="3.8897">
            <text:p>3,8897</text:p>
          </table:table-cell>
          <table:table-cell office:value-type="float" office:value="43.62706">
            <text:p>43,6270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29</text:p>
          </table:table-cell>
          <table:table-cell office:value-type="float" office:value="708">
            <text:p>708</text:p>
          </table:table-cell>
        </table:table-row>
        <table:table-row table:style-name="ro1">
          <table:table-cell office:value-type="float" office:value="2888">
            <text:p>2888</text:p>
          </table:table-cell>
          <table:table-cell office:value-type="float" office:value="3301">
            <text:p>3301</text:p>
          </table:table-cell>
          <table:table-cell office:value-type="float" office:value="3.89081">
            <text:p>3,89081</text:p>
          </table:table-cell>
          <table:table-cell office:value-type="float" office:value="43.62763">
            <text:p>43,6276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888</text:p>
          </table:table-cell>
          <table:table-cell office:value-type="float" office:value="709">
            <text:p>709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3298">
            <text:p>3298</text:p>
          </table:table-cell>
          <table:table-cell office:value-type="float" office:value="3.88961">
            <text:p>3,88961</text:p>
          </table:table-cell>
          <table:table-cell office:value-type="float" office:value="43.62667">
            <text:p>43,6266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29</text:p>
          </table:table-cell>
          <table:table-cell office:value-type="float" office:value="710">
            <text:p>710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3298">
            <text:p>3298</text:p>
          </table:table-cell>
          <table:table-cell office:value-type="float" office:value="3.88962">
            <text:p>3,88962</text:p>
          </table:table-cell>
          <table:table-cell office:value-type="float" office:value="43.62629">
            <text:p>43,6262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29</text:p>
          </table:table-cell>
          <table:table-cell office:value-type="float" office:value="711">
            <text:p>711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3306">
            <text:p>3306</text:p>
          </table:table-cell>
          <table:table-cell office:value-type="float" office:value="3.88942">
            <text:p>3,88942</text:p>
          </table:table-cell>
          <table:table-cell office:value-type="float" office:value="43.62605">
            <text:p>43,6260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01</text:p>
          </table:table-cell>
          <table:table-cell office:value-type="float" office:value="712">
            <text:p>712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3306">
            <text:p>3306</text:p>
          </table:table-cell>
          <table:table-cell office:value-type="float" office:value="3.88809">
            <text:p>3,88809</text:p>
          </table:table-cell>
          <table:table-cell office:value-type="float" office:value="43.62504">
            <text:p>43,6250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01</text:p>
          </table:table-cell>
          <table:table-cell office:value-type="float" office:value="713">
            <text:p>713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3303">
            <text:p>3303</text:p>
          </table:table-cell>
          <table:table-cell office:value-type="float" office:value="3.88919">
            <text:p>3,88919</text:p>
          </table:table-cell>
          <table:table-cell office:value-type="float" office:value="43.62492">
            <text:p>43,6249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48</text:p>
          </table:table-cell>
          <table:table-cell office:value-type="float" office:value="714">
            <text:p>714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3303">
            <text:p>3303</text:p>
          </table:table-cell>
          <table:table-cell office:value-type="float" office:value="3.88944">
            <text:p>3,88944</text:p>
          </table:table-cell>
          <table:table-cell office:value-type="float" office:value="43.62545">
            <text:p>43,6254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48</text:p>
          </table:table-cell>
          <table:table-cell office:value-type="float" office:value="715">
            <text:p>715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3303">
            <text:p>3303</text:p>
          </table:table-cell>
          <table:table-cell office:value-type="float" office:value="3.88963">
            <text:p>3,88963</text:p>
          </table:table-cell>
          <table:table-cell office:value-type="float" office:value="43.62585">
            <text:p>43,6258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48</text:p>
          </table:table-cell>
          <table:table-cell office:value-type="float" office:value="716">
            <text:p>716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3302">
            <text:p>3302</text:p>
          </table:table-cell>
          <table:table-cell office:value-type="float" office:value="3.88993">
            <text:p>3,88993</text:p>
          </table:table-cell>
          <table:table-cell office:value-type="float" office:value="43.62629">
            <text:p>43,6262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48</text:p>
          </table:table-cell>
          <table:table-cell office:value-type="float" office:value="717">
            <text:p>717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3302">
            <text:p>3302</text:p>
          </table:table-cell>
          <table:table-cell office:value-type="float" office:value="3.89131">
            <text:p>3,89131</text:p>
          </table:table-cell>
          <table:table-cell office:value-type="float" office:value="43.62703">
            <text:p>43,6270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48</text:p>
          </table:table-cell>
          <table:table-cell office:value-type="float" office:value="718">
            <text:p>718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3214">
            <text:p>3214</text:p>
          </table:table-cell>
          <table:table-cell office:value-type="float" office:value="3.88928">
            <text:p>3,88928</text:p>
          </table:table-cell>
          <table:table-cell office:value-type="float" office:value="43.62676">
            <text:p>43,6267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37</text:p>
          </table:table-cell>
          <table:table-cell office:value-type="float" office:value="719">
            <text:p>719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3087">
            <text:p>3087</text:p>
          </table:table-cell>
          <table:table-cell office:value-type="float" office:value="3.88978">
            <text:p>3,88978</text:p>
          </table:table-cell>
          <table:table-cell office:value-type="float" office:value="43.6269">
            <text:p>43,626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37</text:p>
          </table:table-cell>
          <table:table-cell office:value-type="float" office:value="720">
            <text:p>720</text:p>
          </table:table-cell>
        </table:table-row>
        <table:table-row table:style-name="ro1">
          <table:table-cell office:value-type="float" office:value="2980">
            <text:p>2980</text:p>
          </table:table-cell>
          <table:table-cell office:value-type="float" office:value="2713">
            <text:p>2713</text:p>
          </table:table-cell>
          <table:table-cell office:value-type="float" office:value="3.82063">
            <text:p>3,82063</text:p>
          </table:table-cell>
          <table:table-cell office:value-type="float" office:value="43.64312">
            <text:p>43,6431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80</text:p>
          </table:table-cell>
          <table:table-cell office:value-type="float" office:value="721">
            <text:p>721</text:p>
          </table:table-cell>
        </table:table-row>
        <table:table-row table:style-name="ro1">
          <table:table-cell office:value-type="float" office:value="2980">
            <text:p>2980</text:p>
          </table:table-cell>
          <table:table-cell office:value-type="float" office:value="2711">
            <text:p>2711</text:p>
          </table:table-cell>
          <table:table-cell office:value-type="float" office:value="3.81994">
            <text:p>3,81994</text:p>
          </table:table-cell>
          <table:table-cell office:value-type="float" office:value="43.64353">
            <text:p>43,6435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80</text:p>
          </table:table-cell>
          <table:table-cell office:value-type="float" office:value="722">
            <text:p>722</text:p>
          </table:table-cell>
        </table:table-row>
        <table:table-row table:style-name="ro1">
          <table:table-cell office:value-type="float" office:value="2980">
            <text:p>2980</text:p>
          </table:table-cell>
          <table:table-cell office:value-type="float" office:value="2710">
            <text:p>2710</text:p>
          </table:table-cell>
          <table:table-cell office:value-type="float" office:value="3.81905">
            <text:p>3,81905</text:p>
          </table:table-cell>
          <table:table-cell office:value-type="float" office:value="43.64403">
            <text:p>43,6440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80</text:p>
          </table:table-cell>
          <table:table-cell office:value-type="float" office:value="723">
            <text:p>723</text:p>
          </table:table-cell>
        </table:table-row>
        <table:table-row table:style-name="ro1">
          <table:table-cell office:value-type="float" office:value="2980">
            <text:p>2980</text:p>
          </table:table-cell>
          <table:table-cell office:value-type="float" office:value="2700">
            <text:p>2700</text:p>
          </table:table-cell>
          <table:table-cell office:value-type="float" office:value="3.81819">
            <text:p>3,81819</text:p>
          </table:table-cell>
          <table:table-cell office:value-type="float" office:value="43.64319">
            <text:p>43,6431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80</text:p>
          </table:table-cell>
          <table:table-cell office:value-type="float" office:value="724">
            <text:p>724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717">
            <text:p>2717</text:p>
          </table:table-cell>
          <table:table-cell office:value-type="float" office:value="3.81826">
            <text:p>3,81826</text:p>
          </table:table-cell>
          <table:table-cell office:value-type="float" office:value="43.64312">
            <text:p>43,6431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000</text:p>
          </table:table-cell>
          <table:table-cell office:value-type="float" office:value="725">
            <text:p>72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717">
            <text:p>2717</text:p>
          </table:table-cell>
          <table:table-cell office:value-type="float" office:value="3.81861">
            <text:p>3,81861</text:p>
          </table:table-cell>
          <table:table-cell office:value-type="float" office:value="43.64306">
            <text:p>43,6430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000</text:p>
          </table:table-cell>
          <table:table-cell office:value-type="float" office:value="726">
            <text:p>726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718">
            <text:p>2718</text:p>
          </table:table-cell>
          <table:table-cell office:value-type="float" office:value="3.81931">
            <text:p>3,81931</text:p>
          </table:table-cell>
          <table:table-cell office:value-type="float" office:value="43.64304">
            <text:p>43,6430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000</text:p>
          </table:table-cell>
          <table:table-cell office:value-type="float" office:value="727">
            <text:p>727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695">
            <text:p>2695</text:p>
          </table:table-cell>
          <table:table-cell office:value-type="float" office:value="3.82047">
            <text:p>3,82047</text:p>
          </table:table-cell>
          <table:table-cell office:value-type="float" office:value="43.64301">
            <text:p>43,6430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000</text:p>
          </table:table-cell>
          <table:table-cell office:value-type="float" office:value="728">
            <text:p>728</text:p>
          </table:table-cell>
        </table:table-row>
        <table:table-row table:style-name="ro1">
          <table:table-cell office:value-type="float" office:value="1895">
            <text:p>1895</text:p>
          </table:table-cell>
          <table:table-cell office:value-type="float" office:value="2685">
            <text:p>2685</text:p>
          </table:table-cell>
          <table:table-cell office:value-type="float" office:value="3.81962">
            <text:p>3,81962</text:p>
          </table:table-cell>
          <table:table-cell office:value-type="float" office:value="43.64201">
            <text:p>43,6420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95</text:p>
          </table:table-cell>
          <table:table-cell office:value-type="float" office:value="729">
            <text:p>72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682">
            <text:p>2682</text:p>
          </table:table-cell>
          <table:table-cell office:value-type="float" office:value="3.82007">
            <text:p>3,82007</text:p>
          </table:table-cell>
          <table:table-cell office:value-type="float" office:value="43.64166">
            <text:p>43,6416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0</text:p>
          </table:table-cell>
          <table:table-cell office:value-type="float" office:value="730">
            <text:p>73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682">
            <text:p>2682</text:p>
          </table:table-cell>
          <table:table-cell office:value-type="float" office:value="3.82095">
            <text:p>3,82095</text:p>
          </table:table-cell>
          <table:table-cell office:value-type="float" office:value="43.64115">
            <text:p>43,6411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0</text:p>
          </table:table-cell>
          <table:table-cell office:value-type="float" office:value="731">
            <text:p>731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2629">
            <text:p>2629</text:p>
          </table:table-cell>
          <table:table-cell office:value-type="float" office:value="3.81875">
            <text:p>3,81875</text:p>
          </table:table-cell>
          <table:table-cell office:value-type="float" office:value="43.63649">
            <text:p>43,6364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40</text:p>
          </table:table-cell>
          <table:table-cell office:value-type="float" office:value="732">
            <text:p>732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2637">
            <text:p>2637</text:p>
          </table:table-cell>
          <table:table-cell office:value-type="float" office:value="3.81872">
            <text:p>3,81872</text:p>
          </table:table-cell>
          <table:table-cell office:value-type="float" office:value="43.63604">
            <text:p>43,6360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91</text:p>
          </table:table-cell>
          <table:table-cell office:value-type="float" office:value="733">
            <text:p>733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2628">
            <text:p>2628</text:p>
          </table:table-cell>
          <table:table-cell office:value-type="float" office:value="3.82051">
            <text:p>3,82051</text:p>
          </table:table-cell>
          <table:table-cell office:value-type="float" office:value="43.6369">
            <text:p>43,636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91</text:p>
          </table:table-cell>
          <table:table-cell office:value-type="float" office:value="734">
            <text:p>734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2638">
            <text:p>2638</text:p>
          </table:table-cell>
          <table:table-cell office:value-type="float" office:value="3.82077">
            <text:p>3,82077</text:p>
          </table:table-cell>
          <table:table-cell office:value-type="float" office:value="43.6374">
            <text:p>43,637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91</text:p>
          </table:table-cell>
          <table:table-cell office:value-type="float" office:value="735">
            <text:p>735</text:p>
          </table:table-cell>
        </table:table-row>
        <table:table-row table:style-name="ro1">
          <table:table-cell office:value-type="float" office:value="1271">
            <text:p>1271</text:p>
          </table:table-cell>
          <table:table-cell office:value-type="float" office:value="2655">
            <text:p>2655</text:p>
          </table:table-cell>
          <table:table-cell office:value-type="float" office:value="3.82128">
            <text:p>3,82128</text:p>
          </table:table-cell>
          <table:table-cell office:value-type="float" office:value="43.63757">
            <text:p>43,6375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71</text:p>
          </table:table-cell>
          <table:table-cell office:value-type="float" office:value="736">
            <text:p>736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2648">
            <text:p>2648</text:p>
          </table:table-cell>
          <table:table-cell office:value-type="float" office:value="3.82107">
            <text:p>3,82107</text:p>
          </table:table-cell>
          <table:table-cell office:value-type="float" office:value="43.63747">
            <text:p>43,6374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40</text:p>
          </table:table-cell>
          <table:table-cell office:value-type="float" office:value="737">
            <text:p>737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2652">
            <text:p>2652</text:p>
          </table:table-cell>
          <table:table-cell office:value-type="float" office:value="3.81998">
            <text:p>3,81998</text:p>
          </table:table-cell>
          <table:table-cell office:value-type="float" office:value="43.63834">
            <text:p>43,6383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03</text:p>
          </table:table-cell>
          <table:table-cell office:value-type="float" office:value="738">
            <text:p>738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2667">
            <text:p>2667</text:p>
          </table:table-cell>
          <table:table-cell office:value-type="float" office:value="3.82002">
            <text:p>3,82002</text:p>
          </table:table-cell>
          <table:table-cell office:value-type="float" office:value="43.64082">
            <text:p>43,6408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03</text:p>
          </table:table-cell>
          <table:table-cell office:value-type="float" office:value="739">
            <text:p>739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2678">
            <text:p>2678</text:p>
          </table:table-cell>
          <table:table-cell office:value-type="float" office:value="3.81983">
            <text:p>3,81983</text:p>
          </table:table-cell>
          <table:table-cell office:value-type="float" office:value="43.64086">
            <text:p>43,6408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52</text:p>
          </table:table-cell>
          <table:table-cell office:value-type="float" office:value="740">
            <text:p>740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2680">
            <text:p>2680</text:p>
          </table:table-cell>
          <table:table-cell office:value-type="float" office:value="3.81833">
            <text:p>3,81833</text:p>
          </table:table-cell>
          <table:table-cell office:value-type="float" office:value="43.64082">
            <text:p>43,6408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03</text:p>
          </table:table-cell>
          <table:table-cell office:value-type="float" office:value="741">
            <text:p>741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2684">
            <text:p>2684</text:p>
          </table:table-cell>
          <table:table-cell office:value-type="float" office:value="3.81799">
            <text:p>3,81799</text:p>
          </table:table-cell>
          <table:table-cell office:value-type="float" office:value="43.64105">
            <text:p>43,6410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90</text:p>
          </table:table-cell>
          <table:table-cell office:value-type="float" office:value="742">
            <text:p>742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2723">
            <text:p>2723</text:p>
          </table:table-cell>
          <table:table-cell office:value-type="float" office:value="3.81818">
            <text:p>3,81818</text:p>
          </table:table-cell>
          <table:table-cell office:value-type="float" office:value="43.6417">
            <text:p>43,641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90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2715">
            <text:p>2715</text:p>
          </table:table-cell>
          <table:table-cell office:value-type="float" office:value="3.81869">
            <text:p>3,81869</text:p>
          </table:table-cell>
          <table:table-cell office:value-type="float" office:value="43.64208">
            <text:p>43,6420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90</text:p>
          </table:table-cell>
          <table:table-cell office:value-type="float" office:value="744">
            <text:p>744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694">
            <text:p>2694</text:p>
          </table:table-cell>
          <table:table-cell office:value-type="float" office:value="3.81925">
            <text:p>3,81925</text:p>
          </table:table-cell>
          <table:table-cell office:value-type="float" office:value="43.64208">
            <text:p>43,6420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0</text:p>
          </table:table-cell>
          <table:table-cell office:value-type="float" office:value="745">
            <text:p>745</text:p>
          </table:table-cell>
        </table:table-row>
        <table:table-row table:style-name="ro1">
          <table:table-cell office:value-type="float" office:value="1252">
            <text:p>1252</text:p>
          </table:table-cell>
          <table:table-cell office:value-type="float" office:value="2716">
            <text:p>2716</text:p>
          </table:table-cell>
          <table:table-cell office:value-type="float" office:value="3.81897">
            <text:p>3,81897</text:p>
          </table:table-cell>
          <table:table-cell office:value-type="float" office:value="43.64242">
            <text:p>43,6424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52</text:p>
          </table:table-cell>
          <table:table-cell office:value-type="float" office:value="746">
            <text:p>746</text:p>
          </table:table-cell>
        </table:table-row>
        <table:table-row table:style-name="ro1">
          <table:table-cell office:value-type="float" office:value="1252">
            <text:p>1252</text:p>
          </table:table-cell>
          <table:table-cell office:value-type="float" office:value="2716">
            <text:p>2716</text:p>
          </table:table-cell>
          <table:table-cell office:value-type="float" office:value="3.81897">
            <text:p>3,81897</text:p>
          </table:table-cell>
          <table:table-cell office:value-type="float" office:value="43.64295">
            <text:p>43,6429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52</text:p>
          </table:table-cell>
          <table:table-cell office:value-type="float" office:value="747">
            <text:p>747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2664">
            <text:p>2664</text:p>
          </table:table-cell>
          <table:table-cell office:value-type="float" office:value="3.81744">
            <text:p>3,81744</text:p>
          </table:table-cell>
          <table:table-cell office:value-type="float" office:value="43.63778">
            <text:p>43,6377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90</text:p>
          </table:table-cell>
          <table:table-cell office:value-type="float" office:value="748">
            <text:p>748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2664">
            <text:p>2664</text:p>
          </table:table-cell>
          <table:table-cell office:value-type="float" office:value="3.81699">
            <text:p>3,81699</text:p>
          </table:table-cell>
          <table:table-cell office:value-type="float" office:value="43.63634">
            <text:p>43,6363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90</text:p>
          </table:table-cell>
          <table:table-cell office:value-type="float" office:value="749">
            <text:p>749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2636">
            <text:p>2636</text:p>
          </table:table-cell>
          <table:table-cell office:value-type="float" office:value="3.81722">
            <text:p>3,81722</text:p>
          </table:table-cell>
          <table:table-cell office:value-type="float" office:value="43.63607">
            <text:p>43,6360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40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1730">
            <text:p>1730</text:p>
          </table:table-cell>
          <table:table-cell office:value-type="float" office:value="2632">
            <text:p>2632</text:p>
          </table:table-cell>
          <table:table-cell office:value-type="float" office:value="3.81894">
            <text:p>3,81894</text:p>
          </table:table-cell>
          <table:table-cell office:value-type="float" office:value="43.63681">
            <text:p>43,6368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30</text:p>
          </table:table-cell>
          <table:table-cell office:value-type="float" office:value="751">
            <text:p>751</text:p>
          </table:table-cell>
        </table:table-row>
        <table:table-row table:style-name="ro1">
          <table:table-cell office:value-type="float" office:value="1730">
            <text:p>1730</text:p>
          </table:table-cell>
          <table:table-cell office:value-type="float" office:value="2775">
            <text:p>2775</text:p>
          </table:table-cell>
          <table:table-cell office:value-type="float" office:value="3.81881">
            <text:p>3,81881</text:p>
          </table:table-cell>
          <table:table-cell office:value-type="float" office:value="43.63765">
            <text:p>43,6376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30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float" office:value="1271">
            <text:p>1271</text:p>
          </table:table-cell>
          <table:table-cell office:value-type="float" office:value="2653">
            <text:p>2653</text:p>
          </table:table-cell>
          <table:table-cell office:value-type="float" office:value="3.81956">
            <text:p>3,81956</text:p>
          </table:table-cell>
          <table:table-cell office:value-type="float" office:value="43.63827">
            <text:p>43,63827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71</text:p>
          </table:table-cell>
          <table:table-cell office:value-type="float" office:value="753">
            <text:p>753</text:p>
          </table:table-cell>
        </table:table-row>
        <table:table-row table:style-name="ro1">
          <table:table-cell office:value-type="float" office:value="1730">
            <text:p>1730</text:p>
          </table:table-cell>
          <table:table-cell office:value-type="float" office:value="2663">
            <text:p>2663</text:p>
          </table:table-cell>
          <table:table-cell office:value-type="float" office:value="3.8194">
            <text:p>3,8194</text:p>
          </table:table-cell>
          <table:table-cell office:value-type="float" office:value="43.64015">
            <text:p>43,6401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30</text:p>
          </table:table-cell>
          <table:table-cell office:value-type="float" office:value="754">
            <text:p>754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6179">
            <text:p>6179</text:p>
          </table:table-cell>
          <table:table-cell office:value-type="float" office:value="3.81694">
            <text:p>3,81694</text:p>
          </table:table-cell>
          <table:table-cell office:value-type="float" office:value="43.63605">
            <text:p>43,6360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90</text:p>
          </table:table-cell>
          <table:table-cell office:value-type="float" office:value="755">
            <text:p>755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2646">
            <text:p>2646</text:p>
          </table:table-cell>
          <table:table-cell office:value-type="float" office:value="3.81703">
            <text:p>3,81703</text:p>
          </table:table-cell>
          <table:table-cell office:value-type="float" office:value="43.63438">
            <text:p>43,6343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90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2621">
            <text:p>2621</text:p>
          </table:table-cell>
          <table:table-cell office:value-type="float" office:value="3.81744">
            <text:p>3,81744</text:p>
          </table:table-cell>
          <table:table-cell office:value-type="float" office:value="43.63432">
            <text:p>43,6343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90</text:p>
          </table:table-cell>
          <table:table-cell office:value-type="float" office:value="757">
            <text:p>757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2623">
            <text:p>2623</text:p>
          </table:table-cell>
          <table:table-cell office:value-type="float" office:value="3.81818">
            <text:p>3,81818</text:p>
          </table:table-cell>
          <table:table-cell office:value-type="float" office:value="43.63339">
            <text:p>43,6333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94</text:p>
          </table:table-cell>
          <table:table-cell office:value-type="float" office:value="758">
            <text:p>758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2625">
            <text:p>2625</text:p>
          </table:table-cell>
          <table:table-cell office:value-type="float" office:value="3.81923">
            <text:p>3,81923</text:p>
          </table:table-cell>
          <table:table-cell office:value-type="float" office:value="43.63261">
            <text:p>43,6326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94</text:p>
          </table:table-cell>
          <table:table-cell office:value-type="float" office:value="759">
            <text:p>759</text:p>
          </table:table-cell>
        </table:table-row>
        <table:table-row table:style-name="ro1">
          <table:table-cell office:value-type="float" office:value="1588">
            <text:p>1588</text:p>
          </table:table-cell>
          <table:table-cell office:value-type="float" office:value="2616">
            <text:p>2616</text:p>
          </table:table-cell>
          <table:table-cell office:value-type="float" office:value="3.81982">
            <text:p>3,81982</text:p>
          </table:table-cell>
          <table:table-cell office:value-type="float" office:value="43.63265">
            <text:p>43,6326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88</text:p>
          </table:table-cell>
          <table:table-cell office:value-type="float" office:value="760">
            <text:p>760</text:p>
          </table:table-cell>
        </table:table-row>
        <table:table-row table:style-name="ro1">
          <table:table-cell office:value-type="float" office:value="1588">
            <text:p>1588</text:p>
          </table:table-cell>
          <table:table-cell office:value-type="float" office:value="2616">
            <text:p>2616</text:p>
          </table:table-cell>
          <table:table-cell office:value-type="float" office:value="3.81986">
            <text:p>3,81986</text:p>
          </table:table-cell>
          <table:table-cell office:value-type="float" office:value="43.63303">
            <text:p>43,6330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88</text:p>
          </table:table-cell>
          <table:table-cell office:value-type="float" office:value="761">
            <text:p>761</text:p>
          </table:table-cell>
        </table:table-row>
        <table:table-row table:style-name="ro1">
          <table:table-cell office:value-type="float" office:value="1588">
            <text:p>1588</text:p>
          </table:table-cell>
          <table:table-cell office:value-type="float" office:value="2616">
            <text:p>2616</text:p>
          </table:table-cell>
          <table:table-cell office:value-type="float" office:value="3.81998">
            <text:p>3,81998</text:p>
          </table:table-cell>
          <table:table-cell office:value-type="float" office:value="43.63423">
            <text:p>43,6342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88</text:p>
          </table:table-cell>
          <table:table-cell office:value-type="float" office:value="762">
            <text:p>762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2620">
            <text:p>2620</text:p>
          </table:table-cell>
          <table:table-cell office:value-type="float" office:value="3.81975">
            <text:p>3,81975</text:p>
          </table:table-cell>
          <table:table-cell office:value-type="float" office:value="43.63426">
            <text:p>43,6342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90</text:p>
          </table:table-cell>
          <table:table-cell office:value-type="float" office:value="763">
            <text:p>763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2620">
            <text:p>2620</text:p>
          </table:table-cell>
          <table:table-cell office:value-type="float" office:value="3.82007">
            <text:p>3,82007</text:p>
          </table:table-cell>
          <table:table-cell office:value-type="float" office:value="43.63432">
            <text:p>43,6343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90</text:p>
          </table:table-cell>
          <table:table-cell office:value-type="float" office:value="764">
            <text:p>764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2619">
            <text:p>2619</text:p>
          </table:table-cell>
          <table:table-cell office:value-type="float" office:value="3.82238">
            <text:p>3,82238</text:p>
          </table:table-cell>
          <table:table-cell office:value-type="float" office:value="43.6344">
            <text:p>43,634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90</text:p>
          </table:table-cell>
          <table:table-cell office:value-type="float" office:value="765">
            <text:p>76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643">
            <text:p>2643</text:p>
          </table:table-cell>
          <table:table-cell office:value-type="float" office:value="3.82256">
            <text:p>3,82256</text:p>
          </table:table-cell>
          <table:table-cell office:value-type="float" office:value="43.63732">
            <text:p>43,6373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0</text:p>
          </table:table-cell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1155">
            <text:p>1155</text:p>
          </table:table-cell>
          <table:table-cell office:value-type="float" office:value="2662">
            <text:p>2662</text:p>
          </table:table-cell>
          <table:table-cell office:value-type="float" office:value="3.82272">
            <text:p>3,82272</text:p>
          </table:table-cell>
          <table:table-cell office:value-type="float" office:value="43.63746">
            <text:p>43,6374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55</text:p>
          </table:table-cell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1155">
            <text:p>1155</text:p>
          </table:table-cell>
          <table:table-cell office:value-type="float" office:value="2776">
            <text:p>2776</text:p>
          </table:table-cell>
          <table:table-cell office:value-type="float" office:value="3.8282">
            <text:p>3,8282</text:p>
          </table:table-cell>
          <table:table-cell office:value-type="float" office:value="43.63932">
            <text:p>43,6393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55</text:p>
          </table:table-cell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1168">
            <text:p>1168</text:p>
          </table:table-cell>
          <table:table-cell office:value-type="float" office:value="222">
            <text:p>222</text:p>
          </table:table-cell>
          <table:table-cell office:value-type="float" office:value="3.82831">
            <text:p>3,82831</text:p>
          </table:table-cell>
          <table:table-cell office:value-type="float" office:value="43.63955">
            <text:p>43,6395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68</text:p>
          </table:table-cell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2784">
            <text:p>2784</text:p>
          </table:table-cell>
          <table:table-cell office:value-type="float" office:value="3.829">
            <text:p>3,829</text:p>
          </table:table-cell>
          <table:table-cell office:value-type="float" office:value="43.63898">
            <text:p>43,6389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26</text:p>
          </table:table-cell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2784">
            <text:p>2784</text:p>
          </table:table-cell>
          <table:table-cell office:value-type="float" office:value="3.82746">
            <text:p>3,82746</text:p>
          </table:table-cell>
          <table:table-cell office:value-type="float" office:value="43.6388">
            <text:p>43,638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26</text:p>
          </table:table-cell>
          <table:table-cell office:value-type="float" office:value="771">
            <text:p>771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float" office:value="6539">
            <text:p>6539</text:p>
          </table:table-cell>
          <table:table-cell office:value-type="float" office:value="3.82736">
            <text:p>3,82736</text:p>
          </table:table-cell>
          <table:table-cell office:value-type="float" office:value="43.638">
            <text:p>43,63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31</text:p>
          </table:table-cell>
          <table:table-cell office:value-type="float" office:value="772">
            <text:p>772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float" office:value="6573">
            <text:p>6573</text:p>
          </table:table-cell>
          <table:table-cell office:value-type="float" office:value="3.82774">
            <text:p>3,82774</text:p>
          </table:table-cell>
          <table:table-cell office:value-type="float" office:value="43.63651">
            <text:p>43,6365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31</text:p>
          </table:table-cell>
          <table:table-cell office:value-type="float" office:value="773">
            <text:p>773</text:p>
          </table:table-cell>
        </table:table-row>
        <table:table-row table:style-name="ro1">
          <table:table-cell office:value-type="float" office:value="3257">
            <text:p>3257</text:p>
          </table:table-cell>
          <table:table-cell office:value-type="float" office:value="16254">
            <text:p>16254</text:p>
          </table:table-cell>
          <table:table-cell office:value-type="float" office:value="3.8279">
            <text:p>3,8279</text:p>
          </table:table-cell>
          <table:table-cell office:value-type="float" office:value="43.63096">
            <text:p>43,6309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257</text:p>
          </table:table-cell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2661">
            <text:p>2661</text:p>
          </table:table-cell>
          <table:table-cell office:value-type="float" office:value="3637">
            <text:p>3637</text:p>
          </table:table-cell>
          <table:table-cell office:value-type="float" office:value="3.82598">
            <text:p>3,82598</text:p>
          </table:table-cell>
          <table:table-cell office:value-type="float" office:value="43.63059">
            <text:p>43,6305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661</text:p>
          </table:table-cell>
          <table:table-cell office:value-type="float" office:value="775">
            <text:p>775</text:p>
          </table:table-cell>
        </table:table-row>
        <table:table-row table:style-name="ro1">
          <table:table-cell office:value-type="float" office:value="2660">
            <text:p>2660</text:p>
          </table:table-cell>
          <table:table-cell office:value-type="float" office:value="3634">
            <text:p>3634</text:p>
          </table:table-cell>
          <table:table-cell office:value-type="float" office:value="3.82511">
            <text:p>3,82511</text:p>
          </table:table-cell>
          <table:table-cell office:value-type="float" office:value="43.63053">
            <text:p>43,6305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660</text:p>
          </table:table-cell>
          <table:table-cell office:value-type="float" office:value="776">
            <text:p>776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3632">
            <text:p>3632</text:p>
          </table:table-cell>
          <table:table-cell office:value-type="float" office:value="3.82428">
            <text:p>3,82428</text:p>
          </table:table-cell>
          <table:table-cell office:value-type="float" office:value="43.63063">
            <text:p>43,6306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23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3633">
            <text:p>3633</text:p>
          </table:table-cell>
          <table:table-cell office:value-type="float" office:value="3.82414">
            <text:p>3,82414</text:p>
          </table:table-cell>
          <table:table-cell office:value-type="float" office:value="43.63053">
            <text:p>43,6305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23</text:p>
          </table:table-cell>
          <table:table-cell office:value-type="float" office:value="778">
            <text:p>778</text:p>
          </table:table-cell>
        </table:table-row>
        <table:table-row table:style-name="ro1">
          <table:table-cell office:value-type="float" office:value="2572">
            <text:p>2572</text:p>
          </table:table-cell>
          <table:table-cell office:value-type="float" office:value="2595">
            <text:p>2595</text:p>
          </table:table-cell>
          <table:table-cell office:value-type="float" office:value="3.82295">
            <text:p>3,82295</text:p>
          </table:table-cell>
          <table:table-cell office:value-type="float" office:value="43.63055">
            <text:p>43,6305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572</text:p>
          </table:table-cell>
          <table:table-cell office:value-type="float" office:value="779">
            <text:p>779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2599">
            <text:p>2599</text:p>
          </table:table-cell>
          <table:table-cell office:value-type="float" office:value="3.82213">
            <text:p>3,82213</text:p>
          </table:table-cell>
          <table:table-cell office:value-type="float" office:value="43.6305">
            <text:p>43,630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54</text:p>
          </table:table-cell>
          <table:table-cell office:value-type="float" office:value="780">
            <text:p>780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2599">
            <text:p>2599</text:p>
          </table:table-cell>
          <table:table-cell office:value-type="float" office:value="3.82229">
            <text:p>3,82229</text:p>
          </table:table-cell>
          <table:table-cell office:value-type="float" office:value="43.6296">
            <text:p>43,629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54</text:p>
          </table:table-cell>
          <table:table-cell office:value-type="float" office:value="781">
            <text:p>781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596">
            <text:p>2596</text:p>
          </table:table-cell>
          <table:table-cell office:value-type="float" office:value="3.8225">
            <text:p>3,8225</text:p>
          </table:table-cell>
          <table:table-cell office:value-type="float" office:value="43.63269">
            <text:p>43,6326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0</text:p>
          </table:table-cell>
          <table:table-cell office:value-type="float" office:value="782">
            <text:p>78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596">
            <text:p>2596</text:p>
          </table:table-cell>
          <table:table-cell office:value-type="float" office:value="3.82253">
            <text:p>3,82253</text:p>
          </table:table-cell>
          <table:table-cell office:value-type="float" office:value="43.63425">
            <text:p>43,6342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0</text:p>
          </table:table-cell>
          <table:table-cell office:value-type="float" office:value="783">
            <text:p>783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656">
            <text:p>2656</text:p>
          </table:table-cell>
          <table:table-cell office:value-type="float" office:value="3.82253">
            <text:p>3,82253</text:p>
          </table:table-cell>
          <table:table-cell office:value-type="float" office:value="43.63878">
            <text:p>43,6387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0</text:p>
          </table:table-cell>
          <table:table-cell office:value-type="float" office:value="784">
            <text:p>784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2649">
            <text:p>2649</text:p>
          </table:table-cell>
          <table:table-cell office:value-type="float" office:value="3.82237">
            <text:p>3,82237</text:p>
          </table:table-cell>
          <table:table-cell office:value-type="float" office:value="43.63745">
            <text:p>43,637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40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2739">
            <text:p>2739</text:p>
          </table:table-cell>
          <table:table-cell office:value-type="float" office:value="3.81478">
            <text:p>3,81478</text:p>
          </table:table-cell>
          <table:table-cell office:value-type="float" office:value="43.63833">
            <text:p>43,6383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35</text:p>
          </table:table-cell>
          <table:table-cell office:value-type="float" office:value="786">
            <text:p>786</text:p>
          </table:table-cell>
        </table:table-row>
        <table:table-row table:style-name="ro1">
          <table:table-cell office:value-type="float" office:value="1587">
            <text:p>1587</text:p>
          </table:table-cell>
          <table:table-cell office:value-type="float" office:value="2763">
            <text:p>2763</text:p>
          </table:table-cell>
          <table:table-cell office:value-type="float" office:value="3.81488">
            <text:p>3,81488</text:p>
          </table:table-cell>
          <table:table-cell office:value-type="float" office:value="43.63805">
            <text:p>43,6380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87</text:p>
          </table:table-cell>
          <table:table-cell office:value-type="float" office:value="787">
            <text:p>787</text:p>
          </table:table-cell>
        </table:table-row>
        <table:table-row table:style-name="ro1">
          <table:table-cell office:value-type="float" office:value="2091">
            <text:p>2091</text:p>
          </table:table-cell>
          <table:table-cell office:value-type="float" office:value="2771">
            <text:p>2771</text:p>
          </table:table-cell>
          <table:table-cell office:value-type="float" office:value="3.81264">
            <text:p>3,81264</text:p>
          </table:table-cell>
          <table:table-cell office:value-type="float" office:value="43.63684">
            <text:p>43,6368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91</text:p>
          </table:table-cell>
          <table:table-cell office:value-type="float" office:value="788">
            <text:p>78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749">
            <text:p>2749</text:p>
          </table:table-cell>
          <table:table-cell office:value-type="float" office:value="3.81234">
            <text:p>3,81234</text:p>
          </table:table-cell>
          <table:table-cell office:value-type="float" office:value="43.63659">
            <text:p>43,6365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07</text:p>
          </table:table-cell>
          <table:table-cell office:value-type="float" office:value="789">
            <text:p>789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756">
            <text:p>2756</text:p>
          </table:table-cell>
          <table:table-cell office:value-type="float" office:value="3.81223">
            <text:p>3,81223</text:p>
          </table:table-cell>
          <table:table-cell office:value-type="float" office:value="43.6353">
            <text:p>43,635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07</text:p>
          </table:table-cell>
          <table:table-cell office:value-type="float" office:value="790">
            <text:p>790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2757">
            <text:p>2757</text:p>
          </table:table-cell>
          <table:table-cell office:value-type="float" office:value="3.81213">
            <text:p>3,81213</text:p>
          </table:table-cell>
          <table:table-cell office:value-type="float" office:value="43.63634">
            <text:p>43,6363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17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762">
            <text:p>2762</text:p>
          </table:table-cell>
          <table:table-cell office:value-type="float" office:value="3.81389">
            <text:p>3,81389</text:p>
          </table:table-cell>
          <table:table-cell office:value-type="float" office:value="43.63627">
            <text:p>43,6362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07</text:p>
          </table:table-cell>
          <table:table-cell office:value-type="float" office:value="792">
            <text:p>792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2743">
            <text:p>2743</text:p>
          </table:table-cell>
          <table:table-cell office:value-type="float" office:value="3.81264">
            <text:p>3,81264</text:p>
          </table:table-cell>
          <table:table-cell office:value-type="float" office:value="43.63666">
            <text:p>43,63666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21</text:p>
          </table:table-cell>
          <table:table-cell office:value-type="float" office:value="793">
            <text:p>793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2751">
            <text:p>2751</text:p>
          </table:table-cell>
          <table:table-cell office:value-type="float" office:value="3.81221">
            <text:p>3,81221</text:p>
          </table:table-cell>
          <table:table-cell office:value-type="float" office:value="43.63672">
            <text:p>43,6367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34</text:p>
          </table:table-cell>
          <table:table-cell office:value-type="float" office:value="794">
            <text:p>794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9912">
            <text:p>9912</text:p>
          </table:table-cell>
          <table:table-cell office:value-type="float" office:value="3.81056">
            <text:p>3,81056</text:p>
          </table:table-cell>
          <table:table-cell office:value-type="float" office:value="43.63934">
            <text:p>43,6393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34</text:p>
          </table:table-cell>
          <table:table-cell office:value-type="float" office:value="795">
            <text:p>795</text:p>
          </table:table-cell>
        </table:table-row>
        <table:table-row table:style-name="ro1">
          <table:table-cell office:value-type="float" office:value="1789">
            <text:p>1789</text:p>
          </table:table-cell>
          <table:table-cell office:value-type="float" office:value="2748">
            <text:p>2748</text:p>
          </table:table-cell>
          <table:table-cell office:value-type="float" office:value="3.8106">
            <text:p>3,8106</text:p>
          </table:table-cell>
          <table:table-cell office:value-type="float" office:value="43.63531">
            <text:p>43,6353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89</text:p>
          </table:table-cell>
          <table:table-cell office:value-type="float" office:value="796">
            <text:p>796</text:p>
          </table:table-cell>
        </table:table-row>
        <table:table-row table:style-name="ro1">
          <table:table-cell office:value-type="float" office:value="1789">
            <text:p>1789</text:p>
          </table:table-cell>
          <table:table-cell office:value-type="float" office:value="2748">
            <text:p>2748</text:p>
          </table:table-cell>
          <table:table-cell office:value-type="float" office:value="3.81016">
            <text:p>3,81016</text:p>
          </table:table-cell>
          <table:table-cell office:value-type="float" office:value="43.63559">
            <text:p>43,6355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89</text:p>
          </table:table-cell>
          <table:table-cell office:value-type="float" office:value="797">
            <text:p>797</text:p>
          </table:table-cell>
        </table:table-row>
        <table:table-row table:style-name="ro1">
          <table:table-cell office:value-type="float" office:value="2724">
            <text:p>2724</text:p>
          </table:table-cell>
          <table:table-cell office:value-type="float" office:value="2726">
            <text:p>2726</text:p>
          </table:table-cell>
          <table:table-cell office:value-type="float" office:value="3.81222">
            <text:p>3,81222</text:p>
          </table:table-cell>
          <table:table-cell office:value-type="float" office:value="43.63852">
            <text:p>43,6385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724</text:p>
          </table:table-cell>
          <table:table-cell office:value-type="float" office:value="798">
            <text:p>798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15053">
            <text:p>15053</text:p>
          </table:table-cell>
          <table:table-cell office:value-type="float" office:value="3.8116">
            <text:p>3,8116</text:p>
          </table:table-cell>
          <table:table-cell office:value-type="float" office:value="43.63872">
            <text:p>43,6387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21</text:p>
          </table:table-cell>
          <table:table-cell office:value-type="float" office:value="799">
            <text:p>799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15053">
            <text:p>15053</text:p>
          </table:table-cell>
          <table:table-cell office:value-type="float" office:value="3.8107">
            <text:p>3,8107</text:p>
          </table:table-cell>
          <table:table-cell office:value-type="float" office:value="43.63934">
            <text:p>43,6393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21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2724">
            <text:p>2724</text:p>
          </table:table-cell>
          <table:table-cell office:value-type="float" office:value="3.811">
            <text:p>3,811</text:p>
          </table:table-cell>
          <table:table-cell office:value-type="float" office:value="43.64038">
            <text:p>43,6403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21</text:p>
          </table:table-cell>
          <table:table-cell office:value-type="float" office:value="801">
            <text:p>801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6438">
            <text:p>6438</text:p>
          </table:table-cell>
          <table:table-cell office:value-type="float" office:value="3.81348">
            <text:p>3,81348</text:p>
          </table:table-cell>
          <table:table-cell office:value-type="float" office:value="43.64209">
            <text:p>43,6420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21</text:p>
          </table:table-cell>
          <table:table-cell office:value-type="float" office:value="802">
            <text:p>802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2701">
            <text:p>2701</text:p>
          </table:table-cell>
          <table:table-cell office:value-type="float" office:value="3.81537">
            <text:p>3,81537</text:p>
          </table:table-cell>
          <table:table-cell office:value-type="float" office:value="43.64274">
            <text:p>43,6427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21</text:p>
          </table:table-cell>
          <table:table-cell office:value-type="float" office:value="803">
            <text:p>803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2683">
            <text:p>2683</text:p>
          </table:table-cell>
          <table:table-cell office:value-type="float" office:value="3.81727">
            <text:p>3,81727</text:p>
          </table:table-cell>
          <table:table-cell office:value-type="float" office:value="43.6431">
            <text:p>43,6431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21</text:p>
          </table:table-cell>
          <table:table-cell office:value-type="float" office:value="804">
            <text:p>804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2691">
            <text:p>2691</text:p>
          </table:table-cell>
          <table:table-cell office:value-type="float" office:value="3.81753">
            <text:p>3,81753</text:p>
          </table:table-cell>
          <table:table-cell office:value-type="float" office:value="43.64301">
            <text:p>43,6430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21</text:p>
          </table:table-cell>
          <table:table-cell office:value-type="float" office:value="805">
            <text:p>80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699">
            <text:p>2699</text:p>
          </table:table-cell>
          <table:table-cell office:value-type="float" office:value="3.81767">
            <text:p>3,81767</text:p>
          </table:table-cell>
          <table:table-cell office:value-type="float" office:value="43.64309">
            <text:p>43,6430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000</text:p>
          </table:table-cell>
          <table:table-cell office:value-type="float" office:value="806">
            <text:p>806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2674">
            <text:p>2674</text:p>
          </table:table-cell>
          <table:table-cell office:value-type="float" office:value="3.81631">
            <text:p>3,81631</text:p>
          </table:table-cell>
          <table:table-cell office:value-type="float" office:value="43.64057">
            <text:p>43,6405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39</text:p>
          </table:table-cell>
          <table:table-cell office:value-type="float" office:value="807">
            <text:p>807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2675">
            <text:p>2675</text:p>
          </table:table-cell>
          <table:table-cell office:value-type="float" office:value="3.81533">
            <text:p>3,81533</text:p>
          </table:table-cell>
          <table:table-cell office:value-type="float" office:value="43.6414">
            <text:p>43,641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39</text:p>
          </table:table-cell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2471">
            <text:p>2471</text:p>
          </table:table-cell>
          <table:table-cell office:value-type="float" office:value="2672">
            <text:p>2672</text:p>
          </table:table-cell>
          <table:table-cell office:value-type="float" office:value="3.81644">
            <text:p>3,81644</text:p>
          </table:table-cell>
          <table:table-cell office:value-type="float" office:value="43.64152">
            <text:p>43,6415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471</text:p>
          </table:table-cell>
          <table:table-cell office:value-type="float" office:value="809">
            <text:p>809</text:p>
          </table:table-cell>
        </table:table-row>
        <table:table-row table:style-name="ro1">
          <table:table-cell office:value-type="float" office:value="2471">
            <text:p>2471</text:p>
          </table:table-cell>
          <table:table-cell office:value-type="float" office:value="2670">
            <text:p>2670</text:p>
          </table:table-cell>
          <table:table-cell office:value-type="float" office:value="3.81769">
            <text:p>3,81769</text:p>
          </table:table-cell>
          <table:table-cell office:value-type="float" office:value="43.64153">
            <text:p>43,6415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471</text:p>
          </table:table-cell>
          <table:table-cell office:value-type="float" office:value="810">
            <text:p>810</text:p>
          </table:table-cell>
        </table:table-row>
        <table:table-row table:style-name="ro1">
          <table:table-cell office:value-type="float" office:value="3007">
            <text:p>3007</text:p>
          </table:table-cell>
          <table:table-cell office:value-type="float" office:value="2703">
            <text:p>2703</text:p>
          </table:table-cell>
          <table:table-cell office:value-type="float" office:value="3.8163">
            <text:p>3,8163</text:p>
          </table:table-cell>
          <table:table-cell office:value-type="float" office:value="43.64157">
            <text:p>43,6415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007</text:p>
          </table:table-cell>
          <table:table-cell office:value-type="float" office:value="811">
            <text:p>811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2708">
            <text:p>2708</text:p>
          </table:table-cell>
          <table:table-cell office:value-type="float" office:value="3.81404">
            <text:p>3,81404</text:p>
          </table:table-cell>
          <table:table-cell office:value-type="float" office:value="43.64221">
            <text:p>43,6422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39</text:p>
          </table:table-cell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2702">
            <text:p>2702</text:p>
          </table:table-cell>
          <table:table-cell office:value-type="float" office:value="3.81479">
            <text:p>3,81479</text:p>
          </table:table-cell>
          <table:table-cell office:value-type="float" office:value="43.64175">
            <text:p>43,6417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39</text:p>
          </table:table-cell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1587">
            <text:p>1587</text:p>
          </table:table-cell>
          <table:table-cell office:value-type="float" office:value="2730">
            <text:p>2730</text:p>
          </table:table-cell>
          <table:table-cell office:value-type="float" office:value="3.81497">
            <text:p>3,81497</text:p>
          </table:table-cell>
          <table:table-cell office:value-type="float" office:value="43.64144">
            <text:p>43,6414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87</text:p>
          </table:table-cell>
          <table:table-cell office:value-type="float" office:value="814">
            <text:p>814</text:p>
          </table:table-cell>
        </table:table-row>
        <table:table-row table:style-name="ro1">
          <table:table-cell office:value-type="float" office:value="1587">
            <text:p>1587</text:p>
          </table:table-cell>
          <table:table-cell office:value-type="float" office:value="2730">
            <text:p>2730</text:p>
          </table:table-cell>
          <table:table-cell office:value-type="float" office:value="3.81439">
            <text:p>3,81439</text:p>
          </table:table-cell>
          <table:table-cell office:value-type="float" office:value="43.64123">
            <text:p>43,6412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87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 office:value-type="float" office:value="1587">
            <text:p>1587</text:p>
          </table:table-cell>
          <table:table-cell office:value-type="float" office:value="2731">
            <text:p>2731</text:p>
          </table:table-cell>
          <table:table-cell office:value-type="float" office:value="3.81429">
            <text:p>3,81429</text:p>
          </table:table-cell>
          <table:table-cell office:value-type="float" office:value="43.64102">
            <text:p>43,6410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87</text:p>
          </table:table-cell>
          <table:table-cell office:value-type="float" office:value="816">
            <text:p>816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2729">
            <text:p>2729</text:p>
          </table:table-cell>
          <table:table-cell office:value-type="float" office:value="3.81381">
            <text:p>3,81381</text:p>
          </table:table-cell>
          <table:table-cell office:value-type="float" office:value="43.63976">
            <text:p>43,6397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35</text:p>
          </table:table-cell>
          <table:table-cell office:value-type="float" office:value="817">
            <text:p>817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2736">
            <text:p>2736</text:p>
          </table:table-cell>
          <table:table-cell office:value-type="float" office:value="3.81385">
            <text:p>3,81385</text:p>
          </table:table-cell>
          <table:table-cell office:value-type="float" office:value="43.63961">
            <text:p>43,6396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88</text:p>
          </table:table-cell>
          <table:table-cell office:value-type="float" office:value="818">
            <text:p>818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2727">
            <text:p>2727</text:p>
          </table:table-cell>
          <table:table-cell office:value-type="float" office:value="3.81474">
            <text:p>3,81474</text:p>
          </table:table-cell>
          <table:table-cell office:value-type="float" office:value="43.64076">
            <text:p>43,6407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88</text:p>
          </table:table-cell>
          <table:table-cell office:value-type="float" office:value="819">
            <text:p>819</text:p>
          </table:table-cell>
        </table:table-row>
        <table:table-row table:style-name="ro1">
          <table:table-cell office:value-type="float" office:value="1587">
            <text:p>1587</text:p>
          </table:table-cell>
          <table:table-cell office:value-type="float" office:value="2728">
            <text:p>2728</text:p>
          </table:table-cell>
          <table:table-cell office:value-type="float" office:value="3.81501">
            <text:p>3,81501</text:p>
          </table:table-cell>
          <table:table-cell office:value-type="float" office:value="43.63972">
            <text:p>43,6397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87</text:p>
          </table:table-cell>
          <table:table-cell office:value-type="float" office:value="820">
            <text:p>820</text:p>
          </table:table-cell>
        </table:table-row>
        <table:table-row table:style-name="ro1">
          <table:table-cell office:value-type="float" office:value="1587">
            <text:p>1587</text:p>
          </table:table-cell>
          <table:table-cell office:value-type="float" office:value="2728">
            <text:p>2728</text:p>
          </table:table-cell>
          <table:table-cell office:value-type="float" office:value="3.81504">
            <text:p>3,81504</text:p>
          </table:table-cell>
          <table:table-cell office:value-type="float" office:value="43.63838">
            <text:p>43,6383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87</text:p>
          </table:table-cell>
          <table:table-cell office:value-type="float" office:value="821">
            <text:p>821</text:p>
          </table:table-cell>
        </table:table-row>
        <table:table-row table:style-name="ro1">
          <table:table-cell office:value-type="float" office:value="1587">
            <text:p>1587</text:p>
          </table:table-cell>
          <table:table-cell office:value-type="float" office:value="2761">
            <text:p>2761</text:p>
          </table:table-cell>
          <table:table-cell office:value-type="float" office:value="3.81438">
            <text:p>3,81438</text:p>
          </table:table-cell>
          <table:table-cell office:value-type="float" office:value="43.63734">
            <text:p>43,6373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87</text:p>
          </table:table-cell>
          <table:table-cell office:value-type="float" office:value="822">
            <text:p>822</text:p>
          </table:table-cell>
        </table:table-row>
        <table:table-row table:style-name="ro1">
          <table:table-cell office:value-type="float" office:value="1745">
            <text:p>1745</text:p>
          </table:table-cell>
          <table:table-cell office:value-type="float" office:value="6668">
            <text:p>6668</text:p>
          </table:table-cell>
          <table:table-cell office:value-type="float" office:value="3.82364">
            <text:p>3,82364</text:p>
          </table:table-cell>
          <table:table-cell office:value-type="float" office:value="43.61636">
            <text:p>43,6163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45</text:p>
          </table:table-cell>
          <table:table-cell office:value-type="float" office:value="823">
            <text:p>823</text:p>
          </table:table-cell>
        </table:table-row>
        <table:table-row table:style-name="ro1">
          <table:table-cell office:value-type="float" office:value="1745">
            <text:p>1745</text:p>
          </table:table-cell>
          <table:table-cell office:value-type="float" office:value="6670">
            <text:p>6670</text:p>
          </table:table-cell>
          <table:table-cell office:value-type="float" office:value="3.82167">
            <text:p>3,82167</text:p>
          </table:table-cell>
          <table:table-cell office:value-type="float" office:value="43.61573">
            <text:p>43,6157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45</text:p>
          </table:table-cell>
          <table:table-cell office:value-type="float" office:value="824">
            <text:p>824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6666">
            <text:p>6666</text:p>
          </table:table-cell>
          <table:table-cell office:value-type="float" office:value="3.81951">
            <text:p>3,81951</text:p>
          </table:table-cell>
          <table:table-cell office:value-type="float" office:value="43.61944">
            <text:p>43,6194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45</text:p>
          </table:table-cell>
          <table:table-cell office:value-type="float" office:value="825">
            <text:p>825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14732">
            <text:p>14732</text:p>
          </table:table-cell>
          <table:table-cell office:value-type="float" office:value="3.81803">
            <text:p>3,81803</text:p>
          </table:table-cell>
          <table:table-cell office:value-type="float" office:value="43.61943">
            <text:p>43,6194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80</text:p>
          </table:table-cell>
          <table:table-cell office:value-type="float" office:value="826">
            <text:p>826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6685">
            <text:p>6685</text:p>
          </table:table-cell>
          <table:table-cell office:value-type="float" office:value="3.81791">
            <text:p>3,81791</text:p>
          </table:table-cell>
          <table:table-cell office:value-type="float" office:value="43.61939">
            <text:p>43,6193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80</text:p>
          </table:table-cell>
          <table:table-cell office:value-type="float" office:value="827">
            <text:p>827</text:p>
          </table:table-cell>
        </table:table-row>
        <table:table-row table:style-name="ro1">
          <table:table-cell office:value-type="float" office:value="3406">
            <text:p>3406</text:p>
          </table:table-cell>
          <table:table-cell office:value-type="float" office:value="12252">
            <text:p>12252</text:p>
          </table:table-cell>
          <table:table-cell office:value-type="float" office:value="3.81979">
            <text:p>3,81979</text:p>
          </table:table-cell>
          <table:table-cell office:value-type="float" office:value="43.61564">
            <text:p>43,6156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406</text:p>
          </table:table-cell>
          <table:table-cell office:value-type="float" office:value="828">
            <text:p>828</text:p>
          </table:table-cell>
        </table:table-row>
        <table:table-row table:style-name="ro1">
          <table:table-cell office:value-type="float" office:value="9999">
            <text:p>9999</text:p>
          </table:table-cell>
          <table:table-cell office:value-type="float" office:value="14654">
            <text:p>14654</text:p>
          </table:table-cell>
          <table:table-cell office:value-type="float" office:value="3.82009">
            <text:p>3,82009</text:p>
          </table:table-cell>
          <table:table-cell office:value-type="float" office:value="43.61557">
            <text:p>43,6155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999</text:p>
          </table:table-cell>
          <table:table-cell office:value-type="float" office:value="829">
            <text:p>829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2478">
            <text:p>2478</text:p>
          </table:table-cell>
          <table:table-cell office:value-type="float" office:value="3.81835">
            <text:p>3,81835</text:p>
          </table:table-cell>
          <table:table-cell office:value-type="float" office:value="43.61547">
            <text:p>43,6154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92</text:p>
          </table:table-cell>
          <table:table-cell office:value-type="float" office:value="830">
            <text:p>830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14712">
            <text:p>14712</text:p>
          </table:table-cell>
          <table:table-cell office:value-type="float" office:value="3.82171">
            <text:p>3,82171</text:p>
          </table:table-cell>
          <table:table-cell office:value-type="float" office:value="43.61529">
            <text:p>43,6152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92</text:p>
          </table:table-cell>
          <table:table-cell office:value-type="float" office:value="831">
            <text:p>831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2535">
            <text:p>2535</text:p>
          </table:table-cell>
          <table:table-cell office:value-type="float" office:value="3.81849">
            <text:p>3,81849</text:p>
          </table:table-cell>
          <table:table-cell office:value-type="float" office:value="43.62152">
            <text:p>43,6215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41</text:p>
          </table:table-cell>
          <table:table-cell office:value-type="float" office:value="832">
            <text:p>832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2535">
            <text:p>2535</text:p>
          </table:table-cell>
          <table:table-cell office:value-type="float" office:value="3.81762">
            <text:p>3,81762</text:p>
          </table:table-cell>
          <table:table-cell office:value-type="float" office:value="43.62153">
            <text:p>43,6215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41</text:p>
          </table:table-cell>
          <table:table-cell office:value-type="float" office:value="833">
            <text:p>833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2534">
            <text:p>2534</text:p>
          </table:table-cell>
          <table:table-cell office:value-type="float" office:value="3.81742">
            <text:p>3,81742</text:p>
          </table:table-cell>
          <table:table-cell office:value-type="float" office:value="43.6228">
            <text:p>43,622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43</text:p>
          </table:table-cell>
          <table:table-cell office:value-type="float" office:value="834">
            <text:p>834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2523">
            <text:p>2523</text:p>
          </table:table-cell>
          <table:table-cell office:value-type="float" office:value="3.81764">
            <text:p>3,81764</text:p>
          </table:table-cell>
          <table:table-cell office:value-type="float" office:value="43.62288">
            <text:p>43,6228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80</text:p>
          </table:table-cell>
          <table:table-cell office:value-type="float" office:value="835">
            <text:p>835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2523">
            <text:p>2523</text:p>
          </table:table-cell>
          <table:table-cell office:value-type="float" office:value="3.81849">
            <text:p>3,81849</text:p>
          </table:table-cell>
          <table:table-cell office:value-type="float" office:value="43.62286">
            <text:p>43,6228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80</text:p>
          </table:table-cell>
          <table:table-cell office:value-type="float" office:value="836">
            <text:p>836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2507">
            <text:p>2507</text:p>
          </table:table-cell>
          <table:table-cell office:value-type="float" office:value="3.81927">
            <text:p>3,81927</text:p>
          </table:table-cell>
          <table:table-cell office:value-type="float" office:value="43.62284">
            <text:p>43,62284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80</text:p>
          </table:table-cell>
          <table:table-cell office:value-type="float" office:value="837">
            <text:p>837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508">
            <text:p>2508</text:p>
          </table:table-cell>
          <table:table-cell office:value-type="float" office:value="3.82059">
            <text:p>3,82059</text:p>
          </table:table-cell>
          <table:table-cell office:value-type="float" office:value="43.62436">
            <text:p>43,6243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0</text:p>
          </table:table-cell>
          <table:table-cell office:value-type="float" office:value="838">
            <text:p>838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2496">
            <text:p>2496</text:p>
          </table:table-cell>
          <table:table-cell office:value-type="float" office:value="3.82065">
            <text:p>3,82065</text:p>
          </table:table-cell>
          <table:table-cell office:value-type="float" office:value="43.62461">
            <text:p>43,6246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86</text:p>
          </table:table-cell>
          <table:table-cell office:value-type="float" office:value="839">
            <text:p>839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2500">
            <text:p>2500</text:p>
          </table:table-cell>
          <table:table-cell office:value-type="float" office:value="3.81866">
            <text:p>3,81866</text:p>
          </table:table-cell>
          <table:table-cell office:value-type="float" office:value="43.62336">
            <text:p>43,6233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79</text:p>
          </table:table-cell>
          <table:table-cell office:value-type="float" office:value="840">
            <text:p>840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2500">
            <text:p>2500</text:p>
          </table:table-cell>
          <table:table-cell office:value-type="float" office:value="3.81864">
            <text:p>3,81864</text:p>
          </table:table-cell>
          <table:table-cell office:value-type="float" office:value="43.62294">
            <text:p>43,6229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79</text:p>
          </table:table-cell>
          <table:table-cell office:value-type="float" office:value="841">
            <text:p>841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2554">
            <text:p>2554</text:p>
          </table:table-cell>
          <table:table-cell office:value-type="float" office:value="3.81745">
            <text:p>3,81745</text:p>
          </table:table-cell>
          <table:table-cell office:value-type="float" office:value="43.62381">
            <text:p>43,6238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43</text:p>
          </table:table-cell>
          <table:table-cell office:value-type="float" office:value="842">
            <text:p>842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2554">
            <text:p>2554</text:p>
          </table:table-cell>
          <table:table-cell office:value-type="float" office:value="3.81749">
            <text:p>3,81749</text:p>
          </table:table-cell>
          <table:table-cell office:value-type="float" office:value="43.62456">
            <text:p>43,6245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43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2556">
            <text:p>2556</text:p>
          </table:table-cell>
          <table:table-cell office:value-type="float" office:value="3.8177">
            <text:p>3,8177</text:p>
          </table:table-cell>
          <table:table-cell office:value-type="float" office:value="43.62466">
            <text:p>43,6246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86</text:p>
          </table:table-cell>
          <table:table-cell office:value-type="float" office:value="844">
            <text:p>844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2555">
            <text:p>2555</text:p>
          </table:table-cell>
          <table:table-cell office:value-type="float" office:value="3.8175">
            <text:p>3,8175</text:p>
          </table:table-cell>
          <table:table-cell office:value-type="float" office:value="43.62474">
            <text:p>43,6247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43</text:p>
          </table:table-cell>
          <table:table-cell office:value-type="float" office:value="845">
            <text:p>845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2555">
            <text:p>2555</text:p>
          </table:table-cell>
          <table:table-cell office:value-type="float" office:value="3.81755">
            <text:p>3,81755</text:p>
          </table:table-cell>
          <table:table-cell office:value-type="float" office:value="43.62579">
            <text:p>43,6257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43</text:p>
          </table:table-cell>
          <table:table-cell office:value-type="float" office:value="846">
            <text:p>846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2529">
            <text:p>2529</text:p>
          </table:table-cell>
          <table:table-cell office:value-type="float" office:value="3.81774">
            <text:p>3,81774</text:p>
          </table:table-cell>
          <table:table-cell office:value-type="float" office:value="43.6259">
            <text:p>43,625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60</text:p>
          </table:table-cell>
          <table:table-cell office:value-type="float" office:value="847">
            <text:p>84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2520">
            <text:p>2520</text:p>
          </table:table-cell>
          <table:table-cell office:value-type="float" office:value="3.82124">
            <text:p>3,82124</text:p>
          </table:table-cell>
          <table:table-cell office:value-type="float" office:value="43.62583">
            <text:p>43,62583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60</text:p>
          </table:table-cell>
          <table:table-cell office:value-type="float" office:value="848">
            <text:p>848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511">
            <text:p>2511</text:p>
          </table:table-cell>
          <table:table-cell office:value-type="float" office:value="3.82128">
            <text:p>3,82128</text:p>
          </table:table-cell>
          <table:table-cell office:value-type="float" office:value="43.62551">
            <text:p>43,6255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0</text:p>
          </table:table-cell>
          <table:table-cell office:value-type="float" office:value="849">
            <text:p>84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547">
            <text:p>2547</text:p>
          </table:table-cell>
          <table:table-cell office:value-type="float" office:value="3.82183">
            <text:p>3,82183</text:p>
          </table:table-cell>
          <table:table-cell office:value-type="float" office:value="43.62666">
            <text:p>43,6266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0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 office:value-type="float" office:value="3248">
            <text:p>3248</text:p>
          </table:table-cell>
          <table:table-cell office:value-type="float" office:value="3641">
            <text:p>3641</text:p>
          </table:table-cell>
          <table:table-cell office:value-type="float" office:value="3.82476">
            <text:p>3,82476</text:p>
          </table:table-cell>
          <table:table-cell office:value-type="float" office:value="43.62587">
            <text:p>43,6258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248</text:p>
          </table:table-cell>
          <table:table-cell office:value-type="float" office:value="851">
            <text:p>851</text:p>
          </table:table-cell>
        </table:table-row>
        <table:table-row table:style-name="ro1">
          <table:table-cell office:value-type="float" office:value="3248">
            <text:p>3248</text:p>
          </table:table-cell>
          <table:table-cell office:value-type="float" office:value="3641">
            <text:p>3641</text:p>
          </table:table-cell>
          <table:table-cell office:value-type="float" office:value="3.8252">
            <text:p>3,8252</text:p>
          </table:table-cell>
          <table:table-cell office:value-type="float" office:value="43.62613">
            <text:p>43,6261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248</text:p>
          </table:table-cell>
          <table:table-cell office:value-type="float" office:value="852">
            <text:p>852</text:p>
          </table:table-cell>
        </table:table-row>
        <table:table-row table:style-name="ro1">
          <table:table-cell office:value-type="float" office:value="3248">
            <text:p>3248</text:p>
          </table:table-cell>
          <table:table-cell office:value-type="float" office:value="3641">
            <text:p>3641</text:p>
          </table:table-cell>
          <table:table-cell office:value-type="float" office:value="3.82532">
            <text:p>3,82532</text:p>
          </table:table-cell>
          <table:table-cell office:value-type="float" office:value="43.62637">
            <text:p>43,6263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248</text:p>
          </table:table-cell>
          <table:table-cell office:value-type="float" office:value="853">
            <text:p>853</text:p>
          </table:table-cell>
        </table:table-row>
        <table:table-row table:style-name="ro1">
          <table:table-cell office:value-type="float" office:value="1633">
            <text:p>1633</text:p>
          </table:table-cell>
          <table:table-cell office:value-type="float" office:value="2513">
            <text:p>2513</text:p>
          </table:table-cell>
          <table:table-cell office:value-type="float" office:value="3.82131">
            <text:p>3,82131</text:p>
          </table:table-cell>
          <table:table-cell office:value-type="float" office:value="43.62697">
            <text:p>43,6269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33</text:p>
          </table:table-cell>
          <table:table-cell office:value-type="float" office:value="854">
            <text:p>854</text:p>
          </table:table-cell>
        </table:table-row>
        <table:table-row table:style-name="ro1">
          <table:table-cell office:value-type="float" office:value="1633">
            <text:p>1633</text:p>
          </table:table-cell>
          <table:table-cell office:value-type="float" office:value="2544">
            <text:p>2544</text:p>
          </table:table-cell>
          <table:table-cell office:value-type="float" office:value="3.81968">
            <text:p>3,81968</text:p>
          </table:table-cell>
          <table:table-cell office:value-type="float" office:value="43.62702">
            <text:p>43,6270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33</text:p>
          </table:table-cell>
          <table:table-cell office:value-type="float" office:value="855">
            <text:p>855</text:p>
          </table:table-cell>
        </table:table-row>
        <table:table-row table:style-name="ro1">
          <table:table-cell office:value-type="float" office:value="1633">
            <text:p>1633</text:p>
          </table:table-cell>
          <table:table-cell office:value-type="float" office:value="2514">
            <text:p>2514</text:p>
          </table:table-cell>
          <table:table-cell office:value-type="float" office:value="3.81779">
            <text:p>3,81779</text:p>
          </table:table-cell>
          <table:table-cell office:value-type="float" office:value="43.62705">
            <text:p>43,6270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33</text:p>
          </table:table-cell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2552">
            <text:p>2552</text:p>
          </table:table-cell>
          <table:table-cell office:value-type="float" office:value="3.81756">
            <text:p>3,81756</text:p>
          </table:table-cell>
          <table:table-cell office:value-type="float" office:value="43.62599">
            <text:p>43,6259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43</text:p>
          </table:table-cell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2551">
            <text:p>2551</text:p>
          </table:table-cell>
          <table:table-cell office:value-type="float" office:value="3.81758">
            <text:p>3,81758</text:p>
          </table:table-cell>
          <table:table-cell office:value-type="float" office:value="43.62688">
            <text:p>43,6268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43</text:p>
          </table:table-cell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2576">
            <text:p>2576</text:p>
          </table:table-cell>
          <table:table-cell office:value-type="float" office:value="3.81764">
            <text:p>3,81764</text:p>
          </table:table-cell>
          <table:table-cell office:value-type="float" office:value="43.62819">
            <text:p>43,6281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03</text:p>
          </table:table-cell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2577">
            <text:p>2577</text:p>
          </table:table-cell>
          <table:table-cell office:value-type="float" office:value="3.81781">
            <text:p>3,81781</text:p>
          </table:table-cell>
          <table:table-cell office:value-type="float" office:value="43.62836">
            <text:p>43,6283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45</text:p>
          </table:table-cell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2577">
            <text:p>2577</text:p>
          </table:table-cell>
          <table:table-cell office:value-type="float" office:value="3.81851">
            <text:p>3,81851</text:p>
          </table:table-cell>
          <table:table-cell office:value-type="float" office:value="43.62835">
            <text:p>43,6283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45</text:p>
          </table:table-cell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2579">
            <text:p>2579</text:p>
          </table:table-cell>
          <table:table-cell office:value-type="float" office:value="3.81971">
            <text:p>3,81971</text:p>
          </table:table-cell>
          <table:table-cell office:value-type="float" office:value="43.62834">
            <text:p>43,6283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45</text:p>
          </table:table-cell>
          <table:table-cell office:value-type="float" office:value="862">
            <text:p>862</text:p>
          </table:table-cell>
        </table:table-row>
        <table:table-row table:style-name="ro1">
          <table:table-cell office:value-type="float" office:value="1359">
            <text:p>1359</text:p>
          </table:table-cell>
          <table:table-cell office:value-type="float" office:value="2546">
            <text:p>2546</text:p>
          </table:table-cell>
          <table:table-cell office:value-type="float" office:value="3.81992">
            <text:p>3,81992</text:p>
          </table:table-cell>
          <table:table-cell office:value-type="float" office:value="43.62824">
            <text:p>43,6282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59</text:p>
          </table:table-cell>
          <table:table-cell office:value-type="float" office:value="863">
            <text:p>863</text:p>
          </table:table-cell>
        </table:table-row>
        <table:table-row table:style-name="ro1">
          <table:table-cell office:value-type="float" office:value="1359">
            <text:p>1359</text:p>
          </table:table-cell>
          <table:table-cell office:value-type="float" office:value="2543">
            <text:p>2543</text:p>
          </table:table-cell>
          <table:table-cell office:value-type="float" office:value="3.8199">
            <text:p>3,8199</text:p>
          </table:table-cell>
          <table:table-cell office:value-type="float" office:value="43.62717">
            <text:p>43,6271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59</text:p>
          </table:table-cell>
          <table:table-cell office:value-type="float" office:value="864">
            <text:p>864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2590">
            <text:p>2590</text:p>
          </table:table-cell>
          <table:table-cell office:value-type="float" office:value="3.82191">
            <text:p>3,82191</text:p>
          </table:table-cell>
          <table:table-cell office:value-type="float" office:value="43.62828">
            <text:p>43,6282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45</text:p>
          </table:table-cell>
          <table:table-cell office:value-type="float" office:value="865">
            <text:p>86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580">
            <text:p>2580</text:p>
          </table:table-cell>
          <table:table-cell office:value-type="float" office:value="3.82191">
            <text:p>3,82191</text:p>
          </table:table-cell>
          <table:table-cell office:value-type="float" office:value="43.62727">
            <text:p>43,6272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0</text:p>
          </table:table-cell>
          <table:table-cell office:value-type="float" office:value="866">
            <text:p>866</text:p>
          </table:table-cell>
        </table:table-row>
        <table:table-row table:style-name="ro1">
          <table:table-cell office:value-type="float" office:value="2087">
            <text:p>2087</text:p>
          </table:table-cell>
          <table:table-cell office:value-type="float" office:value="2601">
            <text:p>2601</text:p>
          </table:table-cell>
          <table:table-cell office:value-type="float" office:value="3.82206">
            <text:p>3,82206</text:p>
          </table:table-cell>
          <table:table-cell office:value-type="float" office:value="43.62952">
            <text:p>43,6295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87</text:p>
          </table:table-cell>
          <table:table-cell office:value-type="float" office:value="867">
            <text:p>867</text:p>
          </table:table-cell>
        </table:table-row>
        <table:table-row table:style-name="ro1">
          <table:table-cell office:value-type="float" office:value="2087">
            <text:p>2087</text:p>
          </table:table-cell>
          <table:table-cell office:value-type="float" office:value="2581">
            <text:p>2581</text:p>
          </table:table-cell>
          <table:table-cell office:value-type="float" office:value="3.82057">
            <text:p>3,82057</text:p>
          </table:table-cell>
          <table:table-cell office:value-type="float" office:value="43.62954">
            <text:p>43,6295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87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office:value-type="float" office:value="2087">
            <text:p>2087</text:p>
          </table:table-cell>
          <table:table-cell office:value-type="float" office:value="2584">
            <text:p>2584</text:p>
          </table:table-cell>
          <table:table-cell office:value-type="float" office:value="3.8198">
            <text:p>3,8198</text:p>
          </table:table-cell>
          <table:table-cell office:value-type="float" office:value="43.62956">
            <text:p>43,6295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87</text:p>
          </table:table-cell>
          <table:table-cell office:value-type="float" office:value="869">
            <text:p>869</text:p>
          </table:table-cell>
        </table:table-row>
        <table:table-row table:style-name="ro1">
          <table:table-cell office:value-type="float" office:value="2087">
            <text:p>2087</text:p>
          </table:table-cell>
          <table:table-cell office:value-type="float" office:value="2585">
            <text:p>2585</text:p>
          </table:table-cell>
          <table:table-cell office:value-type="float" office:value="3.81887">
            <text:p>3,81887</text:p>
          </table:table-cell>
          <table:table-cell office:value-type="float" office:value="43.62957">
            <text:p>43,6295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87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 office:value-type="float" office:value="2087">
            <text:p>2087</text:p>
          </table:table-cell>
          <table:table-cell office:value-type="float" office:value="2587">
            <text:p>2587</text:p>
          </table:table-cell>
          <table:table-cell office:value-type="float" office:value="3.81838">
            <text:p>3,81838</text:p>
          </table:table-cell>
          <table:table-cell office:value-type="float" office:value="43.62961">
            <text:p>43,6296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87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1346">
            <text:p>1346</text:p>
          </table:table-cell>
          <table:table-cell office:value-type="float" office:value="2586">
            <text:p>2586</text:p>
          </table:table-cell>
          <table:table-cell office:value-type="float" office:value="3.8187">
            <text:p>3,8187</text:p>
          </table:table-cell>
          <table:table-cell office:value-type="float" office:value="43.62845">
            <text:p>43,628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46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2053">
            <text:p>2053</text:p>
          </table:table-cell>
          <table:table-cell office:value-type="float" office:value="2589">
            <text:p>2589</text:p>
          </table:table-cell>
          <table:table-cell office:value-type="float" office:value="3.81742">
            <text:p>3,81742</text:p>
          </table:table-cell>
          <table:table-cell office:value-type="float" office:value="43.62906">
            <text:p>43,6290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53</text:p>
          </table:table-cell>
          <table:table-cell office:value-type="float" office:value="873">
            <text:p>873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2605">
            <text:p>2605</text:p>
          </table:table-cell>
          <table:table-cell office:value-type="float" office:value="3.81828">
            <text:p>3,81828</text:p>
          </table:table-cell>
          <table:table-cell office:value-type="float" office:value="43.62982">
            <text:p>43,6298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03</text:p>
          </table:table-cell>
          <table:table-cell office:value-type="float" office:value="874">
            <text:p>874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2605">
            <text:p>2605</text:p>
          </table:table-cell>
          <table:table-cell office:value-type="float" office:value="3.81959">
            <text:p>3,81959</text:p>
          </table:table-cell>
          <table:table-cell office:value-type="float" office:value="43.63059">
            <text:p>43,6305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03</text:p>
          </table:table-cell>
          <table:table-cell office:value-type="float" office:value="875">
            <text:p>875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2592">
            <text:p>2592</text:p>
          </table:table-cell>
          <table:table-cell office:value-type="float" office:value="3.81997">
            <text:p>3,81997</text:p>
          </table:table-cell>
          <table:table-cell office:value-type="float" office:value="43.63046">
            <text:p>43,6304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38</text:p>
          </table:table-cell>
          <table:table-cell office:value-type="float" office:value="876">
            <text:p>876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2592">
            <text:p>2592</text:p>
          </table:table-cell>
          <table:table-cell office:value-type="float" office:value="3.81994">
            <text:p>3,81994</text:p>
          </table:table-cell>
          <table:table-cell office:value-type="float" office:value="43.62965">
            <text:p>43,6296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38</text:p>
          </table:table-cell>
          <table:table-cell office:value-type="float" office:value="877">
            <text:p>877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2609">
            <text:p>2609</text:p>
          </table:table-cell>
          <table:table-cell office:value-type="float" office:value="3.8202">
            <text:p>3,8202</text:p>
          </table:table-cell>
          <table:table-cell office:value-type="float" office:value="43.63059">
            <text:p>43,6305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03</text:p>
          </table:table-cell>
          <table:table-cell office:value-type="float" office:value="878">
            <text:p>878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2598">
            <text:p>2598</text:p>
          </table:table-cell>
          <table:table-cell office:value-type="float" office:value="3.82078">
            <text:p>3,82078</text:p>
          </table:table-cell>
          <table:table-cell office:value-type="float" office:value="43.63058">
            <text:p>43,6305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03</text:p>
          </table:table-cell>
          <table:table-cell office:value-type="float" office:value="879">
            <text:p>879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2598">
            <text:p>2598</text:p>
          </table:table-cell>
          <table:table-cell office:value-type="float" office:value="3.82177">
            <text:p>3,82177</text:p>
          </table:table-cell>
          <table:table-cell office:value-type="float" office:value="43.63057">
            <text:p>43,6305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03</text:p>
          </table:table-cell>
          <table:table-cell office:value-type="float" office:value="880">
            <text:p>880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2614">
            <text:p>2614</text:p>
          </table:table-cell>
          <table:table-cell office:value-type="float" office:value="3.82213">
            <text:p>3,82213</text:p>
          </table:table-cell>
          <table:table-cell office:value-type="float" office:value="43.63073">
            <text:p>43,6307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54</text:p>
          </table:table-cell>
          <table:table-cell office:value-type="float" office:value="881">
            <text:p>881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2614">
            <text:p>2614</text:p>
          </table:table-cell>
          <table:table-cell office:value-type="float" office:value="3.82225">
            <text:p>3,82225</text:p>
          </table:table-cell>
          <table:table-cell office:value-type="float" office:value="43.63237">
            <text:p>43,6323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54</text:p>
          </table:table-cell>
          <table:table-cell office:value-type="float" office:value="882">
            <text:p>882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2615">
            <text:p>2615</text:p>
          </table:table-cell>
          <table:table-cell office:value-type="float" office:value="3.82211">
            <text:p>3,82211</text:p>
          </table:table-cell>
          <table:table-cell office:value-type="float" office:value="43.6325">
            <text:p>43,632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94</text:p>
          </table:table-cell>
          <table:table-cell office:value-type="float" office:value="883">
            <text:p>883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2615">
            <text:p>2615</text:p>
          </table:table-cell>
          <table:table-cell office:value-type="float" office:value="3.82144">
            <text:p>3,82144</text:p>
          </table:table-cell>
          <table:table-cell office:value-type="float" office:value="43.63252">
            <text:p>43,6325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94</text:p>
          </table:table-cell>
          <table:table-cell office:value-type="float" office:value="884">
            <text:p>884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2615">
            <text:p>2615</text:p>
          </table:table-cell>
          <table:table-cell office:value-type="float" office:value="3.82116">
            <text:p>3,82116</text:p>
          </table:table-cell>
          <table:table-cell office:value-type="float" office:value="43.63253">
            <text:p>43,6325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94</text:p>
          </table:table-cell>
          <table:table-cell office:value-type="float" office:value="885">
            <text:p>885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2612">
            <text:p>2612</text:p>
          </table:table-cell>
          <table:table-cell office:value-type="float" office:value="3.81998">
            <text:p>3,81998</text:p>
          </table:table-cell>
          <table:table-cell office:value-type="float" office:value="43.63257">
            <text:p>43,6325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94</text:p>
          </table:table-cell>
          <table:table-cell office:value-type="float" office:value="886">
            <text:p>886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2626">
            <text:p>2626</text:p>
          </table:table-cell>
          <table:table-cell office:value-type="float" office:value="3.82228">
            <text:p>3,82228</text:p>
          </table:table-cell>
          <table:table-cell office:value-type="float" office:value="43.63271">
            <text:p>43,6327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54</text:p>
          </table:table-cell>
          <table:table-cell office:value-type="float" office:value="887">
            <text:p>887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2899">
            <text:p>2899</text:p>
          </table:table-cell>
          <table:table-cell office:value-type="float" office:value="3.82288">
            <text:p>3,82288</text:p>
          </table:table-cell>
          <table:table-cell office:value-type="float" office:value="43.63329">
            <text:p>43,6332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44</text:p>
          </table:table-cell>
          <table:table-cell office:value-type="float" office:value="888">
            <text:p>888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2899">
            <text:p>2899</text:p>
          </table:table-cell>
          <table:table-cell office:value-type="float" office:value="3.82285">
            <text:p>3,82285</text:p>
          </table:table-cell>
          <table:table-cell office:value-type="float" office:value="43.63426">
            <text:p>43,6342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44</text:p>
          </table:table-cell>
          <table:table-cell office:value-type="float" office:value="889">
            <text:p>889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2898">
            <text:p>2898</text:p>
          </table:table-cell>
          <table:table-cell office:value-type="float" office:value="3.82278">
            <text:p>3,82278</text:p>
          </table:table-cell>
          <table:table-cell office:value-type="float" office:value="43.63442">
            <text:p>43,6344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23</text:p>
          </table:table-cell>
          <table:table-cell office:value-type="float" office:value="890">
            <text:p>890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9014">
            <text:p>9014</text:p>
          </table:table-cell>
          <table:table-cell office:value-type="float" office:value="3.82289">
            <text:p>3,82289</text:p>
          </table:table-cell>
          <table:table-cell office:value-type="float" office:value="43.6327">
            <text:p>43,632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24</text:p>
          </table:table-cell>
          <table:table-cell office:value-type="float" office:value="891">
            <text:p>891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2603">
            <text:p>2603</text:p>
          </table:table-cell>
          <table:table-cell office:value-type="float" office:value="3.82303">
            <text:p>3,82303</text:p>
          </table:table-cell>
          <table:table-cell office:value-type="float" office:value="43.63045">
            <text:p>43,630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23</text:p>
          </table:table-cell>
          <table:table-cell office:value-type="float" office:value="892">
            <text:p>89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600">
            <text:p>2600</text:p>
          </table:table-cell>
          <table:table-cell office:value-type="float" office:value="3.82248">
            <text:p>3,82248</text:p>
          </table:table-cell>
          <table:table-cell office:value-type="float" office:value="43.62959">
            <text:p>43,6295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0</text:p>
          </table:table-cell>
          <table:table-cell office:value-type="float" office:value="893">
            <text:p>893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2515">
            <text:p>2515</text:p>
          </table:table-cell>
          <table:table-cell office:value-type="float" office:value="3.81731">
            <text:p>3,81731</text:p>
          </table:table-cell>
          <table:table-cell office:value-type="float" office:value="43.62705">
            <text:p>43,6270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08</text:p>
          </table:table-cell>
          <table:table-cell office:value-type="float" office:value="894">
            <text:p>894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2515">
            <text:p>2515</text:p>
          </table:table-cell>
          <table:table-cell office:value-type="float" office:value="3.81682">
            <text:p>3,81682</text:p>
          </table:table-cell>
          <table:table-cell office:value-type="float" office:value="43.62706">
            <text:p>43,6270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08</text:p>
          </table:table-cell>
          <table:table-cell office:value-type="float" office:value="895">
            <text:p>895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2566">
            <text:p>2566</text:p>
          </table:table-cell>
          <table:table-cell office:value-type="float" office:value="3.81552">
            <text:p>3,81552</text:p>
          </table:table-cell>
          <table:table-cell office:value-type="float" office:value="43.62702">
            <text:p>43,6270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08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2557">
            <text:p>2557</text:p>
          </table:table-cell>
          <table:table-cell office:value-type="float" office:value="3.81413">
            <text:p>3,81413</text:p>
          </table:table-cell>
          <table:table-cell office:value-type="float" office:value="43.62554">
            <text:p>43,6255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40</text:p>
          </table:table-cell>
          <table:table-cell office:value-type="float" office:value="897">
            <text:p>897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2557">
            <text:p>2557</text:p>
          </table:table-cell>
          <table:table-cell office:value-type="float" office:value="3.81485">
            <text:p>3,81485</text:p>
          </table:table-cell>
          <table:table-cell office:value-type="float" office:value="43.62552">
            <text:p>43,6255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40</text:p>
          </table:table-cell>
          <table:table-cell office:value-type="float" office:value="898">
            <text:p>898</text:p>
          </table:table-cell>
        </table:table-row>
        <table:table-row table:style-name="ro1">
          <table:table-cell office:value-type="float" office:value="1412">
            <text:p>1412</text:p>
          </table:table-cell>
          <table:table-cell office:value-type="float" office:value="2526">
            <text:p>2526</text:p>
          </table:table-cell>
          <table:table-cell office:value-type="float" office:value="3.81567">
            <text:p>3,81567</text:p>
          </table:table-cell>
          <table:table-cell office:value-type="float" office:value="43.62686">
            <text:p>43,6268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12</text:p>
          </table:table-cell>
          <table:table-cell office:value-type="float" office:value="899">
            <text:p>899</text:p>
          </table:table-cell>
        </table:table-row>
        <table:table-row table:style-name="ro1">
          <table:table-cell office:value-type="float" office:value="1764">
            <text:p>1764</text:p>
          </table:table-cell>
          <table:table-cell office:value-type="float" office:value="2573">
            <text:p>2573</text:p>
          </table:table-cell>
          <table:table-cell office:value-type="float" office:value="3.81205">
            <text:p>3,81205</text:p>
          </table:table-cell>
          <table:table-cell office:value-type="float" office:value="43.62453">
            <text:p>43,6245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64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2569">
            <text:p>2569</text:p>
          </table:table-cell>
          <table:table-cell office:value-type="float" office:value="3.8121">
            <text:p>3,8121</text:p>
          </table:table-cell>
          <table:table-cell office:value-type="float" office:value="43.62475">
            <text:p>43,6247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08</text:p>
          </table:table-cell>
          <table:table-cell office:value-type="float" office:value="901">
            <text:p>901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2564">
            <text:p>2564</text:p>
          </table:table-cell>
          <table:table-cell office:value-type="float" office:value="3.81283">
            <text:p>3,81283</text:p>
          </table:table-cell>
          <table:table-cell office:value-type="float" office:value="43.62557">
            <text:p>43,6255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08</text:p>
          </table:table-cell>
          <table:table-cell office:value-type="float" office:value="902">
            <text:p>902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2574">
            <text:p>2574</text:p>
          </table:table-cell>
          <table:table-cell office:value-type="float" office:value="3.813">
            <text:p>3,813</text:p>
          </table:table-cell>
          <table:table-cell office:value-type="float" office:value="43.62269">
            <text:p>43,6226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08</text:p>
          </table:table-cell>
          <table:table-cell office:value-type="float" office:value="903">
            <text:p>903</text:p>
          </table:table-cell>
        </table:table-row>
        <table:table-row table:style-name="ro1">
          <table:table-cell office:value-type="float" office:value="1382">
            <text:p>1382</text:p>
          </table:table-cell>
          <table:table-cell office:value-type="float" office:value="2572">
            <text:p>2572</text:p>
          </table:table-cell>
          <table:table-cell office:value-type="float" office:value="3.81338">
            <text:p>3,81338</text:p>
          </table:table-cell>
          <table:table-cell office:value-type="float" office:value="43.62361">
            <text:p>43,6236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82</text:p>
          </table:table-cell>
          <table:table-cell office:value-type="float" office:value="904">
            <text:p>904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office:value-type="float" office:value="11292">
            <text:p>11292</text:p>
          </table:table-cell>
          <table:table-cell office:value-type="float" office:value="3.81359">
            <text:p>3,81359</text:p>
          </table:table-cell>
          <table:table-cell office:value-type="float" office:value="43.62378">
            <text:p>43,6237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76</text:p>
          </table:table-cell>
          <table:table-cell office:value-type="float" office:value="905">
            <text:p>905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office:value-type="float" office:value="2503">
            <text:p>2503</text:p>
          </table:table-cell>
          <table:table-cell office:value-type="float" office:value="3.81539">
            <text:p>3,81539</text:p>
          </table:table-cell>
          <table:table-cell office:value-type="float" office:value="43.62375">
            <text:p>43,6237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76</text:p>
          </table:table-cell>
          <table:table-cell office:value-type="float" office:value="906">
            <text:p>906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office:value-type="float" office:value="2502">
            <text:p>2502</text:p>
          </table:table-cell>
          <table:table-cell office:value-type="float" office:value="3.81578">
            <text:p>3,81578</text:p>
          </table:table-cell>
          <table:table-cell office:value-type="float" office:value="43.62375">
            <text:p>43,6237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76</text:p>
          </table:table-cell>
          <table:table-cell office:value-type="float" office:value="907">
            <text:p>907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office:value-type="float" office:value="2521">
            <text:p>2521</text:p>
          </table:table-cell>
          <table:table-cell office:value-type="float" office:value="3.81659">
            <text:p>3,81659</text:p>
          </table:table-cell>
          <table:table-cell office:value-type="float" office:value="43.62374">
            <text:p>43,6237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76</text:p>
          </table:table-cell>
          <table:table-cell office:value-type="float" office:value="908">
            <text:p>908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office:value-type="float" office:value="2521">
            <text:p>2521</text:p>
          </table:table-cell>
          <table:table-cell office:value-type="float" office:value="3.8172">
            <text:p>3,8172</text:p>
          </table:table-cell>
          <table:table-cell office:value-type="float" office:value="43.62373">
            <text:p>43,6237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76</text:p>
          </table:table-cell>
          <table:table-cell office:value-type="float" office:value="909">
            <text:p>909</text:p>
          </table:table-cell>
        </table:table-row>
        <table:table-row table:style-name="ro1">
          <table:table-cell office:value-type="float" office:value="1412">
            <text:p>1412</text:p>
          </table:table-cell>
          <table:table-cell office:value-type="float" office:value="2524">
            <text:p>2524</text:p>
          </table:table-cell>
          <table:table-cell office:value-type="float" office:value="3.81562">
            <text:p>3,81562</text:p>
          </table:table-cell>
          <table:table-cell office:value-type="float" office:value="43.62465">
            <text:p>43,6246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12</text:p>
          </table:table-cell>
          <table:table-cell office:value-type="float" office:value="910">
            <text:p>910</text:p>
          </table:table-cell>
        </table:table-row>
        <table:table-row table:style-name="ro1">
          <table:table-cell office:value-type="float" office:value="1412">
            <text:p>1412</text:p>
          </table:table-cell>
          <table:table-cell office:value-type="float" office:value="2504">
            <text:p>2504</text:p>
          </table:table-cell>
          <table:table-cell office:value-type="float" office:value="3.8156">
            <text:p>3,8156</text:p>
          </table:table-cell>
          <table:table-cell office:value-type="float" office:value="43.62362">
            <text:p>43,6236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12</text:p>
          </table:table-cell>
          <table:table-cell office:value-type="float" office:value="911">
            <text:p>911</text:p>
          </table:table-cell>
        </table:table-row>
        <table:table-row table:style-name="ro1">
          <table:table-cell office:value-type="float" office:value="1412">
            <text:p>1412</text:p>
          </table:table-cell>
          <table:table-cell office:value-type="float" office:value="2504">
            <text:p>2504</text:p>
          </table:table-cell>
          <table:table-cell office:value-type="float" office:value="3.81556">
            <text:p>3,81556</text:p>
          </table:table-cell>
          <table:table-cell office:value-type="float" office:value="43.62242">
            <text:p>43,6224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12</text:p>
          </table:table-cell>
          <table:table-cell office:value-type="float" office:value="912">
            <text:p>912</text:p>
          </table:table-cell>
        </table:table-row>
        <table:table-row table:style-name="ro1">
          <table:table-cell office:value-type="float" office:value="1412">
            <text:p>1412</text:p>
          </table:table-cell>
          <table:table-cell office:value-type="float" office:value="2504">
            <text:p>2504</text:p>
          </table:table-cell>
          <table:table-cell office:value-type="float" office:value="3.81553">
            <text:p>3,81553</text:p>
          </table:table-cell>
          <table:table-cell office:value-type="float" office:value="43.6217">
            <text:p>43,621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12</text:p>
          </table:table-cell>
          <table:table-cell office:value-type="float" office:value="913">
            <text:p>913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6742">
            <text:p>6742</text:p>
          </table:table-cell>
          <table:table-cell office:value-type="float" office:value="3.81399">
            <text:p>3,81399</text:p>
          </table:table-cell>
          <table:table-cell office:value-type="float" office:value="43.62211">
            <text:p>43,6221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08</text:p>
          </table:table-cell>
          <table:table-cell office:value-type="float" office:value="914">
            <text:p>914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2505">
            <text:p>2505</text:p>
          </table:table-cell>
          <table:table-cell office:value-type="float" office:value="3.81559">
            <text:p>3,81559</text:p>
          </table:table-cell>
          <table:table-cell office:value-type="float" office:value="43.62116">
            <text:p>43,6211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08</text:p>
          </table:table-cell>
          <table:table-cell office:value-type="float" office:value="915">
            <text:p>915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2505">
            <text:p>2505</text:p>
          </table:table-cell>
          <table:table-cell office:value-type="float" office:value="3.81631">
            <text:p>3,81631</text:p>
          </table:table-cell>
          <table:table-cell office:value-type="float" office:value="43.62071">
            <text:p>43,6207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08</text:p>
          </table:table-cell>
          <table:table-cell office:value-type="float" office:value="916">
            <text:p>916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2490">
            <text:p>2490</text:p>
          </table:table-cell>
          <table:table-cell office:value-type="float" office:value="3.81731">
            <text:p>3,81731</text:p>
          </table:table-cell>
          <table:table-cell office:value-type="float" office:value="43.62015">
            <text:p>43,6201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08</text:p>
          </table:table-cell>
          <table:table-cell office:value-type="float" office:value="917">
            <text:p>917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493">
            <text:p>2493</text:p>
          </table:table-cell>
          <table:table-cell office:value-type="float" office:value="3.81827">
            <text:p>3,81827</text:p>
          </table:table-cell>
          <table:table-cell office:value-type="float" office:value="43.62012">
            <text:p>43,6201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0</text:p>
          </table:table-cell>
          <table:table-cell office:value-type="float" office:value="918">
            <text:p>918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493">
            <text:p>2493</text:p>
          </table:table-cell>
          <table:table-cell office:value-type="float" office:value="3.81885">
            <text:p>3,81885</text:p>
          </table:table-cell>
          <table:table-cell office:value-type="float" office:value="43.62146">
            <text:p>43,6214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0</text:p>
          </table:table-cell>
          <table:table-cell office:value-type="float" office:value="919">
            <text:p>91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494">
            <text:p>2494</text:p>
          </table:table-cell>
          <table:table-cell office:value-type="float" office:value="3.81871">
            <text:p>3,81871</text:p>
          </table:table-cell>
          <table:table-cell office:value-type="float" office:value="43.62155">
            <text:p>43,6215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0</text:p>
          </table:table-cell>
          <table:table-cell office:value-type="float" office:value="920">
            <text:p>92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495">
            <text:p>2495</text:p>
          </table:table-cell>
          <table:table-cell office:value-type="float" office:value="3.81796">
            <text:p>3,81796</text:p>
          </table:table-cell>
          <table:table-cell office:value-type="float" office:value="43.62024">
            <text:p>43,6202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0</text:p>
          </table:table-cell>
          <table:table-cell office:value-type="float" office:value="921">
            <text:p>921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2533">
            <text:p>2533</text:p>
          </table:table-cell>
          <table:table-cell office:value-type="float" office:value="3.81748">
            <text:p>3,81748</text:p>
          </table:table-cell>
          <table:table-cell office:value-type="float" office:value="43.62097">
            <text:p>43,6209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43</text:p>
          </table:table-cell>
          <table:table-cell office:value-type="float" office:value="922">
            <text:p>922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2533">
            <text:p>2533</text:p>
          </table:table-cell>
          <table:table-cell office:value-type="float" office:value="3.81747">
            <text:p>3,81747</text:p>
          </table:table-cell>
          <table:table-cell office:value-type="float" office:value="43.62045">
            <text:p>43,620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43</text:p>
          </table:table-cell>
          <table:table-cell office:value-type="float" office:value="923">
            <text:p>923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office:value-type="float" office:value="15054">
            <text:p>15054</text:p>
          </table:table-cell>
          <table:table-cell office:value-type="float" office:value="3.81171">
            <text:p>3,81171</text:p>
          </table:table-cell>
          <table:table-cell office:value-type="float" office:value="43.63875">
            <text:p>43,6387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04</text:p>
          </table:table-cell>
          <table:table-cell office:value-type="float" office:value="924">
            <text:p>924</text:p>
          </table:table-cell>
        </table:table-row>
        <table:table-row table:style-name="ro1">
          <table:table-cell office:value-type="float" office:value="1829">
            <text:p>1829</text:p>
          </table:table-cell>
          <table:table-cell office:value-type="float" office:value="2778">
            <text:p>2778</text:p>
          </table:table-cell>
          <table:table-cell office:value-type="float" office:value="3.82861">
            <text:p>3,82861</text:p>
          </table:table-cell>
          <table:table-cell office:value-type="float" office:value="43.63951">
            <text:p>43,6395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29</text:p>
          </table:table-cell>
          <table:table-cell office:value-type="float" office:value="925">
            <text:p>925</text:p>
          </table:table-cell>
        </table:table-row>
        <table:table-row table:style-name="ro1">
          <table:table-cell office:value-type="float" office:value="3355">
            <text:p>3355</text:p>
          </table:table-cell>
          <table:table-cell office:value-type="float" office:value="6565">
            <text:p>6565</text:p>
          </table:table-cell>
          <table:table-cell office:value-type="float" office:value="3.83373">
            <text:p>3,83373</text:p>
          </table:table-cell>
          <table:table-cell office:value-type="float" office:value="43.63454">
            <text:p>43,6345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355</text:p>
          </table:table-cell>
          <table:table-cell office:value-type="float" office:value="926">
            <text:p>926</text:p>
          </table:table-cell>
        </table:table-row>
        <table:table-row table:style-name="ro1">
          <table:table-cell office:value-type="float" office:value="2626">
            <text:p>2626</text:p>
          </table:table-cell>
          <table:table-cell office:value-type="float" office:value="2905">
            <text:p>2905</text:p>
          </table:table-cell>
          <table:table-cell office:value-type="float" office:value="3.83183">
            <text:p>3,83183</text:p>
          </table:table-cell>
          <table:table-cell office:value-type="float" office:value="43.63732">
            <text:p>43,6373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626</text:p>
          </table:table-cell>
          <table:table-cell office:value-type="float" office:value="927">
            <text:p>927</text:p>
          </table:table-cell>
        </table:table-row>
        <table:table-row table:style-name="ro1">
          <table:table-cell office:value-type="float" office:value="2675">
            <text:p>2675</text:p>
          </table:table-cell>
          <table:table-cell office:value-type="float" office:value="2841">
            <text:p>2841</text:p>
          </table:table-cell>
          <table:table-cell office:value-type="float" office:value="3.84405">
            <text:p>3,84405</text:p>
          </table:table-cell>
          <table:table-cell office:value-type="float" office:value="43.64197">
            <text:p>43,6419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675</text:p>
          </table:table-cell>
          <table:table-cell office:value-type="float" office:value="928">
            <text:p>928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3165">
            <text:p>3165</text:p>
          </table:table-cell>
          <table:table-cell office:value-type="float" office:value="3.87196">
            <text:p>3,87196</text:p>
          </table:table-cell>
          <table:table-cell office:value-type="float" office:value="43.63082">
            <text:p>43,6308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30</text:p>
          </table:table-cell>
          <table:table-cell office:value-type="float" office:value="929">
            <text:p>929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3165">
            <text:p>3165</text:p>
          </table:table-cell>
          <table:table-cell office:value-type="float" office:value="3.87045">
            <text:p>3,87045</text:p>
          </table:table-cell>
          <table:table-cell office:value-type="float" office:value="43.62972">
            <text:p>43,6297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30</text:p>
          </table:table-cell>
          <table:table-cell office:value-type="float" office:value="930">
            <text:p>930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2417">
            <text:p>2417</text:p>
          </table:table-cell>
          <table:table-cell office:value-type="float" office:value="3.82398">
            <text:p>3,82398</text:p>
          </table:table-cell>
          <table:table-cell office:value-type="float" office:value="43.61501">
            <text:p>43,6150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92</text:p>
          </table:table-cell>
          <table:table-cell office:value-type="float" office:value="931">
            <text:p>931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3440">
            <text:p>3440</text:p>
          </table:table-cell>
          <table:table-cell office:value-type="float" office:value="3.84531">
            <text:p>3,84531</text:p>
          </table:table-cell>
          <table:table-cell office:value-type="float" office:value="43.62885">
            <text:p>43,6288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932">
            <text:p>932</text:p>
          </table:table-cell>
        </table:table-row>
        <table:table-row table:style-name="ro1">
          <table:table-cell office:value-type="float" office:value="2326">
            <text:p>2326</text:p>
          </table:table-cell>
          <table:table-cell office:value-type="float" office:value="3446">
            <text:p>3446</text:p>
          </table:table-cell>
          <table:table-cell office:value-type="float" office:value="3.84544">
            <text:p>3,84544</text:p>
          </table:table-cell>
          <table:table-cell office:value-type="float" office:value="43.62866">
            <text:p>43,6286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26</text:p>
          </table:table-cell>
          <table:table-cell office:value-type="float" office:value="933">
            <text:p>933</text:p>
          </table:table-cell>
        </table:table-row>
        <table:table-row table:style-name="ro1">
          <table:table-cell office:value-type="float" office:value="2326">
            <text:p>2326</text:p>
          </table:table-cell>
          <table:table-cell office:value-type="float" office:value="3476">
            <text:p>3476</text:p>
          </table:table-cell>
          <table:table-cell office:value-type="float" office:value="3.84492">
            <text:p>3,84492</text:p>
          </table:table-cell>
          <table:table-cell office:value-type="float" office:value="43.62783">
            <text:p>43,6278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26</text:p>
          </table:table-cell>
          <table:table-cell office:value-type="float" office:value="934">
            <text:p>934</text:p>
          </table:table-cell>
        </table:table-row>
        <table:table-row table:style-name="ro1">
          <table:table-cell office:value-type="float" office:value="2326">
            <text:p>2326</text:p>
          </table:table-cell>
          <table:table-cell office:value-type="float" office:value="3478">
            <text:p>3478</text:p>
          </table:table-cell>
          <table:table-cell office:value-type="float" office:value="3.84387">
            <text:p>3,84387</text:p>
          </table:table-cell>
          <table:table-cell office:value-type="float" office:value="43.62719">
            <text:p>43,6271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26</text:p>
          </table:table-cell>
          <table:table-cell office:value-type="float" office:value="935">
            <text:p>935</text:p>
          </table:table-cell>
        </table:table-row>
        <table:table-row table:style-name="ro1">
          <table:table-cell office:value-type="float" office:value="2164">
            <text:p>2164</text:p>
          </table:table-cell>
          <table:table-cell office:value-type="float" office:value="3471">
            <text:p>3471</text:p>
          </table:table-cell>
          <table:table-cell office:value-type="float" office:value="3.84214">
            <text:p>3,84214</text:p>
          </table:table-cell>
          <table:table-cell office:value-type="float" office:value="43.62807">
            <text:p>43,6280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64</text:p>
          </table:table-cell>
          <table:table-cell office:value-type="float" office:value="936">
            <text:p>936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3442">
            <text:p>3442</text:p>
          </table:table-cell>
          <table:table-cell office:value-type="float" office:value="3.84317">
            <text:p>3,84317</text:p>
          </table:table-cell>
          <table:table-cell office:value-type="float" office:value="43.62892">
            <text:p>43,6289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57</text:p>
          </table:table-cell>
          <table:table-cell office:value-type="float" office:value="937">
            <text:p>937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3441">
            <text:p>3441</text:p>
          </table:table-cell>
          <table:table-cell office:value-type="float" office:value="3.84386">
            <text:p>3,84386</text:p>
          </table:table-cell>
          <table:table-cell office:value-type="float" office:value="43.62953">
            <text:p>43,6295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57</text:p>
          </table:table-cell>
          <table:table-cell office:value-type="float" office:value="938">
            <text:p>938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3466">
            <text:p>3466</text:p>
          </table:table-cell>
          <table:table-cell office:value-type="float" office:value="3.8419">
            <text:p>3,8419</text:p>
          </table:table-cell>
          <table:table-cell office:value-type="float" office:value="43.62804">
            <text:p>43,6280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57</text:p>
          </table:table-cell>
          <table:table-cell office:value-type="float" office:value="939">
            <text:p>939</text:p>
          </table:table-cell>
        </table:table-row>
        <table:table-row table:style-name="ro1">
          <table:table-cell office:value-type="float" office:value="2326">
            <text:p>2326</text:p>
          </table:table-cell>
          <table:table-cell office:value-type="float" office:value="3512">
            <text:p>3512</text:p>
          </table:table-cell>
          <table:table-cell office:value-type="float" office:value="3.84375">
            <text:p>3,84375</text:p>
          </table:table-cell>
          <table:table-cell office:value-type="float" office:value="43.62705">
            <text:p>43,6270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26</text:p>
          </table:table-cell>
          <table:table-cell office:value-type="float" office:value="940">
            <text:p>940</text:p>
          </table:table-cell>
        </table:table-row>
        <table:table-row table:style-name="ro1">
          <table:table-cell office:value-type="float" office:value="2880">
            <text:p>2880</text:p>
          </table:table-cell>
          <table:table-cell office:value-type="float" office:value="3492">
            <text:p>3492</text:p>
          </table:table-cell>
          <table:table-cell office:value-type="float" office:value="3.84777">
            <text:p>3,84777</text:p>
          </table:table-cell>
          <table:table-cell office:value-type="float" office:value="43.6269">
            <text:p>43,626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880</text:p>
          </table:table-cell>
          <table:table-cell office:value-type="float" office:value="941">
            <text:p>941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3497">
            <text:p>3497</text:p>
          </table:table-cell>
          <table:table-cell office:value-type="float" office:value="3.84959">
            <text:p>3,84959</text:p>
          </table:table-cell>
          <table:table-cell office:value-type="float" office:value="43.62581">
            <text:p>43,6258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942">
            <text:p>942</text:p>
          </table:table-cell>
        </table:table-row>
        <table:table-row table:style-name="ro1">
          <table:table-cell office:value-type="float" office:value="2245">
            <text:p>2245</text:p>
          </table:table-cell>
          <table:table-cell office:value-type="float" office:value="4367">
            <text:p>4367</text:p>
          </table:table-cell>
          <table:table-cell office:value-type="float" office:value="3.85388">
            <text:p>3,85388</text:p>
          </table:table-cell>
          <table:table-cell office:value-type="float" office:value="43.62253">
            <text:p>43,6225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45</text:p>
          </table:table-cell>
          <table:table-cell office:value-type="float" office:value="943">
            <text:p>943</text:p>
          </table:table-cell>
        </table:table-row>
        <table:table-row table:style-name="ro1">
          <table:table-cell office:value-type="float" office:value="2246">
            <text:p>2246</text:p>
          </table:table-cell>
          <table:table-cell office:value-type="float" office:value="4378">
            <text:p>4378</text:p>
          </table:table-cell>
          <table:table-cell office:value-type="float" office:value="3.85197">
            <text:p>3,85197</text:p>
          </table:table-cell>
          <table:table-cell office:value-type="float" office:value="43.62076">
            <text:p>43,6207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46</text:p>
          </table:table-cell>
          <table:table-cell office:value-type="float" office:value="944">
            <text:p>944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4407">
            <text:p>4407</text:p>
          </table:table-cell>
          <table:table-cell office:value-type="float" office:value="3.85026">
            <text:p>3,85026</text:p>
          </table:table-cell>
          <table:table-cell office:value-type="float" office:value="43.62019">
            <text:p>43,6201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17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office:value-type="float" office:value="1645">
            <text:p>1645</text:p>
          </table:table-cell>
          <table:table-cell office:value-type="float" office:value="6424">
            <text:p>6424</text:p>
          </table:table-cell>
          <table:table-cell office:value-type="float" office:value="3.84999">
            <text:p>3,84999</text:p>
          </table:table-cell>
          <table:table-cell office:value-type="float" office:value="43.62199">
            <text:p>43,6219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5</text:p>
          </table:table-cell>
          <table:table-cell office:value-type="float" office:value="946">
            <text:p>946</text:p>
          </table:table-cell>
        </table:table-row>
        <table:table-row table:style-name="ro1">
          <table:table-cell office:value-type="float" office:value="1645">
            <text:p>1645</text:p>
          </table:table-cell>
          <table:table-cell office:value-type="float" office:value="4388">
            <text:p>4388</text:p>
          </table:table-cell>
          <table:table-cell office:value-type="float" office:value="3.8506">
            <text:p>3,8506</text:p>
          </table:table-cell>
          <table:table-cell office:value-type="float" office:value="43.62324">
            <text:p>43,6232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5</text:p>
          </table:table-cell>
          <table:table-cell office:value-type="float" office:value="947">
            <text:p>947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6409">
            <text:p>6409</text:p>
          </table:table-cell>
          <table:table-cell office:value-type="float" office:value="3.85095">
            <text:p>3,85095</text:p>
          </table:table-cell>
          <table:table-cell office:value-type="float" office:value="43.62398">
            <text:p>43,6239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96</text:p>
          </table:table-cell>
          <table:table-cell office:value-type="float" office:value="948">
            <text:p>948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4468">
            <text:p>4468</text:p>
          </table:table-cell>
          <table:table-cell office:value-type="float" office:value="3.84596">
            <text:p>3,84596</text:p>
          </table:table-cell>
          <table:table-cell office:value-type="float" office:value="43.62216">
            <text:p>43,6221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17</text:p>
          </table:table-cell>
          <table:table-cell office:value-type="float" office:value="949">
            <text:p>949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4464">
            <text:p>4464</text:p>
          </table:table-cell>
          <table:table-cell office:value-type="float" office:value="3.84518">
            <text:p>3,84518</text:p>
          </table:table-cell>
          <table:table-cell office:value-type="float" office:value="43.62248">
            <text:p>43,6224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26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3538">
            <text:p>3538</text:p>
          </table:table-cell>
          <table:table-cell office:value-type="float" office:value="3.84433">
            <text:p>3,84433</text:p>
          </table:table-cell>
          <table:table-cell office:value-type="float" office:value="43.62314">
            <text:p>43,6231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17</text:p>
          </table:table-cell>
          <table:table-cell office:value-type="float" office:value="951">
            <text:p>951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3525">
            <text:p>3525</text:p>
          </table:table-cell>
          <table:table-cell office:value-type="float" office:value="3.84353">
            <text:p>3,84353</text:p>
          </table:table-cell>
          <table:table-cell office:value-type="float" office:value="43.62363">
            <text:p>43,6236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71</text:p>
          </table:table-cell>
          <table:table-cell office:value-type="float" office:value="952">
            <text:p>952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3537">
            <text:p>3537</text:p>
          </table:table-cell>
          <table:table-cell office:value-type="float" office:value="3.84358">
            <text:p>3,84358</text:p>
          </table:table-cell>
          <table:table-cell office:value-type="float" office:value="43.6237">
            <text:p>43,623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17</text:p>
          </table:table-cell>
          <table:table-cell office:value-type="float" office:value="953">
            <text:p>953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3521">
            <text:p>3521</text:p>
          </table:table-cell>
          <table:table-cell office:value-type="float" office:value="3.84167">
            <text:p>3,84167</text:p>
          </table:table-cell>
          <table:table-cell office:value-type="float" office:value="43.62491">
            <text:p>43,6249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17</text:p>
          </table:table-cell>
          <table:table-cell office:value-type="float" office:value="954">
            <text:p>954</text:p>
          </table:table-cell>
        </table:table-row>
        <table:table-row table:style-name="ro1">
          <table:table-cell office:value-type="float" office:value="2651">
            <text:p>2651</text:p>
          </table:table-cell>
          <table:table-cell office:value-type="float" office:value="3526">
            <text:p>3526</text:p>
          </table:table-cell>
          <table:table-cell office:value-type="float" office:value="3.84143">
            <text:p>3,84143</text:p>
          </table:table-cell>
          <table:table-cell office:value-type="float" office:value="43.62485">
            <text:p>43,6248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651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2651">
            <text:p>2651</text:p>
          </table:table-cell>
          <table:table-cell office:value-type="float" office:value="3535">
            <text:p>3535</text:p>
          </table:table-cell>
          <table:table-cell office:value-type="float" office:value="3.84158">
            <text:p>3,84158</text:p>
          </table:table-cell>
          <table:table-cell office:value-type="float" office:value="43.62364">
            <text:p>43,6236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651</text:p>
          </table:table-cell>
          <table:table-cell office:value-type="float" office:value="956">
            <text:p>956</text:p>
          </table:table-cell>
        </table:table-row>
        <table:table-row table:style-name="ro1">
          <table:table-cell office:value-type="float" office:value="2430">
            <text:p>2430</text:p>
          </table:table-cell>
          <table:table-cell office:value-type="float" office:value="3545">
            <text:p>3545</text:p>
          </table:table-cell>
          <table:table-cell office:value-type="float" office:value="3.83806">
            <text:p>3,83806</text:p>
          </table:table-cell>
          <table:table-cell office:value-type="float" office:value="43.62473">
            <text:p>43,6247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430</text:p>
          </table:table-cell>
          <table:table-cell office:value-type="float" office:value="957">
            <text:p>957</text:p>
          </table:table-cell>
        </table:table-row>
        <table:table-row table:style-name="ro1">
          <table:table-cell office:value-type="float" office:value="2430">
            <text:p>2430</text:p>
          </table:table-cell>
          <table:table-cell office:value-type="float" office:value="4469">
            <text:p>4469</text:p>
          </table:table-cell>
          <table:table-cell office:value-type="float" office:value="3.83878">
            <text:p>3,83878</text:p>
          </table:table-cell>
          <table:table-cell office:value-type="float" office:value="43.62526">
            <text:p>43,6252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430</text:p>
          </table:table-cell>
          <table:table-cell office:value-type="float" office:value="958">
            <text:p>958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3551">
            <text:p>3551</text:p>
          </table:table-cell>
          <table:table-cell office:value-type="float" office:value="3.83993">
            <text:p>3,83993</text:p>
          </table:table-cell>
          <table:table-cell office:value-type="float" office:value="43.62577">
            <text:p>43,6257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17</text:p>
          </table:table-cell>
          <table:table-cell office:value-type="float" office:value="959">
            <text:p>959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8452">
            <text:p>8452</text:p>
          </table:table-cell>
          <table:table-cell office:value-type="float" office:value="3.84817">
            <text:p>3,84817</text:p>
          </table:table-cell>
          <table:table-cell office:value-type="float" office:value="43.62137">
            <text:p>43,6213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17</text:p>
          </table:table-cell>
          <table:table-cell office:value-type="float" office:value="960">
            <text:p>960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4408">
            <text:p>4408</text:p>
          </table:table-cell>
          <table:table-cell office:value-type="float" office:value="3.84906">
            <text:p>3,84906</text:p>
          </table:table-cell>
          <table:table-cell office:value-type="float" office:value="43.62088">
            <text:p>43,6208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17</text:p>
          </table:table-cell>
          <table:table-cell office:value-type="float" office:value="961">
            <text:p>961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office:value-type="float" office:value="4374">
            <text:p>4374</text:p>
          </table:table-cell>
          <table:table-cell office:value-type="float" office:value="3.85409">
            <text:p>3,85409</text:p>
          </table:table-cell>
          <table:table-cell office:value-type="float" office:value="43.62015">
            <text:p>43,6201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19</text:p>
          </table:table-cell>
          <table:table-cell office:value-type="float" office:value="962">
            <text:p>962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office:value-type="float" office:value="4362">
            <text:p>4362</text:p>
          </table:table-cell>
          <table:table-cell office:value-type="float" office:value="3.85756">
            <text:p>3,85756</text:p>
          </table:table-cell>
          <table:table-cell office:value-type="float" office:value="43.62067">
            <text:p>43,6206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19</text:p>
          </table:table-cell>
          <table:table-cell office:value-type="float" office:value="963">
            <text:p>963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4359">
            <text:p>4359</text:p>
          </table:table-cell>
          <table:table-cell office:value-type="float" office:value="3.85796">
            <text:p>3,85796</text:p>
          </table:table-cell>
          <table:table-cell office:value-type="float" office:value="43.62061">
            <text:p>43,6206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964">
            <text:p>964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4357">
            <text:p>4357</text:p>
          </table:table-cell>
          <table:table-cell office:value-type="float" office:value="3.85913">
            <text:p>3,85913</text:p>
          </table:table-cell>
          <table:table-cell office:value-type="float" office:value="43.61845">
            <text:p>43,6184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11</text:p>
          </table:table-cell>
          <table:table-cell office:value-type="float" office:value="965">
            <text:p>965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6757">
            <text:p>6757</text:p>
          </table:table-cell>
          <table:table-cell office:value-type="float" office:value="3.8512">
            <text:p>3,8512</text:p>
          </table:table-cell>
          <table:table-cell office:value-type="float" office:value="43.61986">
            <text:p>43,6198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17</text:p>
          </table:table-cell>
          <table:table-cell office:value-type="float" office:value="966">
            <text:p>966</text:p>
          </table:table-cell>
        </table:table-row>
        <table:table-row table:style-name="ro1">
          <table:table-cell office:value-type="float" office:value="3369">
            <text:p>3369</text:p>
          </table:table-cell>
          <table:table-cell office:value-type="float" office:value="6758">
            <text:p>6758</text:p>
          </table:table-cell>
          <table:table-cell office:value-type="float" office:value="3.85259">
            <text:p>3,85259</text:p>
          </table:table-cell>
          <table:table-cell office:value-type="float" office:value="43.61876">
            <text:p>43,6187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369</text:p>
          </table:table-cell>
          <table:table-cell office:value-type="float" office:value="967">
            <text:p>967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4532">
            <text:p>4532</text:p>
          </table:table-cell>
          <table:table-cell office:value-type="float" office:value="3.85262">
            <text:p>3,85262</text:p>
          </table:table-cell>
          <table:table-cell office:value-type="float" office:value="43.61765">
            <text:p>43,6176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1</text:p>
          </table:table-cell>
          <table:table-cell office:value-type="float" office:value="968">
            <text:p>968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4391">
            <text:p>4391</text:p>
          </table:table-cell>
          <table:table-cell office:value-type="float" office:value="3.85012">
            <text:p>3,85012</text:p>
          </table:table-cell>
          <table:table-cell office:value-type="float" office:value="43.61996">
            <text:p>43,6199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76</text:p>
          </table:table-cell>
          <table:table-cell office:value-type="float" office:value="969">
            <text:p>969</text:p>
          </table:table-cell>
        </table:table-row>
        <table:table-row table:style-name="ro1">
          <table:table-cell office:value-type="float" office:value="2852">
            <text:p>2852</text:p>
          </table:table-cell>
          <table:table-cell office:value-type="float" office:value="2475">
            <text:p>2475</text:p>
          </table:table-cell>
          <table:table-cell office:value-type="float" office:value="3.83801">
            <text:p>3,83801</text:p>
          </table:table-cell>
          <table:table-cell office:value-type="float" office:value="43.61985">
            <text:p>43,6198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852</text:p>
          </table:table-cell>
          <table:table-cell office:value-type="float" office:value="970">
            <text:p>970</text:p>
          </table:table-cell>
        </table:table-row>
        <table:table-row table:style-name="ro1">
          <table:table-cell office:value-type="float" office:value="2986">
            <text:p>2986</text:p>
          </table:table-cell>
          <table:table-cell office:value-type="float" office:value="4463">
            <text:p>4463</text:p>
          </table:table-cell>
          <table:table-cell office:value-type="float" office:value="3.83964">
            <text:p>3,83964</text:p>
          </table:table-cell>
          <table:table-cell office:value-type="float" office:value="43.62122">
            <text:p>43,6212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86</text:p>
          </table:table-cell>
          <table:table-cell office:value-type="float" office:value="971">
            <text:p>971</text:p>
          </table:table-cell>
        </table:table-row>
        <table:table-row table:style-name="ro1">
          <table:table-cell office:value-type="float" office:value="2852">
            <text:p>2852</text:p>
          </table:table-cell>
          <table:table-cell office:value-type="float" office:value="4459">
            <text:p>4459</text:p>
          </table:table-cell>
          <table:table-cell office:value-type="float" office:value="3.8397">
            <text:p>3,8397</text:p>
          </table:table-cell>
          <table:table-cell office:value-type="float" office:value="43.62102">
            <text:p>43,6210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852</text:p>
          </table:table-cell>
          <table:table-cell office:value-type="float" office:value="972">
            <text:p>972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2455">
            <text:p>2455</text:p>
          </table:table-cell>
          <table:table-cell office:value-type="float" office:value="3.83896">
            <text:p>3,83896</text:p>
          </table:table-cell>
          <table:table-cell office:value-type="float" office:value="43.61776">
            <text:p>43,6177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76</text:p>
          </table:table-cell>
          <table:table-cell office:value-type="float" office:value="973">
            <text:p>973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9852">
            <text:p>9852</text:p>
          </table:table-cell>
          <table:table-cell office:value-type="float" office:value="3.83818">
            <text:p>3,83818</text:p>
          </table:table-cell>
          <table:table-cell office:value-type="float" office:value="43.6175">
            <text:p>43,617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76</text:p>
          </table:table-cell>
          <table:table-cell office:value-type="float" office:value="974">
            <text:p>974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2275">
            <text:p>2275</text:p>
          </table:table-cell>
          <table:table-cell office:value-type="float" office:value="3.83663">
            <text:p>3,83663</text:p>
          </table:table-cell>
          <table:table-cell office:value-type="float" office:value="43.61687">
            <text:p>43,6168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76</text:p>
          </table:table-cell>
          <table:table-cell office:value-type="float" office:value="975">
            <text:p>975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2324">
            <text:p>2324</text:p>
          </table:table-cell>
          <table:table-cell office:value-type="float" office:value="3.83462">
            <text:p>3,83462</text:p>
          </table:table-cell>
          <table:table-cell office:value-type="float" office:value="43.61604">
            <text:p>43,6160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75</text:p>
          </table:table-cell>
          <table:table-cell office:value-type="float" office:value="976">
            <text:p>976</text:p>
          </table:table-cell>
        </table:table-row>
        <table:table-row table:style-name="ro1">
          <table:table-cell office:value-type="float" office:value="1178">
            <text:p>1178</text:p>
          </table:table-cell>
          <table:table-cell office:value-type="float" office:value="2319">
            <text:p>2319</text:p>
          </table:table-cell>
          <table:table-cell office:value-type="float" office:value="3.83408">
            <text:p>3,83408</text:p>
          </table:table-cell>
          <table:table-cell office:value-type="float" office:value="43.61668">
            <text:p>43,6166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78</text:p>
          </table:table-cell>
          <table:table-cell office:value-type="float" office:value="977">
            <text:p>977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4476">
            <text:p>4476</text:p>
          </table:table-cell>
          <table:table-cell office:value-type="float" office:value="3.83465">
            <text:p>3,83465</text:p>
          </table:table-cell>
          <table:table-cell office:value-type="float" office:value="43.61612">
            <text:p>43,6161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27</text:p>
          </table:table-cell>
          <table:table-cell office:value-type="float" office:value="978">
            <text:p>978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2321">
            <text:p>2321</text:p>
          </table:table-cell>
          <table:table-cell office:value-type="float" office:value="3.83191">
            <text:p>3,83191</text:p>
          </table:table-cell>
          <table:table-cell office:value-type="float" office:value="43.61815">
            <text:p>43,6181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27</text:p>
          </table:table-cell>
          <table:table-cell office:value-type="float" office:value="979">
            <text:p>979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6524">
            <text:p>6524</text:p>
          </table:table-cell>
          <table:table-cell office:value-type="float" office:value="3.83267">
            <text:p>3,83267</text:p>
          </table:table-cell>
          <table:table-cell office:value-type="float" office:value="43.6196">
            <text:p>43,619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8</text:p>
          </table:table-cell>
          <table:table-cell office:value-type="float" office:value="980">
            <text:p>980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3645">
            <text:p>3645</text:p>
          </table:table-cell>
          <table:table-cell office:value-type="float" office:value="3.83429">
            <text:p>3,83429</text:p>
          </table:table-cell>
          <table:table-cell office:value-type="float" office:value="43.62133">
            <text:p>43,6213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68</text:p>
          </table:table-cell>
          <table:table-cell office:value-type="float" office:value="981">
            <text:p>981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2465">
            <text:p>2465</text:p>
          </table:table-cell>
          <table:table-cell office:value-type="float" office:value="3.83427">
            <text:p>3,83427</text:p>
          </table:table-cell>
          <table:table-cell office:value-type="float" office:value="43.62113">
            <text:p>43,6211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18</text:p>
          </table:table-cell>
          <table:table-cell office:value-type="float" office:value="982">
            <text:p>982</text:p>
          </table:table-cell>
        </table:table-row>
        <table:table-row table:style-name="ro1">
          <table:table-cell office:value-type="float" office:value="1651">
            <text:p>1651</text:p>
          </table:table-cell>
          <table:table-cell office:value-type="float" office:value="2300">
            <text:p>2300</text:p>
          </table:table-cell>
          <table:table-cell office:value-type="float" office:value="3.83275">
            <text:p>3,83275</text:p>
          </table:table-cell>
          <table:table-cell office:value-type="float" office:value="43.61465">
            <text:p>43,6146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51</text:p>
          </table:table-cell>
          <table:table-cell office:value-type="float" office:value="983">
            <text:p>983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2345">
            <text:p>2345</text:p>
          </table:table-cell>
          <table:table-cell office:value-type="float" office:value="3.83066">
            <text:p>3,83066</text:p>
          </table:table-cell>
          <table:table-cell office:value-type="float" office:value="43.61478">
            <text:p>43,6147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92</text:p>
          </table:table-cell>
          <table:table-cell office:value-type="float" office:value="984">
            <text:p>984</text:p>
          </table:table-cell>
        </table:table-row>
        <table:table-row table:style-name="ro1">
          <table:table-cell office:value-type="float" office:value="2566">
            <text:p>2566</text:p>
          </table:table-cell>
          <table:table-cell office:value-type="float" office:value="2349">
            <text:p>2349</text:p>
          </table:table-cell>
          <table:table-cell office:value-type="float" office:value="3.83083">
            <text:p>3,83083</text:p>
          </table:table-cell>
          <table:table-cell office:value-type="float" office:value="43.61314">
            <text:p>43,6131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566</text:p>
          </table:table-cell>
          <table:table-cell office:value-type="float" office:value="985">
            <text:p>985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2441">
            <text:p>2441</text:p>
          </table:table-cell>
          <table:table-cell office:value-type="float" office:value="3.82951">
            <text:p>3,82951</text:p>
          </table:table-cell>
          <table:table-cell office:value-type="float" office:value="43.61466">
            <text:p>43,6146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92</text:p>
          </table:table-cell>
          <table:table-cell office:value-type="float" office:value="986">
            <text:p>986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2332">
            <text:p>2332</text:p>
          </table:table-cell>
          <table:table-cell office:value-type="float" office:value="3.83086">
            <text:p>3,83086</text:p>
          </table:table-cell>
          <table:table-cell office:value-type="float" office:value="43.61689">
            <text:p>43,6168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68</text:p>
          </table:table-cell>
          <table:table-cell office:value-type="float" office:value="987">
            <text:p>987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2258">
            <text:p>2258</text:p>
          </table:table-cell>
          <table:table-cell office:value-type="float" office:value="3.83557">
            <text:p>3,83557</text:p>
          </table:table-cell>
          <table:table-cell office:value-type="float" office:value="43.61456">
            <text:p>43,6145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90</text:p>
          </table:table-cell>
          <table:table-cell office:value-type="float" office:value="988">
            <text:p>988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2242">
            <text:p>2242</text:p>
          </table:table-cell>
          <table:table-cell office:value-type="float" office:value="3.8389">
            <text:p>3,8389</text:p>
          </table:table-cell>
          <table:table-cell office:value-type="float" office:value="43.61375">
            <text:p>43,6137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90</text:p>
          </table:table-cell>
          <table:table-cell office:value-type="float" office:value="989">
            <text:p>989</text:p>
          </table:table-cell>
        </table:table-row>
        <table:table-row table:style-name="ro1">
          <table:table-cell office:value-type="float" office:value="1666">
            <text:p>1666</text:p>
          </table:table-cell>
          <table:table-cell office:value-type="float" office:value="6628">
            <text:p>6628</text:p>
          </table:table-cell>
          <table:table-cell office:value-type="float" office:value="3.84091">
            <text:p>3,84091</text:p>
          </table:table-cell>
          <table:table-cell office:value-type="float" office:value="43.61614">
            <text:p>43,6161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66</text:p>
          </table:table-cell>
          <table:table-cell office:value-type="float" office:value="990">
            <text:p>990</text:p>
          </table:table-cell>
        </table:table-row>
        <table:table-row table:style-name="ro1">
          <table:table-cell office:value-type="float" office:value="3363">
            <text:p>3363</text:p>
          </table:table-cell>
          <table:table-cell office:value-type="float" office:value="6631">
            <text:p>6631</text:p>
          </table:table-cell>
          <table:table-cell office:value-type="float" office:value="3.84019">
            <text:p>3,84019</text:p>
          </table:table-cell>
          <table:table-cell office:value-type="float" office:value="43.61584">
            <text:p>43,6158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363</text:p>
          </table:table-cell>
          <table:table-cell office:value-type="float" office:value="991">
            <text:p>991</text:p>
          </table:table-cell>
        </table:table-row>
        <table:table-row table:style-name="ro1">
          <table:table-cell office:value-type="float" office:value="3363">
            <text:p>3363</text:p>
          </table:table-cell>
          <table:table-cell office:value-type="float" office:value="6630">
            <text:p>6630</text:p>
          </table:table-cell>
          <table:table-cell office:value-type="float" office:value="3.83942">
            <text:p>3,83942</text:p>
          </table:table-cell>
          <table:table-cell office:value-type="float" office:value="43.61463">
            <text:p>43,6146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363</text:p>
          </table:table-cell>
          <table:table-cell office:value-type="float" office:value="992">
            <text:p>992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6629">
            <text:p>6629</text:p>
          </table:table-cell>
          <table:table-cell office:value-type="float" office:value="3.83874">
            <text:p>3,83874</text:p>
          </table:table-cell>
          <table:table-cell office:value-type="float" office:value="43.61538">
            <text:p>43,6153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93</text:p>
          </table:table-cell>
          <table:table-cell office:value-type="float" office:value="993">
            <text:p>993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2295">
            <text:p>2295</text:p>
          </table:table-cell>
          <table:table-cell office:value-type="float" office:value="3.83591">
            <text:p>3,83591</text:p>
          </table:table-cell>
          <table:table-cell office:value-type="float" office:value="43.61526">
            <text:p>43,6152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71</text:p>
          </table:table-cell>
          <table:table-cell office:value-type="float" office:value="994">
            <text:p>994</text:p>
          </table:table-cell>
        </table:table-row>
        <table:table-row table:style-name="ro1">
          <table:table-cell office:value-type="float" office:value="1706">
            <text:p>1706</text:p>
          </table:table-cell>
          <table:table-cell office:value-type="float" office:value="2281">
            <text:p>2281</text:p>
          </table:table-cell>
          <table:table-cell office:value-type="float" office:value="3.83566">
            <text:p>3,83566</text:p>
          </table:table-cell>
          <table:table-cell office:value-type="float" office:value="43.61463">
            <text:p>43,6146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06</text:p>
          </table:table-cell>
          <table:table-cell office:value-type="float" office:value="995">
            <text:p>995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4421">
            <text:p>4421</text:p>
          </table:table-cell>
          <table:table-cell office:value-type="float" office:value="3.84609">
            <text:p>3,84609</text:p>
          </table:table-cell>
          <table:table-cell office:value-type="float" office:value="43.61865">
            <text:p>43,6186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76</text:p>
          </table:table-cell>
          <table:table-cell office:value-type="float" office:value="996">
            <text:p>996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4452">
            <text:p>4452</text:p>
          </table:table-cell>
          <table:table-cell office:value-type="float" office:value="3.84443">
            <text:p>3,84443</text:p>
          </table:table-cell>
          <table:table-cell office:value-type="float" office:value="43.61829">
            <text:p>43,6182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76</text:p>
          </table:table-cell>
          <table:table-cell office:value-type="float" office:value="997">
            <text:p>997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4449">
            <text:p>4449</text:p>
          </table:table-cell>
          <table:table-cell office:value-type="float" office:value="3.84358">
            <text:p>3,84358</text:p>
          </table:table-cell>
          <table:table-cell office:value-type="float" office:value="43.61788">
            <text:p>43,6178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76</text:p>
          </table:table-cell>
          <table:table-cell office:value-type="float" office:value="998">
            <text:p>998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2250">
            <text:p>2250</text:p>
          </table:table-cell>
          <table:table-cell office:value-type="float" office:value="3.84095">
            <text:p>3,84095</text:p>
          </table:table-cell>
          <table:table-cell office:value-type="float" office:value="43.61632">
            <text:p>43,6163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48</text:p>
          </table:table-cell>
          <table:table-cell office:value-type="float" office:value="999">
            <text:p>999</text:p>
          </table:table-cell>
        </table:table-row>
        <table:table-row table:style-name="ro1">
          <table:table-cell office:value-type="float" office:value="1456">
            <text:p>1456</text:p>
          </table:table-cell>
          <table:table-cell office:value-type="float" office:value="4450">
            <text:p>4450</text:p>
          </table:table-cell>
          <table:table-cell office:value-type="float" office:value="3.84118">
            <text:p>3,84118</text:p>
          </table:table-cell>
          <table:table-cell office:value-type="float" office:value="43.6163">
            <text:p>43,616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5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4448">
            <text:p>4448</text:p>
          </table:table-cell>
          <table:table-cell office:value-type="float" office:value="3.84344">
            <text:p>3,84344</text:p>
          </table:table-cell>
          <table:table-cell office:value-type="float" office:value="43.61765">
            <text:p>43,6176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76</text:p>
          </table:table-cell>
          <table:table-cell office:value-type="float" office:value="1001">
            <text:p>1001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4447">
            <text:p>4447</text:p>
          </table:table-cell>
          <table:table-cell office:value-type="float" office:value="3.84407">
            <text:p>3,84407</text:p>
          </table:table-cell>
          <table:table-cell office:value-type="float" office:value="43.61799">
            <text:p>43,6179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26</text:p>
          </table:table-cell>
          <table:table-cell office:value-type="float" office:value="1002">
            <text:p>1002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4446">
            <text:p>4446</text:p>
          </table:table-cell>
          <table:table-cell office:value-type="float" office:value="3.8447">
            <text:p>3,8447</text:p>
          </table:table-cell>
          <table:table-cell office:value-type="float" office:value="43.61753">
            <text:p>43,6175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26</text:p>
          </table:table-cell>
          <table:table-cell office:value-type="float" office:value="1003">
            <text:p>1003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4437">
            <text:p>4437</text:p>
          </table:table-cell>
          <table:table-cell office:value-type="float" office:value="3.84547">
            <text:p>3,84547</text:p>
          </table:table-cell>
          <table:table-cell office:value-type="float" office:value="43.61718">
            <text:p>43,6171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26</text:p>
          </table:table-cell>
          <table:table-cell office:value-type="float" office:value="1004">
            <text:p>1004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4440">
            <text:p>4440</text:p>
          </table:table-cell>
          <table:table-cell office:value-type="float" office:value="3.84639">
            <text:p>3,84639</text:p>
          </table:table-cell>
          <table:table-cell office:value-type="float" office:value="43.61673">
            <text:p>43,6167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26</text:p>
          </table:table-cell>
          <table:table-cell office:value-type="float" office:value="1005">
            <text:p>1005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4436">
            <text:p>4436</text:p>
          </table:table-cell>
          <table:table-cell office:value-type="float" office:value="3.84695">
            <text:p>3,84695</text:p>
          </table:table-cell>
          <table:table-cell office:value-type="float" office:value="43.61627">
            <text:p>43,6162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26</text:p>
          </table:table-cell>
          <table:table-cell office:value-type="float" office:value="1006">
            <text:p>1006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4430">
            <text:p>4430</text:p>
          </table:table-cell>
          <table:table-cell office:value-type="float" office:value="3.84793">
            <text:p>3,84793</text:p>
          </table:table-cell>
          <table:table-cell office:value-type="float" office:value="43.61714">
            <text:p>43,6171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61</text:p>
          </table:table-cell>
          <table:table-cell office:value-type="float" office:value="1007">
            <text:p>1007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4500">
            <text:p>4500</text:p>
          </table:table-cell>
          <table:table-cell office:value-type="float" office:value="3.84887">
            <text:p>3,84887</text:p>
          </table:table-cell>
          <table:table-cell office:value-type="float" office:value="43.61467">
            <text:p>43,6146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26</text:p>
          </table:table-cell>
          <table:table-cell office:value-type="float" office:value="1008">
            <text:p>1008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4509">
            <text:p>4509</text:p>
          </table:table-cell>
          <table:table-cell office:value-type="float" office:value="3.84848">
            <text:p>3,84848</text:p>
          </table:table-cell>
          <table:table-cell office:value-type="float" office:value="43.61431">
            <text:p>43,6143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55</text:p>
          </table:table-cell>
          <table:table-cell office:value-type="float" office:value="1009">
            <text:p>1009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4488">
            <text:p>4488</text:p>
          </table:table-cell>
          <table:table-cell office:value-type="float" office:value="3.84705">
            <text:p>3,84705</text:p>
          </table:table-cell>
          <table:table-cell office:value-type="float" office:value="43.61331">
            <text:p>43,6133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55</text:p>
          </table:table-cell>
          <table:table-cell office:value-type="float" office:value="1010">
            <text:p>1010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2272">
            <text:p>2272</text:p>
          </table:table-cell>
          <table:table-cell office:value-type="float" office:value="3.84124">
            <text:p>3,84124</text:p>
          </table:table-cell>
          <table:table-cell office:value-type="float" office:value="43.61614">
            <text:p>43,6161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48</text:p>
          </table:table-cell>
          <table:table-cell office:value-type="float" office:value="1011">
            <text:p>1011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2241">
            <text:p>2241</text:p>
          </table:table-cell>
          <table:table-cell office:value-type="float" office:value="3.84103">
            <text:p>3,84103</text:p>
          </table:table-cell>
          <table:table-cell office:value-type="float" office:value="43.61342">
            <text:p>43,6134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90</text:p>
          </table:table-cell>
          <table:table-cell office:value-type="float" office:value="1012">
            <text:p>1012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office:value-type="float" office:value="2249">
            <text:p>2249</text:p>
          </table:table-cell>
          <table:table-cell office:value-type="float" office:value="3.83905">
            <text:p>3,83905</text:p>
          </table:table-cell>
          <table:table-cell office:value-type="float" office:value="43.61361">
            <text:p>43,6136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16</text:p>
          </table:table-cell>
          <table:table-cell office:value-type="float" office:value="1013">
            <text:p>1013</text:p>
          </table:table-cell>
        </table:table-row>
        <table:table-row table:style-name="ro1">
          <table:table-cell office:value-type="float" office:value="1752">
            <text:p>1752</text:p>
          </table:table-cell>
          <table:table-cell office:value-type="float" office:value="2235">
            <text:p>2235</text:p>
          </table:table-cell>
          <table:table-cell office:value-type="float" office:value="3.83869">
            <text:p>3,83869</text:p>
          </table:table-cell>
          <table:table-cell office:value-type="float" office:value="43.61248">
            <text:p>43,6124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52</text:p>
          </table:table-cell>
          <table:table-cell office:value-type="float" office:value="1014">
            <text:p>1014</text:p>
          </table:table-cell>
        </table:table-row>
        <table:table-row table:style-name="ro1">
          <table:table-cell office:value-type="float" office:value="1102">
            <text:p>1102</text:p>
          </table:table-cell>
          <table:table-cell office:value-type="float" office:value="2245">
            <text:p>2245</text:p>
          </table:table-cell>
          <table:table-cell office:value-type="float" office:value="3.83698">
            <text:p>3,83698</text:p>
          </table:table-cell>
          <table:table-cell office:value-type="float" office:value="43.60994">
            <text:p>43,6099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02</text:p>
          </table:table-cell>
          <table:table-cell office:value-type="float" office:value="1015">
            <text:p>1015</text:p>
          </table:table-cell>
        </table:table-row>
        <table:table-row table:style-name="ro1">
          <table:table-cell office:value-type="float" office:value="1207">
            <text:p>1207</text:p>
          </table:table-cell>
          <table:table-cell office:value-type="float" office:value="11737">
            <text:p>11737</text:p>
          </table:table-cell>
          <table:table-cell office:value-type="float" office:value="3.83602">
            <text:p>3,83602</text:p>
          </table:table-cell>
          <table:table-cell office:value-type="float" office:value="43.6102">
            <text:p>43,610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07</text:p>
          </table:table-cell>
          <table:table-cell office:value-type="float" office:value="1016">
            <text:p>1016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2270">
            <text:p>2270</text:p>
          </table:table-cell>
          <table:table-cell office:value-type="float" office:value="3.83475">
            <text:p>3,83475</text:p>
          </table:table-cell>
          <table:table-cell office:value-type="float" office:value="43.61304">
            <text:p>43,6130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79</text:p>
          </table:table-cell>
          <table:table-cell office:value-type="float" office:value="1017">
            <text:p>1017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2238">
            <text:p>2238</text:p>
          </table:table-cell>
          <table:table-cell office:value-type="float" office:value="3.83562">
            <text:p>3,83562</text:p>
          </table:table-cell>
          <table:table-cell office:value-type="float" office:value="43.61447">
            <text:p>43,6144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79</text:p>
          </table:table-cell>
          <table:table-cell office:value-type="float" office:value="1018">
            <text:p>1018</text:p>
          </table:table-cell>
        </table:table-row>
        <table:table-row table:style-name="ro1">
          <table:table-cell office:value-type="float" office:value="1752">
            <text:p>1752</text:p>
          </table:table-cell>
          <table:table-cell office:value-type="float" office:value="6334">
            <text:p>6334</text:p>
          </table:table-cell>
          <table:table-cell office:value-type="float" office:value="3.83365">
            <text:p>3,83365</text:p>
          </table:table-cell>
          <table:table-cell office:value-type="float" office:value="43.61094">
            <text:p>43,6109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52</text:p>
          </table:table-cell>
          <table:table-cell office:value-type="float" office:value="1019">
            <text:p>1019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office:value-type="float" office:value="2184">
            <text:p>2184</text:p>
          </table:table-cell>
          <table:table-cell office:value-type="float" office:value="3.83079">
            <text:p>3,83079</text:p>
          </table:table-cell>
          <table:table-cell office:value-type="float" office:value="43.61076">
            <text:p>43,6107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44</text:p>
          </table:table-cell>
          <table:table-cell office:value-type="float" office:value="1020">
            <text:p>1020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office:value-type="float" office:value="2178">
            <text:p>2178</text:p>
          </table:table-cell>
          <table:table-cell office:value-type="float" office:value="3.82869">
            <text:p>3,82869</text:p>
          </table:table-cell>
          <table:table-cell office:value-type="float" office:value="43.61121">
            <text:p>43,6112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44</text:p>
          </table:table-cell>
          <table:table-cell office:value-type="float" office:value="1021">
            <text:p>1021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office:value-type="float" office:value="2169">
            <text:p>2169</text:p>
          </table:table-cell>
          <table:table-cell office:value-type="float" office:value="3.83146">
            <text:p>3,83146</text:p>
          </table:table-cell>
          <table:table-cell office:value-type="float" office:value="43.61016">
            <text:p>43,6101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44</text:p>
          </table:table-cell>
          <table:table-cell office:value-type="float" office:value="1022">
            <text:p>1022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office:value-type="float" office:value="6340">
            <text:p>6340</text:p>
          </table:table-cell>
          <table:table-cell office:value-type="float" office:value="3.83326">
            <text:p>3,83326</text:p>
          </table:table-cell>
          <table:table-cell office:value-type="float" office:value="43.60889">
            <text:p>43,6088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44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office:value-type="float" office:value="6339">
            <text:p>6339</text:p>
          </table:table-cell>
          <table:table-cell office:value-type="float" office:value="3.83483">
            <text:p>3,83483</text:p>
          </table:table-cell>
          <table:table-cell office:value-type="float" office:value="43.60823">
            <text:p>43,6082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44</text:p>
          </table:table-cell>
          <table:table-cell office:value-type="float" office:value="1024">
            <text:p>1024</text:p>
          </table:table-cell>
        </table:table-row>
        <table:table-row table:style-name="ro1">
          <table:table-cell office:value-type="float" office:value="2523">
            <text:p>2523</text:p>
          </table:table-cell>
          <table:table-cell office:value-type="float" office:value="2165">
            <text:p>2165</text:p>
          </table:table-cell>
          <table:table-cell office:value-type="float" office:value="3.83565">
            <text:p>3,83565</text:p>
          </table:table-cell>
          <table:table-cell office:value-type="float" office:value="43.6089">
            <text:p>43,608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523</text:p>
          </table:table-cell>
          <table:table-cell office:value-type="float" office:value="1025">
            <text:p>1025</text:p>
          </table:table-cell>
        </table:table-row>
        <table:table-row table:style-name="ro1">
          <table:table-cell office:value-type="float" office:value="2523">
            <text:p>2523</text:p>
          </table:table-cell>
          <table:table-cell office:value-type="float" office:value="2229">
            <text:p>2229</text:p>
          </table:table-cell>
          <table:table-cell office:value-type="float" office:value="3.83585">
            <text:p>3,83585</text:p>
          </table:table-cell>
          <table:table-cell office:value-type="float" office:value="43.6091">
            <text:p>43,609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523</text:p>
          </table:table-cell>
          <table:table-cell office:value-type="float" office:value="1026">
            <text:p>1026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4344">
            <text:p>4344</text:p>
          </table:table-cell>
          <table:table-cell office:value-type="float" office:value="3.85913">
            <text:p>3,85913</text:p>
          </table:table-cell>
          <table:table-cell office:value-type="float" office:value="43.61642">
            <text:p>43,6164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55</text:p>
          </table:table-cell>
          <table:table-cell office:value-type="float" office:value="1027">
            <text:p>1027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3824">
            <text:p>3824</text:p>
          </table:table-cell>
          <table:table-cell office:value-type="float" office:value="3.85799">
            <text:p>3,85799</text:p>
          </table:table-cell>
          <table:table-cell office:value-type="float" office:value="43.61612">
            <text:p>43,6161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55</text:p>
          </table:table-cell>
          <table:table-cell office:value-type="float" office:value="1028">
            <text:p>1028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3825">
            <text:p>3825</text:p>
          </table:table-cell>
          <table:table-cell office:value-type="float" office:value="3.85636">
            <text:p>3,85636</text:p>
          </table:table-cell>
          <table:table-cell office:value-type="float" office:value="43.61562">
            <text:p>43,6156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55</text:p>
          </table:table-cell>
          <table:table-cell office:value-type="float" office:value="1029">
            <text:p>1029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4520">
            <text:p>4520</text:p>
          </table:table-cell>
          <table:table-cell office:value-type="float" office:value="3.85612">
            <text:p>3,85612</text:p>
          </table:table-cell>
          <table:table-cell office:value-type="float" office:value="43.61571">
            <text:p>43,6157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30</text:p>
          </table:table-cell>
          <table:table-cell office:value-type="float" office:value="1030">
            <text:p>1030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4518">
            <text:p>4518</text:p>
          </table:table-cell>
          <table:table-cell office:value-type="float" office:value="3.85411">
            <text:p>3,85411</text:p>
          </table:table-cell>
          <table:table-cell office:value-type="float" office:value="43.61734">
            <text:p>43,6173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17</text:p>
          </table:table-cell>
          <table:table-cell office:value-type="float" office:value="1031">
            <text:p>1031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4517">
            <text:p>4517</text:p>
          </table:table-cell>
          <table:table-cell office:value-type="float" office:value="3.85362">
            <text:p>3,85362</text:p>
          </table:table-cell>
          <table:table-cell office:value-type="float" office:value="43.61769">
            <text:p>43,6176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17</text:p>
          </table:table-cell>
          <table:table-cell office:value-type="float" office:value="1032">
            <text:p>1032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3829">
            <text:p>3829</text:p>
          </table:table-cell>
          <table:table-cell office:value-type="float" office:value="3.85825">
            <text:p>3,85825</text:p>
          </table:table-cell>
          <table:table-cell office:value-type="float" office:value="43.61608">
            <text:p>43,6160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05</text:p>
          </table:table-cell>
          <table:table-cell office:value-type="float" office:value="1033">
            <text:p>1033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4537">
            <text:p>4537</text:p>
          </table:table-cell>
          <table:table-cell office:value-type="float" office:value="3.85892">
            <text:p>3,85892</text:p>
          </table:table-cell>
          <table:table-cell office:value-type="float" office:value="43.6133">
            <text:p>43,613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30</text:p>
          </table:table-cell>
          <table:table-cell office:value-type="float" office:value="1034">
            <text:p>1034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4538">
            <text:p>4538</text:p>
          </table:table-cell>
          <table:table-cell office:value-type="float" office:value="3.85847">
            <text:p>3,85847</text:p>
          </table:table-cell>
          <table:table-cell office:value-type="float" office:value="43.61369">
            <text:p>43,6136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30</text:p>
          </table:table-cell>
          <table:table-cell office:value-type="float" office:value="1035">
            <text:p>1035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140">
            <text:p>140</text:p>
          </table:table-cell>
          <table:table-cell office:value-type="float" office:value="3.85676">
            <text:p>3,85676</text:p>
          </table:table-cell>
          <table:table-cell office:value-type="float" office:value="43.61516">
            <text:p>43,6151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30</text:p>
          </table:table-cell>
          <table:table-cell office:value-type="float" office:value="1036">
            <text:p>1036</text:p>
          </table:table-cell>
        </table:table-row>
        <table:table-row table:style-name="ro1">
          <table:table-cell office:value-type="float" office:value="2152">
            <text:p>2152</text:p>
          </table:table-cell>
          <table:table-cell office:value-type="float" office:value="128">
            <text:p>128</text:p>
          </table:table-cell>
          <table:table-cell office:value-type="float" office:value="3.85735">
            <text:p>3,85735</text:p>
          </table:table-cell>
          <table:table-cell office:value-type="float" office:value="43.61474">
            <text:p>43,6147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52</text:p>
          </table:table-cell>
          <table:table-cell office:value-type="float" office:value="1037">
            <text:p>1037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12975">
            <text:p>12975</text:p>
          </table:table-cell>
          <table:table-cell office:value-type="float" office:value="3.85703">
            <text:p>3,85703</text:p>
          </table:table-cell>
          <table:table-cell office:value-type="float" office:value="43.61493">
            <text:p>43,6149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30</text:p>
          </table:table-cell>
          <table:table-cell office:value-type="float" office:value="1038">
            <text:p>1038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4527">
            <text:p>4527</text:p>
          </table:table-cell>
          <table:table-cell office:value-type="float" office:value="3.85737">
            <text:p>3,85737</text:p>
          </table:table-cell>
          <table:table-cell office:value-type="float" office:value="43.61464">
            <text:p>43,6146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30</text:p>
          </table:table-cell>
          <table:table-cell office:value-type="float" office:value="1039">
            <text:p>1039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4545">
            <text:p>4545</text:p>
          </table:table-cell>
          <table:table-cell office:value-type="float" office:value="3.85746">
            <text:p>3,85746</text:p>
          </table:table-cell>
          <table:table-cell office:value-type="float" office:value="43.61121">
            <text:p>43,6112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71</text:p>
          </table:table-cell>
          <table:table-cell office:value-type="float" office:value="1040">
            <text:p>1040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4536">
            <text:p>4536</text:p>
          </table:table-cell>
          <table:table-cell office:value-type="float" office:value="3.85716">
            <text:p>3,85716</text:p>
          </table:table-cell>
          <table:table-cell office:value-type="float" office:value="43.61213">
            <text:p>43,6121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71</text:p>
          </table:table-cell>
          <table:table-cell office:value-type="float" office:value="1041">
            <text:p>1041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4795">
            <text:p>4795</text:p>
          </table:table-cell>
          <table:table-cell office:value-type="float" office:value="3.85782">
            <text:p>3,85782</text:p>
          </table:table-cell>
          <table:table-cell office:value-type="float" office:value="43.61143">
            <text:p>43,6114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27</text:p>
          </table:table-cell>
          <table:table-cell office:value-type="float" office:value="1042">
            <text:p>1042</text:p>
          </table:table-cell>
        </table:table-row>
        <table:table-row table:style-name="ro1">
          <table:table-cell office:value-type="float" office:value="2148">
            <text:p>2148</text:p>
          </table:table-cell>
          <table:table-cell office:value-type="float" office:value="115">
            <text:p>115</text:p>
          </table:table-cell>
          <table:table-cell office:value-type="float" office:value="3.85862">
            <text:p>3,85862</text:p>
          </table:table-cell>
          <table:table-cell office:value-type="float" office:value="43.61194">
            <text:p>43,6119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48</text:p>
          </table:table-cell>
          <table:table-cell office:value-type="float" office:value="1043">
            <text:p>1043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4540">
            <text:p>4540</text:p>
          </table:table-cell>
          <table:table-cell office:value-type="float" office:value="3.85866">
            <text:p>3,85866</text:p>
          </table:table-cell>
          <table:table-cell office:value-type="float" office:value="43.61209">
            <text:p>43,6120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27</text:p>
          </table:table-cell>
          <table:table-cell office:value-type="float" office:value="1044">
            <text:p>1044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3817">
            <text:p>3817</text:p>
          </table:table-cell>
          <table:table-cell office:value-type="float" office:value="3.85882">
            <text:p>3,85882</text:p>
          </table:table-cell>
          <table:table-cell office:value-type="float" office:value="43.61237">
            <text:p>43,6123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27</text:p>
          </table:table-cell>
          <table:table-cell office:value-type="float" office:value="1045">
            <text:p>1045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4794">
            <text:p>4794</text:p>
          </table:table-cell>
          <table:table-cell office:value-type="float" office:value="3.85894">
            <text:p>3,85894</text:p>
          </table:table-cell>
          <table:table-cell office:value-type="float" office:value="43.61144">
            <text:p>43,6114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79</text:p>
          </table:table-cell>
          <table:table-cell office:value-type="float" office:value="1046">
            <text:p>1046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4796">
            <text:p>4796</text:p>
          </table:table-cell>
          <table:table-cell office:value-type="float" office:value="3.85642">
            <text:p>3,85642</text:p>
          </table:table-cell>
          <table:table-cell office:value-type="float" office:value="43.6105">
            <text:p>43,610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79</text:p>
          </table:table-cell>
          <table:table-cell office:value-type="float" office:value="1047">
            <text:p>1047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4806">
            <text:p>4806</text:p>
          </table:table-cell>
          <table:table-cell office:value-type="float" office:value="3.8544">
            <text:p>3,8544</text:p>
          </table:table-cell>
          <table:table-cell office:value-type="float" office:value="43.61023">
            <text:p>43,6102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95</text:p>
          </table:table-cell>
          <table:table-cell office:value-type="float" office:value="1048">
            <text:p>1048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4801">
            <text:p>4801</text:p>
          </table:table-cell>
          <table:table-cell office:value-type="float" office:value="3.85311">
            <text:p>3,85311</text:p>
          </table:table-cell>
          <table:table-cell office:value-type="float" office:value="43.61302">
            <text:p>43,6130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95</text:p>
          </table:table-cell>
          <table:table-cell office:value-type="float" office:value="1049">
            <text:p>1049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4803">
            <text:p>4803</text:p>
          </table:table-cell>
          <table:table-cell office:value-type="float" office:value="3.85236">
            <text:p>3,85236</text:p>
          </table:table-cell>
          <table:table-cell office:value-type="float" office:value="43.61322">
            <text:p>43,6132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95</text:p>
          </table:table-cell>
          <table:table-cell office:value-type="float" office:value="1050">
            <text:p>1050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4804">
            <text:p>4804</text:p>
          </table:table-cell>
          <table:table-cell office:value-type="float" office:value="3.85319">
            <text:p>3,85319</text:p>
          </table:table-cell>
          <table:table-cell office:value-type="float" office:value="43.61296">
            <text:p>43,6129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46</text:p>
          </table:table-cell>
          <table:table-cell office:value-type="float" office:value="1051">
            <text:p>1051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4818">
            <text:p>4818</text:p>
          </table:table-cell>
          <table:table-cell office:value-type="float" office:value="3.8543">
            <text:p>3,8543</text:p>
          </table:table-cell>
          <table:table-cell office:value-type="float" office:value="43.61117">
            <text:p>43,6111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38</text:p>
          </table:table-cell>
          <table:table-cell office:value-type="float" office:value="1052">
            <text:p>1052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4807">
            <text:p>4807</text:p>
          </table:table-cell>
          <table:table-cell office:value-type="float" office:value="3.85441">
            <text:p>3,85441</text:p>
          </table:table-cell>
          <table:table-cell office:value-type="float" office:value="43.61088">
            <text:p>43,6108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95</text:p>
          </table:table-cell>
          <table:table-cell office:value-type="float" office:value="1053">
            <text:p>1053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4800">
            <text:p>4800</text:p>
          </table:table-cell>
          <table:table-cell office:value-type="float" office:value="3.85441">
            <text:p>3,85441</text:p>
          </table:table-cell>
          <table:table-cell office:value-type="float" office:value="43.6112">
            <text:p>43,611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95</text:p>
          </table:table-cell>
          <table:table-cell office:value-type="float" office:value="1054">
            <text:p>1054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4528">
            <text:p>4528</text:p>
          </table:table-cell>
          <table:table-cell office:value-type="float" office:value="3.85172">
            <text:p>3,85172</text:p>
          </table:table-cell>
          <table:table-cell office:value-type="float" office:value="43.61373">
            <text:p>43,6137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73</text:p>
          </table:table-cell>
          <table:table-cell office:value-type="float" office:value="1055">
            <text:p>1055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4506">
            <text:p>4506</text:p>
          </table:table-cell>
          <table:table-cell office:value-type="float" office:value="3.85102">
            <text:p>3,85102</text:p>
          </table:table-cell>
          <table:table-cell office:value-type="float" office:value="43.61422">
            <text:p>43,6142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95</text:p>
          </table:table-cell>
          <table:table-cell office:value-type="float" office:value="1056">
            <text:p>1056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4499">
            <text:p>4499</text:p>
          </table:table-cell>
          <table:table-cell office:value-type="float" office:value="3.85032">
            <text:p>3,85032</text:p>
          </table:table-cell>
          <table:table-cell office:value-type="float" office:value="43.61412">
            <text:p>43,6141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55</text:p>
          </table:table-cell>
          <table:table-cell office:value-type="float" office:value="1057">
            <text:p>1057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4530">
            <text:p>4530</text:p>
          </table:table-cell>
          <table:table-cell office:value-type="float" office:value="3.85135">
            <text:p>3,85135</text:p>
          </table:table-cell>
          <table:table-cell office:value-type="float" office:value="43.61438">
            <text:p>43,6143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55</text:p>
          </table:table-cell>
          <table:table-cell office:value-type="float" office:value="1058">
            <text:p>1058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4522">
            <text:p>4522</text:p>
          </table:table-cell>
          <table:table-cell office:value-type="float" office:value="3.85222">
            <text:p>3,85222</text:p>
          </table:table-cell>
          <table:table-cell office:value-type="float" office:value="43.61458">
            <text:p>43,6145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55</text:p>
          </table:table-cell>
          <table:table-cell office:value-type="float" office:value="1059">
            <text:p>1059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4523">
            <text:p>4523</text:p>
          </table:table-cell>
          <table:table-cell office:value-type="float" office:value="3.85401">
            <text:p>3,85401</text:p>
          </table:table-cell>
          <table:table-cell office:value-type="float" office:value="43.61488">
            <text:p>43,6148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20</text:p>
          </table:table-cell>
          <table:table-cell office:value-type="float" office:value="1060">
            <text:p>1060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142">
            <text:p>142</text:p>
          </table:table-cell>
          <table:table-cell office:value-type="float" office:value="3.8543">
            <text:p>3,8543</text:p>
          </table:table-cell>
          <table:table-cell office:value-type="float" office:value="43.61503">
            <text:p>43,6150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55</text:p>
          </table:table-cell>
          <table:table-cell office:value-type="float" office:value="1061">
            <text:p>1061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141">
            <text:p>141</text:p>
          </table:table-cell>
          <table:table-cell office:value-type="float" office:value="3.85523">
            <text:p>3,85523</text:p>
          </table:table-cell>
          <table:table-cell office:value-type="float" office:value="43.6153">
            <text:p>43,615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55</text:p>
          </table:table-cell>
          <table:table-cell office:value-type="float" office:value="1062">
            <text:p>1062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4949">
            <text:p>4949</text:p>
          </table:table-cell>
          <table:table-cell office:value-type="float" office:value="3.84916">
            <text:p>3,84916</text:p>
          </table:table-cell>
          <table:table-cell office:value-type="float" office:value="43.61066">
            <text:p>43,6106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90</text:p>
          </table:table-cell>
          <table:table-cell office:value-type="float" office:value="1063">
            <text:p>1063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4819">
            <text:p>4819</text:p>
          </table:table-cell>
          <table:table-cell office:value-type="float" office:value="3.85454">
            <text:p>3,85454</text:p>
          </table:table-cell>
          <table:table-cell office:value-type="float" office:value="43.61018">
            <text:p>43,6101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90</text:p>
          </table:table-cell>
          <table:table-cell office:value-type="float" office:value="1064">
            <text:p>1064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4960">
            <text:p>4960</text:p>
          </table:table-cell>
          <table:table-cell office:value-type="float" office:value="3.85327">
            <text:p>3,85327</text:p>
          </table:table-cell>
          <table:table-cell office:value-type="float" office:value="43.61005">
            <text:p>43,6100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10</text:p>
          </table:table-cell>
          <table:table-cell office:value-type="float" office:value="1065">
            <text:p>1065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4956">
            <text:p>4956</text:p>
          </table:table-cell>
          <table:table-cell office:value-type="float" office:value="3.85279">
            <text:p>3,85279</text:p>
          </table:table-cell>
          <table:table-cell office:value-type="float" office:value="43.60895">
            <text:p>43,6089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10</text:p>
          </table:table-cell>
          <table:table-cell office:value-type="float" office:value="1066">
            <text:p>1066</text:p>
          </table:table-cell>
        </table:table-row>
        <table:table-row table:style-name="ro1">
          <table:table-cell office:value-type="float" office:value="2353">
            <text:p>2353</text:p>
          </table:table-cell>
          <table:table-cell office:value-type="float" office:value="4953">
            <text:p>4953</text:p>
          </table:table-cell>
          <table:table-cell office:value-type="float" office:value="3.85283">
            <text:p>3,85283</text:p>
          </table:table-cell>
          <table:table-cell office:value-type="float" office:value="43.60884">
            <text:p>43,6088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53</text:p>
          </table:table-cell>
          <table:table-cell office:value-type="float" office:value="1067">
            <text:p>1067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4959">
            <text:p>4959</text:p>
          </table:table-cell>
          <table:table-cell office:value-type="float" office:value="3.85429">
            <text:p>3,85429</text:p>
          </table:table-cell>
          <table:table-cell office:value-type="float" office:value="43.60804">
            <text:p>43,6080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44</text:p>
          </table:table-cell>
          <table:table-cell office:value-type="float" office:value="1068">
            <text:p>1068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4957">
            <text:p>4957</text:p>
          </table:table-cell>
          <table:table-cell office:value-type="float" office:value="3.85323">
            <text:p>3,85323</text:p>
          </table:table-cell>
          <table:table-cell office:value-type="float" office:value="43.60875">
            <text:p>43,6087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44</text:p>
          </table:table-cell>
          <table:table-cell office:value-type="float" office:value="1069">
            <text:p>1069</text:p>
          </table:table-cell>
        </table:table-row>
        <table:table-row table:style-name="ro1">
          <table:table-cell office:value-type="float" office:value="9999">
            <text:p>9999</text:p>
          </table:table-cell>
          <table:table-cell office:value-type="float" office:value="8734">
            <text:p>8734</text:p>
          </table:table-cell>
          <table:table-cell office:value-type="float" office:value="3.83676">
            <text:p>3,83676</text:p>
          </table:table-cell>
          <table:table-cell office:value-type="float" office:value="43.59615">
            <text:p>43,5961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999</text:p>
          </table:table-cell>
          <table:table-cell office:value-type="float" office:value="1070">
            <text:p>1070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2034">
            <text:p>2034</text:p>
          </table:table-cell>
          <table:table-cell office:value-type="float" office:value="3.83607">
            <text:p>3,83607</text:p>
          </table:table-cell>
          <table:table-cell office:value-type="float" office:value="43.59612">
            <text:p>43,5961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7</text:p>
          </table:table-cell>
          <table:table-cell office:value-type="float" office:value="1071">
            <text:p>1071</text:p>
          </table:table-cell>
        </table:table-row>
        <table:table-row table:style-name="ro1">
          <table:table-cell office:value-type="float" office:value="3219">
            <text:p>3219</text:p>
          </table:table-cell>
          <table:table-cell office:value-type="float" office:value="2031">
            <text:p>2031</text:p>
          </table:table-cell>
          <table:table-cell office:value-type="float" office:value="3.83974">
            <text:p>3,83974</text:p>
          </table:table-cell>
          <table:table-cell office:value-type="float" office:value="43.59759">
            <text:p>43,5975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219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2032">
            <text:p>2032</text:p>
          </table:table-cell>
          <table:table-cell office:value-type="float" office:value="3.83962">
            <text:p>3,83962</text:p>
          </table:table-cell>
          <table:table-cell office:value-type="float" office:value="43.59731">
            <text:p>43,5973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3</text:p>
          </table:table-cell>
          <table:table-cell office:value-type="float" office:value="1073">
            <text:p>1073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2032">
            <text:p>2032</text:p>
          </table:table-cell>
          <table:table-cell office:value-type="float" office:value="3.83866">
            <text:p>3,83866</text:p>
          </table:table-cell>
          <table:table-cell office:value-type="float" office:value="43.59693">
            <text:p>43,5969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3</text:p>
          </table:table-cell>
          <table:table-cell office:value-type="float" office:value="1074">
            <text:p>1074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9793">
            <text:p>9793</text:p>
          </table:table-cell>
          <table:table-cell office:value-type="float" office:value="3.84013">
            <text:p>3,84013</text:p>
          </table:table-cell>
          <table:table-cell office:value-type="float" office:value="43.59758">
            <text:p>43,5975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3</text:p>
          </table:table-cell>
          <table:table-cell office:value-type="float" office:value="1075">
            <text:p>1075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1918">
            <text:p>1918</text:p>
          </table:table-cell>
          <table:table-cell office:value-type="float" office:value="3.84034">
            <text:p>3,84034</text:p>
          </table:table-cell>
          <table:table-cell office:value-type="float" office:value="43.59992">
            <text:p>43,5999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17</text:p>
          </table:table-cell>
          <table:table-cell office:value-type="float" office:value="1076">
            <text:p>1076</text:p>
          </table:table-cell>
        </table:table-row>
        <table:table-row table:style-name="ro1">
          <table:table-cell office:value-type="float" office:value="2404">
            <text:p>2404</text:p>
          </table:table-cell>
          <table:table-cell office:value-type="float" office:value="1934">
            <text:p>1934</text:p>
          </table:table-cell>
          <table:table-cell office:value-type="float" office:value="3.83694">
            <text:p>3,83694</text:p>
          </table:table-cell>
          <table:table-cell office:value-type="float" office:value="43.6005">
            <text:p>43,600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404</text:p>
          </table:table-cell>
          <table:table-cell office:value-type="float" office:value="1077">
            <text:p>1077</text:p>
          </table:table-cell>
        </table:table-row>
        <table:table-row table:style-name="ro1">
          <table:table-cell office:value-type="float" office:value="1884">
            <text:p>1884</text:p>
          </table:table-cell>
          <table:table-cell office:value-type="float" office:value="1823">
            <text:p>1823</text:p>
          </table:table-cell>
          <table:table-cell office:value-type="float" office:value="3.84563">
            <text:p>3,84563</text:p>
          </table:table-cell>
          <table:table-cell office:value-type="float" office:value="43.60057">
            <text:p>43,6005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84</text:p>
          </table:table-cell>
          <table:table-cell office:value-type="float" office:value="1078">
            <text:p>1078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1844">
            <text:p>1844</text:p>
          </table:table-cell>
          <table:table-cell office:value-type="float" office:value="3.84864">
            <text:p>3,84864</text:p>
          </table:table-cell>
          <table:table-cell office:value-type="float" office:value="43.60136">
            <text:p>43,6013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63</text:p>
          </table:table-cell>
          <table:table-cell office:value-type="float" office:value="1079">
            <text:p>1079</text:p>
          </table:table-cell>
        </table:table-row>
        <table:table-row table:style-name="ro1">
          <table:table-cell office:value-type="float" office:value="2633">
            <text:p>2633</text:p>
          </table:table-cell>
          <table:table-cell office:value-type="float" office:value="1836">
            <text:p>1836</text:p>
          </table:table-cell>
          <table:table-cell office:value-type="float" office:value="3.84406">
            <text:p>3,84406</text:p>
          </table:table-cell>
          <table:table-cell office:value-type="float" office:value="43.60033">
            <text:p>43,6003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633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float" office:value="3079">
            <text:p>3079</text:p>
          </table:table-cell>
          <table:table-cell office:value-type="float" office:value="1845">
            <text:p>1845</text:p>
          </table:table-cell>
          <table:table-cell office:value-type="float" office:value="3.84303">
            <text:p>3,84303</text:p>
          </table:table-cell>
          <table:table-cell office:value-type="float" office:value="43.59964">
            <text:p>43,5996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079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1847">
            <text:p>1847</text:p>
          </table:table-cell>
          <table:table-cell office:value-type="float" office:value="3.84309">
            <text:p>3,84309</text:p>
          </table:table-cell>
          <table:table-cell office:value-type="float" office:value="43.59952">
            <text:p>43,5995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83</text:p>
          </table:table-cell>
          <table:table-cell office:value-type="float" office:value="1082">
            <text:p>1082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1881">
            <text:p>1881</text:p>
          </table:table-cell>
          <table:table-cell office:value-type="float" office:value="3.84201">
            <text:p>3,84201</text:p>
          </table:table-cell>
          <table:table-cell office:value-type="float" office:value="43.59948">
            <text:p>43,5994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67</text:p>
          </table:table-cell>
          <table:table-cell office:value-type="float" office:value="1083">
            <text:p>1083</text:p>
          </table:table-cell>
        </table:table-row>
        <table:table-row table:style-name="ro1">
          <table:table-cell office:value-type="float" office:value="1731">
            <text:p>1731</text:p>
          </table:table-cell>
          <table:table-cell office:value-type="float" office:value="4964">
            <text:p>4964</text:p>
          </table:table-cell>
          <table:table-cell office:value-type="float" office:value="3.83986">
            <text:p>3,83986</text:p>
          </table:table-cell>
          <table:table-cell office:value-type="float" office:value="43.60931">
            <text:p>43,6093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31</text:p>
          </table:table-cell>
          <table:table-cell office:value-type="float" office:value="1084">
            <text:p>1084</text:p>
          </table:table-cell>
        </table:table-row>
        <table:table-row table:style-name="ro1">
          <table:table-cell office:value-type="float" office:value="1857">
            <text:p>1857</text:p>
          </table:table-cell>
          <table:table-cell office:value-type="float" office:value="14752">
            <text:p>14752</text:p>
          </table:table-cell>
          <table:table-cell office:value-type="float" office:value="3.83825">
            <text:p>3,83825</text:p>
          </table:table-cell>
          <table:table-cell office:value-type="float" office:value="43.6086">
            <text:p>43,608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57</text:p>
          </table:table-cell>
          <table:table-cell office:value-type="float" office:value="1085">
            <text:p>1085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office:value-type="float" office:value="2011">
            <text:p>2011</text:p>
          </table:table-cell>
          <table:table-cell office:value-type="float" office:value="3.83809">
            <text:p>3,83809</text:p>
          </table:table-cell>
          <table:table-cell office:value-type="float" office:value="43.60711">
            <text:p>43,6071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1</text:p>
          </table:table-cell>
          <table:table-cell office:value-type="float" office:value="1086">
            <text:p>1086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11192">
            <text:p>11192</text:p>
          </table:table-cell>
          <table:table-cell office:value-type="float" office:value="3.84125">
            <text:p>3,84125</text:p>
          </table:table-cell>
          <table:table-cell office:value-type="float" office:value="43.60871">
            <text:p>43,6087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79</text:p>
          </table:table-cell>
          <table:table-cell office:value-type="float" office:value="1087">
            <text:p>1087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4898">
            <text:p>4898</text:p>
          </table:table-cell>
          <table:table-cell office:value-type="float" office:value="3.84589">
            <text:p>3,84589</text:p>
          </table:table-cell>
          <table:table-cell office:value-type="float" office:value="43.60864">
            <text:p>43,6086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79</text:p>
          </table:table-cell>
          <table:table-cell office:value-type="float" office:value="1088">
            <text:p>1088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4909">
            <text:p>4909</text:p>
          </table:table-cell>
          <table:table-cell office:value-type="float" office:value="3.84754">
            <text:p>3,84754</text:p>
          </table:table-cell>
          <table:table-cell office:value-type="float" office:value="43.60855">
            <text:p>43,6085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79</text:p>
          </table:table-cell>
          <table:table-cell office:value-type="float" office:value="1089">
            <text:p>1089</text:p>
          </table:table-cell>
        </table:table-row>
        <table:table-row table:style-name="ro1">
          <table:table-cell office:value-type="float" office:value="1314">
            <text:p>1314</text:p>
          </table:table-cell>
          <table:table-cell office:value-type="float" office:value="4911">
            <text:p>4911</text:p>
          </table:table-cell>
          <table:table-cell office:value-type="float" office:value="3.84785">
            <text:p>3,84785</text:p>
          </table:table-cell>
          <table:table-cell office:value-type="float" office:value="43.60824">
            <text:p>43,6082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14</text:p>
          </table:table-cell>
          <table:table-cell office:value-type="float" office:value="1090">
            <text:p>1090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639">
            <text:p>639</text:p>
          </table:table-cell>
          <table:table-cell office:value-type="float" office:value="3.84804">
            <text:p>3,84804</text:p>
          </table:table-cell>
          <table:table-cell office:value-type="float" office:value="43.60755">
            <text:p>43,6075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00</text:p>
          </table:table-cell>
          <table:table-cell office:value-type="float" office:value="1091">
            <text:p>1091</text:p>
          </table:table-cell>
        </table:table-row>
        <table:table-row table:style-name="ro1">
          <table:table-cell office:value-type="float" office:value="1314">
            <text:p>1314</text:p>
          </table:table-cell>
          <table:table-cell office:value-type="float" office:value="657">
            <text:p>657</text:p>
          </table:table-cell>
          <table:table-cell office:value-type="float" office:value="3.85018">
            <text:p>3,85018</text:p>
          </table:table-cell>
          <table:table-cell office:value-type="float" office:value="43.60527">
            <text:p>43,6052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14</text:p>
          </table:table-cell>
          <table:table-cell office:value-type="float" office:value="1092">
            <text:p>1092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655">
            <text:p>655</text:p>
          </table:table-cell>
          <table:table-cell office:value-type="float" office:value="3.85036">
            <text:p>3,85036</text:p>
          </table:table-cell>
          <table:table-cell office:value-type="float" office:value="43.60523">
            <text:p>43,6052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4</text:p>
          </table:table-cell>
          <table:table-cell office:value-type="float" office:value="1093">
            <text:p>1093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646">
            <text:p>646</text:p>
          </table:table-cell>
          <table:table-cell office:value-type="float" office:value="3.85093">
            <text:p>3,85093</text:p>
          </table:table-cell>
          <table:table-cell office:value-type="float" office:value="43.60523">
            <text:p>43,6052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4</text:p>
          </table:table-cell>
          <table:table-cell office:value-type="float" office:value="1094">
            <text:p>1094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648">
            <text:p>648</text:p>
          </table:table-cell>
          <table:table-cell office:value-type="float" office:value="3.85274">
            <text:p>3,85274</text:p>
          </table:table-cell>
          <table:table-cell office:value-type="float" office:value="43.605">
            <text:p>43,60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07</text:p>
          </table:table-cell>
          <table:table-cell office:value-type="float" office:value="1095">
            <text:p>1095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9">
            <text:p>9</text:p>
          </table:table-cell>
          <table:table-cell office:value-type="float" office:value="3.85362">
            <text:p>3,85362</text:p>
          </table:table-cell>
          <table:table-cell office:value-type="float" office:value="43.6054">
            <text:p>43,605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4</text:p>
          </table:table-cell>
          <table:table-cell office:value-type="float" office:value="1096">
            <text:p>1096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649">
            <text:p>649</text:p>
          </table:table-cell>
          <table:table-cell office:value-type="float" office:value="3.85185">
            <text:p>3,85185</text:p>
          </table:table-cell>
          <table:table-cell office:value-type="float" office:value="43.60628">
            <text:p>43,6062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27</text:p>
          </table:table-cell>
          <table:table-cell office:value-type="float" office:value="1097">
            <text:p>1097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653">
            <text:p>653</text:p>
          </table:table-cell>
          <table:table-cell office:value-type="float" office:value="3.85079">
            <text:p>3,85079</text:p>
          </table:table-cell>
          <table:table-cell office:value-type="float" office:value="43.60699">
            <text:p>43,6069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27</text:p>
          </table:table-cell>
          <table:table-cell office:value-type="float" office:value="1098">
            <text:p>1098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652">
            <text:p>652</text:p>
          </table:table-cell>
          <table:table-cell office:value-type="float" office:value="3.84989">
            <text:p>3,84989</text:p>
          </table:table-cell>
          <table:table-cell office:value-type="float" office:value="43.60731">
            <text:p>43,6073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27</text:p>
          </table:table-cell>
          <table:table-cell office:value-type="float" office:value="1099">
            <text:p>1099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652">
            <text:p>652</text:p>
          </table:table-cell>
          <table:table-cell office:value-type="float" office:value="3.84907">
            <text:p>3,84907</text:p>
          </table:table-cell>
          <table:table-cell office:value-type="float" office:value="43.60776">
            <text:p>43,6077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27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4913">
            <text:p>4913</text:p>
          </table:table-cell>
          <table:table-cell office:value-type="float" office:value="3.8481">
            <text:p>3,8481</text:p>
          </table:table-cell>
          <table:table-cell office:value-type="float" office:value="43.60831">
            <text:p>43,6083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27</text:p>
          </table:table-cell>
          <table:table-cell office:value-type="float" office:value="1101">
            <text:p>1101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office:value-type="float" office:value="4896">
            <text:p>4896</text:p>
          </table:table-cell>
          <table:table-cell office:value-type="float" office:value="3.84618">
            <text:p>3,84618</text:p>
          </table:table-cell>
          <table:table-cell office:value-type="float" office:value="43.60698">
            <text:p>43,6069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31</text:p>
          </table:table-cell>
          <table:table-cell office:value-type="float" office:value="1102">
            <text:p>1102</text:p>
          </table:table-cell>
        </table:table-row>
        <table:table-row table:style-name="ro1">
          <table:table-cell office:value-type="float" office:value="1525">
            <text:p>1525</text:p>
          </table:table-cell>
          <table:table-cell office:value-type="float" office:value="4897">
            <text:p>4897</text:p>
          </table:table-cell>
          <table:table-cell office:value-type="float" office:value="3.84608">
            <text:p>3,84608</text:p>
          </table:table-cell>
          <table:table-cell office:value-type="float" office:value="43.60711">
            <text:p>43,6071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25</text:p>
          </table:table-cell>
          <table:table-cell office:value-type="float" office:value="1103">
            <text:p>1103</text:p>
          </table:table-cell>
        </table:table-row>
        <table:table-row table:style-name="ro1">
          <table:table-cell office:value-type="float" office:value="1894">
            <text:p>1894</text:p>
          </table:table-cell>
          <table:table-cell office:value-type="float" office:value="614">
            <text:p>614</text:p>
          </table:table-cell>
          <table:table-cell office:value-type="float" office:value="3.84604">
            <text:p>3,84604</text:p>
          </table:table-cell>
          <table:table-cell office:value-type="float" office:value="43.60688">
            <text:p>43,6068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94</text:p>
          </table:table-cell>
          <table:table-cell office:value-type="float" office:value="1104">
            <text:p>1104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4904">
            <text:p>4904</text:p>
          </table:table-cell>
          <table:table-cell office:value-type="float" office:value="3.84157">
            <text:p>3,84157</text:p>
          </table:table-cell>
          <table:table-cell office:value-type="float" office:value="43.60862">
            <text:p>43,6086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06</text:p>
          </table:table-cell>
          <table:table-cell office:value-type="float" office:value="1105">
            <text:p>1105</text:p>
          </table:table-cell>
        </table:table-row>
        <table:table-row table:style-name="ro1">
          <table:table-cell office:value-type="float" office:value="1734">
            <text:p>1734</text:p>
          </table:table-cell>
          <table:table-cell office:value-type="float" office:value="4906">
            <text:p>4906</text:p>
          </table:table-cell>
          <table:table-cell office:value-type="float" office:value="3.84198">
            <text:p>3,84198</text:p>
          </table:table-cell>
          <table:table-cell office:value-type="float" office:value="43.60715">
            <text:p>43,6071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34</text:p>
          </table:table-cell>
          <table:table-cell office:value-type="float" office:value="1106">
            <text:p>1106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4918">
            <text:p>4918</text:p>
          </table:table-cell>
          <table:table-cell office:value-type="float" office:value="3.84195">
            <text:p>3,84195</text:p>
          </table:table-cell>
          <table:table-cell office:value-type="float" office:value="43.60676">
            <text:p>43,6067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06</text:p>
          </table:table-cell>
          <table:table-cell office:value-type="float" office:value="1107">
            <text:p>1107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4918">
            <text:p>4918</text:p>
          </table:table-cell>
          <table:table-cell office:value-type="float" office:value="3.84206">
            <text:p>3,84206</text:p>
          </table:table-cell>
          <table:table-cell office:value-type="float" office:value="43.60594">
            <text:p>43,6059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06</text:p>
          </table:table-cell>
          <table:table-cell office:value-type="float" office:value="1108">
            <text:p>1108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625">
            <text:p>625</text:p>
          </table:table-cell>
          <table:table-cell office:value-type="float" office:value="3.84419">
            <text:p>3,84419</text:p>
          </table:table-cell>
          <table:table-cell office:value-type="float" office:value="43.60457">
            <text:p>43,6045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06</text:p>
          </table:table-cell>
          <table:table-cell office:value-type="float" office:value="1109">
            <text:p>1109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624">
            <text:p>624</text:p>
          </table:table-cell>
          <table:table-cell office:value-type="float" office:value="3.84447">
            <text:p>3,84447</text:p>
          </table:table-cell>
          <table:table-cell office:value-type="float" office:value="43.60451">
            <text:p>43,6045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75</text:p>
          </table:table-cell>
          <table:table-cell office:value-type="float" office:value="1110">
            <text:p>1110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623">
            <text:p>623</text:p>
          </table:table-cell>
          <table:table-cell office:value-type="float" office:value="3.84636">
            <text:p>3,84636</text:p>
          </table:table-cell>
          <table:table-cell office:value-type="float" office:value="43.60567">
            <text:p>43,6056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75</text:p>
          </table:table-cell>
          <table:table-cell office:value-type="float" office:value="1111">
            <text:p>1111</text:p>
          </table:table-cell>
        </table:table-row>
        <table:table-row table:style-name="ro1">
          <table:table-cell office:value-type="float" office:value="1525">
            <text:p>1525</text:p>
          </table:table-cell>
          <table:table-cell office:value-type="float" office:value="3862">
            <text:p>3862</text:p>
          </table:table-cell>
          <table:table-cell office:value-type="float" office:value="3.84638">
            <text:p>3,84638</text:p>
          </table:table-cell>
          <table:table-cell office:value-type="float" office:value="43.60573">
            <text:p>43,6057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25</text:p>
          </table:table-cell>
          <table:table-cell office:value-type="float" office:value="1112">
            <text:p>1112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863">
            <text:p>3863</text:p>
          </table:table-cell>
          <table:table-cell office:value-type="float" office:value="3.84745">
            <text:p>3,84745</text:p>
          </table:table-cell>
          <table:table-cell office:value-type="float" office:value="43.60649">
            <text:p>43,6064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84</text:p>
          </table:table-cell>
          <table:table-cell office:value-type="float" office:value="1113">
            <text:p>1113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616">
            <text:p>616</text:p>
          </table:table-cell>
          <table:table-cell office:value-type="float" office:value="3.84743">
            <text:p>3,84743</text:p>
          </table:table-cell>
          <table:table-cell office:value-type="float" office:value="43.60442">
            <text:p>43,6044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00</text:p>
          </table:table-cell>
          <table:table-cell office:value-type="float" office:value="1114">
            <text:p>1114</text:p>
          </table:table-cell>
        </table:table-row>
        <table:table-row table:style-name="ro1">
          <table:table-cell office:value-type="float" office:value="1525">
            <text:p>1525</text:p>
          </table:table-cell>
          <table:table-cell office:value-type="float" office:value="612">
            <text:p>612</text:p>
          </table:table-cell>
          <table:table-cell office:value-type="float" office:value="3.84784">
            <text:p>3,84784</text:p>
          </table:table-cell>
          <table:table-cell office:value-type="float" office:value="43.60404">
            <text:p>43,6040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25</text:p>
          </table:table-cell>
          <table:table-cell office:value-type="float" office:value="1115">
            <text:p>1115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632">
            <text:p>632</text:p>
          </table:table-cell>
          <table:table-cell office:value-type="float" office:value="3.84803">
            <text:p>3,84803</text:p>
          </table:table-cell>
          <table:table-cell office:value-type="float" office:value="43.60409">
            <text:p>43,6040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4</text:p>
          </table:table-cell>
          <table:table-cell office:value-type="float" office:value="1116">
            <text:p>1116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632">
            <text:p>632</text:p>
          </table:table-cell>
          <table:table-cell office:value-type="float" office:value="3.84911">
            <text:p>3,84911</text:p>
          </table:table-cell>
          <table:table-cell office:value-type="float" office:value="43.60469">
            <text:p>43,6046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4</text:p>
          </table:table-cell>
          <table:table-cell office:value-type="float" office:value="1117">
            <text:p>1117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656">
            <text:p>656</text:p>
          </table:table-cell>
          <table:table-cell office:value-type="float" office:value="3.85008">
            <text:p>3,85008</text:p>
          </table:table-cell>
          <table:table-cell office:value-type="float" office:value="43.60516">
            <text:p>43,6051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4</text:p>
          </table:table-cell>
          <table:table-cell office:value-type="float" office:value="1118">
            <text:p>1118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635">
            <text:p>635</text:p>
          </table:table-cell>
          <table:table-cell office:value-type="float" office:value="3.84988">
            <text:p>3,84988</text:p>
          </table:table-cell>
          <table:table-cell office:value-type="float" office:value="43.60562">
            <text:p>43,6056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31</text:p>
          </table:table-cell>
          <table:table-cell office:value-type="float" office:value="1119">
            <text:p>1119</text:p>
          </table:table-cell>
        </table:table-row>
        <table:table-row table:style-name="ro1">
          <table:table-cell office:value-type="float" office:value="1695">
            <text:p>1695</text:p>
          </table:table-cell>
          <table:table-cell office:value-type="float" office:value="1874">
            <text:p>1874</text:p>
          </table:table-cell>
          <table:table-cell office:value-type="float" office:value="3.84975">
            <text:p>3,84975</text:p>
          </table:table-cell>
          <table:table-cell office:value-type="float" office:value="43.60238">
            <text:p>43,6023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5</text:p>
          </table:table-cell>
          <table:table-cell office:value-type="float" office:value="1120">
            <text:p>1120</text:p>
          </table:table-cell>
        </table:table-row>
        <table:table-row table:style-name="ro1">
          <table:table-cell office:value-type="float" office:value="1695">
            <text:p>1695</text:p>
          </table:table-cell>
          <table:table-cell office:value-type="float" office:value="1874">
            <text:p>1874</text:p>
          </table:table-cell>
          <table:table-cell office:value-type="float" office:value="3.8494">
            <text:p>3,8494</text:p>
          </table:table-cell>
          <table:table-cell office:value-type="float" office:value="43.60219">
            <text:p>43,6021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5</text:p>
          </table:table-cell>
          <table:table-cell office:value-type="float" office:value="1121">
            <text:p>1121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1863">
            <text:p>1863</text:p>
          </table:table-cell>
          <table:table-cell office:value-type="float" office:value="3.85171">
            <text:p>3,85171</text:p>
          </table:table-cell>
          <table:table-cell office:value-type="float" office:value="43.60152">
            <text:p>43,6015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81</text:p>
          </table:table-cell>
          <table:table-cell office:value-type="float" office:value="1122">
            <text:p>1122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1862">
            <text:p>1862</text:p>
          </table:table-cell>
          <table:table-cell office:value-type="float" office:value="3.85219">
            <text:p>3,85219</text:p>
          </table:table-cell>
          <table:table-cell office:value-type="float" office:value="43.60165">
            <text:p>43,6016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3</text:p>
          </table:table-cell>
          <table:table-cell office:value-type="float" office:value="1123">
            <text:p>1123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4888">
            <text:p>4888</text:p>
          </table:table-cell>
          <table:table-cell office:value-type="float" office:value="3.85339">
            <text:p>3,85339</text:p>
          </table:table-cell>
          <table:table-cell office:value-type="float" office:value="43.60212">
            <text:p>43,6021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3</text:p>
          </table:table-cell>
          <table:table-cell office:value-type="float" office:value="1124">
            <text:p>1124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4888">
            <text:p>4888</text:p>
          </table:table-cell>
          <table:table-cell office:value-type="float" office:value="3.85513">
            <text:p>3,85513</text:p>
          </table:table-cell>
          <table:table-cell office:value-type="float" office:value="43.60286">
            <text:p>43,6028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3</text:p>
          </table:table-cell>
          <table:table-cell office:value-type="float" office:value="1125">
            <text:p>1125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4888">
            <text:p>4888</text:p>
          </table:table-cell>
          <table:table-cell office:value-type="float" office:value="3.85408">
            <text:p>3,85408</text:p>
          </table:table-cell>
          <table:table-cell office:value-type="float" office:value="43.60242">
            <text:p>43,6024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63</text:p>
          </table:table-cell>
          <table:table-cell office:value-type="float" office:value="1126">
            <text:p>1126</text:p>
          </table:table-cell>
        </table:table-row>
        <table:table-row table:style-name="ro1">
          <table:table-cell office:value-type="float" office:value="1885">
            <text:p>1885</text:p>
          </table:table-cell>
          <table:table-cell office:value-type="float" office:value="4889">
            <text:p>4889</text:p>
          </table:table-cell>
          <table:table-cell office:value-type="float" office:value="3.85436">
            <text:p>3,85436</text:p>
          </table:table-cell>
          <table:table-cell office:value-type="float" office:value="43.60343">
            <text:p>43,6034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85</text:p>
          </table:table-cell>
          <table:table-cell office:value-type="float" office:value="1127">
            <text:p>1127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658">
            <text:p>658</text:p>
          </table:table-cell>
          <table:table-cell office:value-type="float" office:value="3.8546">
            <text:p>3,8546</text:p>
          </table:table-cell>
          <table:table-cell office:value-type="float" office:value="43.60522">
            <text:p>43,6052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27</text:p>
          </table:table-cell>
          <table:table-cell office:value-type="float" office:value="1128">
            <text:p>1128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658">
            <text:p>658</text:p>
          </table:table-cell>
          <table:table-cell office:value-type="float" office:value="3.85383">
            <text:p>3,85383</text:p>
          </table:table-cell>
          <table:table-cell office:value-type="float" office:value="43.60541">
            <text:p>43,6054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27</text:p>
          </table:table-cell>
          <table:table-cell office:value-type="float" office:value="1129">
            <text:p>1129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6481">
            <text:p>6481</text:p>
          </table:table-cell>
          <table:table-cell office:value-type="float" office:value="3.85623">
            <text:p>3,85623</text:p>
          </table:table-cell>
          <table:table-cell office:value-type="float" office:value="43.60478">
            <text:p>43,6047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27</text:p>
          </table:table-cell>
          <table:table-cell office:value-type="float" office:value="1130">
            <text:p>1130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674">
            <text:p>674</text:p>
          </table:table-cell>
          <table:table-cell office:value-type="float" office:value="3.85843">
            <text:p>3,85843</text:p>
          </table:table-cell>
          <table:table-cell office:value-type="float" office:value="43.60424">
            <text:p>43,6042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3</text:p>
          </table:table-cell>
          <table:table-cell office:value-type="float" office:value="1131">
            <text:p>1131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675">
            <text:p>675</text:p>
          </table:table-cell>
          <table:table-cell office:value-type="float" office:value="3.85847">
            <text:p>3,85847</text:p>
          </table:table-cell>
          <table:table-cell office:value-type="float" office:value="43.6041">
            <text:p>43,604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63</text:p>
          </table:table-cell>
          <table:table-cell office:value-type="float" office:value="1132">
            <text:p>1132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4874">
            <text:p>4874</text:p>
          </table:table-cell>
          <table:table-cell office:value-type="float" office:value="3.85615">
            <text:p>3,85615</text:p>
          </table:table-cell>
          <table:table-cell office:value-type="float" office:value="43.60322">
            <text:p>43,6032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3</text:p>
          </table:table-cell>
          <table:table-cell office:value-type="float" office:value="1133">
            <text:p>1133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1864">
            <text:p>1864</text:p>
          </table:table-cell>
          <table:table-cell office:value-type="float" office:value="3.85145">
            <text:p>3,85145</text:p>
          </table:table-cell>
          <table:table-cell office:value-type="float" office:value="43.6014">
            <text:p>43,601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3</text:p>
          </table:table-cell>
          <table:table-cell office:value-type="float" office:value="1134">
            <text:p>1134</text:p>
          </table:table-cell>
        </table:table-row>
        <table:table-row table:style-name="ro1">
          <table:table-cell office:value-type="float" office:value="1695">
            <text:p>1695</text:p>
          </table:table-cell>
          <table:table-cell office:value-type="float" office:value="12292">
            <text:p>12292</text:p>
          </table:table-cell>
          <table:table-cell office:value-type="float" office:value="3.84905">
            <text:p>3,84905</text:p>
          </table:table-cell>
          <table:table-cell office:value-type="float" office:value="43.60179">
            <text:p>43,6017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5</text:p>
          </table:table-cell>
          <table:table-cell office:value-type="float" office:value="1135">
            <text:p>1135</text:p>
          </table:table-cell>
        </table:table-row>
        <table:table-row table:style-name="ro1">
          <table:table-cell office:value-type="float" office:value="1695">
            <text:p>1695</text:p>
          </table:table-cell>
          <table:table-cell office:value-type="float" office:value="1819">
            <text:p>1819</text:p>
          </table:table-cell>
          <table:table-cell office:value-type="float" office:value="3.84869">
            <text:p>3,84869</text:p>
          </table:table-cell>
          <table:table-cell office:value-type="float" office:value="43.60138">
            <text:p>43,6013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5</text:p>
          </table:table-cell>
          <table:table-cell office:value-type="float" office:value="1136">
            <text:p>1136</text:p>
          </table:table-cell>
        </table:table-row>
        <table:table-row table:style-name="ro1">
          <table:table-cell office:value-type="float" office:value="1468">
            <text:p>1468</text:p>
          </table:table-cell>
          <table:table-cell office:value-type="float" office:value="1858">
            <text:p>1858</text:p>
          </table:table-cell>
          <table:table-cell office:value-type="float" office:value="3.84881">
            <text:p>3,84881</text:p>
          </table:table-cell>
          <table:table-cell office:value-type="float" office:value="43.60163">
            <text:p>43,6016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68</text:p>
          </table:table-cell>
          <table:table-cell office:value-type="float" office:value="1137">
            <text:p>1137</text:p>
          </table:table-cell>
        </table:table-row>
        <table:table-row table:style-name="ro1">
          <table:table-cell office:value-type="float" office:value="1468">
            <text:p>1468</text:p>
          </table:table-cell>
          <table:table-cell office:value-type="float" office:value="1873">
            <text:p>1873</text:p>
          </table:table-cell>
          <table:table-cell office:value-type="float" office:value="3.84827">
            <text:p>3,84827</text:p>
          </table:table-cell>
          <table:table-cell office:value-type="float" office:value="43.60204">
            <text:p>43,6020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68</text:p>
          </table:table-cell>
          <table:table-cell office:value-type="float" office:value="1138">
            <text:p>1138</text:p>
          </table:table-cell>
        </table:table-row>
        <table:table-row table:style-name="ro1">
          <table:table-cell office:value-type="float" office:value="1468">
            <text:p>1468</text:p>
          </table:table-cell>
          <table:table-cell office:value-type="float" office:value="1873">
            <text:p>1873</text:p>
          </table:table-cell>
          <table:table-cell office:value-type="float" office:value="3.84636">
            <text:p>3,84636</text:p>
          </table:table-cell>
          <table:table-cell office:value-type="float" office:value="43.60384">
            <text:p>43,6038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68</text:p>
          </table:table-cell>
          <table:table-cell office:value-type="float" office:value="1139">
            <text:p>1139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631">
            <text:p>631</text:p>
          </table:table-cell>
          <table:table-cell office:value-type="float" office:value="3.84781">
            <text:p>3,84781</text:p>
          </table:table-cell>
          <table:table-cell office:value-type="float" office:value="43.60399">
            <text:p>43,6039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4</text:p>
          </table:table-cell>
          <table:table-cell office:value-type="float" office:value="1140">
            <text:p>1140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5748">
            <text:p>5748</text:p>
          </table:table-cell>
          <table:table-cell office:value-type="float" office:value="3.84624">
            <text:p>3,84624</text:p>
          </table:table-cell>
          <table:table-cell office:value-type="float" office:value="43.60393">
            <text:p>43,6039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4</text:p>
          </table:table-cell>
          <table:table-cell office:value-type="float" office:value="1141">
            <text:p>1141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5748">
            <text:p>5748</text:p>
          </table:table-cell>
          <table:table-cell office:value-type="float" office:value="3.84449">
            <text:p>3,84449</text:p>
          </table:table-cell>
          <table:table-cell office:value-type="float" office:value="43.60443">
            <text:p>43,6044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4</text:p>
          </table:table-cell>
          <table:table-cell office:value-type="float" office:value="1142">
            <text:p>1142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1876">
            <text:p>1876</text:p>
          </table:table-cell>
          <table:table-cell office:value-type="float" office:value="3.84416">
            <text:p>3,84416</text:p>
          </table:table-cell>
          <table:table-cell office:value-type="float" office:value="43.60442">
            <text:p>43,6044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4</text:p>
          </table:table-cell>
          <table:table-cell office:value-type="float" office:value="1143">
            <text:p>1143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1876">
            <text:p>1876</text:p>
          </table:table-cell>
          <table:table-cell office:value-type="float" office:value="3.84338">
            <text:p>3,84338</text:p>
          </table:table-cell>
          <table:table-cell office:value-type="float" office:value="43.60438">
            <text:p>43,6043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4</text:p>
          </table:table-cell>
          <table:table-cell office:value-type="float" office:value="1144">
            <text:p>1144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1876">
            <text:p>1876</text:p>
          </table:table-cell>
          <table:table-cell office:value-type="float" office:value="3.84161">
            <text:p>3,84161</text:p>
          </table:table-cell>
          <table:table-cell office:value-type="float" office:value="43.60446">
            <text:p>43,6044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4</text:p>
          </table:table-cell>
          <table:table-cell office:value-type="float" office:value="1145">
            <text:p>1145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1880">
            <text:p>1880</text:p>
          </table:table-cell>
          <table:table-cell office:value-type="float" office:value="3.83987">
            <text:p>3,83987</text:p>
          </table:table-cell>
          <table:table-cell office:value-type="float" office:value="43.60457">
            <text:p>43,6045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4</text:p>
          </table:table-cell>
          <table:table-cell office:value-type="float" office:value="1146">
            <text:p>1146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1880">
            <text:p>1880</text:p>
          </table:table-cell>
          <table:table-cell office:value-type="float" office:value="3.83932">
            <text:p>3,83932</text:p>
          </table:table-cell>
          <table:table-cell office:value-type="float" office:value="43.60453">
            <text:p>43,6045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4</text:p>
          </table:table-cell>
          <table:table-cell office:value-type="float" office:value="1147">
            <text:p>1147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office:value-type="float" office:value="2010">
            <text:p>2010</text:p>
          </table:table-cell>
          <table:table-cell office:value-type="float" office:value="3.837">
            <text:p>3,837</text:p>
          </table:table-cell>
          <table:table-cell office:value-type="float" office:value="43.60646">
            <text:p>43,6064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44</text:p>
          </table:table-cell>
          <table:table-cell office:value-type="float" office:value="1148">
            <text:p>1148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office:value-type="float" office:value="2217">
            <text:p>2217</text:p>
          </table:table-cell>
          <table:table-cell office:value-type="float" office:value="3.83516">
            <text:p>3,83516</text:p>
          </table:table-cell>
          <table:table-cell office:value-type="float" office:value="43.6081">
            <text:p>43,608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44</text:p>
          </table:table-cell>
          <table:table-cell office:value-type="float" office:value="1149">
            <text:p>1149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office:value-type="float" office:value="2215">
            <text:p>2215</text:p>
          </table:table-cell>
          <table:table-cell office:value-type="float" office:value="3.83624">
            <text:p>3,83624</text:p>
          </table:table-cell>
          <table:table-cell office:value-type="float" office:value="43.60711">
            <text:p>43,6071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44</text:p>
          </table:table-cell>
          <table:table-cell office:value-type="float" office:value="1150">
            <text:p>1150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office:value-type="float" office:value="2009">
            <text:p>2009</text:p>
          </table:table-cell>
          <table:table-cell office:value-type="float" office:value="3.83719">
            <text:p>3,83719</text:p>
          </table:table-cell>
          <table:table-cell office:value-type="float" office:value="43.60632">
            <text:p>43,6063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44</text:p>
          </table:table-cell>
          <table:table-cell office:value-type="float" office:value="1151">
            <text:p>1151</text:p>
          </table:table-cell>
        </table:table-row>
        <table:table-row table:style-name="ro1">
          <table:table-cell office:value-type="float" office:value="2242">
            <text:p>2242</text:p>
          </table:table-cell>
          <table:table-cell office:value-type="float" office:value="1965">
            <text:p>1965</text:p>
          </table:table-cell>
          <table:table-cell office:value-type="float" office:value="3.83872">
            <text:p>3,83872</text:p>
          </table:table-cell>
          <table:table-cell office:value-type="float" office:value="43.60452">
            <text:p>43,6045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42</text:p>
          </table:table-cell>
          <table:table-cell office:value-type="float" office:value="1152">
            <text:p>1152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office:value-type="float" office:value="1989">
            <text:p>1989</text:p>
          </table:table-cell>
          <table:table-cell office:value-type="float" office:value="3.83697">
            <text:p>3,83697</text:p>
          </table:table-cell>
          <table:table-cell office:value-type="float" office:value="43.60635">
            <text:p>43,6063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1</text:p>
          </table:table-cell>
          <table:table-cell office:value-type="float" office:value="1153">
            <text:p>1153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office:value-type="float" office:value="1988">
            <text:p>1988</text:p>
          </table:table-cell>
          <table:table-cell office:value-type="float" office:value="3.83557">
            <text:p>3,83557</text:p>
          </table:table-cell>
          <table:table-cell office:value-type="float" office:value="43.60518">
            <text:p>43,6051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1</text:p>
          </table:table-cell>
          <table:table-cell office:value-type="float" office:value="1154">
            <text:p>1154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office:value-type="float" office:value="1996">
            <text:p>1996</text:p>
          </table:table-cell>
          <table:table-cell office:value-type="float" office:value="3.83456">
            <text:p>3,83456</text:p>
          </table:table-cell>
          <table:table-cell office:value-type="float" office:value="43.60439">
            <text:p>43,6043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1</text:p>
          </table:table-cell>
          <table:table-cell office:value-type="float" office:value="1155">
            <text:p>1155</text:p>
          </table:table-cell>
        </table:table-row>
        <table:table-row table:style-name="ro1">
          <table:table-cell office:value-type="float" office:value="2190">
            <text:p>2190</text:p>
          </table:table-cell>
          <table:table-cell office:value-type="float" office:value="539">
            <text:p>539</text:p>
          </table:table-cell>
          <table:table-cell office:value-type="float" office:value="3.85985">
            <text:p>3,85985</text:p>
          </table:table-cell>
          <table:table-cell office:value-type="float" office:value="43.58856">
            <text:p>43,5885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90</text:p>
          </table:table-cell>
          <table:table-cell office:value-type="float" office:value="1439">
            <text:p>1439</text:p>
          </table:table-cell>
        </table:table-row>
        <table:table-row table:style-name="ro1">
          <table:table-cell office:value-type="float" office:value="2544">
            <text:p>2544</text:p>
          </table:table-cell>
          <table:table-cell office:value-type="float" office:value="537">
            <text:p>537</text:p>
          </table:table-cell>
          <table:table-cell office:value-type="float" office:value="3.85995">
            <text:p>3,85995</text:p>
          </table:table-cell>
          <table:table-cell office:value-type="float" office:value="43.58851">
            <text:p>43,5885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544</text:p>
          </table:table-cell>
          <table:table-cell office:value-type="float" office:value="1440">
            <text:p>1440</text:p>
          </table:table-cell>
        </table:table-row>
        <table:table-row table:style-name="ro1">
          <table:table-cell office:value-type="float" office:value="2544">
            <text:p>2544</text:p>
          </table:table-cell>
          <table:table-cell office:value-type="float" office:value="440">
            <text:p>440</text:p>
          </table:table-cell>
          <table:table-cell office:value-type="float" office:value="3.86215">
            <text:p>3,86215</text:p>
          </table:table-cell>
          <table:table-cell office:value-type="float" office:value="43.58935">
            <text:p>43,5893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544</text:p>
          </table:table-cell>
          <table:table-cell office:value-type="float" office:value="1441">
            <text:p>1441</text:p>
          </table:table-cell>
        </table:table-row>
        <table:table-row table:style-name="ro1">
          <table:table-cell office:value-type="float" office:value="2548">
            <text:p>2548</text:p>
          </table:table-cell>
          <table:table-cell office:value-type="float" office:value="6570">
            <text:p>6570</text:p>
          </table:table-cell>
          <table:table-cell office:value-type="float" office:value="3.86223">
            <text:p>3,86223</text:p>
          </table:table-cell>
          <table:table-cell office:value-type="float" office:value="43.5894">
            <text:p>43,589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548</text:p>
          </table:table-cell>
          <table:table-cell office:value-type="float" office:value="1442">
            <text:p>1442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556">
            <text:p>556</text:p>
          </table:table-cell>
          <table:table-cell office:value-type="float" office:value="3.86253">
            <text:p>3,86253</text:p>
          </table:table-cell>
          <table:table-cell office:value-type="float" office:value="43.59103">
            <text:p>43,5910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54</text:p>
          </table:table-cell>
          <table:table-cell office:value-type="float" office:value="1443">
            <text:p>1443</text:p>
          </table:table-cell>
        </table:table-row>
        <table:table-row table:style-name="ro1">
          <table:table-cell office:value-type="float" office:value="2543">
            <text:p>2543</text:p>
          </table:table-cell>
          <table:table-cell office:value-type="float" office:value="561">
            <text:p>561</text:p>
          </table:table-cell>
          <table:table-cell office:value-type="float" office:value="3.86238">
            <text:p>3,86238</text:p>
          </table:table-cell>
          <table:table-cell office:value-type="float" office:value="43.59112">
            <text:p>43,5911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543</text:p>
          </table:table-cell>
          <table:table-cell office:value-type="float" office:value="1444">
            <text:p>1444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1725">
            <text:p>1725</text:p>
          </table:table-cell>
          <table:table-cell office:value-type="float" office:value="3.86156">
            <text:p>3,86156</text:p>
          </table:table-cell>
          <table:table-cell office:value-type="float" office:value="43.59213">
            <text:p>43,5921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54</text:p>
          </table:table-cell>
          <table:table-cell office:value-type="float" office:value="1445">
            <text:p>1445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1725">
            <text:p>1725</text:p>
          </table:table-cell>
          <table:table-cell office:value-type="float" office:value="3.86008">
            <text:p>3,86008</text:p>
          </table:table-cell>
          <table:table-cell office:value-type="float" office:value="43.59347">
            <text:p>43,59347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54</text:p>
          </table:table-cell>
          <table:table-cell office:value-type="float" office:value="1446">
            <text:p>1446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1724">
            <text:p>1724</text:p>
          </table:table-cell>
          <table:table-cell office:value-type="float" office:value="3.85984">
            <text:p>3,85984</text:p>
          </table:table-cell>
          <table:table-cell office:value-type="float" office:value="43.59341">
            <text:p>43,5934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447">
            <text:p>1447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1723">
            <text:p>1723</text:p>
          </table:table-cell>
          <table:table-cell office:value-type="float" office:value="3.85935">
            <text:p>3,85935</text:p>
          </table:table-cell>
          <table:table-cell office:value-type="float" office:value="43.59294">
            <text:p>43,5929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448">
            <text:p>1448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442">
            <text:p>442</text:p>
          </table:table-cell>
          <table:table-cell office:value-type="float" office:value="3.85755">
            <text:p>3,85755</text:p>
          </table:table-cell>
          <table:table-cell office:value-type="float" office:value="43.59126">
            <text:p>43,5912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449">
            <text:p>1449</text:p>
          </table:table-cell>
        </table:table-row>
        <table:table-row table:style-name="ro1">
          <table:table-cell office:value-type="float" office:value="3082">
            <text:p>3082</text:p>
          </table:table-cell>
          <table:table-cell office:value-type="float" office:value="16594">
            <text:p>16594</text:p>
          </table:table-cell>
          <table:table-cell office:value-type="float" office:value="3.85684">
            <text:p>3,85684</text:p>
          </table:table-cell>
          <table:table-cell office:value-type="float" office:value="43.58881">
            <text:p>43,5888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082</text:p>
          </table:table-cell>
          <table:table-cell office:value-type="float" office:value="1450">
            <text:p>1450</text:p>
          </table:table-cell>
        </table:table-row>
        <table:table-row table:style-name="ro1">
          <table:table-cell office:value-type="float" office:value="2283">
            <text:p>2283</text:p>
          </table:table-cell>
          <table:table-cell office:value-type="float" office:value="16592">
            <text:p>16592</text:p>
          </table:table-cell>
          <table:table-cell office:value-type="float" office:value="3.85697">
            <text:p>3,85697</text:p>
          </table:table-cell>
          <table:table-cell office:value-type="float" office:value="43.58859">
            <text:p>43,5885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83</text:p>
          </table:table-cell>
          <table:table-cell office:value-type="float" office:value="1451">
            <text:p>1451</text:p>
          </table:table-cell>
        </table:table-row>
        <table:table-row table:style-name="ro1">
          <table:table-cell office:value-type="float" office:value="3082">
            <text:p>3082</text:p>
          </table:table-cell>
          <table:table-cell office:value-type="float" office:value="16595">
            <text:p>16595</text:p>
          </table:table-cell>
          <table:table-cell office:value-type="float" office:value="3.85807">
            <text:p>3,85807</text:p>
          </table:table-cell>
          <table:table-cell office:value-type="float" office:value="43.5877">
            <text:p>43,587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082</text:p>
          </table:table-cell>
          <table:table-cell office:value-type="float" office:value="1452">
            <text:p>1452</text:p>
          </table:table-cell>
        </table:table-row>
        <table:table-row table:style-name="ro1">
          <table:table-cell office:value-type="float" office:value="3082">
            <text:p>3082</text:p>
          </table:table-cell>
          <table:table-cell office:value-type="float" office:value="584">
            <text:p>584</text:p>
          </table:table-cell>
          <table:table-cell office:value-type="float" office:value="3.85949">
            <text:p>3,85949</text:p>
          </table:table-cell>
          <table:table-cell office:value-type="float" office:value="43.58518">
            <text:p>43,58518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082</text:p>
          </table:table-cell>
          <table:table-cell office:value-type="float" office:value="1453">
            <text:p>1453</text:p>
          </table:table-cell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14992">
            <text:p>14992</text:p>
          </table:table-cell>
          <table:table-cell office:value-type="float" office:value="3.86067">
            <text:p>3,86067</text:p>
          </table:table-cell>
          <table:table-cell office:value-type="float" office:value="43.58165">
            <text:p>43,5816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20</text:p>
          </table:table-cell>
          <table:table-cell office:value-type="float" office:value="1454">
            <text:p>1454</text:p>
          </table:table-cell>
        </table:table-row>
        <table:table-row table:style-name="ro1">
          <table:table-cell office:value-type="float" office:value="2284">
            <text:p>2284</text:p>
          </table:table-cell>
          <table:table-cell office:value-type="float" office:value="15018">
            <text:p>15018</text:p>
          </table:table-cell>
          <table:table-cell office:value-type="float" office:value="3.85912">
            <text:p>3,85912</text:p>
          </table:table-cell>
          <table:table-cell office:value-type="float" office:value="43.58505">
            <text:p>43,5850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84</text:p>
          </table:table-cell>
          <table:table-cell office:value-type="float" office:value="1455">
            <text:p>1455</text:p>
          </table:table-cell>
        </table:table-row>
        <table:table-row table:style-name="ro1">
          <table:table-cell office:value-type="float" office:value="2284">
            <text:p>2284</text:p>
          </table:table-cell>
          <table:table-cell office:value-type="float" office:value="1458">
            <text:p>1458</text:p>
          </table:table-cell>
          <table:table-cell office:value-type="float" office:value="3.85969">
            <text:p>3,85969</text:p>
          </table:table-cell>
          <table:table-cell office:value-type="float" office:value="43.58506">
            <text:p>43,58506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284</text:p>
          </table:table-cell>
          <table:table-cell office:value-type="float" office:value="1456">
            <text:p>1456</text:p>
          </table:table-cell>
        </table:table-row>
        <table:table-row table:style-name="ro1">
          <table:table-cell office:value-type="float" office:value="2284">
            <text:p>2284</text:p>
          </table:table-cell>
          <table:table-cell office:value-type="float" office:value="1458">
            <text:p>1458</text:p>
          </table:table-cell>
          <table:table-cell office:value-type="float" office:value="3.85991">
            <text:p>3,85991</text:p>
          </table:table-cell>
          <table:table-cell office:value-type="float" office:value="43.58515">
            <text:p>43,58515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284</text:p>
          </table:table-cell>
          <table:table-cell office:value-type="float" office:value="1457">
            <text:p>1457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6004">
            <text:p>6004</text:p>
          </table:table-cell>
          <table:table-cell office:value-type="float" office:value="3.86">
            <text:p>3,86</text:p>
          </table:table-cell>
          <table:table-cell office:value-type="float" office:value="43.58532">
            <text:p>43,5853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09</text:p>
          </table:table-cell>
          <table:table-cell office:value-type="float" office:value="1458">
            <text:p>1458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6004">
            <text:p>6004</text:p>
          </table:table-cell>
          <table:table-cell office:value-type="float" office:value="3.85863">
            <text:p>3,85863</text:p>
          </table:table-cell>
          <table:table-cell office:value-type="float" office:value="43.58708">
            <text:p>43,5870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09</text:p>
          </table:table-cell>
          <table:table-cell office:value-type="float" office:value="1459">
            <text:p>1459</text:p>
          </table:table-cell>
        </table:table-row>
        <table:table-row table:style-name="ro1">
          <table:table-cell office:value-type="float" office:value="2697">
            <text:p>2697</text:p>
          </table:table-cell>
          <table:table-cell office:value-type="float" office:value="559">
            <text:p>559</text:p>
          </table:table-cell>
          <table:table-cell office:value-type="float" office:value="3.86316">
            <text:p>3,86316</text:p>
          </table:table-cell>
          <table:table-cell office:value-type="float" office:value="43.59001">
            <text:p>43,5900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697</text:p>
          </table:table-cell>
          <table:table-cell office:value-type="float" office:value="1460">
            <text:p>1460</text:p>
          </table:table-cell>
        </table:table-row>
        <table:table-row table:style-name="ro1">
          <table:table-cell office:value-type="float" office:value="2697">
            <text:p>2697</text:p>
          </table:table-cell>
          <table:table-cell office:value-type="float" office:value="1555">
            <text:p>1555</text:p>
          </table:table-cell>
          <table:table-cell office:value-type="float" office:value="3.86451">
            <text:p>3,86451</text:p>
          </table:table-cell>
          <table:table-cell office:value-type="float" office:value="43.58892">
            <text:p>43,5889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697</text:p>
          </table:table-cell>
          <table:table-cell office:value-type="float" office:value="1461">
            <text:p>1461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441">
            <text:p>441</text:p>
          </table:table-cell>
          <table:table-cell office:value-type="float" office:value="3.86407">
            <text:p>3,86407</text:p>
          </table:table-cell>
          <table:table-cell office:value-type="float" office:value="43.58885">
            <text:p>43,5888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54</text:p>
          </table:table-cell>
          <table:table-cell office:value-type="float" office:value="1462">
            <text:p>1462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2676">
            <text:p>12676</text:p>
          </table:table-cell>
          <table:table-cell office:value-type="float" office:value="3.8524">
            <text:p>3,8524</text:p>
          </table:table-cell>
          <table:table-cell office:value-type="float" office:value="43.59254">
            <text:p>43,5925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45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6633">
            <text:p>6633</text:p>
          </table:table-cell>
          <table:table-cell office:value-type="float" office:value="3.8491">
            <text:p>3,8491</text:p>
          </table:table-cell>
          <table:table-cell office:value-type="float" office:value="43.59153">
            <text:p>43,5915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45</text:p>
          </table:table-cell>
          <table:table-cell office:value-type="float" office:value="1464">
            <text:p>1464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2712">
            <text:p>12712</text:p>
          </table:table-cell>
          <table:table-cell office:value-type="float" office:value="3.84724">
            <text:p>3,84724</text:p>
          </table:table-cell>
          <table:table-cell office:value-type="float" office:value="43.59125">
            <text:p>43,5912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45</text:p>
          </table:table-cell>
          <table:table-cell office:value-type="float" office:value="1465">
            <text:p>1465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2714">
            <text:p>12714</text:p>
          </table:table-cell>
          <table:table-cell office:value-type="float" office:value="3.84557">
            <text:p>3,84557</text:p>
          </table:table-cell>
          <table:table-cell office:value-type="float" office:value="43.591">
            <text:p>43,59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45</text:p>
          </table:table-cell>
          <table:table-cell office:value-type="float" office:value="1466">
            <text:p>1466</text:p>
          </table:table-cell>
        </table:table-row>
        <table:table-row table:style-name="ro1">
          <table:table-cell office:value-type="float" office:value="2208">
            <text:p>2208</text:p>
          </table:table-cell>
          <table:table-cell office:value-type="float" office:value="245">
            <text:p>245</text:p>
          </table:table-cell>
          <table:table-cell office:value-type="float" office:value="3.84147">
            <text:p>3,84147</text:p>
          </table:table-cell>
          <table:table-cell office:value-type="float" office:value="43.59257">
            <text:p>43,5925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208</text:p>
          </table:table-cell>
          <table:table-cell office:value-type="float" office:value="1467">
            <text:p>1467</text:p>
          </table:table-cell>
        </table:table-row>
        <table:table-row table:style-name="ro1">
          <table:table-cell office:value-type="float" office:value="2205">
            <text:p>2205</text:p>
          </table:table-cell>
          <table:table-cell office:value-type="float" office:value="5990">
            <text:p>5990</text:p>
          </table:table-cell>
          <table:table-cell office:value-type="float" office:value="3.84089">
            <text:p>3,84089</text:p>
          </table:table-cell>
          <table:table-cell office:value-type="float" office:value="43.59375">
            <text:p>43,5937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05</text:p>
          </table:table-cell>
          <table:table-cell office:value-type="float" office:value="1468">
            <text:p>1468</text:p>
          </table:table-cell>
        </table:table-row>
        <table:table-row table:style-name="ro1">
          <table:table-cell office:value-type="float" office:value="2165">
            <text:p>2165</text:p>
          </table:table-cell>
          <table:table-cell office:value-type="float" office:value="254">
            <text:p>254</text:p>
          </table:table-cell>
          <table:table-cell office:value-type="float" office:value="3.843">
            <text:p>3,843</text:p>
          </table:table-cell>
          <table:table-cell office:value-type="float" office:value="43.59345">
            <text:p>43,5934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65</text:p>
          </table:table-cell>
          <table:table-cell office:value-type="float" office:value="1469">
            <text:p>1469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office:value-type="float" office:value="532">
            <text:p>532</text:p>
          </table:table-cell>
          <table:table-cell office:value-type="float" office:value="3.84412">
            <text:p>3,84412</text:p>
          </table:table-cell>
          <table:table-cell office:value-type="float" office:value="43.59495">
            <text:p>43,59495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55</text:p>
          </table:table-cell>
          <table:table-cell office:value-type="float" office:value="1470">
            <text:p>1470</text:p>
          </table:table-cell>
        </table:table-row>
        <table:table-row table:style-name="ro1">
          <table:table-cell office:value-type="float" office:value="2168">
            <text:p>2168</text:p>
          </table:table-cell>
          <table:table-cell office:value-type="float" office:value="535">
            <text:p>535</text:p>
          </table:table-cell>
          <table:table-cell office:value-type="float" office:value="3.84427">
            <text:p>3,84427</text:p>
          </table:table-cell>
          <table:table-cell office:value-type="float" office:value="43.59507">
            <text:p>43,5950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68</text:p>
          </table:table-cell>
          <table:table-cell office:value-type="float" office:value="1471">
            <text:p>1471</text:p>
          </table:table-cell>
        </table:table-row>
        <table:table-row table:style-name="ro1">
          <table:table-cell office:value-type="float" office:value="2168">
            <text:p>2168</text:p>
          </table:table-cell>
          <table:table-cell office:value-type="float" office:value="6430">
            <text:p>6430</text:p>
          </table:table-cell>
          <table:table-cell office:value-type="float" office:value="3.84833">
            <text:p>3,84833</text:p>
          </table:table-cell>
          <table:table-cell office:value-type="float" office:value="43.59471">
            <text:p>43,59471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68</text:p>
          </table:table-cell>
          <table:table-cell office:value-type="float" office:value="1472">
            <text:p>1472</text:p>
          </table:table-cell>
        </table:table-row>
        <table:table-row table:style-name="ro1">
          <table:table-cell office:value-type="float" office:value="1512">
            <text:p>1512</text:p>
          </table:table-cell>
          <table:table-cell office:value-type="float" office:value="530">
            <text:p>530</text:p>
          </table:table-cell>
          <table:table-cell office:value-type="float" office:value="3.85073">
            <text:p>3,85073</text:p>
          </table:table-cell>
          <table:table-cell office:value-type="float" office:value="43.59382">
            <text:p>43,5938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2</text:p>
          </table:table-cell>
          <table:table-cell office:value-type="float" office:value="1473">
            <text:p>1473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522">
            <text:p>522</text:p>
          </table:table-cell>
          <table:table-cell office:value-type="float" office:value="3.85235">
            <text:p>3,85235</text:p>
          </table:table-cell>
          <table:table-cell office:value-type="float" office:value="43.59273">
            <text:p>43,5927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00</text:p>
          </table:table-cell>
          <table:table-cell office:value-type="float" office:value="1474">
            <text:p>1474</text:p>
          </table:table-cell>
        </table:table-row>
        <table:table-row table:style-name="ro1">
          <table:table-cell office:value-type="float" office:value="3142">
            <text:p>3142</text:p>
          </table:table-cell>
          <table:table-cell office:value-type="float" office:value="1906">
            <text:p>1906</text:p>
          </table:table-cell>
          <table:table-cell office:value-type="float" office:value="3.8376">
            <text:p>3,8376</text:p>
          </table:table-cell>
          <table:table-cell office:value-type="float" office:value="43.59533">
            <text:p>43,5953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142</text:p>
          </table:table-cell>
          <table:table-cell office:value-type="float" office:value="1475">
            <text:p>1475</text:p>
          </table:table-cell>
        </table:table-row>
        <table:table-row table:style-name="ro1">
          <table:table-cell office:value-type="float" office:value="2221">
            <text:p>2221</text:p>
          </table:table-cell>
          <table:table-cell office:value-type="float" office:value="1911">
            <text:p>1911</text:p>
          </table:table-cell>
          <table:table-cell office:value-type="float" office:value="3.84063">
            <text:p>3,84063</text:p>
          </table:table-cell>
          <table:table-cell office:value-type="float" office:value="43.59662">
            <text:p>43,5966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221</text:p>
          </table:table-cell>
          <table:table-cell office:value-type="float" office:value="1476">
            <text:p>1476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2029">
            <text:p>2029</text:p>
          </table:table-cell>
          <table:table-cell office:value-type="float" office:value="3.84009">
            <text:p>3,84009</text:p>
          </table:table-cell>
          <table:table-cell office:value-type="float" office:value="43.5973">
            <text:p>43,5973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04</text:p>
          </table:table-cell>
          <table:table-cell office:value-type="float" office:value="1477">
            <text:p>1477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2029">
            <text:p>2029</text:p>
          </table:table-cell>
          <table:table-cell office:value-type="float" office:value="3.8405">
            <text:p>3,8405</text:p>
          </table:table-cell>
          <table:table-cell office:value-type="float" office:value="43.59672">
            <text:p>43,5967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04</text:p>
          </table:table-cell>
          <table:table-cell office:value-type="float" office:value="1478">
            <text:p>1478</text:p>
          </table:table-cell>
        </table:table-row>
        <table:table-row table:style-name="ro1">
          <table:table-cell office:value-type="float" office:value="2220">
            <text:p>2220</text:p>
          </table:table-cell>
          <table:table-cell office:value-type="float" office:value="1910">
            <text:p>1910</text:p>
          </table:table-cell>
          <table:table-cell office:value-type="float" office:value="3.83961">
            <text:p>3,83961</text:p>
          </table:table-cell>
          <table:table-cell office:value-type="float" office:value="43.59591">
            <text:p>43,5959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220</text:p>
          </table:table-cell>
          <table:table-cell office:value-type="float" office:value="1479">
            <text:p>1479</text:p>
          </table:table-cell>
        </table:table-row>
        <table:table-row table:style-name="ro1">
          <table:table-cell office:value-type="float" office:value="1512">
            <text:p>1512</text:p>
          </table:table-cell>
          <table:table-cell office:value-type="float" office:value="501">
            <text:p>501</text:p>
          </table:table-cell>
          <table:table-cell office:value-type="float" office:value="3.84233">
            <text:p>3,84233</text:p>
          </table:table-cell>
          <table:table-cell office:value-type="float" office:value="43.5977">
            <text:p>43,597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12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float" office:value="2202">
            <text:p>2202</text:p>
          </table:table-cell>
          <table:table-cell office:value-type="float" office:value="1894">
            <text:p>1894</text:p>
          </table:table-cell>
          <table:table-cell office:value-type="float" office:value="3.843">
            <text:p>3,843</text:p>
          </table:table-cell>
          <table:table-cell office:value-type="float" office:value="43.59375">
            <text:p>43,5937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202</text:p>
          </table:table-cell>
          <table:table-cell office:value-type="float" office:value="1481">
            <text:p>1481</text:p>
          </table:table-cell>
        </table:table-row>
        <table:table-row table:style-name="ro1">
          <table:table-cell office:value-type="float" office:value="2202">
            <text:p>2202</text:p>
          </table:table-cell>
          <table:table-cell office:value-type="float" office:value="1894">
            <text:p>1894</text:p>
          </table:table-cell>
          <table:table-cell office:value-type="float" office:value="3.84311">
            <text:p>3,84311</text:p>
          </table:table-cell>
          <table:table-cell office:value-type="float" office:value="43.59357">
            <text:p>43,5935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202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float" office:value="2202">
            <text:p>2202</text:p>
          </table:table-cell>
          <table:table-cell office:value-type="float" office:value="1895">
            <text:p>1895</text:p>
          </table:table-cell>
          <table:table-cell office:value-type="float" office:value="3.84282">
            <text:p>3,84282</text:p>
          </table:table-cell>
          <table:table-cell office:value-type="float" office:value="43.59419">
            <text:p>43,5941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202</text:p>
          </table:table-cell>
          <table:table-cell office:value-type="float" office:value="1483">
            <text:p>1483</text:p>
          </table:table-cell>
        </table:table-row>
        <table:table-row table:style-name="ro1">
          <table:table-cell office:value-type="float" office:value="2202">
            <text:p>2202</text:p>
          </table:table-cell>
          <table:table-cell office:value-type="float" office:value="1895">
            <text:p>1895</text:p>
          </table:table-cell>
          <table:table-cell office:value-type="float" office:value="3.84269">
            <text:p>3,84269</text:p>
          </table:table-cell>
          <table:table-cell office:value-type="float" office:value="43.59451">
            <text:p>43,5945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02</text:p>
          </table:table-cell>
          <table:table-cell office:value-type="float" office:value="1484">
            <text:p>1484</text:p>
          </table:table-cell>
        </table:table-row>
        <table:table-row table:style-name="ro1">
          <table:table-cell office:value-type="float" office:value="2203">
            <text:p>2203</text:p>
          </table:table-cell>
          <table:table-cell office:value-type="float" office:value="261">
            <text:p>261</text:p>
          </table:table-cell>
          <table:table-cell office:value-type="float" office:value="3.84253">
            <text:p>3,84253</text:p>
          </table:table-cell>
          <table:table-cell office:value-type="float" office:value="43.59468">
            <text:p>43,5946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203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float" office:value="2202">
            <text:p>2202</text:p>
          </table:table-cell>
          <table:table-cell office:value-type="float" office:value="1898">
            <text:p>1898</text:p>
          </table:table-cell>
          <table:table-cell office:value-type="float" office:value="3.8402">
            <text:p>3,8402</text:p>
          </table:table-cell>
          <table:table-cell office:value-type="float" office:value="43.59504">
            <text:p>43,5950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202</text:p>
          </table:table-cell>
          <table:table-cell office:value-type="float" office:value="1486">
            <text:p>1486</text:p>
          </table:table-cell>
        </table:table-row>
        <table:table-row table:style-name="ro1">
          <table:table-cell office:value-type="float" office:value="2165">
            <text:p>2165</text:p>
          </table:table-cell>
          <table:table-cell office:value-type="float" office:value="16092">
            <text:p>16092</text:p>
          </table:table-cell>
          <table:table-cell office:value-type="float" office:value="3.83999">
            <text:p>3,83999</text:p>
          </table:table-cell>
          <table:table-cell office:value-type="float" office:value="43.59468">
            <text:p>43,5946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65</text:p>
          </table:table-cell>
          <table:table-cell office:value-type="float" office:value="1487">
            <text:p>1487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1837">
            <text:p>1837</text:p>
          </table:table-cell>
          <table:table-cell office:value-type="float" office:value="3.84369">
            <text:p>3,84369</text:p>
          </table:table-cell>
          <table:table-cell office:value-type="float" office:value="43.59857">
            <text:p>43,5985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63</text:p>
          </table:table-cell>
          <table:table-cell office:value-type="float" office:value="1488">
            <text:p>1488</text:p>
          </table:table-cell>
        </table:table-row>
        <table:table-row table:style-name="ro1">
          <table:table-cell office:value-type="float" office:value="1884">
            <text:p>1884</text:p>
          </table:table-cell>
          <table:table-cell office:value-type="float" office:value="1840">
            <text:p>1840</text:p>
          </table:table-cell>
          <table:table-cell office:value-type="float" office:value="3.84548">
            <text:p>3,84548</text:p>
          </table:table-cell>
          <table:table-cell office:value-type="float" office:value="43.60074">
            <text:p>43,6007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84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 office:value-type="float" office:value="1884">
            <text:p>1884</text:p>
          </table:table-cell>
          <table:table-cell office:value-type="float" office:value="1840">
            <text:p>1840</text:p>
          </table:table-cell>
          <table:table-cell office:value-type="float" office:value="3.84591">
            <text:p>3,84591</text:p>
          </table:table-cell>
          <table:table-cell office:value-type="float" office:value="43.60018">
            <text:p>43,6001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84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float" office:value="1852">
            <text:p>1852</text:p>
          </table:table-cell>
          <table:table-cell office:value-type="float" office:value="3.84654">
            <text:p>3,84654</text:p>
          </table:table-cell>
          <table:table-cell office:value-type="float" office:value="43.59925">
            <text:p>43,5992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06</text:p>
          </table:table-cell>
          <table:table-cell office:value-type="float" office:value="1491">
            <text:p>1491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float" office:value="1852">
            <text:p>1852</text:p>
          </table:table-cell>
          <table:table-cell office:value-type="float" office:value="3.84698">
            <text:p>3,84698</text:p>
          </table:table-cell>
          <table:table-cell office:value-type="float" office:value="43.59931">
            <text:p>43,5993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06</text:p>
          </table:table-cell>
          <table:table-cell office:value-type="float" office:value="1492">
            <text:p>1492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office:value-type="float" office:value="13533">
            <text:p>13533</text:p>
          </table:table-cell>
          <table:table-cell office:value-type="float" office:value="3.84484">
            <text:p>3,84484</text:p>
          </table:table-cell>
          <table:table-cell office:value-type="float" office:value="43.59643">
            <text:p>43,5964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55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office:value-type="float" office:value="13533">
            <text:p>13533</text:p>
          </table:table-cell>
          <table:table-cell office:value-type="float" office:value="3.84593">
            <text:p>3,84593</text:p>
          </table:table-cell>
          <table:table-cell office:value-type="float" office:value="43.59778">
            <text:p>43,5977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55</text:p>
          </table:table-cell>
          <table:table-cell office:value-type="float" office:value="1494">
            <text:p>1494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float" office:value="497">
            <text:p>497</text:p>
          </table:table-cell>
          <table:table-cell office:value-type="float" office:value="3.84566">
            <text:p>3,84566</text:p>
          </table:table-cell>
          <table:table-cell office:value-type="float" office:value="43.59768">
            <text:p>43,5976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06</text:p>
          </table:table-cell>
          <table:table-cell office:value-type="float" office:value="1495">
            <text:p>1495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float" office:value="13536">
            <text:p>13536</text:p>
          </table:table-cell>
          <table:table-cell office:value-type="float" office:value="3.84474">
            <text:p>3,84474</text:p>
          </table:table-cell>
          <table:table-cell office:value-type="float" office:value="43.59856">
            <text:p>43,5985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06</text:p>
          </table:table-cell>
          <table:table-cell office:value-type="float" office:value="1496">
            <text:p>1496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office:value-type="float" office:value="8676">
            <text:p>8676</text:p>
          </table:table-cell>
          <table:table-cell office:value-type="float" office:value="3.84514">
            <text:p>3,84514</text:p>
          </table:table-cell>
          <table:table-cell office:value-type="float" office:value="43.59676">
            <text:p>43,5967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55</text:p>
          </table:table-cell>
          <table:table-cell office:value-type="float" office:value="1497">
            <text:p>1497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8673">
            <text:p>8673</text:p>
          </table:table-cell>
          <table:table-cell office:value-type="float" office:value="3.84516">
            <text:p>3,84516</text:p>
          </table:table-cell>
          <table:table-cell office:value-type="float" office:value="43.59656">
            <text:p>43,5965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00</text:p>
          </table:table-cell>
          <table:table-cell office:value-type="float" office:value="1498">
            <text:p>1498</text:p>
          </table:table-cell>
        </table:table-row>
        <table:table-row table:style-name="ro1">
          <table:table-cell office:value-type="float" office:value="3108">
            <text:p>3108</text:p>
          </table:table-cell>
          <table:table-cell office:value-type="float" office:value="5988">
            <text:p>5988</text:p>
          </table:table-cell>
          <table:table-cell office:value-type="float" office:value="3.84963">
            <text:p>3,84963</text:p>
          </table:table-cell>
          <table:table-cell office:value-type="float" office:value="43.59531">
            <text:p>43,5953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108</text:p>
          </table:table-cell>
          <table:table-cell office:value-type="float" office:value="1499">
            <text:p>1499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5987">
            <text:p>5987</text:p>
          </table:table-cell>
          <table:table-cell office:value-type="float" office:value="3.84973">
            <text:p>3,84973</text:p>
          </table:table-cell>
          <table:table-cell office:value-type="float" office:value="43.59547">
            <text:p>43,5954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78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5987">
            <text:p>5987</text:p>
          </table:table-cell>
          <table:table-cell office:value-type="float" office:value="3.84902">
            <text:p>3,84902</text:p>
          </table:table-cell>
          <table:table-cell office:value-type="float" office:value="43.59687">
            <text:p>43,5968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78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586">
            <text:p>2586</text:p>
          </table:table-cell>
          <table:table-cell office:value-type="float" office:value="1810">
            <text:p>1810</text:p>
          </table:table-cell>
          <table:table-cell office:value-type="float" office:value="3.84851">
            <text:p>3,84851</text:p>
          </table:table-cell>
          <table:table-cell office:value-type="float" office:value="43.59762">
            <text:p>43,5976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586</text:p>
          </table:table-cell>
          <table:table-cell office:value-type="float" office:value="1502">
            <text:p>1502</text:p>
          </table:table-cell>
        </table:table-row>
        <table:table-row table:style-name="ro1">
          <table:table-cell office:value-type="float" office:value="2586">
            <text:p>2586</text:p>
          </table:table-cell>
          <table:table-cell office:value-type="float" office:value="1808">
            <text:p>1808</text:p>
          </table:table-cell>
          <table:table-cell office:value-type="float" office:value="3.84781">
            <text:p>3,84781</text:p>
          </table:table-cell>
          <table:table-cell office:value-type="float" office:value="43.59856">
            <text:p>43,5985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586</text:p>
          </table:table-cell>
          <table:table-cell office:value-type="float" office:value="1503">
            <text:p>1503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1809">
            <text:p>1809</text:p>
          </table:table-cell>
          <table:table-cell office:value-type="float" office:value="3.8484">
            <text:p>3,8484</text:p>
          </table:table-cell>
          <table:table-cell office:value-type="float" office:value="43.59764">
            <text:p>43,5976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78</text:p>
          </table:table-cell>
          <table:table-cell office:value-type="float" office:value="1504">
            <text:p>1504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1807">
            <text:p>1807</text:p>
          </table:table-cell>
          <table:table-cell office:value-type="float" office:value="3.84745">
            <text:p>3,84745</text:p>
          </table:table-cell>
          <table:table-cell office:value-type="float" office:value="43.59936">
            <text:p>43,5993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78</text:p>
          </table:table-cell>
          <table:table-cell office:value-type="float" office:value="1505">
            <text:p>1505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office:value-type="float" office:value="1803">
            <text:p>1803</text:p>
          </table:table-cell>
          <table:table-cell office:value-type="float" office:value="3.84746">
            <text:p>3,84746</text:p>
          </table:table-cell>
          <table:table-cell office:value-type="float" office:value="43.5996">
            <text:p>43,5996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55</text:p>
          </table:table-cell>
          <table:table-cell office:value-type="float" office:value="1506">
            <text:p>1506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1815">
            <text:p>1815</text:p>
          </table:table-cell>
          <table:table-cell office:value-type="float" office:value="3.84787">
            <text:p>3,84787</text:p>
          </table:table-cell>
          <table:table-cell office:value-type="float" office:value="43.59998">
            <text:p>43,5999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34</text:p>
          </table:table-cell>
          <table:table-cell office:value-type="float" office:value="1507">
            <text:p>1507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13154">
            <text:p>13154</text:p>
          </table:table-cell>
          <table:table-cell office:value-type="float" office:value="3.84789">
            <text:p>3,84789</text:p>
          </table:table-cell>
          <table:table-cell office:value-type="float" office:value="43.60018">
            <text:p>43,6001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34</text:p>
          </table:table-cell>
          <table:table-cell office:value-type="float" office:value="1508">
            <text:p>1508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13154">
            <text:p>13154</text:p>
          </table:table-cell>
          <table:table-cell office:value-type="float" office:value="3.84853">
            <text:p>3,84853</text:p>
          </table:table-cell>
          <table:table-cell office:value-type="float" office:value="43.60126">
            <text:p>43,6012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34</text:p>
          </table:table-cell>
          <table:table-cell office:value-type="float" office:value="1509">
            <text:p>1509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13154">
            <text:p>13154</text:p>
          </table:table-cell>
          <table:table-cell office:value-type="float" office:value="3.84715">
            <text:p>3,84715</text:p>
          </table:table-cell>
          <table:table-cell office:value-type="float" office:value="43.601">
            <text:p>43,60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34</text:p>
          </table:table-cell>
          <table:table-cell office:value-type="float" office:value="1510">
            <text:p>1510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office:value-type="float" office:value="1851">
            <text:p>1851</text:p>
          </table:table-cell>
          <table:table-cell office:value-type="float" office:value="3.84731">
            <text:p>3,84731</text:p>
          </table:table-cell>
          <table:table-cell office:value-type="float" office:value="43.59946">
            <text:p>43,5994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55</text:p>
          </table:table-cell>
          <table:table-cell office:value-type="float" office:value="1511">
            <text:p>1511</text:p>
          </table:table-cell>
        </table:table-row>
        <table:table-row table:style-name="ro1">
          <table:table-cell office:value-type="float" office:value="1512">
            <text:p>1512</text:p>
          </table:table-cell>
          <table:table-cell office:value-type="float" office:value="16132">
            <text:p>16132</text:p>
          </table:table-cell>
          <table:table-cell office:value-type="float" office:value="3.84506">
            <text:p>3,84506</text:p>
          </table:table-cell>
          <table:table-cell office:value-type="float" office:value="43.59645">
            <text:p>43,5964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12</text:p>
          </table:table-cell>
          <table:table-cell office:value-type="float" office:value="1512">
            <text:p>1512</text:p>
          </table:table-cell>
        </table:table-row>
        <table:table-row table:style-name="ro1">
          <table:table-cell office:value-type="float" office:value="1512">
            <text:p>1512</text:p>
          </table:table-cell>
          <table:table-cell office:value-type="float" office:value="12112">
            <text:p>12112</text:p>
          </table:table-cell>
          <table:table-cell office:value-type="float" office:value="3.84792">
            <text:p>3,84792</text:p>
          </table:table-cell>
          <table:table-cell office:value-type="float" office:value="43.59492">
            <text:p>43,5949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12</text:p>
          </table:table-cell>
          <table:table-cell office:value-type="float" office:value="1513">
            <text:p>1513</text:p>
          </table:table-cell>
        </table:table-row>
        <table:table-row table:style-name="ro1">
          <table:table-cell office:value-type="float" office:value="1491">
            <text:p>1491</text:p>
          </table:table-cell>
          <table:table-cell office:value-type="float" office:value="12692">
            <text:p>12692</text:p>
          </table:table-cell>
          <table:table-cell office:value-type="float" office:value="3.85244">
            <text:p>3,85244</text:p>
          </table:table-cell>
          <table:table-cell office:value-type="float" office:value="43.59248">
            <text:p>43,5924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91</text:p>
          </table:table-cell>
          <table:table-cell office:value-type="float" office:value="1514">
            <text:p>1514</text:p>
          </table:table-cell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14993">
            <text:p>14993</text:p>
          </table:table-cell>
          <table:table-cell office:value-type="float" office:value="3.86036">
            <text:p>3,86036</text:p>
          </table:table-cell>
          <table:table-cell office:value-type="float" office:value="43.58143">
            <text:p>43,5814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20</text:p>
          </table:table-cell>
          <table:table-cell office:value-type="float" office:value="1515">
            <text:p>1515</text:p>
          </table:table-cell>
        </table:table-row>
        <table:table-row table:style-name="ro1">
          <table:table-cell office:value-type="float" office:value="2514">
            <text:p>2514</text:p>
          </table:table-cell>
          <table:table-cell office:value-type="float" office:value="6485">
            <text:p>6485</text:p>
          </table:table-cell>
          <table:table-cell office:value-type="float" office:value="3.86054">
            <text:p>3,86054</text:p>
          </table:table-cell>
          <table:table-cell office:value-type="float" office:value="43.5812">
            <text:p>43,581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514</text:p>
          </table:table-cell>
          <table:table-cell office:value-type="float" office:value="1516">
            <text:p>1516</text:p>
          </table:table-cell>
        </table:table-row>
        <table:table-row table:style-name="ro1">
          <table:table-cell office:value-type="float" office:value="2514">
            <text:p>2514</text:p>
          </table:table-cell>
          <table:table-cell office:value-type="float" office:value="6486">
            <text:p>6486</text:p>
          </table:table-cell>
          <table:table-cell office:value-type="float" office:value="3.86005">
            <text:p>3,86005</text:p>
          </table:table-cell>
          <table:table-cell office:value-type="float" office:value="43.58061">
            <text:p>43,5806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514</text:p>
          </table:table-cell>
          <table:table-cell office:value-type="float" office:value="1517">
            <text:p>1517</text:p>
          </table:table-cell>
        </table:table-row>
        <table:table-row table:style-name="ro1">
          <table:table-cell office:value-type="float" office:value="2514">
            <text:p>2514</text:p>
          </table:table-cell>
          <table:table-cell office:value-type="float" office:value="6487">
            <text:p>6487</text:p>
          </table:table-cell>
          <table:table-cell office:value-type="float" office:value="3.85972">
            <text:p>3,85972</text:p>
          </table:table-cell>
          <table:table-cell office:value-type="float" office:value="43.57963">
            <text:p>43,5796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514</text:p>
          </table:table-cell>
          <table:table-cell office:value-type="float" office:value="1518">
            <text:p>1518</text:p>
          </table:table-cell>
        </table:table-row>
        <table:table-row table:style-name="ro1">
          <table:table-cell office:value-type="float" office:value="2514">
            <text:p>2514</text:p>
          </table:table-cell>
          <table:table-cell office:value-type="float" office:value="15593">
            <text:p>15593</text:p>
          </table:table-cell>
          <table:table-cell office:value-type="float" office:value="3.86104">
            <text:p>3,86104</text:p>
          </table:table-cell>
          <table:table-cell office:value-type="float" office:value="43.58141">
            <text:p>43,5814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514</text:p>
          </table:table-cell>
          <table:table-cell office:value-type="float" office:value="1519">
            <text:p>1519</text:p>
          </table:table-cell>
        </table:table-row>
        <table:table-row table:style-name="ro1">
          <table:table-cell office:value-type="float" office:value="1549">
            <text:p>1549</text:p>
          </table:table-cell>
          <table:table-cell office:value-type="float" office:value="6403">
            <text:p>6403</text:p>
          </table:table-cell>
          <table:table-cell office:value-type="float" office:value="3.86764">
            <text:p>3,86764</text:p>
          </table:table-cell>
          <table:table-cell office:value-type="float" office:value="43.57466">
            <text:p>43,5746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49</text:p>
          </table:table-cell>
          <table:table-cell office:value-type="float" office:value="1520">
            <text:p>152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6404">
            <text:p>6404</text:p>
          </table:table-cell>
          <table:table-cell office:value-type="float" office:value="3.86712">
            <text:p>3,86712</text:p>
          </table:table-cell>
          <table:table-cell office:value-type="float" office:value="43.57492">
            <text:p>43,5749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01</text:p>
          </table:table-cell>
          <table:table-cell office:value-type="float" office:value="1521">
            <text:p>1521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6450">
            <text:p>6450</text:p>
          </table:table-cell>
          <table:table-cell office:value-type="float" office:value="3.86767">
            <text:p>3,86767</text:p>
          </table:table-cell>
          <table:table-cell office:value-type="float" office:value="43.57542">
            <text:p>43,5754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00</text:p>
          </table:table-cell>
          <table:table-cell office:value-type="float" office:value="1522">
            <text:p>1522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6450">
            <text:p>6450</text:p>
          </table:table-cell>
          <table:table-cell office:value-type="float" office:value="3.86798">
            <text:p>3,86798</text:p>
          </table:table-cell>
          <table:table-cell office:value-type="float" office:value="43.57634">
            <text:p>43,5763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00</text:p>
          </table:table-cell>
          <table:table-cell office:value-type="float" office:value="1523">
            <text:p>152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6451">
            <text:p>6451</text:p>
          </table:table-cell>
          <table:table-cell office:value-type="float" office:value="3.86808">
            <text:p>3,86808</text:p>
          </table:table-cell>
          <table:table-cell office:value-type="float" office:value="43.57658">
            <text:p>43,5765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00</text:p>
          </table:table-cell>
          <table:table-cell office:value-type="float" office:value="1524">
            <text:p>1524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6451">
            <text:p>6451</text:p>
          </table:table-cell>
          <table:table-cell office:value-type="float" office:value="3.86868">
            <text:p>3,86868</text:p>
          </table:table-cell>
          <table:table-cell office:value-type="float" office:value="43.57799">
            <text:p>43,5779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00</text:p>
          </table:table-cell>
          <table:table-cell office:value-type="float" office:value="1525">
            <text:p>1525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1489">
            <text:p>1489</text:p>
          </table:table-cell>
          <table:table-cell office:value-type="float" office:value="3.86877">
            <text:p>3,86877</text:p>
          </table:table-cell>
          <table:table-cell office:value-type="float" office:value="43.57985">
            <text:p>43,5798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09</text:p>
          </table:table-cell>
          <table:table-cell office:value-type="float" office:value="1526">
            <text:p>1526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1489">
            <text:p>1489</text:p>
          </table:table-cell>
          <table:table-cell office:value-type="float" office:value="3.86346">
            <text:p>3,86346</text:p>
          </table:table-cell>
          <table:table-cell office:value-type="float" office:value="43.58218">
            <text:p>43,5821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09</text:p>
          </table:table-cell>
          <table:table-cell office:value-type="float" office:value="1527">
            <text:p>1527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6003">
            <text:p>6003</text:p>
          </table:table-cell>
          <table:table-cell office:value-type="float" office:value="3.8555">
            <text:p>3,8555</text:p>
          </table:table-cell>
          <table:table-cell office:value-type="float" office:value="43.59032">
            <text:p>43,5903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78</text:p>
          </table:table-cell>
          <table:table-cell office:value-type="float" office:value="1528">
            <text:p>1528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12352">
            <text:p>12352</text:p>
          </table:table-cell>
          <table:table-cell office:value-type="float" office:value="3.85393">
            <text:p>3,85393</text:p>
          </table:table-cell>
          <table:table-cell office:value-type="float" office:value="43.59161">
            <text:p>43,5916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78</text:p>
          </table:table-cell>
          <table:table-cell office:value-type="float" office:value="1529">
            <text:p>1529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12352">
            <text:p>12352</text:p>
          </table:table-cell>
          <table:table-cell office:value-type="float" office:value="3.85278">
            <text:p>3,85278</text:p>
          </table:table-cell>
          <table:table-cell office:value-type="float" office:value="43.59252">
            <text:p>43,5925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78</text:p>
          </table:table-cell>
          <table:table-cell office:value-type="float" office:value="1530">
            <text:p>1530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520">
            <text:p>520</text:p>
          </table:table-cell>
          <table:table-cell office:value-type="float" office:value="3.85254">
            <text:p>3,85254</text:p>
          </table:table-cell>
          <table:table-cell office:value-type="float" office:value="43.59278">
            <text:p>43,5927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78</text:p>
          </table:table-cell>
          <table:table-cell office:value-type="float" office:value="1531">
            <text:p>1531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518">
            <text:p>518</text:p>
          </table:table-cell>
          <table:table-cell office:value-type="float" office:value="3.85168">
            <text:p>3,85168</text:p>
          </table:table-cell>
          <table:table-cell office:value-type="float" office:value="43.59348">
            <text:p>43,5934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78</text:p>
          </table:table-cell>
          <table:table-cell office:value-type="float" office:value="1532">
            <text:p>1532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490">
            <text:p>490</text:p>
          </table:table-cell>
          <table:table-cell office:value-type="float" office:value="3.86973">
            <text:p>3,86973</text:p>
          </table:table-cell>
          <table:table-cell office:value-type="float" office:value="43.59517">
            <text:p>43,5951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35</text:p>
          </table:table-cell>
          <table:table-cell office:value-type="float" office:value="1628">
            <text:p>1628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490">
            <text:p>490</text:p>
          </table:table-cell>
          <table:table-cell office:value-type="float" office:value="3.87027">
            <text:p>3,87027</text:p>
          </table:table-cell>
          <table:table-cell office:value-type="float" office:value="43.59561">
            <text:p>43,5956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35</text:p>
          </table:table-cell>
          <table:table-cell office:value-type="float" office:value="1629">
            <text:p>1629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office:value-type="float" office:value="491">
            <text:p>491</text:p>
          </table:table-cell>
          <table:table-cell office:value-type="float" office:value="3.86976">
            <text:p>3,86976</text:p>
          </table:table-cell>
          <table:table-cell office:value-type="float" office:value="43.59506">
            <text:p>43,5950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86</text:p>
          </table:table-cell>
          <table:table-cell office:value-type="float" office:value="1630">
            <text:p>1630</text:p>
          </table:table-cell>
        </table:table-row>
        <table:table-row table:style-name="ro1">
          <table:table-cell office:value-type="float" office:value="1733">
            <text:p>1733</text:p>
          </table:table-cell>
          <table:table-cell office:value-type="float" office:value="494">
            <text:p>494</text:p>
          </table:table-cell>
          <table:table-cell office:value-type="float" office:value="3.87074">
            <text:p>3,87074</text:p>
          </table:table-cell>
          <table:table-cell office:value-type="float" office:value="43.5948">
            <text:p>43,594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33</text:p>
          </table:table-cell>
          <table:table-cell office:value-type="float" office:value="1631">
            <text:p>1631</text:p>
          </table:table-cell>
        </table:table-row>
        <table:table-row table:style-name="ro1">
          <table:table-cell office:value-type="float" office:value="1733">
            <text:p>1733</text:p>
          </table:table-cell>
          <table:table-cell office:value-type="float" office:value="494">
            <text:p>494</text:p>
          </table:table-cell>
          <table:table-cell office:value-type="float" office:value="3.86945">
            <text:p>3,86945</text:p>
          </table:table-cell>
          <table:table-cell office:value-type="float" office:value="43.59512">
            <text:p>43,5951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33</text:p>
          </table:table-cell>
          <table:table-cell office:value-type="float" office:value="1632">
            <text:p>1632</text:p>
          </table:table-cell>
        </table:table-row>
        <table:table-row table:style-name="ro1">
          <table:table-cell office:value-type="float" office:value="1192">
            <text:p>1192</text:p>
          </table:table-cell>
          <table:table-cell office:value-type="float" office:value="1611">
            <text:p>1611</text:p>
          </table:table-cell>
          <table:table-cell office:value-type="float" office:value="3.86925">
            <text:p>3,86925</text:p>
          </table:table-cell>
          <table:table-cell office:value-type="float" office:value="43.59525">
            <text:p>43,5952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92</text:p>
          </table:table-cell>
          <table:table-cell office:value-type="float" office:value="1633">
            <text:p>1633</text:p>
          </table:table-cell>
        </table:table-row>
        <table:table-row table:style-name="ro1">
          <table:table-cell office:value-type="float" office:value="1192">
            <text:p>1192</text:p>
          </table:table-cell>
          <table:table-cell office:value-type="float" office:value="489">
            <text:p>489</text:p>
          </table:table-cell>
          <table:table-cell office:value-type="float" office:value="3.86918">
            <text:p>3,86918</text:p>
          </table:table-cell>
          <table:table-cell office:value-type="float" office:value="43.59482">
            <text:p>43,5948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92</text:p>
          </table:table-cell>
          <table:table-cell office:value-type="float" office:value="1634">
            <text:p>1634</text:p>
          </table:table-cell>
        </table:table-row>
        <table:table-row table:style-name="ro1">
          <table:table-cell office:value-type="float" office:value="2592">
            <text:p>2592</text:p>
          </table:table-cell>
          <table:table-cell office:value-type="float" office:value="488">
            <text:p>488</text:p>
          </table:table-cell>
          <table:table-cell office:value-type="float" office:value="3.86976">
            <text:p>3,86976</text:p>
          </table:table-cell>
          <table:table-cell office:value-type="float" office:value="43.59335">
            <text:p>43,5933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592</text:p>
          </table:table-cell>
          <table:table-cell office:value-type="float" office:value="1635">
            <text:p>1635</text:p>
          </table:table-cell>
        </table:table-row>
        <table:table-row table:style-name="ro1">
          <table:table-cell office:value-type="float" office:value="1192">
            <text:p>1192</text:p>
          </table:table-cell>
          <table:table-cell office:value-type="float" office:value="1606">
            <text:p>1606</text:p>
          </table:table-cell>
          <table:table-cell office:value-type="float" office:value="3.87023">
            <text:p>3,87023</text:p>
          </table:table-cell>
          <table:table-cell office:value-type="float" office:value="43.59423">
            <text:p>43,5942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92</text:p>
          </table:table-cell>
          <table:table-cell office:value-type="float" office:value="1636">
            <text:p>1636</text:p>
          </table:table-cell>
        </table:table-row>
        <table:table-row table:style-name="ro1">
          <table:table-cell office:value-type="float" office:value="1192">
            <text:p>1192</text:p>
          </table:table-cell>
          <table:table-cell office:value-type="float" office:value="1606">
            <text:p>1606</text:p>
          </table:table-cell>
          <table:table-cell office:value-type="float" office:value="3.86973">
            <text:p>3,86973</text:p>
          </table:table-cell>
          <table:table-cell office:value-type="float" office:value="43.59451">
            <text:p>43,5945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92</text:p>
          </table:table-cell>
          <table:table-cell office:value-type="float" office:value="1637">
            <text:p>1637</text:p>
          </table:table-cell>
        </table:table-row>
        <table:table-row table:style-name="ro1">
          <table:table-cell office:value-type="float" office:value="1192">
            <text:p>1192</text:p>
          </table:table-cell>
          <table:table-cell office:value-type="float" office:value="1607">
            <text:p>1607</text:p>
          </table:table-cell>
          <table:table-cell office:value-type="float" office:value="3.8711">
            <text:p>3,8711</text:p>
          </table:table-cell>
          <table:table-cell office:value-type="float" office:value="43.59474">
            <text:p>43,5947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92</text:p>
          </table:table-cell>
          <table:table-cell office:value-type="float" office:value="1638">
            <text:p>1638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1597">
            <text:p>1597</text:p>
          </table:table-cell>
          <table:table-cell office:value-type="float" office:value="3.87127">
            <text:p>3,87127</text:p>
          </table:table-cell>
          <table:table-cell office:value-type="float" office:value="43.59466">
            <text:p>43,5946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40</text:p>
          </table:table-cell>
          <table:table-cell office:value-type="float" office:value="1639">
            <text:p>1639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1597">
            <text:p>1597</text:p>
          </table:table-cell>
          <table:table-cell office:value-type="float" office:value="3.87068">
            <text:p>3,87068</text:p>
          </table:table-cell>
          <table:table-cell office:value-type="float" office:value="43.59407">
            <text:p>43,5940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473">
            <text:p>473</text:p>
          </table:table-cell>
          <table:table-cell office:value-type="float" office:value="3.86948">
            <text:p>3,86948</text:p>
          </table:table-cell>
          <table:table-cell office:value-type="float" office:value="43.59288">
            <text:p>43,5928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40</text:p>
          </table:table-cell>
          <table:table-cell office:value-type="float" office:value="1641">
            <text:p>1641</text:p>
          </table:table-cell>
        </table:table-row>
        <table:table-row table:style-name="ro1">
          <table:table-cell office:value-type="float" office:value="1297">
            <text:p>1297</text:p>
          </table:table-cell>
          <table:table-cell office:value-type="float" office:value="1617">
            <text:p>1617</text:p>
          </table:table-cell>
          <table:table-cell office:value-type="float" office:value="3.86964">
            <text:p>3,86964</text:p>
          </table:table-cell>
          <table:table-cell office:value-type="float" office:value="43.59313">
            <text:p>43,5931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97</text:p>
          </table:table-cell>
          <table:table-cell office:value-type="float" office:value="1642">
            <text:p>1642</text:p>
          </table:table-cell>
        </table:table-row>
        <table:table-row table:style-name="ro1">
          <table:table-cell office:value-type="float" office:value="1297">
            <text:p>1297</text:p>
          </table:table-cell>
          <table:table-cell office:value-type="float" office:value="1617">
            <text:p>1617</text:p>
          </table:table-cell>
          <table:table-cell office:value-type="float" office:value="3.8672">
            <text:p>3,8672</text:p>
          </table:table-cell>
          <table:table-cell office:value-type="float" office:value="43.59442">
            <text:p>43,5944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97</text:p>
          </table:table-cell>
          <table:table-cell office:value-type="float" office:value="1643">
            <text:p>1643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1621">
            <text:p>1621</text:p>
          </table:table-cell>
          <table:table-cell office:value-type="float" office:value="3.86635">
            <text:p>3,86635</text:p>
          </table:table-cell>
          <table:table-cell office:value-type="float" office:value="43.59343">
            <text:p>43,5934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644">
            <text:p>1644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1616">
            <text:p>1616</text:p>
          </table:table-cell>
          <table:table-cell office:value-type="float" office:value="3.86757">
            <text:p>3,86757</text:p>
          </table:table-cell>
          <table:table-cell office:value-type="float" office:value="43.59509">
            <text:p>43,5950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645">
            <text:p>1645</text:p>
          </table:table-cell>
        </table:table-row>
        <table:table-row table:style-name="ro1">
          <table:table-cell office:value-type="float" office:value="1291">
            <text:p>1291</text:p>
          </table:table-cell>
          <table:table-cell office:value-type="float" office:value="1615">
            <text:p>1615</text:p>
          </table:table-cell>
          <table:table-cell office:value-type="float" office:value="3.86773">
            <text:p>3,86773</text:p>
          </table:table-cell>
          <table:table-cell office:value-type="float" office:value="43.59504">
            <text:p>43,5950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91</text:p>
          </table:table-cell>
          <table:table-cell office:value-type="float" office:value="1646">
            <text:p>1646</text:p>
          </table:table-cell>
        </table:table-row>
        <table:table-row table:style-name="ro1">
          <table:table-cell office:value-type="float" office:value="1291">
            <text:p>1291</text:p>
          </table:table-cell>
          <table:table-cell office:value-type="float" office:value="1615">
            <text:p>1615</text:p>
          </table:table-cell>
          <table:table-cell office:value-type="float" office:value="3.86795">
            <text:p>3,86795</text:p>
          </table:table-cell>
          <table:table-cell office:value-type="float" office:value="43.59492">
            <text:p>43,5949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91</text:p>
          </table:table-cell>
          <table:table-cell office:value-type="float" office:value="1647">
            <text:p>1647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office:value-type="float" office:value="1618">
            <text:p>1618</text:p>
          </table:table-cell>
          <table:table-cell office:value-type="float" office:value="3.86846">
            <text:p>3,86846</text:p>
          </table:table-cell>
          <table:table-cell office:value-type="float" office:value="43.59572">
            <text:p>43,5957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86</text:p>
          </table:table-cell>
          <table:table-cell office:value-type="float" office:value="1648">
            <text:p>1648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1660">
            <text:p>1660</text:p>
          </table:table-cell>
          <table:table-cell office:value-type="float" office:value="3.86817">
            <text:p>3,86817</text:p>
          </table:table-cell>
          <table:table-cell office:value-type="float" office:value="43.59568">
            <text:p>43,5956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649">
            <text:p>1649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1660">
            <text:p>1660</text:p>
          </table:table-cell>
          <table:table-cell office:value-type="float" office:value="3.86775">
            <text:p>3,86775</text:p>
          </table:table-cell>
          <table:table-cell office:value-type="float" office:value="43.59525">
            <text:p>43,5952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650">
            <text:p>1650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office:value-type="float" office:value="6606">
            <text:p>6606</text:p>
          </table:table-cell>
          <table:table-cell office:value-type="float" office:value="3.86753">
            <text:p>3,86753</text:p>
          </table:table-cell>
          <table:table-cell office:value-type="float" office:value="43.59524">
            <text:p>43,5952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93</text:p>
          </table:table-cell>
          <table:table-cell office:value-type="float" office:value="1651">
            <text:p>1651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office:value-type="float" office:value="6607">
            <text:p>6607</text:p>
          </table:table-cell>
          <table:table-cell office:value-type="float" office:value="3.86689">
            <text:p>3,86689</text:p>
          </table:table-cell>
          <table:table-cell office:value-type="float" office:value="43.59565">
            <text:p>43,5956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93</text:p>
          </table:table-cell>
          <table:table-cell office:value-type="float" office:value="1652">
            <text:p>1652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office:value-type="float" office:value="6607">
            <text:p>6607</text:p>
          </table:table-cell>
          <table:table-cell office:value-type="float" office:value="3.86584">
            <text:p>3,86584</text:p>
          </table:table-cell>
          <table:table-cell office:value-type="float" office:value="43.59602">
            <text:p>43,5960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93</text:p>
          </table:table-cell>
          <table:table-cell office:value-type="float" office:value="1653">
            <text:p>1653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office:value-type="float" office:value="1647">
            <text:p>1647</text:p>
          </table:table-cell>
          <table:table-cell office:value-type="float" office:value="3.86538">
            <text:p>3,86538</text:p>
          </table:table-cell>
          <table:table-cell office:value-type="float" office:value="43.59675">
            <text:p>43,5967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93</text:p>
          </table:table-cell>
          <table:table-cell office:value-type="float" office:value="1654">
            <text:p>1654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office:value-type="float" office:value="1647">
            <text:p>1647</text:p>
          </table:table-cell>
          <table:table-cell office:value-type="float" office:value="3.86432">
            <text:p>3,86432</text:p>
          </table:table-cell>
          <table:table-cell office:value-type="float" office:value="43.59736">
            <text:p>43,5973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93</text:p>
          </table:table-cell>
          <table:table-cell office:value-type="float" office:value="1655">
            <text:p>1655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1643">
            <text:p>1643</text:p>
          </table:table-cell>
          <table:table-cell office:value-type="float" office:value="3.86414">
            <text:p>3,86414</text:p>
          </table:table-cell>
          <table:table-cell office:value-type="float" office:value="43.59745">
            <text:p>43,59745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53</text:p>
          </table:table-cell>
          <table:table-cell office:value-type="float" office:value="1656">
            <text:p>1656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15932">
            <text:p>15932</text:p>
          </table:table-cell>
          <table:table-cell office:value-type="float" office:value="3.8641">
            <text:p>3,8641</text:p>
          </table:table-cell>
          <table:table-cell office:value-type="float" office:value="43.59733">
            <text:p>43,59733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657">
            <text:p>1657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1645">
            <text:p>1645</text:p>
          </table:table-cell>
          <table:table-cell office:value-type="float" office:value="3.86351">
            <text:p>3,86351</text:p>
          </table:table-cell>
          <table:table-cell office:value-type="float" office:value="43.59679">
            <text:p>43,5967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658">
            <text:p>1658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1645">
            <text:p>1645</text:p>
          </table:table-cell>
          <table:table-cell office:value-type="float" office:value="3.86216">
            <text:p>3,86216</text:p>
          </table:table-cell>
          <table:table-cell office:value-type="float" office:value="43.59551">
            <text:p>43,5955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659">
            <text:p>1659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1648">
            <text:p>1648</text:p>
          </table:table-cell>
          <table:table-cell office:value-type="float" office:value="3.86427">
            <text:p>3,86427</text:p>
          </table:table-cell>
          <table:table-cell office:value-type="float" office:value="43.59748">
            <text:p>43,59748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660">
            <text:p>1660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1648">
            <text:p>1648</text:p>
          </table:table-cell>
          <table:table-cell office:value-type="float" office:value="3.865">
            <text:p>3,865</text:p>
          </table:table-cell>
          <table:table-cell office:value-type="float" office:value="43.59816">
            <text:p>43,5981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661">
            <text:p>1661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1656">
            <text:p>1656</text:p>
          </table:table-cell>
          <table:table-cell office:value-type="float" office:value="3.86517">
            <text:p>3,86517</text:p>
          </table:table-cell>
          <table:table-cell office:value-type="float" office:value="43.59817">
            <text:p>43,5981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83</text:p>
          </table:table-cell>
          <table:table-cell office:value-type="float" office:value="1662">
            <text:p>1662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1656">
            <text:p>1656</text:p>
          </table:table-cell>
          <table:table-cell office:value-type="float" office:value="3.86582">
            <text:p>3,86582</text:p>
          </table:table-cell>
          <table:table-cell office:value-type="float" office:value="43.59784">
            <text:p>43,5978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83</text:p>
          </table:table-cell>
          <table:table-cell office:value-type="float" office:value="1663">
            <text:p>1663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1669">
            <text:p>1669</text:p>
          </table:table-cell>
          <table:table-cell office:value-type="float" office:value="3.8659">
            <text:p>3,8659</text:p>
          </table:table-cell>
          <table:table-cell office:value-type="float" office:value="43.59785">
            <text:p>43,59785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32</text:p>
          </table:table-cell>
          <table:table-cell office:value-type="float" office:value="1664">
            <text:p>1664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1658">
            <text:p>1658</text:p>
          </table:table-cell>
          <table:table-cell office:value-type="float" office:value="3.86595">
            <text:p>3,86595</text:p>
          </table:table-cell>
          <table:table-cell office:value-type="float" office:value="43.59778">
            <text:p>43,5977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83</text:p>
          </table:table-cell>
          <table:table-cell office:value-type="float" office:value="1665">
            <text:p>1665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1658">
            <text:p>1658</text:p>
          </table:table-cell>
          <table:table-cell office:value-type="float" office:value="3.86667">
            <text:p>3,86667</text:p>
          </table:table-cell>
          <table:table-cell office:value-type="float" office:value="43.59739">
            <text:p>43,59739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83</text:p>
          </table:table-cell>
          <table:table-cell office:value-type="float" office:value="1666">
            <text:p>1666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6608">
            <text:p>6608</text:p>
          </table:table-cell>
          <table:table-cell office:value-type="float" office:value="3.86815">
            <text:p>3,86815</text:p>
          </table:table-cell>
          <table:table-cell office:value-type="float" office:value="43.59591">
            <text:p>43,5959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83</text:p>
          </table:table-cell>
          <table:table-cell office:value-type="float" office:value="1667">
            <text:p>1667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490">
            <text:p>1490</text:p>
          </table:table-cell>
          <table:table-cell office:value-type="float" office:value="3.86919">
            <text:p>3,86919</text:p>
          </table:table-cell>
          <table:table-cell office:value-type="float" office:value="43.58125">
            <text:p>43,5812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00</text:p>
          </table:table-cell>
          <table:table-cell office:value-type="float" office:value="1668">
            <text:p>166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490">
            <text:p>1490</text:p>
          </table:table-cell>
          <table:table-cell office:value-type="float" office:value="3.86909">
            <text:p>3,86909</text:p>
          </table:table-cell>
          <table:table-cell office:value-type="float" office:value="43.58007">
            <text:p>43,5800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00</text:p>
          </table:table-cell>
          <table:table-cell office:value-type="float" office:value="1669">
            <text:p>1669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501">
            <text:p>1501</text:p>
          </table:table-cell>
          <table:table-cell office:value-type="float" office:value="3.86929">
            <text:p>3,86929</text:p>
          </table:table-cell>
          <table:table-cell office:value-type="float" office:value="43.5816">
            <text:p>43,581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00</text:p>
          </table:table-cell>
          <table:table-cell office:value-type="float" office:value="1670">
            <text:p>167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499">
            <text:p>1499</text:p>
          </table:table-cell>
          <table:table-cell office:value-type="float" office:value="3.87195">
            <text:p>3,87195</text:p>
          </table:table-cell>
          <table:table-cell office:value-type="float" office:value="43.58757">
            <text:p>43,5875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500</text:p>
          </table:table-cell>
          <table:table-cell office:value-type="float" office:value="1671">
            <text:p>1671</text:p>
          </table:table-cell>
        </table:table-row>
        <table:table-row table:style-name="ro1">
          <table:table-cell office:value-type="float" office:value="3162">
            <text:p>3162</text:p>
          </table:table-cell>
          <table:table-cell office:value-type="float" office:value="1463">
            <text:p>1463</text:p>
          </table:table-cell>
          <table:table-cell office:value-type="float" office:value="3.86847">
            <text:p>3,86847</text:p>
          </table:table-cell>
          <table:table-cell office:value-type="float" office:value="43.58576">
            <text:p>43,5857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162</text:p>
          </table:table-cell>
          <table:table-cell office:value-type="float" office:value="1672">
            <text:p>1672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464">
            <text:p>1464</text:p>
          </table:table-cell>
          <table:table-cell office:value-type="float" office:value="3.86809">
            <text:p>3,86809</text:p>
          </table:table-cell>
          <table:table-cell office:value-type="float" office:value="43.58583">
            <text:p>43,5858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500</text:p>
          </table:table-cell>
          <table:table-cell office:value-type="float" office:value="1673">
            <text:p>1673</text:p>
          </table:table-cell>
        </table:table-row>
        <table:table-row table:style-name="ro1">
          <table:table-cell office:value-type="float" office:value="1459">
            <text:p>1459</text:p>
          </table:table-cell>
          <table:table-cell office:value-type="float" office:value="1485">
            <text:p>1485</text:p>
          </table:table-cell>
          <table:table-cell office:value-type="float" office:value="3.86734">
            <text:p>3,86734</text:p>
          </table:table-cell>
          <table:table-cell office:value-type="float" office:value="43.58534">
            <text:p>43,5853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59</text:p>
          </table:table-cell>
          <table:table-cell office:value-type="float" office:value="1674">
            <text:p>1674</text:p>
          </table:table-cell>
        </table:table-row>
        <table:table-row table:style-name="ro1">
          <table:table-cell office:value-type="float" office:value="1459">
            <text:p>1459</text:p>
          </table:table-cell>
          <table:table-cell office:value-type="float" office:value="1511">
            <text:p>1511</text:p>
          </table:table-cell>
          <table:table-cell office:value-type="float" office:value="3.86668">
            <text:p>3,86668</text:p>
          </table:table-cell>
          <table:table-cell office:value-type="float" office:value="43.58518">
            <text:p>43,5851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59</text:p>
          </table:table-cell>
          <table:table-cell office:value-type="float" office:value="1675">
            <text:p>1675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460">
            <text:p>1460</text:p>
          </table:table-cell>
          <table:table-cell office:value-type="float" office:value="3.86452">
            <text:p>3,86452</text:p>
          </table:table-cell>
          <table:table-cell office:value-type="float" office:value="43.58638">
            <text:p>43,5863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00</text:p>
          </table:table-cell>
          <table:table-cell office:value-type="float" office:value="1676">
            <text:p>1676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1477">
            <text:p>1477</text:p>
          </table:table-cell>
          <table:table-cell office:value-type="float" office:value="3.86236">
            <text:p>3,86236</text:p>
          </table:table-cell>
          <table:table-cell office:value-type="float" office:value="43.58558">
            <text:p>43,5855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78</text:p>
          </table:table-cell>
          <table:table-cell office:value-type="float" office:value="1677">
            <text:p>1677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1441">
            <text:p>1441</text:p>
          </table:table-cell>
          <table:table-cell office:value-type="float" office:value="3.86304">
            <text:p>3,86304</text:p>
          </table:table-cell>
          <table:table-cell office:value-type="float" office:value="43.58245">
            <text:p>43,582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09</text:p>
          </table:table-cell>
          <table:table-cell office:value-type="float" office:value="1678">
            <text:p>1678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1472">
            <text:p>1472</text:p>
          </table:table-cell>
          <table:table-cell office:value-type="float" office:value="3.86359">
            <text:p>3,86359</text:p>
          </table:table-cell>
          <table:table-cell office:value-type="float" office:value="43.5824">
            <text:p>43,582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67</text:p>
          </table:table-cell>
          <table:table-cell office:value-type="float" office:value="1679">
            <text:p>1679</text:p>
          </table:table-cell>
        </table:table-row>
        <table:table-row table:style-name="ro1">
          <table:table-cell office:value-type="float" office:value="1306">
            <text:p>1306</text:p>
          </table:table-cell>
          <table:table-cell office:value-type="float" office:value="1491">
            <text:p>1491</text:p>
          </table:table-cell>
          <table:table-cell office:value-type="float" office:value="3.86643">
            <text:p>3,86643</text:p>
          </table:table-cell>
          <table:table-cell office:value-type="float" office:value="43.58345">
            <text:p>43,5834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06</text:p>
          </table:table-cell>
          <table:table-cell office:value-type="float" office:value="1680">
            <text:p>1680</text:p>
          </table:table-cell>
        </table:table-row>
        <table:table-row table:style-name="ro1">
          <table:table-cell office:value-type="float" office:value="1306">
            <text:p>1306</text:p>
          </table:table-cell>
          <table:table-cell office:value-type="float" office:value="1493">
            <text:p>1493</text:p>
          </table:table-cell>
          <table:table-cell office:value-type="float" office:value="3.86752">
            <text:p>3,86752</text:p>
          </table:table-cell>
          <table:table-cell office:value-type="float" office:value="43.58265">
            <text:p>43,5826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06</text:p>
          </table:table-cell>
          <table:table-cell office:value-type="float" office:value="1681">
            <text:p>1681</text:p>
          </table:table-cell>
        </table:table-row>
        <table:table-row table:style-name="ro1">
          <table:table-cell office:value-type="float" office:value="1306">
            <text:p>1306</text:p>
          </table:table-cell>
          <table:table-cell office:value-type="float" office:value="1493">
            <text:p>1493</text:p>
          </table:table-cell>
          <table:table-cell office:value-type="float" office:value="3.86898">
            <text:p>3,86898</text:p>
          </table:table-cell>
          <table:table-cell office:value-type="float" office:value="43.58151">
            <text:p>43,5815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06</text:p>
          </table:table-cell>
          <table:table-cell office:value-type="float" office:value="1682">
            <text:p>1682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732">
            <text:p>1732</text:p>
          </table:table-cell>
          <table:table-cell office:value-type="float" office:value="3.85776">
            <text:p>3,85776</text:p>
          </table:table-cell>
          <table:table-cell office:value-type="float" office:value="43.59157">
            <text:p>43,5915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16</text:p>
          </table:table-cell>
          <table:table-cell office:value-type="float" office:value="1683">
            <text:p>1683</text:p>
          </table:table-cell>
        </table:table-row>
        <table:table-row table:style-name="ro1">
          <table:table-cell office:value-type="float" office:value="2274">
            <text:p>2274</text:p>
          </table:table-cell>
          <table:table-cell office:value-type="float" office:value="1735">
            <text:p>1735</text:p>
          </table:table-cell>
          <table:table-cell office:value-type="float" office:value="3.85935">
            <text:p>3,85935</text:p>
          </table:table-cell>
          <table:table-cell office:value-type="float" office:value="43.59306">
            <text:p>43,5930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274</text:p>
          </table:table-cell>
          <table:table-cell office:value-type="float" office:value="1684">
            <text:p>1684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1726">
            <text:p>1726</text:p>
          </table:table-cell>
          <table:table-cell office:value-type="float" office:value="3.8601">
            <text:p>3,8601</text:p>
          </table:table-cell>
          <table:table-cell office:value-type="float" office:value="43.59365">
            <text:p>43,5936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685">
            <text:p>1685</text:p>
          </table:table-cell>
        </table:table-row>
        <table:table-row table:style-name="ro1">
          <table:table-cell office:value-type="float" office:value="1649">
            <text:p>1649</text:p>
          </table:table-cell>
          <table:table-cell office:value-type="float" office:value="1565">
            <text:p>1565</text:p>
          </table:table-cell>
          <table:table-cell office:value-type="float" office:value="3.87516">
            <text:p>3,87516</text:p>
          </table:table-cell>
          <table:table-cell office:value-type="float" office:value="43.59373">
            <text:p>43,5937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9</text:p>
          </table:table-cell>
          <table:table-cell office:value-type="float" office:value="1686">
            <text:p>1686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10133">
            <text:p>10133</text:p>
          </table:table-cell>
          <table:table-cell office:value-type="float" office:value="3.87481">
            <text:p>3,87481</text:p>
          </table:table-cell>
          <table:table-cell office:value-type="float" office:value="43.59311">
            <text:p>43,5931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1687">
            <text:p>1687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office:value-type="float" office:value="1566">
            <text:p>1566</text:p>
          </table:table-cell>
          <table:table-cell office:value-type="float" office:value="3.87445">
            <text:p>3,87445</text:p>
          </table:table-cell>
          <table:table-cell office:value-type="float" office:value="43.59295">
            <text:p>43,5929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86</text:p>
          </table:table-cell>
          <table:table-cell office:value-type="float" office:value="1688">
            <text:p>1688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office:value-type="float" office:value="1566">
            <text:p>1566</text:p>
          </table:table-cell>
          <table:table-cell office:value-type="float" office:value="3.87359">
            <text:p>3,87359</text:p>
          </table:table-cell>
          <table:table-cell office:value-type="float" office:value="43.59338">
            <text:p>43,5933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86</text:p>
          </table:table-cell>
          <table:table-cell office:value-type="float" office:value="1689">
            <text:p>1689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1579">
            <text:p>1579</text:p>
          </table:table-cell>
          <table:table-cell office:value-type="float" office:value="3.87339">
            <text:p>3,87339</text:p>
          </table:table-cell>
          <table:table-cell office:value-type="float" office:value="43.59333">
            <text:p>43,5933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44</text:p>
          </table:table-cell>
          <table:table-cell office:value-type="float" office:value="1690">
            <text:p>1690</text:p>
          </table:table-cell>
        </table:table-row>
        <table:table-row table:style-name="ro1">
          <table:table-cell office:value-type="float" office:value="1882">
            <text:p>1882</text:p>
          </table:table-cell>
          <table:table-cell office:value-type="float" office:value="469">
            <text:p>469</text:p>
          </table:table-cell>
          <table:table-cell office:value-type="float" office:value="3.87132">
            <text:p>3,87132</text:p>
          </table:table-cell>
          <table:table-cell office:value-type="float" office:value="43.59294">
            <text:p>43,5929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82</text:p>
          </table:table-cell>
          <table:table-cell office:value-type="float" office:value="1691">
            <text:p>1691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1598">
            <text:p>1598</text:p>
          </table:table-cell>
          <table:table-cell office:value-type="float" office:value="3.87213">
            <text:p>3,87213</text:p>
          </table:table-cell>
          <table:table-cell office:value-type="float" office:value="43.59415">
            <text:p>43,5941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45</text:p>
          </table:table-cell>
          <table:table-cell office:value-type="float" office:value="1692">
            <text:p>1692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office:value-type="float" office:value="1569">
            <text:p>1569</text:p>
          </table:table-cell>
          <table:table-cell office:value-type="float" office:value="3.87208">
            <text:p>3,87208</text:p>
          </table:table-cell>
          <table:table-cell office:value-type="float" office:value="43.5943">
            <text:p>43,594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86</text:p>
          </table:table-cell>
          <table:table-cell office:value-type="float" office:value="1693">
            <text:p>1693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office:value-type="float" office:value="1600">
            <text:p>1600</text:p>
          </table:table-cell>
          <table:table-cell office:value-type="float" office:value="3.8716">
            <text:p>3,8716</text:p>
          </table:table-cell>
          <table:table-cell office:value-type="float" office:value="43.59461">
            <text:p>43,5946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86</text:p>
          </table:table-cell>
          <table:table-cell office:value-type="float" office:value="1694">
            <text:p>1694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office:value-type="float" office:value="1568">
            <text:p>1568</text:p>
          </table:table-cell>
          <table:table-cell office:value-type="float" office:value="3.87255">
            <text:p>3,87255</text:p>
          </table:table-cell>
          <table:table-cell office:value-type="float" office:value="43.59401">
            <text:p>43,5940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86</text:p>
          </table:table-cell>
          <table:table-cell office:value-type="float" office:value="1695">
            <text:p>1695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office:value-type="float" office:value="1583">
            <text:p>1583</text:p>
          </table:table-cell>
          <table:table-cell office:value-type="float" office:value="3.87341">
            <text:p>3,87341</text:p>
          </table:table-cell>
          <table:table-cell office:value-type="float" office:value="43.59349">
            <text:p>43,5934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86</text:p>
          </table:table-cell>
          <table:table-cell office:value-type="float" office:value="1696">
            <text:p>1696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office:value-type="float" office:value="1575">
            <text:p>1575</text:p>
          </table:table-cell>
          <table:table-cell office:value-type="float" office:value="3.87237">
            <text:p>3,87237</text:p>
          </table:table-cell>
          <table:table-cell office:value-type="float" office:value="43.5921">
            <text:p>43,592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66</text:p>
          </table:table-cell>
          <table:table-cell office:value-type="float" office:value="1697">
            <text:p>1697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office:value-type="float" office:value="1575">
            <text:p>1575</text:p>
          </table:table-cell>
          <table:table-cell office:value-type="float" office:value="3.87358">
            <text:p>3,87358</text:p>
          </table:table-cell>
          <table:table-cell office:value-type="float" office:value="43.59167">
            <text:p>43,5916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66</text:p>
          </table:table-cell>
          <table:table-cell office:value-type="float" office:value="1698">
            <text:p>1698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1581">
            <text:p>1581</text:p>
          </table:table-cell>
          <table:table-cell office:value-type="float" office:value="3.87373">
            <text:p>3,87373</text:p>
          </table:table-cell>
          <table:table-cell office:value-type="float" office:value="43.59174">
            <text:p>43,5917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1699">
            <text:p>1699</text:p>
          </table:table-cell>
        </table:table-row>
        <table:table-row table:style-name="ro1">
          <table:table-cell office:value-type="float" office:value="2838">
            <text:p>2838</text:p>
          </table:table-cell>
          <table:table-cell office:value-type="float" office:value="1573">
            <text:p>1573</text:p>
          </table:table-cell>
          <table:table-cell office:value-type="float" office:value="3.87451">
            <text:p>3,87451</text:p>
          </table:table-cell>
          <table:table-cell office:value-type="float" office:value="43.59253">
            <text:p>43,5925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838</text:p>
          </table:table-cell>
          <table:table-cell office:value-type="float" office:value="1700">
            <text:p>1700</text:p>
          </table:table-cell>
        </table:table-row>
        <table:table-row table:style-name="ro1">
          <table:table-cell office:value-type="float" office:value="1862">
            <text:p>1862</text:p>
          </table:table-cell>
          <table:table-cell office:value-type="float" office:value="1572">
            <text:p>1572</text:p>
          </table:table-cell>
          <table:table-cell office:value-type="float" office:value="3.87431">
            <text:p>3,87431</text:p>
          </table:table-cell>
          <table:table-cell office:value-type="float" office:value="43.59266">
            <text:p>43,5926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62</text:p>
          </table:table-cell>
          <table:table-cell office:value-type="float" office:value="1701">
            <text:p>1701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1564">
            <text:p>1564</text:p>
          </table:table-cell>
          <table:table-cell office:value-type="float" office:value="3.87453">
            <text:p>3,87453</text:p>
          </table:table-cell>
          <table:table-cell office:value-type="float" office:value="43.59278">
            <text:p>43,5927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1702">
            <text:p>1702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5727">
            <text:p>5727</text:p>
          </table:table-cell>
          <table:table-cell office:value-type="float" office:value="3.87561">
            <text:p>3,87561</text:p>
          </table:table-cell>
          <table:table-cell office:value-type="float" office:value="43.59463">
            <text:p>43,5946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1703">
            <text:p>1703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5727">
            <text:p>5727</text:p>
          </table:table-cell>
          <table:table-cell office:value-type="float" office:value="3.8751">
            <text:p>3,8751</text:p>
          </table:table-cell>
          <table:table-cell office:value-type="float" office:value="43.59513">
            <text:p>43,59513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1704">
            <text:p>1704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5727">
            <text:p>5727</text:p>
          </table:table-cell>
          <table:table-cell office:value-type="float" office:value="3.87462">
            <text:p>3,87462</text:p>
          </table:table-cell>
          <table:table-cell office:value-type="float" office:value="43.59547">
            <text:p>43,5954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1705">
            <text:p>1705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5724">
            <text:p>5724</text:p>
          </table:table-cell>
          <table:table-cell office:value-type="float" office:value="3.87393">
            <text:p>3,87393</text:p>
          </table:table-cell>
          <table:table-cell office:value-type="float" office:value="43.59609">
            <text:p>43,5960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1706">
            <text:p>1706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5731">
            <text:p>5731</text:p>
          </table:table-cell>
          <table:table-cell office:value-type="float" office:value="3.87591">
            <text:p>3,87591</text:p>
          </table:table-cell>
          <table:table-cell office:value-type="float" office:value="43.59667">
            <text:p>43,5966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1707">
            <text:p>1707</text:p>
          </table:table-cell>
        </table:table-row>
        <table:table-row table:style-name="ro1">
          <table:table-cell office:value-type="float" office:value="1683">
            <text:p>1683</text:p>
          </table:table-cell>
          <table:table-cell office:value-type="float" office:value="16376">
            <text:p>16376</text:p>
          </table:table-cell>
          <table:table-cell office:value-type="float" office:value="3.87618">
            <text:p>3,87618</text:p>
          </table:table-cell>
          <table:table-cell office:value-type="float" office:value="43.59679">
            <text:p>43,5967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83</text:p>
          </table:table-cell>
          <table:table-cell office:value-type="float" office:value="1708">
            <text:p>1708</text:p>
          </table:table-cell>
        </table:table-row>
        <table:table-row table:style-name="ro1">
          <table:table-cell office:value-type="float" office:value="1683">
            <text:p>1683</text:p>
          </table:table-cell>
          <table:table-cell office:value-type="float" office:value="16392">
            <text:p>16392</text:p>
          </table:table-cell>
          <table:table-cell office:value-type="float" office:value="3.87623">
            <text:p>3,87623</text:p>
          </table:table-cell>
          <table:table-cell office:value-type="float" office:value="43.59692">
            <text:p>43,5969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83</text:p>
          </table:table-cell>
          <table:table-cell office:value-type="float" office:value="1709">
            <text:p>1709</text:p>
          </table:table-cell>
        </table:table-row>
        <table:table-row table:style-name="ro1">
          <table:table-cell office:value-type="float" office:value="1462">
            <text:p>1462</text:p>
          </table:table-cell>
          <table:table-cell office:value-type="float" office:value="5576">
            <text:p>5576</text:p>
          </table:table-cell>
          <table:table-cell office:value-type="float" office:value="3.87584">
            <text:p>3,87584</text:p>
          </table:table-cell>
          <table:table-cell office:value-type="float" office:value="43.59872">
            <text:p>43,5987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62</text:p>
          </table:table-cell>
          <table:table-cell office:value-type="float" office:value="1710">
            <text:p>1710</text:p>
          </table:table-cell>
        </table:table-row>
        <table:table-row table:style-name="ro1">
          <table:table-cell office:value-type="float" office:value="2371">
            <text:p>2371</text:p>
          </table:table-cell>
          <table:table-cell office:value-type="float" office:value="1556">
            <text:p>1556</text:p>
          </table:table-cell>
          <table:table-cell office:value-type="float" office:value="3.87113">
            <text:p>3,87113</text:p>
          </table:table-cell>
          <table:table-cell office:value-type="float" office:value="43.58776">
            <text:p>43,5877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71</text:p>
          </table:table-cell>
          <table:table-cell office:value-type="float" office:value="1711">
            <text:p>1711</text:p>
          </table:table-cell>
        </table:table-row>
        <table:table-row table:style-name="ro1">
          <table:table-cell office:value-type="float" office:value="2370">
            <text:p>2370</text:p>
          </table:table-cell>
          <table:table-cell office:value-type="float" office:value="1506">
            <text:p>1506</text:p>
          </table:table-cell>
          <table:table-cell office:value-type="float" office:value="3.87105">
            <text:p>3,87105</text:p>
          </table:table-cell>
          <table:table-cell office:value-type="float" office:value="43.58773">
            <text:p>43,5877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70</text:p>
          </table:table-cell>
          <table:table-cell office:value-type="float" office:value="1712">
            <text:p>1712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6005">
            <text:p>6005</text:p>
          </table:table-cell>
          <table:table-cell office:value-type="float" office:value="3.87226">
            <text:p>3,87226</text:p>
          </table:table-cell>
          <table:table-cell office:value-type="float" office:value="43.5882">
            <text:p>43,588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1713">
            <text:p>1713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6005">
            <text:p>6005</text:p>
          </table:table-cell>
          <table:table-cell office:value-type="float" office:value="3.87288">
            <text:p>3,87288</text:p>
          </table:table-cell>
          <table:table-cell office:value-type="float" office:value="43.58957">
            <text:p>43,5895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1714">
            <text:p>1714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6005">
            <text:p>6005</text:p>
          </table:table-cell>
          <table:table-cell office:value-type="float" office:value="3.87355">
            <text:p>3,87355</text:p>
          </table:table-cell>
          <table:table-cell office:value-type="float" office:value="43.59132">
            <text:p>43,5913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1715">
            <text:p>1715</text:p>
          </table:table-cell>
        </table:table-row>
        <table:table-row table:style-name="ro1">
          <table:table-cell office:value-type="float" office:value="1459">
            <text:p>1459</text:p>
          </table:table-cell>
          <table:table-cell office:value-type="float" office:value="1574">
            <text:p>1574</text:p>
          </table:table-cell>
          <table:table-cell office:value-type="float" office:value="3.87342">
            <text:p>3,87342</text:p>
          </table:table-cell>
          <table:table-cell office:value-type="float" office:value="43.59144">
            <text:p>43,5914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59</text:p>
          </table:table-cell>
          <table:table-cell office:value-type="float" office:value="1716">
            <text:p>1716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543">
            <text:p>1543</text:p>
          </table:table-cell>
          <table:table-cell office:value-type="float" office:value="3.86989">
            <text:p>3,86989</text:p>
          </table:table-cell>
          <table:table-cell office:value-type="float" office:value="43.58999">
            <text:p>43,5899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45</text:p>
          </table:table-cell>
          <table:table-cell office:value-type="float" office:value="1717">
            <text:p>1717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544">
            <text:p>1544</text:p>
          </table:table-cell>
          <table:table-cell office:value-type="float" office:value="3.87026">
            <text:p>3,87026</text:p>
          </table:table-cell>
          <table:table-cell office:value-type="float" office:value="43.5896">
            <text:p>43,589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45</text:p>
          </table:table-cell>
          <table:table-cell office:value-type="float" office:value="1718">
            <text:p>1718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517">
            <text:p>1517</text:p>
          </table:table-cell>
          <table:table-cell office:value-type="float" office:value="3.87005">
            <text:p>3,87005</text:p>
          </table:table-cell>
          <table:table-cell office:value-type="float" office:value="43.589">
            <text:p>43,58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05</text:p>
          </table:table-cell>
          <table:table-cell office:value-type="float" office:value="1719">
            <text:p>1719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521">
            <text:p>1521</text:p>
          </table:table-cell>
          <table:table-cell office:value-type="float" office:value="3.86917">
            <text:p>3,86917</text:p>
          </table:table-cell>
          <table:table-cell office:value-type="float" office:value="43.58986">
            <text:p>43,5898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05</text:p>
          </table:table-cell>
          <table:table-cell office:value-type="float" office:value="1720">
            <text:p>1720</text:p>
          </table:table-cell>
        </table:table-row>
        <table:table-row table:style-name="ro1">
          <table:table-cell office:value-type="float" office:value="1459">
            <text:p>1459</text:p>
          </table:table-cell>
          <table:table-cell office:value-type="float" office:value="1518">
            <text:p>1518</text:p>
          </table:table-cell>
          <table:table-cell office:value-type="float" office:value="3.86997">
            <text:p>3,86997</text:p>
          </table:table-cell>
          <table:table-cell office:value-type="float" office:value="43.58888">
            <text:p>43,5888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59</text:p>
          </table:table-cell>
          <table:table-cell office:value-type="float" office:value="1721">
            <text:p>1721</text:p>
          </table:table-cell>
        </table:table-row>
        <table:table-row table:style-name="ro1">
          <table:table-cell office:value-type="float" office:value="3073">
            <text:p>3073</text:p>
          </table:table-cell>
          <table:table-cell office:value-type="float" office:value="1465">
            <text:p>1465</text:p>
          </table:table-cell>
          <table:table-cell office:value-type="float" office:value="3.86807">
            <text:p>3,86807</text:p>
          </table:table-cell>
          <table:table-cell office:value-type="float" office:value="43.58738">
            <text:p>43,5873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073</text:p>
          </table:table-cell>
          <table:table-cell office:value-type="float" office:value="1722">
            <text:p>1722</text:p>
          </table:table-cell>
        </table:table-row>
        <table:table-row table:style-name="ro1">
          <table:table-cell office:value-type="float" office:value="2461">
            <text:p>2461</text:p>
          </table:table-cell>
          <table:table-cell office:value-type="float" office:value="13872">
            <text:p>13872</text:p>
          </table:table-cell>
          <table:table-cell office:value-type="float" office:value="3.86752">
            <text:p>3,86752</text:p>
          </table:table-cell>
          <table:table-cell office:value-type="float" office:value="43.58757">
            <text:p>43,5875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461</text:p>
          </table:table-cell>
          <table:table-cell office:value-type="float" office:value="1723">
            <text:p>1723</text:p>
          </table:table-cell>
        </table:table-row>
        <table:table-row table:style-name="ro1">
          <table:table-cell office:value-type="float" office:value="2462">
            <text:p>2462</text:p>
          </table:table-cell>
          <table:table-cell office:value-type="float" office:value="1536">
            <text:p>1536</text:p>
          </table:table-cell>
          <table:table-cell office:value-type="float" office:value="3.8674">
            <text:p>3,8674</text:p>
          </table:table-cell>
          <table:table-cell office:value-type="float" office:value="43.58756">
            <text:p>43,5875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462</text:p>
          </table:table-cell>
          <table:table-cell office:value-type="float" office:value="1724">
            <text:p>1724</text:p>
          </table:table-cell>
        </table:table-row>
        <table:table-row table:style-name="ro1">
          <table:table-cell office:value-type="float" office:value="2462">
            <text:p>2462</text:p>
          </table:table-cell>
          <table:table-cell office:value-type="float" office:value="10034">
            <text:p>10034</text:p>
          </table:table-cell>
          <table:table-cell office:value-type="float" office:value="3.86633">
            <text:p>3,86633</text:p>
          </table:table-cell>
          <table:table-cell office:value-type="float" office:value="43.58798">
            <text:p>43,5879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462</text:p>
          </table:table-cell>
          <table:table-cell office:value-type="float" office:value="1725">
            <text:p>1725</text:p>
          </table:table-cell>
        </table:table-row>
        <table:table-row table:style-name="ro1">
          <table:table-cell office:value-type="float" office:value="2461">
            <text:p>2461</text:p>
          </table:table-cell>
          <table:table-cell office:value-type="float" office:value="10032">
            <text:p>10032</text:p>
          </table:table-cell>
          <table:table-cell office:value-type="float" office:value="3.86577">
            <text:p>3,86577</text:p>
          </table:table-cell>
          <table:table-cell office:value-type="float" office:value="43.58825">
            <text:p>43,5882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461</text:p>
          </table:table-cell>
          <table:table-cell office:value-type="float" office:value="1726">
            <text:p>1726</text:p>
          </table:table-cell>
        </table:table-row>
        <table:table-row table:style-name="ro1">
          <table:table-cell office:value-type="float" office:value="3066">
            <text:p>3066</text:p>
          </table:table-cell>
          <table:table-cell office:value-type="float" office:value="1497">
            <text:p>1497</text:p>
          </table:table-cell>
          <table:table-cell office:value-type="float" office:value="3.86801">
            <text:p>3,86801</text:p>
          </table:table-cell>
          <table:table-cell office:value-type="float" office:value="43.58724">
            <text:p>43,5872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066</text:p>
          </table:table-cell>
          <table:table-cell office:value-type="float" office:value="1727">
            <text:p>1727</text:p>
          </table:table-cell>
        </table:table-row>
        <table:table-row table:style-name="ro1">
          <table:table-cell office:value-type="float" office:value="1459">
            <text:p>1459</text:p>
          </table:table-cell>
          <table:table-cell office:value-type="float" office:value="1505">
            <text:p>1505</text:p>
          </table:table-cell>
          <table:table-cell office:value-type="float" office:value="3.86846">
            <text:p>3,86846</text:p>
          </table:table-cell>
          <table:table-cell office:value-type="float" office:value="43.58646">
            <text:p>43,5864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59</text:p>
          </table:table-cell>
          <table:table-cell office:value-type="float" office:value="1728">
            <text:p>1728</text:p>
          </table:table-cell>
        </table:table-row>
        <table:table-row table:style-name="ro1">
          <table:table-cell office:value-type="float" office:value="1459">
            <text:p>1459</text:p>
          </table:table-cell>
          <table:table-cell office:value-type="float" office:value="1524">
            <text:p>1524</text:p>
          </table:table-cell>
          <table:table-cell office:value-type="float" office:value="3.86965">
            <text:p>3,86965</text:p>
          </table:table-cell>
          <table:table-cell office:value-type="float" office:value="43.5885">
            <text:p>43,588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59</text:p>
          </table:table-cell>
          <table:table-cell office:value-type="float" office:value="1729">
            <text:p>1729</text:p>
          </table:table-cell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1677">
            <text:p>1677</text:p>
          </table:table-cell>
          <table:table-cell office:value-type="float" office:value="3.86304">
            <text:p>3,86304</text:p>
          </table:table-cell>
          <table:table-cell office:value-type="float" office:value="43.60139">
            <text:p>43,6013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72</text:p>
          </table:table-cell>
          <table:table-cell office:value-type="float" office:value="1730">
            <text:p>1730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1686">
            <text:p>1686</text:p>
          </table:table-cell>
          <table:table-cell office:value-type="float" office:value="3.8639">
            <text:p>3,8639</text:p>
          </table:table-cell>
          <table:table-cell office:value-type="float" office:value="43.60139">
            <text:p>43,60139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94</text:p>
          </table:table-cell>
          <table:table-cell office:value-type="float" office:value="1731">
            <text:p>17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679">
            <text:p>1679</text:p>
          </table:table-cell>
          <table:table-cell office:value-type="float" office:value="3.86389">
            <text:p>3,86389</text:p>
          </table:table-cell>
          <table:table-cell office:value-type="float" office:value="43.60126">
            <text:p>43,6012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12</text:p>
          </table:table-cell>
          <table:table-cell office:value-type="float" office:value="1732">
            <text:p>1732</text:p>
          </table:table-cell>
        </table:table-row>
        <table:table-row table:style-name="ro1">
          <table:table-cell office:value-type="float" office:value="1245">
            <text:p>1245</text:p>
          </table:table-cell>
          <table:table-cell office:value-type="float" office:value="11993">
            <text:p>11993</text:p>
          </table:table-cell>
          <table:table-cell office:value-type="float" office:value="3.86631">
            <text:p>3,86631</text:p>
          </table:table-cell>
          <table:table-cell office:value-type="float" office:value="43.59995">
            <text:p>43,5999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45</text:p>
          </table:table-cell>
          <table:table-cell office:value-type="float" office:value="1733">
            <text:p>1733</text:p>
          </table:table-cell>
        </table:table-row>
        <table:table-row table:style-name="ro1">
          <table:table-cell office:value-type="float" office:value="1245">
            <text:p>1245</text:p>
          </table:table-cell>
          <table:table-cell office:value-type="float" office:value="1710">
            <text:p>1710</text:p>
          </table:table-cell>
          <table:table-cell office:value-type="float" office:value="3.86599">
            <text:p>3,86599</text:p>
          </table:table-cell>
          <table:table-cell office:value-type="float" office:value="43.59919">
            <text:p>43,5991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45</text:p>
          </table:table-cell>
          <table:table-cell office:value-type="float" office:value="1734">
            <text:p>1734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1663">
            <text:p>1663</text:p>
          </table:table-cell>
          <table:table-cell office:value-type="float" office:value="3.86614">
            <text:p>3,86614</text:p>
          </table:table-cell>
          <table:table-cell office:value-type="float" office:value="43.59919">
            <text:p>43,5991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735">
            <text:p>1735</text:p>
          </table:table-cell>
        </table:table-row>
        <table:table-row table:style-name="ro1">
          <table:table-cell office:value-type="float" office:value="1246">
            <text:p>1246</text:p>
          </table:table-cell>
          <table:table-cell office:value-type="float" office:value="1711">
            <text:p>1711</text:p>
          </table:table-cell>
          <table:table-cell office:value-type="float" office:value="3.8658">
            <text:p>3,8658</text:p>
          </table:table-cell>
          <table:table-cell office:value-type="float" office:value="43.59901">
            <text:p>43,5990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46</text:p>
          </table:table-cell>
          <table:table-cell office:value-type="float" office:value="1736">
            <text:p>1736</text:p>
          </table:table-cell>
        </table:table-row>
        <table:table-row table:style-name="ro1">
          <table:table-cell office:value-type="float" office:value="1117">
            <text:p>1117</text:p>
          </table:table-cell>
          <table:table-cell office:value-type="float" office:value="1683">
            <text:p>1683</text:p>
          </table:table-cell>
          <table:table-cell office:value-type="float" office:value="3.86493">
            <text:p>3,86493</text:p>
          </table:table-cell>
          <table:table-cell office:value-type="float" office:value="43.5994">
            <text:p>43,599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17</text:p>
          </table:table-cell>
          <table:table-cell office:value-type="float" office:value="1737">
            <text:p>1737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1649">
            <text:p>1649</text:p>
          </table:table-cell>
          <table:table-cell office:value-type="float" office:value="3.86521">
            <text:p>3,86521</text:p>
          </table:table-cell>
          <table:table-cell office:value-type="float" office:value="43.59835">
            <text:p>43,5983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738">
            <text:p>1738</text:p>
          </table:table-cell>
        </table:table-row>
        <table:table-row table:style-name="ro1">
          <table:table-cell office:value-type="float" office:value="1173">
            <text:p>1173</text:p>
          </table:table-cell>
          <table:table-cell office:value-type="float" office:value="1652">
            <text:p>1652</text:p>
          </table:table-cell>
          <table:table-cell office:value-type="float" office:value="3.86562">
            <text:p>3,86562</text:p>
          </table:table-cell>
          <table:table-cell office:value-type="float" office:value="43.59859">
            <text:p>43,5985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73</text:p>
          </table:table-cell>
          <table:table-cell office:value-type="float" office:value="1739">
            <text:p>1739</text:p>
          </table:table-cell>
        </table:table-row>
        <table:table-row table:style-name="ro1">
          <table:table-cell office:value-type="float" office:value="2174">
            <text:p>2174</text:p>
          </table:table-cell>
          <table:table-cell office:value-type="float" office:value="1651">
            <text:p>1651</text:p>
          </table:table-cell>
          <table:table-cell office:value-type="float" office:value="3.86843">
            <text:p>3,86843</text:p>
          </table:table-cell>
          <table:table-cell office:value-type="float" office:value="43.59845">
            <text:p>43,5984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74</text:p>
          </table:table-cell>
          <table:table-cell office:value-type="float" office:value="1740">
            <text:p>1740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1661">
            <text:p>1661</text:p>
          </table:table-cell>
          <table:table-cell office:value-type="float" office:value="3.86604">
            <text:p>3,86604</text:p>
          </table:table-cell>
          <table:table-cell office:value-type="float" office:value="43.59898">
            <text:p>43,5989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32</text:p>
          </table:table-cell>
          <table:table-cell office:value-type="float" office:value="1741">
            <text:p>1741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1662">
            <text:p>1662</text:p>
          </table:table-cell>
          <table:table-cell office:value-type="float" office:value="3.86581">
            <text:p>3,86581</text:p>
          </table:table-cell>
          <table:table-cell office:value-type="float" office:value="43.59889">
            <text:p>43,5988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742">
            <text:p>1742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1664">
            <text:p>1664</text:p>
          </table:table-cell>
          <table:table-cell office:value-type="float" office:value="3.86673">
            <text:p>3,86673</text:p>
          </table:table-cell>
          <table:table-cell office:value-type="float" office:value="43.59975">
            <text:p>43,5997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743">
            <text:p>174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707">
            <text:p>1707</text:p>
          </table:table-cell>
          <table:table-cell office:value-type="float" office:value="3.86669">
            <text:p>3,86669</text:p>
          </table:table-cell>
          <table:table-cell office:value-type="float" office:value="43.59982">
            <text:p>43,5998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12</text:p>
          </table:table-cell>
          <table:table-cell office:value-type="float" office:value="1744">
            <text:p>1744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1693">
            <text:p>1693</text:p>
          </table:table-cell>
          <table:table-cell office:value-type="float" office:value="3.86681">
            <text:p>3,86681</text:p>
          </table:table-cell>
          <table:table-cell office:value-type="float" office:value="43.59982">
            <text:p>43,5998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745">
            <text:p>1745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1695">
            <text:p>1695</text:p>
          </table:table-cell>
          <table:table-cell office:value-type="float" office:value="3.86716">
            <text:p>3,86716</text:p>
          </table:table-cell>
          <table:table-cell office:value-type="float" office:value="43.60024">
            <text:p>43,6002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49</text:p>
          </table:table-cell>
          <table:table-cell office:value-type="float" office:value="1746">
            <text:p>1746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5650">
            <text:p>5650</text:p>
          </table:table-cell>
          <table:table-cell office:value-type="float" office:value="3.86774">
            <text:p>3,86774</text:p>
          </table:table-cell>
          <table:table-cell office:value-type="float" office:value="43.60066">
            <text:p>43,6006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747">
            <text:p>1747</text:p>
          </table:table-cell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5649">
            <text:p>5649</text:p>
          </table:table-cell>
          <table:table-cell office:value-type="float" office:value="3.8676">
            <text:p>3,8676</text:p>
          </table:table-cell>
          <table:table-cell office:value-type="float" office:value="43.60083">
            <text:p>43,6008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72</text:p>
          </table:table-cell>
          <table:table-cell office:value-type="float" office:value="1748">
            <text:p>1748</text:p>
          </table:table-cell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5649">
            <text:p>5649</text:p>
          </table:table-cell>
          <table:table-cell office:value-type="float" office:value="3.86665">
            <text:p>3,86665</text:p>
          </table:table-cell>
          <table:table-cell office:value-type="float" office:value="43.60104">
            <text:p>43,6010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72</text:p>
          </table:table-cell>
          <table:table-cell office:value-type="float" office:value="1749">
            <text:p>1749</text:p>
          </table:table-cell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1678">
            <text:p>1678</text:p>
          </table:table-cell>
          <table:table-cell office:value-type="float" office:value="3.86396">
            <text:p>3,86396</text:p>
          </table:table-cell>
          <table:table-cell office:value-type="float" office:value="43.6013">
            <text:p>43,6013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72</text:p>
          </table:table-cell>
          <table:table-cell office:value-type="float" office:value="1750">
            <text:p>1750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1701">
            <text:p>1701</text:p>
          </table:table-cell>
          <table:table-cell office:value-type="float" office:value="3.86843">
            <text:p>3,86843</text:p>
          </table:table-cell>
          <table:table-cell office:value-type="float" office:value="43.60026">
            <text:p>43,6002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59</text:p>
          </table:table-cell>
          <table:table-cell office:value-type="float" office:value="1751">
            <text:p>1751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9375">
            <text:p>9375</text:p>
          </table:table-cell>
          <table:table-cell office:value-type="float" office:value="3.86791">
            <text:p>3,86791</text:p>
          </table:table-cell>
          <table:table-cell office:value-type="float" office:value="43.60063">
            <text:p>43,6006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59</text:p>
          </table:table-cell>
          <table:table-cell office:value-type="float" office:value="1752">
            <text:p>1752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1700">
            <text:p>1700</text:p>
          </table:table-cell>
          <table:table-cell office:value-type="float" office:value="3.86813">
            <text:p>3,86813</text:p>
          </table:table-cell>
          <table:table-cell office:value-type="float" office:value="43.60014">
            <text:p>43,6001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85</text:p>
          </table:table-cell>
          <table:table-cell office:value-type="float" office:value="1753">
            <text:p>1753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1699">
            <text:p>1699</text:p>
          </table:table-cell>
          <table:table-cell office:value-type="float" office:value="3.86765">
            <text:p>3,86765</text:p>
          </table:table-cell>
          <table:table-cell office:value-type="float" office:value="43.60042">
            <text:p>43,6004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29</text:p>
          </table:table-cell>
          <table:table-cell office:value-type="float" office:value="1754">
            <text:p>1754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1698">
            <text:p>1698</text:p>
          </table:table-cell>
          <table:table-cell office:value-type="float" office:value="3.86804">
            <text:p>3,86804</text:p>
          </table:table-cell>
          <table:table-cell office:value-type="float" office:value="43.60007">
            <text:p>43,6000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06</text:p>
          </table:table-cell>
          <table:table-cell office:value-type="float" office:value="1755">
            <text:p>1755</text:p>
          </table:table-cell>
        </table:table-row>
        <table:table-row table:style-name="ro1">
          <table:table-cell office:value-type="float" office:value="1486">
            <text:p>1486</text:p>
          </table:table-cell>
          <table:table-cell office:value-type="float" office:value="1696">
            <text:p>1696</text:p>
          </table:table-cell>
          <table:table-cell office:value-type="float" office:value="3.8674">
            <text:p>3,8674</text:p>
          </table:table-cell>
          <table:table-cell office:value-type="float" office:value="43.60021">
            <text:p>43,6002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86</text:p>
          </table:table-cell>
          <table:table-cell office:value-type="float" office:value="1756">
            <text:p>1756</text:p>
          </table:table-cell>
        </table:table-row>
        <table:table-row table:style-name="ro1">
          <table:table-cell office:value-type="float" office:value="1486">
            <text:p>1486</text:p>
          </table:table-cell>
          <table:table-cell office:value-type="float" office:value="1666">
            <text:p>1666</text:p>
          </table:table-cell>
          <table:table-cell office:value-type="float" office:value="3.86811">
            <text:p>3,86811</text:p>
          </table:table-cell>
          <table:table-cell office:value-type="float" office:value="43.59918">
            <text:p>43,5991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86</text:p>
          </table:table-cell>
          <table:table-cell office:value-type="float" office:value="1757">
            <text:p>1757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1705">
            <text:p>1705</text:p>
          </table:table-cell>
          <table:table-cell office:value-type="float" office:value="3.86819">
            <text:p>3,86819</text:p>
          </table:table-cell>
          <table:table-cell office:value-type="float" office:value="43.59917">
            <text:p>43,5991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59</text:p>
          </table:table-cell>
          <table:table-cell office:value-type="float" office:value="1758">
            <text:p>1758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1706">
            <text:p>1706</text:p>
          </table:table-cell>
          <table:table-cell office:value-type="float" office:value="3.86859">
            <text:p>3,86859</text:p>
          </table:table-cell>
          <table:table-cell office:value-type="float" office:value="43.59929">
            <text:p>43,5992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28</text:p>
          </table:table-cell>
          <table:table-cell office:value-type="float" office:value="1759">
            <text:p>1759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1704">
            <text:p>1704</text:p>
          </table:table-cell>
          <table:table-cell office:value-type="float" office:value="3.86891">
            <text:p>3,86891</text:p>
          </table:table-cell>
          <table:table-cell office:value-type="float" office:value="43.59949">
            <text:p>43,5994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59</text:p>
          </table:table-cell>
          <table:table-cell office:value-type="float" office:value="1760">
            <text:p>1760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1703">
            <text:p>1703</text:p>
          </table:table-cell>
          <table:table-cell office:value-type="float" office:value="3.86856">
            <text:p>3,86856</text:p>
          </table:table-cell>
          <table:table-cell office:value-type="float" office:value="43.59978">
            <text:p>43,5997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29</text:p>
          </table:table-cell>
          <table:table-cell office:value-type="float" office:value="1761">
            <text:p>1761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1703">
            <text:p>1703</text:p>
          </table:table-cell>
          <table:table-cell office:value-type="float" office:value="3.86817">
            <text:p>3,86817</text:p>
          </table:table-cell>
          <table:table-cell office:value-type="float" office:value="43.60005">
            <text:p>43,6000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29</text:p>
          </table:table-cell>
          <table:table-cell office:value-type="float" office:value="1762">
            <text:p>1762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1702">
            <text:p>1702</text:p>
          </table:table-cell>
          <table:table-cell office:value-type="float" office:value="3.86901">
            <text:p>3,86901</text:p>
          </table:table-cell>
          <table:table-cell office:value-type="float" office:value="43.59953">
            <text:p>43,5995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59</text:p>
          </table:table-cell>
          <table:table-cell office:value-type="float" office:value="1763">
            <text:p>1763</text:p>
          </table:table-cell>
        </table:table-row>
        <table:table-row table:style-name="ro1">
          <table:table-cell office:value-type="float" office:value="1486">
            <text:p>1486</text:p>
          </table:table-cell>
          <table:table-cell office:value-type="float" office:value="1653">
            <text:p>1653</text:p>
          </table:table-cell>
          <table:table-cell office:value-type="float" office:value="3.8689">
            <text:p>3,8689</text:p>
          </table:table-cell>
          <table:table-cell office:value-type="float" office:value="43.59744">
            <text:p>43,5974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86</text:p>
          </table:table-cell>
          <table:table-cell office:value-type="float" office:value="1764">
            <text:p>1764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1659">
            <text:p>1659</text:p>
          </table:table-cell>
          <table:table-cell office:value-type="float" office:value="3.86882">
            <text:p>3,86882</text:p>
          </table:table-cell>
          <table:table-cell office:value-type="float" office:value="43.59689">
            <text:p>43,5968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765">
            <text:p>1765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1659">
            <text:p>1659</text:p>
          </table:table-cell>
          <table:table-cell office:value-type="float" office:value="3.86838">
            <text:p>3,86838</text:p>
          </table:table-cell>
          <table:table-cell office:value-type="float" office:value="43.59597">
            <text:p>43,5959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766">
            <text:p>1766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5701">
            <text:p>5701</text:p>
          </table:table-cell>
          <table:table-cell office:value-type="float" office:value="3.86912">
            <text:p>3,86912</text:p>
          </table:table-cell>
          <table:table-cell office:value-type="float" office:value="43.59696">
            <text:p>43,5969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767">
            <text:p>1767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5701">
            <text:p>5701</text:p>
          </table:table-cell>
          <table:table-cell office:value-type="float" office:value="3.87017">
            <text:p>3,87017</text:p>
          </table:table-cell>
          <table:table-cell office:value-type="float" office:value="43.59731">
            <text:p>43,5973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768">
            <text:p>1768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5701">
            <text:p>5701</text:p>
          </table:table-cell>
          <table:table-cell office:value-type="float" office:value="3.87097">
            <text:p>3,87097</text:p>
          </table:table-cell>
          <table:table-cell office:value-type="float" office:value="43.59784">
            <text:p>43,5978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769">
            <text:p>1769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5715">
            <text:p>5715</text:p>
          </table:table-cell>
          <table:table-cell office:value-type="float" office:value="3.87186">
            <text:p>3,87186</text:p>
          </table:table-cell>
          <table:table-cell office:value-type="float" office:value="43.59751">
            <text:p>43,5975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01</text:p>
          </table:table-cell>
          <table:table-cell office:value-type="float" office:value="1770">
            <text:p>1770</text:p>
          </table:table-cell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5708">
            <text:p>5708</text:p>
          </table:table-cell>
          <table:table-cell office:value-type="float" office:value="3.8717">
            <text:p>3,8717</text:p>
          </table:table-cell>
          <table:table-cell office:value-type="float" office:value="43.59817">
            <text:p>43,5981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20</text:p>
          </table:table-cell>
          <table:table-cell office:value-type="float" office:value="1771">
            <text:p>1771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5697">
            <text:p>5697</text:p>
          </table:table-cell>
          <table:table-cell office:value-type="float" office:value="3.87303">
            <text:p>3,87303</text:p>
          </table:table-cell>
          <table:table-cell office:value-type="float" office:value="43.59881">
            <text:p>43,5988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772">
            <text:p>1772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5580">
            <text:p>5580</text:p>
          </table:table-cell>
          <table:table-cell office:value-type="float" office:value="3.87515">
            <text:p>3,87515</text:p>
          </table:table-cell>
          <table:table-cell office:value-type="float" office:value="43.59962">
            <text:p>43,59962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04</text:p>
          </table:table-cell>
          <table:table-cell office:value-type="float" office:value="1773">
            <text:p>1773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5590">
            <text:p>5590</text:p>
          </table:table-cell>
          <table:table-cell office:value-type="float" office:value="3.87535">
            <text:p>3,87535</text:p>
          </table:table-cell>
          <table:table-cell office:value-type="float" office:value="43.5997">
            <text:p>43,599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87</text:p>
          </table:table-cell>
          <table:table-cell office:value-type="float" office:value="1774">
            <text:p>1774</text:p>
          </table:table-cell>
        </table:table-row>
        <table:table-row table:style-name="ro1">
          <table:table-cell office:value-type="float" office:value="2131">
            <text:p>2131</text:p>
          </table:table-cell>
          <table:table-cell office:value-type="float" office:value="5591">
            <text:p>5591</text:p>
          </table:table-cell>
          <table:table-cell office:value-type="float" office:value="3.87587">
            <text:p>3,87587</text:p>
          </table:table-cell>
          <table:table-cell office:value-type="float" office:value="43.59979">
            <text:p>43,5997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1</text:p>
          </table:table-cell>
          <table:table-cell office:value-type="float" office:value="1775">
            <text:p>1775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5592">
            <text:p>5592</text:p>
          </table:table-cell>
          <table:table-cell office:value-type="float" office:value="3.87561">
            <text:p>3,87561</text:p>
          </table:table-cell>
          <table:table-cell office:value-type="float" office:value="43.59964">
            <text:p>43,5996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1776">
            <text:p>1776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5592">
            <text:p>5592</text:p>
          </table:table-cell>
          <table:table-cell office:value-type="float" office:value="3.87567">
            <text:p>3,87567</text:p>
          </table:table-cell>
          <table:table-cell office:value-type="float" office:value="43.59909">
            <text:p>43,5990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1777">
            <text:p>1777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5698">
            <text:p>5698</text:p>
          </table:table-cell>
          <table:table-cell office:value-type="float" office:value="3.87125">
            <text:p>3,87125</text:p>
          </table:table-cell>
          <table:table-cell office:value-type="float" office:value="43.598">
            <text:p>43,59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778">
            <text:p>1778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5699">
            <text:p>5699</text:p>
          </table:table-cell>
          <table:table-cell office:value-type="float" office:value="3.86985">
            <text:p>3,86985</text:p>
          </table:table-cell>
          <table:table-cell office:value-type="float" office:value="43.59886">
            <text:p>43,5988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29</text:p>
          </table:table-cell>
          <table:table-cell office:value-type="float" office:value="1779">
            <text:p>1779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5699">
            <text:p>5699</text:p>
          </table:table-cell>
          <table:table-cell office:value-type="float" office:value="3.86903">
            <text:p>3,86903</text:p>
          </table:table-cell>
          <table:table-cell office:value-type="float" office:value="43.59945">
            <text:p>43,5994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29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5656">
            <text:p>5656</text:p>
          </table:table-cell>
          <table:table-cell office:value-type="float" office:value="3.86831">
            <text:p>3,86831</text:p>
          </table:table-cell>
          <table:table-cell office:value-type="float" office:value="43.6012">
            <text:p>43,601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781">
            <text:p>1781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5659">
            <text:p>5659</text:p>
          </table:table-cell>
          <table:table-cell office:value-type="float" office:value="3.86812">
            <text:p>3,86812</text:p>
          </table:table-cell>
          <table:table-cell office:value-type="float" office:value="43.60085">
            <text:p>43,6008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16</text:p>
          </table:table-cell>
          <table:table-cell office:value-type="float" office:value="1782">
            <text:p>1782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5658">
            <text:p>5658</text:p>
          </table:table-cell>
          <table:table-cell office:value-type="float" office:value="3.86774">
            <text:p>3,86774</text:p>
          </table:table-cell>
          <table:table-cell office:value-type="float" office:value="43.60117">
            <text:p>43,6011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89</text:p>
          </table:table-cell>
          <table:table-cell office:value-type="float" office:value="1783">
            <text:p>1783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3371">
            <text:p>3371</text:p>
          </table:table-cell>
          <table:table-cell office:value-type="float" office:value="3.89783">
            <text:p>3,89783</text:p>
          </table:table-cell>
          <table:table-cell office:value-type="float" office:value="43.6222">
            <text:p>43,622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78</text:p>
          </table:table-cell>
          <table:table-cell office:value-type="float" office:value="1784">
            <text:p>1784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3371">
            <text:p>3371</text:p>
          </table:table-cell>
          <table:table-cell office:value-type="float" office:value="3.89842">
            <text:p>3,89842</text:p>
          </table:table-cell>
          <table:table-cell office:value-type="float" office:value="43.6221">
            <text:p>43,622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78</text:p>
          </table:table-cell>
          <table:table-cell office:value-type="float" office:value="1785">
            <text:p>1785</text:p>
          </table:table-cell>
        </table:table-row>
        <table:table-row table:style-name="ro1">
          <table:table-cell office:value-type="float" office:value="1748">
            <text:p>1748</text:p>
          </table:table-cell>
          <table:table-cell office:value-type="float" office:value="1120">
            <text:p>1120</text:p>
          </table:table-cell>
          <table:table-cell office:value-type="float" office:value="3.90427">
            <text:p>3,90427</text:p>
          </table:table-cell>
          <table:table-cell office:value-type="float" office:value="43.62151">
            <text:p>43,6215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48</text:p>
          </table:table-cell>
          <table:table-cell office:value-type="float" office:value="1786">
            <text:p>1786</text:p>
          </table:table-cell>
        </table:table-row>
        <table:table-row table:style-name="ro1">
          <table:table-cell office:value-type="float" office:value="1748">
            <text:p>1748</text:p>
          </table:table-cell>
          <table:table-cell office:value-type="float" office:value="1120">
            <text:p>1120</text:p>
          </table:table-cell>
          <table:table-cell office:value-type="float" office:value="3.90426">
            <text:p>3,90426</text:p>
          </table:table-cell>
          <table:table-cell office:value-type="float" office:value="43.61949">
            <text:p>43,6194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48</text:p>
          </table:table-cell>
          <table:table-cell office:value-type="float" office:value="1787">
            <text:p>1787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1122">
            <text:p>1122</text:p>
          </table:table-cell>
          <table:table-cell office:value-type="float" office:value="3.90399">
            <text:p>3,90399</text:p>
          </table:table-cell>
          <table:table-cell office:value-type="float" office:value="43.61948">
            <text:p>43,6194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10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3332">
            <text:p>3332</text:p>
          </table:table-cell>
          <table:table-cell office:value-type="float" office:value="3.90281">
            <text:p>3,90281</text:p>
          </table:table-cell>
          <table:table-cell office:value-type="float" office:value="43.62147">
            <text:p>43,6214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10</text:p>
          </table:table-cell>
          <table:table-cell office:value-type="float" office:value="1789">
            <text:p>1789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3332">
            <text:p>3332</text:p>
          </table:table-cell>
          <table:table-cell office:value-type="float" office:value="3.90165">
            <text:p>3,90165</text:p>
          </table:table-cell>
          <table:table-cell office:value-type="float" office:value="43.62119">
            <text:p>43,6211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10</text:p>
          </table:table-cell>
          <table:table-cell office:value-type="float" office:value="1790">
            <text:p>1790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3332">
            <text:p>3332</text:p>
          </table:table-cell>
          <table:table-cell office:value-type="float" office:value="3.9017">
            <text:p>3,9017</text:p>
          </table:table-cell>
          <table:table-cell office:value-type="float" office:value="43.62068">
            <text:p>43,6206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10</text:p>
          </table:table-cell>
          <table:table-cell office:value-type="float" office:value="1791">
            <text:p>1791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3332">
            <text:p>3332</text:p>
          </table:table-cell>
          <table:table-cell office:value-type="float" office:value="3.90111">
            <text:p>3,90111</text:p>
          </table:table-cell>
          <table:table-cell office:value-type="float" office:value="43.62003">
            <text:p>43,6200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10</text:p>
          </table:table-cell>
          <table:table-cell office:value-type="float" office:value="1792">
            <text:p>1792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3390">
            <text:p>3390</text:p>
          </table:table-cell>
          <table:table-cell office:value-type="float" office:value="3.90092">
            <text:p>3,90092</text:p>
          </table:table-cell>
          <table:table-cell office:value-type="float" office:value="43.6195">
            <text:p>43,619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10</text:p>
          </table:table-cell>
          <table:table-cell office:value-type="float" office:value="1793">
            <text:p>1793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3389">
            <text:p>3389</text:p>
          </table:table-cell>
          <table:table-cell office:value-type="float" office:value="3.90118">
            <text:p>3,90118</text:p>
          </table:table-cell>
          <table:table-cell office:value-type="float" office:value="43.61939">
            <text:p>43,6193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40</text:p>
          </table:table-cell>
          <table:table-cell office:value-type="float" office:value="1794">
            <text:p>1794</text:p>
          </table:table-cell>
        </table:table-row>
        <table:table-row table:style-name="ro1">
          <table:table-cell office:value-type="float" office:value="1674">
            <text:p>1674</text:p>
          </table:table-cell>
          <table:table-cell office:value-type="float" office:value="6166">
            <text:p>6166</text:p>
          </table:table-cell>
          <table:table-cell office:value-type="float" office:value="3.90193">
            <text:p>3,90193</text:p>
          </table:table-cell>
          <table:table-cell office:value-type="float" office:value="43.61932">
            <text:p>43,6193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74</text:p>
          </table:table-cell>
          <table:table-cell office:value-type="float" office:value="1795">
            <text:p>1795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3333">
            <text:p>3333</text:p>
          </table:table-cell>
          <table:table-cell office:value-type="float" office:value="3.90386">
            <text:p>3,90386</text:p>
          </table:table-cell>
          <table:table-cell office:value-type="float" office:value="43.6193">
            <text:p>43,619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40</text:p>
          </table:table-cell>
          <table:table-cell office:value-type="float" office:value="1796">
            <text:p>1796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3333">
            <text:p>3333</text:p>
          </table:table-cell>
          <table:table-cell office:value-type="float" office:value="3.90326">
            <text:p>3,90326</text:p>
          </table:table-cell>
          <table:table-cell office:value-type="float" office:value="43.61916">
            <text:p>43,6191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40</text:p>
          </table:table-cell>
          <table:table-cell office:value-type="float" office:value="1797">
            <text:p>1797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3327">
            <text:p>3327</text:p>
          </table:table-cell>
          <table:table-cell office:value-type="float" office:value="3.90096">
            <text:p>3,90096</text:p>
          </table:table-cell>
          <table:table-cell office:value-type="float" office:value="43.61933">
            <text:p>43,6193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13</text:p>
          </table:table-cell>
          <table:table-cell office:value-type="float" office:value="1798">
            <text:p>1798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3795">
            <text:p>3795</text:p>
          </table:table-cell>
          <table:table-cell office:value-type="float" office:value="3.90007">
            <text:p>3,90007</text:p>
          </table:table-cell>
          <table:table-cell office:value-type="float" office:value="43.61934">
            <text:p>43,6193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82</text:p>
          </table:table-cell>
          <table:table-cell office:value-type="float" office:value="1799">
            <text:p>17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3328">
            <text:p>3328</text:p>
          </table:table-cell>
          <table:table-cell office:value-type="float" office:value="3.9002">
            <text:p>3,9002</text:p>
          </table:table-cell>
          <table:table-cell office:value-type="float" office:value="43.61946">
            <text:p>43,6194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63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793">
            <text:p>3793</text:p>
          </table:table-cell>
          <table:table-cell office:value-type="float" office:value="3.89837">
            <text:p>3,89837</text:p>
          </table:table-cell>
          <table:table-cell office:value-type="float" office:value="43.61845">
            <text:p>43,618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52</text:p>
          </table:table-cell>
          <table:table-cell office:value-type="float" office:value="1801">
            <text:p>180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3336">
            <text:p>3336</text:p>
          </table:table-cell>
          <table:table-cell office:value-type="float" office:value="3.89751">
            <text:p>3,89751</text:p>
          </table:table-cell>
          <table:table-cell office:value-type="float" office:value="43.61829">
            <text:p>43,6182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63</text:p>
          </table:table-cell>
          <table:table-cell office:value-type="float" office:value="1802">
            <text:p>1802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3736">
            <text:p>3736</text:p>
          </table:table-cell>
          <table:table-cell office:value-type="float" office:value="3.89718">
            <text:p>3,89718</text:p>
          </table:table-cell>
          <table:table-cell office:value-type="float" office:value="43.61829">
            <text:p>43,6182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15</text:p>
          </table:table-cell>
          <table:table-cell office:value-type="float" office:value="1803">
            <text:p>1803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3737">
            <text:p>3737</text:p>
          </table:table-cell>
          <table:table-cell office:value-type="float" office:value="3.89446">
            <text:p>3,89446</text:p>
          </table:table-cell>
          <table:table-cell office:value-type="float" office:value="43.61853">
            <text:p>43,6185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21</text:p>
          </table:table-cell>
          <table:table-cell office:value-type="float" office:value="1804">
            <text:p>1804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3737">
            <text:p>3737</text:p>
          </table:table-cell>
          <table:table-cell office:value-type="float" office:value="3.89372">
            <text:p>3,89372</text:p>
          </table:table-cell>
          <table:table-cell office:value-type="float" office:value="43.61862">
            <text:p>43,6186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21</text:p>
          </table:table-cell>
          <table:table-cell office:value-type="float" office:value="1805">
            <text:p>1805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3337">
            <text:p>3337</text:p>
          </table:table-cell>
          <table:table-cell office:value-type="float" office:value="3.89728">
            <text:p>3,89728</text:p>
          </table:table-cell>
          <table:table-cell office:value-type="float" office:value="43.61836">
            <text:p>43,6183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77</text:p>
          </table:table-cell>
          <table:table-cell office:value-type="float" office:value="1806">
            <text:p>1806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3374">
            <text:p>3374</text:p>
          </table:table-cell>
          <table:table-cell office:value-type="float" office:value="3.8975">
            <text:p>3,8975</text:p>
          </table:table-cell>
          <table:table-cell office:value-type="float" office:value="43.6206">
            <text:p>43,620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77</text:p>
          </table:table-cell>
          <table:table-cell office:value-type="float" office:value="1807">
            <text:p>1807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3368">
            <text:p>3368</text:p>
          </table:table-cell>
          <table:table-cell office:value-type="float" office:value="3.89768">
            <text:p>3,89768</text:p>
          </table:table-cell>
          <table:table-cell office:value-type="float" office:value="43.6221">
            <text:p>43,6221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77</text:p>
          </table:table-cell>
          <table:table-cell office:value-type="float" office:value="1808">
            <text:p>1808</text:p>
          </table:table-cell>
        </table:table-row>
        <table:table-row table:style-name="ro1">
          <table:table-cell office:value-type="float" office:value="1748">
            <text:p>1748</text:p>
          </table:table-cell>
          <table:table-cell office:value-type="float" office:value="3797">
            <text:p>3797</text:p>
          </table:table-cell>
          <table:table-cell office:value-type="float" office:value="3.9028">
            <text:p>3,9028</text:p>
          </table:table-cell>
          <table:table-cell office:value-type="float" office:value="43.61723">
            <text:p>43,6172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48</text:p>
          </table:table-cell>
          <table:table-cell office:value-type="float" office:value="1809">
            <text:p>1809</text:p>
          </table:table-cell>
        </table:table-row>
        <table:table-row table:style-name="ro1">
          <table:table-cell office:value-type="float" office:value="1748">
            <text:p>1748</text:p>
          </table:table-cell>
          <table:table-cell office:value-type="float" office:value="3343">
            <text:p>3343</text:p>
          </table:table-cell>
          <table:table-cell office:value-type="float" office:value="3.90405">
            <text:p>3,90405</text:p>
          </table:table-cell>
          <table:table-cell office:value-type="float" office:value="43.61911">
            <text:p>43,6191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48</text:p>
          </table:table-cell>
          <table:table-cell office:value-type="float" office:value="1810">
            <text:p>1810</text:p>
          </table:table-cell>
        </table:table-row>
        <table:table-row table:style-name="ro1">
          <table:table-cell office:value-type="float" office:value="1272">
            <text:p>1272</text:p>
          </table:table-cell>
          <table:table-cell office:value-type="float" office:value="3344">
            <text:p>3344</text:p>
          </table:table-cell>
          <table:table-cell office:value-type="float" office:value="3.90263">
            <text:p>3,90263</text:p>
          </table:table-cell>
          <table:table-cell office:value-type="float" office:value="43.61746">
            <text:p>43,6174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72</text:p>
          </table:table-cell>
          <table:table-cell office:value-type="float" office:value="1811">
            <text:p>1811</text:p>
          </table:table-cell>
        </table:table-row>
        <table:table-row table:style-name="ro1">
          <table:table-cell office:value-type="float" office:value="2641">
            <text:p>2641</text:p>
          </table:table-cell>
          <table:table-cell office:value-type="float" office:value="3685">
            <text:p>3685</text:p>
          </table:table-cell>
          <table:table-cell office:value-type="float" office:value="3.90135">
            <text:p>3,90135</text:p>
          </table:table-cell>
          <table:table-cell office:value-type="float" office:value="43.61535">
            <text:p>43,6153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641</text:p>
          </table:table-cell>
          <table:table-cell office:value-type="float" office:value="1812">
            <text:p>1812</text:p>
          </table:table-cell>
        </table:table-row>
        <table:table-row table:style-name="ro1">
          <table:table-cell office:value-type="float" office:value="1272">
            <text:p>1272</text:p>
          </table:table-cell>
          <table:table-cell office:value-type="float" office:value="3692">
            <text:p>3692</text:p>
          </table:table-cell>
          <table:table-cell office:value-type="float" office:value="3.90074">
            <text:p>3,90074</text:p>
          </table:table-cell>
          <table:table-cell office:value-type="float" office:value="43.61147">
            <text:p>43,6114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72</text:p>
          </table:table-cell>
          <table:table-cell office:value-type="float" office:value="1813">
            <text:p>1813</text:p>
          </table:table-cell>
        </table:table-row>
        <table:table-row table:style-name="ro1">
          <table:table-cell office:value-type="float" office:value="2312">
            <text:p>2312</text:p>
          </table:table-cell>
          <table:table-cell office:value-type="float" office:value="145">
            <text:p>145</text:p>
          </table:table-cell>
          <table:table-cell office:value-type="float" office:value="3.90083">
            <text:p>3,90083</text:p>
          </table:table-cell>
          <table:table-cell office:value-type="float" office:value="43.61133">
            <text:p>43,61133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12</text:p>
          </table:table-cell>
          <table:table-cell office:value-type="float" office:value="1814">
            <text:p>1814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6079">
            <text:p>6079</text:p>
          </table:table-cell>
          <table:table-cell office:value-type="float" office:value="3.9031">
            <text:p>3,9031</text:p>
          </table:table-cell>
          <table:table-cell office:value-type="float" office:value="43.6128">
            <text:p>43,612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29</text:p>
          </table:table-cell>
          <table:table-cell office:value-type="float" office:value="1815">
            <text:p>1815</text:p>
          </table:table-cell>
        </table:table-row>
        <table:table-row table:style-name="ro1">
          <table:table-cell office:value-type="float" office:value="2445">
            <text:p>2445</text:p>
          </table:table-cell>
          <table:table-cell office:value-type="float" office:value="6078">
            <text:p>6078</text:p>
          </table:table-cell>
          <table:table-cell office:value-type="float" office:value="3.90316">
            <text:p>3,90316</text:p>
          </table:table-cell>
          <table:table-cell office:value-type="float" office:value="43.61272">
            <text:p>43,6127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445</text:p>
          </table:table-cell>
          <table:table-cell office:value-type="float" office:value="1816">
            <text:p>1816</text:p>
          </table:table-cell>
        </table:table-row>
        <table:table-row table:style-name="ro1">
          <table:table-cell office:value-type="float" office:value="2445">
            <text:p>2445</text:p>
          </table:table-cell>
          <table:table-cell office:value-type="float" office:value="6078">
            <text:p>6078</text:p>
          </table:table-cell>
          <table:table-cell office:value-type="float" office:value="3.9037">
            <text:p>3,9037</text:p>
          </table:table-cell>
          <table:table-cell office:value-type="float" office:value="43.61181">
            <text:p>43,6118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445</text:p>
          </table:table-cell>
          <table:table-cell office:value-type="float" office:value="1817">
            <text:p>1817</text:p>
          </table:table-cell>
        </table:table-row>
        <table:table-row table:style-name="ro1">
          <table:table-cell office:value-type="float" office:value="2866">
            <text:p>2866</text:p>
          </table:table-cell>
          <table:table-cell office:value-type="float" office:value="3711">
            <text:p>3711</text:p>
          </table:table-cell>
          <table:table-cell office:value-type="float" office:value="3.90368">
            <text:p>3,90368</text:p>
          </table:table-cell>
          <table:table-cell office:value-type="float" office:value="43.61172">
            <text:p>43,6117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866</text:p>
          </table:table-cell>
          <table:table-cell office:value-type="float" office:value="1818">
            <text:p>1818</text:p>
          </table:table-cell>
        </table:table-row>
        <table:table-row table:style-name="ro1">
          <table:table-cell office:value-type="float" office:value="2451">
            <text:p>2451</text:p>
          </table:table-cell>
          <table:table-cell office:value-type="float" office:value="10558">
            <text:p>10558</text:p>
          </table:table-cell>
          <table:table-cell office:value-type="float" office:value="3.90316">
            <text:p>3,90316</text:p>
          </table:table-cell>
          <table:table-cell office:value-type="float" office:value="43.61152">
            <text:p>43,6115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451</text:p>
          </table:table-cell>
          <table:table-cell office:value-type="float" office:value="1819">
            <text:p>1819</text:p>
          </table:table-cell>
        </table:table-row>
        <table:table-row table:style-name="ro1">
          <table:table-cell office:value-type="float" office:value="2451">
            <text:p>2451</text:p>
          </table:table-cell>
          <table:table-cell office:value-type="float" office:value="3700">
            <text:p>3700</text:p>
          </table:table-cell>
          <table:table-cell office:value-type="float" office:value="3.90361">
            <text:p>3,90361</text:p>
          </table:table-cell>
          <table:table-cell office:value-type="float" office:value="43.61072">
            <text:p>43,6107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451</text:p>
          </table:table-cell>
          <table:table-cell office:value-type="float" office:value="1820">
            <text:p>1820</text:p>
          </table:table-cell>
        </table:table-row>
        <table:table-row table:style-name="ro1">
          <table:table-cell office:value-type="float" office:value="2445">
            <text:p>2445</text:p>
          </table:table-cell>
          <table:table-cell office:value-type="float" office:value="3712">
            <text:p>3712</text:p>
          </table:table-cell>
          <table:table-cell office:value-type="float" office:value="3.90439">
            <text:p>3,90439</text:p>
          </table:table-cell>
          <table:table-cell office:value-type="float" office:value="43.61052">
            <text:p>43,6105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445</text:p>
          </table:table-cell>
          <table:table-cell office:value-type="float" office:value="1821">
            <text:p>1821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3800">
            <text:p>3800</text:p>
          </table:table-cell>
          <table:table-cell office:value-type="float" office:value="3.90476">
            <text:p>3,90476</text:p>
          </table:table-cell>
          <table:table-cell office:value-type="float" office:value="43.6134">
            <text:p>43,613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29</text:p>
          </table:table-cell>
          <table:table-cell office:value-type="float" office:value="1822">
            <text:p>1822</text:p>
          </table:table-cell>
        </table:table-row>
        <table:table-row table:style-name="ro1">
          <table:table-cell office:value-type="float" office:value="1748">
            <text:p>1748</text:p>
          </table:table-cell>
          <table:table-cell office:value-type="float" office:value="3801">
            <text:p>3801</text:p>
          </table:table-cell>
          <table:table-cell office:value-type="float" office:value="3.90488">
            <text:p>3,90488</text:p>
          </table:table-cell>
          <table:table-cell office:value-type="float" office:value="43.61356">
            <text:p>43,6135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48</text:p>
          </table:table-cell>
          <table:table-cell office:value-type="float" office:value="1823">
            <text:p>1823</text:p>
          </table:table-cell>
        </table:table-row>
        <table:table-row table:style-name="ro1">
          <table:table-cell office:value-type="float" office:value="1748">
            <text:p>1748</text:p>
          </table:table-cell>
          <table:table-cell office:value-type="float" office:value="3799">
            <text:p>3799</text:p>
          </table:table-cell>
          <table:table-cell office:value-type="float" office:value="3.90421">
            <text:p>3,90421</text:p>
          </table:table-cell>
          <table:table-cell office:value-type="float" office:value="43.61447">
            <text:p>43,6144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48</text:p>
          </table:table-cell>
          <table:table-cell office:value-type="float" office:value="1824">
            <text:p>1824</text:p>
          </table:table-cell>
        </table:table-row>
        <table:table-row table:style-name="ro1">
          <table:table-cell office:value-type="float" office:value="1748">
            <text:p>1748</text:p>
          </table:table-cell>
          <table:table-cell office:value-type="float" office:value="3798">
            <text:p>3798</text:p>
          </table:table-cell>
          <table:table-cell office:value-type="float" office:value="3.90323">
            <text:p>3,90323</text:p>
          </table:table-cell>
          <table:table-cell office:value-type="float" office:value="43.61636">
            <text:p>43,6163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48</text:p>
          </table:table-cell>
          <table:table-cell office:value-type="float" office:value="1825">
            <text:p>1825</text:p>
          </table:table-cell>
        </table:table-row>
        <table:table-row table:style-name="ro1">
          <table:table-cell office:value-type="float" office:value="1164">
            <text:p>1164</text:p>
          </table:table-cell>
          <table:table-cell office:value-type="float" office:value="3684">
            <text:p>3684</text:p>
          </table:table-cell>
          <table:table-cell office:value-type="float" office:value="3.90311">
            <text:p>3,90311</text:p>
          </table:table-cell>
          <table:table-cell office:value-type="float" office:value="43.6164">
            <text:p>43,616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64</text:p>
          </table:table-cell>
          <table:table-cell office:value-type="float" office:value="1826">
            <text:p>1826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3667">
            <text:p>3667</text:p>
          </table:table-cell>
          <table:table-cell office:value-type="float" office:value="3.90405">
            <text:p>3,90405</text:p>
          </table:table-cell>
          <table:table-cell office:value-type="float" office:value="43.61456">
            <text:p>43,6145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70</text:p>
          </table:table-cell>
          <table:table-cell office:value-type="float" office:value="1827">
            <text:p>1827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001">
            <text:p>1001</text:p>
          </table:table-cell>
          <table:table-cell office:value-type="float" office:value="3.89427">
            <text:p>3,89427</text:p>
          </table:table-cell>
          <table:table-cell office:value-type="float" office:value="43.60558">
            <text:p>43,6055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00</text:p>
          </table:table-cell>
          <table:table-cell office:value-type="float" office:value="1828">
            <text:p>1828</text:p>
          </table:table-cell>
        </table:table-row>
        <table:table-row table:style-name="ro1">
          <table:table-cell office:value-type="float" office:value="2881">
            <text:p>2881</text:p>
          </table:table-cell>
          <table:table-cell office:value-type="float" office:value="999">
            <text:p>999</text:p>
          </table:table-cell>
          <table:table-cell office:value-type="float" office:value="3.89425">
            <text:p>3,89425</text:p>
          </table:table-cell>
          <table:table-cell office:value-type="float" office:value="43.60588">
            <text:p>43,6058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881</text:p>
          </table:table-cell>
          <table:table-cell office:value-type="float" office:value="1829">
            <text:p>1829</text:p>
          </table:table-cell>
        </table:table-row>
        <table:table-row table:style-name="ro1">
          <table:table-cell office:value-type="float" office:value="2935">
            <text:p>2935</text:p>
          </table:table-cell>
          <table:table-cell office:value-type="float" office:value="998">
            <text:p>998</text:p>
          </table:table-cell>
          <table:table-cell office:value-type="float" office:value="3.89383">
            <text:p>3,89383</text:p>
          </table:table-cell>
          <table:table-cell office:value-type="float" office:value="43.60592">
            <text:p>43,6059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35</text:p>
          </table:table-cell>
          <table:table-cell office:value-type="float" office:value="1830">
            <text:p>1830</text:p>
          </table:table-cell>
        </table:table-row>
        <table:table-row table:style-name="ro1">
          <table:table-cell office:value-type="float" office:value="2935">
            <text:p>2935</text:p>
          </table:table-cell>
          <table:table-cell office:value-type="float" office:value="998">
            <text:p>998</text:p>
          </table:table-cell>
          <table:table-cell office:value-type="float" office:value="3.89386">
            <text:p>3,89386</text:p>
          </table:table-cell>
          <table:table-cell office:value-type="float" office:value="43.60611">
            <text:p>43,6061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35</text:p>
          </table:table-cell>
          <table:table-cell office:value-type="float" office:value="1831">
            <text:p>1831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65">
            <text:p>65</text:p>
          </table:table-cell>
          <table:table-cell office:value-type="float" office:value="3.89387">
            <text:p>3,89387</text:p>
          </table:table-cell>
          <table:table-cell office:value-type="float" office:value="43.60581">
            <text:p>43,6058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3</text:p>
          </table:table-cell>
          <table:table-cell office:value-type="float" office:value="1832">
            <text:p>1832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991">
            <text:p>991</text:p>
          </table:table-cell>
          <table:table-cell office:value-type="float" office:value="3.89233">
            <text:p>3,89233</text:p>
          </table:table-cell>
          <table:table-cell office:value-type="float" office:value="43.60542">
            <text:p>43,6054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3</text:p>
          </table:table-cell>
          <table:table-cell office:value-type="float" office:value="1833">
            <text:p>1833</text:p>
          </table:table-cell>
        </table:table-row>
        <table:table-row table:style-name="ro1">
          <table:table-cell office:value-type="float" office:value="9999">
            <text:p>9999</text:p>
          </table:table-cell>
          <table:table-cell office:value-type="float" office:value="15552">
            <text:p>15552</text:p>
          </table:table-cell>
          <table:table-cell office:value-type="float" office:value="3.89195">
            <text:p>3,89195</text:p>
          </table:table-cell>
          <table:table-cell office:value-type="float" office:value="43.60554">
            <text:p>43,6055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999</text:p>
          </table:table-cell>
          <table:table-cell office:value-type="float" office:value="1834">
            <text:p>1834</text:p>
          </table:table-cell>
        </table:table-row>
        <table:table-row table:style-name="ro1">
          <table:table-cell office:value-type="float" office:value="9999">
            <text:p>9999</text:p>
          </table:table-cell>
          <table:table-cell office:value-type="float" office:value="15554">
            <text:p>15554</text:p>
          </table:table-cell>
          <table:table-cell office:value-type="float" office:value="3.89181">
            <text:p>3,89181</text:p>
          </table:table-cell>
          <table:table-cell office:value-type="float" office:value="43.60535">
            <text:p>43,6053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999</text:p>
          </table:table-cell>
          <table:table-cell office:value-type="float" office:value="1835">
            <text:p>1835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15535">
            <text:p>15535</text:p>
          </table:table-cell>
          <table:table-cell office:value-type="float" office:value="3.892">
            <text:p>3,892</text:p>
          </table:table-cell>
          <table:table-cell office:value-type="float" office:value="43.60512">
            <text:p>43,6051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52</text:p>
          </table:table-cell>
          <table:table-cell office:value-type="float" office:value="1836">
            <text:p>1836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15535">
            <text:p>15535</text:p>
          </table:table-cell>
          <table:table-cell office:value-type="float" office:value="3.88997">
            <text:p>3,88997</text:p>
          </table:table-cell>
          <table:table-cell office:value-type="float" office:value="43.60412">
            <text:p>43,6041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52</text:p>
          </table:table-cell>
          <table:table-cell office:value-type="float" office:value="1837">
            <text:p>1837</text:p>
          </table:table-cell>
        </table:table-row>
        <table:table-row table:style-name="ro1">
          <table:table-cell office:value-type="float" office:value="1357">
            <text:p>1357</text:p>
          </table:table-cell>
          <table:table-cell office:value-type="float" office:value="234">
            <text:p>234</text:p>
          </table:table-cell>
          <table:table-cell office:value-type="float" office:value="3.88985">
            <text:p>3,88985</text:p>
          </table:table-cell>
          <table:table-cell office:value-type="float" office:value="43.60415">
            <text:p>43,6041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57</text:p>
          </table:table-cell>
          <table:table-cell office:value-type="float" office:value="1838">
            <text:p>1838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969">
            <text:p>969</text:p>
          </table:table-cell>
          <table:table-cell office:value-type="float" office:value="3.88975">
            <text:p>3,88975</text:p>
          </table:table-cell>
          <table:table-cell office:value-type="float" office:value="43.60407">
            <text:p>43,6040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41</text:p>
          </table:table-cell>
          <table:table-cell office:value-type="float" office:value="1839">
            <text:p>1839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6797">
            <text:p>6797</text:p>
          </table:table-cell>
          <table:table-cell office:value-type="float" office:value="3.89016">
            <text:p>3,89016</text:p>
          </table:table-cell>
          <table:table-cell office:value-type="float" office:value="43.60376">
            <text:p>43,6037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41</text:p>
          </table:table-cell>
          <table:table-cell office:value-type="float" office:value="1840">
            <text:p>1840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970">
            <text:p>970</text:p>
          </table:table-cell>
          <table:table-cell office:value-type="float" office:value="3.89029">
            <text:p>3,89029</text:p>
          </table:table-cell>
          <table:table-cell office:value-type="float" office:value="43.60379">
            <text:p>43,6037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19</text:p>
          </table:table-cell>
          <table:table-cell office:value-type="float" office:value="1841">
            <text:p>1841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6798">
            <text:p>6798</text:p>
          </table:table-cell>
          <table:table-cell office:value-type="float" office:value="3.88984">
            <text:p>3,88984</text:p>
          </table:table-cell>
          <table:table-cell office:value-type="float" office:value="43.60363">
            <text:p>43,6036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22</text:p>
          </table:table-cell>
          <table:table-cell office:value-type="float" office:value="1842">
            <text:p>1842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12">
            <text:p>112</text:p>
          </table:table-cell>
          <table:table-cell office:value-type="float" office:value="3.89044">
            <text:p>3,89044</text:p>
          </table:table-cell>
          <table:table-cell office:value-type="float" office:value="43.60353">
            <text:p>43,6035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41</text:p>
          </table:table-cell>
          <table:table-cell office:value-type="float" office:value="1843">
            <text:p>1843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971">
            <text:p>971</text:p>
          </table:table-cell>
          <table:table-cell office:value-type="float" office:value="3.89058">
            <text:p>3,89058</text:p>
          </table:table-cell>
          <table:table-cell office:value-type="float" office:value="43.60367">
            <text:p>43,6036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19</text:p>
          </table:table-cell>
          <table:table-cell office:value-type="float" office:value="1844">
            <text:p>1844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971">
            <text:p>971</text:p>
          </table:table-cell>
          <table:table-cell office:value-type="float" office:value="3.89294">
            <text:p>3,89294</text:p>
          </table:table-cell>
          <table:table-cell office:value-type="float" office:value="43.60384">
            <text:p>43,6038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19</text:p>
          </table:table-cell>
          <table:table-cell office:value-type="float" office:value="1845">
            <text:p>1845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3854">
            <text:p>3854</text:p>
          </table:table-cell>
          <table:table-cell office:value-type="float" office:value="3.89292">
            <text:p>3,89292</text:p>
          </table:table-cell>
          <table:table-cell office:value-type="float" office:value="43.60401">
            <text:p>43,6040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0</text:p>
          </table:table-cell>
          <table:table-cell office:value-type="float" office:value="1846">
            <text:p>1846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3854">
            <text:p>3854</text:p>
          </table:table-cell>
          <table:table-cell office:value-type="float" office:value="3.89219">
            <text:p>3,89219</text:p>
          </table:table-cell>
          <table:table-cell office:value-type="float" office:value="43.60506">
            <text:p>43,6050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0</text:p>
          </table:table-cell>
          <table:table-cell office:value-type="float" office:value="1847">
            <text:p>1847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1003">
            <text:p>1003</text:p>
          </table:table-cell>
          <table:table-cell office:value-type="float" office:value="3.89228">
            <text:p>3,89228</text:p>
          </table:table-cell>
          <table:table-cell office:value-type="float" office:value="43.6051">
            <text:p>43,605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47</text:p>
          </table:table-cell>
          <table:table-cell office:value-type="float" office:value="1848">
            <text:p>1848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1003">
            <text:p>1003</text:p>
          </table:table-cell>
          <table:table-cell office:value-type="float" office:value="3.89383">
            <text:p>3,89383</text:p>
          </table:table-cell>
          <table:table-cell office:value-type="float" office:value="43.60469">
            <text:p>43,6046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47</text:p>
          </table:table-cell>
          <table:table-cell office:value-type="float" office:value="1849">
            <text:p>1849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1003">
            <text:p>1003</text:p>
          </table:table-cell>
          <table:table-cell office:value-type="float" office:value="3.89461">
            <text:p>3,89461</text:p>
          </table:table-cell>
          <table:table-cell office:value-type="float" office:value="43.60454">
            <text:p>43,6045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47</text:p>
          </table:table-cell>
          <table:table-cell office:value-type="float" office:value="1850">
            <text:p>1850</text:p>
          </table:table-cell>
        </table:table-row>
        <table:table-row table:style-name="ro1">
          <table:table-cell office:value-type="float" office:value="2881">
            <text:p>2881</text:p>
          </table:table-cell>
          <table:table-cell office:value-type="float" office:value="5446">
            <text:p>5446</text:p>
          </table:table-cell>
          <table:table-cell office:value-type="float" office:value="3.89484">
            <text:p>3,89484</text:p>
          </table:table-cell>
          <table:table-cell office:value-type="float" office:value="43.60458">
            <text:p>43,6045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881</text:p>
          </table:table-cell>
          <table:table-cell office:value-type="float" office:value="1851">
            <text:p>1851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5447">
            <text:p>5447</text:p>
          </table:table-cell>
          <table:table-cell office:value-type="float" office:value="3.89466">
            <text:p>3,89466</text:p>
          </table:table-cell>
          <table:table-cell office:value-type="float" office:value="43.60396">
            <text:p>43,6039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28</text:p>
          </table:table-cell>
          <table:table-cell office:value-type="float" office:value="1852">
            <text:p>1852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224">
            <text:p>224</text:p>
          </table:table-cell>
          <table:table-cell office:value-type="float" office:value="3.89327">
            <text:p>3,89327</text:p>
          </table:table-cell>
          <table:table-cell office:value-type="float" office:value="43.60387">
            <text:p>43,6038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28</text:p>
          </table:table-cell>
          <table:table-cell office:value-type="float" office:value="1853">
            <text:p>1853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157">
            <text:p>157</text:p>
          </table:table-cell>
          <table:table-cell office:value-type="float" office:value="3.89319">
            <text:p>3,89319</text:p>
          </table:table-cell>
          <table:table-cell office:value-type="float" office:value="43.60375">
            <text:p>43,6037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0</text:p>
          </table:table-cell>
          <table:table-cell office:value-type="float" office:value="1854">
            <text:p>1854</text:p>
          </table:table-cell>
        </table:table-row>
        <table:table-row table:style-name="ro1">
          <table:table-cell office:value-type="float" office:value="3189">
            <text:p>3189</text:p>
          </table:table-cell>
          <table:table-cell office:value-type="float" office:value="1011">
            <text:p>1011</text:p>
          </table:table-cell>
          <table:table-cell office:value-type="float" office:value="3.89361">
            <text:p>3,89361</text:p>
          </table:table-cell>
          <table:table-cell office:value-type="float" office:value="43.60348">
            <text:p>43,6034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189</text:p>
          </table:table-cell>
          <table:table-cell office:value-type="float" office:value="1855">
            <text:p>1855</text:p>
          </table:table-cell>
        </table:table-row>
        <table:table-row table:style-name="ro1">
          <table:table-cell office:value-type="float" office:value="3189">
            <text:p>3189</text:p>
          </table:table-cell>
          <table:table-cell office:value-type="float" office:value="1011">
            <text:p>1011</text:p>
          </table:table-cell>
          <table:table-cell office:value-type="float" office:value="3.89382">
            <text:p>3,89382</text:p>
          </table:table-cell>
          <table:table-cell office:value-type="float" office:value="43.6038">
            <text:p>43,603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189</text:p>
          </table:table-cell>
          <table:table-cell office:value-type="float" office:value="1856">
            <text:p>1856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5452">
            <text:p>5452</text:p>
          </table:table-cell>
          <table:table-cell office:value-type="float" office:value="3.89433">
            <text:p>3,89433</text:p>
          </table:table-cell>
          <table:table-cell office:value-type="float" office:value="43.60265">
            <text:p>43,6026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60</text:p>
          </table:table-cell>
          <table:table-cell office:value-type="float" office:value="1857">
            <text:p>1857</text:p>
          </table:table-cell>
        </table:table-row>
        <table:table-row table:style-name="ro1">
          <table:table-cell office:value-type="float" office:value="2881">
            <text:p>2881</text:p>
          </table:table-cell>
          <table:table-cell office:value-type="float" office:value="16272">
            <text:p>16272</text:p>
          </table:table-cell>
          <table:table-cell office:value-type="float" office:value="3.89451">
            <text:p>3,89451</text:p>
          </table:table-cell>
          <table:table-cell office:value-type="float" office:value="43.60269">
            <text:p>43,6026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881</text:p>
          </table:table-cell>
          <table:table-cell office:value-type="float" office:value="1858">
            <text:p>1858</text:p>
          </table:table-cell>
        </table:table-row>
        <table:table-row table:style-name="ro1">
          <table:table-cell office:value-type="float" office:value="2881">
            <text:p>2881</text:p>
          </table:table-cell>
          <table:table-cell office:value-type="float" office:value="16272">
            <text:p>16272</text:p>
          </table:table-cell>
          <table:table-cell office:value-type="float" office:value="3.89466">
            <text:p>3,89466</text:p>
          </table:table-cell>
          <table:table-cell office:value-type="float" office:value="43.60322">
            <text:p>43,6032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881</text:p>
          </table:table-cell>
          <table:table-cell office:value-type="float" office:value="1859">
            <text:p>1859</text:p>
          </table:table-cell>
        </table:table-row>
        <table:table-row table:style-name="ro1">
          <table:table-cell office:value-type="float" office:value="2881">
            <text:p>2881</text:p>
          </table:table-cell>
          <table:table-cell office:value-type="float" office:value="16272">
            <text:p>16272</text:p>
          </table:table-cell>
          <table:table-cell office:value-type="float" office:value="3.89481">
            <text:p>3,89481</text:p>
          </table:table-cell>
          <table:table-cell office:value-type="float" office:value="43.60387">
            <text:p>43,6038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881</text:p>
          </table:table-cell>
          <table:table-cell office:value-type="float" office:value="1860">
            <text:p>1860</text:p>
          </table:table-cell>
        </table:table-row>
        <table:table-row table:style-name="ro1">
          <table:table-cell office:value-type="float" office:value="2644">
            <text:p>2644</text:p>
          </table:table-cell>
          <table:table-cell office:value-type="float" office:value="6024">
            <text:p>6024</text:p>
          </table:table-cell>
          <table:table-cell office:value-type="float" office:value="3.89577">
            <text:p>3,89577</text:p>
          </table:table-cell>
          <table:table-cell office:value-type="float" office:value="43.60434">
            <text:p>43,6043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644</text:p>
          </table:table-cell>
          <table:table-cell office:value-type="float" office:value="1861">
            <text:p>1861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1004">
            <text:p>1004</text:p>
          </table:table-cell>
          <table:table-cell office:value-type="float" office:value="3.89494">
            <text:p>3,89494</text:p>
          </table:table-cell>
          <table:table-cell office:value-type="float" office:value="43.60448">
            <text:p>43,6044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47</text:p>
          </table:table-cell>
          <table:table-cell office:value-type="float" office:value="1862">
            <text:p>1862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office:value-type="float" office:value="1009">
            <text:p>1009</text:p>
          </table:table-cell>
          <table:table-cell office:value-type="float" office:value="3.89613">
            <text:p>3,89613</text:p>
          </table:table-cell>
          <table:table-cell office:value-type="float" office:value="43.60417">
            <text:p>43,6041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79</text:p>
          </table:table-cell>
          <table:table-cell office:value-type="float" office:value="1863">
            <text:p>1863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office:value-type="float" office:value="1009">
            <text:p>1009</text:p>
          </table:table-cell>
          <table:table-cell office:value-type="float" office:value="3.89647">
            <text:p>3,89647</text:p>
          </table:table-cell>
          <table:table-cell office:value-type="float" office:value="43.60496">
            <text:p>43,60496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79</text:p>
          </table:table-cell>
          <table:table-cell office:value-type="float" office:value="1864">
            <text:p>1864</text:p>
          </table:table-cell>
        </table:table-row>
        <table:table-row table:style-name="ro1">
          <table:table-cell office:value-type="float" office:value="2644">
            <text:p>2644</text:p>
          </table:table-cell>
          <table:table-cell office:value-type="float" office:value="6025">
            <text:p>6025</text:p>
          </table:table-cell>
          <table:table-cell office:value-type="float" office:value="3.89645">
            <text:p>3,89645</text:p>
          </table:table-cell>
          <table:table-cell office:value-type="float" office:value="43.60569">
            <text:p>43,6056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644</text:p>
          </table:table-cell>
          <table:table-cell office:value-type="float" office:value="1865">
            <text:p>1865</text:p>
          </table:table-cell>
        </table:table-row>
        <table:table-row table:style-name="ro1">
          <table:table-cell office:value-type="float" office:value="2644">
            <text:p>2644</text:p>
          </table:table-cell>
          <table:table-cell office:value-type="float" office:value="13512">
            <text:p>13512</text:p>
          </table:table-cell>
          <table:table-cell office:value-type="float" office:value="3.89527">
            <text:p>3,89527</text:p>
          </table:table-cell>
          <table:table-cell office:value-type="float" office:value="43.60612">
            <text:p>43,6061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644</text:p>
          </table:table-cell>
          <table:table-cell office:value-type="float" office:value="1866">
            <text:p>1866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1002">
            <text:p>1002</text:p>
          </table:table-cell>
          <table:table-cell office:value-type="float" office:value="3.89445">
            <text:p>3,89445</text:p>
          </table:table-cell>
          <table:table-cell office:value-type="float" office:value="43.60519">
            <text:p>43,6051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72</text:p>
          </table:table-cell>
          <table:table-cell office:value-type="float" office:value="1867">
            <text:p>1867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14453">
            <text:p>14453</text:p>
          </table:table-cell>
          <table:table-cell office:value-type="float" office:value="3.91277">
            <text:p>3,91277</text:p>
          </table:table-cell>
          <table:table-cell office:value-type="float" office:value="43.61818">
            <text:p>43,6181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29</text:p>
          </table:table-cell>
          <table:table-cell office:value-type="float" office:value="1868">
            <text:p>1868</text:p>
          </table:table-cell>
        </table:table-row>
        <table:table-row table:style-name="ro1">
          <table:table-cell office:value-type="float" office:value="1775">
            <text:p>1775</text:p>
          </table:table-cell>
          <table:table-cell office:value-type="float" office:value="14454">
            <text:p>14454</text:p>
          </table:table-cell>
          <table:table-cell office:value-type="float" office:value="3.91271">
            <text:p>3,91271</text:p>
          </table:table-cell>
          <table:table-cell office:value-type="float" office:value="43.61898">
            <text:p>43,6189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75</text:p>
          </table:table-cell>
          <table:table-cell office:value-type="float" office:value="1869">
            <text:p>1869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217">
            <text:p>217</text:p>
          </table:table-cell>
          <table:table-cell office:value-type="float" office:value="3.90963">
            <text:p>3,90963</text:p>
          </table:table-cell>
          <table:table-cell office:value-type="float" office:value="43.62209">
            <text:p>43,6220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78</text:p>
          </table:table-cell>
          <table:table-cell office:value-type="float" office:value="1870">
            <text:p>1870</text:p>
          </table:table-cell>
        </table:table-row>
        <table:table-row table:style-name="ro1">
          <table:table-cell office:value-type="float" office:value="2321">
            <text:p>2321</text:p>
          </table:table-cell>
          <table:table-cell office:value-type="float" office:value="6585">
            <text:p>6585</text:p>
          </table:table-cell>
          <table:table-cell office:value-type="float" office:value="3.91342">
            <text:p>3,91342</text:p>
          </table:table-cell>
          <table:table-cell office:value-type="float" office:value="43.61812">
            <text:p>43,6181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21</text:p>
          </table:table-cell>
          <table:table-cell office:value-type="float" office:value="1871">
            <text:p>1871</text:p>
          </table:table-cell>
        </table:table-row>
        <table:table-row table:style-name="ro1">
          <table:table-cell office:value-type="float" office:value="2321">
            <text:p>2321</text:p>
          </table:table-cell>
          <table:table-cell office:value-type="float" office:value="6584">
            <text:p>6584</text:p>
          </table:table-cell>
          <table:table-cell office:value-type="float" office:value="3.91472">
            <text:p>3,91472</text:p>
          </table:table-cell>
          <table:table-cell office:value-type="float" office:value="43.6145">
            <text:p>43,61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21</text:p>
          </table:table-cell>
          <table:table-cell office:value-type="float" office:value="1872">
            <text:p>1872</text:p>
          </table:table-cell>
        </table:table-row>
        <table:table-row table:style-name="ro1">
          <table:table-cell office:value-type="float" office:value="2316">
            <text:p>2316</text:p>
          </table:table-cell>
          <table:table-cell office:value-type="float" office:value="1159">
            <text:p>1159</text:p>
          </table:table-cell>
          <table:table-cell office:value-type="float" office:value="3.9145">
            <text:p>3,9145</text:p>
          </table:table-cell>
          <table:table-cell office:value-type="float" office:value="43.61432">
            <text:p>43,6143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16</text:p>
          </table:table-cell>
          <table:table-cell office:value-type="float" office:value="1873">
            <text:p>1873</text:p>
          </table:table-cell>
        </table:table-row>
        <table:table-row table:style-name="ro1">
          <table:table-cell office:value-type="float" office:value="2316">
            <text:p>2316</text:p>
          </table:table-cell>
          <table:table-cell office:value-type="float" office:value="1163">
            <text:p>1163</text:p>
          </table:table-cell>
          <table:table-cell office:value-type="float" office:value="3.91211">
            <text:p>3,91211</text:p>
          </table:table-cell>
          <table:table-cell office:value-type="float" office:value="43.61359">
            <text:p>43,6135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16</text:p>
          </table:table-cell>
          <table:table-cell office:value-type="float" office:value="1874">
            <text:p>1874</text:p>
          </table:table-cell>
        </table:table-row>
        <table:table-row table:style-name="ro1">
          <table:table-cell office:value-type="float" office:value="2316">
            <text:p>2316</text:p>
          </table:table-cell>
          <table:table-cell office:value-type="float" office:value="1157">
            <text:p>1157</text:p>
          </table:table-cell>
          <table:table-cell office:value-type="float" office:value="3.91169">
            <text:p>3,91169</text:p>
          </table:table-cell>
          <table:table-cell office:value-type="float" office:value="43.6135">
            <text:p>43,613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16</text:p>
          </table:table-cell>
          <table:table-cell office:value-type="float" office:value="1875">
            <text:p>1875</text:p>
          </table:table-cell>
        </table:table-row>
        <table:table-row table:style-name="ro1">
          <table:table-cell office:value-type="float" office:value="2316">
            <text:p>2316</text:p>
          </table:table-cell>
          <table:table-cell office:value-type="float" office:value="1168">
            <text:p>1168</text:p>
          </table:table-cell>
          <table:table-cell office:value-type="float" office:value="3.91076">
            <text:p>3,91076</text:p>
          </table:table-cell>
          <table:table-cell office:value-type="float" office:value="43.61324">
            <text:p>43,6132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16</text:p>
          </table:table-cell>
          <table:table-cell office:value-type="float" office:value="1876">
            <text:p>1876</text:p>
          </table:table-cell>
        </table:table-row>
        <table:table-row table:style-name="ro1">
          <table:table-cell office:value-type="float" office:value="2447">
            <text:p>2447</text:p>
          </table:table-cell>
          <table:table-cell office:value-type="float" office:value="1176">
            <text:p>1176</text:p>
          </table:table-cell>
          <table:table-cell office:value-type="float" office:value="3.90742">
            <text:p>3,90742</text:p>
          </table:table-cell>
          <table:table-cell office:value-type="float" office:value="43.61238">
            <text:p>43,6123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447</text:p>
          </table:table-cell>
          <table:table-cell office:value-type="float" office:value="1877">
            <text:p>1877</text:p>
          </table:table-cell>
        </table:table-row>
        <table:table-row table:style-name="ro1">
          <table:table-cell office:value-type="float" office:value="2739">
            <text:p>2739</text:p>
          </table:table-cell>
          <table:table-cell office:value-type="float" office:value="3699">
            <text:p>3699</text:p>
          </table:table-cell>
          <table:table-cell office:value-type="float" office:value="3.90725">
            <text:p>3,90725</text:p>
          </table:table-cell>
          <table:table-cell office:value-type="float" office:value="43.6132">
            <text:p>43,613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739</text:p>
          </table:table-cell>
          <table:table-cell office:value-type="float" office:value="1878">
            <text:p>1878</text:p>
          </table:table-cell>
        </table:table-row>
        <table:table-row table:style-name="ro1">
          <table:table-cell office:value-type="float" office:value="2739">
            <text:p>2739</text:p>
          </table:table-cell>
          <table:table-cell office:value-type="float" office:value="3699">
            <text:p>3699</text:p>
          </table:table-cell>
          <table:table-cell office:value-type="float" office:value="3.90665">
            <text:p>3,90665</text:p>
          </table:table-cell>
          <table:table-cell office:value-type="float" office:value="43.61296">
            <text:p>43,6129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739</text:p>
          </table:table-cell>
          <table:table-cell office:value-type="float" office:value="1879">
            <text:p>1879</text:p>
          </table:table-cell>
        </table:table-row>
        <table:table-row table:style-name="ro1">
          <table:table-cell office:value-type="float" office:value="2739">
            <text:p>2739</text:p>
          </table:table-cell>
          <table:table-cell office:value-type="float" office:value="3699">
            <text:p>3699</text:p>
          </table:table-cell>
          <table:table-cell office:value-type="float" office:value="3.9067">
            <text:p>3,9067</text:p>
          </table:table-cell>
          <table:table-cell office:value-type="float" office:value="43.6141">
            <text:p>43,614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739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1154">
            <text:p>1154</text:p>
          </table:table-cell>
          <table:table-cell office:value-type="float" office:value="3.90833">
            <text:p>3,90833</text:p>
          </table:table-cell>
          <table:table-cell office:value-type="float" office:value="43.61502">
            <text:p>43,6150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29</text:p>
          </table:table-cell>
          <table:table-cell office:value-type="float" office:value="1881">
            <text:p>1881</text:p>
          </table:table-cell>
        </table:table-row>
        <table:table-row table:style-name="ro1">
          <table:table-cell office:value-type="float" office:value="2909">
            <text:p>2909</text:p>
          </table:table-cell>
          <table:table-cell office:value-type="float" office:value="11972">
            <text:p>11972</text:p>
          </table:table-cell>
          <table:table-cell office:value-type="float" office:value="3.9086">
            <text:p>3,9086</text:p>
          </table:table-cell>
          <table:table-cell office:value-type="float" office:value="43.61509">
            <text:p>43,61509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09</text:p>
          </table:table-cell>
          <table:table-cell office:value-type="float" office:value="1882">
            <text:p>1882</text:p>
          </table:table-cell>
        </table:table-row>
        <table:table-row table:style-name="ro1">
          <table:table-cell office:value-type="float" office:value="2909">
            <text:p>2909</text:p>
          </table:table-cell>
          <table:table-cell office:value-type="float" office:value="1153">
            <text:p>1153</text:p>
          </table:table-cell>
          <table:table-cell office:value-type="float" office:value="3.91005">
            <text:p>3,91005</text:p>
          </table:table-cell>
          <table:table-cell office:value-type="float" office:value="43.61581">
            <text:p>43,6158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09</text:p>
          </table:table-cell>
          <table:table-cell office:value-type="float" office:value="1883">
            <text:p>1883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1131">
            <text:p>1131</text:p>
          </table:table-cell>
          <table:table-cell office:value-type="float" office:value="3.91023">
            <text:p>3,91023</text:p>
          </table:table-cell>
          <table:table-cell office:value-type="float" office:value="43.61612">
            <text:p>43,6161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29</text:p>
          </table:table-cell>
          <table:table-cell office:value-type="float" office:value="1884">
            <text:p>1884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3341">
            <text:p>3341</text:p>
          </table:table-cell>
          <table:table-cell office:value-type="float" office:value="3.89748">
            <text:p>3,89748</text:p>
          </table:table-cell>
          <table:table-cell office:value-type="float" office:value="43.61654">
            <text:p>43,61654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77</text:p>
          </table:table-cell>
          <table:table-cell office:value-type="float" office:value="1885">
            <text:p>1885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144">
            <text:p>144</text:p>
          </table:table-cell>
          <table:table-cell office:value-type="float" office:value="3.89781">
            <text:p>3,89781</text:p>
          </table:table-cell>
          <table:table-cell office:value-type="float" office:value="43.61523">
            <text:p>43,61523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77</text:p>
          </table:table-cell>
          <table:table-cell office:value-type="float" office:value="1886">
            <text:p>1886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59">
            <text:p>59</text:p>
          </table:table-cell>
          <table:table-cell office:value-type="float" office:value="3.89809">
            <text:p>3,89809</text:p>
          </table:table-cell>
          <table:table-cell office:value-type="float" office:value="43.61414">
            <text:p>43,6141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77</text:p>
          </table:table-cell>
          <table:table-cell office:value-type="float" office:value="1887">
            <text:p>1887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3733">
            <text:p>3733</text:p>
          </table:table-cell>
          <table:table-cell office:value-type="float" office:value="3.8983">
            <text:p>3,8983</text:p>
          </table:table-cell>
          <table:table-cell office:value-type="float" office:value="43.61202">
            <text:p>43,61202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77</text:p>
          </table:table-cell>
          <table:table-cell office:value-type="float" office:value="1888">
            <text:p>1888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15755">
            <text:p>15755</text:p>
          </table:table-cell>
          <table:table-cell office:value-type="float" office:value="3.8986">
            <text:p>3,8986</text:p>
          </table:table-cell>
          <table:table-cell office:value-type="float" office:value="43.61088">
            <text:p>43,61088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77</text:p>
          </table:table-cell>
          <table:table-cell office:value-type="float" office:value="1889">
            <text:p>1889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6077">
            <text:p>6077</text:p>
          </table:table-cell>
          <table:table-cell office:value-type="float" office:value="3.89883">
            <text:p>3,89883</text:p>
          </table:table-cell>
          <table:table-cell office:value-type="float" office:value="43.61">
            <text:p>43,6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77</text:p>
          </table:table-cell>
          <table:table-cell office:value-type="float" office:value="1890">
            <text:p>1890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15813">
            <text:p>15813</text:p>
          </table:table-cell>
          <table:table-cell office:value-type="float" office:value="3.89898">
            <text:p>3,89898</text:p>
          </table:table-cell>
          <table:table-cell office:value-type="float" office:value="43.60901">
            <text:p>43,6090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77</text:p>
          </table:table-cell>
          <table:table-cell office:value-type="float" office:value="1891">
            <text:p>1891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1041">
            <text:p>1041</text:p>
          </table:table-cell>
          <table:table-cell office:value-type="float" office:value="3.89862">
            <text:p>3,89862</text:p>
          </table:table-cell>
          <table:table-cell office:value-type="float" office:value="43.60745">
            <text:p>43,607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77</text:p>
          </table:table-cell>
          <table:table-cell office:value-type="float" office:value="1892">
            <text:p>1892</text:p>
          </table:table-cell>
        </table:table-row>
        <table:table-row table:style-name="ro1">
          <table:table-cell office:value-type="float" office:value="1687">
            <text:p>1687</text:p>
          </table:table-cell>
          <table:table-cell office:value-type="float" office:value="12092">
            <text:p>12092</text:p>
          </table:table-cell>
          <table:table-cell office:value-type="float" office:value="3.89877">
            <text:p>3,89877</text:p>
          </table:table-cell>
          <table:table-cell office:value-type="float" office:value="43.60683">
            <text:p>43,6068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87</text:p>
          </table:table-cell>
          <table:table-cell office:value-type="float" office:value="1893">
            <text:p>1893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033">
            <text:p>1033</text:p>
          </table:table-cell>
          <table:table-cell office:value-type="float" office:value="3.89879">
            <text:p>3,89879</text:p>
          </table:table-cell>
          <table:table-cell office:value-type="float" office:value="43.60762">
            <text:p>43,6076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38</text:p>
          </table:table-cell>
          <table:table-cell office:value-type="float" office:value="1894">
            <text:p>1894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6020">
            <text:p>6020</text:p>
          </table:table-cell>
          <table:table-cell office:value-type="float" office:value="3.89898">
            <text:p>3,89898</text:p>
          </table:table-cell>
          <table:table-cell office:value-type="float" office:value="43.60826">
            <text:p>43,6082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34</text:p>
          </table:table-cell>
          <table:table-cell office:value-type="float" office:value="1895">
            <text:p>1895</text:p>
          </table:table-cell>
        </table:table-row>
        <table:table-row table:style-name="ro1">
          <table:table-cell office:value-type="float" office:value="2915">
            <text:p>2915</text:p>
          </table:table-cell>
          <table:table-cell office:value-type="float" office:value="15816">
            <text:p>15816</text:p>
          </table:table-cell>
          <table:table-cell office:value-type="float" office:value="3.89865">
            <text:p>3,89865</text:p>
          </table:table-cell>
          <table:table-cell office:value-type="float" office:value="43.60812">
            <text:p>43,6081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15</text:p>
          </table:table-cell>
          <table:table-cell office:value-type="float" office:value="1896">
            <text:p>1896</text:p>
          </table:table-cell>
        </table:table-row>
        <table:table-row table:style-name="ro1">
          <table:table-cell office:value-type="float" office:value="9999">
            <text:p>9999</text:p>
          </table:table-cell>
          <table:table-cell office:value-type="float" office:value="15814">
            <text:p>15814</text:p>
          </table:table-cell>
          <table:table-cell office:value-type="float" office:value="3.89876">
            <text:p>3,89876</text:p>
          </table:table-cell>
          <table:table-cell office:value-type="float" office:value="43.60872">
            <text:p>43,60872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999</text:p>
          </table:table-cell>
          <table:table-cell office:value-type="float" office:value="1897">
            <text:p>1897</text:p>
          </table:table-cell>
        </table:table-row>
        <table:table-row table:style-name="ro1">
          <table:table-cell office:value-type="float" office:value="2915">
            <text:p>2915</text:p>
          </table:table-cell>
          <table:table-cell office:value-type="float" office:value="6044">
            <text:p>6044</text:p>
          </table:table-cell>
          <table:table-cell office:value-type="float" office:value="3.8986">
            <text:p>3,8986</text:p>
          </table:table-cell>
          <table:table-cell office:value-type="float" office:value="43.60863">
            <text:p>43,60863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15</text:p>
          </table:table-cell>
          <table:table-cell office:value-type="float" office:value="1898">
            <text:p>1898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office:value-type="float" office:value="3891">
            <text:p>3891</text:p>
          </table:table-cell>
          <table:table-cell office:value-type="float" office:value="3.89659">
            <text:p>3,89659</text:p>
          </table:table-cell>
          <table:table-cell office:value-type="float" office:value="43.6068">
            <text:p>43,606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79</text:p>
          </table:table-cell>
          <table:table-cell office:value-type="float" office:value="1899">
            <text:p>1899</text:p>
          </table:table-cell>
        </table:table-row>
        <table:table-row table:style-name="ro1">
          <table:table-cell office:value-type="float" office:value="2520">
            <text:p>2520</text:p>
          </table:table-cell>
          <table:table-cell office:value-type="float" office:value="1013">
            <text:p>1013</text:p>
          </table:table-cell>
          <table:table-cell office:value-type="float" office:value="3.89597">
            <text:p>3,89597</text:p>
          </table:table-cell>
          <table:table-cell office:value-type="float" office:value="43.60644">
            <text:p>43,60644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520</text:p>
          </table:table-cell>
          <table:table-cell office:value-type="float" office:value="1900">
            <text:p>1900</text:p>
          </table:table-cell>
        </table:table-row>
        <table:table-row table:style-name="ro1">
          <table:table-cell office:value-type="float" office:value="2520">
            <text:p>2520</text:p>
          </table:table-cell>
          <table:table-cell office:value-type="float" office:value="1013">
            <text:p>1013</text:p>
          </table:table-cell>
          <table:table-cell office:value-type="float" office:value="3.89583">
            <text:p>3,89583</text:p>
          </table:table-cell>
          <table:table-cell office:value-type="float" office:value="43.60765">
            <text:p>43,6076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520</text:p>
          </table:table-cell>
          <table:table-cell office:value-type="float" office:value="1901">
            <text:p>1901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3896">
            <text:p>3896</text:p>
          </table:table-cell>
          <table:table-cell office:value-type="float" office:value="3.8953">
            <text:p>3,8953</text:p>
          </table:table-cell>
          <table:table-cell office:value-type="float" office:value="43.60623">
            <text:p>43,6062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3</text:p>
          </table:table-cell>
          <table:table-cell office:value-type="float" office:value="1902">
            <text:p>1902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3896">
            <text:p>3896</text:p>
          </table:table-cell>
          <table:table-cell office:value-type="float" office:value="3.8943">
            <text:p>3,8943</text:p>
          </table:table-cell>
          <table:table-cell office:value-type="float" office:value="43.60595">
            <text:p>43,6059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3</text:p>
          </table:table-cell>
          <table:table-cell office:value-type="float" office:value="1903">
            <text:p>1903</text:p>
          </table:table-cell>
        </table:table-row>
        <table:table-row table:style-name="ro1">
          <table:table-cell office:value-type="float" office:value="2744">
            <text:p>2744</text:p>
          </table:table-cell>
          <table:table-cell office:value-type="float" office:value="6092">
            <text:p>6092</text:p>
          </table:table-cell>
          <table:table-cell office:value-type="float" office:value="3.89604">
            <text:p>3,89604</text:p>
          </table:table-cell>
          <table:table-cell office:value-type="float" office:value="43.60637">
            <text:p>43,6063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744</text:p>
          </table:table-cell>
          <table:table-cell office:value-type="float" office:value="1904">
            <text:p>1904</text:p>
          </table:table-cell>
        </table:table-row>
        <table:table-row table:style-name="ro1">
          <table:table-cell office:value-type="float" office:value="2744">
            <text:p>2744</text:p>
          </table:table-cell>
          <table:table-cell office:value-type="float" office:value="1037">
            <text:p>1037</text:p>
          </table:table-cell>
          <table:table-cell office:value-type="float" office:value="3.89832">
            <text:p>3,89832</text:p>
          </table:table-cell>
          <table:table-cell office:value-type="float" office:value="43.60614">
            <text:p>43,6061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744</text:p>
          </table:table-cell>
          <table:table-cell office:value-type="float" office:value="1905">
            <text:p>1905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6027">
            <text:p>6027</text:p>
          </table:table-cell>
          <table:table-cell office:value-type="float" office:value="3.89884">
            <text:p>3,89884</text:p>
          </table:table-cell>
          <table:table-cell office:value-type="float" office:value="43.60613">
            <text:p>43,6061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77</text:p>
          </table:table-cell>
          <table:table-cell office:value-type="float" office:value="1906">
            <text:p>1906</text:p>
          </table:table-cell>
        </table:table-row>
        <table:table-row table:style-name="ro1">
          <table:table-cell office:value-type="float" office:value="3397">
            <text:p>3397</text:p>
          </table:table-cell>
          <table:table-cell office:value-type="float" office:value="8087">
            <text:p>8087</text:p>
          </table:table-cell>
          <table:table-cell office:value-type="float" office:value="3.9301">
            <text:p>3,9301</text:p>
          </table:table-cell>
          <table:table-cell office:value-type="float" office:value="43.61227">
            <text:p>43,6122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397</text:p>
          </table:table-cell>
          <table:table-cell office:value-type="float" office:value="1907">
            <text:p>1907</text:p>
          </table:table-cell>
        </table:table-row>
        <table:table-row table:style-name="ro1">
          <table:table-cell office:value-type="float" office:value="3397">
            <text:p>3397</text:p>
          </table:table-cell>
          <table:table-cell office:value-type="float" office:value="8087">
            <text:p>8087</text:p>
          </table:table-cell>
          <table:table-cell office:value-type="float" office:value="3.93009">
            <text:p>3,93009</text:p>
          </table:table-cell>
          <table:table-cell office:value-type="float" office:value="43.61251">
            <text:p>43,6125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397</text:p>
          </table:table-cell>
          <table:table-cell office:value-type="float" office:value="1908">
            <text:p>1908</text:p>
          </table:table-cell>
        </table:table-row>
        <table:table-row table:style-name="ro1">
          <table:table-cell office:value-type="float" office:value="2314">
            <text:p>2314</text:p>
          </table:table-cell>
          <table:table-cell office:value-type="float" office:value="14436">
            <text:p>14436</text:p>
          </table:table-cell>
          <table:table-cell office:value-type="float" office:value="3.91122">
            <text:p>3,91122</text:p>
          </table:table-cell>
          <table:table-cell office:value-type="float" office:value="43.61514">
            <text:p>43,6151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14</text:p>
          </table:table-cell>
          <table:table-cell office:value-type="float" office:value="1909">
            <text:p>1909</text:p>
          </table:table-cell>
        </table:table-row>
        <table:table-row table:style-name="ro1">
          <table:table-cell office:value-type="float" office:value="2315">
            <text:p>2315</text:p>
          </table:table-cell>
          <table:table-cell office:value-type="float" office:value="1148">
            <text:p>1148</text:p>
          </table:table-cell>
          <table:table-cell office:value-type="float" office:value="3.91102">
            <text:p>3,91102</text:p>
          </table:table-cell>
          <table:table-cell office:value-type="float" office:value="43.61554">
            <text:p>43,6155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15</text:p>
          </table:table-cell>
          <table:table-cell office:value-type="float" office:value="1910">
            <text:p>1910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5986">
            <text:p>5986</text:p>
          </table:table-cell>
          <table:table-cell office:value-type="float" office:value="3.85011">
            <text:p>3,85011</text:p>
          </table:table-cell>
          <table:table-cell office:value-type="float" office:value="43.59468">
            <text:p>43,5946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78</text:p>
          </table:table-cell>
          <table:table-cell office:value-type="float" office:value="1533">
            <text:p>1533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5986">
            <text:p>5986</text:p>
          </table:table-cell>
          <table:table-cell office:value-type="float" office:value="3.84983">
            <text:p>3,84983</text:p>
          </table:table-cell>
          <table:table-cell office:value-type="float" office:value="43.59524">
            <text:p>43,5952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78</text:p>
          </table:table-cell>
          <table:table-cell office:value-type="float" office:value="1534">
            <text:p>1534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5989">
            <text:p>5989</text:p>
          </table:table-cell>
          <table:table-cell office:value-type="float" office:value="3.84992">
            <text:p>3,84992</text:p>
          </table:table-cell>
          <table:table-cell office:value-type="float" office:value="43.5952">
            <text:p>43,595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10</text:p>
          </table:table-cell>
          <table:table-cell office:value-type="float" office:value="1535">
            <text:p>1535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1756">
            <text:p>1756</text:p>
          </table:table-cell>
          <table:table-cell office:value-type="float" office:value="3.85321">
            <text:p>3,85321</text:p>
          </table:table-cell>
          <table:table-cell office:value-type="float" office:value="43.59434">
            <text:p>43,5943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43</text:p>
          </table:table-cell>
          <table:table-cell office:value-type="float" office:value="1536">
            <text:p>1536</text:p>
          </table:table-cell>
        </table:table-row>
        <table:table-row table:style-name="ro1">
          <table:table-cell office:value-type="float" office:value="2149">
            <text:p>2149</text:p>
          </table:table-cell>
          <table:table-cell office:value-type="float" office:value="1753">
            <text:p>1753</text:p>
          </table:table-cell>
          <table:table-cell office:value-type="float" office:value="3.85341">
            <text:p>3,85341</text:p>
          </table:table-cell>
          <table:table-cell office:value-type="float" office:value="43.59436">
            <text:p>43,5943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49</text:p>
          </table:table-cell>
          <table:table-cell office:value-type="float" office:value="1537">
            <text:p>1537</text:p>
          </table:table-cell>
        </table:table-row>
        <table:table-row table:style-name="ro1">
          <table:table-cell office:value-type="float" office:value="2149">
            <text:p>2149</text:p>
          </table:table-cell>
          <table:table-cell office:value-type="float" office:value="1753">
            <text:p>1753</text:p>
          </table:table-cell>
          <table:table-cell office:value-type="float" office:value="3.85399">
            <text:p>3,85399</text:p>
          </table:table-cell>
          <table:table-cell office:value-type="float" office:value="43.59481">
            <text:p>43,5948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49</text:p>
          </table:table-cell>
          <table:table-cell office:value-type="float" office:value="1538">
            <text:p>1538</text:p>
          </table:table-cell>
        </table:table-row>
        <table:table-row table:style-name="ro1">
          <table:table-cell office:value-type="float" office:value="2365">
            <text:p>2365</text:p>
          </table:table-cell>
          <table:table-cell office:value-type="float" office:value="1745">
            <text:p>1745</text:p>
          </table:table-cell>
          <table:table-cell office:value-type="float" office:value="3.85374">
            <text:p>3,85374</text:p>
          </table:table-cell>
          <table:table-cell office:value-type="float" office:value="43.59475">
            <text:p>43,5947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65</text:p>
          </table:table-cell>
          <table:table-cell office:value-type="float" office:value="1539">
            <text:p>1539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1752">
            <text:p>1752</text:p>
          </table:table-cell>
          <table:table-cell office:value-type="float" office:value="3.85444">
            <text:p>3,85444</text:p>
          </table:table-cell>
          <table:table-cell office:value-type="float" office:value="43.59523">
            <text:p>43,5952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46</text:p>
          </table:table-cell>
          <table:table-cell office:value-type="float" office:value="1540">
            <text:p>1540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6733">
            <text:p>6733</text:p>
          </table:table-cell>
          <table:table-cell office:value-type="float" office:value="3.85618">
            <text:p>3,85618</text:p>
          </table:table-cell>
          <table:table-cell office:value-type="float" office:value="43.59819">
            <text:p>43,5981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46</text:p>
          </table:table-cell>
          <table:table-cell office:value-type="float" office:value="1541">
            <text:p>1541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1783">
            <text:p>1783</text:p>
          </table:table-cell>
          <table:table-cell office:value-type="float" office:value="3.85591">
            <text:p>3,85591</text:p>
          </table:table-cell>
          <table:table-cell office:value-type="float" office:value="43.59952">
            <text:p>43,5995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46</text:p>
          </table:table-cell>
          <table:table-cell office:value-type="float" office:value="1542">
            <text:p>1542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1775">
            <text:p>1775</text:p>
          </table:table-cell>
          <table:table-cell office:value-type="float" office:value="3.85599">
            <text:p>3,85599</text:p>
          </table:table-cell>
          <table:table-cell office:value-type="float" office:value="43.60045">
            <text:p>43,6004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46</text:p>
          </table:table-cell>
          <table:table-cell office:value-type="float" office:value="1543">
            <text:p>1543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1772">
            <text:p>1772</text:p>
          </table:table-cell>
          <table:table-cell office:value-type="float" office:value="3.8561">
            <text:p>3,8561</text:p>
          </table:table-cell>
          <table:table-cell office:value-type="float" office:value="43.59827">
            <text:p>43,5982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66</text:p>
          </table:table-cell>
          <table:table-cell office:value-type="float" office:value="1544">
            <text:p>1544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1763">
            <text:p>1763</text:p>
          </table:table-cell>
          <table:table-cell office:value-type="float" office:value="3.85255">
            <text:p>3,85255</text:p>
          </table:table-cell>
          <table:table-cell office:value-type="float" office:value="43.59738">
            <text:p>43,5973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62</text:p>
          </table:table-cell>
          <table:table-cell office:value-type="float" office:value="1545">
            <text:p>1545</text:p>
          </table:table-cell>
        </table:table-row>
        <table:table-row table:style-name="ro1">
          <table:table-cell office:value-type="float" office:value="2140">
            <text:p>2140</text:p>
          </table:table-cell>
          <table:table-cell office:value-type="float" office:value="1764">
            <text:p>1764</text:p>
          </table:table-cell>
          <table:table-cell office:value-type="float" office:value="3.85612">
            <text:p>3,85612</text:p>
          </table:table-cell>
          <table:table-cell office:value-type="float" office:value="43.5968">
            <text:p>43,596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40</text:p>
          </table:table-cell>
          <table:table-cell office:value-type="float" office:value="1546">
            <text:p>1546</text:p>
          </table:table-cell>
        </table:table-row>
        <table:table-row table:style-name="ro1">
          <table:table-cell office:value-type="float" office:value="1905">
            <text:p>1905</text:p>
          </table:table-cell>
          <table:table-cell office:value-type="float" office:value="1749">
            <text:p>1749</text:p>
          </table:table-cell>
          <table:table-cell office:value-type="float" office:value="3.85594">
            <text:p>3,85594</text:p>
          </table:table-cell>
          <table:table-cell office:value-type="float" office:value="43.59591">
            <text:p>43,5959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05</text:p>
          </table:table-cell>
          <table:table-cell office:value-type="float" office:value="1547">
            <text:p>1547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1741">
            <text:p>1741</text:p>
          </table:table-cell>
          <table:table-cell office:value-type="float" office:value="3.8527">
            <text:p>3,8527</text:p>
          </table:table-cell>
          <table:table-cell office:value-type="float" office:value="43.59389">
            <text:p>43,5938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46</text:p>
          </table:table-cell>
          <table:table-cell office:value-type="float" office:value="1548">
            <text:p>1548</text:p>
          </table:table-cell>
        </table:table-row>
        <table:table-row table:style-name="ro1">
          <table:table-cell table:number-columns-repeated="2" office:value-type="float" office:value="1738">
            <text:p>1738</text:p>
          </table:table-cell>
          <table:table-cell office:value-type="float" office:value="3.85219">
            <text:p>3,85219</text:p>
          </table:table-cell>
          <table:table-cell office:value-type="float" office:value="43.59356">
            <text:p>43,5935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38</text:p>
          </table:table-cell>
          <table:table-cell office:value-type="float" office:value="1549">
            <text:p>1549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519">
            <text:p>519</text:p>
          </table:table-cell>
          <table:table-cell office:value-type="float" office:value="3.85201">
            <text:p>3,85201</text:p>
          </table:table-cell>
          <table:table-cell office:value-type="float" office:value="43.59332">
            <text:p>43,5933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46</text:p>
          </table:table-cell>
          <table:table-cell office:value-type="float" office:value="1550">
            <text:p>1550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1782">
            <text:p>1782</text:p>
          </table:table-cell>
          <table:table-cell office:value-type="float" office:value="3.85585">
            <text:p>3,85585</text:p>
          </table:table-cell>
          <table:table-cell office:value-type="float" office:value="43.59962">
            <text:p>43,5996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2</text:p>
          </table:table-cell>
          <table:table-cell office:value-type="float" office:value="1551">
            <text:p>1551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1782">
            <text:p>1782</text:p>
          </table:table-cell>
          <table:table-cell office:value-type="float" office:value="3.85525">
            <text:p>3,85525</text:p>
          </table:table-cell>
          <table:table-cell office:value-type="float" office:value="43.59973">
            <text:p>43,5997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2</text:p>
          </table:table-cell>
          <table:table-cell office:value-type="float" office:value="1552">
            <text:p>1552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1782">
            <text:p>1782</text:p>
          </table:table-cell>
          <table:table-cell office:value-type="float" office:value="3.85474">
            <text:p>3,85474</text:p>
          </table:table-cell>
          <table:table-cell office:value-type="float" office:value="43.59983">
            <text:p>43,5998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2</text:p>
          </table:table-cell>
          <table:table-cell office:value-type="float" office:value="1553">
            <text:p>1553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1790">
            <text:p>1790</text:p>
          </table:table-cell>
          <table:table-cell office:value-type="float" office:value="3.85174">
            <text:p>3,85174</text:p>
          </table:table-cell>
          <table:table-cell office:value-type="float" office:value="43.60043">
            <text:p>43,6004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62</text:p>
          </table:table-cell>
          <table:table-cell office:value-type="float" office:value="1554">
            <text:p>1554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1791">
            <text:p>1791</text:p>
          </table:table-cell>
          <table:table-cell office:value-type="float" office:value="3.85101">
            <text:p>3,85101</text:p>
          </table:table-cell>
          <table:table-cell office:value-type="float" office:value="43.60059">
            <text:p>43,6005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62</text:p>
          </table:table-cell>
          <table:table-cell office:value-type="float" office:value="1555">
            <text:p>1555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1789">
            <text:p>1789</text:p>
          </table:table-cell>
          <table:table-cell office:value-type="float" office:value="3.85027">
            <text:p>3,85027</text:p>
          </table:table-cell>
          <table:table-cell office:value-type="float" office:value="43.60094">
            <text:p>43,6009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2</text:p>
          </table:table-cell>
          <table:table-cell office:value-type="float" office:value="1556">
            <text:p>1556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1817">
            <text:p>1817</text:p>
          </table:table-cell>
          <table:table-cell office:value-type="float" office:value="3.84991">
            <text:p>3,84991</text:p>
          </table:table-cell>
          <table:table-cell office:value-type="float" office:value="43.60089">
            <text:p>43,6008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63</text:p>
          </table:table-cell>
          <table:table-cell office:value-type="float" office:value="1557">
            <text:p>1557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office:value-type="float" office:value="1800">
            <text:p>1800</text:p>
          </table:table-cell>
          <table:table-cell office:value-type="float" office:value="3.8483">
            <text:p>3,8483</text:p>
          </table:table-cell>
          <table:table-cell office:value-type="float" office:value="43.60021">
            <text:p>43,6002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55</text:p>
          </table:table-cell>
          <table:table-cell office:value-type="float" office:value="1558">
            <text:p>1558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office:value-type="float" office:value="1799">
            <text:p>1799</text:p>
          </table:table-cell>
          <table:table-cell office:value-type="float" office:value="3.84797">
            <text:p>3,84797</text:p>
          </table:table-cell>
          <table:table-cell office:value-type="float" office:value="43.59999">
            <text:p>43,5999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55</text:p>
          </table:table-cell>
          <table:table-cell office:value-type="float" office:value="1559">
            <text:p>1559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4885">
            <text:p>4885</text:p>
          </table:table-cell>
          <table:table-cell office:value-type="float" office:value="3.85682">
            <text:p>3,85682</text:p>
          </table:table-cell>
          <table:table-cell office:value-type="float" office:value="43.60173">
            <text:p>43,6017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46</text:p>
          </table:table-cell>
          <table:table-cell office:value-type="float" office:value="1560">
            <text:p>1560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4886">
            <text:p>4886</text:p>
          </table:table-cell>
          <table:table-cell office:value-type="float" office:value="3.85697">
            <text:p>3,85697</text:p>
          </table:table-cell>
          <table:table-cell office:value-type="float" office:value="43.60188">
            <text:p>43,6018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53</text:p>
          </table:table-cell>
          <table:table-cell office:value-type="float" office:value="1561">
            <text:p>1561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4886">
            <text:p>4886</text:p>
          </table:table-cell>
          <table:table-cell office:value-type="float" office:value="3.85535">
            <text:p>3,85535</text:p>
          </table:table-cell>
          <table:table-cell office:value-type="float" office:value="43.60285">
            <text:p>43,6028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53</text:p>
          </table:table-cell>
          <table:table-cell office:value-type="float" office:value="1562">
            <text:p>1562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4883">
            <text:p>4883</text:p>
          </table:table-cell>
          <table:table-cell office:value-type="float" office:value="3.85739">
            <text:p>3,85739</text:p>
          </table:table-cell>
          <table:table-cell office:value-type="float" office:value="43.60208">
            <text:p>43,6020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46</text:p>
          </table:table-cell>
          <table:table-cell office:value-type="float" office:value="1563">
            <text:p>1563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4883">
            <text:p>4883</text:p>
          </table:table-cell>
          <table:table-cell office:value-type="float" office:value="3.85927">
            <text:p>3,85927</text:p>
          </table:table-cell>
          <table:table-cell office:value-type="float" office:value="43.60379">
            <text:p>43,6037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46</text:p>
          </table:table-cell>
          <table:table-cell office:value-type="float" office:value="1564">
            <text:p>1564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4882">
            <text:p>4882</text:p>
          </table:table-cell>
          <table:table-cell office:value-type="float" office:value="3.85737">
            <text:p>3,85737</text:p>
          </table:table-cell>
          <table:table-cell office:value-type="float" office:value="43.60176">
            <text:p>43,6017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53</text:p>
          </table:table-cell>
          <table:table-cell office:value-type="float" office:value="1565">
            <text:p>1565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1719">
            <text:p>1719</text:p>
          </table:table-cell>
          <table:table-cell office:value-type="float" office:value="3.86258">
            <text:p>3,86258</text:p>
          </table:table-cell>
          <table:table-cell office:value-type="float" office:value="43.60121">
            <text:p>43,6012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73</text:p>
          </table:table-cell>
          <table:table-cell office:value-type="float" office:value="1566">
            <text:p>1566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4865">
            <text:p>4865</text:p>
          </table:table-cell>
          <table:table-cell office:value-type="float" office:value="3.86287">
            <text:p>3,86287</text:p>
          </table:table-cell>
          <table:table-cell office:value-type="float" office:value="43.60163">
            <text:p>43,6016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73</text:p>
          </table:table-cell>
          <table:table-cell office:value-type="float" office:value="1567">
            <text:p>1567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4865">
            <text:p>4865</text:p>
          </table:table-cell>
          <table:table-cell office:value-type="float" office:value="3.86361">
            <text:p>3,86361</text:p>
          </table:table-cell>
          <table:table-cell office:value-type="float" office:value="43.60277">
            <text:p>43,6027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73</text:p>
          </table:table-cell>
          <table:table-cell office:value-type="float" office:value="1568">
            <text:p>1568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4866">
            <text:p>4866</text:p>
          </table:table-cell>
          <table:table-cell office:value-type="float" office:value="3.86357">
            <text:p>3,86357</text:p>
          </table:table-cell>
          <table:table-cell office:value-type="float" office:value="43.60282">
            <text:p>43,6028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63</text:p>
          </table:table-cell>
          <table:table-cell office:value-type="float" office:value="1569">
            <text:p>1569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4866">
            <text:p>4866</text:p>
          </table:table-cell>
          <table:table-cell office:value-type="float" office:value="3.86249">
            <text:p>3,86249</text:p>
          </table:table-cell>
          <table:table-cell office:value-type="float" office:value="43.60311">
            <text:p>43,6031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3</text:p>
          </table:table-cell>
          <table:table-cell office:value-type="float" office:value="1570">
            <text:p>1570</text:p>
          </table:table-cell>
        </table:table-row>
        <table:table-row table:style-name="ro1">
          <table:table-cell office:value-type="float" office:value="2135">
            <text:p>2135</text:p>
          </table:table-cell>
          <table:table-cell office:value-type="float" office:value="1716">
            <text:p>1716</text:p>
          </table:table-cell>
          <table:table-cell office:value-type="float" office:value="3.86275">
            <text:p>3,86275</text:p>
          </table:table-cell>
          <table:table-cell office:value-type="float" office:value="43.59903">
            <text:p>43,5990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35</text:p>
          </table:table-cell>
          <table:table-cell office:value-type="float" office:value="1571">
            <text:p>1571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715">
            <text:p>1715</text:p>
          </table:table-cell>
          <table:table-cell office:value-type="float" office:value="3.86248">
            <text:p>3,86248</text:p>
          </table:table-cell>
          <table:table-cell office:value-type="float" office:value="43.59866">
            <text:p>43,5986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81</text:p>
          </table:table-cell>
          <table:table-cell office:value-type="float" office:value="1572">
            <text:p>1572</text:p>
          </table:table-cell>
        </table:table-row>
        <table:table-row table:style-name="ro1">
          <table:table-cell office:value-type="float" office:value="1786">
            <text:p>1786</text:p>
          </table:table-cell>
          <table:table-cell office:value-type="float" office:value="1713">
            <text:p>1713</text:p>
          </table:table-cell>
          <table:table-cell office:value-type="float" office:value="3.86294">
            <text:p>3,86294</text:p>
          </table:table-cell>
          <table:table-cell office:value-type="float" office:value="43.59819">
            <text:p>43,5981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86</text:p>
          </table:table-cell>
          <table:table-cell office:value-type="float" office:value="1573">
            <text:p>1573</text:p>
          </table:table-cell>
        </table:table-row>
        <table:table-row table:style-name="ro1">
          <table:table-cell office:value-type="float" office:value="1838">
            <text:p>1838</text:p>
          </table:table-cell>
          <table:table-cell office:value-type="float" office:value="1717">
            <text:p>1717</text:p>
          </table:table-cell>
          <table:table-cell office:value-type="float" office:value="3.8631">
            <text:p>3,8631</text:p>
          </table:table-cell>
          <table:table-cell office:value-type="float" office:value="43.59828">
            <text:p>43,5982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38</text:p>
          </table:table-cell>
          <table:table-cell office:value-type="float" office:value="1574">
            <text:p>1574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6735">
            <text:p>6735</text:p>
          </table:table-cell>
          <table:table-cell office:value-type="float" office:value="3.86242">
            <text:p>3,86242</text:p>
          </table:table-cell>
          <table:table-cell office:value-type="float" office:value="43.59864">
            <text:p>43,5986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53</text:p>
          </table:table-cell>
          <table:table-cell office:value-type="float" office:value="1575">
            <text:p>1575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6735">
            <text:p>6735</text:p>
          </table:table-cell>
          <table:table-cell office:value-type="float" office:value="3.86131">
            <text:p>3,86131</text:p>
          </table:table-cell>
          <table:table-cell office:value-type="float" office:value="43.59913">
            <text:p>43,5991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53</text:p>
          </table:table-cell>
          <table:table-cell office:value-type="float" office:value="1576">
            <text:p>1576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6735">
            <text:p>6735</text:p>
          </table:table-cell>
          <table:table-cell office:value-type="float" office:value="3.86109">
            <text:p>3,86109</text:p>
          </table:table-cell>
          <table:table-cell office:value-type="float" office:value="43.59923">
            <text:p>43,5992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53</text:p>
          </table:table-cell>
          <table:table-cell office:value-type="float" office:value="1577">
            <text:p>1577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6735">
            <text:p>6735</text:p>
          </table:table-cell>
          <table:table-cell office:value-type="float" office:value="3.86068">
            <text:p>3,86068</text:p>
          </table:table-cell>
          <table:table-cell office:value-type="float" office:value="43.59943">
            <text:p>43,5994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53</text:p>
          </table:table-cell>
          <table:table-cell office:value-type="float" office:value="1578">
            <text:p>1578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6735">
            <text:p>6735</text:p>
          </table:table-cell>
          <table:table-cell office:value-type="float" office:value="3.86012">
            <text:p>3,86012</text:p>
          </table:table-cell>
          <table:table-cell office:value-type="float" office:value="43.59983">
            <text:p>43,5998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53</text:p>
          </table:table-cell>
          <table:table-cell office:value-type="float" office:value="1579">
            <text:p>1579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521">
            <text:p>521</text:p>
          </table:table-cell>
          <table:table-cell office:value-type="float" office:value="3.85281">
            <text:p>3,85281</text:p>
          </table:table-cell>
          <table:table-cell office:value-type="float" office:value="43.59266">
            <text:p>43,5926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45</text:p>
          </table:table-cell>
          <table:table-cell office:value-type="float" office:value="1580">
            <text:p>1580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734">
            <text:p>1734</text:p>
          </table:table-cell>
          <table:table-cell office:value-type="float" office:value="3.85542">
            <text:p>3,85542</text:p>
          </table:table-cell>
          <table:table-cell office:value-type="float" office:value="43.59351">
            <text:p>43,5935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45</text:p>
          </table:table-cell>
          <table:table-cell office:value-type="float" office:value="1581">
            <text:p>1581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734">
            <text:p>1734</text:p>
          </table:table-cell>
          <table:table-cell office:value-type="float" office:value="3.85623">
            <text:p>3,85623</text:p>
          </table:table-cell>
          <table:table-cell office:value-type="float" office:value="43.59385">
            <text:p>43,5938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45</text:p>
          </table:table-cell>
          <table:table-cell office:value-type="float" office:value="1582">
            <text:p>1582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734">
            <text:p>1734</text:p>
          </table:table-cell>
          <table:table-cell office:value-type="float" office:value="3.86093">
            <text:p>3,86093</text:p>
          </table:table-cell>
          <table:table-cell office:value-type="float" office:value="43.59462">
            <text:p>43,5946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45</text:p>
          </table:table-cell>
          <table:table-cell office:value-type="float" office:value="1583">
            <text:p>1583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1729">
            <text:p>1729</text:p>
          </table:table-cell>
          <table:table-cell office:value-type="float" office:value="3.86156">
            <text:p>3,86156</text:p>
          </table:table-cell>
          <table:table-cell office:value-type="float" office:value="43.59497">
            <text:p>43,5949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584">
            <text:p>1584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1642">
            <text:p>1642</text:p>
          </table:table-cell>
          <table:table-cell office:value-type="float" office:value="3.862">
            <text:p>3,862</text:p>
          </table:table-cell>
          <table:table-cell office:value-type="float" office:value="43.59524">
            <text:p>43,5952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40</text:p>
          </table:table-cell>
          <table:table-cell office:value-type="float" office:value="1585">
            <text:p>1585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1642">
            <text:p>1642</text:p>
          </table:table-cell>
          <table:table-cell office:value-type="float" office:value="3.86304">
            <text:p>3,86304</text:p>
          </table:table-cell>
          <table:table-cell office:value-type="float" office:value="43.59497">
            <text:p>43,5949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40</text:p>
          </table:table-cell>
          <table:table-cell office:value-type="float" office:value="1586">
            <text:p>1586</text:p>
          </table:table-cell>
        </table:table-row>
        <table:table-row table:style-name="ro1">
          <table:table-cell office:value-type="float" office:value="1397">
            <text:p>1397</text:p>
          </table:table-cell>
          <table:table-cell office:value-type="float" office:value="1627">
            <text:p>1627</text:p>
          </table:table-cell>
          <table:table-cell office:value-type="float" office:value="3.86341">
            <text:p>3,86341</text:p>
          </table:table-cell>
          <table:table-cell office:value-type="float" office:value="43.59473">
            <text:p>43,5947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97</text:p>
          </table:table-cell>
          <table:table-cell office:value-type="float" office:value="1587">
            <text:p>1587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6730">
            <text:p>6730</text:p>
          </table:table-cell>
          <table:table-cell office:value-type="float" office:value="3.86399">
            <text:p>3,86399</text:p>
          </table:table-cell>
          <table:table-cell office:value-type="float" office:value="43.59456">
            <text:p>43,5945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40</text:p>
          </table:table-cell>
          <table:table-cell office:value-type="float" office:value="1588">
            <text:p>1588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6729">
            <text:p>6729</text:p>
          </table:table-cell>
          <table:table-cell office:value-type="float" office:value="3.8652">
            <text:p>3,8652</text:p>
          </table:table-cell>
          <table:table-cell office:value-type="float" office:value="43.59393">
            <text:p>43,5939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40</text:p>
          </table:table-cell>
          <table:table-cell office:value-type="float" office:value="1589">
            <text:p>1589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6729">
            <text:p>6729</text:p>
          </table:table-cell>
          <table:table-cell office:value-type="float" office:value="3.86568">
            <text:p>3,86568</text:p>
          </table:table-cell>
          <table:table-cell office:value-type="float" office:value="43.59367">
            <text:p>43,5936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40</text:p>
          </table:table-cell>
          <table:table-cell office:value-type="float" office:value="1590">
            <text:p>1590</text:p>
          </table:table-cell>
        </table:table-row>
        <table:table-row table:style-name="ro1">
          <table:table-cell office:value-type="float" office:value="1442">
            <text:p>1442</text:p>
          </table:table-cell>
          <table:table-cell office:value-type="float" office:value="1631">
            <text:p>1631</text:p>
          </table:table-cell>
          <table:table-cell office:value-type="float" office:value="3.86574">
            <text:p>3,86574</text:p>
          </table:table-cell>
          <table:table-cell office:value-type="float" office:value="43.5936">
            <text:p>43,593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42</text:p>
          </table:table-cell>
          <table:table-cell office:value-type="float" office:value="1591">
            <text:p>1591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1623">
            <text:p>1623</text:p>
          </table:table-cell>
          <table:table-cell office:value-type="float" office:value="3.86618">
            <text:p>3,86618</text:p>
          </table:table-cell>
          <table:table-cell office:value-type="float" office:value="43.59344">
            <text:p>43,5934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40</text:p>
          </table:table-cell>
          <table:table-cell office:value-type="float" office:value="1592">
            <text:p>1592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1625">
            <text:p>1625</text:p>
          </table:table-cell>
          <table:table-cell office:value-type="float" office:value="3.8664">
            <text:p>3,8664</text:p>
          </table:table-cell>
          <table:table-cell office:value-type="float" office:value="43.59319">
            <text:p>43,5931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593">
            <text:p>1593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1625">
            <text:p>1625</text:p>
          </table:table-cell>
          <table:table-cell office:value-type="float" office:value="3.86644">
            <text:p>3,86644</text:p>
          </table:table-cell>
          <table:table-cell office:value-type="float" office:value="43.59269">
            <text:p>43,5926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594">
            <text:p>1594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1550">
            <text:p>1550</text:p>
          </table:table-cell>
          <table:table-cell office:value-type="float" office:value="3.86836">
            <text:p>3,86836</text:p>
          </table:table-cell>
          <table:table-cell office:value-type="float" office:value="43.59212">
            <text:p>43,5921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600</text:p>
          </table:table-cell>
          <table:table-cell office:value-type="float" office:value="1595">
            <text:p>1595</text:p>
          </table:table-cell>
        </table:table-row>
        <table:table-row table:style-name="ro1">
          <table:table-cell office:value-type="float" office:value="3174">
            <text:p>3174</text:p>
          </table:table-cell>
          <table:table-cell office:value-type="float" office:value="1552">
            <text:p>1552</text:p>
          </table:table-cell>
          <table:table-cell office:value-type="float" office:value="3.86907">
            <text:p>3,86907</text:p>
          </table:table-cell>
          <table:table-cell office:value-type="float" office:value="43.59164">
            <text:p>43,5916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174</text:p>
          </table:table-cell>
          <table:table-cell office:value-type="float" office:value="1596">
            <text:p>1596</text:p>
          </table:table-cell>
        </table:table-row>
        <table:table-row table:style-name="ro1">
          <table:table-cell office:value-type="float" office:value="2368">
            <text:p>2368</text:p>
          </table:table-cell>
          <table:table-cell office:value-type="float" office:value="1530">
            <text:p>1530</text:p>
          </table:table-cell>
          <table:table-cell office:value-type="float" office:value="3.86989">
            <text:p>3,86989</text:p>
          </table:table-cell>
          <table:table-cell office:value-type="float" office:value="43.59125">
            <text:p>43,5912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68</text:p>
          </table:table-cell>
          <table:table-cell office:value-type="float" office:value="1597">
            <text:p>1597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0632">
            <text:p>10632</text:p>
          </table:table-cell>
          <table:table-cell office:value-type="float" office:value="3.86658">
            <text:p>3,86658</text:p>
          </table:table-cell>
          <table:table-cell office:value-type="float" office:value="43.59068">
            <text:p>43,5906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05</text:p>
          </table:table-cell>
          <table:table-cell office:value-type="float" office:value="1598">
            <text:p>1598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0632">
            <text:p>10632</text:p>
          </table:table-cell>
          <table:table-cell office:value-type="float" office:value="3.86617">
            <text:p>3,86617</text:p>
          </table:table-cell>
          <table:table-cell office:value-type="float" office:value="43.5908">
            <text:p>43,5908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05</text:p>
          </table:table-cell>
          <table:table-cell office:value-type="float" office:value="1599">
            <text:p>1599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1554">
            <text:p>1554</text:p>
          </table:table-cell>
          <table:table-cell office:value-type="float" office:value="3.86609">
            <text:p>3,86609</text:p>
          </table:table-cell>
          <table:table-cell office:value-type="float" office:value="43.59073">
            <text:p>43,5907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1554">
            <text:p>1554</text:p>
          </table:table-cell>
          <table:table-cell office:value-type="float" office:value="3.86575">
            <text:p>3,86575</text:p>
          </table:table-cell>
          <table:table-cell office:value-type="float" office:value="43.58905">
            <text:p>43,5890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601">
            <text:p>1601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1554">
            <text:p>1554</text:p>
          </table:table-cell>
          <table:table-cell office:value-type="float" office:value="3.86576">
            <text:p>3,86576</text:p>
          </table:table-cell>
          <table:table-cell office:value-type="float" office:value="43.58842">
            <text:p>43,5884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602">
            <text:p>1602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1525">
            <text:p>1525</text:p>
          </table:table-cell>
          <table:table-cell office:value-type="float" office:value="3.86456">
            <text:p>3,86456</text:p>
          </table:table-cell>
          <table:table-cell office:value-type="float" office:value="43.58868">
            <text:p>43,5886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54</text:p>
          </table:table-cell>
          <table:table-cell office:value-type="float" office:value="1603">
            <text:p>1603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1525">
            <text:p>1525</text:p>
          </table:table-cell>
          <table:table-cell office:value-type="float" office:value="3.86556">
            <text:p>3,86556</text:p>
          </table:table-cell>
          <table:table-cell office:value-type="float" office:value="43.58832">
            <text:p>43,5883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54</text:p>
          </table:table-cell>
          <table:table-cell office:value-type="float" office:value="1604">
            <text:p>1604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1533">
            <text:p>1533</text:p>
          </table:table-cell>
          <table:table-cell office:value-type="float" office:value="3.86556">
            <text:p>3,86556</text:p>
          </table:table-cell>
          <table:table-cell office:value-type="float" office:value="43.58815">
            <text:p>43,5881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605">
            <text:p>1605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1638">
            <text:p>1638</text:p>
          </table:table-cell>
          <table:table-cell office:value-type="float" office:value="3.86452">
            <text:p>3,86452</text:p>
          </table:table-cell>
          <table:table-cell office:value-type="float" office:value="43.58653">
            <text:p>43,5865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606">
            <text:p>1606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1475">
            <text:p>1475</text:p>
          </table:table-cell>
          <table:table-cell office:value-type="float" office:value="3.86228">
            <text:p>3,86228</text:p>
          </table:table-cell>
          <table:table-cell office:value-type="float" office:value="43.58571">
            <text:p>43,5857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607">
            <text:p>1607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1474">
            <text:p>1474</text:p>
          </table:table-cell>
          <table:table-cell office:value-type="float" office:value="3.86183">
            <text:p>3,86183</text:p>
          </table:table-cell>
          <table:table-cell office:value-type="float" office:value="43.5856">
            <text:p>43,585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608">
            <text:p>1608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1474">
            <text:p>1474</text:p>
          </table:table-cell>
          <table:table-cell office:value-type="float" office:value="3.86037">
            <text:p>3,86037</text:p>
          </table:table-cell>
          <table:table-cell office:value-type="float" office:value="43.58528">
            <text:p>43,5852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609">
            <text:p>1609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1476">
            <text:p>1476</text:p>
          </table:table-cell>
          <table:table-cell office:value-type="float" office:value="3.86188">
            <text:p>3,86188</text:p>
          </table:table-cell>
          <table:table-cell office:value-type="float" office:value="43.58576">
            <text:p>43,5857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78</text:p>
          </table:table-cell>
          <table:table-cell office:value-type="float" office:value="1610">
            <text:p>1610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1476">
            <text:p>1476</text:p>
          </table:table-cell>
          <table:table-cell office:value-type="float" office:value="3.86086">
            <text:p>3,86086</text:p>
          </table:table-cell>
          <table:table-cell office:value-type="float" office:value="43.58626">
            <text:p>43,5862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78</text:p>
          </table:table-cell>
          <table:table-cell office:value-type="float" office:value="1611">
            <text:p>1611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1476">
            <text:p>1476</text:p>
          </table:table-cell>
          <table:table-cell office:value-type="float" office:value="3.85898">
            <text:p>3,85898</text:p>
          </table:table-cell>
          <table:table-cell office:value-type="float" office:value="43.58726">
            <text:p>43,5872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78</text:p>
          </table:table-cell>
          <table:table-cell office:value-type="float" office:value="1612">
            <text:p>1612</text:p>
          </table:table-cell>
        </table:table-row>
        <table:table-row table:style-name="ro1">
          <table:table-cell office:value-type="float" office:value="2514">
            <text:p>2514</text:p>
          </table:table-cell>
          <table:table-cell office:value-type="float" office:value="11912">
            <text:p>11912</text:p>
          </table:table-cell>
          <table:table-cell office:value-type="float" office:value="3.86305">
            <text:p>3,86305</text:p>
          </table:table-cell>
          <table:table-cell office:value-type="float" office:value="43.5822">
            <text:p>43,582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514</text:p>
          </table:table-cell>
          <table:table-cell office:value-type="float" office:value="1613">
            <text:p>1613</text:p>
          </table:table-cell>
        </table:table-row>
        <table:table-row table:style-name="ro1">
          <table:table-cell office:value-type="float" office:value="2514">
            <text:p>2514</text:p>
          </table:table-cell>
          <table:table-cell office:value-type="float" office:value="15594">
            <text:p>15594</text:p>
          </table:table-cell>
          <table:table-cell office:value-type="float" office:value="3.86308">
            <text:p>3,86308</text:p>
          </table:table-cell>
          <table:table-cell office:value-type="float" office:value="43.5821">
            <text:p>43,582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514</text:p>
          </table:table-cell>
          <table:table-cell office:value-type="float" office:value="1614">
            <text:p>1614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1442">
            <text:p>1442</text:p>
          </table:table-cell>
          <table:table-cell office:value-type="float" office:value="3.86318">
            <text:p>3,86318</text:p>
          </table:table-cell>
          <table:table-cell office:value-type="float" office:value="43.58215">
            <text:p>43,5821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70</text:p>
          </table:table-cell>
          <table:table-cell office:value-type="float" office:value="1615">
            <text:p>1615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6456">
            <text:p>6456</text:p>
          </table:table-cell>
          <table:table-cell office:value-type="float" office:value="3.8627">
            <text:p>3,8627</text:p>
          </table:table-cell>
          <table:table-cell office:value-type="float" office:value="43.57934">
            <text:p>43,5793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70</text:p>
          </table:table-cell>
          <table:table-cell office:value-type="float" office:value="1616">
            <text:p>1616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6455">
            <text:p>6455</text:p>
          </table:table-cell>
          <table:table-cell office:value-type="float" office:value="3.86264">
            <text:p>3,86264</text:p>
          </table:table-cell>
          <table:table-cell office:value-type="float" office:value="43.57916">
            <text:p>43,5791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70</text:p>
          </table:table-cell>
          <table:table-cell office:value-type="float" office:value="1617">
            <text:p>1617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6449">
            <text:p>6449</text:p>
          </table:table-cell>
          <table:table-cell office:value-type="float" office:value="3.86217">
            <text:p>3,86217</text:p>
          </table:table-cell>
          <table:table-cell office:value-type="float" office:value="43.57629">
            <text:p>43,5762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70</text:p>
          </table:table-cell>
          <table:table-cell office:value-type="float" office:value="1618">
            <text:p>16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6457">
            <text:p>6457</text:p>
          </table:table-cell>
          <table:table-cell office:value-type="float" office:value="3.86875">
            <text:p>3,86875</text:p>
          </table:table-cell>
          <table:table-cell office:value-type="float" office:value="43.57818">
            <text:p>43,5781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00</text:p>
          </table:table-cell>
          <table:table-cell office:value-type="float" office:value="1619">
            <text:p>1619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6457">
            <text:p>6457</text:p>
          </table:table-cell>
          <table:table-cell office:value-type="float" office:value="3.86905">
            <text:p>3,86905</text:p>
          </table:table-cell>
          <table:table-cell office:value-type="float" office:value="43.57938">
            <text:p>43,5793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00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1503">
            <text:p>1503</text:p>
          </table:table-cell>
          <table:table-cell office:value-type="float" office:value="3.87174">
            <text:p>3,87174</text:p>
          </table:table-cell>
          <table:table-cell office:value-type="float" office:value="43.58184">
            <text:p>43,5818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1621">
            <text:p>1621</text:p>
          </table:table-cell>
        </table:table-row>
        <table:table-row table:style-name="ro1">
          <table:table-cell office:value-type="float" office:value="1501">
            <text:p>1501</text:p>
          </table:table-cell>
          <table:table-cell office:value-type="float" office:value="3874">
            <text:p>3874</text:p>
          </table:table-cell>
          <table:table-cell office:value-type="float" office:value="3.87278">
            <text:p>3,87278</text:p>
          </table:table-cell>
          <table:table-cell office:value-type="float" office:value="43.58676">
            <text:p>43,5867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01</text:p>
          </table:table-cell>
          <table:table-cell office:value-type="float" office:value="1622">
            <text:p>1622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1496">
            <text:p>1496</text:p>
          </table:table-cell>
          <table:table-cell office:value-type="float" office:value="3.8724">
            <text:p>3,8724</text:p>
          </table:table-cell>
          <table:table-cell office:value-type="float" office:value="43.58681">
            <text:p>43,5868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1623">
            <text:p>1623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1496">
            <text:p>1496</text:p>
          </table:table-cell>
          <table:table-cell office:value-type="float" office:value="3.87193">
            <text:p>3,87193</text:p>
          </table:table-cell>
          <table:table-cell office:value-type="float" office:value="43.58657">
            <text:p>43,5865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1624">
            <text:p>1624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 office:value-type="float" office:value="6711">
            <text:p>6711</text:p>
          </table:table-cell>
          <table:table-cell office:value-type="float" office:value="3.87101">
            <text:p>3,87101</text:p>
          </table:table-cell>
          <table:table-cell office:value-type="float" office:value="43.5961">
            <text:p>43,596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45</text:p>
          </table:table-cell>
          <table:table-cell office:value-type="float" office:value="1625">
            <text:p>1625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 office:value-type="float" office:value="1590">
            <text:p>1590</text:p>
          </table:table-cell>
          <table:table-cell office:value-type="float" office:value="3.87222">
            <text:p>3,87222</text:p>
          </table:table-cell>
          <table:table-cell office:value-type="float" office:value="43.59531">
            <text:p>43,5953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45</text:p>
          </table:table-cell>
          <table:table-cell office:value-type="float" office:value="1626">
            <text:p>1626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490">
            <text:p>490</text:p>
          </table:table-cell>
          <table:table-cell office:value-type="float" office:value="3.87061">
            <text:p>3,87061</text:p>
          </table:table-cell>
          <table:table-cell office:value-type="float" office:value="43.59589">
            <text:p>43,5958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35</text:p>
          </table:table-cell>
          <table:table-cell office:value-type="float" office:value="1627">
            <text:p>1627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5951">
            <text:p>5951</text:p>
          </table:table-cell>
          <table:table-cell office:value-type="float" office:value="3.88424">
            <text:p>3,88424</text:p>
          </table:table-cell>
          <table:table-cell office:value-type="float" office:value="43.59258">
            <text:p>43,5925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10</text:p>
          </table:table-cell>
          <table:table-cell office:value-type="float" office:value="1250">
            <text:p>1250</text:p>
          </table:table-cell>
        </table:table-row>
        <table:table-row table:style-name="ro1">
          <table:table-cell office:value-type="float" office:value="1298">
            <text:p>1298</text:p>
          </table:table-cell>
          <table:table-cell office:value-type="float" office:value="5924">
            <text:p>5924</text:p>
          </table:table-cell>
          <table:table-cell office:value-type="float" office:value="3.88446">
            <text:p>3,88446</text:p>
          </table:table-cell>
          <table:table-cell office:value-type="float" office:value="43.59254">
            <text:p>43,5925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98</text:p>
          </table:table-cell>
          <table:table-cell office:value-type="float" office:value="1251">
            <text:p>1251</text:p>
          </table:table-cell>
        </table:table-row>
        <table:table-row table:style-name="ro1">
          <table:table-cell office:value-type="float" office:value="1298">
            <text:p>1298</text:p>
          </table:table-cell>
          <table:table-cell office:value-type="float" office:value="5924">
            <text:p>5924</text:p>
          </table:table-cell>
          <table:table-cell office:value-type="float" office:value="3.88484">
            <text:p>3,88484</text:p>
          </table:table-cell>
          <table:table-cell office:value-type="float" office:value="43.59242">
            <text:p>43,5924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98</text:p>
          </table:table-cell>
          <table:table-cell office:value-type="float" office:value="1252">
            <text:p>1252</text:p>
          </table:table-cell>
        </table:table-row>
        <table:table-row table:style-name="ro1">
          <table:table-cell office:value-type="float" office:value="1298">
            <text:p>1298</text:p>
          </table:table-cell>
          <table:table-cell office:value-type="float" office:value="5926">
            <text:p>5926</text:p>
          </table:table-cell>
          <table:table-cell office:value-type="float" office:value="3.88593">
            <text:p>3,88593</text:p>
          </table:table-cell>
          <table:table-cell office:value-type="float" office:value="43.59201">
            <text:p>43,5920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98</text:p>
          </table:table-cell>
          <table:table-cell office:value-type="float" office:value="1253">
            <text:p>1253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5957">
            <text:p>5957</text:p>
          </table:table-cell>
          <table:table-cell office:value-type="float" office:value="3.88636">
            <text:p>3,88636</text:p>
          </table:table-cell>
          <table:table-cell office:value-type="float" office:value="43.59334">
            <text:p>43,5933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62</text:p>
          </table:table-cell>
          <table:table-cell office:value-type="float" office:value="1254">
            <text:p>1254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5953">
            <text:p>5953</text:p>
          </table:table-cell>
          <table:table-cell office:value-type="float" office:value="3.88594">
            <text:p>3,88594</text:p>
          </table:table-cell>
          <table:table-cell office:value-type="float" office:value="43.59359">
            <text:p>43,5935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75</text:p>
          </table:table-cell>
          <table:table-cell office:value-type="float" office:value="1255">
            <text:p>1255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5953">
            <text:p>5953</text:p>
          </table:table-cell>
          <table:table-cell office:value-type="float" office:value="3.88555">
            <text:p>3,88555</text:p>
          </table:table-cell>
          <table:table-cell office:value-type="float" office:value="43.59307">
            <text:p>43,5930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75</text:p>
          </table:table-cell>
          <table:table-cell office:value-type="float" office:value="1256">
            <text:p>1256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5953">
            <text:p>5953</text:p>
          </table:table-cell>
          <table:table-cell office:value-type="float" office:value="3.8851">
            <text:p>3,8851</text:p>
          </table:table-cell>
          <table:table-cell office:value-type="float" office:value="43.59246">
            <text:p>43,5924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75</text:p>
          </table:table-cell>
          <table:table-cell office:value-type="float" office:value="1257">
            <text:p>1257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6185">
            <text:p>6185</text:p>
          </table:table-cell>
          <table:table-cell office:value-type="float" office:value="3.88664">
            <text:p>3,88664</text:p>
          </table:table-cell>
          <table:table-cell office:value-type="float" office:value="43.59322">
            <text:p>43,5932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46</text:p>
          </table:table-cell>
          <table:table-cell office:value-type="float" office:value="1258">
            <text:p>1258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6185">
            <text:p>6185</text:p>
          </table:table-cell>
          <table:table-cell office:value-type="float" office:value="3.88744">
            <text:p>3,88744</text:p>
          </table:table-cell>
          <table:table-cell office:value-type="float" office:value="43.59244">
            <text:p>43,5924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46</text:p>
          </table:table-cell>
          <table:table-cell office:value-type="float" office:value="1259">
            <text:p>1259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8572">
            <text:p>8572</text:p>
          </table:table-cell>
          <table:table-cell office:value-type="float" office:value="3.88776">
            <text:p>3,88776</text:p>
          </table:table-cell>
          <table:table-cell office:value-type="float" office:value="43.59208">
            <text:p>43,5920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41</text:p>
          </table:table-cell>
          <table:table-cell office:value-type="float" office:value="1260">
            <text:p>1260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8572">
            <text:p>8572</text:p>
          </table:table-cell>
          <table:table-cell office:value-type="float" office:value="3.88703">
            <text:p>3,88703</text:p>
          </table:table-cell>
          <table:table-cell office:value-type="float" office:value="43.591">
            <text:p>43,59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41</text:p>
          </table:table-cell>
          <table:table-cell office:value-type="float" office:value="1261">
            <text:p>1261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5935">
            <text:p>5935</text:p>
          </table:table-cell>
          <table:table-cell office:value-type="float" office:value="3.88803">
            <text:p>3,88803</text:p>
          </table:table-cell>
          <table:table-cell office:value-type="float" office:value="43.59058">
            <text:p>43,5905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41</text:p>
          </table:table-cell>
          <table:table-cell office:value-type="float" office:value="1262">
            <text:p>1262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372">
            <text:p>372</text:p>
          </table:table-cell>
          <table:table-cell office:value-type="float" office:value="3.8879">
            <text:p>3,8879</text:p>
          </table:table-cell>
          <table:table-cell office:value-type="float" office:value="43.58968">
            <text:p>43,5896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86</text:p>
          </table:table-cell>
          <table:table-cell office:value-type="float" office:value="1263">
            <text:p>1263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377">
            <text:p>377</text:p>
          </table:table-cell>
          <table:table-cell office:value-type="float" office:value="3.88572">
            <text:p>3,88572</text:p>
          </table:table-cell>
          <table:table-cell office:value-type="float" office:value="43.59024">
            <text:p>43,5902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11</text:p>
          </table:table-cell>
          <table:table-cell office:value-type="float" office:value="1264">
            <text:p>1264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390">
            <text:p>1390</text:p>
          </table:table-cell>
          <table:table-cell office:value-type="float" office:value="3.88952">
            <text:p>3,88952</text:p>
          </table:table-cell>
          <table:table-cell office:value-type="float" office:value="43.58946">
            <text:p>43,5894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11</text:p>
          </table:table-cell>
          <table:table-cell office:value-type="float" office:value="1265">
            <text:p>1265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1388">
            <text:p>1388</text:p>
          </table:table-cell>
          <table:table-cell office:value-type="float" office:value="3.89033">
            <text:p>3,89033</text:p>
          </table:table-cell>
          <table:table-cell office:value-type="float" office:value="43.5897">
            <text:p>43,589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1266">
            <text:p>1266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1388">
            <text:p>1388</text:p>
          </table:table-cell>
          <table:table-cell office:value-type="float" office:value="3.8903">
            <text:p>3,8903</text:p>
          </table:table-cell>
          <table:table-cell office:value-type="float" office:value="43.59018">
            <text:p>43,5901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1267">
            <text:p>1267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1391">
            <text:p>1391</text:p>
          </table:table-cell>
          <table:table-cell office:value-type="float" office:value="3.8886">
            <text:p>3,8886</text:p>
          </table:table-cell>
          <table:table-cell office:value-type="float" office:value="43.58963">
            <text:p>43,5896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21</text:p>
          </table:table-cell>
          <table:table-cell office:value-type="float" office:value="1268">
            <text:p>1268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1362">
            <text:p>1362</text:p>
          </table:table-cell>
          <table:table-cell office:value-type="float" office:value="3.88932">
            <text:p>3,88932</text:p>
          </table:table-cell>
          <table:table-cell office:value-type="float" office:value="43.59352">
            <text:p>43,5935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1269">
            <text:p>1269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1361">
            <text:p>1361</text:p>
          </table:table-cell>
          <table:table-cell office:value-type="float" office:value="3.88958">
            <text:p>3,88958</text:p>
          </table:table-cell>
          <table:table-cell office:value-type="float" office:value="43.59309">
            <text:p>43,5930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1270">
            <text:p>1270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380">
            <text:p>380</text:p>
          </table:table-cell>
          <table:table-cell office:value-type="float" office:value="3.88994">
            <text:p>3,88994</text:p>
          </table:table-cell>
          <table:table-cell office:value-type="float" office:value="43.59138">
            <text:p>43,5913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1271">
            <text:p>1271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371">
            <text:p>371</text:p>
          </table:table-cell>
          <table:table-cell office:value-type="float" office:value="3.88831">
            <text:p>3,88831</text:p>
          </table:table-cell>
          <table:table-cell office:value-type="float" office:value="43.59177">
            <text:p>43,5917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86</text:p>
          </table:table-cell>
          <table:table-cell office:value-type="float" office:value="1272">
            <text:p>1272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5936">
            <text:p>5936</text:p>
          </table:table-cell>
          <table:table-cell office:value-type="float" office:value="3.88829">
            <text:p>3,88829</text:p>
          </table:table-cell>
          <table:table-cell office:value-type="float" office:value="43.59181">
            <text:p>43,5918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46</text:p>
          </table:table-cell>
          <table:table-cell office:value-type="float" office:value="1273">
            <text:p>1273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1329">
            <text:p>1329</text:p>
          </table:table-cell>
          <table:table-cell office:value-type="float" office:value="3.89062">
            <text:p>3,89062</text:p>
          </table:table-cell>
          <table:table-cell office:value-type="float" office:value="43.59069">
            <text:p>43,5906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1274">
            <text:p>1274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office:value-type="float" office:value="1222">
            <text:p>1222</text:p>
          </table:table-cell>
          <table:table-cell office:value-type="float" office:value="3.89556">
            <text:p>3,89556</text:p>
          </table:table-cell>
          <table:table-cell office:value-type="float" office:value="43.58955">
            <text:p>43,5895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26</text:p>
          </table:table-cell>
          <table:table-cell office:value-type="float" office:value="1275">
            <text:p>1275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office:value-type="float" office:value="1346">
            <text:p>1346</text:p>
          </table:table-cell>
          <table:table-cell office:value-type="float" office:value="3.89362">
            <text:p>3,89362</text:p>
          </table:table-cell>
          <table:table-cell office:value-type="float" office:value="43.59085">
            <text:p>43,5908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26</text:p>
          </table:table-cell>
          <table:table-cell office:value-type="float" office:value="1276">
            <text:p>1276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office:value-type="float" office:value="1345">
            <text:p>1345</text:p>
          </table:table-cell>
          <table:table-cell office:value-type="float" office:value="3.89352">
            <text:p>3,89352</text:p>
          </table:table-cell>
          <table:table-cell office:value-type="float" office:value="43.59094">
            <text:p>43,5909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26</text:p>
          </table:table-cell>
          <table:table-cell office:value-type="float" office:value="1277">
            <text:p>1277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office:value-type="float" office:value="6274">
            <text:p>6274</text:p>
          </table:table-cell>
          <table:table-cell office:value-type="float" office:value="3.8933">
            <text:p>3,8933</text:p>
          </table:table-cell>
          <table:table-cell office:value-type="float" office:value="43.59119">
            <text:p>43,5911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26</text:p>
          </table:table-cell>
          <table:table-cell office:value-type="float" office:value="1278">
            <text:p>1278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office:value-type="float" office:value="1341">
            <text:p>1341</text:p>
          </table:table-cell>
          <table:table-cell office:value-type="float" office:value="3.89265">
            <text:p>3,89265</text:p>
          </table:table-cell>
          <table:table-cell office:value-type="float" office:value="43.59175">
            <text:p>43,5917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26</text:p>
          </table:table-cell>
          <table:table-cell office:value-type="float" office:value="1279">
            <text:p>1279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office:value-type="float" office:value="1341">
            <text:p>1341</text:p>
          </table:table-cell>
          <table:table-cell office:value-type="float" office:value="3.89225">
            <text:p>3,89225</text:p>
          </table:table-cell>
          <table:table-cell office:value-type="float" office:value="43.59201">
            <text:p>43,5920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26</text:p>
          </table:table-cell>
          <table:table-cell office:value-type="float" office:value="1280">
            <text:p>1280</text:p>
          </table:table-cell>
        </table:table-row>
        <table:table-row table:style-name="ro1">
          <table:table-cell office:value-type="float" office:value="1701">
            <text:p>1701</text:p>
          </table:table-cell>
          <table:table-cell office:value-type="float" office:value="5566">
            <text:p>5566</text:p>
          </table:table-cell>
          <table:table-cell office:value-type="float" office:value="3.87876">
            <text:p>3,87876</text:p>
          </table:table-cell>
          <table:table-cell office:value-type="float" office:value="43.59853">
            <text:p>43,5985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01</text:p>
          </table:table-cell>
          <table:table-cell office:value-type="float" office:value="1281">
            <text:p>1281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5534">
            <text:p>5534</text:p>
          </table:table-cell>
          <table:table-cell office:value-type="float" office:value="3.87887">
            <text:p>3,87887</text:p>
          </table:table-cell>
          <table:table-cell office:value-type="float" office:value="43.599">
            <text:p>43,59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51</text:p>
          </table:table-cell>
          <table:table-cell office:value-type="float" office:value="1282">
            <text:p>1282</text:p>
          </table:table-cell>
        </table:table-row>
        <table:table-row table:style-name="ro1">
          <table:table-cell office:value-type="float" office:value="1513">
            <text:p>1513</text:p>
          </table:table-cell>
          <table:table-cell office:value-type="float" office:value="5529">
            <text:p>5529</text:p>
          </table:table-cell>
          <table:table-cell office:value-type="float" office:value="3.87821">
            <text:p>3,87821</text:p>
          </table:table-cell>
          <table:table-cell office:value-type="float" office:value="43.59946">
            <text:p>43,5994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3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5527">
            <text:p>5527</text:p>
          </table:table-cell>
          <table:table-cell office:value-type="float" office:value="3.87818">
            <text:p>3,87818</text:p>
          </table:table-cell>
          <table:table-cell office:value-type="float" office:value="43.59951">
            <text:p>43,5995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95</text:p>
          </table:table-cell>
          <table:table-cell office:value-type="float" office:value="1284">
            <text:p>1284</text:p>
          </table:table-cell>
        </table:table-row>
        <table:table-row table:style-name="ro1">
          <table:table-cell office:value-type="float" office:value="1338">
            <text:p>1338</text:p>
          </table:table-cell>
          <table:table-cell office:value-type="float" office:value="11814">
            <text:p>11814</text:p>
          </table:table-cell>
          <table:table-cell office:value-type="float" office:value="3.87777">
            <text:p>3,87777</text:p>
          </table:table-cell>
          <table:table-cell office:value-type="float" office:value="43.60013">
            <text:p>43,6001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38</text:p>
          </table:table-cell>
          <table:table-cell office:value-type="float" office:value="1285">
            <text:p>1285</text:p>
          </table:table-cell>
        </table:table-row>
        <table:table-row table:style-name="ro1">
          <table:table-cell office:value-type="float" office:value="1513">
            <text:p>1513</text:p>
          </table:table-cell>
          <table:table-cell office:value-type="float" office:value="5524">
            <text:p>5524</text:p>
          </table:table-cell>
          <table:table-cell office:value-type="float" office:value="3.87828">
            <text:p>3,87828</text:p>
          </table:table-cell>
          <table:table-cell office:value-type="float" office:value="43.60021">
            <text:p>43,6002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3</text:p>
          </table:table-cell>
          <table:table-cell office:value-type="float" office:value="1286">
            <text:p>1286</text:p>
          </table:table-cell>
        </table:table-row>
        <table:table-row table:style-name="ro1">
          <table:table-cell office:value-type="float" office:value="1513">
            <text:p>1513</text:p>
          </table:table-cell>
          <table:table-cell office:value-type="float" office:value="5524">
            <text:p>5524</text:p>
          </table:table-cell>
          <table:table-cell office:value-type="float" office:value="3.87822">
            <text:p>3,87822</text:p>
          </table:table-cell>
          <table:table-cell office:value-type="float" office:value="43.59953">
            <text:p>43,5995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3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5532">
            <text:p>5532</text:p>
          </table:table-cell>
          <table:table-cell office:value-type="float" office:value="3.87827">
            <text:p>3,87827</text:p>
          </table:table-cell>
          <table:table-cell office:value-type="float" office:value="43.5995">
            <text:p>43,599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95</text:p>
          </table:table-cell>
          <table:table-cell office:value-type="float" office:value="1288">
            <text:p>1288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5532">
            <text:p>5532</text:p>
          </table:table-cell>
          <table:table-cell office:value-type="float" office:value="3.87906">
            <text:p>3,87906</text:p>
          </table:table-cell>
          <table:table-cell office:value-type="float" office:value="43.59944">
            <text:p>43,5994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95</text:p>
          </table:table-cell>
          <table:table-cell office:value-type="float" office:value="1289">
            <text:p>1289</text:p>
          </table:table-cell>
        </table:table-row>
        <table:table-row table:style-name="ro1">
          <table:table-cell office:value-type="float" office:value="1701">
            <text:p>1701</text:p>
          </table:table-cell>
          <table:table-cell office:value-type="float" office:value="5533">
            <text:p>5533</text:p>
          </table:table-cell>
          <table:table-cell office:value-type="float" office:value="3.87906">
            <text:p>3,87906</text:p>
          </table:table-cell>
          <table:table-cell office:value-type="float" office:value="43.59934">
            <text:p>43,5993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01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5530">
            <text:p>5530</text:p>
          </table:table-cell>
          <table:table-cell office:value-type="float" office:value="3.87917">
            <text:p>3,87917</text:p>
          </table:table-cell>
          <table:table-cell office:value-type="float" office:value="43.59942">
            <text:p>43,5994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60</text:p>
          </table:table-cell>
          <table:table-cell office:value-type="float" office:value="1291">
            <text:p>1291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5537">
            <text:p>5537</text:p>
          </table:table-cell>
          <table:table-cell office:value-type="float" office:value="3.87933">
            <text:p>3,87933</text:p>
          </table:table-cell>
          <table:table-cell office:value-type="float" office:value="43.59853">
            <text:p>43,5985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29</text:p>
          </table:table-cell>
          <table:table-cell office:value-type="float" office:value="1292">
            <text:p>1292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5536">
            <text:p>5536</text:p>
          </table:table-cell>
          <table:table-cell office:value-type="float" office:value="3.87927">
            <text:p>3,87927</text:p>
          </table:table-cell>
          <table:table-cell office:value-type="float" office:value="43.59852">
            <text:p>43,5985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93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5536">
            <text:p>5536</text:p>
          </table:table-cell>
          <table:table-cell office:value-type="float" office:value="3.87888">
            <text:p>3,87888</text:p>
          </table:table-cell>
          <table:table-cell office:value-type="float" office:value="43.59865">
            <text:p>43,5986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93</text:p>
          </table:table-cell>
          <table:table-cell office:value-type="float" office:value="1294">
            <text:p>1294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5567">
            <text:p>5567</text:p>
          </table:table-cell>
          <table:table-cell office:value-type="float" office:value="3.87893">
            <text:p>3,87893</text:p>
          </table:table-cell>
          <table:table-cell office:value-type="float" office:value="43.59784">
            <text:p>43,5978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29</text:p>
          </table:table-cell>
          <table:table-cell office:value-type="float" office:value="1295">
            <text:p>1295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5569">
            <text:p>5569</text:p>
          </table:table-cell>
          <table:table-cell office:value-type="float" office:value="3.87849">
            <text:p>3,87849</text:p>
          </table:table-cell>
          <table:table-cell office:value-type="float" office:value="43.59792">
            <text:p>43,5979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46</text:p>
          </table:table-cell>
          <table:table-cell office:value-type="float" office:value="1296">
            <text:p>1296</text:p>
          </table:table-cell>
        </table:table-row>
        <table:table-row table:style-name="ro1">
          <table:table-cell office:value-type="float" office:value="1646">
            <text:p>1646</text:p>
          </table:table-cell>
          <table:table-cell office:value-type="float" office:value="5554">
            <text:p>5554</text:p>
          </table:table-cell>
          <table:table-cell office:value-type="float" office:value="3.8795">
            <text:p>3,8795</text:p>
          </table:table-cell>
          <table:table-cell office:value-type="float" office:value="43.5977">
            <text:p>43,597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6</text:p>
          </table:table-cell>
          <table:table-cell office:value-type="float" office:value="1297">
            <text:p>1297</text:p>
          </table:table-cell>
        </table:table-row>
        <table:table-row table:style-name="ro1">
          <table:table-cell office:value-type="float" office:value="1646">
            <text:p>1646</text:p>
          </table:table-cell>
          <table:table-cell office:value-type="float" office:value="5554">
            <text:p>5554</text:p>
          </table:table-cell>
          <table:table-cell office:value-type="float" office:value="3.87985">
            <text:p>3,87985</text:p>
          </table:table-cell>
          <table:table-cell office:value-type="float" office:value="43.59828">
            <text:p>43,5982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6</text:p>
          </table:table-cell>
          <table:table-cell office:value-type="float" office:value="1298">
            <text:p>1298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5556">
            <text:p>5556</text:p>
          </table:table-cell>
          <table:table-cell office:value-type="float" office:value="3.87983">
            <text:p>3,87983</text:p>
          </table:table-cell>
          <table:table-cell office:value-type="float" office:value="43.59834">
            <text:p>43,5983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93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5538">
            <text:p>5538</text:p>
          </table:table-cell>
          <table:table-cell office:value-type="float" office:value="3.87982">
            <text:p>3,87982</text:p>
          </table:table-cell>
          <table:table-cell office:value-type="float" office:value="43.59923">
            <text:p>43,5992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0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5525">
            <text:p>5525</text:p>
          </table:table-cell>
          <table:table-cell office:value-type="float" office:value="3.87977">
            <text:p>3,87977</text:p>
          </table:table-cell>
          <table:table-cell office:value-type="float" office:value="43.59929">
            <text:p>43,5992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29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5525">
            <text:p>5525</text:p>
          </table:table-cell>
          <table:table-cell office:value-type="float" office:value="3.88025">
            <text:p>3,88025</text:p>
          </table:table-cell>
          <table:table-cell office:value-type="float" office:value="43.6001">
            <text:p>43,600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29</text:p>
          </table:table-cell>
          <table:table-cell office:value-type="float" office:value="1302">
            <text:p>1302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office:value-type="float" office:value="5503">
            <text:p>5503</text:p>
          </table:table-cell>
          <table:table-cell office:value-type="float" office:value="3.88005">
            <text:p>3,88005</text:p>
          </table:table-cell>
          <table:table-cell office:value-type="float" office:value="43.60034">
            <text:p>43,6003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88</text:p>
          </table:table-cell>
          <table:table-cell office:value-type="float" office:value="1303">
            <text:p>1303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office:value-type="float" office:value="5503">
            <text:p>5503</text:p>
          </table:table-cell>
          <table:table-cell office:value-type="float" office:value="3.88164">
            <text:p>3,88164</text:p>
          </table:table-cell>
          <table:table-cell office:value-type="float" office:value="43.60073">
            <text:p>43,6007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8</text:p>
          </table:table-cell>
          <table:table-cell office:value-type="float" office:value="1304">
            <text:p>1304</text:p>
          </table:table-cell>
        </table:table-row>
        <table:table-row table:style-name="ro1">
          <table:table-cell office:value-type="float" office:value="1589">
            <text:p>1589</text:p>
          </table:table-cell>
          <table:table-cell office:value-type="float" office:value="5502">
            <text:p>5502</text:p>
          </table:table-cell>
          <table:table-cell office:value-type="float" office:value="3.8817">
            <text:p>3,8817</text:p>
          </table:table-cell>
          <table:table-cell office:value-type="float" office:value="43.6008">
            <text:p>43,600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89</text:p>
          </table:table-cell>
          <table:table-cell office:value-type="float" office:value="1305">
            <text:p>1305</text:p>
          </table:table-cell>
        </table:table-row>
        <table:table-row table:style-name="ro1">
          <table:table-cell office:value-type="float" office:value="1589">
            <text:p>1589</text:p>
          </table:table-cell>
          <table:table-cell office:value-type="float" office:value="5502">
            <text:p>5502</text:p>
          </table:table-cell>
          <table:table-cell office:value-type="float" office:value="3.88161">
            <text:p>3,88161</text:p>
          </table:table-cell>
          <table:table-cell office:value-type="float" office:value="43.6011">
            <text:p>43,601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89</text:p>
          </table:table-cell>
          <table:table-cell office:value-type="float" office:value="1306">
            <text:p>1306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office:value-type="float" office:value="5798">
            <text:p>5798</text:p>
          </table:table-cell>
          <table:table-cell office:value-type="float" office:value="3.8818">
            <text:p>3,8818</text:p>
          </table:table-cell>
          <table:table-cell office:value-type="float" office:value="43.60077">
            <text:p>43,6007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8</text:p>
          </table:table-cell>
          <table:table-cell office:value-type="float" office:value="1307">
            <text:p>1307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5786">
            <text:p>5786</text:p>
          </table:table-cell>
          <table:table-cell office:value-type="float" office:value="3.88418">
            <text:p>3,88418</text:p>
          </table:table-cell>
          <table:table-cell office:value-type="float" office:value="43.59994">
            <text:p>43,5999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84</text:p>
          </table:table-cell>
          <table:table-cell office:value-type="float" office:value="1308">
            <text:p>1308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5800">
            <text:p>5800</text:p>
          </table:table-cell>
          <table:table-cell office:value-type="float" office:value="3.88353">
            <text:p>3,88353</text:p>
          </table:table-cell>
          <table:table-cell office:value-type="float" office:value="43.59985">
            <text:p>43,5998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10</text:p>
          </table:table-cell>
          <table:table-cell office:value-type="float" office:value="1309">
            <text:p>1309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5800">
            <text:p>5800</text:p>
          </table:table-cell>
          <table:table-cell office:value-type="float" office:value="3.88348">
            <text:p>3,88348</text:p>
          </table:table-cell>
          <table:table-cell office:value-type="float" office:value="43.60064">
            <text:p>43,6006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10</text:p>
          </table:table-cell>
          <table:table-cell office:value-type="float" office:value="1310">
            <text:p>1310</text:p>
          </table:table-cell>
        </table:table-row>
        <table:table-row table:style-name="ro1">
          <table:table-cell office:value-type="float" office:value="1869">
            <text:p>1869</text:p>
          </table:table-cell>
          <table:table-cell office:value-type="float" office:value="5799">
            <text:p>5799</text:p>
          </table:table-cell>
          <table:table-cell office:value-type="float" office:value="3.88335">
            <text:p>3,88335</text:p>
          </table:table-cell>
          <table:table-cell office:value-type="float" office:value="43.6007">
            <text:p>43,600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69</text:p>
          </table:table-cell>
          <table:table-cell office:value-type="float" office:value="1311">
            <text:p>1311</text:p>
          </table:table-cell>
        </table:table-row>
        <table:table-row table:style-name="ro1">
          <table:table-cell office:value-type="float" office:value="1589">
            <text:p>1589</text:p>
          </table:table-cell>
          <table:table-cell office:value-type="float" office:value="5540">
            <text:p>5540</text:p>
          </table:table-cell>
          <table:table-cell office:value-type="float" office:value="3.8818">
            <text:p>3,8818</text:p>
          </table:table-cell>
          <table:table-cell office:value-type="float" office:value="43.60043">
            <text:p>43,6004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89</text:p>
          </table:table-cell>
          <table:table-cell office:value-type="float" office:value="1312">
            <text:p>1312</text:p>
          </table:table-cell>
        </table:table-row>
        <table:table-row table:style-name="ro1">
          <table:table-cell office:value-type="float" office:value="1589">
            <text:p>1589</text:p>
          </table:table-cell>
          <table:table-cell office:value-type="float" office:value="5540">
            <text:p>5540</text:p>
          </table:table-cell>
          <table:table-cell office:value-type="float" office:value="3.88173">
            <text:p>3,88173</text:p>
          </table:table-cell>
          <table:table-cell office:value-type="float" office:value="43.6007">
            <text:p>43,600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89</text:p>
          </table:table-cell>
          <table:table-cell office:value-type="float" office:value="1313">
            <text:p>1313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5551">
            <text:p>5551</text:p>
          </table:table-cell>
          <table:table-cell office:value-type="float" office:value="3.8818">
            <text:p>3,8818</text:p>
          </table:table-cell>
          <table:table-cell office:value-type="float" office:value="43.59963">
            <text:p>43,5996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69</text:p>
          </table:table-cell>
          <table:table-cell office:value-type="float" office:value="1314">
            <text:p>1314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5548">
            <text:p>5548</text:p>
          </table:table-cell>
          <table:table-cell office:value-type="float" office:value="3.88157">
            <text:p>3,88157</text:p>
          </table:table-cell>
          <table:table-cell office:value-type="float" office:value="43.59957">
            <text:p>43,5995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89</text:p>
          </table:table-cell>
          <table:table-cell office:value-type="float" office:value="1315">
            <text:p>1315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5787">
            <text:p>5787</text:p>
          </table:table-cell>
          <table:table-cell office:value-type="float" office:value="3.88227">
            <text:p>3,88227</text:p>
          </table:table-cell>
          <table:table-cell office:value-type="float" office:value="43.59953">
            <text:p>43,5995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84</text:p>
          </table:table-cell>
          <table:table-cell office:value-type="float" office:value="1316">
            <text:p>1316</text:p>
          </table:table-cell>
        </table:table-row>
        <table:table-row table:style-name="ro1">
          <table:table-cell office:value-type="float" office:value="1703">
            <text:p>1703</text:p>
          </table:table-cell>
          <table:table-cell office:value-type="float" office:value="5783">
            <text:p>5783</text:p>
          </table:table-cell>
          <table:table-cell office:value-type="float" office:value="3.8844">
            <text:p>3,8844</text:p>
          </table:table-cell>
          <table:table-cell office:value-type="float" office:value="43.59947">
            <text:p>43,5994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03</text:p>
          </table:table-cell>
          <table:table-cell office:value-type="float" office:value="1317">
            <text:p>1317</text:p>
          </table:table-cell>
        </table:table-row>
        <table:table-row table:style-name="ro1">
          <table:table-cell office:value-type="float" office:value="1703">
            <text:p>1703</text:p>
          </table:table-cell>
          <table:table-cell office:value-type="float" office:value="5783">
            <text:p>5783</text:p>
          </table:table-cell>
          <table:table-cell office:value-type="float" office:value="3.88297">
            <text:p>3,88297</text:p>
          </table:table-cell>
          <table:table-cell office:value-type="float" office:value="43.59908">
            <text:p>43,5990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03</text:p>
          </table:table-cell>
          <table:table-cell office:value-type="float" office:value="1318">
            <text:p>1318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 office:value-type="float" office:value="5796">
            <text:p>5796</text:p>
          </table:table-cell>
          <table:table-cell office:value-type="float" office:value="3.88393">
            <text:p>3,88393</text:p>
          </table:table-cell>
          <table:table-cell office:value-type="float" office:value="43.59872">
            <text:p>43,5987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48</text:p>
          </table:table-cell>
          <table:table-cell office:value-type="float" office:value="1319">
            <text:p>1319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office:value-type="float" office:value="5795">
            <text:p>5795</text:p>
          </table:table-cell>
          <table:table-cell office:value-type="float" office:value="3.88475">
            <text:p>3,88475</text:p>
          </table:table-cell>
          <table:table-cell office:value-type="float" office:value="43.59902">
            <text:p>43,5990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88</text:p>
          </table:table-cell>
          <table:table-cell office:value-type="float" office:value="1320">
            <text:p>1320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5785">
            <text:p>5785</text:p>
          </table:table-cell>
          <table:table-cell office:value-type="float" office:value="3.88232">
            <text:p>3,88232</text:p>
          </table:table-cell>
          <table:table-cell office:value-type="float" office:value="43.59926">
            <text:p>43,5992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89</text:p>
          </table:table-cell>
          <table:table-cell office:value-type="float" office:value="1321">
            <text:p>1321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5550">
            <text:p>5550</text:p>
          </table:table-cell>
          <table:table-cell office:value-type="float" office:value="3.8821">
            <text:p>3,8821</text:p>
          </table:table-cell>
          <table:table-cell office:value-type="float" office:value="43.59926">
            <text:p>43,5992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04</text:p>
          </table:table-cell>
          <table:table-cell office:value-type="float" office:value="1322">
            <text:p>1322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5550">
            <text:p>5550</text:p>
          </table:table-cell>
          <table:table-cell office:value-type="float" office:value="3.88174">
            <text:p>3,88174</text:p>
          </table:table-cell>
          <table:table-cell office:value-type="float" office:value="43.59868">
            <text:p>43,5986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04</text:p>
          </table:table-cell>
          <table:table-cell office:value-type="float" office:value="1323">
            <text:p>1323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5563">
            <text:p>5563</text:p>
          </table:table-cell>
          <table:table-cell office:value-type="float" office:value="3.88168">
            <text:p>3,88168</text:p>
          </table:table-cell>
          <table:table-cell office:value-type="float" office:value="43.59865">
            <text:p>43,5986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0</text:p>
          </table:table-cell>
          <table:table-cell office:value-type="float" office:value="1324">
            <text:p>1324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5563">
            <text:p>5563</text:p>
          </table:table-cell>
          <table:table-cell office:value-type="float" office:value="3.88097">
            <text:p>3,88097</text:p>
          </table:table-cell>
          <table:table-cell office:value-type="float" office:value="43.59888">
            <text:p>43,5988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0</text:p>
          </table:table-cell>
          <table:table-cell office:value-type="float" office:value="1325">
            <text:p>1325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5565">
            <text:p>5565</text:p>
          </table:table-cell>
          <table:table-cell office:value-type="float" office:value="3.88091">
            <text:p>3,88091</text:p>
          </table:table-cell>
          <table:table-cell office:value-type="float" office:value="43.59893">
            <text:p>43,5989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32</text:p>
          </table:table-cell>
          <table:table-cell office:value-type="float" office:value="1326">
            <text:p>1326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5565">
            <text:p>5565</text:p>
          </table:table-cell>
          <table:table-cell office:value-type="float" office:value="3.8813">
            <text:p>3,8813</text:p>
          </table:table-cell>
          <table:table-cell office:value-type="float" office:value="43.59961">
            <text:p>43,5996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32</text:p>
          </table:table-cell>
          <table:table-cell office:value-type="float" office:value="1327">
            <text:p>1327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5547">
            <text:p>5547</text:p>
          </table:table-cell>
          <table:table-cell office:value-type="float" office:value="3.8809">
            <text:p>3,8809</text:p>
          </table:table-cell>
          <table:table-cell office:value-type="float" office:value="43.59986">
            <text:p>43,5998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89</text:p>
          </table:table-cell>
          <table:table-cell office:value-type="float" office:value="1328">
            <text:p>1328</text:p>
          </table:table-cell>
        </table:table-row>
        <table:table-row table:style-name="ro1">
          <table:table-cell office:value-type="float" office:value="1869">
            <text:p>1869</text:p>
          </table:table-cell>
          <table:table-cell office:value-type="float" office:value="5541">
            <text:p>5541</text:p>
          </table:table-cell>
          <table:table-cell office:value-type="float" office:value="3.88075">
            <text:p>3,88075</text:p>
          </table:table-cell>
          <table:table-cell office:value-type="float" office:value="43.6001">
            <text:p>43,600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69</text:p>
          </table:table-cell>
          <table:table-cell office:value-type="float" office:value="1329">
            <text:p>1329</text:p>
          </table:table-cell>
        </table:table-row>
        <table:table-row table:style-name="ro1">
          <table:table-cell office:value-type="float" office:value="1646">
            <text:p>1646</text:p>
          </table:table-cell>
          <table:table-cell office:value-type="float" office:value="5546">
            <text:p>5546</text:p>
          </table:table-cell>
          <table:table-cell office:value-type="float" office:value="3.88078">
            <text:p>3,88078</text:p>
          </table:table-cell>
          <table:table-cell office:value-type="float" office:value="43.59986">
            <text:p>43,5998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6</text:p>
          </table:table-cell>
          <table:table-cell office:value-type="float" office:value="1330">
            <text:p>1330</text:p>
          </table:table-cell>
        </table:table-row>
        <table:table-row table:style-name="ro1">
          <table:table-cell office:value-type="float" office:value="1646">
            <text:p>1646</text:p>
          </table:table-cell>
          <table:table-cell office:value-type="float" office:value="5546">
            <text:p>5546</text:p>
          </table:table-cell>
          <table:table-cell office:value-type="float" office:value="3.88033">
            <text:p>3,88033</text:p>
          </table:table-cell>
          <table:table-cell office:value-type="float" office:value="43.59912">
            <text:p>43,5991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6</text:p>
          </table:table-cell>
          <table:table-cell office:value-type="float" office:value="1331">
            <text:p>1331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5564">
            <text:p>5564</text:p>
          </table:table-cell>
          <table:table-cell office:value-type="float" office:value="3.88083">
            <text:p>3,88083</text:p>
          </table:table-cell>
          <table:table-cell office:value-type="float" office:value="43.59892">
            <text:p>43,5989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0</text:p>
          </table:table-cell>
          <table:table-cell office:value-type="float" office:value="1332">
            <text:p>1332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5562">
            <text:p>5562</text:p>
          </table:table-cell>
          <table:table-cell office:value-type="float" office:value="3.88047">
            <text:p>3,88047</text:p>
          </table:table-cell>
          <table:table-cell office:value-type="float" office:value="43.59817">
            <text:p>43,5981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32</text:p>
          </table:table-cell>
          <table:table-cell office:value-type="float" office:value="1333">
            <text:p>1333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5553">
            <text:p>5553</text:p>
          </table:table-cell>
          <table:table-cell office:value-type="float" office:value="3.8804">
            <text:p>3,8804</text:p>
          </table:table-cell>
          <table:table-cell office:value-type="float" office:value="43.59816">
            <text:p>43,5981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93</text:p>
          </table:table-cell>
          <table:table-cell office:value-type="float" office:value="1334">
            <text:p>1334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5552">
            <text:p>5552</text:p>
          </table:table-cell>
          <table:table-cell office:value-type="float" office:value="3.88008">
            <text:p>3,88008</text:p>
          </table:table-cell>
          <table:table-cell office:value-type="float" office:value="43.59751">
            <text:p>43,5975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32</text:p>
          </table:table-cell>
          <table:table-cell office:value-type="float" office:value="1335">
            <text:p>1335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5738">
            <text:p>5738</text:p>
          </table:table-cell>
          <table:table-cell office:value-type="float" office:value="3.88091">
            <text:p>3,88091</text:p>
          </table:table-cell>
          <table:table-cell office:value-type="float" office:value="43.59726">
            <text:p>43,5972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04</text:p>
          </table:table-cell>
          <table:table-cell office:value-type="float" office:value="1336">
            <text:p>1336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5738">
            <text:p>5738</text:p>
          </table:table-cell>
          <table:table-cell office:value-type="float" office:value="3.88126">
            <text:p>3,88126</text:p>
          </table:table-cell>
          <table:table-cell office:value-type="float" office:value="43.59783">
            <text:p>43,5978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04</text:p>
          </table:table-cell>
          <table:table-cell office:value-type="float" office:value="1337">
            <text:p>1337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5557">
            <text:p>5557</text:p>
          </table:table-cell>
          <table:table-cell office:value-type="float" office:value="3.88124">
            <text:p>3,88124</text:p>
          </table:table-cell>
          <table:table-cell office:value-type="float" office:value="43.59791">
            <text:p>43,5979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93</text:p>
          </table:table-cell>
          <table:table-cell office:value-type="float" office:value="1338">
            <text:p>1338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5557">
            <text:p>5557</text:p>
          </table:table-cell>
          <table:table-cell office:value-type="float" office:value="3.88051">
            <text:p>3,88051</text:p>
          </table:table-cell>
          <table:table-cell office:value-type="float" office:value="43.59813">
            <text:p>43,5981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93</text:p>
          </table:table-cell>
          <table:table-cell office:value-type="float" office:value="1339">
            <text:p>1339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5559">
            <text:p>5559</text:p>
          </table:table-cell>
          <table:table-cell office:value-type="float" office:value="3.88135">
            <text:p>3,88135</text:p>
          </table:table-cell>
          <table:table-cell office:value-type="float" office:value="43.59787">
            <text:p>43,5978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93</text:p>
          </table:table-cell>
          <table:table-cell office:value-type="float" office:value="1340">
            <text:p>1340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5558">
            <text:p>5558</text:p>
          </table:table-cell>
          <table:table-cell office:value-type="float" office:value="3.8813">
            <text:p>3,8813</text:p>
          </table:table-cell>
          <table:table-cell office:value-type="float" office:value="43.59791">
            <text:p>43,5979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04</text:p>
          </table:table-cell>
          <table:table-cell office:value-type="float" office:value="1341">
            <text:p>1341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5558">
            <text:p>5558</text:p>
          </table:table-cell>
          <table:table-cell office:value-type="float" office:value="3.8817">
            <text:p>3,8817</text:p>
          </table:table-cell>
          <table:table-cell office:value-type="float" office:value="43.5986">
            <text:p>43,598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04</text:p>
          </table:table-cell>
          <table:table-cell office:value-type="float" office:value="1342">
            <text:p>1342</text:p>
          </table:table-cell>
        </table:table-row>
        <table:table-row table:style-name="ro1">
          <table:table-cell office:value-type="float" office:value="1463">
            <text:p>1463</text:p>
          </table:table-cell>
          <table:table-cell office:value-type="float" office:value="5741">
            <text:p>5741</text:p>
          </table:table-cell>
          <table:table-cell office:value-type="float" office:value="3.88096">
            <text:p>3,88096</text:p>
          </table:table-cell>
          <table:table-cell office:value-type="float" office:value="43.59719">
            <text:p>43,5971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63</text:p>
          </table:table-cell>
          <table:table-cell office:value-type="float" office:value="1343">
            <text:p>1343</text:p>
          </table:table-cell>
        </table:table-row>
        <table:table-row table:style-name="ro1">
          <table:table-cell office:value-type="float" office:value="1601">
            <text:p>1601</text:p>
          </table:table-cell>
          <table:table-cell office:value-type="float" office:value="1223">
            <text:p>1223</text:p>
          </table:table-cell>
          <table:table-cell office:value-type="float" office:value="3.89528">
            <text:p>3,89528</text:p>
          </table:table-cell>
          <table:table-cell office:value-type="float" office:value="43.58968">
            <text:p>43,5896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01</text:p>
          </table:table-cell>
          <table:table-cell office:value-type="float" office:value="1344">
            <text:p>1344</text:p>
          </table:table-cell>
        </table:table-row>
        <table:table-row table:style-name="ro1">
          <table:table-cell office:value-type="float" office:value="2134">
            <text:p>2134</text:p>
          </table:table-cell>
          <table:table-cell office:value-type="float" office:value="1347">
            <text:p>1347</text:p>
          </table:table-cell>
          <table:table-cell office:value-type="float" office:value="3.89355">
            <text:p>3,89355</text:p>
          </table:table-cell>
          <table:table-cell office:value-type="float" office:value="43.59085">
            <text:p>43,5908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4</text:p>
          </table:table-cell>
          <table:table-cell office:value-type="float" office:value="1345">
            <text:p>1345</text:p>
          </table:table-cell>
        </table:table-row>
        <table:table-row table:style-name="ro1">
          <table:table-cell office:value-type="float" office:value="1889">
            <text:p>1889</text:p>
          </table:table-cell>
          <table:table-cell office:value-type="float" office:value="1349">
            <text:p>1349</text:p>
          </table:table-cell>
          <table:table-cell office:value-type="float" office:value="3.89291">
            <text:p>3,89291</text:p>
          </table:table-cell>
          <table:table-cell office:value-type="float" office:value="43.59162">
            <text:p>43,5916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89</text:p>
          </table:table-cell>
          <table:table-cell office:value-type="float" office:value="1346">
            <text:p>1346</text:p>
          </table:table-cell>
        </table:table-row>
        <table:table-row table:style-name="ro1">
          <table:table-cell office:value-type="float" office:value="1889">
            <text:p>1889</text:p>
          </table:table-cell>
          <table:table-cell office:value-type="float" office:value="1348">
            <text:p>1348</text:p>
          </table:table-cell>
          <table:table-cell office:value-type="float" office:value="3.89339">
            <text:p>3,89339</text:p>
          </table:table-cell>
          <table:table-cell office:value-type="float" office:value="43.59116">
            <text:p>43,5911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89</text:p>
          </table:table-cell>
          <table:table-cell office:value-type="float" office:value="1347">
            <text:p>1347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office:value-type="float" office:value="1360">
            <text:p>1360</text:p>
          </table:table-cell>
          <table:table-cell office:value-type="float" office:value="3.89212">
            <text:p>3,89212</text:p>
          </table:table-cell>
          <table:table-cell office:value-type="float" office:value="43.5921">
            <text:p>43,592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26</text:p>
          </table:table-cell>
          <table:table-cell office:value-type="float" office:value="1348">
            <text:p>1348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1375">
            <text:p>1375</text:p>
          </table:table-cell>
          <table:table-cell office:value-type="float" office:value="3.88979">
            <text:p>3,88979</text:p>
          </table:table-cell>
          <table:table-cell office:value-type="float" office:value="43.59304">
            <text:p>43,5930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0</text:p>
          </table:table-cell>
          <table:table-cell office:value-type="float" office:value="1349">
            <text:p>1349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1378">
            <text:p>1378</text:p>
          </table:table-cell>
          <table:table-cell office:value-type="float" office:value="3.89002">
            <text:p>3,89002</text:p>
          </table:table-cell>
          <table:table-cell office:value-type="float" office:value="43.59383">
            <text:p>43,5938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60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1378">
            <text:p>1378</text:p>
          </table:table-cell>
          <table:table-cell office:value-type="float" office:value="3.89056">
            <text:p>3,89056</text:p>
          </table:table-cell>
          <table:table-cell office:value-type="float" office:value="43.59473">
            <text:p>43,5947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0</text:p>
          </table:table-cell>
          <table:table-cell office:value-type="float" office:value="1351">
            <text:p>1351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1377">
            <text:p>1377</text:p>
          </table:table-cell>
          <table:table-cell office:value-type="float" office:value="3.89068">
            <text:p>3,89068</text:p>
          </table:table-cell>
          <table:table-cell office:value-type="float" office:value="43.59488">
            <text:p>43,5948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60</text:p>
          </table:table-cell>
          <table:table-cell office:value-type="float" office:value="1352">
            <text:p>1352</text:p>
          </table:table-cell>
        </table:table-row>
        <table:table-row table:style-name="ro1">
          <table:table-cell office:value-type="float" office:value="2067">
            <text:p>2067</text:p>
          </table:table-cell>
          <table:table-cell office:value-type="float" office:value="18">
            <text:p>18</text:p>
          </table:table-cell>
          <table:table-cell office:value-type="float" office:value="3.8911">
            <text:p>3,8911</text:p>
          </table:table-cell>
          <table:table-cell office:value-type="float" office:value="43.59533">
            <text:p>43,5953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67</text:p>
          </table:table-cell>
          <table:table-cell office:value-type="float" office:value="1353">
            <text:p>1353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5886">
            <text:p>5886</text:p>
          </table:table-cell>
          <table:table-cell office:value-type="float" office:value="3.89181">
            <text:p>3,89181</text:p>
          </table:table-cell>
          <table:table-cell office:value-type="float" office:value="43.596">
            <text:p>43,59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70</text:p>
          </table:table-cell>
          <table:table-cell office:value-type="float" office:value="1354">
            <text:p>1354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1356">
            <text:p>1356</text:p>
          </table:table-cell>
          <table:table-cell office:value-type="float" office:value="3.89179">
            <text:p>3,89179</text:p>
          </table:table-cell>
          <table:table-cell office:value-type="float" office:value="43.59593">
            <text:p>43,5959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0</text:p>
          </table:table-cell>
          <table:table-cell office:value-type="float" office:value="1355">
            <text:p>1355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1358">
            <text:p>1358</text:p>
          </table:table-cell>
          <table:table-cell office:value-type="float" office:value="3.89144">
            <text:p>3,89144</text:p>
          </table:table-cell>
          <table:table-cell office:value-type="float" office:value="43.59565">
            <text:p>43,5956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55</text:p>
          </table:table-cell>
          <table:table-cell office:value-type="float" office:value="1356">
            <text:p>1356</text:p>
          </table:table-cell>
        </table:table-row>
        <table:table-row table:style-name="ro1">
          <table:table-cell office:value-type="float" office:value="1137">
            <text:p>1137</text:p>
          </table:table-cell>
          <table:table-cell office:value-type="float" office:value="1355">
            <text:p>1355</text:p>
          </table:table-cell>
          <table:table-cell office:value-type="float" office:value="3.89193">
            <text:p>3,89193</text:p>
          </table:table-cell>
          <table:table-cell office:value-type="float" office:value="43.59593">
            <text:p>43,5959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37</text:p>
          </table:table-cell>
          <table:table-cell office:value-type="float" office:value="1357">
            <text:p>1357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1366">
            <text:p>1366</text:p>
          </table:table-cell>
          <table:table-cell office:value-type="float" office:value="3.89191">
            <text:p>3,89191</text:p>
          </table:table-cell>
          <table:table-cell office:value-type="float" office:value="43.59605">
            <text:p>43,5960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0</text:p>
          </table:table-cell>
          <table:table-cell office:value-type="float" office:value="1358">
            <text:p>1358</text:p>
          </table:table-cell>
        </table:table-row>
        <table:table-row table:style-name="ro1">
          <table:table-cell office:value-type="float" office:value="1290">
            <text:p>1290</text:p>
          </table:table-cell>
          <table:table-cell office:value-type="float" office:value="1367">
            <text:p>1367</text:p>
          </table:table-cell>
          <table:table-cell office:value-type="float" office:value="3.89247">
            <text:p>3,89247</text:p>
          </table:table-cell>
          <table:table-cell office:value-type="float" office:value="43.59649">
            <text:p>43,5964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90</text:p>
          </table:table-cell>
          <table:table-cell office:value-type="float" office:value="1359">
            <text:p>1359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1370">
            <text:p>1370</text:p>
          </table:table-cell>
          <table:table-cell office:value-type="float" office:value="3.89271">
            <text:p>3,89271</text:p>
          </table:table-cell>
          <table:table-cell office:value-type="float" office:value="43.59689">
            <text:p>43,5968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10</text:p>
          </table:table-cell>
          <table:table-cell office:value-type="float" office:value="1360">
            <text:p>1360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1369">
            <text:p>1369</text:p>
          </table:table-cell>
          <table:table-cell office:value-type="float" office:value="3.89271">
            <text:p>3,89271</text:p>
          </table:table-cell>
          <table:table-cell office:value-type="float" office:value="43.59721">
            <text:p>43,5972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0</text:p>
          </table:table-cell>
          <table:table-cell office:value-type="float" office:value="1361">
            <text:p>1361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5902">
            <text:p>5902</text:p>
          </table:table-cell>
          <table:table-cell office:value-type="float" office:value="3.89295">
            <text:p>3,89295</text:p>
          </table:table-cell>
          <table:table-cell office:value-type="float" office:value="43.59729">
            <text:p>43,5972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4</text:p>
          </table:table-cell>
          <table:table-cell office:value-type="float" office:value="1362">
            <text:p>1362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1263">
            <text:p>1263</text:p>
          </table:table-cell>
          <table:table-cell office:value-type="float" office:value="3.89712">
            <text:p>3,89712</text:p>
          </table:table-cell>
          <table:table-cell office:value-type="float" office:value="43.59385">
            <text:p>43,5938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41</text:p>
          </table:table-cell>
          <table:table-cell office:value-type="float" office:value="1363">
            <text:p>1363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1242">
            <text:p>1242</text:p>
          </table:table-cell>
          <table:table-cell office:value-type="float" office:value="3.89626">
            <text:p>3,89626</text:p>
          </table:table-cell>
          <table:table-cell office:value-type="float" office:value="43.59358">
            <text:p>43,5935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41</text:p>
          </table:table-cell>
          <table:table-cell office:value-type="float" office:value="1364">
            <text:p>1364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1247">
            <text:p>1247</text:p>
          </table:table-cell>
          <table:table-cell office:value-type="float" office:value="3.89522">
            <text:p>3,89522</text:p>
          </table:table-cell>
          <table:table-cell office:value-type="float" office:value="43.59364">
            <text:p>43,5936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19</text:p>
          </table:table-cell>
          <table:table-cell office:value-type="float" office:value="1365">
            <text:p>1365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1379">
            <text:p>1379</text:p>
          </table:table-cell>
          <table:table-cell office:value-type="float" office:value="3.89394">
            <text:p>3,89394</text:p>
          </table:table-cell>
          <table:table-cell office:value-type="float" office:value="43.59405">
            <text:p>43,5940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19</text:p>
          </table:table-cell>
          <table:table-cell office:value-type="float" office:value="1366">
            <text:p>1366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1379">
            <text:p>1379</text:p>
          </table:table-cell>
          <table:table-cell office:value-type="float" office:value="3.89339">
            <text:p>3,89339</text:p>
          </table:table-cell>
          <table:table-cell office:value-type="float" office:value="43.59423">
            <text:p>43,5942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19</text:p>
          </table:table-cell>
          <table:table-cell office:value-type="float" office:value="1367">
            <text:p>1367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1379">
            <text:p>1379</text:p>
          </table:table-cell>
          <table:table-cell office:value-type="float" office:value="3.89087">
            <text:p>3,89087</text:p>
          </table:table-cell>
          <table:table-cell office:value-type="float" office:value="43.59482">
            <text:p>43,5948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19</text:p>
          </table:table-cell>
          <table:table-cell office:value-type="float" office:value="1368">
            <text:p>1368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375">
            <text:p>375</text:p>
          </table:table-cell>
          <table:table-cell office:value-type="float" office:value="3.89319">
            <text:p>3,89319</text:p>
          </table:table-cell>
          <table:table-cell office:value-type="float" office:value="43.59266">
            <text:p>43,5926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41</text:p>
          </table:table-cell>
          <table:table-cell office:value-type="float" office:value="1369">
            <text:p>1369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375">
            <text:p>375</text:p>
          </table:table-cell>
          <table:table-cell office:value-type="float" office:value="3.89221">
            <text:p>3,89221</text:p>
          </table:table-cell>
          <table:table-cell office:value-type="float" office:value="43.59211">
            <text:p>43,5921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41</text:p>
          </table:table-cell>
          <table:table-cell office:value-type="float" office:value="1370">
            <text:p>1370</text:p>
          </table:table-cell>
        </table:table-row>
        <table:table-row table:style-name="ro1">
          <table:table-cell office:value-type="float" office:value="2199">
            <text:p>2199</text:p>
          </table:table-cell>
          <table:table-cell office:value-type="float" office:value="1221">
            <text:p>1221</text:p>
          </table:table-cell>
          <table:table-cell office:value-type="float" office:value="3.89691">
            <text:p>3,89691</text:p>
          </table:table-cell>
          <table:table-cell office:value-type="float" office:value="43.59045">
            <text:p>43,5904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99</text:p>
          </table:table-cell>
          <table:table-cell office:value-type="float" office:value="1371">
            <text:p>1371</text:p>
          </table:table-cell>
        </table:table-row>
        <table:table-row table:style-name="ro1">
          <table:table-cell office:value-type="float" office:value="2199">
            <text:p>2199</text:p>
          </table:table-cell>
          <table:table-cell office:value-type="float" office:value="1221">
            <text:p>1221</text:p>
          </table:table-cell>
          <table:table-cell office:value-type="float" office:value="3.89827">
            <text:p>3,89827</text:p>
          </table:table-cell>
          <table:table-cell office:value-type="float" office:value="43.5912">
            <text:p>43,591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99</text:p>
          </table:table-cell>
          <table:table-cell office:value-type="float" office:value="1372">
            <text:p>1372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5780">
            <text:p>5780</text:p>
          </table:table-cell>
          <table:table-cell office:value-type="float" office:value="3.88933">
            <text:p>3,88933</text:p>
          </table:table-cell>
          <table:table-cell office:value-type="float" office:value="43.5992">
            <text:p>43,599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4</text:p>
          </table:table-cell>
          <table:table-cell office:value-type="float" office:value="1373">
            <text:p>1373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5801">
            <text:p>5801</text:p>
          </table:table-cell>
          <table:table-cell office:value-type="float" office:value="3.88833">
            <text:p>3,88833</text:p>
          </table:table-cell>
          <table:table-cell office:value-type="float" office:value="43.59982">
            <text:p>43,5998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01</text:p>
          </table:table-cell>
          <table:table-cell office:value-type="float" office:value="1374">
            <text:p>1374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3888">
            <text:p>3888</text:p>
          </table:table-cell>
          <table:table-cell office:value-type="float" office:value="3.88813">
            <text:p>3,88813</text:p>
          </table:table-cell>
          <table:table-cell office:value-type="float" office:value="43.59983">
            <text:p>43,5998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4</text:p>
          </table:table-cell>
          <table:table-cell office:value-type="float" office:value="1375">
            <text:p>1375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3888">
            <text:p>3888</text:p>
          </table:table-cell>
          <table:table-cell office:value-type="float" office:value="3.88686">
            <text:p>3,88686</text:p>
          </table:table-cell>
          <table:table-cell office:value-type="float" office:value="43.60044">
            <text:p>43,6004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4</text:p>
          </table:table-cell>
          <table:table-cell office:value-type="float" office:value="1376">
            <text:p>1376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3887">
            <text:p>3887</text:p>
          </table:table-cell>
          <table:table-cell office:value-type="float" office:value="3.88551">
            <text:p>3,88551</text:p>
          </table:table-cell>
          <table:table-cell office:value-type="float" office:value="43.60105">
            <text:p>43,6010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84</text:p>
          </table:table-cell>
          <table:table-cell office:value-type="float" office:value="1377">
            <text:p>1377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3885">
            <text:p>3885</text:p>
          </table:table-cell>
          <table:table-cell office:value-type="float" office:value="3.88527">
            <text:p>3,88527</text:p>
          </table:table-cell>
          <table:table-cell office:value-type="float" office:value="43.6011">
            <text:p>43,601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41</text:p>
          </table:table-cell>
          <table:table-cell office:value-type="float" office:value="1378">
            <text:p>1378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126">
            <text:p>126</text:p>
          </table:table-cell>
          <table:table-cell office:value-type="float" office:value="3.88471">
            <text:p>3,88471</text:p>
          </table:table-cell>
          <table:table-cell office:value-type="float" office:value="43.60098">
            <text:p>43,6009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1379">
            <text:p>1379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5793">
            <text:p>5793</text:p>
          </table:table-cell>
          <table:table-cell office:value-type="float" office:value="3.88509">
            <text:p>3,88509</text:p>
          </table:table-cell>
          <table:table-cell office:value-type="float" office:value="43.59947">
            <text:p>43,5994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 office:value-type="float" office:value="5794">
            <text:p>5794</text:p>
          </table:table-cell>
          <table:table-cell office:value-type="float" office:value="3.88516">
            <text:p>3,88516</text:p>
          </table:table-cell>
          <table:table-cell office:value-type="float" office:value="43.5991">
            <text:p>43,599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48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5792">
            <text:p>5792</text:p>
          </table:table-cell>
          <table:table-cell office:value-type="float" office:value="3.88533">
            <text:p>3,88533</text:p>
          </table:table-cell>
          <table:table-cell office:value-type="float" office:value="43.59899">
            <text:p>43,5989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5792">
            <text:p>5792</text:p>
          </table:table-cell>
          <table:table-cell office:value-type="float" office:value="3.88617">
            <text:p>3,88617</text:p>
          </table:table-cell>
          <table:table-cell office:value-type="float" office:value="43.59779">
            <text:p>43,5977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5802">
            <text:p>5802</text:p>
          </table:table-cell>
          <table:table-cell office:value-type="float" office:value="3.88617">
            <text:p>3,88617</text:p>
          </table:table-cell>
          <table:table-cell office:value-type="float" office:value="43.59763">
            <text:p>43,5976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89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13992">
            <text:p>13992</text:p>
          </table:table-cell>
          <table:table-cell office:value-type="float" office:value="3.88562">
            <text:p>3,88562</text:p>
          </table:table-cell>
          <table:table-cell office:value-type="float" office:value="43.5978">
            <text:p>43,597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89</text:p>
          </table:table-cell>
          <table:table-cell office:value-type="float" office:value="1385">
            <text:p>1385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5890">
            <text:p>5890</text:p>
          </table:table-cell>
          <table:table-cell office:value-type="float" office:value="3.8834">
            <text:p>3,8834</text:p>
          </table:table-cell>
          <table:table-cell office:value-type="float" office:value="43.59699">
            <text:p>43,5969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41</text:p>
          </table:table-cell>
          <table:table-cell office:value-type="float" office:value="1386">
            <text:p>1386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5736">
            <text:p>5736</text:p>
          </table:table-cell>
          <table:table-cell office:value-type="float" office:value="3.88047">
            <text:p>3,88047</text:p>
          </table:table-cell>
          <table:table-cell office:value-type="float" office:value="43.59704">
            <text:p>43,5970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46</text:p>
          </table:table-cell>
          <table:table-cell office:value-type="float" office:value="1387">
            <text:p>1387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5961">
            <text:p>5961</text:p>
          </table:table-cell>
          <table:table-cell office:value-type="float" office:value="3.88336">
            <text:p>3,88336</text:p>
          </table:table-cell>
          <table:table-cell office:value-type="float" office:value="43.59673">
            <text:p>43,5967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19</text:p>
          </table:table-cell>
          <table:table-cell office:value-type="float" office:value="1388">
            <text:p>1388</text:p>
          </table:table-cell>
        </table:table-row>
        <table:table-row table:style-name="ro1">
          <table:table-cell office:value-type="float" office:value="1854">
            <text:p>1854</text:p>
          </table:table-cell>
          <table:table-cell office:value-type="float" office:value="5880">
            <text:p>5880</text:p>
          </table:table-cell>
          <table:table-cell office:value-type="float" office:value="3.88424">
            <text:p>3,88424</text:p>
          </table:table-cell>
          <table:table-cell office:value-type="float" office:value="43.59575">
            <text:p>43,5957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54</text:p>
          </table:table-cell>
          <table:table-cell office:value-type="float" office:value="1389">
            <text:p>1389</text:p>
          </table:table-cell>
        </table:table-row>
        <table:table-row table:style-name="ro1">
          <table:table-cell office:value-type="float" office:value="1854">
            <text:p>1854</text:p>
          </table:table-cell>
          <table:table-cell office:value-type="float" office:value="5880">
            <text:p>5880</text:p>
          </table:table-cell>
          <table:table-cell office:value-type="float" office:value="3.88362">
            <text:p>3,88362</text:p>
          </table:table-cell>
          <table:table-cell office:value-type="float" office:value="43.59511">
            <text:p>43,5951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54</text:p>
          </table:table-cell>
          <table:table-cell office:value-type="float" office:value="1390">
            <text:p>1390</text:p>
          </table:table-cell>
        </table:table-row>
        <table:table-row table:style-name="ro1">
          <table:table-cell office:value-type="float" office:value="1854">
            <text:p>1854</text:p>
          </table:table-cell>
          <table:table-cell office:value-type="float" office:value="5880">
            <text:p>5880</text:p>
          </table:table-cell>
          <table:table-cell office:value-type="float" office:value="3.88473">
            <text:p>3,88473</text:p>
          </table:table-cell>
          <table:table-cell office:value-type="float" office:value="43.59625">
            <text:p>43,5962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54</text:p>
          </table:table-cell>
          <table:table-cell office:value-type="float" office:value="1391">
            <text:p>1391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5879">
            <text:p>5879</text:p>
          </table:table-cell>
          <table:table-cell office:value-type="float" office:value="3.88493">
            <text:p>3,88493</text:p>
          </table:table-cell>
          <table:table-cell office:value-type="float" office:value="43.59627">
            <text:p>43,5962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19</text:p>
          </table:table-cell>
          <table:table-cell office:value-type="float" office:value="1392">
            <text:p>1392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5878">
            <text:p>5878</text:p>
          </table:table-cell>
          <table:table-cell office:value-type="float" office:value="3.88796">
            <text:p>3,88796</text:p>
          </table:table-cell>
          <table:table-cell office:value-type="float" office:value="43.59538">
            <text:p>43,59538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19</text:p>
          </table:table-cell>
          <table:table-cell office:value-type="float" office:value="1393">
            <text:p>1393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1381">
            <text:p>1381</text:p>
          </table:table-cell>
          <table:table-cell office:value-type="float" office:value="3.88819">
            <text:p>3,88819</text:p>
          </table:table-cell>
          <table:table-cell office:value-type="float" office:value="43.59531">
            <text:p>43,5953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1394">
            <text:p>1394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1381">
            <text:p>1381</text:p>
          </table:table-cell>
          <table:table-cell office:value-type="float" office:value="3.88834">
            <text:p>3,88834</text:p>
          </table:table-cell>
          <table:table-cell office:value-type="float" office:value="43.5951">
            <text:p>43,595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1395">
            <text:p>1395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1376">
            <text:p>1376</text:p>
          </table:table-cell>
          <table:table-cell office:value-type="float" office:value="3.89045">
            <text:p>3,89045</text:p>
          </table:table-cell>
          <table:table-cell office:value-type="float" office:value="43.59485">
            <text:p>43,59485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19</text:p>
          </table:table-cell>
          <table:table-cell office:value-type="float" office:value="1396">
            <text:p>1396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132">
            <text:p>132</text:p>
          </table:table-cell>
          <table:table-cell office:value-type="float" office:value="3.88793">
            <text:p>3,88793</text:p>
          </table:table-cell>
          <table:table-cell office:value-type="float" office:value="43.59563">
            <text:p>43,5956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1397">
            <text:p>1397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3882">
            <text:p>3882</text:p>
          </table:table-cell>
          <table:table-cell office:value-type="float" office:value="3.88743">
            <text:p>3,88743</text:p>
          </table:table-cell>
          <table:table-cell office:value-type="float" office:value="43.59631">
            <text:p>43,5963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1398">
            <text:p>1398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5877">
            <text:p>5877</text:p>
          </table:table-cell>
          <table:table-cell office:value-type="float" office:value="3.8868">
            <text:p>3,8868</text:p>
          </table:table-cell>
          <table:table-cell office:value-type="float" office:value="43.59708">
            <text:p>43,5970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1399">
            <text:p>1399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15776">
            <text:p>15776</text:p>
          </table:table-cell>
          <table:table-cell office:value-type="float" office:value="3.88682">
            <text:p>3,88682</text:p>
          </table:table-cell>
          <table:table-cell office:value-type="float" office:value="43.59719">
            <text:p>43,5971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5781">
            <text:p>5781</text:p>
          </table:table-cell>
          <table:table-cell office:value-type="float" office:value="3.88947">
            <text:p>3,88947</text:p>
          </table:table-cell>
          <table:table-cell office:value-type="float" office:value="43.59912">
            <text:p>43,5991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4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11452">
            <text:p>11452</text:p>
          </table:table-cell>
          <table:table-cell office:value-type="float" office:value="3.89029">
            <text:p>3,89029</text:p>
          </table:table-cell>
          <table:table-cell office:value-type="float" office:value="43.59868">
            <text:p>43,5986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84</text:p>
          </table:table-cell>
          <table:table-cell office:value-type="float" office:value="1402">
            <text:p>1402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5897">
            <text:p>5897</text:p>
          </table:table-cell>
          <table:table-cell office:value-type="float" office:value="3.89102">
            <text:p>3,89102</text:p>
          </table:table-cell>
          <table:table-cell office:value-type="float" office:value="43.59821">
            <text:p>43,5982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4</text:p>
          </table:table-cell>
          <table:table-cell office:value-type="float" office:value="1403">
            <text:p>1403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5897">
            <text:p>5897</text:p>
          </table:table-cell>
          <table:table-cell office:value-type="float" office:value="3.89179">
            <text:p>3,89179</text:p>
          </table:table-cell>
          <table:table-cell office:value-type="float" office:value="43.59773">
            <text:p>43,5977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4</text:p>
          </table:table-cell>
          <table:table-cell office:value-type="float" office:value="1404">
            <text:p>1404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5899">
            <text:p>5899</text:p>
          </table:table-cell>
          <table:table-cell office:value-type="float" office:value="3.89265">
            <text:p>3,89265</text:p>
          </table:table-cell>
          <table:table-cell office:value-type="float" office:value="43.59744">
            <text:p>43,5974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84</text:p>
          </table:table-cell>
          <table:table-cell office:value-type="float" office:value="1405">
            <text:p>1405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5864">
            <text:p>5864</text:p>
          </table:table-cell>
          <table:table-cell office:value-type="float" office:value="3.89281">
            <text:p>3,89281</text:p>
          </table:table-cell>
          <table:table-cell office:value-type="float" office:value="43.59745">
            <text:p>43,597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0</text:p>
          </table:table-cell>
          <table:table-cell office:value-type="float" office:value="1406">
            <text:p>1406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5864">
            <text:p>5864</text:p>
          </table:table-cell>
          <table:table-cell office:value-type="float" office:value="3.89333">
            <text:p>3,89333</text:p>
          </table:table-cell>
          <table:table-cell office:value-type="float" office:value="43.59832">
            <text:p>43,5983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0</text:p>
          </table:table-cell>
          <table:table-cell office:value-type="float" office:value="1407">
            <text:p>1407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5866">
            <text:p>5866</text:p>
          </table:table-cell>
          <table:table-cell office:value-type="float" office:value="3.89376">
            <text:p>3,89376</text:p>
          </table:table-cell>
          <table:table-cell office:value-type="float" office:value="43.59902">
            <text:p>43,5990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60</text:p>
          </table:table-cell>
          <table:table-cell office:value-type="float" office:value="1408">
            <text:p>1408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16695">
            <text:p>16695</text:p>
          </table:table-cell>
          <table:table-cell office:value-type="float" office:value="3.894">
            <text:p>3,894</text:p>
          </table:table-cell>
          <table:table-cell office:value-type="float" office:value="43.59914">
            <text:p>43,5991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00</text:p>
          </table:table-cell>
          <table:table-cell office:value-type="float" office:value="1409">
            <text:p>1409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13334">
            <text:p>13334</text:p>
          </table:table-cell>
          <table:table-cell office:value-type="float" office:value="3.89589">
            <text:p>3,89589</text:p>
          </table:table-cell>
          <table:table-cell office:value-type="float" office:value="43.60018">
            <text:p>43,6001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00</text:p>
          </table:table-cell>
          <table:table-cell office:value-type="float" office:value="1410">
            <text:p>1410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5867">
            <text:p>5867</text:p>
          </table:table-cell>
          <table:table-cell office:value-type="float" office:value="3.89377">
            <text:p>3,89377</text:p>
          </table:table-cell>
          <table:table-cell office:value-type="float" office:value="43.59921">
            <text:p>43,5992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00</text:p>
          </table:table-cell>
          <table:table-cell office:value-type="float" office:value="1411">
            <text:p>1411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37">
            <text:p>137</text:p>
          </table:table-cell>
          <table:table-cell office:value-type="float" office:value="3.89071">
            <text:p>3,89071</text:p>
          </table:table-cell>
          <table:table-cell office:value-type="float" office:value="43.5995">
            <text:p>43,599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41</text:p>
          </table:table-cell>
          <table:table-cell office:value-type="float" office:value="1412">
            <text:p>1412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5836">
            <text:p>5836</text:p>
          </table:table-cell>
          <table:table-cell office:value-type="float" office:value="3.89165">
            <text:p>3,89165</text:p>
          </table:table-cell>
          <table:table-cell office:value-type="float" office:value="43.60147">
            <text:p>43,6014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41</text:p>
          </table:table-cell>
          <table:table-cell office:value-type="float" office:value="1413">
            <text:p>1413</text:p>
          </table:table-cell>
        </table:table-row>
        <table:table-row table:style-name="ro1">
          <table:table-cell office:value-type="float" office:value="1566">
            <text:p>1566</text:p>
          </table:table-cell>
          <table:table-cell office:value-type="float" office:value="5846">
            <text:p>5846</text:p>
          </table:table-cell>
          <table:table-cell office:value-type="float" office:value="3.89172">
            <text:p>3,89172</text:p>
          </table:table-cell>
          <table:table-cell office:value-type="float" office:value="43.60156">
            <text:p>43,6015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6</text:p>
          </table:table-cell>
          <table:table-cell office:value-type="float" office:value="1414">
            <text:p>1414</text:p>
          </table:table-cell>
        </table:table-row>
        <table:table-row table:style-name="ro1">
          <table:table-cell office:value-type="float" office:value="1566">
            <text:p>1566</text:p>
          </table:table-cell>
          <table:table-cell office:value-type="float" office:value="5830">
            <text:p>5830</text:p>
          </table:table-cell>
          <table:table-cell office:value-type="float" office:value="3.88931">
            <text:p>3,88931</text:p>
          </table:table-cell>
          <table:table-cell office:value-type="float" office:value="43.60351">
            <text:p>43,6035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6</text:p>
          </table:table-cell>
          <table:table-cell office:value-type="float" office:value="1415">
            <text:p>1415</text:p>
          </table:table-cell>
        </table:table-row>
        <table:table-row table:style-name="ro1">
          <table:table-cell office:value-type="float" office:value="9999">
            <text:p>9999</text:p>
          </table:table-cell>
          <table:table-cell office:value-type="float" office:value="14853">
            <text:p>14853</text:p>
          </table:table-cell>
          <table:table-cell office:value-type="float" office:value="3.89086">
            <text:p>3,89086</text:p>
          </table:table-cell>
          <table:table-cell office:value-type="float" office:value="43.58899">
            <text:p>43,5889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999</text:p>
          </table:table-cell>
          <table:table-cell office:value-type="float" office:value="1416">
            <text:p>1416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1227">
            <text:p>1227</text:p>
          </table:table-cell>
          <table:table-cell office:value-type="float" office:value="3.89972">
            <text:p>3,89972</text:p>
          </table:table-cell>
          <table:table-cell office:value-type="float" office:value="43.5935">
            <text:p>43,593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56</text:p>
          </table:table-cell>
          <table:table-cell office:value-type="float" office:value="1417">
            <text:p>1417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1230">
            <text:p>1230</text:p>
          </table:table-cell>
          <table:table-cell office:value-type="float" office:value="3.89956">
            <text:p>3,89956</text:p>
          </table:table-cell>
          <table:table-cell office:value-type="float" office:value="43.5935">
            <text:p>43,593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4</text:p>
          </table:table-cell>
          <table:table-cell office:value-type="float" office:value="1418">
            <text:p>1418</text:p>
          </table:table-cell>
        </table:table-row>
        <table:table-row table:style-name="ro1">
          <table:table-cell office:value-type="float" office:value="2293">
            <text:p>2293</text:p>
          </table:table-cell>
          <table:table-cell office:value-type="float" office:value="1250">
            <text:p>1250</text:p>
          </table:table-cell>
          <table:table-cell office:value-type="float" office:value="3.89932">
            <text:p>3,89932</text:p>
          </table:table-cell>
          <table:table-cell office:value-type="float" office:value="43.59357">
            <text:p>43,5935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93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float" office:value="2289">
            <text:p>2289</text:p>
          </table:table-cell>
          <table:table-cell office:value-type="float" office:value="1232">
            <text:p>1232</text:p>
          </table:table-cell>
          <table:table-cell office:value-type="float" office:value="3.89841">
            <text:p>3,89841</text:p>
          </table:table-cell>
          <table:table-cell office:value-type="float" office:value="43.59426">
            <text:p>43,5942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289</text:p>
          </table:table-cell>
          <table:table-cell office:value-type="float" office:value="1420">
            <text:p>1420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1257">
            <text:p>1257</text:p>
          </table:table-cell>
          <table:table-cell office:value-type="float" office:value="3.89827">
            <text:p>3,89827</text:p>
          </table:table-cell>
          <table:table-cell office:value-type="float" office:value="43.59427">
            <text:p>43,5942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4</text:p>
          </table:table-cell>
          <table:table-cell office:value-type="float" office:value="1421">
            <text:p>1421</text:p>
          </table:table-cell>
        </table:table-row>
        <table:table-row table:style-name="ro1">
          <table:table-cell office:value-type="float" office:value="2105">
            <text:p>2105</text:p>
          </table:table-cell>
          <table:table-cell office:value-type="float" office:value="4890">
            <text:p>4890</text:p>
          </table:table-cell>
          <table:table-cell office:value-type="float" office:value="3.85432">
            <text:p>3,85432</text:p>
          </table:table-cell>
          <table:table-cell office:value-type="float" office:value="43.60353">
            <text:p>43,6035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05</text:p>
          </table:table-cell>
          <table:table-cell office:value-type="float" office:value="1422">
            <text:p>1422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4812">
            <text:p>4812</text:p>
          </table:table-cell>
          <table:table-cell office:value-type="float" office:value="3.85444">
            <text:p>3,85444</text:p>
          </table:table-cell>
          <table:table-cell office:value-type="float" office:value="43.61209">
            <text:p>43,6120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95</text:p>
          </table:table-cell>
          <table:table-cell office:value-type="float" office:value="1423">
            <text:p>1423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16572">
            <text:p>16572</text:p>
          </table:table-cell>
          <table:table-cell office:value-type="float" office:value="3.85698">
            <text:p>3,85698</text:p>
          </table:table-cell>
          <table:table-cell office:value-type="float" office:value="43.59084">
            <text:p>43,5908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39</text:p>
          </table:table-cell>
          <table:table-cell office:value-type="float" office:value="1424">
            <text:p>1424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16572">
            <text:p>16572</text:p>
          </table:table-cell>
          <table:table-cell office:value-type="float" office:value="3.85548">
            <text:p>3,85548</text:p>
          </table:table-cell>
          <table:table-cell office:value-type="float" office:value="43.59057">
            <text:p>43,5905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39</text:p>
          </table:table-cell>
          <table:table-cell office:value-type="float" office:value="1425">
            <text:p>1425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16574">
            <text:p>16574</text:p>
          </table:table-cell>
          <table:table-cell office:value-type="float" office:value="3.85723">
            <text:p>3,85723</text:p>
          </table:table-cell>
          <table:table-cell office:value-type="float" office:value="43.59072">
            <text:p>43,59072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39</text:p>
          </table:table-cell>
          <table:table-cell office:value-type="float" office:value="1426">
            <text:p>1426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5992">
            <text:p>5992</text:p>
          </table:table-cell>
          <table:table-cell office:value-type="float" office:value="3.85707">
            <text:p>3,85707</text:p>
          </table:table-cell>
          <table:table-cell office:value-type="float" office:value="43.59078">
            <text:p>43,5907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427">
            <text:p>1427</text:p>
          </table:table-cell>
        </table:table-row>
        <table:table-row table:style-name="ro1">
          <table:table-cell office:value-type="float" office:value="2190">
            <text:p>2190</text:p>
          </table:table-cell>
          <table:table-cell office:value-type="float" office:value="538">
            <text:p>538</text:p>
          </table:table-cell>
          <table:table-cell office:value-type="float" office:value="3.85984">
            <text:p>3,85984</text:p>
          </table:table-cell>
          <table:table-cell office:value-type="float" office:value="43.58844">
            <text:p>43,5884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90</text:p>
          </table:table-cell>
          <table:table-cell office:value-type="float" office:value="1428">
            <text:p>1428</text:p>
          </table:table-cell>
        </table:table-row>
        <table:table-row table:style-name="ro1">
          <table:table-cell office:value-type="float" office:value="2190">
            <text:p>2190</text:p>
          </table:table-cell>
          <table:table-cell office:value-type="float" office:value="538">
            <text:p>538</text:p>
          </table:table-cell>
          <table:table-cell office:value-type="float" office:value="3.85899">
            <text:p>3,85899</text:p>
          </table:table-cell>
          <table:table-cell office:value-type="float" office:value="43.58734">
            <text:p>43,5873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90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2190">
            <text:p>2190</text:p>
          </table:table-cell>
          <table:table-cell office:value-type="float" office:value="1456">
            <text:p>1456</text:p>
          </table:table-cell>
          <table:table-cell office:value-type="float" office:value="3.85871">
            <text:p>3,85871</text:p>
          </table:table-cell>
          <table:table-cell office:value-type="float" office:value="43.58725">
            <text:p>43,5872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90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1886">
            <text:p>1886</text:p>
          </table:table-cell>
          <table:table-cell office:value-type="float" office:value="3.85684">
            <text:p>3,85684</text:p>
          </table:table-cell>
          <table:table-cell office:value-type="float" office:value="43.58957">
            <text:p>43,5895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78</text:p>
          </table:table-cell>
          <table:table-cell office:value-type="float" office:value="1431">
            <text:p>1431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5997">
            <text:p>5997</text:p>
          </table:table-cell>
          <table:table-cell office:value-type="float" office:value="3.85585">
            <text:p>3,85585</text:p>
          </table:table-cell>
          <table:table-cell office:value-type="float" office:value="43.58961">
            <text:p>43,5896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432">
            <text:p>1432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6635">
            <text:p>6635</text:p>
          </table:table-cell>
          <table:table-cell office:value-type="float" office:value="3.8543">
            <text:p>3,8543</text:p>
          </table:table-cell>
          <table:table-cell office:value-type="float" office:value="43.58803">
            <text:p>43,58803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433">
            <text:p>1433</text:p>
          </table:table-cell>
        </table:table-row>
        <table:table-row table:style-name="ro1">
          <table:table-cell office:value-type="float" office:value="3402">
            <text:p>3402</text:p>
          </table:table-cell>
          <table:table-cell office:value-type="float" office:value="8069">
            <text:p>8069</text:p>
          </table:table-cell>
          <table:table-cell office:value-type="float" office:value="3.8552">
            <text:p>3,8552</text:p>
          </table:table-cell>
          <table:table-cell office:value-type="float" office:value="43.5865">
            <text:p>43,586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402</text:p>
          </table:table-cell>
          <table:table-cell office:value-type="float" office:value="1434">
            <text:p>1434</text:p>
          </table:table-cell>
        </table:table-row>
        <table:table-row table:style-name="ro1">
          <table:table-cell office:value-type="float" office:value="1794">
            <text:p>1794</text:p>
          </table:table-cell>
          <table:table-cell office:value-type="float" office:value="8068">
            <text:p>8068</text:p>
          </table:table-cell>
          <table:table-cell office:value-type="float" office:value="3.85443">
            <text:p>3,85443</text:p>
          </table:table-cell>
          <table:table-cell office:value-type="float" office:value="43.58784">
            <text:p>43,5878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94</text:p>
          </table:table-cell>
          <table:table-cell office:value-type="float" office:value="1435">
            <text:p>1435</text:p>
          </table:table-cell>
        </table:table-row>
        <table:table-row table:style-name="ro1">
          <table:table-cell office:value-type="float" office:value="2281">
            <text:p>2281</text:p>
          </table:table-cell>
          <table:table-cell office:value-type="float" office:value="579">
            <text:p>579</text:p>
          </table:table-cell>
          <table:table-cell office:value-type="float" office:value="3.85846">
            <text:p>3,85846</text:p>
          </table:table-cell>
          <table:table-cell office:value-type="float" office:value="43.58491">
            <text:p>43,5849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81</text:p>
          </table:table-cell>
          <table:table-cell office:value-type="float" office:value="1436">
            <text:p>1436</text:p>
          </table:table-cell>
        </table:table-row>
        <table:table-row table:style-name="ro1">
          <table:table-cell office:value-type="float" office:value="2279">
            <text:p>2279</text:p>
          </table:table-cell>
          <table:table-cell office:value-type="float" office:value="586">
            <text:p>586</text:p>
          </table:table-cell>
          <table:table-cell office:value-type="float" office:value="3.85902">
            <text:p>3,85902</text:p>
          </table:table-cell>
          <table:table-cell office:value-type="float" office:value="43.58591">
            <text:p>43,5859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79</text:p>
          </table:table-cell>
          <table:table-cell office:value-type="float" office:value="1437">
            <text:p>1437</text:p>
          </table:table-cell>
        </table:table-row>
        <table:table-row table:style-name="ro1">
          <table:table-cell office:value-type="float" office:value="3082">
            <text:p>3082</text:p>
          </table:table-cell>
          <table:table-cell office:value-type="float" office:value="585">
            <text:p>585</text:p>
          </table:table-cell>
          <table:table-cell office:value-type="float" office:value="3.85838">
            <text:p>3,85838</text:p>
          </table:table-cell>
          <table:table-cell office:value-type="float" office:value="43.58712">
            <text:p>43,5871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082</text:p>
          </table:table-cell>
          <table:table-cell office:value-type="float" office:value="1438">
            <text:p>1438</text:p>
          </table:table-cell>
        </table:table-row>
        <table:table-row table:style-name="ro1">
          <table:table-cell office:value-type="float" office:value="1444">
            <text:p>1444</text:p>
          </table:table-cell>
          <table:table-cell office:value-type="float" office:value="3925">
            <text:p>3925</text:p>
          </table:table-cell>
          <table:table-cell office:value-type="float" office:value="3.88447">
            <text:p>3,88447</text:p>
          </table:table-cell>
          <table:table-cell office:value-type="float" office:value="43.61615">
            <text:p>43,6161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44</text:p>
          </table:table-cell>
          <table:table-cell office:value-type="float" office:value="2574">
            <text:p>2574</text:p>
          </table:table-cell>
        </table:table-row>
        <table:table-row table:style-name="ro1">
          <table:table-cell office:value-type="float" office:value="1444">
            <text:p>1444</text:p>
          </table:table-cell>
          <table:table-cell office:value-type="float" office:value="3925">
            <text:p>3925</text:p>
          </table:table-cell>
          <table:table-cell office:value-type="float" office:value="3.88379">
            <text:p>3,88379</text:p>
          </table:table-cell>
          <table:table-cell office:value-type="float" office:value="43.6165">
            <text:p>43,616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44</text:p>
          </table:table-cell>
          <table:table-cell office:value-type="float" office:value="2575">
            <text:p>2575</text:p>
          </table:table-cell>
        </table:table-row>
        <table:table-row table:style-name="ro1">
          <table:table-cell office:value-type="float" office:value="3157">
            <text:p>3157</text:p>
          </table:table-cell>
          <table:table-cell office:value-type="float" office:value="3805">
            <text:p>3805</text:p>
          </table:table-cell>
          <table:table-cell office:value-type="float" office:value="3.88433">
            <text:p>3,88433</text:p>
          </table:table-cell>
          <table:table-cell office:value-type="float" office:value="43.61724">
            <text:p>43,6172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157</text:p>
          </table:table-cell>
          <table:table-cell office:value-type="float" office:value="2576">
            <text:p>2576</text:p>
          </table:table-cell>
        </table:table-row>
        <table:table-row table:style-name="ro1">
          <table:table-cell office:value-type="float" office:value="1598">
            <text:p>1598</text:p>
          </table:table-cell>
          <table:table-cell office:value-type="float" office:value="3806">
            <text:p>3806</text:p>
          </table:table-cell>
          <table:table-cell office:value-type="float" office:value="3.88593">
            <text:p>3,88593</text:p>
          </table:table-cell>
          <table:table-cell office:value-type="float" office:value="43.61764">
            <text:p>43,6176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98</text:p>
          </table:table-cell>
          <table:table-cell office:value-type="float" office:value="2577">
            <text:p>2577</text:p>
          </table:table-cell>
        </table:table-row>
        <table:table-row table:style-name="ro1">
          <table:table-cell office:value-type="float" office:value="3330">
            <text:p>3330</text:p>
          </table:table-cell>
          <table:table-cell office:value-type="float" office:value="6536">
            <text:p>6536</text:p>
          </table:table-cell>
          <table:table-cell office:value-type="float" office:value="3.88784">
            <text:p>3,88784</text:p>
          </table:table-cell>
          <table:table-cell office:value-type="float" office:value="43.61927">
            <text:p>43,6192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330</text:p>
          </table:table-cell>
          <table:table-cell office:value-type="float" office:value="2578">
            <text:p>2578</text:p>
          </table:table-cell>
        </table:table-row>
        <table:table-row table:style-name="ro1">
          <table:table-cell office:value-type="float" office:value="2094">
            <text:p>2094</text:p>
          </table:table-cell>
          <table:table-cell office:value-type="float" office:value="3781">
            <text:p>3781</text:p>
          </table:table-cell>
          <table:table-cell office:value-type="float" office:value="3.88809">
            <text:p>3,88809</text:p>
          </table:table-cell>
          <table:table-cell office:value-type="float" office:value="43.61931">
            <text:p>43,6193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94</text:p>
          </table:table-cell>
          <table:table-cell office:value-type="float" office:value="2579">
            <text:p>2579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3927">
            <text:p>3927</text:p>
          </table:table-cell>
          <table:table-cell office:value-type="float" office:value="3.88648">
            <text:p>3,88648</text:p>
          </table:table-cell>
          <table:table-cell office:value-type="float" office:value="43.61916">
            <text:p>43,6191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04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3927">
            <text:p>3927</text:p>
          </table:table-cell>
          <table:table-cell office:value-type="float" office:value="3.88425">
            <text:p>3,88425</text:p>
          </table:table-cell>
          <table:table-cell office:value-type="float" office:value="43.61994">
            <text:p>43,6199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04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3967">
            <text:p>3967</text:p>
          </table:table-cell>
          <table:table-cell office:value-type="float" office:value="3.88665">
            <text:p>3,88665</text:p>
          </table:table-cell>
          <table:table-cell office:value-type="float" office:value="43.61933">
            <text:p>43,6193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48</text:p>
          </table:table-cell>
          <table:table-cell office:value-type="float" office:value="2583">
            <text:p>2583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3966">
            <text:p>3966</text:p>
          </table:table-cell>
          <table:table-cell office:value-type="float" office:value="3.88719">
            <text:p>3,88719</text:p>
          </table:table-cell>
          <table:table-cell office:value-type="float" office:value="43.6205">
            <text:p>43,620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48</text:p>
          </table:table-cell>
          <table:table-cell office:value-type="float" office:value="2584">
            <text:p>2584</text:p>
          </table:table-cell>
        </table:table-row>
        <table:table-row table:style-name="ro1">
          <table:table-cell office:value-type="float" office:value="2386">
            <text:p>2386</text:p>
          </table:table-cell>
          <table:table-cell office:value-type="float" office:value="3807">
            <text:p>3807</text:p>
          </table:table-cell>
          <table:table-cell office:value-type="float" office:value="3.88706">
            <text:p>3,88706</text:p>
          </table:table-cell>
          <table:table-cell office:value-type="float" office:value="43.62059">
            <text:p>43,6205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86</text:p>
          </table:table-cell>
          <table:table-cell office:value-type="float" office:value="2585">
            <text:p>2585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3969">
            <text:p>3969</text:p>
          </table:table-cell>
          <table:table-cell office:value-type="float" office:value="3.88772">
            <text:p>3,88772</text:p>
          </table:table-cell>
          <table:table-cell office:value-type="float" office:value="43.62165">
            <text:p>43,6216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48</text:p>
          </table:table-cell>
          <table:table-cell office:value-type="float" office:value="2586">
            <text:p>2586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3969">
            <text:p>3969</text:p>
          </table:table-cell>
          <table:table-cell office:value-type="float" office:value="3.88807">
            <text:p>3,88807</text:p>
          </table:table-cell>
          <table:table-cell office:value-type="float" office:value="43.6224">
            <text:p>43,622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48</text:p>
          </table:table-cell>
          <table:table-cell office:value-type="float" office:value="2587">
            <text:p>2587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3969">
            <text:p>3969</text:p>
          </table:table-cell>
          <table:table-cell office:value-type="float" office:value="3.88818">
            <text:p>3,88818</text:p>
          </table:table-cell>
          <table:table-cell office:value-type="float" office:value="43.62266">
            <text:p>43,6226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48</text:p>
          </table:table-cell>
          <table:table-cell office:value-type="float" office:value="2588">
            <text:p>2588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3970">
            <text:p>3970</text:p>
          </table:table-cell>
          <table:table-cell office:value-type="float" office:value="3.88874">
            <text:p>3,88874</text:p>
          </table:table-cell>
          <table:table-cell office:value-type="float" office:value="43.62389">
            <text:p>43,6238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48</text:p>
          </table:table-cell>
          <table:table-cell office:value-type="float" office:value="2589">
            <text:p>2589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3970">
            <text:p>3970</text:p>
          </table:table-cell>
          <table:table-cell office:value-type="float" office:value="3.88902">
            <text:p>3,88902</text:p>
          </table:table-cell>
          <table:table-cell office:value-type="float" office:value="43.62451">
            <text:p>43,6245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48</text:p>
          </table:table-cell>
          <table:table-cell office:value-type="float" office:value="2590">
            <text:p>2590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3211">
            <text:p>3211</text:p>
          </table:table-cell>
          <table:table-cell office:value-type="float" office:value="3.88427">
            <text:p>3,88427</text:p>
          </table:table-cell>
          <table:table-cell office:value-type="float" office:value="43.62626">
            <text:p>43,6262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37</text:p>
          </table:table-cell>
          <table:table-cell office:value-type="float" office:value="2591">
            <text:p>2591</text:p>
          </table:table-cell>
        </table:table-row>
        <table:table-row table:style-name="ro1">
          <table:table-cell office:value-type="float" office:value="1189">
            <text:p>1189</text:p>
          </table:table-cell>
          <table:table-cell office:value-type="float" office:value="3201">
            <text:p>3201</text:p>
          </table:table-cell>
          <table:table-cell office:value-type="float" office:value="3.88405">
            <text:p>3,88405</text:p>
          </table:table-cell>
          <table:table-cell office:value-type="float" office:value="43.62616">
            <text:p>43,6261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89</text:p>
          </table:table-cell>
          <table:table-cell office:value-type="float" office:value="2592">
            <text:p>2592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office:value-type="float" office:value="3220">
            <text:p>3220</text:p>
          </table:table-cell>
          <table:table-cell office:value-type="float" office:value="3.88254">
            <text:p>3,88254</text:p>
          </table:table-cell>
          <table:table-cell office:value-type="float" office:value="43.62333">
            <text:p>43,6233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45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office:value-type="float" office:value="3221">
            <text:p>3221</text:p>
          </table:table-cell>
          <table:table-cell office:value-type="float" office:value="3.88255">
            <text:p>3,88255</text:p>
          </table:table-cell>
          <table:table-cell office:value-type="float" office:value="43.62312">
            <text:p>43,6231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45</text:p>
          </table:table-cell>
          <table:table-cell office:value-type="float" office:value="2594">
            <text:p>2594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office:value-type="float" office:value="3221">
            <text:p>3221</text:p>
          </table:table-cell>
          <table:table-cell office:value-type="float" office:value="3.88276">
            <text:p>3,88276</text:p>
          </table:table-cell>
          <table:table-cell office:value-type="float" office:value="43.62237">
            <text:p>43,6223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45</text:p>
          </table:table-cell>
          <table:table-cell office:value-type="float" office:value="2595">
            <text:p>2595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3224">
            <text:p>3224</text:p>
          </table:table-cell>
          <table:table-cell office:value-type="float" office:value="3.88308">
            <text:p>3,88308</text:p>
          </table:table-cell>
          <table:table-cell office:value-type="float" office:value="43.62227">
            <text:p>43,6222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01</text:p>
          </table:table-cell>
          <table:table-cell office:value-type="float" office:value="2596">
            <text:p>2596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3224">
            <text:p>3224</text:p>
          </table:table-cell>
          <table:table-cell office:value-type="float" office:value="3.88596">
            <text:p>3,88596</text:p>
          </table:table-cell>
          <table:table-cell office:value-type="float" office:value="43.62329">
            <text:p>43,6232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01</text:p>
          </table:table-cell>
          <table:table-cell office:value-type="float" office:value="2597">
            <text:p>2597</text:p>
          </table:table-cell>
        </table:table-row>
        <table:table-row table:style-name="ro1">
          <table:table-cell office:value-type="float" office:value="1591">
            <text:p>1591</text:p>
          </table:table-cell>
          <table:table-cell office:value-type="float" office:value="3223">
            <text:p>3223</text:p>
          </table:table-cell>
          <table:table-cell office:value-type="float" office:value="3.88269">
            <text:p>3,88269</text:p>
          </table:table-cell>
          <table:table-cell office:value-type="float" office:value="43.62221">
            <text:p>43,6222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91</text:p>
          </table:table-cell>
          <table:table-cell office:value-type="float" office:value="2598">
            <text:p>2598</text:p>
          </table:table-cell>
        </table:table-row>
        <table:table-row table:style-name="ro1">
          <table:table-cell office:value-type="float" office:value="1591">
            <text:p>1591</text:p>
          </table:table-cell>
          <table:table-cell office:value-type="float" office:value="3223">
            <text:p>3223</text:p>
          </table:table-cell>
          <table:table-cell office:value-type="float" office:value="3.88199">
            <text:p>3,88199</text:p>
          </table:table-cell>
          <table:table-cell office:value-type="float" office:value="43.62214">
            <text:p>43,6221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91</text:p>
          </table:table-cell>
          <table:table-cell office:value-type="float" office:value="2599">
            <text:p>2599</text:p>
          </table:table-cell>
        </table:table-row>
        <table:table-row table:style-name="ro1">
          <table:table-cell office:value-type="float" office:value="1591">
            <text:p>1591</text:p>
          </table:table-cell>
          <table:table-cell office:value-type="float" office:value="3223">
            <text:p>3223</text:p>
          </table:table-cell>
          <table:table-cell office:value-type="float" office:value="3.8806">
            <text:p>3,8806</text:p>
          </table:table-cell>
          <table:table-cell office:value-type="float" office:value="43.62177">
            <text:p>43,6217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91</text:p>
          </table:table-cell>
          <table:table-cell office:value-type="float" office:value="2600">
            <text:p>2600</text:p>
          </table:table-cell>
        </table:table-row>
        <table:table-row table:style-name="ro1">
          <table:table-cell office:value-type="float" office:value="1591">
            <text:p>1591</text:p>
          </table:table-cell>
          <table:table-cell office:value-type="float" office:value="4017">
            <text:p>4017</text:p>
          </table:table-cell>
          <table:table-cell office:value-type="float" office:value="3.87931">
            <text:p>3,87931</text:p>
          </table:table-cell>
          <table:table-cell office:value-type="float" office:value="43.62146">
            <text:p>43,6214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91</text:p>
          </table:table-cell>
          <table:table-cell office:value-type="float" office:value="2601">
            <text:p>2601</text:p>
          </table:table-cell>
        </table:table-row>
        <table:table-row table:style-name="ro1">
          <table:table-cell office:value-type="float" office:value="1591">
            <text:p>1591</text:p>
          </table:table-cell>
          <table:table-cell office:value-type="float" office:value="4017">
            <text:p>4017</text:p>
          </table:table-cell>
          <table:table-cell office:value-type="float" office:value="3.87772">
            <text:p>3,87772</text:p>
          </table:table-cell>
          <table:table-cell office:value-type="float" office:value="43.62094">
            <text:p>43,6209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91</text:p>
          </table:table-cell>
          <table:table-cell office:value-type="float" office:value="2602">
            <text:p>2602</text:p>
          </table:table-cell>
        </table:table-row>
        <table:table-row table:style-name="ro1">
          <table:table-cell office:value-type="float" office:value="1749">
            <text:p>1749</text:p>
          </table:table-cell>
          <table:table-cell office:value-type="float" office:value="4081">
            <text:p>4081</text:p>
          </table:table-cell>
          <table:table-cell office:value-type="float" office:value="3.87711">
            <text:p>3,87711</text:p>
          </table:table-cell>
          <table:table-cell office:value-type="float" office:value="43.6208">
            <text:p>43,620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49</text:p>
          </table:table-cell>
          <table:table-cell office:value-type="float" office:value="2603">
            <text:p>2603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3179">
            <text:p>3179</text:p>
          </table:table-cell>
          <table:table-cell office:value-type="float" office:value="3.87742">
            <text:p>3,87742</text:p>
          </table:table-cell>
          <table:table-cell office:value-type="float" office:value="43.62607">
            <text:p>43,6260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37</text:p>
          </table:table-cell>
          <table:table-cell office:value-type="float" office:value="2604">
            <text:p>2604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3226">
            <text:p>3226</text:p>
          </table:table-cell>
          <table:table-cell office:value-type="float" office:value="3.87713">
            <text:p>3,87713</text:p>
          </table:table-cell>
          <table:table-cell office:value-type="float" office:value="43.62615">
            <text:p>43,6261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37</text:p>
          </table:table-cell>
          <table:table-cell office:value-type="float" office:value="2605">
            <text:p>2605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3226">
            <text:p>3226</text:p>
          </table:table-cell>
          <table:table-cell office:value-type="float" office:value="3.87533">
            <text:p>3,87533</text:p>
          </table:table-cell>
          <table:table-cell office:value-type="float" office:value="43.62663">
            <text:p>43,6266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37</text:p>
          </table:table-cell>
          <table:table-cell office:value-type="float" office:value="2606">
            <text:p>2606</text:p>
          </table:table-cell>
        </table:table-row>
        <table:table-row table:style-name="ro1">
          <table:table-cell office:value-type="float" office:value="1749">
            <text:p>1749</text:p>
          </table:table-cell>
          <table:table-cell office:value-type="float" office:value="3227">
            <text:p>3227</text:p>
          </table:table-cell>
          <table:table-cell office:value-type="float" office:value="3.87722">
            <text:p>3,87722</text:p>
          </table:table-cell>
          <table:table-cell office:value-type="float" office:value="43.62603">
            <text:p>43,6260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49</text:p>
          </table:table-cell>
          <table:table-cell office:value-type="float" office:value="2607">
            <text:p>2607</text:p>
          </table:table-cell>
        </table:table-row>
        <table:table-row table:style-name="ro1">
          <table:table-cell office:value-type="float" office:value="1749">
            <text:p>1749</text:p>
          </table:table-cell>
          <table:table-cell office:value-type="float" office:value="3230">
            <text:p>3230</text:p>
          </table:table-cell>
          <table:table-cell office:value-type="float" office:value="3.87751">
            <text:p>3,87751</text:p>
          </table:table-cell>
          <table:table-cell office:value-type="float" office:value="43.62432">
            <text:p>43,6243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49</text:p>
          </table:table-cell>
          <table:table-cell office:value-type="float" office:value="2608">
            <text:p>2608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6477">
            <text:p>6477</text:p>
          </table:table-cell>
          <table:table-cell office:value-type="float" office:value="3.88316">
            <text:p>3,88316</text:p>
          </table:table-cell>
          <table:table-cell office:value-type="float" office:value="43.61508">
            <text:p>43,6150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85</text:p>
          </table:table-cell>
          <table:table-cell office:value-type="float" office:value="2609">
            <text:p>2609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4039">
            <text:p>4039</text:p>
          </table:table-cell>
          <table:table-cell office:value-type="float" office:value="3.88227">
            <text:p>3,88227</text:p>
          </table:table-cell>
          <table:table-cell office:value-type="float" office:value="43.61561">
            <text:p>43,6156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85</text:p>
          </table:table-cell>
          <table:table-cell office:value-type="float" office:value="2610">
            <text:p>2610</text:p>
          </table:table-cell>
        </table:table-row>
        <table:table-row table:style-name="ro1">
          <table:table-cell office:value-type="float" office:value="2025">
            <text:p>2025</text:p>
          </table:table-cell>
          <table:table-cell office:value-type="float" office:value="4036">
            <text:p>4036</text:p>
          </table:table-cell>
          <table:table-cell office:value-type="float" office:value="3.88215">
            <text:p>3,88215</text:p>
          </table:table-cell>
          <table:table-cell office:value-type="float" office:value="43.61563">
            <text:p>43,6156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25</text:p>
          </table:table-cell>
          <table:table-cell office:value-type="float" office:value="2611">
            <text:p>2611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4035">
            <text:p>4035</text:p>
          </table:table-cell>
          <table:table-cell office:value-type="float" office:value="3.88133">
            <text:p>3,88133</text:p>
          </table:table-cell>
          <table:table-cell office:value-type="float" office:value="43.61577">
            <text:p>43,6157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79</text:p>
          </table:table-cell>
          <table:table-cell office:value-type="float" office:value="2612">
            <text:p>2612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4037">
            <text:p>4037</text:p>
          </table:table-cell>
          <table:table-cell office:value-type="float" office:value="3.88139">
            <text:p>3,88139</text:p>
          </table:table-cell>
          <table:table-cell office:value-type="float" office:value="43.61609">
            <text:p>43,6160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85</text:p>
          </table:table-cell>
          <table:table-cell office:value-type="float" office:value="2613">
            <text:p>2613</text:p>
          </table:table-cell>
        </table:table-row>
        <table:table-row table:style-name="ro1">
          <table:table-cell office:value-type="float" office:value="2355">
            <text:p>2355</text:p>
          </table:table-cell>
          <table:table-cell office:value-type="float" office:value="4009">
            <text:p>4009</text:p>
          </table:table-cell>
          <table:table-cell office:value-type="float" office:value="3.88241">
            <text:p>3,88241</text:p>
          </table:table-cell>
          <table:table-cell office:value-type="float" office:value="43.61609">
            <text:p>43,6160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55</text:p>
          </table:table-cell>
          <table:table-cell office:value-type="float" office:value="2614">
            <text:p>2614</text:p>
          </table:table-cell>
        </table:table-row>
        <table:table-row table:style-name="ro1">
          <table:table-cell office:value-type="float" office:value="2355">
            <text:p>2355</text:p>
          </table:table-cell>
          <table:table-cell office:value-type="float" office:value="4011">
            <text:p>4011</text:p>
          </table:table-cell>
          <table:table-cell office:value-type="float" office:value="3.88107">
            <text:p>3,88107</text:p>
          </table:table-cell>
          <table:table-cell office:value-type="float" office:value="43.61681">
            <text:p>43,6168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55</text:p>
          </table:table-cell>
          <table:table-cell office:value-type="float" office:value="2615">
            <text:p>2615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4013">
            <text:p>4013</text:p>
          </table:table-cell>
          <table:table-cell office:value-type="float" office:value="3.88064">
            <text:p>3,88064</text:p>
          </table:table-cell>
          <table:table-cell office:value-type="float" office:value="43.61653">
            <text:p>43,6165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15</text:p>
          </table:table-cell>
          <table:table-cell office:value-type="float" office:value="2616">
            <text:p>2616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58">
            <text:p>58</text:p>
          </table:table-cell>
          <table:table-cell office:value-type="float" office:value="3.88089">
            <text:p>3,88089</text:p>
          </table:table-cell>
          <table:table-cell office:value-type="float" office:value="43.61634">
            <text:p>43,6163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85</text:p>
          </table:table-cell>
          <table:table-cell office:value-type="float" office:value="2617">
            <text:p>2617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58">
            <text:p>58</text:p>
          </table:table-cell>
          <table:table-cell office:value-type="float" office:value="3.88069">
            <text:p>3,88069</text:p>
          </table:table-cell>
          <table:table-cell office:value-type="float" office:value="43.61645">
            <text:p>43,616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85</text:p>
          </table:table-cell>
          <table:table-cell office:value-type="float" office:value="2618">
            <text:p>2618</text:p>
          </table:table-cell>
        </table:table-row>
        <table:table-row table:style-name="ro1">
          <table:table-cell office:value-type="float" office:value="2025">
            <text:p>2025</text:p>
          </table:table-cell>
          <table:table-cell office:value-type="float" office:value="3929">
            <text:p>3929</text:p>
          </table:table-cell>
          <table:table-cell office:value-type="float" office:value="3.8826">
            <text:p>3,8826</text:p>
          </table:table-cell>
          <table:table-cell office:value-type="float" office:value="43.6161">
            <text:p>43,616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25</text:p>
          </table:table-cell>
          <table:table-cell office:value-type="float" office:value="2619">
            <text:p>2619</text:p>
          </table:table-cell>
        </table:table-row>
        <table:table-row table:style-name="ro1">
          <table:table-cell office:value-type="float" office:value="2025">
            <text:p>2025</text:p>
          </table:table-cell>
          <table:table-cell office:value-type="float" office:value="3928">
            <text:p>3928</text:p>
          </table:table-cell>
          <table:table-cell office:value-type="float" office:value="3.8832">
            <text:p>3,8832</text:p>
          </table:table-cell>
          <table:table-cell office:value-type="float" office:value="43.6167">
            <text:p>43,616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25</text:p>
          </table:table-cell>
          <table:table-cell office:value-type="float" office:value="2620">
            <text:p>2620</text:p>
          </table:table-cell>
        </table:table-row>
        <table:table-row table:style-name="ro1">
          <table:table-cell office:value-type="float" office:value="2234">
            <text:p>2234</text:p>
          </table:table-cell>
          <table:table-cell office:value-type="float" office:value="4000">
            <text:p>4000</text:p>
          </table:table-cell>
          <table:table-cell office:value-type="float" office:value="3.88314">
            <text:p>3,88314</text:p>
          </table:table-cell>
          <table:table-cell office:value-type="float" office:value="43.61683">
            <text:p>43,6168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34</text:p>
          </table:table-cell>
          <table:table-cell office:value-type="float" office:value="2621">
            <text:p>2621</text:p>
          </table:table-cell>
        </table:table-row>
        <table:table-row table:style-name="ro1">
          <table:table-cell office:value-type="float" office:value="2234">
            <text:p>2234</text:p>
          </table:table-cell>
          <table:table-cell office:value-type="float" office:value="4000">
            <text:p>4000</text:p>
          </table:table-cell>
          <table:table-cell office:value-type="float" office:value="3.88251">
            <text:p>3,88251</text:p>
          </table:table-cell>
          <table:table-cell office:value-type="float" office:value="43.61717">
            <text:p>43,6171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34</text:p>
          </table:table-cell>
          <table:table-cell office:value-type="float" office:value="2622">
            <text:p>2622</text:p>
          </table:table-cell>
        </table:table-row>
        <table:table-row table:style-name="ro1">
          <table:table-cell office:value-type="float" office:value="2025">
            <text:p>2025</text:p>
          </table:table-cell>
          <table:table-cell office:value-type="float" office:value="3926">
            <text:p>3926</text:p>
          </table:table-cell>
          <table:table-cell office:value-type="float" office:value="3.88331">
            <text:p>3,88331</text:p>
          </table:table-cell>
          <table:table-cell office:value-type="float" office:value="43.6168">
            <text:p>43,616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25</text:p>
          </table:table-cell>
          <table:table-cell office:value-type="float" office:value="2623">
            <text:p>2623</text:p>
          </table:table-cell>
        </table:table-row>
        <table:table-row table:style-name="ro1">
          <table:table-cell office:value-type="float" office:value="2025">
            <text:p>2025</text:p>
          </table:table-cell>
          <table:table-cell office:value-type="float" office:value="3926">
            <text:p>3926</text:p>
          </table:table-cell>
          <table:table-cell office:value-type="float" office:value="3.88373">
            <text:p>3,88373</text:p>
          </table:table-cell>
          <table:table-cell office:value-type="float" office:value="43.61724">
            <text:p>43,6172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25</text:p>
          </table:table-cell>
          <table:table-cell office:value-type="float" office:value="2624">
            <text:p>2624</text:p>
          </table:table-cell>
        </table:table-row>
        <table:table-row table:style-name="ro1">
          <table:table-cell office:value-type="float" office:value="2025">
            <text:p>2025</text:p>
          </table:table-cell>
          <table:table-cell office:value-type="float" office:value="3926">
            <text:p>3926</text:p>
          </table:table-cell>
          <table:table-cell office:value-type="float" office:value="3.88385">
            <text:p>3,88385</text:p>
          </table:table-cell>
          <table:table-cell office:value-type="float" office:value="43.61737">
            <text:p>43,6173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25</text:p>
          </table:table-cell>
          <table:table-cell office:value-type="float" office:value="2625">
            <text:p>2625</text:p>
          </table:table-cell>
        </table:table-row>
        <table:table-row table:style-name="ro1">
          <table:table-cell office:value-type="float" office:value="2025">
            <text:p>2025</text:p>
          </table:table-cell>
          <table:table-cell office:value-type="float" office:value="4004">
            <text:p>4004</text:p>
          </table:table-cell>
          <table:table-cell office:value-type="float" office:value="3.88378">
            <text:p>3,88378</text:p>
          </table:table-cell>
          <table:table-cell office:value-type="float" office:value="43.6175">
            <text:p>43,617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25</text:p>
          </table:table-cell>
          <table:table-cell office:value-type="float" office:value="2626">
            <text:p>2626</text:p>
          </table:table-cell>
        </table:table-row>
        <table:table-row table:style-name="ro1">
          <table:table-cell office:value-type="float" office:value="2025">
            <text:p>2025</text:p>
          </table:table-cell>
          <table:table-cell office:value-type="float" office:value="4004">
            <text:p>4004</text:p>
          </table:table-cell>
          <table:table-cell office:value-type="float" office:value="3.88313">
            <text:p>3,88313</text:p>
          </table:table-cell>
          <table:table-cell office:value-type="float" office:value="43.61786">
            <text:p>43,6178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25</text:p>
          </table:table-cell>
          <table:table-cell office:value-type="float" office:value="2627">
            <text:p>2627</text:p>
          </table:table-cell>
        </table:table-row>
        <table:table-row table:style-name="ro1">
          <table:table-cell office:value-type="float" office:value="2025">
            <text:p>2025</text:p>
          </table:table-cell>
          <table:table-cell office:value-type="float" office:value="4004">
            <text:p>4004</text:p>
          </table:table-cell>
          <table:table-cell office:value-type="float" office:value="3.8825">
            <text:p>3,8825</text:p>
          </table:table-cell>
          <table:table-cell office:value-type="float" office:value="43.6182">
            <text:p>43,618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25</text:p>
          </table:table-cell>
          <table:table-cell office:value-type="float" office:value="2628">
            <text:p>2628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4005">
            <text:p>4005</text:p>
          </table:table-cell>
          <table:table-cell office:value-type="float" office:value="3.88298">
            <text:p>3,88298</text:p>
          </table:table-cell>
          <table:table-cell office:value-type="float" office:value="43.61886">
            <text:p>43,6188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63</text:p>
          </table:table-cell>
          <table:table-cell office:value-type="float" office:value="2629">
            <text:p>2629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4005">
            <text:p>4005</text:p>
          </table:table-cell>
          <table:table-cell office:value-type="float" office:value="3.88347">
            <text:p>3,88347</text:p>
          </table:table-cell>
          <table:table-cell office:value-type="float" office:value="43.61938">
            <text:p>43,6193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63</text:p>
          </table:table-cell>
          <table:table-cell office:value-type="float" office:value="2630">
            <text:p>2630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4005">
            <text:p>4005</text:p>
          </table:table-cell>
          <table:table-cell office:value-type="float" office:value="3.884">
            <text:p>3,884</text:p>
          </table:table-cell>
          <table:table-cell office:value-type="float" office:value="43.61993">
            <text:p>43,6199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63</text:p>
          </table:table-cell>
          <table:table-cell office:value-type="float" office:value="2631">
            <text:p>2631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3809">
            <text:p>3809</text:p>
          </table:table-cell>
          <table:table-cell office:value-type="float" office:value="3.88408">
            <text:p>3,88408</text:p>
          </table:table-cell>
          <table:table-cell office:value-type="float" office:value="43.62009">
            <text:p>43,6200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04</text:p>
          </table:table-cell>
          <table:table-cell office:value-type="float" office:value="2632">
            <text:p>2632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3809">
            <text:p>3809</text:p>
          </table:table-cell>
          <table:table-cell office:value-type="float" office:value="3.88387">
            <text:p>3,88387</text:p>
          </table:table-cell>
          <table:table-cell office:value-type="float" office:value="43.6206">
            <text:p>43,620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04</text:p>
          </table:table-cell>
          <table:table-cell office:value-type="float" office:value="2633">
            <text:p>2633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3808">
            <text:p>3808</text:p>
          </table:table-cell>
          <table:table-cell office:value-type="float" office:value="3.88373">
            <text:p>3,88373</text:p>
          </table:table-cell>
          <table:table-cell office:value-type="float" office:value="43.62081">
            <text:p>43,6208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04</text:p>
          </table:table-cell>
          <table:table-cell office:value-type="float" office:value="2634">
            <text:p>2634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15954">
            <text:p>15954</text:p>
          </table:table-cell>
          <table:table-cell office:value-type="float" office:value="3.88291">
            <text:p>3,88291</text:p>
          </table:table-cell>
          <table:table-cell office:value-type="float" office:value="43.62209">
            <text:p>43,6220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01</text:p>
          </table:table-cell>
          <table:table-cell office:value-type="float" office:value="2635">
            <text:p>2635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3812">
            <text:p>3812</text:p>
          </table:table-cell>
          <table:table-cell office:value-type="float" office:value="3.88289">
            <text:p>3,88289</text:p>
          </table:table-cell>
          <table:table-cell office:value-type="float" office:value="43.62179">
            <text:p>43,6217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01</text:p>
          </table:table-cell>
          <table:table-cell office:value-type="float" office:value="2636">
            <text:p>2636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3814">
            <text:p>3814</text:p>
          </table:table-cell>
          <table:table-cell office:value-type="float" office:value="3.88027">
            <text:p>3,88027</text:p>
          </table:table-cell>
          <table:table-cell office:value-type="float" office:value="43.61981">
            <text:p>43,6198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04</text:p>
          </table:table-cell>
          <table:table-cell office:value-type="float" office:value="2637">
            <text:p>2637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3973">
            <text:p>3973</text:p>
          </table:table-cell>
          <table:table-cell office:value-type="float" office:value="3.88198">
            <text:p>3,88198</text:p>
          </table:table-cell>
          <table:table-cell office:value-type="float" office:value="43.61891">
            <text:p>43,6189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04</text:p>
          </table:table-cell>
          <table:table-cell office:value-type="float" office:value="2638">
            <text:p>2638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3974">
            <text:p>3974</text:p>
          </table:table-cell>
          <table:table-cell office:value-type="float" office:value="3.88287">
            <text:p>3,88287</text:p>
          </table:table-cell>
          <table:table-cell office:value-type="float" office:value="43.61974">
            <text:p>43,6197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17</text:p>
          </table:table-cell>
          <table:table-cell office:value-type="float" office:value="2639">
            <text:p>2639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office:value-type="float" office:value="3996">
            <text:p>3996</text:p>
          </table:table-cell>
          <table:table-cell office:value-type="float" office:value="3.88049">
            <text:p>3,88049</text:p>
          </table:table-cell>
          <table:table-cell office:value-type="float" office:value="43.61733">
            <text:p>43,6173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10</text:p>
          </table:table-cell>
          <table:table-cell office:value-type="float" office:value="2640">
            <text:p>2640</text:p>
          </table:table-cell>
        </table:table-row>
        <table:table-row table:style-name="ro1">
          <table:table-cell office:value-type="float" office:value="2047">
            <text:p>2047</text:p>
          </table:table-cell>
          <table:table-cell office:value-type="float" office:value="4022">
            <text:p>4022</text:p>
          </table:table-cell>
          <table:table-cell office:value-type="float" office:value="3.88029">
            <text:p>3,88029</text:p>
          </table:table-cell>
          <table:table-cell office:value-type="float" office:value="43.61671">
            <text:p>43,6167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47</text:p>
          </table:table-cell>
          <table:table-cell office:value-type="float" office:value="2641">
            <text:p>2641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office:value-type="float" office:value="4007">
            <text:p>4007</text:p>
          </table:table-cell>
          <table:table-cell office:value-type="float" office:value="3.88107">
            <text:p>3,88107</text:p>
          </table:table-cell>
          <table:table-cell office:value-type="float" office:value="43.61704">
            <text:p>43,6170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10</text:p>
          </table:table-cell>
          <table:table-cell office:value-type="float" office:value="2642">
            <text:p>2642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4006">
            <text:p>4006</text:p>
          </table:table-cell>
          <table:table-cell office:value-type="float" office:value="3.88166">
            <text:p>3,88166</text:p>
          </table:table-cell>
          <table:table-cell office:value-type="float" office:value="43.61754">
            <text:p>43,6175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15</text:p>
          </table:table-cell>
          <table:table-cell office:value-type="float" office:value="2643">
            <text:p>2643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4002">
            <text:p>4002</text:p>
          </table:table-cell>
          <table:table-cell office:value-type="float" office:value="3.88168">
            <text:p>3,88168</text:p>
          </table:table-cell>
          <table:table-cell office:value-type="float" office:value="43.61762">
            <text:p>43,6176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78</text:p>
          </table:table-cell>
          <table:table-cell office:value-type="float" office:value="2644">
            <text:p>2644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4003">
            <text:p>4003</text:p>
          </table:table-cell>
          <table:table-cell office:value-type="float" office:value="3.88244">
            <text:p>3,88244</text:p>
          </table:table-cell>
          <table:table-cell office:value-type="float" office:value="43.6183">
            <text:p>43,618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15</text:p>
          </table:table-cell>
          <table:table-cell office:value-type="float" office:value="2645">
            <text:p>2645</text:p>
          </table:table-cell>
        </table:table-row>
        <table:table-row table:style-name="ro1">
          <table:table-cell office:value-type="float" office:value="2234">
            <text:p>2234</text:p>
          </table:table-cell>
          <table:table-cell office:value-type="float" office:value="4001">
            <text:p>4001</text:p>
          </table:table-cell>
          <table:table-cell office:value-type="float" office:value="3.88181">
            <text:p>3,88181</text:p>
          </table:table-cell>
          <table:table-cell office:value-type="float" office:value="43.61755">
            <text:p>43,6175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34</text:p>
          </table:table-cell>
          <table:table-cell office:value-type="float" office:value="2646">
            <text:p>2646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3999">
            <text:p>3999</text:p>
          </table:table-cell>
          <table:table-cell office:value-type="float" office:value="3.87961">
            <text:p>3,87961</text:p>
          </table:table-cell>
          <table:table-cell office:value-type="float" office:value="43.61713">
            <text:p>43,6171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44</text:p>
          </table:table-cell>
          <table:table-cell office:value-type="float" office:value="2647">
            <text:p>2647</text:p>
          </table:table-cell>
        </table:table-row>
        <table:table-row table:style-name="ro1">
          <table:table-cell office:value-type="float" office:value="1404">
            <text:p>1404</text:p>
          </table:table-cell>
          <table:table-cell office:value-type="float" office:value="4295">
            <text:p>4295</text:p>
          </table:table-cell>
          <table:table-cell office:value-type="float" office:value="3.87937">
            <text:p>3,87937</text:p>
          </table:table-cell>
          <table:table-cell office:value-type="float" office:value="43.61736">
            <text:p>43,6173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04</text:p>
          </table:table-cell>
          <table:table-cell office:value-type="float" office:value="2648">
            <text:p>2648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55">
            <text:p>55</text:p>
          </table:table-cell>
          <table:table-cell office:value-type="float" office:value="3.87989">
            <text:p>3,87989</text:p>
          </table:table-cell>
          <table:table-cell office:value-type="float" office:value="43.61685">
            <text:p>43,6168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23</text:p>
          </table:table-cell>
          <table:table-cell office:value-type="float" office:value="2649">
            <text:p>2649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3998">
            <text:p>3998</text:p>
          </table:table-cell>
          <table:table-cell office:value-type="float" office:value="3.87997">
            <text:p>3,87997</text:p>
          </table:table-cell>
          <table:table-cell office:value-type="float" office:value="43.61688">
            <text:p>43,6168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17</text:p>
          </table:table-cell>
          <table:table-cell office:value-type="float" office:value="2650">
            <text:p>2650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4024">
            <text:p>4024</text:p>
          </table:table-cell>
          <table:table-cell office:value-type="float" office:value="3.87998">
            <text:p>3,87998</text:p>
          </table:table-cell>
          <table:table-cell office:value-type="float" office:value="43.61679">
            <text:p>43,6167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23</text:p>
          </table:table-cell>
          <table:table-cell office:value-type="float" office:value="2651">
            <text:p>2651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4023">
            <text:p>4023</text:p>
          </table:table-cell>
          <table:table-cell office:value-type="float" office:value="3.88051">
            <text:p>3,88051</text:p>
          </table:table-cell>
          <table:table-cell office:value-type="float" office:value="43.61653">
            <text:p>43,6165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58</text:p>
          </table:table-cell>
          <table:table-cell office:value-type="float" office:value="2652">
            <text:p>2652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4026">
            <text:p>4026</text:p>
          </table:table-cell>
          <table:table-cell office:value-type="float" office:value="3.88035">
            <text:p>3,88035</text:p>
          </table:table-cell>
          <table:table-cell office:value-type="float" office:value="43.6163">
            <text:p>43,616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15</text:p>
          </table:table-cell>
          <table:table-cell office:value-type="float" office:value="2653">
            <text:p>2653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4025">
            <text:p>4025</text:p>
          </table:table-cell>
          <table:table-cell office:value-type="float" office:value="3.88044">
            <text:p>3,88044</text:p>
          </table:table-cell>
          <table:table-cell office:value-type="float" office:value="43.61629">
            <text:p>43,6162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23</text:p>
          </table:table-cell>
          <table:table-cell office:value-type="float" office:value="2654">
            <text:p>2654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4027">
            <text:p>4027</text:p>
          </table:table-cell>
          <table:table-cell office:value-type="float" office:value="3.88013">
            <text:p>3,88013</text:p>
          </table:table-cell>
          <table:table-cell office:value-type="float" office:value="43.61615">
            <text:p>43,6161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15</text:p>
          </table:table-cell>
          <table:table-cell office:value-type="float" office:value="2655">
            <text:p>2655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4073">
            <text:p>4073</text:p>
          </table:table-cell>
          <table:table-cell office:value-type="float" office:value="3.88005">
            <text:p>3,88005</text:p>
          </table:table-cell>
          <table:table-cell office:value-type="float" office:value="43.6161">
            <text:p>43,6161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15</text:p>
          </table:table-cell>
          <table:table-cell office:value-type="float" office:value="2656">
            <text:p>2656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4073">
            <text:p>4073</text:p>
          </table:table-cell>
          <table:table-cell office:value-type="float" office:value="3.87896">
            <text:p>3,87896</text:p>
          </table:table-cell>
          <table:table-cell office:value-type="float" office:value="43.6153">
            <text:p>43,615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15</text:p>
          </table:table-cell>
          <table:table-cell office:value-type="float" office:value="2657">
            <text:p>2657</text:p>
          </table:table-cell>
        </table:table-row>
        <table:table-row table:style-name="ro1">
          <table:table-cell office:value-type="float" office:value="2137">
            <text:p>2137</text:p>
          </table:table-cell>
          <table:table-cell office:value-type="float" office:value="4074">
            <text:p>4074</text:p>
          </table:table-cell>
          <table:table-cell office:value-type="float" office:value="3.87892">
            <text:p>3,87892</text:p>
          </table:table-cell>
          <table:table-cell office:value-type="float" office:value="43.61529">
            <text:p>43,6152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37</text:p>
          </table:table-cell>
          <table:table-cell office:value-type="float" office:value="2658">
            <text:p>2658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4033">
            <text:p>4033</text:p>
          </table:table-cell>
          <table:table-cell office:value-type="float" office:value="3.87892">
            <text:p>3,87892</text:p>
          </table:table-cell>
          <table:table-cell office:value-type="float" office:value="43.61585">
            <text:p>43,6158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17</text:p>
          </table:table-cell>
          <table:table-cell office:value-type="float" office:value="2659">
            <text:p>2659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4033">
            <text:p>4033</text:p>
          </table:table-cell>
          <table:table-cell office:value-type="float" office:value="3.87941">
            <text:p>3,87941</text:p>
          </table:table-cell>
          <table:table-cell office:value-type="float" office:value="43.61632">
            <text:p>43,61632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17</text:p>
          </table:table-cell>
          <table:table-cell office:value-type="float" office:value="2660">
            <text:p>2660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4030">
            <text:p>4030</text:p>
          </table:table-cell>
          <table:table-cell office:value-type="float" office:value="3.87949">
            <text:p>3,87949</text:p>
          </table:table-cell>
          <table:table-cell office:value-type="float" office:value="43.61632">
            <text:p>43,61632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47</text:p>
          </table:table-cell>
          <table:table-cell office:value-type="float" office:value="2661">
            <text:p>2661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4032">
            <text:p>4032</text:p>
          </table:table-cell>
          <table:table-cell office:value-type="float" office:value="3.87947">
            <text:p>3,87947</text:p>
          </table:table-cell>
          <table:table-cell office:value-type="float" office:value="43.61638">
            <text:p>43,6163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17</text:p>
          </table:table-cell>
          <table:table-cell office:value-type="float" office:value="2662">
            <text:p>2662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4032">
            <text:p>4032</text:p>
          </table:table-cell>
          <table:table-cell office:value-type="float" office:value="3.87984">
            <text:p>3,87984</text:p>
          </table:table-cell>
          <table:table-cell office:value-type="float" office:value="43.61676">
            <text:p>43,6167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17</text:p>
          </table:table-cell>
          <table:table-cell office:value-type="float" office:value="2663">
            <text:p>2663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4031">
            <text:p>4031</text:p>
          </table:table-cell>
          <table:table-cell office:value-type="float" office:value="3.8794">
            <text:p>3,8794</text:p>
          </table:table-cell>
          <table:table-cell office:value-type="float" office:value="43.61635">
            <text:p>43,6163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47</text:p>
          </table:table-cell>
          <table:table-cell office:value-type="float" office:value="2664">
            <text:p>2664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4031">
            <text:p>4031</text:p>
          </table:table-cell>
          <table:table-cell office:value-type="float" office:value="3.87887">
            <text:p>3,87887</text:p>
          </table:table-cell>
          <table:table-cell office:value-type="float" office:value="43.61654">
            <text:p>43,6165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47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float" office:value="2137">
            <text:p>2137</text:p>
          </table:table-cell>
          <table:table-cell office:value-type="float" office:value="3987">
            <text:p>3987</text:p>
          </table:table-cell>
          <table:table-cell office:value-type="float" office:value="3.87881">
            <text:p>3,87881</text:p>
          </table:table-cell>
          <table:table-cell office:value-type="float" office:value="43.61653">
            <text:p>43,6165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7</text:p>
          </table:table-cell>
          <table:table-cell office:value-type="float" office:value="2666">
            <text:p>2666</text:p>
          </table:table-cell>
        </table:table-row>
        <table:table-row table:style-name="ro1">
          <table:table-cell office:value-type="float" office:value="2137">
            <text:p>2137</text:p>
          </table:table-cell>
          <table:table-cell office:value-type="float" office:value="3987">
            <text:p>3987</text:p>
          </table:table-cell>
          <table:table-cell office:value-type="float" office:value="3.87885">
            <text:p>3,87885</text:p>
          </table:table-cell>
          <table:table-cell office:value-type="float" office:value="43.61591">
            <text:p>43,6159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37</text:p>
          </table:table-cell>
          <table:table-cell office:value-type="float" office:value="2667">
            <text:p>2667</text:p>
          </table:table-cell>
        </table:table-row>
        <table:table-row table:style-name="ro1">
          <table:table-cell office:value-type="float" office:value="2137">
            <text:p>2137</text:p>
          </table:table-cell>
          <table:table-cell office:value-type="float" office:value="3988">
            <text:p>3988</text:p>
          </table:table-cell>
          <table:table-cell office:value-type="float" office:value="3.87883">
            <text:p>3,87883</text:p>
          </table:table-cell>
          <table:table-cell office:value-type="float" office:value="43.61659">
            <text:p>43,61659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37</text:p>
          </table:table-cell>
          <table:table-cell office:value-type="float" office:value="2668">
            <text:p>2668</text:p>
          </table:table-cell>
        </table:table-row>
        <table:table-row table:style-name="ro1">
          <table:table-cell office:value-type="float" office:value="2137">
            <text:p>2137</text:p>
          </table:table-cell>
          <table:table-cell office:value-type="float" office:value="3988">
            <text:p>3988</text:p>
          </table:table-cell>
          <table:table-cell office:value-type="float" office:value="3.87932">
            <text:p>3,87932</text:p>
          </table:table-cell>
          <table:table-cell office:value-type="float" office:value="43.6173">
            <text:p>43,617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7</text:p>
          </table:table-cell>
          <table:table-cell office:value-type="float" office:value="2669">
            <text:p>2669</text:p>
          </table:table-cell>
        </table:table-row>
        <table:table-row table:style-name="ro1">
          <table:table-cell office:value-type="float" office:value="2315">
            <text:p>2315</text:p>
          </table:table-cell>
          <table:table-cell office:value-type="float" office:value="1144">
            <text:p>1144</text:p>
          </table:table-cell>
          <table:table-cell office:value-type="float" office:value="3.91045">
            <text:p>3,91045</text:p>
          </table:table-cell>
          <table:table-cell office:value-type="float" office:value="43.61611">
            <text:p>43,6161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15</text:p>
          </table:table-cell>
          <table:table-cell office:value-type="float" office:value="1911">
            <text:p>1911</text:p>
          </table:table-cell>
        </table:table-row>
        <table:table-row table:style-name="ro1">
          <table:table-cell office:value-type="float" office:value="2442">
            <text:p>2442</text:p>
          </table:table-cell>
          <table:table-cell office:value-type="float" office:value="9393">
            <text:p>9393</text:p>
          </table:table-cell>
          <table:table-cell office:value-type="float" office:value="3.91111">
            <text:p>3,91111</text:p>
          </table:table-cell>
          <table:table-cell office:value-type="float" office:value="43.61571">
            <text:p>43,61571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442</text:p>
          </table:table-cell>
          <table:table-cell office:value-type="float" office:value="1912">
            <text:p>1912</text:p>
          </table:table-cell>
        </table:table-row>
        <table:table-row table:style-name="ro1">
          <table:table-cell office:value-type="float" office:value="2442">
            <text:p>2442</text:p>
          </table:table-cell>
          <table:table-cell office:value-type="float" office:value="296">
            <text:p>296</text:p>
          </table:table-cell>
          <table:table-cell office:value-type="float" office:value="3.91188">
            <text:p>3,91188</text:p>
          </table:table-cell>
          <table:table-cell office:value-type="float" office:value="43.61594">
            <text:p>43,6159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442</text:p>
          </table:table-cell>
          <table:table-cell office:value-type="float" office:value="1913">
            <text:p>1913</text:p>
          </table:table-cell>
        </table:table-row>
        <table:table-row table:style-name="ro1">
          <table:table-cell office:value-type="float" office:value="2767">
            <text:p>2767</text:p>
          </table:table-cell>
          <table:table-cell office:value-type="float" office:value="1135">
            <text:p>1135</text:p>
          </table:table-cell>
          <table:table-cell office:value-type="float" office:value="3.91193">
            <text:p>3,91193</text:p>
          </table:table-cell>
          <table:table-cell office:value-type="float" office:value="43.61598">
            <text:p>43,6159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767</text:p>
          </table:table-cell>
          <table:table-cell office:value-type="float" office:value="1914">
            <text:p>1914</text:p>
          </table:table-cell>
        </table:table-row>
        <table:table-row table:style-name="ro1">
          <table:table-cell office:value-type="float" office:value="2442">
            <text:p>2442</text:p>
          </table:table-cell>
          <table:table-cell office:value-type="float" office:value="1140">
            <text:p>1140</text:p>
          </table:table-cell>
          <table:table-cell office:value-type="float" office:value="3.91272">
            <text:p>3,91272</text:p>
          </table:table-cell>
          <table:table-cell office:value-type="float" office:value="43.61617">
            <text:p>43,6161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442</text:p>
          </table:table-cell>
          <table:table-cell office:value-type="float" office:value="1915">
            <text:p>1915</text:p>
          </table:table-cell>
        </table:table-row>
        <table:table-row table:style-name="ro1">
          <table:table-cell office:value-type="float" office:value="2765">
            <text:p>2765</text:p>
          </table:table-cell>
          <table:table-cell office:value-type="float" office:value="14072">
            <text:p>14072</text:p>
          </table:table-cell>
          <table:table-cell office:value-type="float" office:value="3.91397">
            <text:p>3,91397</text:p>
          </table:table-cell>
          <table:table-cell office:value-type="float" office:value="43.61652">
            <text:p>43,6165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765</text:p>
          </table:table-cell>
          <table:table-cell office:value-type="float" office:value="1916">
            <text:p>1916</text:p>
          </table:table-cell>
        </table:table-row>
        <table:table-row table:style-name="ro1">
          <table:table-cell office:value-type="float" office:value="2442">
            <text:p>2442</text:p>
          </table:table-cell>
          <table:table-cell office:value-type="float" office:value="14052">
            <text:p>14052</text:p>
          </table:table-cell>
          <table:table-cell office:value-type="float" office:value="3.91294">
            <text:p>3,91294</text:p>
          </table:table-cell>
          <table:table-cell office:value-type="float" office:value="43.61605">
            <text:p>43,6160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442</text:p>
          </table:table-cell>
          <table:table-cell office:value-type="float" office:value="1917">
            <text:p>1917</text:p>
          </table:table-cell>
        </table:table-row>
        <table:table-row table:style-name="ro1">
          <table:table-cell office:value-type="float" office:value="2442">
            <text:p>2442</text:p>
          </table:table-cell>
          <table:table-cell office:value-type="float" office:value="6750">
            <text:p>6750</text:p>
          </table:table-cell>
          <table:table-cell office:value-type="float" office:value="3.91297">
            <text:p>3,91297</text:p>
          </table:table-cell>
          <table:table-cell office:value-type="float" office:value="43.61557">
            <text:p>43,6155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442</text:p>
          </table:table-cell>
          <table:table-cell office:value-type="float" office:value="1918">
            <text:p>1918</text:p>
          </table:table-cell>
        </table:table-row>
        <table:table-row table:style-name="ro1">
          <table:table-cell office:value-type="float" office:value="3279">
            <text:p>3279</text:p>
          </table:table-cell>
          <table:table-cell office:value-type="float" office:value="1146">
            <text:p>1146</text:p>
          </table:table-cell>
          <table:table-cell office:value-type="float" office:value="3.91305">
            <text:p>3,91305</text:p>
          </table:table-cell>
          <table:table-cell office:value-type="float" office:value="43.61544">
            <text:p>43,6154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279</text:p>
          </table:table-cell>
          <table:table-cell office:value-type="float" office:value="1919">
            <text:p>1919</text:p>
          </table:table-cell>
        </table:table-row>
        <table:table-row table:style-name="ro1">
          <table:table-cell office:value-type="float" office:value="2443">
            <text:p>2443</text:p>
          </table:table-cell>
          <table:table-cell office:value-type="float" office:value="1142">
            <text:p>1142</text:p>
          </table:table-cell>
          <table:table-cell office:value-type="float" office:value="3.91277">
            <text:p>3,91277</text:p>
          </table:table-cell>
          <table:table-cell office:value-type="float" office:value="43.61536">
            <text:p>43,6153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443</text:p>
          </table:table-cell>
          <table:table-cell office:value-type="float" office:value="1920">
            <text:p>1920</text:p>
          </table:table-cell>
        </table:table-row>
        <table:table-row table:style-name="ro1">
          <table:table-cell office:value-type="float" office:value="2443">
            <text:p>2443</text:p>
          </table:table-cell>
          <table:table-cell office:value-type="float" office:value="9453">
            <text:p>9453</text:p>
          </table:table-cell>
          <table:table-cell office:value-type="float" office:value="3.91172">
            <text:p>3,91172</text:p>
          </table:table-cell>
          <table:table-cell office:value-type="float" office:value="43.61505">
            <text:p>43,6150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443</text:p>
          </table:table-cell>
          <table:table-cell office:value-type="float" office:value="1921">
            <text:p>1921</text:p>
          </table:table-cell>
        </table:table-row>
        <table:table-row table:style-name="ro1">
          <table:table-cell office:value-type="float" office:value="2315">
            <text:p>2315</text:p>
          </table:table-cell>
          <table:table-cell office:value-type="float" office:value="1162">
            <text:p>1162</text:p>
          </table:table-cell>
          <table:table-cell office:value-type="float" office:value="3.912">
            <text:p>3,912</text:p>
          </table:table-cell>
          <table:table-cell office:value-type="float" office:value="43.6137">
            <text:p>43,613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15</text:p>
          </table:table-cell>
          <table:table-cell office:value-type="float" office:value="1922">
            <text:p>1922</text:p>
          </table:table-cell>
        </table:table-row>
        <table:table-row table:style-name="ro1">
          <table:table-cell office:value-type="float" office:value="2442">
            <text:p>2442</text:p>
          </table:table-cell>
          <table:table-cell office:value-type="float" office:value="1158">
            <text:p>1158</text:p>
          </table:table-cell>
          <table:table-cell office:value-type="float" office:value="3.91307">
            <text:p>3,91307</text:p>
          </table:table-cell>
          <table:table-cell office:value-type="float" office:value="43.61394">
            <text:p>43,6139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442</text:p>
          </table:table-cell>
          <table:table-cell office:value-type="float" office:value="1923">
            <text:p>1923</text:p>
          </table:table-cell>
        </table:table-row>
        <table:table-row table:style-name="ro1">
          <table:table-cell office:value-type="float" office:value="2442">
            <text:p>2442</text:p>
          </table:table-cell>
          <table:table-cell office:value-type="float" office:value="9475">
            <text:p>9475</text:p>
          </table:table-cell>
          <table:table-cell office:value-type="float" office:value="3.91299">
            <text:p>3,91299</text:p>
          </table:table-cell>
          <table:table-cell office:value-type="float" office:value="43.61524">
            <text:p>43,6152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442</text:p>
          </table:table-cell>
          <table:table-cell office:value-type="float" office:value="1924">
            <text:p>1924</text:p>
          </table:table-cell>
        </table:table-row>
        <table:table-row table:style-name="ro1">
          <table:table-cell office:value-type="float" office:value="2321">
            <text:p>2321</text:p>
          </table:table-cell>
          <table:table-cell office:value-type="float" office:value="1078">
            <text:p>1078</text:p>
          </table:table-cell>
          <table:table-cell office:value-type="float" office:value="3.9147">
            <text:p>3,9147</text:p>
          </table:table-cell>
          <table:table-cell office:value-type="float" office:value="43.61427">
            <text:p>43,6142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21</text:p>
          </table:table-cell>
          <table:table-cell office:value-type="float" office:value="1925">
            <text:p>1925</text:p>
          </table:table-cell>
        </table:table-row>
        <table:table-row table:style-name="ro1">
          <table:table-cell office:value-type="float" office:value="1448">
            <text:p>1448</text:p>
          </table:table-cell>
          <table:table-cell office:value-type="float" office:value="1079">
            <text:p>1079</text:p>
          </table:table-cell>
          <table:table-cell office:value-type="float" office:value="3.9149">
            <text:p>3,9149</text:p>
          </table:table-cell>
          <table:table-cell office:value-type="float" office:value="43.6136">
            <text:p>43,613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48</text:p>
          </table:table-cell>
          <table:table-cell office:value-type="float" office:value="1926">
            <text:p>1926</text:p>
          </table:table-cell>
        </table:table-row>
        <table:table-row table:style-name="ro1">
          <table:table-cell office:value-type="float" office:value="2321">
            <text:p>2321</text:p>
          </table:table-cell>
          <table:table-cell office:value-type="float" office:value="1069">
            <text:p>1069</text:p>
          </table:table-cell>
          <table:table-cell office:value-type="float" office:value="3.9149">
            <text:p>3,9149</text:p>
          </table:table-cell>
          <table:table-cell office:value-type="float" office:value="43.6106">
            <text:p>43,6106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21</text:p>
          </table:table-cell>
          <table:table-cell office:value-type="float" office:value="1927">
            <text:p>1927</text:p>
          </table:table-cell>
        </table:table-row>
        <table:table-row table:style-name="ro1">
          <table:table-cell office:value-type="float" office:value="2324">
            <text:p>2324</text:p>
          </table:table-cell>
          <table:table-cell office:value-type="float" office:value="1071">
            <text:p>1071</text:p>
          </table:table-cell>
          <table:table-cell office:value-type="float" office:value="3.91549">
            <text:p>3,91549</text:p>
          </table:table-cell>
          <table:table-cell office:value-type="float" office:value="43.61066">
            <text:p>43,6106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24</text:p>
          </table:table-cell>
          <table:table-cell office:value-type="float" office:value="1928">
            <text:p>1928</text:p>
          </table:table-cell>
        </table:table-row>
        <table:table-row table:style-name="ro1">
          <table:table-cell office:value-type="float" office:value="2324">
            <text:p>2324</text:p>
          </table:table-cell>
          <table:table-cell office:value-type="float" office:value="1194">
            <text:p>1194</text:p>
          </table:table-cell>
          <table:table-cell office:value-type="float" office:value="3.91472">
            <text:p>3,91472</text:p>
          </table:table-cell>
          <table:table-cell office:value-type="float" office:value="43.61049">
            <text:p>43,6104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24</text:p>
          </table:table-cell>
          <table:table-cell office:value-type="float" office:value="1929">
            <text:p>1929</text:p>
          </table:table-cell>
        </table:table-row>
        <table:table-row table:style-name="ro1">
          <table:table-cell office:value-type="float" office:value="2324">
            <text:p>2324</text:p>
          </table:table-cell>
          <table:table-cell office:value-type="float" office:value="1194">
            <text:p>1194</text:p>
          </table:table-cell>
          <table:table-cell office:value-type="float" office:value="3.91257">
            <text:p>3,91257</text:p>
          </table:table-cell>
          <table:table-cell office:value-type="float" office:value="43.61005">
            <text:p>43,6100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24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float" office:value="2324">
            <text:p>2324</text:p>
          </table:table-cell>
          <table:table-cell office:value-type="float" office:value="1182">
            <text:p>1182</text:p>
          </table:table-cell>
          <table:table-cell office:value-type="float" office:value="3.91232">
            <text:p>3,91232</text:p>
          </table:table-cell>
          <table:table-cell office:value-type="float" office:value="43.61003">
            <text:p>43,6100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24</text:p>
          </table:table-cell>
          <table:table-cell office:value-type="float" office:value="1931">
            <text:p>1931</text:p>
          </table:table-cell>
        </table:table-row>
        <table:table-row table:style-name="ro1">
          <table:table-cell office:value-type="float" office:value="2322">
            <text:p>2322</text:p>
          </table:table-cell>
          <table:table-cell office:value-type="float" office:value="1183">
            <text:p>1183</text:p>
          </table:table-cell>
          <table:table-cell office:value-type="float" office:value="3.91224">
            <text:p>3,91224</text:p>
          </table:table-cell>
          <table:table-cell office:value-type="float" office:value="43.61193">
            <text:p>43,6119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22</text:p>
          </table:table-cell>
          <table:table-cell office:value-type="float" office:value="1932">
            <text:p>1932</text:p>
          </table:table-cell>
        </table:table-row>
        <table:table-row table:style-name="ro1">
          <table:table-cell office:value-type="float" office:value="2315">
            <text:p>2315</text:p>
          </table:table-cell>
          <table:table-cell office:value-type="float" office:value="1193">
            <text:p>1193</text:p>
          </table:table-cell>
          <table:table-cell office:value-type="float" office:value="3.91244">
            <text:p>3,91244</text:p>
          </table:table-cell>
          <table:table-cell office:value-type="float" office:value="43.61008">
            <text:p>43,6100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15</text:p>
          </table:table-cell>
          <table:table-cell office:value-type="float" office:value="1933">
            <text:p>1933</text:p>
          </table:table-cell>
        </table:table-row>
        <table:table-row table:style-name="ro1">
          <table:table-cell office:value-type="float" office:value="2315">
            <text:p>2315</text:p>
          </table:table-cell>
          <table:table-cell office:value-type="float" office:value="1193">
            <text:p>1193</text:p>
          </table:table-cell>
          <table:table-cell office:value-type="float" office:value="3.91233">
            <text:p>3,91233</text:p>
          </table:table-cell>
          <table:table-cell office:value-type="float" office:value="43.61158">
            <text:p>43,6115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15</text:p>
          </table:table-cell>
          <table:table-cell office:value-type="float" office:value="1934">
            <text:p>1934</text:p>
          </table:table-cell>
        </table:table-row>
        <table:table-row table:style-name="ro1">
          <table:table-cell office:value-type="float" office:value="2315">
            <text:p>2315</text:p>
          </table:table-cell>
          <table:table-cell office:value-type="float" office:value="1181">
            <text:p>1181</text:p>
          </table:table-cell>
          <table:table-cell office:value-type="float" office:value="3.912">
            <text:p>3,912</text:p>
          </table:table-cell>
          <table:table-cell office:value-type="float" office:value="43.61343">
            <text:p>43,6134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15</text:p>
          </table:table-cell>
          <table:table-cell office:value-type="float" office:value="1935">
            <text:p>1935</text:p>
          </table:table-cell>
        </table:table-row>
        <table:table-row table:style-name="ro1">
          <table:table-cell office:value-type="float" office:value="2738">
            <text:p>2738</text:p>
          </table:table-cell>
          <table:table-cell office:value-type="float" office:value="3665">
            <text:p>3665</text:p>
          </table:table-cell>
          <table:table-cell office:value-type="float" office:value="3.90659">
            <text:p>3,90659</text:p>
          </table:table-cell>
          <table:table-cell office:value-type="float" office:value="43.61281">
            <text:p>43,6128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738</text:p>
          </table:table-cell>
          <table:table-cell office:value-type="float" office:value="1936">
            <text:p>1936</text:p>
          </table:table-cell>
        </table:table-row>
        <table:table-row table:style-name="ro1">
          <table:table-cell office:value-type="float" office:value="2739">
            <text:p>2739</text:p>
          </table:table-cell>
          <table:table-cell office:value-type="float" office:value="9493">
            <text:p>9493</text:p>
          </table:table-cell>
          <table:table-cell office:value-type="float" office:value="3.90638">
            <text:p>3,90638</text:p>
          </table:table-cell>
          <table:table-cell office:value-type="float" office:value="43.61286">
            <text:p>43,6128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739</text:p>
          </table:table-cell>
          <table:table-cell office:value-type="float" office:value="1937">
            <text:p>1937</text:p>
          </table:table-cell>
        </table:table-row>
        <table:table-row table:style-name="ro1">
          <table:table-cell office:value-type="float" office:value="2739">
            <text:p>2739</text:p>
          </table:table-cell>
          <table:table-cell office:value-type="float" office:value="9493">
            <text:p>9493</text:p>
          </table:table-cell>
          <table:table-cell office:value-type="float" office:value="3.90589">
            <text:p>3,90589</text:p>
          </table:table-cell>
          <table:table-cell office:value-type="float" office:value="43.61267">
            <text:p>43,6126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739</text:p>
          </table:table-cell>
          <table:table-cell office:value-type="float" office:value="1938">
            <text:p>1938</text:p>
          </table:table-cell>
        </table:table-row>
        <table:table-row table:style-name="ro1">
          <table:table-cell office:value-type="float" office:value="2738">
            <text:p>2738</text:p>
          </table:table-cell>
          <table:table-cell office:value-type="float" office:value="3664">
            <text:p>3664</text:p>
          </table:table-cell>
          <table:table-cell office:value-type="float" office:value="3.90585">
            <text:p>3,90585</text:p>
          </table:table-cell>
          <table:table-cell office:value-type="float" office:value="43.61376">
            <text:p>43,6137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738</text:p>
          </table:table-cell>
          <table:table-cell office:value-type="float" office:value="1939">
            <text:p>1939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3661">
            <text:p>3661</text:p>
          </table:table-cell>
          <table:table-cell office:value-type="float" office:value="3.90509">
            <text:p>3,90509</text:p>
          </table:table-cell>
          <table:table-cell office:value-type="float" office:value="43.61353">
            <text:p>43,6135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29</text:p>
          </table:table-cell>
          <table:table-cell office:value-type="float" office:value="1940">
            <text:p>1940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3662">
            <text:p>3662</text:p>
          </table:table-cell>
          <table:table-cell office:value-type="float" office:value="3.90603">
            <text:p>3,90603</text:p>
          </table:table-cell>
          <table:table-cell office:value-type="float" office:value="43.61392">
            <text:p>43,6139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29</text:p>
          </table:table-cell>
          <table:table-cell office:value-type="float" office:value="1941">
            <text:p>1941</text:p>
          </table:table-cell>
        </table:table-row>
        <table:table-row table:style-name="ro1">
          <table:table-cell office:value-type="float" office:value="2738">
            <text:p>2738</text:p>
          </table:table-cell>
          <table:table-cell office:value-type="float" office:value="1192">
            <text:p>1192</text:p>
          </table:table-cell>
          <table:table-cell office:value-type="float" office:value="3.90749">
            <text:p>3,90749</text:p>
          </table:table-cell>
          <table:table-cell office:value-type="float" office:value="43.61136">
            <text:p>43,6113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738</text:p>
          </table:table-cell>
          <table:table-cell office:value-type="float" office:value="1942">
            <text:p>1942</text:p>
          </table:table-cell>
        </table:table-row>
        <table:table-row table:style-name="ro1">
          <table:table-cell office:value-type="float" office:value="2738">
            <text:p>2738</text:p>
          </table:table-cell>
          <table:table-cell office:value-type="float" office:value="1180">
            <text:p>1180</text:p>
          </table:table-cell>
          <table:table-cell office:value-type="float" office:value="3.90761">
            <text:p>3,90761</text:p>
          </table:table-cell>
          <table:table-cell office:value-type="float" office:value="43.61114">
            <text:p>43,6111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738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float" office:value="3288">
            <text:p>3288</text:p>
          </table:table-cell>
          <table:table-cell office:value-type="float" office:value="1187">
            <text:p>1187</text:p>
          </table:table-cell>
          <table:table-cell office:value-type="float" office:value="3.90794">
            <text:p>3,90794</text:p>
          </table:table-cell>
          <table:table-cell office:value-type="float" office:value="43.61065">
            <text:p>43,6106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288</text:p>
          </table:table-cell>
          <table:table-cell office:value-type="float" office:value="1944">
            <text:p>1944</text:p>
          </table:table-cell>
        </table:table-row>
        <table:table-row table:style-name="ro1">
          <table:table-cell office:value-type="float" office:value="1494">
            <text:p>1494</text:p>
          </table:table-cell>
          <table:table-cell office:value-type="float" office:value="1125">
            <text:p>1125</text:p>
          </table:table-cell>
          <table:table-cell office:value-type="float" office:value="3.9144">
            <text:p>3,9144</text:p>
          </table:table-cell>
          <table:table-cell office:value-type="float" office:value="43.6196">
            <text:p>43,619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94</text:p>
          </table:table-cell>
          <table:table-cell office:value-type="float" office:value="1945">
            <text:p>1945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6580">
            <text:p>6580</text:p>
          </table:table-cell>
          <table:table-cell office:value-type="float" office:value="3.91365">
            <text:p>3,91365</text:p>
          </table:table-cell>
          <table:table-cell office:value-type="float" office:value="43.61891">
            <text:p>43,6189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29</text:p>
          </table:table-cell>
          <table:table-cell office:value-type="float" office:value="1946">
            <text:p>1946</text:p>
          </table:table-cell>
        </table:table-row>
        <table:table-row table:style-name="ro1">
          <table:table-cell office:value-type="float" office:value="2984">
            <text:p>2984</text:p>
          </table:table-cell>
          <table:table-cell office:value-type="float" office:value="238">
            <text:p>238</text:p>
          </table:table-cell>
          <table:table-cell office:value-type="float" office:value="3.91312">
            <text:p>3,91312</text:p>
          </table:table-cell>
          <table:table-cell office:value-type="float" office:value="43.60476">
            <text:p>43,6047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84</text:p>
          </table:table-cell>
          <table:table-cell office:value-type="float" office:value="1947">
            <text:p>1947</text:p>
          </table:table-cell>
        </table:table-row>
        <table:table-row table:style-name="ro1">
          <table:table-cell office:value-type="float" office:value="2671">
            <text:p>2671</text:p>
          </table:table-cell>
          <table:table-cell office:value-type="float" office:value="458">
            <text:p>458</text:p>
          </table:table-cell>
          <table:table-cell office:value-type="float" office:value="3.91339">
            <text:p>3,91339</text:p>
          </table:table-cell>
          <table:table-cell office:value-type="float" office:value="43.60657">
            <text:p>43,60657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671</text:p>
          </table:table-cell>
          <table:table-cell office:value-type="float" office:value="1948">
            <text:p>1948</text:p>
          </table:table-cell>
        </table:table-row>
        <table:table-row table:style-name="ro1">
          <table:table-cell office:value-type="float" office:value="2984">
            <text:p>2984</text:p>
          </table:table-cell>
          <table:table-cell office:value-type="float" office:value="1198">
            <text:p>1198</text:p>
          </table:table-cell>
          <table:table-cell office:value-type="float" office:value="3.91323">
            <text:p>3,91323</text:p>
          </table:table-cell>
          <table:table-cell office:value-type="float" office:value="43.60668">
            <text:p>43,6066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84</text:p>
          </table:table-cell>
          <table:table-cell office:value-type="float" office:value="1949">
            <text:p>1949</text:p>
          </table:table-cell>
        </table:table-row>
        <table:table-row table:style-name="ro1">
          <table:table-cell office:value-type="float" office:value="9999">
            <text:p>9999</text:p>
          </table:table-cell>
          <table:table-cell office:value-type="float" office:value="14434">
            <text:p>14434</text:p>
          </table:table-cell>
          <table:table-cell office:value-type="float" office:value="3.91356">
            <text:p>3,91356</text:p>
          </table:table-cell>
          <table:table-cell office:value-type="float" office:value="43.6076">
            <text:p>43,607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999</text:p>
          </table:table-cell>
          <table:table-cell office:value-type="float" office:value="1950">
            <text:p>1950</text:p>
          </table:table-cell>
        </table:table-row>
        <table:table-row table:style-name="ro1">
          <table:table-cell office:value-type="float" office:value="2984">
            <text:p>2984</text:p>
          </table:table-cell>
          <table:table-cell office:value-type="float" office:value="14433">
            <text:p>14433</text:p>
          </table:table-cell>
          <table:table-cell office:value-type="float" office:value="3.91331">
            <text:p>3,91331</text:p>
          </table:table-cell>
          <table:table-cell office:value-type="float" office:value="43.60761">
            <text:p>43,6076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84</text:p>
          </table:table-cell>
          <table:table-cell office:value-type="float" office:value="1951">
            <text:p>1951</text:p>
          </table:table-cell>
        </table:table-row>
        <table:table-row table:style-name="ro1">
          <table:table-cell office:value-type="float" office:value="9999">
            <text:p>9999</text:p>
          </table:table-cell>
          <table:table-cell office:value-type="float" office:value="14435">
            <text:p>14435</text:p>
          </table:table-cell>
          <table:table-cell office:value-type="float" office:value="3.91366">
            <text:p>3,91366</text:p>
          </table:table-cell>
          <table:table-cell office:value-type="float" office:value="43.60789">
            <text:p>43,6078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999</text:p>
          </table:table-cell>
          <table:table-cell office:value-type="float" office:value="1952">
            <text:p>1952</text:p>
          </table:table-cell>
        </table:table-row>
        <table:table-row table:style-name="ro1">
          <table:table-cell office:value-type="float" office:value="2320">
            <text:p>2320</text:p>
          </table:table-cell>
          <table:table-cell office:value-type="float" office:value="1195">
            <text:p>1195</text:p>
          </table:table-cell>
          <table:table-cell office:value-type="float" office:value="3.91378">
            <text:p>3,91378</text:p>
          </table:table-cell>
          <table:table-cell office:value-type="float" office:value="43.60843">
            <text:p>43,6084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20</text:p>
          </table:table-cell>
          <table:table-cell office:value-type="float" office:value="1953">
            <text:p>1953</text:p>
          </table:table-cell>
        </table:table-row>
        <table:table-row table:style-name="ro1">
          <table:table-cell office:value-type="float" office:value="2321">
            <text:p>2321</text:p>
          </table:table-cell>
          <table:table-cell office:value-type="float" office:value="1201">
            <text:p>1201</text:p>
          </table:table-cell>
          <table:table-cell office:value-type="float" office:value="3.91461">
            <text:p>3,91461</text:p>
          </table:table-cell>
          <table:table-cell office:value-type="float" office:value="43.60945">
            <text:p>43,609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21</text:p>
          </table:table-cell>
          <table:table-cell office:value-type="float" office:value="1954">
            <text:p>1954</text:p>
          </table:table-cell>
        </table:table-row>
        <table:table-row table:style-name="ro1">
          <table:table-cell office:value-type="float" office:value="2321">
            <text:p>2321</text:p>
          </table:table-cell>
          <table:table-cell office:value-type="float" office:value="1201">
            <text:p>1201</text:p>
          </table:table-cell>
          <table:table-cell office:value-type="float" office:value="3.91486">
            <text:p>3,91486</text:p>
          </table:table-cell>
          <table:table-cell office:value-type="float" office:value="43.61044">
            <text:p>43,61044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21</text:p>
          </table:table-cell>
          <table:table-cell office:value-type="float" office:value="1955">
            <text:p>1955</text:p>
          </table:table-cell>
        </table:table-row>
        <table:table-row table:style-name="ro1">
          <table:table-cell office:value-type="float" office:value="2321">
            <text:p>2321</text:p>
          </table:table-cell>
          <table:table-cell office:value-type="float" office:value="9533">
            <text:p>9533</text:p>
          </table:table-cell>
          <table:table-cell office:value-type="float" office:value="3.91371">
            <text:p>3,91371</text:p>
          </table:table-cell>
          <table:table-cell office:value-type="float" office:value="43.6088">
            <text:p>43,608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21</text:p>
          </table:table-cell>
          <table:table-cell office:value-type="float" office:value="1956">
            <text:p>1956</text:p>
          </table:table-cell>
        </table:table-row>
        <table:table-row table:style-name="ro1">
          <table:table-cell office:value-type="float" office:value="2320">
            <text:p>2320</text:p>
          </table:table-cell>
          <table:table-cell office:value-type="float" office:value="1196">
            <text:p>1196</text:p>
          </table:table-cell>
          <table:table-cell office:value-type="float" office:value="3.91355">
            <text:p>3,91355</text:p>
          </table:table-cell>
          <table:table-cell office:value-type="float" office:value="43.60879">
            <text:p>43,6087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20</text:p>
          </table:table-cell>
          <table:table-cell office:value-type="float" office:value="1957">
            <text:p>1957</text:p>
          </table:table-cell>
        </table:table-row>
        <table:table-row table:style-name="ro1">
          <table:table-cell office:value-type="float" office:value="2315">
            <text:p>2315</text:p>
          </table:table-cell>
          <table:table-cell office:value-type="float" office:value="1197">
            <text:p>1197</text:p>
          </table:table-cell>
          <table:table-cell office:value-type="float" office:value="3.91243">
            <text:p>3,91243</text:p>
          </table:table-cell>
          <table:table-cell office:value-type="float" office:value="43.60998">
            <text:p>43,6099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15</text:p>
          </table:table-cell>
          <table:table-cell office:value-type="float" office:value="1958">
            <text:p>1958</text:p>
          </table:table-cell>
        </table:table-row>
        <table:table-row table:style-name="ro1">
          <table:table-cell office:value-type="float" office:value="2315">
            <text:p>2315</text:p>
          </table:table-cell>
          <table:table-cell office:value-type="float" office:value="1197">
            <text:p>1197</text:p>
          </table:table-cell>
          <table:table-cell office:value-type="float" office:value="3.91232">
            <text:p>3,91232</text:p>
          </table:table-cell>
          <table:table-cell office:value-type="float" office:value="43.60918">
            <text:p>43,6091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15</text:p>
          </table:table-cell>
          <table:table-cell office:value-type="float" office:value="1959">
            <text:p>1959</text:p>
          </table:table-cell>
        </table:table-row>
        <table:table-row table:style-name="ro1">
          <table:table-cell office:value-type="float" office:value="2320">
            <text:p>2320</text:p>
          </table:table-cell>
          <table:table-cell office:value-type="float" office:value="6138">
            <text:p>6138</text:p>
          </table:table-cell>
          <table:table-cell office:value-type="float" office:value="3.91188">
            <text:p>3,91188</text:p>
          </table:table-cell>
          <table:table-cell office:value-type="float" office:value="43.60903">
            <text:p>43,6090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20</text:p>
          </table:table-cell>
          <table:table-cell office:value-type="float" office:value="1960">
            <text:p>1960</text:p>
          </table:table-cell>
        </table:table-row>
        <table:table-row table:style-name="ro1">
          <table:table-cell office:value-type="float" office:value="2320">
            <text:p>2320</text:p>
          </table:table-cell>
          <table:table-cell office:value-type="float" office:value="6140">
            <text:p>6140</text:p>
          </table:table-cell>
          <table:table-cell office:value-type="float" office:value="3.91156">
            <text:p>3,91156</text:p>
          </table:table-cell>
          <table:table-cell office:value-type="float" office:value="43.60845">
            <text:p>43,6084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20</text:p>
          </table:table-cell>
          <table:table-cell office:value-type="float" office:value="1961">
            <text:p>1961</text:p>
          </table:table-cell>
        </table:table-row>
        <table:table-row table:style-name="ro1">
          <table:table-cell office:value-type="float" office:value="3284">
            <text:p>3284</text:p>
          </table:table-cell>
          <table:table-cell office:value-type="float" office:value="6143">
            <text:p>6143</text:p>
          </table:table-cell>
          <table:table-cell office:value-type="float" office:value="3.91237">
            <text:p>3,91237</text:p>
          </table:table-cell>
          <table:table-cell office:value-type="float" office:value="43.60742">
            <text:p>43,6074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284</text:p>
          </table:table-cell>
          <table:table-cell office:value-type="float" office:value="1962">
            <text:p>1962</text:p>
          </table:table-cell>
        </table:table-row>
        <table:table-row table:style-name="ro1">
          <table:table-cell office:value-type="float" office:value="3284">
            <text:p>3284</text:p>
          </table:table-cell>
          <table:table-cell office:value-type="float" office:value="6143">
            <text:p>6143</text:p>
          </table:table-cell>
          <table:table-cell office:value-type="float" office:value="3.91">
            <text:p>3,91</text:p>
          </table:table-cell>
          <table:table-cell office:value-type="float" office:value="43.60804">
            <text:p>43,6080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284</text:p>
          </table:table-cell>
          <table:table-cell office:value-type="float" office:value="1963">
            <text:p>1963</text:p>
          </table:table-cell>
        </table:table-row>
        <table:table-row table:style-name="ro1">
          <table:table-cell office:value-type="float" office:value="2323">
            <text:p>2323</text:p>
          </table:table-cell>
          <table:table-cell office:value-type="float" office:value="7828">
            <text:p>7828</text:p>
          </table:table-cell>
          <table:table-cell office:value-type="float" office:value="3.90689">
            <text:p>3,90689</text:p>
          </table:table-cell>
          <table:table-cell office:value-type="float" office:value="43.60636">
            <text:p>43,6063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23</text:p>
          </table:table-cell>
          <table:table-cell office:value-type="float" office:value="1964">
            <text:p>1964</text:p>
          </table:table-cell>
        </table:table-row>
        <table:table-row table:style-name="ro1">
          <table:table-cell office:value-type="float" office:value="2323">
            <text:p>2323</text:p>
          </table:table-cell>
          <table:table-cell office:value-type="float" office:value="7828">
            <text:p>7828</text:p>
          </table:table-cell>
          <table:table-cell office:value-type="float" office:value="3.90659">
            <text:p>3,90659</text:p>
          </table:table-cell>
          <table:table-cell office:value-type="float" office:value="43.60819">
            <text:p>43,6081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23</text:p>
          </table:table-cell>
          <table:table-cell office:value-type="float" office:value="1965">
            <text:p>1965</text:p>
          </table:table-cell>
        </table:table-row>
        <table:table-row table:style-name="ro1">
          <table:table-cell office:value-type="float" office:value="2323">
            <text:p>2323</text:p>
          </table:table-cell>
          <table:table-cell office:value-type="float" office:value="3716">
            <text:p>3716</text:p>
          </table:table-cell>
          <table:table-cell office:value-type="float" office:value="3.90652">
            <text:p>3,90652</text:p>
          </table:table-cell>
          <table:table-cell office:value-type="float" office:value="43.60838">
            <text:p>43,60838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23</text:p>
          </table:table-cell>
          <table:table-cell office:value-type="float" office:value="1966">
            <text:p>1966</text:p>
          </table:table-cell>
        </table:table-row>
        <table:table-row table:style-name="ro1">
          <table:table-cell office:value-type="float" office:value="2323">
            <text:p>2323</text:p>
          </table:table-cell>
          <table:table-cell office:value-type="float" office:value="12512">
            <text:p>12512</text:p>
          </table:table-cell>
          <table:table-cell office:value-type="float" office:value="3.90633">
            <text:p>3,90633</text:p>
          </table:table-cell>
          <table:table-cell office:value-type="float" office:value="43.60955">
            <text:p>43,6095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23</text:p>
          </table:table-cell>
          <table:table-cell office:value-type="float" office:value="1967">
            <text:p>1967</text:p>
          </table:table-cell>
        </table:table-row>
        <table:table-row table:style-name="ro1">
          <table:table-cell office:value-type="float" office:value="2446">
            <text:p>2446</text:p>
          </table:table-cell>
          <table:table-cell office:value-type="float" office:value="3715">
            <text:p>3715</text:p>
          </table:table-cell>
          <table:table-cell office:value-type="float" office:value="3.90607">
            <text:p>3,90607</text:p>
          </table:table-cell>
          <table:table-cell office:value-type="float" office:value="43.61083">
            <text:p>43,6108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446</text:p>
          </table:table-cell>
          <table:table-cell office:value-type="float" office:value="1968">
            <text:p>1968</text:p>
          </table:table-cell>
        </table:table-row>
        <table:table-row table:style-name="ro1">
          <table:table-cell office:value-type="float" office:value="2103">
            <text:p>2103</text:p>
          </table:table-cell>
          <table:table-cell office:value-type="float" office:value="6275">
            <text:p>6275</text:p>
          </table:table-cell>
          <table:table-cell office:value-type="float" office:value="3.907">
            <text:p>3,907</text:p>
          </table:table-cell>
          <table:table-cell office:value-type="float" office:value="43.60493">
            <text:p>43,6049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03</text:p>
          </table:table-cell>
          <table:table-cell office:value-type="float" office:value="1969">
            <text:p>1969</text:p>
          </table:table-cell>
        </table:table-row>
        <table:table-row table:style-name="ro1">
          <table:table-cell office:value-type="float" office:value="2984">
            <text:p>2984</text:p>
          </table:table-cell>
          <table:table-cell office:value-type="float" office:value="12442">
            <text:p>12442</text:p>
          </table:table-cell>
          <table:table-cell office:value-type="float" office:value="3.91246">
            <text:p>3,91246</text:p>
          </table:table-cell>
          <table:table-cell office:value-type="float" office:value="43.60397">
            <text:p>43,6039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84</text:p>
          </table:table-cell>
          <table:table-cell office:value-type="float" office:value="1970">
            <text:p>1970</text:p>
          </table:table-cell>
        </table:table-row>
        <table:table-row table:style-name="ro1">
          <table:table-cell office:value-type="float" office:value="2984">
            <text:p>2984</text:p>
          </table:table-cell>
          <table:table-cell office:value-type="float" office:value="15614">
            <text:p>15614</text:p>
          </table:table-cell>
          <table:table-cell office:value-type="float" office:value="3.91034">
            <text:p>3,91034</text:p>
          </table:table-cell>
          <table:table-cell office:value-type="float" office:value="43.60341">
            <text:p>43,6034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84</text:p>
          </table:table-cell>
          <table:table-cell office:value-type="float" office:value="1971">
            <text:p>1971</text:p>
          </table:table-cell>
        </table:table-row>
        <table:table-row table:style-name="ro1">
          <table:table-cell office:value-type="float" office:value="2984">
            <text:p>2984</text:p>
          </table:table-cell>
          <table:table-cell office:value-type="float" office:value="15614">
            <text:p>15614</text:p>
          </table:table-cell>
          <table:table-cell office:value-type="float" office:value="3.90949">
            <text:p>3,90949</text:p>
          </table:table-cell>
          <table:table-cell office:value-type="float" office:value="43.60335">
            <text:p>43,6033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84</text:p>
          </table:table-cell>
          <table:table-cell office:value-type="float" office:value="1972">
            <text:p>1972</text:p>
          </table:table-cell>
        </table:table-row>
        <table:table-row table:style-name="ro1">
          <table:table-cell office:value-type="float" office:value="2984">
            <text:p>2984</text:p>
          </table:table-cell>
          <table:table-cell office:value-type="float" office:value="6293">
            <text:p>6293</text:p>
          </table:table-cell>
          <table:table-cell office:value-type="float" office:value="3.90856">
            <text:p>3,90856</text:p>
          </table:table-cell>
          <table:table-cell office:value-type="float" office:value="43.60336">
            <text:p>43,6033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84</text:p>
          </table:table-cell>
          <table:table-cell office:value-type="float" office:value="1973">
            <text:p>1973</text:p>
          </table:table-cell>
        </table:table-row>
        <table:table-row table:style-name="ro1">
          <table:table-cell office:value-type="float" office:value="2984">
            <text:p>2984</text:p>
          </table:table-cell>
          <table:table-cell office:value-type="float" office:value="1286">
            <text:p>1286</text:p>
          </table:table-cell>
          <table:table-cell office:value-type="float" office:value="3.90171">
            <text:p>3,90171</text:p>
          </table:table-cell>
          <table:table-cell office:value-type="float" office:value="43.60222">
            <text:p>43,60222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84</text:p>
          </table:table-cell>
          <table:table-cell office:value-type="float" office:value="1974">
            <text:p>1974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12912">
            <text:p>12912</text:p>
          </table:table-cell>
          <table:table-cell office:value-type="float" office:value="3.9007">
            <text:p>3,9007</text:p>
          </table:table-cell>
          <table:table-cell office:value-type="float" office:value="43.60262">
            <text:p>43,6026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02</text:p>
          </table:table-cell>
          <table:table-cell office:value-type="float" office:value="1975">
            <text:p>1975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12912">
            <text:p>12912</text:p>
          </table:table-cell>
          <table:table-cell office:value-type="float" office:value="3.89984">
            <text:p>3,89984</text:p>
          </table:table-cell>
          <table:table-cell office:value-type="float" office:value="43.60459">
            <text:p>43,6045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02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12915">
            <text:p>12915</text:p>
          </table:table-cell>
          <table:table-cell office:value-type="float" office:value="3.89937">
            <text:p>3,89937</text:p>
          </table:table-cell>
          <table:table-cell office:value-type="float" office:value="43.60558">
            <text:p>43,6055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02</text:p>
          </table:table-cell>
          <table:table-cell office:value-type="float" office:value="1977">
            <text:p>1977</text:p>
          </table:table-cell>
        </table:table-row>
        <table:table-row table:style-name="ro1">
          <table:table-cell office:value-type="float" office:value="3139">
            <text:p>3139</text:p>
          </table:table-cell>
          <table:table-cell office:value-type="float" office:value="1040">
            <text:p>1040</text:p>
          </table:table-cell>
          <table:table-cell office:value-type="float" office:value="3.8984">
            <text:p>3,8984</text:p>
          </table:table-cell>
          <table:table-cell office:value-type="float" office:value="43.60686">
            <text:p>43,60686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139</text:p>
          </table:table-cell>
          <table:table-cell office:value-type="float" office:value="1978">
            <text:p>1978</text:p>
          </table:table-cell>
        </table:table-row>
        <table:table-row table:style-name="ro1">
          <table:table-cell office:value-type="float" office:value="2972">
            <text:p>2972</text:p>
          </table:table-cell>
          <table:table-cell office:value-type="float" office:value="1035">
            <text:p>1035</text:p>
          </table:table-cell>
          <table:table-cell office:value-type="float" office:value="3.89835">
            <text:p>3,89835</text:p>
          </table:table-cell>
          <table:table-cell office:value-type="float" office:value="43.60694">
            <text:p>43,60694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72</text:p>
          </table:table-cell>
          <table:table-cell office:value-type="float" office:value="1979">
            <text:p>1979</text:p>
          </table:table-cell>
        </table:table-row>
        <table:table-row table:style-name="ro1">
          <table:table-cell office:value-type="float" office:value="3139">
            <text:p>3139</text:p>
          </table:table-cell>
          <table:table-cell office:value-type="float" office:value="1039">
            <text:p>1039</text:p>
          </table:table-cell>
          <table:table-cell office:value-type="float" office:value="3.89845">
            <text:p>3,89845</text:p>
          </table:table-cell>
          <table:table-cell office:value-type="float" office:value="43.60745">
            <text:p>43,6074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139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float" office:value="3139">
            <text:p>3139</text:p>
          </table:table-cell>
          <table:table-cell office:value-type="float" office:value="6042">
            <text:p>6042</text:p>
          </table:table-cell>
          <table:table-cell office:value-type="float" office:value="3.89856">
            <text:p>3,89856</text:p>
          </table:table-cell>
          <table:table-cell office:value-type="float" office:value="43.60819">
            <text:p>43,60819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139</text:p>
          </table:table-cell>
          <table:table-cell office:value-type="float" office:value="1981">
            <text:p>1981</text:p>
          </table:table-cell>
        </table:table-row>
        <table:table-row table:style-name="ro1">
          <table:table-cell office:value-type="float" office:value="2968">
            <text:p>2968</text:p>
          </table:table-cell>
          <table:table-cell office:value-type="float" office:value="3900">
            <text:p>3900</text:p>
          </table:table-cell>
          <table:table-cell office:value-type="float" office:value="3.89847">
            <text:p>3,89847</text:p>
          </table:table-cell>
          <table:table-cell office:value-type="float" office:value="43.60796">
            <text:p>43,60796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68</text:p>
          </table:table-cell>
          <table:table-cell office:value-type="float" office:value="1982">
            <text:p>1982</text:p>
          </table:table-cell>
        </table:table-row>
        <table:table-row table:style-name="ro1">
          <table:table-cell office:value-type="float" office:value="2324">
            <text:p>2324</text:p>
          </table:table-cell>
          <table:table-cell office:value-type="float" office:value="6034">
            <text:p>6034</text:p>
          </table:table-cell>
          <table:table-cell office:value-type="float" office:value="3.89945">
            <text:p>3,89945</text:p>
          </table:table-cell>
          <table:table-cell office:value-type="float" office:value="43.60571">
            <text:p>43,60571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24</text:p>
          </table:table-cell>
          <table:table-cell office:value-type="float" office:value="1983">
            <text:p>1983</text:p>
          </table:table-cell>
        </table:table-row>
        <table:table-row table:style-name="ro1">
          <table:table-cell office:value-type="float" office:value="2103">
            <text:p>2103</text:p>
          </table:table-cell>
          <table:table-cell office:value-type="float" office:value="1054">
            <text:p>1054</text:p>
          </table:table-cell>
          <table:table-cell office:value-type="float" office:value="3.90315">
            <text:p>3,90315</text:p>
          </table:table-cell>
          <table:table-cell office:value-type="float" office:value="43.60544">
            <text:p>43,6054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03</text:p>
          </table:table-cell>
          <table:table-cell office:value-type="float" office:value="1984">
            <text:p>1984</text:p>
          </table:table-cell>
        </table:table-row>
        <table:table-row table:style-name="ro1">
          <table:table-cell office:value-type="float" office:value="2103">
            <text:p>2103</text:p>
          </table:table-cell>
          <table:table-cell office:value-type="float" office:value="1047">
            <text:p>1047</text:p>
          </table:table-cell>
          <table:table-cell office:value-type="float" office:value="3.90461">
            <text:p>3,90461</text:p>
          </table:table-cell>
          <table:table-cell office:value-type="float" office:value="43.60543">
            <text:p>43,6054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03</text:p>
          </table:table-cell>
          <table:table-cell office:value-type="float" office:value="1985">
            <text:p>1985</text:p>
          </table:table-cell>
        </table:table-row>
        <table:table-row table:style-name="ro1">
          <table:table-cell office:value-type="float" office:value="3034">
            <text:p>3034</text:p>
          </table:table-cell>
          <table:table-cell office:value-type="float" office:value="1056">
            <text:p>1056</text:p>
          </table:table-cell>
          <table:table-cell office:value-type="float" office:value="3.90631">
            <text:p>3,90631</text:p>
          </table:table-cell>
          <table:table-cell office:value-type="float" office:value="43.60518">
            <text:p>43,60518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034</text:p>
          </table:table-cell>
          <table:table-cell office:value-type="float" office:value="1986">
            <text:p>1986</text:p>
          </table:table-cell>
        </table:table-row>
        <table:table-row table:style-name="ro1">
          <table:table-cell office:value-type="float" office:value="2103">
            <text:p>2103</text:p>
          </table:table-cell>
          <table:table-cell office:value-type="float" office:value="1048">
            <text:p>1048</text:p>
          </table:table-cell>
          <table:table-cell office:value-type="float" office:value="3.90681">
            <text:p>3,90681</text:p>
          </table:table-cell>
          <table:table-cell office:value-type="float" office:value="43.60507">
            <text:p>43,6050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03</text:p>
          </table:table-cell>
          <table:table-cell office:value-type="float" office:value="1987">
            <text:p>1987</text:p>
          </table:table-cell>
        </table:table-row>
        <table:table-row table:style-name="ro1">
          <table:table-cell office:value-type="float" office:value="2323">
            <text:p>2323</text:p>
          </table:table-cell>
          <table:table-cell office:value-type="float" office:value="15112">
            <text:p>15112</text:p>
          </table:table-cell>
          <table:table-cell office:value-type="float" office:value="3.90687">
            <text:p>3,90687</text:p>
          </table:table-cell>
          <table:table-cell office:value-type="float" office:value="43.60487">
            <text:p>43,6048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23</text:p>
          </table:table-cell>
          <table:table-cell office:value-type="float" office:value="1988">
            <text:p>1988</text:p>
          </table:table-cell>
        </table:table-row>
        <table:table-row table:style-name="ro1">
          <table:table-cell office:value-type="float" office:value="2323">
            <text:p>2323</text:p>
          </table:table-cell>
          <table:table-cell office:value-type="float" office:value="15112">
            <text:p>15112</text:p>
          </table:table-cell>
          <table:table-cell office:value-type="float" office:value="3.90693">
            <text:p>3,90693</text:p>
          </table:table-cell>
          <table:table-cell office:value-type="float" office:value="43.60371">
            <text:p>43,6037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23</text:p>
          </table:table-cell>
          <table:table-cell office:value-type="float" office:value="1989">
            <text:p>1989</text:p>
          </table:table-cell>
        </table:table-row>
        <table:table-row table:style-name="ro1">
          <table:table-cell office:value-type="float" office:value="3352">
            <text:p>3352</text:p>
          </table:table-cell>
          <table:table-cell office:value-type="float" office:value="6600">
            <text:p>6600</text:p>
          </table:table-cell>
          <table:table-cell office:value-type="float" office:value="3.91613">
            <text:p>3,91613</text:p>
          </table:table-cell>
          <table:table-cell office:value-type="float" office:value="43.60149">
            <text:p>43,6014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352</text:p>
          </table:table-cell>
          <table:table-cell office:value-type="float" office:value="1990">
            <text:p>1990</text:p>
          </table:table-cell>
        </table:table-row>
        <table:table-row table:style-name="ro1">
          <table:table-cell office:value-type="float" office:value="3240">
            <text:p>3240</text:p>
          </table:table-cell>
          <table:table-cell office:value-type="float" office:value="1273">
            <text:p>1273</text:p>
          </table:table-cell>
          <table:table-cell office:value-type="float" office:value="3.90034">
            <text:p>3,90034</text:p>
          </table:table-cell>
          <table:table-cell office:value-type="float" office:value="43.60072">
            <text:p>43,6007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240</text:p>
          </table:table-cell>
          <table:table-cell office:value-type="float" office:value="1991">
            <text:p>1991</text:p>
          </table:table-cell>
        </table:table-row>
        <table:table-row table:style-name="ro1">
          <table:table-cell office:value-type="float" office:value="3233">
            <text:p>3233</text:p>
          </table:table-cell>
          <table:table-cell office:value-type="float" office:value="6799">
            <text:p>6799</text:p>
          </table:table-cell>
          <table:table-cell office:value-type="float" office:value="3.90024">
            <text:p>3,90024</text:p>
          </table:table-cell>
          <table:table-cell office:value-type="float" office:value="43.6008">
            <text:p>43,600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233</text:p>
          </table:table-cell>
          <table:table-cell office:value-type="float" office:value="1992">
            <text:p>1992</text:p>
          </table:table-cell>
        </table:table-row>
        <table:table-row table:style-name="ro1">
          <table:table-cell office:value-type="float" office:value="3233">
            <text:p>3233</text:p>
          </table:table-cell>
          <table:table-cell office:value-type="float" office:value="15492">
            <text:p>15492</text:p>
          </table:table-cell>
          <table:table-cell office:value-type="float" office:value="3.89902">
            <text:p>3,89902</text:p>
          </table:table-cell>
          <table:table-cell office:value-type="float" office:value="43.60052">
            <text:p>43,6005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233</text:p>
          </table:table-cell>
          <table:table-cell office:value-type="float" office:value="1993">
            <text:p>1993</text:p>
          </table:table-cell>
        </table:table-row>
        <table:table-row table:style-name="ro1">
          <table:table-cell office:value-type="float" office:value="3238">
            <text:p>3238</text:p>
          </table:table-cell>
          <table:table-cell office:value-type="float" office:value="6800">
            <text:p>6800</text:p>
          </table:table-cell>
          <table:table-cell office:value-type="float" office:value="3.8991">
            <text:p>3,8991</text:p>
          </table:table-cell>
          <table:table-cell office:value-type="float" office:value="43.60062">
            <text:p>43,6006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238</text:p>
          </table:table-cell>
          <table:table-cell office:value-type="float" office:value="1994">
            <text:p>1994</text:p>
          </table:table-cell>
        </table:table-row>
        <table:table-row table:style-name="ro1">
          <table:table-cell office:value-type="float" office:value="2943">
            <text:p>2943</text:p>
          </table:table-cell>
          <table:table-cell office:value-type="float" office:value="1287">
            <text:p>1287</text:p>
          </table:table-cell>
          <table:table-cell office:value-type="float" office:value="3.90023">
            <text:p>3,90023</text:p>
          </table:table-cell>
          <table:table-cell office:value-type="float" office:value="43.6017">
            <text:p>43,601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43</text:p>
          </table:table-cell>
          <table:table-cell office:value-type="float" office:value="1995">
            <text:p>1995</text:p>
          </table:table-cell>
        </table:table-row>
        <table:table-row table:style-name="ro1">
          <table:table-cell office:value-type="float" office:value="2943">
            <text:p>2943</text:p>
          </table:table-cell>
          <table:table-cell office:value-type="float" office:value="1287">
            <text:p>1287</text:p>
          </table:table-cell>
          <table:table-cell office:value-type="float" office:value="3.89901">
            <text:p>3,89901</text:p>
          </table:table-cell>
          <table:table-cell office:value-type="float" office:value="43.60131">
            <text:p>43,6013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43</text:p>
          </table:table-cell>
          <table:table-cell office:value-type="float" office:value="1996">
            <text:p>1996</text:p>
          </table:table-cell>
        </table:table-row>
        <table:table-row table:style-name="ro1">
          <table:table-cell office:value-type="float" office:value="2943">
            <text:p>2943</text:p>
          </table:table-cell>
          <table:table-cell office:value-type="float" office:value="1316">
            <text:p>1316</text:p>
          </table:table-cell>
          <table:table-cell office:value-type="float" office:value="3.89737">
            <text:p>3,89737</text:p>
          </table:table-cell>
          <table:table-cell office:value-type="float" office:value="43.60074">
            <text:p>43,60074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43</text:p>
          </table:table-cell>
          <table:table-cell office:value-type="float" office:value="1997">
            <text:p>1997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office:value-type="float" office:value="13333">
            <text:p>13333</text:p>
          </table:table-cell>
          <table:table-cell office:value-type="float" office:value="3.89594">
            <text:p>3,89594</text:p>
          </table:table-cell>
          <table:table-cell office:value-type="float" office:value="43.60033">
            <text:p>43,60033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79</text:p>
          </table:table-cell>
          <table:table-cell office:value-type="float" office:value="1998">
            <text:p>1998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office:value-type="float" office:value="13333">
            <text:p>13333</text:p>
          </table:table-cell>
          <table:table-cell office:value-type="float" office:value="3.89526">
            <text:p>3,89526</text:p>
          </table:table-cell>
          <table:table-cell office:value-type="float" office:value="43.60101">
            <text:p>43,60101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79</text:p>
          </table:table-cell>
          <table:table-cell office:value-type="float" office:value="1999">
            <text:p>1999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5871">
            <text:p>5871</text:p>
          </table:table-cell>
          <table:table-cell office:value-type="float" office:value="3.89496">
            <text:p>3,89496</text:p>
          </table:table-cell>
          <table:table-cell office:value-type="float" office:value="43.60097">
            <text:p>43,6009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0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5871">
            <text:p>5871</text:p>
          </table:table-cell>
          <table:table-cell office:value-type="float" office:value="3.89478">
            <text:p>3,89478</text:p>
          </table:table-cell>
          <table:table-cell office:value-type="float" office:value="43.60065">
            <text:p>43,60065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60</text:p>
          </table:table-cell>
          <table:table-cell office:value-type="float" office:value="2001">
            <text:p>2001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5861">
            <text:p>5861</text:p>
          </table:table-cell>
          <table:table-cell office:value-type="float" office:value="3.89456">
            <text:p>3,89456</text:p>
          </table:table-cell>
          <table:table-cell office:value-type="float" office:value="43.60027">
            <text:p>43,60027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60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5860">
            <text:p>5860</text:p>
          </table:table-cell>
          <table:table-cell office:value-type="float" office:value="3.89446">
            <text:p>3,89446</text:p>
          </table:table-cell>
          <table:table-cell office:value-type="float" office:value="43.60013">
            <text:p>43,6001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0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float" office:value="1566">
            <text:p>1566</text:p>
          </table:table-cell>
          <table:table-cell office:value-type="float" office:value="5863">
            <text:p>5863</text:p>
          </table:table-cell>
          <table:table-cell office:value-type="float" office:value="3.89464">
            <text:p>3,89464</text:p>
          </table:table-cell>
          <table:table-cell office:value-type="float" office:value="43.60015">
            <text:p>43,6001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6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office:value-type="float" office:value="1566">
            <text:p>1566</text:p>
          </table:table-cell>
          <table:table-cell office:value-type="float" office:value="5862">
            <text:p>5862</text:p>
          </table:table-cell>
          <table:table-cell office:value-type="float" office:value="3.89448">
            <text:p>3,89448</text:p>
          </table:table-cell>
          <table:table-cell office:value-type="float" office:value="43.60022">
            <text:p>43,6002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66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float" office:value="1566">
            <text:p>1566</text:p>
          </table:table-cell>
          <table:table-cell office:value-type="float" office:value="5862">
            <text:p>5862</text:p>
          </table:table-cell>
          <table:table-cell office:value-type="float" office:value="3.89361">
            <text:p>3,89361</text:p>
          </table:table-cell>
          <table:table-cell office:value-type="float" office:value="43.6006">
            <text:p>43,600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6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float" office:value="1566">
            <text:p>1566</text:p>
          </table:table-cell>
          <table:table-cell office:value-type="float" office:value="5862">
            <text:p>5862</text:p>
          </table:table-cell>
          <table:table-cell office:value-type="float" office:value="3.89284">
            <text:p>3,89284</text:p>
          </table:table-cell>
          <table:table-cell office:value-type="float" office:value="43.60094">
            <text:p>43,6009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6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float" office:value="2994">
            <text:p>2994</text:p>
          </table:table-cell>
          <table:table-cell office:value-type="float" office:value="12062">
            <text:p>12062</text:p>
          </table:table-cell>
          <table:table-cell office:value-type="float" office:value="3.89339">
            <text:p>3,89339</text:p>
          </table:table-cell>
          <table:table-cell office:value-type="float" office:value="43.60161">
            <text:p>43,6016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9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float" office:value="2994">
            <text:p>2994</text:p>
          </table:table-cell>
          <table:table-cell office:value-type="float" office:value="5874">
            <text:p>5874</text:p>
          </table:table-cell>
          <table:table-cell office:value-type="float" office:value="3.89386">
            <text:p>3,89386</text:p>
          </table:table-cell>
          <table:table-cell office:value-type="float" office:value="43.60187">
            <text:p>43,6018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94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994">
            <text:p>2994</text:p>
          </table:table-cell>
          <table:table-cell office:value-type="float" office:value="5455">
            <text:p>5455</text:p>
          </table:table-cell>
          <table:table-cell office:value-type="float" office:value="3.89398">
            <text:p>3,89398</text:p>
          </table:table-cell>
          <table:table-cell office:value-type="float" office:value="43.60175">
            <text:p>43,6017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94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float" office:value="2994">
            <text:p>2994</text:p>
          </table:table-cell>
          <table:table-cell office:value-type="float" office:value="12012">
            <text:p>12012</text:p>
          </table:table-cell>
          <table:table-cell office:value-type="float" office:value="3.89413">
            <text:p>3,89413</text:p>
          </table:table-cell>
          <table:table-cell office:value-type="float" office:value="43.60129">
            <text:p>43,6012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94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float" office:value="2994">
            <text:p>2994</text:p>
          </table:table-cell>
          <table:table-cell office:value-type="float" office:value="12057">
            <text:p>12057</text:p>
          </table:table-cell>
          <table:table-cell office:value-type="float" office:value="3.89351">
            <text:p>3,89351</text:p>
          </table:table-cell>
          <table:table-cell office:value-type="float" office:value="43.6015">
            <text:p>43,601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94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5460">
            <text:p>5460</text:p>
          </table:table-cell>
          <table:table-cell office:value-type="float" office:value="3.89511">
            <text:p>3,89511</text:p>
          </table:table-cell>
          <table:table-cell office:value-type="float" office:value="43.60184">
            <text:p>43,6018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60</text:p>
          </table:table-cell>
          <table:table-cell office:value-type="float" office:value="2013">
            <text:p>2013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office:value-type="float" office:value="5859">
            <text:p>5859</text:p>
          </table:table-cell>
          <table:table-cell office:value-type="float" office:value="3.89522">
            <text:p>3,89522</text:p>
          </table:table-cell>
          <table:table-cell office:value-type="float" office:value="43.60185">
            <text:p>43,6018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79</text:p>
          </table:table-cell>
          <table:table-cell office:value-type="float" office:value="2014">
            <text:p>2014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office:value-type="float" office:value="5859">
            <text:p>5859</text:p>
          </table:table-cell>
          <table:table-cell office:value-type="float" office:value="3.89553">
            <text:p>3,89553</text:p>
          </table:table-cell>
          <table:table-cell office:value-type="float" office:value="43.60285">
            <text:p>43,60285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79</text:p>
          </table:table-cell>
          <table:table-cell office:value-type="float" office:value="2015">
            <text:p>2015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office:value-type="float" office:value="5855">
            <text:p>5855</text:p>
          </table:table-cell>
          <table:table-cell office:value-type="float" office:value="3.89602">
            <text:p>3,89602</text:p>
          </table:table-cell>
          <table:table-cell office:value-type="float" office:value="43.6039">
            <text:p>43,603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79</text:p>
          </table:table-cell>
          <table:table-cell office:value-type="float" office:value="2016">
            <text:p>2016</text:p>
          </table:table-cell>
        </table:table-row>
        <table:table-row table:style-name="ro1">
          <table:table-cell office:value-type="float" office:value="2873">
            <text:p>2873</text:p>
          </table:table-cell>
          <table:table-cell office:value-type="float" office:value="8192">
            <text:p>8192</text:p>
          </table:table-cell>
          <table:table-cell office:value-type="float" office:value="3.89902">
            <text:p>3,89902</text:p>
          </table:table-cell>
          <table:table-cell office:value-type="float" office:value="43.60614">
            <text:p>43,6061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873</text:p>
          </table:table-cell>
          <table:table-cell office:value-type="float" office:value="2017">
            <text:p>2017</text:p>
          </table:table-cell>
        </table:table-row>
        <table:table-row table:style-name="ro1">
          <table:table-cell office:value-type="float" office:value="3455">
            <text:p>3455</text:p>
          </table:table-cell>
          <table:table-cell office:value-type="float" office:value="16772">
            <text:p>16772</text:p>
          </table:table-cell>
          <table:table-cell office:value-type="float" office:value="3.91915">
            <text:p>3,91915</text:p>
          </table:table-cell>
          <table:table-cell office:value-type="float" office:value="43.59914">
            <text:p>43,59914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455</text:p>
          </table:table-cell>
          <table:table-cell office:value-type="float" office:value="2018">
            <text:p>2018</text:p>
          </table:table-cell>
        </table:table-row>
        <table:table-row table:style-name="ro1">
          <table:table-cell office:value-type="float" office:value="3455">
            <text:p>3455</text:p>
          </table:table-cell>
          <table:table-cell office:value-type="float" office:value="16772">
            <text:p>16772</text:p>
          </table:table-cell>
          <table:table-cell office:value-type="float" office:value="3.91771">
            <text:p>3,91771</text:p>
          </table:table-cell>
          <table:table-cell office:value-type="float" office:value="43.59842">
            <text:p>43,59842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455</text:p>
          </table:table-cell>
          <table:table-cell office:value-type="float" office:value="2019">
            <text:p>2019</text:p>
          </table:table-cell>
        </table:table-row>
        <table:table-row table:style-name="ro1">
          <table:table-cell office:value-type="float" office:value="2103">
            <text:p>2103</text:p>
          </table:table-cell>
          <table:table-cell office:value-type="float" office:value="1117">
            <text:p>1117</text:p>
          </table:table-cell>
          <table:table-cell office:value-type="float" office:value="3.91797">
            <text:p>3,91797</text:p>
          </table:table-cell>
          <table:table-cell office:value-type="float" office:value="43.60172">
            <text:p>43,60172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03</text:p>
          </table:table-cell>
          <table:table-cell office:value-type="float" office:value="2020">
            <text:p>2020</text:p>
          </table:table-cell>
        </table:table-row>
        <table:table-row table:style-name="ro1">
          <table:table-cell office:value-type="float" office:value="2642">
            <text:p>2642</text:p>
          </table:table-cell>
          <table:table-cell office:value-type="float" office:value="1112">
            <text:p>1112</text:p>
          </table:table-cell>
          <table:table-cell office:value-type="float" office:value="3.91974">
            <text:p>3,91974</text:p>
          </table:table-cell>
          <table:table-cell office:value-type="float" office:value="43.60179">
            <text:p>43,6017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642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float" office:value="2324">
            <text:p>2324</text:p>
          </table:table-cell>
          <table:table-cell office:value-type="float" office:value="1057">
            <text:p>1057</text:p>
          </table:table-cell>
          <table:table-cell office:value-type="float" office:value="3.90653">
            <text:p>3,90653</text:p>
          </table:table-cell>
          <table:table-cell office:value-type="float" office:value="43.60832">
            <text:p>43,60832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24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float" office:value="2324">
            <text:p>2324</text:p>
          </table:table-cell>
          <table:table-cell office:value-type="float" office:value="1057">
            <text:p>1057</text:p>
          </table:table-cell>
          <table:table-cell office:value-type="float" office:value="3.90561">
            <text:p>3,90561</text:p>
          </table:table-cell>
          <table:table-cell office:value-type="float" office:value="43.60747">
            <text:p>43,6074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24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2324">
            <text:p>2324</text:p>
          </table:table-cell>
          <table:table-cell office:value-type="float" office:value="1057">
            <text:p>1057</text:p>
          </table:table-cell>
          <table:table-cell office:value-type="float" office:value="3.90489">
            <text:p>3,90489</text:p>
          </table:table-cell>
          <table:table-cell office:value-type="float" office:value="43.60679">
            <text:p>43,60679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24</text:p>
          </table:table-cell>
          <table:table-cell office:value-type="float" office:value="2024">
            <text:p>2024</text:p>
          </table:table-cell>
        </table:table-row>
        <table:table-row table:style-name="ro1">
          <table:table-cell office:value-type="float" office:value="2324">
            <text:p>2324</text:p>
          </table:table-cell>
          <table:table-cell office:value-type="float" office:value="1055">
            <text:p>1055</text:p>
          </table:table-cell>
          <table:table-cell office:value-type="float" office:value="3.90313">
            <text:p>3,90313</text:p>
          </table:table-cell>
          <table:table-cell office:value-type="float" office:value="43.6056">
            <text:p>43,6056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24</text:p>
          </table:table-cell>
          <table:table-cell office:value-type="float" office:value="2025">
            <text:p>2025</text:p>
          </table:table-cell>
        </table:table-row>
        <table:table-row table:style-name="ro1">
          <table:table-cell office:value-type="float" office:value="2324">
            <text:p>2324</text:p>
          </table:table-cell>
          <table:table-cell office:value-type="float" office:value="6151">
            <text:p>6151</text:p>
          </table:table-cell>
          <table:table-cell office:value-type="float" office:value="3.90672">
            <text:p>3,90672</text:p>
          </table:table-cell>
          <table:table-cell office:value-type="float" office:value="43.60846">
            <text:p>43,60846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24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6046">
            <text:p>6046</text:p>
          </table:table-cell>
          <table:table-cell office:value-type="float" office:value="3.89914">
            <text:p>3,89914</text:p>
          </table:table-cell>
          <table:table-cell office:value-type="float" office:value="43.60919">
            <text:p>43,6091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79</text:p>
          </table:table-cell>
          <table:table-cell office:value-type="float" office:value="2027">
            <text:p>2027</text:p>
          </table:table-cell>
        </table:table-row>
        <table:table-row table:style-name="ro1">
          <table:table-cell office:value-type="float" office:value="2619">
            <text:p>2619</text:p>
          </table:table-cell>
          <table:table-cell office:value-type="float" office:value="6048">
            <text:p>6048</text:p>
          </table:table-cell>
          <table:table-cell office:value-type="float" office:value="3.89906">
            <text:p>3,89906</text:p>
          </table:table-cell>
          <table:table-cell office:value-type="float" office:value="43.60995">
            <text:p>43,6099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619</text:p>
          </table:table-cell>
          <table:table-cell office:value-type="float" office:value="2028">
            <text:p>2028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15756">
            <text:p>15756</text:p>
          </table:table-cell>
          <table:table-cell office:value-type="float" office:value="3.89997">
            <text:p>3,89997</text:p>
          </table:table-cell>
          <table:table-cell office:value-type="float" office:value="43.61043">
            <text:p>43,6104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29</text:p>
          </table:table-cell>
          <table:table-cell office:value-type="float" office:value="2029">
            <text:p>2029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6047">
            <text:p>6047</text:p>
          </table:table-cell>
          <table:table-cell office:value-type="float" office:value="3.90068">
            <text:p>3,90068</text:p>
          </table:table-cell>
          <table:table-cell office:value-type="float" office:value="43.61131">
            <text:p>43,6113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29</text:p>
          </table:table-cell>
          <table:table-cell office:value-type="float" office:value="2030">
            <text:p>2030</text:p>
          </table:table-cell>
        </table:table-row>
        <table:table-row table:style-name="ro1">
          <table:table-cell office:value-type="float" office:value="1519">
            <text:p>1519</text:p>
          </table:table-cell>
          <table:table-cell office:value-type="float" office:value="16552">
            <text:p>16552</text:p>
          </table:table-cell>
          <table:table-cell office:value-type="float" office:value="3.89896">
            <text:p>3,89896</text:p>
          </table:table-cell>
          <table:table-cell office:value-type="float" office:value="43.60534">
            <text:p>43,6053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9</text:p>
          </table:table-cell>
          <table:table-cell office:value-type="float" office:value="2031">
            <text:p>2031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1318">
            <text:p>1318</text:p>
          </table:table-cell>
          <table:table-cell office:value-type="float" office:value="3.89911">
            <text:p>3,89911</text:p>
          </table:table-cell>
          <table:table-cell office:value-type="float" office:value="43.60537">
            <text:p>43,6053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02</text:p>
          </table:table-cell>
          <table:table-cell office:value-type="float" office:value="2032">
            <text:p>2032</text:p>
          </table:table-cell>
        </table:table-row>
        <table:table-row table:style-name="ro1">
          <table:table-cell office:value-type="float" office:value="1519">
            <text:p>1519</text:p>
          </table:table-cell>
          <table:table-cell office:value-type="float" office:value="1025">
            <text:p>1025</text:p>
          </table:table-cell>
          <table:table-cell office:value-type="float" office:value="3.8997">
            <text:p>3,8997</text:p>
          </table:table-cell>
          <table:table-cell office:value-type="float" office:value="43.6046">
            <text:p>43,604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9</text:p>
          </table:table-cell>
          <table:table-cell office:value-type="float" office:value="2033">
            <text:p>2033</text:p>
          </table:table-cell>
        </table:table-row>
        <table:table-row table:style-name="ro1">
          <table:table-cell office:value-type="float" office:value="1519">
            <text:p>1519</text:p>
          </table:table-cell>
          <table:table-cell office:value-type="float" office:value="1025">
            <text:p>1025</text:p>
          </table:table-cell>
          <table:table-cell office:value-type="float" office:value="3.90059">
            <text:p>3,90059</text:p>
          </table:table-cell>
          <table:table-cell office:value-type="float" office:value="43.60264">
            <text:p>43,60264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19</text:p>
          </table:table-cell>
          <table:table-cell office:value-type="float" office:value="2034">
            <text:p>2034</text:p>
          </table:table-cell>
        </table:table-row>
        <table:table-row table:style-name="ro1">
          <table:table-cell office:value-type="float" office:value="2943">
            <text:p>2943</text:p>
          </table:table-cell>
          <table:table-cell office:value-type="float" office:value="13253">
            <text:p>13253</text:p>
          </table:table-cell>
          <table:table-cell office:value-type="float" office:value="3.90011">
            <text:p>3,90011</text:p>
          </table:table-cell>
          <table:table-cell office:value-type="float" office:value="43.60186">
            <text:p>43,60186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43</text:p>
          </table:table-cell>
          <table:table-cell office:value-type="float" office:value="2035">
            <text:p>2035</text:p>
          </table:table-cell>
        </table:table-row>
        <table:table-row table:style-name="ro1">
          <table:table-cell office:value-type="float" office:value="2943">
            <text:p>2943</text:p>
          </table:table-cell>
          <table:table-cell office:value-type="float" office:value="13253">
            <text:p>13253</text:p>
          </table:table-cell>
          <table:table-cell office:value-type="float" office:value="3.89907">
            <text:p>3,89907</text:p>
          </table:table-cell>
          <table:table-cell office:value-type="float" office:value="43.6016">
            <text:p>43,601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43</text:p>
          </table:table-cell>
          <table:table-cell office:value-type="float" office:value="2036">
            <text:p>2036</text:p>
          </table:table-cell>
        </table:table-row>
        <table:table-row table:style-name="ro1">
          <table:table-cell office:value-type="float" office:value="2943">
            <text:p>2943</text:p>
          </table:table-cell>
          <table:table-cell office:value-type="float" office:value="13234">
            <text:p>13234</text:p>
          </table:table-cell>
          <table:table-cell office:value-type="float" office:value="3.89888">
            <text:p>3,89888</text:p>
          </table:table-cell>
          <table:table-cell office:value-type="float" office:value="43.60153">
            <text:p>43,6015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43</text:p>
          </table:table-cell>
          <table:table-cell office:value-type="float" office:value="2037">
            <text:p>2037</text:p>
          </table:table-cell>
        </table:table-row>
        <table:table-row table:style-name="ro1">
          <table:table-cell office:value-type="float" office:value="2943">
            <text:p>2943</text:p>
          </table:table-cell>
          <table:table-cell office:value-type="float" office:value="13234">
            <text:p>13234</text:p>
          </table:table-cell>
          <table:table-cell office:value-type="float" office:value="3.89843">
            <text:p>3,89843</text:p>
          </table:table-cell>
          <table:table-cell office:value-type="float" office:value="43.60137">
            <text:p>43,6013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43</text:p>
          </table:table-cell>
          <table:table-cell office:value-type="float" office:value="2038">
            <text:p>2038</text:p>
          </table:table-cell>
        </table:table-row>
        <table:table-row table:style-name="ro1">
          <table:table-cell office:value-type="float" office:value="2943">
            <text:p>2943</text:p>
          </table:table-cell>
          <table:table-cell office:value-type="float" office:value="13235">
            <text:p>13235</text:p>
          </table:table-cell>
          <table:table-cell office:value-type="float" office:value="3.89731">
            <text:p>3,89731</text:p>
          </table:table-cell>
          <table:table-cell office:value-type="float" office:value="43.60088">
            <text:p>43,60088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43</text:p>
          </table:table-cell>
          <table:table-cell office:value-type="float" office:value="2039">
            <text:p>2039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1306">
            <text:p>1306</text:p>
          </table:table-cell>
          <table:table-cell office:value-type="float" office:value="3.89723">
            <text:p>3,89723</text:p>
          </table:table-cell>
          <table:table-cell office:value-type="float" office:value="43.60094">
            <text:p>43,60094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48</text:p>
          </table:table-cell>
          <table:table-cell office:value-type="float" office:value="2040">
            <text:p>2040</text:p>
          </table:table-cell>
        </table:table-row>
        <table:table-row table:style-name="ro1">
          <table:table-cell office:value-type="float" office:value="2953">
            <text:p>2953</text:p>
          </table:table-cell>
          <table:table-cell office:value-type="float" office:value="12312">
            <text:p>12312</text:p>
          </table:table-cell>
          <table:table-cell office:value-type="float" office:value="3.89896">
            <text:p>3,89896</text:p>
          </table:table-cell>
          <table:table-cell office:value-type="float" office:value="43.60162">
            <text:p>43,6016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53</text:p>
          </table:table-cell>
          <table:table-cell office:value-type="float" office:value="2041">
            <text:p>2041</text:p>
          </table:table-cell>
        </table:table-row>
        <table:table-row table:style-name="ro1">
          <table:table-cell office:value-type="float" office:value="2945">
            <text:p>2945</text:p>
          </table:table-cell>
          <table:table-cell office:value-type="float" office:value="1321">
            <text:p>1321</text:p>
          </table:table-cell>
          <table:table-cell office:value-type="float" office:value="3.90049">
            <text:p>3,90049</text:p>
          </table:table-cell>
          <table:table-cell office:value-type="float" office:value="43.60261">
            <text:p>43,60261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45</text:p>
          </table:table-cell>
          <table:table-cell office:value-type="float" office:value="2042">
            <text:p>2042</text:p>
          </table:table-cell>
        </table:table-row>
        <table:table-row table:style-name="ro1">
          <table:table-cell office:value-type="float" office:value="3047">
            <text:p>3047</text:p>
          </table:table-cell>
          <table:table-cell office:value-type="float" office:value="1883">
            <text:p>1883</text:p>
          </table:table-cell>
          <table:table-cell office:value-type="float" office:value="3.84345">
            <text:p>3,84345</text:p>
          </table:table-cell>
          <table:table-cell office:value-type="float" office:value="43.59787">
            <text:p>43,5978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047</text:p>
          </table:table-cell>
          <table:table-cell office:value-type="float" office:value="2043">
            <text:p>2043</text:p>
          </table:table-cell>
        </table:table-row>
        <table:table-row table:style-name="ro1">
          <table:table-cell office:value-type="float" office:value="1794">
            <text:p>1794</text:p>
          </table:table-cell>
          <table:table-cell office:value-type="float" office:value="5999">
            <text:p>5999</text:p>
          </table:table-cell>
          <table:table-cell office:value-type="float" office:value="3.85594">
            <text:p>3,85594</text:p>
          </table:table-cell>
          <table:table-cell office:value-type="float" office:value="43.58473">
            <text:p>43,5847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94</text:p>
          </table:table-cell>
          <table:table-cell office:value-type="float" office:value="2044">
            <text:p>2044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1459">
            <text:p>1459</text:p>
          </table:table-cell>
          <table:table-cell office:value-type="float" office:value="3.86023">
            <text:p>3,86023</text:p>
          </table:table-cell>
          <table:table-cell office:value-type="float" office:value="43.58505">
            <text:p>43,5850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09</text:p>
          </table:table-cell>
          <table:table-cell office:value-type="float" office:value="2045">
            <text:p>2045</text:p>
          </table:table-cell>
        </table:table-row>
        <table:table-row table:style-name="ro1">
          <table:table-cell office:value-type="float" office:value="9999">
            <text:p>9999</text:p>
          </table:table-cell>
          <table:table-cell office:value-type="float" office:value="12572">
            <text:p>12572</text:p>
          </table:table-cell>
          <table:table-cell office:value-type="float" office:value="3.86816">
            <text:p>3,86816</text:p>
          </table:table-cell>
          <table:table-cell office:value-type="float" office:value="43.60088">
            <text:p>43,6008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999</text:p>
          </table:table-cell>
          <table:table-cell office:value-type="float" office:value="2046">
            <text:p>2046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5653">
            <text:p>5653</text:p>
          </table:table-cell>
          <table:table-cell office:value-type="float" office:value="3.86838">
            <text:p>3,86838</text:p>
          </table:table-cell>
          <table:table-cell office:value-type="float" office:value="43.60112">
            <text:p>43,6011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5</text:p>
          </table:table-cell>
          <table:table-cell office:value-type="float" office:value="2047">
            <text:p>2047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5578">
            <text:p>5578</text:p>
          </table:table-cell>
          <table:table-cell office:value-type="float" office:value="3.87351">
            <text:p>3,87351</text:p>
          </table:table-cell>
          <table:table-cell office:value-type="float" office:value="43.5993">
            <text:p>43,599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2048">
            <text:p>2048</text:p>
          </table:table-cell>
        </table:table-row>
        <table:table-row table:style-name="ro1">
          <table:table-cell office:value-type="float" office:value="2131">
            <text:p>2131</text:p>
          </table:table-cell>
          <table:table-cell office:value-type="float" office:value="5574">
            <text:p>5574</text:p>
          </table:table-cell>
          <table:table-cell office:value-type="float" office:value="3.87636">
            <text:p>3,87636</text:p>
          </table:table-cell>
          <table:table-cell office:value-type="float" office:value="43.59988">
            <text:p>43,5998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31</text:p>
          </table:table-cell>
          <table:table-cell office:value-type="float" office:value="2049">
            <text:p>2049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5520">
            <text:p>5520</text:p>
          </table:table-cell>
          <table:table-cell office:value-type="float" office:value="3.87894">
            <text:p>3,87894</text:p>
          </table:table-cell>
          <table:table-cell office:value-type="float" office:value="43.60054">
            <text:p>43,60054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31</text:p>
          </table:table-cell>
          <table:table-cell office:value-type="float" office:value="2050">
            <text:p>2050</text:p>
          </table:table-cell>
        </table:table-row>
        <table:table-row table:style-name="ro1">
          <table:table-cell office:value-type="float" office:value="2791">
            <text:p>2791</text:p>
          </table:table-cell>
          <table:table-cell office:value-type="float" office:value="5513">
            <text:p>5513</text:p>
          </table:table-cell>
          <table:table-cell office:value-type="float" office:value="3.87911">
            <text:p>3,87911</text:p>
          </table:table-cell>
          <table:table-cell office:value-type="float" office:value="43.60147">
            <text:p>43,6014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791</text:p>
          </table:table-cell>
          <table:table-cell office:value-type="float" office:value="2051">
            <text:p>2051</text:p>
          </table:table-cell>
        </table:table-row>
        <table:table-row table:style-name="ro1">
          <table:table-cell office:value-type="float" office:value="2791">
            <text:p>2791</text:p>
          </table:table-cell>
          <table:table-cell office:value-type="float" office:value="5513">
            <text:p>5513</text:p>
          </table:table-cell>
          <table:table-cell office:value-type="float" office:value="3.8786">
            <text:p>3,8786</text:p>
          </table:table-cell>
          <table:table-cell office:value-type="float" office:value="43.6016">
            <text:p>43,601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791</text:p>
          </table:table-cell>
          <table:table-cell office:value-type="float" office:value="2052">
            <text:p>2052</text:p>
          </table:table-cell>
        </table:table-row>
        <table:table-row table:style-name="ro1">
          <table:table-cell office:value-type="float" office:value="1837">
            <text:p>1837</text:p>
          </table:table-cell>
          <table:table-cell office:value-type="float" office:value="5521">
            <text:p>5521</text:p>
          </table:table-cell>
          <table:table-cell office:value-type="float" office:value="3.87924">
            <text:p>3,87924</text:p>
          </table:table-cell>
          <table:table-cell office:value-type="float" office:value="43.60057">
            <text:p>43,6005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37</text:p>
          </table:table-cell>
          <table:table-cell office:value-type="float" office:value="2053">
            <text:p>2053</text:p>
          </table:table-cell>
        </table:table-row>
        <table:table-row table:style-name="ro1">
          <table:table-cell office:value-type="float" office:value="1701">
            <text:p>1701</text:p>
          </table:table-cell>
          <table:table-cell office:value-type="float" office:value="5531">
            <text:p>5531</text:p>
          </table:table-cell>
          <table:table-cell office:value-type="float" office:value="3.87933">
            <text:p>3,87933</text:p>
          </table:table-cell>
          <table:table-cell office:value-type="float" office:value="43.60045">
            <text:p>43,600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01</text:p>
          </table:table-cell>
          <table:table-cell office:value-type="float" office:value="2054">
            <text:p>2054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64">
            <text:p>64</text:p>
          </table:table-cell>
          <table:table-cell office:value-type="float" office:value="3.87955">
            <text:p>3,87955</text:p>
          </table:table-cell>
          <table:table-cell office:value-type="float" office:value="43.60051">
            <text:p>43,6005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89</text:p>
          </table:table-cell>
          <table:table-cell office:value-type="float" office:value="2055">
            <text:p>2055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5498">
            <text:p>5498</text:p>
          </table:table-cell>
          <table:table-cell office:value-type="float" office:value="3.88088">
            <text:p>3,88088</text:p>
          </table:table-cell>
          <table:table-cell office:value-type="float" office:value="43.60106">
            <text:p>43,6010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54</text:p>
          </table:table-cell>
          <table:table-cell office:value-type="float" office:value="2056">
            <text:p>2056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5498">
            <text:p>5498</text:p>
          </table:table-cell>
          <table:table-cell office:value-type="float" office:value="3.88068">
            <text:p>3,88068</text:p>
          </table:table-cell>
          <table:table-cell office:value-type="float" office:value="43.60171">
            <text:p>43,6017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54</text:p>
          </table:table-cell>
          <table:table-cell office:value-type="float" office:value="2057">
            <text:p>2057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5507">
            <text:p>5507</text:p>
          </table:table-cell>
          <table:table-cell office:value-type="float" office:value="3.8806">
            <text:p>3,8806</text:p>
          </table:table-cell>
          <table:table-cell office:value-type="float" office:value="43.60172">
            <text:p>43,6017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69</text:p>
          </table:table-cell>
          <table:table-cell office:value-type="float" office:value="2058">
            <text:p>2058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5507">
            <text:p>5507</text:p>
          </table:table-cell>
          <table:table-cell office:value-type="float" office:value="3.88008">
            <text:p>3,88008</text:p>
          </table:table-cell>
          <table:table-cell office:value-type="float" office:value="43.60127">
            <text:p>43,6012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69</text:p>
          </table:table-cell>
          <table:table-cell office:value-type="float" office:value="2059">
            <text:p>2059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5509">
            <text:p>5509</text:p>
          </table:table-cell>
          <table:table-cell office:value-type="float" office:value="3.88023">
            <text:p>3,88023</text:p>
          </table:table-cell>
          <table:table-cell office:value-type="float" office:value="43.60088">
            <text:p>43,6008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89</text:p>
          </table:table-cell>
          <table:table-cell office:value-type="float" office:value="2060">
            <text:p>2060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5508">
            <text:p>5508</text:p>
          </table:table-cell>
          <table:table-cell office:value-type="float" office:value="3.87975">
            <text:p>3,87975</text:p>
          </table:table-cell>
          <table:table-cell office:value-type="float" office:value="43.60133">
            <text:p>43,6013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89</text:p>
          </table:table-cell>
          <table:table-cell office:value-type="float" office:value="2061">
            <text:p>2061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5508">
            <text:p>5508</text:p>
          </table:table-cell>
          <table:table-cell office:value-type="float" office:value="3.88002">
            <text:p>3,88002</text:p>
          </table:table-cell>
          <table:table-cell office:value-type="float" office:value="43.60125">
            <text:p>43,6012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89</text:p>
          </table:table-cell>
          <table:table-cell office:value-type="float" office:value="2062">
            <text:p>2062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5514">
            <text:p>5514</text:p>
          </table:table-cell>
          <table:table-cell office:value-type="float" office:value="3.87963">
            <text:p>3,87963</text:p>
          </table:table-cell>
          <table:table-cell office:value-type="float" office:value="43.60136">
            <text:p>43,6013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89</text:p>
          </table:table-cell>
          <table:table-cell office:value-type="float" office:value="2063">
            <text:p>2063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26">
            <text:p>26</text:p>
          </table:table-cell>
          <table:table-cell office:value-type="float" office:value="3.87938">
            <text:p>3,87938</text:p>
          </table:table-cell>
          <table:table-cell office:value-type="float" office:value="43.60065">
            <text:p>43,6006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92</text:p>
          </table:table-cell>
          <table:table-cell office:value-type="float" office:value="2064">
            <text:p>2064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26">
            <text:p>26</text:p>
          </table:table-cell>
          <table:table-cell office:value-type="float" office:value="3.87966">
            <text:p>3,87966</text:p>
          </table:table-cell>
          <table:table-cell office:value-type="float" office:value="43.60132">
            <text:p>43,6013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92</text:p>
          </table:table-cell>
          <table:table-cell office:value-type="float" office:value="2065">
            <text:p>2065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5772">
            <text:p>5772</text:p>
          </table:table-cell>
          <table:table-cell office:value-type="float" office:value="3.87995">
            <text:p>3,87995</text:p>
          </table:table-cell>
          <table:table-cell office:value-type="float" office:value="43.60197">
            <text:p>43,6019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92</text:p>
          </table:table-cell>
          <table:table-cell office:value-type="float" office:value="2066">
            <text:p>2066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5773">
            <text:p>5773</text:p>
          </table:table-cell>
          <table:table-cell office:value-type="float" office:value="3.88005">
            <text:p>3,88005</text:p>
          </table:table-cell>
          <table:table-cell office:value-type="float" office:value="43.60198">
            <text:p>43,6019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52</text:p>
          </table:table-cell>
          <table:table-cell office:value-type="float" office:value="2067">
            <text:p>2067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5773">
            <text:p>5773</text:p>
          </table:table-cell>
          <table:table-cell office:value-type="float" office:value="3.88062">
            <text:p>3,88062</text:p>
          </table:table-cell>
          <table:table-cell office:value-type="float" office:value="43.60179">
            <text:p>43,6017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52</text:p>
          </table:table-cell>
          <table:table-cell office:value-type="float" office:value="2068">
            <text:p>2068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5771">
            <text:p>5771</text:p>
          </table:table-cell>
          <table:table-cell office:value-type="float" office:value="3.87991">
            <text:p>3,87991</text:p>
          </table:table-cell>
          <table:table-cell office:value-type="float" office:value="43.60203">
            <text:p>43,6020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52</text:p>
          </table:table-cell>
          <table:table-cell office:value-type="float" office:value="2069">
            <text:p>2069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5771">
            <text:p>5771</text:p>
          </table:table-cell>
          <table:table-cell office:value-type="float" office:value="3.87943">
            <text:p>3,87943</text:p>
          </table:table-cell>
          <table:table-cell office:value-type="float" office:value="43.6022">
            <text:p>43,602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52</text:p>
          </table:table-cell>
          <table:table-cell office:value-type="float" office:value="2070">
            <text:p>2070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5512">
            <text:p>5512</text:p>
          </table:table-cell>
          <table:table-cell office:value-type="float" office:value="3.87933">
            <text:p>3,87933</text:p>
          </table:table-cell>
          <table:table-cell office:value-type="float" office:value="43.60216">
            <text:p>43,6021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31</text:p>
          </table:table-cell>
          <table:table-cell office:value-type="float" office:value="2071">
            <text:p>2071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5516">
            <text:p>5516</text:p>
          </table:table-cell>
          <table:table-cell office:value-type="float" office:value="3.87894">
            <text:p>3,87894</text:p>
          </table:table-cell>
          <table:table-cell office:value-type="float" office:value="43.6023">
            <text:p>43,602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03</text:p>
          </table:table-cell>
          <table:table-cell office:value-type="float" office:value="2072">
            <text:p>2072</text:p>
          </table:table-cell>
        </table:table-row>
        <table:table-row table:style-name="ro1">
          <table:table-cell office:value-type="float" office:value="1681">
            <text:p>1681</text:p>
          </table:table-cell>
          <table:table-cell office:value-type="float" office:value="5518">
            <text:p>5518</text:p>
          </table:table-cell>
          <table:table-cell office:value-type="float" office:value="3.87958">
            <text:p>3,87958</text:p>
          </table:table-cell>
          <table:table-cell office:value-type="float" office:value="43.60273">
            <text:p>43,6027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81</text:p>
          </table:table-cell>
          <table:table-cell office:value-type="float" office:value="2073">
            <text:p>2073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5760">
            <text:p>5760</text:p>
          </table:table-cell>
          <table:table-cell office:value-type="float" office:value="3.87981">
            <text:p>3,87981</text:p>
          </table:table-cell>
          <table:table-cell office:value-type="float" office:value="43.60311">
            <text:p>43,6031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31</text:p>
          </table:table-cell>
          <table:table-cell office:value-type="float" office:value="2074">
            <text:p>2074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5763">
            <text:p>5763</text:p>
          </table:table-cell>
          <table:table-cell office:value-type="float" office:value="3.88031">
            <text:p>3,88031</text:p>
          </table:table-cell>
          <table:table-cell office:value-type="float" office:value="43.60297">
            <text:p>43,6029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87</text:p>
          </table:table-cell>
          <table:table-cell office:value-type="float" office:value="2075">
            <text:p>2075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5766">
            <text:p>5766</text:p>
          </table:table-cell>
          <table:table-cell office:value-type="float" office:value="3.88035">
            <text:p>3,88035</text:p>
          </table:table-cell>
          <table:table-cell office:value-type="float" office:value="43.60291">
            <text:p>43,6029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87</text:p>
          </table:table-cell>
          <table:table-cell office:value-type="float" office:value="2076">
            <text:p>2076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5759">
            <text:p>5759</text:p>
          </table:table-cell>
          <table:table-cell office:value-type="float" office:value="3.87965">
            <text:p>3,87965</text:p>
          </table:table-cell>
          <table:table-cell office:value-type="float" office:value="43.60338">
            <text:p>43,6033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87</text:p>
          </table:table-cell>
          <table:table-cell office:value-type="float" office:value="2077">
            <text:p>2077</text:p>
          </table:table-cell>
        </table:table-row>
        <table:table-row table:style-name="ro1">
          <table:table-cell office:value-type="float" office:value="1635">
            <text:p>1635</text:p>
          </table:table-cell>
          <table:table-cell office:value-type="float" office:value="888">
            <text:p>888</text:p>
          </table:table-cell>
          <table:table-cell office:value-type="float" office:value="3.87867">
            <text:p>3,87867</text:p>
          </table:table-cell>
          <table:table-cell office:value-type="float" office:value="43.60413">
            <text:p>43,60413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35</text:p>
          </table:table-cell>
          <table:table-cell office:value-type="float" office:value="2078">
            <text:p>2078</text:p>
          </table:table-cell>
        </table:table-row>
        <table:table-row table:style-name="ro1">
          <table:table-cell office:value-type="float" office:value="1635">
            <text:p>1635</text:p>
          </table:table-cell>
          <table:table-cell office:value-type="float" office:value="888">
            <text:p>888</text:p>
          </table:table-cell>
          <table:table-cell office:value-type="float" office:value="3.87893">
            <text:p>3,87893</text:p>
          </table:table-cell>
          <table:table-cell office:value-type="float" office:value="43.60458">
            <text:p>43,6045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35</text:p>
          </table:table-cell>
          <table:table-cell office:value-type="float" office:value="2079">
            <text:p>2079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824">
            <text:p>824</text:p>
          </table:table-cell>
          <table:table-cell office:value-type="float" office:value="3.87794">
            <text:p>3,87794</text:p>
          </table:table-cell>
          <table:table-cell office:value-type="float" office:value="43.60434">
            <text:p>43,6043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72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823">
            <text:p>823</text:p>
          </table:table-cell>
          <table:table-cell office:value-type="float" office:value="3.8775">
            <text:p>3,8775</text:p>
          </table:table-cell>
          <table:table-cell office:value-type="float" office:value="43.6045">
            <text:p>43,604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72</text:p>
          </table:table-cell>
          <table:table-cell office:value-type="float" office:value="2081">
            <text:p>2081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5684">
            <text:p>5684</text:p>
          </table:table-cell>
          <table:table-cell office:value-type="float" office:value="3.87673">
            <text:p>3,87673</text:p>
          </table:table-cell>
          <table:table-cell office:value-type="float" office:value="43.60317">
            <text:p>43,6031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46</text:p>
          </table:table-cell>
          <table:table-cell office:value-type="float" office:value="2082">
            <text:p>2082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5685">
            <text:p>5685</text:p>
          </table:table-cell>
          <table:table-cell office:value-type="float" office:value="3.87645">
            <text:p>3,87645</text:p>
          </table:table-cell>
          <table:table-cell office:value-type="float" office:value="43.60315">
            <text:p>43,6031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07</text:p>
          </table:table-cell>
          <table:table-cell office:value-type="float" office:value="2083">
            <text:p>2083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680">
            <text:p>5680</text:p>
          </table:table-cell>
          <table:table-cell office:value-type="float" office:value="3.8747">
            <text:p>3,8747</text:p>
          </table:table-cell>
          <table:table-cell office:value-type="float" office:value="43.60348">
            <text:p>43,6034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69</text:p>
          </table:table-cell>
          <table:table-cell office:value-type="float" office:value="2084">
            <text:p>2084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5692">
            <text:p>5692</text:p>
          </table:table-cell>
          <table:table-cell office:value-type="float" office:value="3.87457">
            <text:p>3,87457</text:p>
          </table:table-cell>
          <table:table-cell office:value-type="float" office:value="43.60327">
            <text:p>43,6032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91</text:p>
          </table:table-cell>
          <table:table-cell office:value-type="float" office:value="2085">
            <text:p>2085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5692">
            <text:p>5692</text:p>
          </table:table-cell>
          <table:table-cell office:value-type="float" office:value="3.87354">
            <text:p>3,87354</text:p>
          </table:table-cell>
          <table:table-cell office:value-type="float" office:value="43.60343">
            <text:p>43,60343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91</text:p>
          </table:table-cell>
          <table:table-cell office:value-type="float" office:value="2086">
            <text:p>2086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5677">
            <text:p>5677</text:p>
          </table:table-cell>
          <table:table-cell office:value-type="float" office:value="3.87438">
            <text:p>3,87438</text:p>
          </table:table-cell>
          <table:table-cell office:value-type="float" office:value="43.60308">
            <text:p>43,6030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89</text:p>
          </table:table-cell>
          <table:table-cell office:value-type="float" office:value="2087">
            <text:p>2087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5668">
            <text:p>5668</text:p>
          </table:table-cell>
          <table:table-cell office:value-type="float" office:value="3.87281">
            <text:p>3,87281</text:p>
          </table:table-cell>
          <table:table-cell office:value-type="float" office:value="43.60366">
            <text:p>43,6036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89</text:p>
          </table:table-cell>
          <table:table-cell office:value-type="float" office:value="2088">
            <text:p>2088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5690">
            <text:p>5690</text:p>
          </table:table-cell>
          <table:table-cell office:value-type="float" office:value="3.87245">
            <text:p>3,87245</text:p>
          </table:table-cell>
          <table:table-cell office:value-type="float" office:value="43.60347">
            <text:p>43,6034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80</text:p>
          </table:table-cell>
          <table:table-cell office:value-type="float" office:value="2089">
            <text:p>2089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5689">
            <text:p>5689</text:p>
          </table:table-cell>
          <table:table-cell office:value-type="float" office:value="3.87428">
            <text:p>3,87428</text:p>
          </table:table-cell>
          <table:table-cell office:value-type="float" office:value="43.60285">
            <text:p>43,6028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80</text:p>
          </table:table-cell>
          <table:table-cell office:value-type="float" office:value="2090">
            <text:p>2090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5676">
            <text:p>5676</text:p>
          </table:table-cell>
          <table:table-cell office:value-type="float" office:value="3.87442">
            <text:p>3,87442</text:p>
          </table:table-cell>
          <table:table-cell office:value-type="float" office:value="43.60299">
            <text:p>43,6029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77</text:p>
          </table:table-cell>
          <table:table-cell office:value-type="float" office:value="2091">
            <text:p>2091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5673">
            <text:p>5673</text:p>
          </table:table-cell>
          <table:table-cell office:value-type="float" office:value="3.8744">
            <text:p>3,8744</text:p>
          </table:table-cell>
          <table:table-cell office:value-type="float" office:value="43.60279">
            <text:p>43,60279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09</text:p>
          </table:table-cell>
          <table:table-cell office:value-type="float" office:value="2092">
            <text:p>2092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5673">
            <text:p>5673</text:p>
          </table:table-cell>
          <table:table-cell office:value-type="float" office:value="3.87493">
            <text:p>3,87493</text:p>
          </table:table-cell>
          <table:table-cell office:value-type="float" office:value="43.60244">
            <text:p>43,6024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09</text:p>
          </table:table-cell>
          <table:table-cell office:value-type="float" office:value="2093">
            <text:p>2093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5682">
            <text:p>5682</text:p>
          </table:table-cell>
          <table:table-cell office:value-type="float" office:value="3.87488">
            <text:p>3,87488</text:p>
          </table:table-cell>
          <table:table-cell office:value-type="float" office:value="43.60297">
            <text:p>43,6029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2094">
            <text:p>2094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5598">
            <text:p>5598</text:p>
          </table:table-cell>
          <table:table-cell office:value-type="float" office:value="3.87518">
            <text:p>3,87518</text:p>
          </table:table-cell>
          <table:table-cell office:value-type="float" office:value="43.60132">
            <text:p>43,6013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2095">
            <text:p>2095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5589">
            <text:p>5589</text:p>
          </table:table-cell>
          <table:table-cell office:value-type="float" office:value="3.87545">
            <text:p>3,87545</text:p>
          </table:table-cell>
          <table:table-cell office:value-type="float" office:value="43.59983">
            <text:p>43,5998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2096">
            <text:p>2096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5588">
            <text:p>5588</text:p>
          </table:table-cell>
          <table:table-cell office:value-type="float" office:value="3.87339">
            <text:p>3,87339</text:p>
          </table:table-cell>
          <table:table-cell office:value-type="float" office:value="43.59946">
            <text:p>43,5994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77</text:p>
          </table:table-cell>
          <table:table-cell office:value-type="float" office:value="2097">
            <text:p>2097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5594">
            <text:p>5594</text:p>
          </table:table-cell>
          <table:table-cell office:value-type="float" office:value="3.87374">
            <text:p>3,87374</text:p>
          </table:table-cell>
          <table:table-cell office:value-type="float" office:value="43.60107">
            <text:p>43,6010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77</text:p>
          </table:table-cell>
          <table:table-cell office:value-type="float" office:value="2098">
            <text:p>2098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5593">
            <text:p>5593</text:p>
          </table:table-cell>
          <table:table-cell office:value-type="float" office:value="3.87386">
            <text:p>3,87386</text:p>
          </table:table-cell>
          <table:table-cell office:value-type="float" office:value="43.60142">
            <text:p>43,6014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77</text:p>
          </table:table-cell>
          <table:table-cell office:value-type="float" office:value="2099">
            <text:p>2099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office:value-type="float" office:value="5603">
            <text:p>5603</text:p>
          </table:table-cell>
          <table:table-cell office:value-type="float" office:value="3.87382">
            <text:p>3,87382</text:p>
          </table:table-cell>
          <table:table-cell office:value-type="float" office:value="43.60151">
            <text:p>43,6015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28</text:p>
          </table:table-cell>
          <table:table-cell office:value-type="float" office:value="2100">
            <text:p>2100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office:value-type="float" office:value="5603">
            <text:p>5603</text:p>
          </table:table-cell>
          <table:table-cell office:value-type="float" office:value="3.87291">
            <text:p>3,87291</text:p>
          </table:table-cell>
          <table:table-cell office:value-type="float" office:value="43.60175">
            <text:p>43,6017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28</text:p>
          </table:table-cell>
          <table:table-cell office:value-type="float" office:value="2101">
            <text:p>2101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5604">
            <text:p>5604</text:p>
          </table:table-cell>
          <table:table-cell office:value-type="float" office:value="3.87282">
            <text:p>3,87282</text:p>
          </table:table-cell>
          <table:table-cell office:value-type="float" office:value="43.60173">
            <text:p>43,6017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36</text:p>
          </table:table-cell>
          <table:table-cell office:value-type="float" office:value="2102">
            <text:p>2102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office:value-type="float" office:value="5609">
            <text:p>5609</text:p>
          </table:table-cell>
          <table:table-cell office:value-type="float" office:value="3.87276">
            <text:p>3,87276</text:p>
          </table:table-cell>
          <table:table-cell office:value-type="float" office:value="43.60179">
            <text:p>43,6017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28</text:p>
          </table:table-cell>
          <table:table-cell office:value-type="float" office:value="2103">
            <text:p>2103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office:value-type="float" office:value="5609">
            <text:p>5609</text:p>
          </table:table-cell>
          <table:table-cell office:value-type="float" office:value="3.87215">
            <text:p>3,87215</text:p>
          </table:table-cell>
          <table:table-cell office:value-type="float" office:value="43.60199">
            <text:p>43,6019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28</text:p>
          </table:table-cell>
          <table:table-cell office:value-type="float" office:value="2104">
            <text:p>2104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office:value-type="float" office:value="5614">
            <text:p>5614</text:p>
          </table:table-cell>
          <table:table-cell office:value-type="float" office:value="3.87204">
            <text:p>3,87204</text:p>
          </table:table-cell>
          <table:table-cell office:value-type="float" office:value="43.60202">
            <text:p>43,6020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28</text:p>
          </table:table-cell>
          <table:table-cell office:value-type="float" office:value="2105">
            <text:p>2105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office:value-type="float" office:value="5614">
            <text:p>5614</text:p>
          </table:table-cell>
          <table:table-cell office:value-type="float" office:value="3.87106">
            <text:p>3,87106</text:p>
          </table:table-cell>
          <table:table-cell office:value-type="float" office:value="43.60272">
            <text:p>43,6027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28</text:p>
          </table:table-cell>
          <table:table-cell office:value-type="float" office:value="2106">
            <text:p>2106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5619">
            <text:p>5619</text:p>
          </table:table-cell>
          <table:table-cell office:value-type="float" office:value="3.87132">
            <text:p>3,87132</text:p>
          </table:table-cell>
          <table:table-cell office:value-type="float" office:value="43.60286">
            <text:p>43,60286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67</text:p>
          </table:table-cell>
          <table:table-cell office:value-type="float" office:value="2107">
            <text:p>2107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5619">
            <text:p>5619</text:p>
          </table:table-cell>
          <table:table-cell office:value-type="float" office:value="3.87391">
            <text:p>3,87391</text:p>
          </table:table-cell>
          <table:table-cell office:value-type="float" office:value="43.60175">
            <text:p>43,6017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67</text:p>
          </table:table-cell>
          <table:table-cell office:value-type="float" office:value="2108">
            <text:p>2108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5595">
            <text:p>5595</text:p>
          </table:table-cell>
          <table:table-cell office:value-type="float" office:value="3.87393">
            <text:p>3,87393</text:p>
          </table:table-cell>
          <table:table-cell office:value-type="float" office:value="43.60163">
            <text:p>43,6016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77</text:p>
          </table:table-cell>
          <table:table-cell office:value-type="float" office:value="2109">
            <text:p>2109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5596">
            <text:p>5596</text:p>
          </table:table-cell>
          <table:table-cell office:value-type="float" office:value="3.87397">
            <text:p>3,87397</text:p>
          </table:table-cell>
          <table:table-cell office:value-type="float" office:value="43.60177">
            <text:p>43,6017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77</text:p>
          </table:table-cell>
          <table:table-cell office:value-type="float" office:value="2110">
            <text:p>2110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5672">
            <text:p>5672</text:p>
          </table:table-cell>
          <table:table-cell office:value-type="float" office:value="3.87414">
            <text:p>3,87414</text:p>
          </table:table-cell>
          <table:table-cell office:value-type="float" office:value="43.60224">
            <text:p>43,6022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77</text:p>
          </table:table-cell>
          <table:table-cell office:value-type="float" office:value="2111">
            <text:p>2111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5672">
            <text:p>5672</text:p>
          </table:table-cell>
          <table:table-cell office:value-type="float" office:value="3.87431">
            <text:p>3,87431</text:p>
          </table:table-cell>
          <table:table-cell office:value-type="float" office:value="43.60275">
            <text:p>43,6027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77</text:p>
          </table:table-cell>
          <table:table-cell office:value-type="float" office:value="2112">
            <text:p>2112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5613">
            <text:p>5613</text:p>
          </table:table-cell>
          <table:table-cell office:value-type="float" office:value="3.87191">
            <text:p>3,87191</text:p>
          </table:table-cell>
          <table:table-cell office:value-type="float" office:value="43.60333">
            <text:p>43,6033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37</text:p>
          </table:table-cell>
          <table:table-cell office:value-type="float" office:value="2113">
            <text:p>2113</text:p>
          </table:table-cell>
        </table:table-row>
        <table:table-row table:style-name="ro1">
          <table:table-cell office:value-type="float" office:value="1321">
            <text:p>1321</text:p>
          </table:table-cell>
          <table:table-cell office:value-type="float" office:value="5616">
            <text:p>5616</text:p>
          </table:table-cell>
          <table:table-cell office:value-type="float" office:value="3.87088">
            <text:p>3,87088</text:p>
          </table:table-cell>
          <table:table-cell office:value-type="float" office:value="43.60277">
            <text:p>43,6027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21</text:p>
          </table:table-cell>
          <table:table-cell office:value-type="float" office:value="2114">
            <text:p>2114</text:p>
          </table:table-cell>
        </table:table-row>
        <table:table-row table:style-name="ro1">
          <table:table-cell office:value-type="float" office:value="1321">
            <text:p>1321</text:p>
          </table:table-cell>
          <table:table-cell office:value-type="float" office:value="5624">
            <text:p>5624</text:p>
          </table:table-cell>
          <table:table-cell office:value-type="float" office:value="3.8697">
            <text:p>3,8697</text:p>
          </table:table-cell>
          <table:table-cell office:value-type="float" office:value="43.60385">
            <text:p>43,6038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21</text:p>
          </table:table-cell>
          <table:table-cell office:value-type="float" office:value="2115">
            <text:p>2115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 office:value-type="float" office:value="5625">
            <text:p>5625</text:p>
          </table:table-cell>
          <table:table-cell office:value-type="float" office:value="3.86969">
            <text:p>3,86969</text:p>
          </table:table-cell>
          <table:table-cell office:value-type="float" office:value="43.60392">
            <text:p>43,6039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08</text:p>
          </table:table-cell>
          <table:table-cell office:value-type="float" office:value="2116">
            <text:p>2116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 office:value-type="float" office:value="5623">
            <text:p>5623</text:p>
          </table:table-cell>
          <table:table-cell office:value-type="float" office:value="3.86932">
            <text:p>3,86932</text:p>
          </table:table-cell>
          <table:table-cell office:value-type="float" office:value="43.6037">
            <text:p>43,603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08</text:p>
          </table:table-cell>
          <table:table-cell office:value-type="float" office:value="2117">
            <text:p>2117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809">
            <text:p>809</text:p>
          </table:table-cell>
          <table:table-cell office:value-type="float" office:value="3.87391">
            <text:p>3,87391</text:p>
          </table:table-cell>
          <table:table-cell office:value-type="float" office:value="43.60541">
            <text:p>43,60541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23</text:p>
          </table:table-cell>
          <table:table-cell office:value-type="float" office:value="2118">
            <text:p>2118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795">
            <text:p>795</text:p>
          </table:table-cell>
          <table:table-cell office:value-type="float" office:value="3.87325">
            <text:p>3,87325</text:p>
          </table:table-cell>
          <table:table-cell office:value-type="float" office:value="43.60471">
            <text:p>43,6047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23</text:p>
          </table:table-cell>
          <table:table-cell office:value-type="float" office:value="2119">
            <text:p>2119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854">
            <text:p>854</text:p>
          </table:table-cell>
          <table:table-cell office:value-type="float" office:value="3.87336">
            <text:p>3,87336</text:p>
          </table:table-cell>
          <table:table-cell office:value-type="float" office:value="43.60424">
            <text:p>43,6042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01</text:p>
          </table:table-cell>
          <table:table-cell office:value-type="float" office:value="2120">
            <text:p>212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854">
            <text:p>854</text:p>
          </table:table-cell>
          <table:table-cell office:value-type="float" office:value="3.87294">
            <text:p>3,87294</text:p>
          </table:table-cell>
          <table:table-cell office:value-type="float" office:value="43.60478">
            <text:p>43,6047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01</text:p>
          </table:table-cell>
          <table:table-cell office:value-type="float" office:value="2121">
            <text:p>2121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792">
            <text:p>792</text:p>
          </table:table-cell>
          <table:table-cell office:value-type="float" office:value="3.87124">
            <text:p>3,87124</text:p>
          </table:table-cell>
          <table:table-cell office:value-type="float" office:value="43.60564">
            <text:p>43,6056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09</text:p>
          </table:table-cell>
          <table:table-cell office:value-type="float" office:value="2122">
            <text:p>2122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785">
            <text:p>785</text:p>
          </table:table-cell>
          <table:table-cell office:value-type="float" office:value="3.87113">
            <text:p>3,87113</text:p>
          </table:table-cell>
          <table:table-cell office:value-type="float" office:value="43.60565">
            <text:p>43,6056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35</text:p>
          </table:table-cell>
          <table:table-cell office:value-type="float" office:value="2123">
            <text:p>2123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784">
            <text:p>784</text:p>
          </table:table-cell>
          <table:table-cell office:value-type="float" office:value="3.86997">
            <text:p>3,86997</text:p>
          </table:table-cell>
          <table:table-cell office:value-type="float" office:value="43.60499">
            <text:p>43,6049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35</text:p>
          </table:table-cell>
          <table:table-cell office:value-type="float" office:value="2124">
            <text:p>2124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781">
            <text:p>781</text:p>
          </table:table-cell>
          <table:table-cell office:value-type="float" office:value="3.86996">
            <text:p>3,86996</text:p>
          </table:table-cell>
          <table:table-cell office:value-type="float" office:value="43.60492">
            <text:p>43,6049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37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 office:value-type="float" office:value="780">
            <text:p>780</text:p>
          </table:table-cell>
          <table:table-cell office:value-type="float" office:value="3.87052">
            <text:p>3,87052</text:p>
          </table:table-cell>
          <table:table-cell office:value-type="float" office:value="43.60442">
            <text:p>43,6044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08</text:p>
          </table:table-cell>
          <table:table-cell office:value-type="float" office:value="2126">
            <text:p>2126</text:p>
          </table:table-cell>
        </table:table-row>
        <table:table-row table:style-name="ro1">
          <table:table-cell office:value-type="float" office:value="1599">
            <text:p>1599</text:p>
          </table:table-cell>
          <table:table-cell office:value-type="float" office:value="779">
            <text:p>779</text:p>
          </table:table-cell>
          <table:table-cell office:value-type="float" office:value="3.87011">
            <text:p>3,87011</text:p>
          </table:table-cell>
          <table:table-cell office:value-type="float" office:value="43.6042">
            <text:p>43,604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99</text:p>
          </table:table-cell>
          <table:table-cell office:value-type="float" office:value="2127">
            <text:p>2127</text:p>
          </table:table-cell>
        </table:table-row>
        <table:table-row table:style-name="ro1">
          <table:table-cell office:value-type="float" office:value="1599">
            <text:p>1599</text:p>
          </table:table-cell>
          <table:table-cell office:value-type="float" office:value="779">
            <text:p>779</text:p>
          </table:table-cell>
          <table:table-cell office:value-type="float" office:value="3.86954">
            <text:p>3,86954</text:p>
          </table:table-cell>
          <table:table-cell office:value-type="float" office:value="43.60471">
            <text:p>43,6047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99</text:p>
          </table:table-cell>
          <table:table-cell office:value-type="float" office:value="2128">
            <text:p>2128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761">
            <text:p>761</text:p>
          </table:table-cell>
          <table:table-cell office:value-type="float" office:value="3.86956">
            <text:p>3,86956</text:p>
          </table:table-cell>
          <table:table-cell office:value-type="float" office:value="43.60477">
            <text:p>43,6047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35</text:p>
          </table:table-cell>
          <table:table-cell office:value-type="float" office:value="2129">
            <text:p>2129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5641">
            <text:p>5641</text:p>
          </table:table-cell>
          <table:table-cell office:value-type="float" office:value="3.86786">
            <text:p>3,86786</text:p>
          </table:table-cell>
          <table:table-cell office:value-type="float" office:value="43.60367">
            <text:p>43,6036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35</text:p>
          </table:table-cell>
          <table:table-cell office:value-type="float" office:value="2130">
            <text:p>2130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5628">
            <text:p>5628</text:p>
          </table:table-cell>
          <table:table-cell office:value-type="float" office:value="3.87005">
            <text:p>3,87005</text:p>
          </table:table-cell>
          <table:table-cell office:value-type="float" office:value="43.60233">
            <text:p>43,6023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22</text:p>
          </table:table-cell>
          <table:table-cell office:value-type="float" office:value="2131">
            <text:p>2131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5628">
            <text:p>5628</text:p>
          </table:table-cell>
          <table:table-cell office:value-type="float" office:value="3.86801">
            <text:p>3,86801</text:p>
          </table:table-cell>
          <table:table-cell office:value-type="float" office:value="43.6037">
            <text:p>43,603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22</text:p>
          </table:table-cell>
          <table:table-cell office:value-type="float" office:value="2132">
            <text:p>2132</text:p>
          </table:table-cell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5626">
            <text:p>5626</text:p>
          </table:table-cell>
          <table:table-cell office:value-type="float" office:value="3.87053">
            <text:p>3,87053</text:p>
          </table:table-cell>
          <table:table-cell office:value-type="float" office:value="43.60258">
            <text:p>43,6025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81</text:p>
          </table:table-cell>
          <table:table-cell office:value-type="float" office:value="2133">
            <text:p>2133</text:p>
          </table:table-cell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5622">
            <text:p>5622</text:p>
          </table:table-cell>
          <table:table-cell office:value-type="float" office:value="3.86861">
            <text:p>3,86861</text:p>
          </table:table-cell>
          <table:table-cell office:value-type="float" office:value="43.60413">
            <text:p>43,6041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81</text:p>
          </table:table-cell>
          <table:table-cell office:value-type="float" office:value="2134">
            <text:p>2134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777">
            <text:p>777</text:p>
          </table:table-cell>
          <table:table-cell office:value-type="float" office:value="3.869">
            <text:p>3,869</text:p>
          </table:table-cell>
          <table:table-cell office:value-type="float" office:value="43.60447">
            <text:p>43,6044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92</text:p>
          </table:table-cell>
          <table:table-cell office:value-type="float" office:value="2135">
            <text:p>2135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777">
            <text:p>777</text:p>
          </table:table-cell>
          <table:table-cell office:value-type="float" office:value="3.86763">
            <text:p>3,86763</text:p>
          </table:table-cell>
          <table:table-cell office:value-type="float" office:value="43.60484">
            <text:p>43,6048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92</text:p>
          </table:table-cell>
          <table:table-cell office:value-type="float" office:value="2136">
            <text:p>2136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5647">
            <text:p>5647</text:p>
          </table:table-cell>
          <table:table-cell office:value-type="float" office:value="3.86776">
            <text:p>3,86776</text:p>
          </table:table-cell>
          <table:table-cell office:value-type="float" office:value="43.6037">
            <text:p>43,603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66</text:p>
          </table:table-cell>
          <table:table-cell office:value-type="float" office:value="2137">
            <text:p>2137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5644">
            <text:p>5644</text:p>
          </table:table-cell>
          <table:table-cell office:value-type="float" office:value="3.8678">
            <text:p>3,8678</text:p>
          </table:table-cell>
          <table:table-cell office:value-type="float" office:value="43.60332">
            <text:p>43,6033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66</text:p>
          </table:table-cell>
          <table:table-cell office:value-type="float" office:value="2138">
            <text:p>2138</text:p>
          </table:table-cell>
        </table:table-row>
        <table:table-row table:style-name="ro1">
          <table:table-cell office:value-type="float" office:value="1274">
            <text:p>1274</text:p>
          </table:table-cell>
          <table:table-cell office:value-type="float" office:value="5646">
            <text:p>5646</text:p>
          </table:table-cell>
          <table:table-cell office:value-type="float" office:value="3.86775">
            <text:p>3,86775</text:p>
          </table:table-cell>
          <table:table-cell office:value-type="float" office:value="43.6033">
            <text:p>43,603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74</text:p>
          </table:table-cell>
          <table:table-cell office:value-type="float" office:value="2139">
            <text:p>2139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5645">
            <text:p>5645</text:p>
          </table:table-cell>
          <table:table-cell office:value-type="float" office:value="3.8679">
            <text:p>3,8679</text:p>
          </table:table-cell>
          <table:table-cell office:value-type="float" office:value="43.60324">
            <text:p>43,6032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16</text:p>
          </table:table-cell>
          <table:table-cell office:value-type="float" office:value="2140">
            <text:p>2140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5645">
            <text:p>5645</text:p>
          </table:table-cell>
          <table:table-cell office:value-type="float" office:value="3.8696">
            <text:p>3,8696</text:p>
          </table:table-cell>
          <table:table-cell office:value-type="float" office:value="43.60209">
            <text:p>43,6020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16</text:p>
          </table:table-cell>
          <table:table-cell office:value-type="float" office:value="2141">
            <text:p>2141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5632">
            <text:p>5632</text:p>
          </table:table-cell>
          <table:table-cell office:value-type="float" office:value="3.86797">
            <text:p>3,86797</text:p>
          </table:table-cell>
          <table:table-cell office:value-type="float" office:value="43.60279">
            <text:p>43,6027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64</text:p>
          </table:table-cell>
          <table:table-cell office:value-type="float" office:value="2142">
            <text:p>2142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5643">
            <text:p>5643</text:p>
          </table:table-cell>
          <table:table-cell office:value-type="float" office:value="3.8679">
            <text:p>3,8679</text:p>
          </table:table-cell>
          <table:table-cell office:value-type="float" office:value="43.60269">
            <text:p>43,6026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66</text:p>
          </table:table-cell>
          <table:table-cell office:value-type="float" office:value="2143">
            <text:p>2143</text:p>
          </table:table-cell>
        </table:table-row>
        <table:table-row table:style-name="ro1">
          <table:table-cell office:value-type="float" office:value="1849">
            <text:p>1849</text:p>
          </table:table-cell>
          <table:table-cell office:value-type="float" office:value="5639">
            <text:p>5639</text:p>
          </table:table-cell>
          <table:table-cell office:value-type="float" office:value="3.86817">
            <text:p>3,86817</text:p>
          </table:table-cell>
          <table:table-cell office:value-type="float" office:value="43.60213">
            <text:p>43,6021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49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office:value-type="float" office:value="5638">
            <text:p>5638</text:p>
          </table:table-cell>
          <table:table-cell office:value-type="float" office:value="3.86857">
            <text:p>3,86857</text:p>
          </table:table-cell>
          <table:table-cell office:value-type="float" office:value="43.60148">
            <text:p>43,6014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43</text:p>
          </table:table-cell>
          <table:table-cell office:value-type="float" office:value="2145">
            <text:p>2145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office:value-type="float" office:value="5633">
            <text:p>5633</text:p>
          </table:table-cell>
          <table:table-cell office:value-type="float" office:value="3.86953">
            <text:p>3,86953</text:p>
          </table:table-cell>
          <table:table-cell office:value-type="float" office:value="43.60197">
            <text:p>43,6019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43</text:p>
          </table:table-cell>
          <table:table-cell office:value-type="float" office:value="2146">
            <text:p>2146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office:value-type="float" office:value="5621">
            <text:p>5621</text:p>
          </table:table-cell>
          <table:table-cell office:value-type="float" office:value="3.87094">
            <text:p>3,87094</text:p>
          </table:table-cell>
          <table:table-cell office:value-type="float" office:value="43.60271">
            <text:p>43,6027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43</text:p>
          </table:table-cell>
          <table:table-cell office:value-type="float" office:value="2147">
            <text:p>2147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office:value-type="float" office:value="5620">
            <text:p>5620</text:p>
          </table:table-cell>
          <table:table-cell office:value-type="float" office:value="3.87191">
            <text:p>3,87191</text:p>
          </table:table-cell>
          <table:table-cell office:value-type="float" office:value="43.60325">
            <text:p>43,60325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43</text:p>
          </table:table-cell>
          <table:table-cell office:value-type="float" office:value="2148">
            <text:p>2148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5611">
            <text:p>5611</text:p>
          </table:table-cell>
          <table:table-cell office:value-type="float" office:value="3.8733">
            <text:p>3,8733</text:p>
          </table:table-cell>
          <table:table-cell office:value-type="float" office:value="43.59939">
            <text:p>43,5993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87</text:p>
          </table:table-cell>
          <table:table-cell office:value-type="float" office:value="2149">
            <text:p>2149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5611">
            <text:p>5611</text:p>
          </table:table-cell>
          <table:table-cell office:value-type="float" office:value="3.87184">
            <text:p>3,87184</text:p>
          </table:table-cell>
          <table:table-cell office:value-type="float" office:value="43.59988">
            <text:p>43,5998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87</text:p>
          </table:table-cell>
          <table:table-cell office:value-type="float" office:value="2150">
            <text:p>2150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5631">
            <text:p>5631</text:p>
          </table:table-cell>
          <table:table-cell office:value-type="float" office:value="3.87088">
            <text:p>3,87088</text:p>
          </table:table-cell>
          <table:table-cell office:value-type="float" office:value="43.60043">
            <text:p>43,6004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87</text:p>
          </table:table-cell>
          <table:table-cell office:value-type="float" office:value="2151">
            <text:p>2151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5634">
            <text:p>5634</text:p>
          </table:table-cell>
          <table:table-cell office:value-type="float" office:value="3.86892">
            <text:p>3,86892</text:p>
          </table:table-cell>
          <table:table-cell office:value-type="float" office:value="43.60145">
            <text:p>43,6014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87</text:p>
          </table:table-cell>
          <table:table-cell office:value-type="float" office:value="2152">
            <text:p>2152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5640">
            <text:p>5640</text:p>
          </table:table-cell>
          <table:table-cell office:value-type="float" office:value="3.86804">
            <text:p>3,86804</text:p>
          </table:table-cell>
          <table:table-cell office:value-type="float" office:value="43.60177">
            <text:p>43,6017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66</text:p>
          </table:table-cell>
          <table:table-cell office:value-type="float" office:value="2153">
            <text:p>2153</text:p>
          </table:table-cell>
        </table:table-row>
        <table:table-row table:style-name="ro1">
          <table:table-cell office:value-type="float" office:value="1636">
            <text:p>1636</text:p>
          </table:table-cell>
          <table:table-cell office:value-type="float" office:value="4872">
            <text:p>4872</text:p>
          </table:table-cell>
          <table:table-cell office:value-type="float" office:value="3.86604">
            <text:p>3,86604</text:p>
          </table:table-cell>
          <table:table-cell office:value-type="float" office:value="43.60271">
            <text:p>43,6027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36</text:p>
          </table:table-cell>
          <table:table-cell office:value-type="float" office:value="2154">
            <text:p>2154</text:p>
          </table:table-cell>
        </table:table-row>
        <table:table-row table:style-name="ro1">
          <table:table-cell office:value-type="float" office:value="1636">
            <text:p>1636</text:p>
          </table:table-cell>
          <table:table-cell office:value-type="float" office:value="4872">
            <text:p>4872</text:p>
          </table:table-cell>
          <table:table-cell office:value-type="float" office:value="3.86579">
            <text:p>3,86579</text:p>
          </table:table-cell>
          <table:table-cell office:value-type="float" office:value="43.60236">
            <text:p>43,6023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36</text:p>
          </table:table-cell>
          <table:table-cell office:value-type="float" office:value="2155">
            <text:p>2155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4877">
            <text:p>4877</text:p>
          </table:table-cell>
          <table:table-cell office:value-type="float" office:value="3.86463">
            <text:p>3,86463</text:p>
          </table:table-cell>
          <table:table-cell office:value-type="float" office:value="43.60254">
            <text:p>43,6025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94</text:p>
          </table:table-cell>
          <table:table-cell office:value-type="float" office:value="2156">
            <text:p>2156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4878">
            <text:p>4878</text:p>
          </table:table-cell>
          <table:table-cell office:value-type="float" office:value="3.8638">
            <text:p>3,8638</text:p>
          </table:table-cell>
          <table:table-cell office:value-type="float" office:value="43.60277">
            <text:p>43,6027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63</text:p>
          </table:table-cell>
          <table:table-cell office:value-type="float" office:value="2157">
            <text:p>2157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4867">
            <text:p>4867</text:p>
          </table:table-cell>
          <table:table-cell office:value-type="float" office:value="3.86366">
            <text:p>3,86366</text:p>
          </table:table-cell>
          <table:table-cell office:value-type="float" office:value="43.60285">
            <text:p>43,6028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48</text:p>
          </table:table-cell>
          <table:table-cell office:value-type="float" office:value="2158">
            <text:p>2158</text:p>
          </table:table-cell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4875">
            <text:p>4875</text:p>
          </table:table-cell>
          <table:table-cell office:value-type="float" office:value="3.86487">
            <text:p>3,86487</text:p>
          </table:table-cell>
          <table:table-cell office:value-type="float" office:value="43.60383">
            <text:p>43,6038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12</text:p>
          </table:table-cell>
          <table:table-cell office:value-type="float" office:value="2159">
            <text:p>2159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4868">
            <text:p>4868</text:p>
          </table:table-cell>
          <table:table-cell office:value-type="float" office:value="3.86452">
            <text:p>3,86452</text:p>
          </table:table-cell>
          <table:table-cell office:value-type="float" office:value="43.60416">
            <text:p>43,6041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48</text:p>
          </table:table-cell>
          <table:table-cell office:value-type="float" office:value="2160">
            <text:p>2160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732">
            <text:p>732</text:p>
          </table:table-cell>
          <table:table-cell office:value-type="float" office:value="3.86293">
            <text:p>3,86293</text:p>
          </table:table-cell>
          <table:table-cell office:value-type="float" office:value="43.60519">
            <text:p>43,6051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88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731">
            <text:p>731</text:p>
          </table:table-cell>
          <table:table-cell office:value-type="float" office:value="3.86244">
            <text:p>3,86244</text:p>
          </table:table-cell>
          <table:table-cell office:value-type="float" office:value="43.60582">
            <text:p>43,6058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89</text:p>
          </table:table-cell>
          <table:table-cell office:value-type="float" office:value="2162">
            <text:p>2162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4880">
            <text:p>4880</text:p>
          </table:table-cell>
          <table:table-cell office:value-type="float" office:value="3.86029">
            <text:p>3,86029</text:p>
          </table:table-cell>
          <table:table-cell office:value-type="float" office:value="43.60371">
            <text:p>43,6037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55</text:p>
          </table:table-cell>
          <table:table-cell office:value-type="float" office:value="2163">
            <text:p>2163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4862">
            <text:p>4862</text:p>
          </table:table-cell>
          <table:table-cell office:value-type="float" office:value="3.85946">
            <text:p>3,85946</text:p>
          </table:table-cell>
          <table:table-cell office:value-type="float" office:value="43.60381">
            <text:p>43,6038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63</text:p>
          </table:table-cell>
          <table:table-cell office:value-type="float" office:value="2164">
            <text:p>2164</text:p>
          </table:table-cell>
        </table:table-row>
        <table:table-row table:style-name="ro1">
          <table:table-cell office:value-type="float" office:value="1489">
            <text:p>1489</text:p>
          </table:table-cell>
          <table:table-cell office:value-type="float" office:value="661">
            <text:p>661</text:p>
          </table:table-cell>
          <table:table-cell office:value-type="float" office:value="3.85612">
            <text:p>3,85612</text:p>
          </table:table-cell>
          <table:table-cell office:value-type="float" office:value="43.60495">
            <text:p>43,6049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89</text:p>
          </table:table-cell>
          <table:table-cell office:value-type="float" office:value="2165">
            <text:p>2165</text:p>
          </table:table-cell>
        </table:table-row>
        <table:table-row table:style-name="ro1">
          <table:table-cell office:value-type="float" office:value="1366">
            <text:p>1366</text:p>
          </table:table-cell>
          <table:table-cell office:value-type="float" office:value="686">
            <text:p>686</text:p>
          </table:table-cell>
          <table:table-cell office:value-type="float" office:value="3.85817">
            <text:p>3,85817</text:p>
          </table:table-cell>
          <table:table-cell office:value-type="float" office:value="43.60547">
            <text:p>43,6054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66</text:p>
          </table:table-cell>
          <table:table-cell office:value-type="float" office:value="2166">
            <text:p>2166</text:p>
          </table:table-cell>
        </table:table-row>
        <table:table-row table:style-name="ro1">
          <table:table-cell office:value-type="float" office:value="1315">
            <text:p>1315</text:p>
          </table:table-cell>
          <table:table-cell office:value-type="float" office:value="691">
            <text:p>691</text:p>
          </table:table-cell>
          <table:table-cell office:value-type="float" office:value="3.85771">
            <text:p>3,85771</text:p>
          </table:table-cell>
          <table:table-cell office:value-type="float" office:value="43.60558">
            <text:p>43,6055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15</text:p>
          </table:table-cell>
          <table:table-cell office:value-type="float" office:value="2167">
            <text:p>2167</text:p>
          </table:table-cell>
        </table:table-row>
        <table:table-row table:style-name="ro1">
          <table:table-cell office:value-type="float" office:value="1489">
            <text:p>1489</text:p>
          </table:table-cell>
          <table:table-cell office:value-type="float" office:value="5753">
            <text:p>5753</text:p>
          </table:table-cell>
          <table:table-cell office:value-type="float" office:value="3.85922">
            <text:p>3,85922</text:p>
          </table:table-cell>
          <table:table-cell office:value-type="float" office:value="43.6051">
            <text:p>43,605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89</text:p>
          </table:table-cell>
          <table:table-cell office:value-type="float" office:value="2168">
            <text:p>2168</text:p>
          </table:table-cell>
        </table:table-row>
        <table:table-row table:style-name="ro1">
          <table:table-cell office:value-type="float" office:value="2636">
            <text:p>2636</text:p>
          </table:table-cell>
          <table:table-cell office:value-type="float" office:value="685">
            <text:p>685</text:p>
          </table:table-cell>
          <table:table-cell office:value-type="float" office:value="3.85939">
            <text:p>3,85939</text:p>
          </table:table-cell>
          <table:table-cell office:value-type="float" office:value="43.60494">
            <text:p>43,6049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636</text:p>
          </table:table-cell>
          <table:table-cell office:value-type="float" office:value="2169">
            <text:p>2169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151">
            <text:p>151</text:p>
          </table:table-cell>
          <table:table-cell office:value-type="float" office:value="3.86025">
            <text:p>3,86025</text:p>
          </table:table-cell>
          <table:table-cell office:value-type="float" office:value="43.60525">
            <text:p>43,6052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12</text:p>
          </table:table-cell>
          <table:table-cell office:value-type="float" office:value="2170">
            <text:p>2170</text:p>
          </table:table-cell>
        </table:table-row>
        <table:table-row table:style-name="ro1">
          <table:table-cell office:value-type="float" office:value="1308">
            <text:p>1308</text:p>
          </table:table-cell>
          <table:table-cell office:value-type="float" office:value="669">
            <text:p>669</text:p>
          </table:table-cell>
          <table:table-cell office:value-type="float" office:value="3.8582">
            <text:p>3,8582</text:p>
          </table:table-cell>
          <table:table-cell office:value-type="float" office:value="43.606">
            <text:p>43,60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08</text:p>
          </table:table-cell>
          <table:table-cell office:value-type="float" office:value="2171">
            <text:p>2171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680">
            <text:p>680</text:p>
          </table:table-cell>
          <table:table-cell office:value-type="float" office:value="3.85675">
            <text:p>3,85675</text:p>
          </table:table-cell>
          <table:table-cell office:value-type="float" office:value="43.60724">
            <text:p>43,6072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44</text:p>
          </table:table-cell>
          <table:table-cell office:value-type="float" office:value="2172">
            <text:p>2172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666">
            <text:p>666</text:p>
          </table:table-cell>
          <table:table-cell office:value-type="float" office:value="3.8586">
            <text:p>3,8586</text:p>
          </table:table-cell>
          <table:table-cell office:value-type="float" office:value="43.60706">
            <text:p>43,6070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60</text:p>
          </table:table-cell>
          <table:table-cell office:value-type="float" office:value="2173">
            <text:p>2173</text:p>
          </table:table-cell>
        </table:table-row>
        <table:table-row table:style-name="ro1">
          <table:table-cell office:value-type="float" office:value="1308">
            <text:p>1308</text:p>
          </table:table-cell>
          <table:table-cell office:value-type="float" office:value="670">
            <text:p>670</text:p>
          </table:table-cell>
          <table:table-cell office:value-type="float" office:value="3.8596">
            <text:p>3,8596</text:p>
          </table:table-cell>
          <table:table-cell office:value-type="float" office:value="43.60669">
            <text:p>43,6066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08</text:p>
          </table:table-cell>
          <table:table-cell office:value-type="float" office:value="2174">
            <text:p>2174</text:p>
          </table:table-cell>
        </table:table-row>
        <table:table-row table:style-name="ro1">
          <table:table-cell office:value-type="float" office:value="1275">
            <text:p>1275</text:p>
          </table:table-cell>
          <table:table-cell office:value-type="float" office:value="4849">
            <text:p>4849</text:p>
          </table:table-cell>
          <table:table-cell office:value-type="float" office:value="3.86018">
            <text:p>3,86018</text:p>
          </table:table-cell>
          <table:table-cell office:value-type="float" office:value="43.60599">
            <text:p>43,6059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75</text:p>
          </table:table-cell>
          <table:table-cell office:value-type="float" office:value="2175">
            <text:p>2175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4850">
            <text:p>4850</text:p>
          </table:table-cell>
          <table:table-cell office:value-type="float" office:value="3.86033">
            <text:p>3,86033</text:p>
          </table:table-cell>
          <table:table-cell office:value-type="float" office:value="43.60594">
            <text:p>43,6059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99</text:p>
          </table:table-cell>
          <table:table-cell office:value-type="float" office:value="2176">
            <text:p>2176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672">
            <text:p>672</text:p>
          </table:table-cell>
          <table:table-cell office:value-type="float" office:value="3.85991">
            <text:p>3,85991</text:p>
          </table:table-cell>
          <table:table-cell office:value-type="float" office:value="43.60641">
            <text:p>43,6064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99</text:p>
          </table:table-cell>
          <table:table-cell office:value-type="float" office:value="2177">
            <text:p>2177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176">
            <text:p>176</text:p>
          </table:table-cell>
          <table:table-cell office:value-type="float" office:value="3.85977">
            <text:p>3,85977</text:p>
          </table:table-cell>
          <table:table-cell office:value-type="float" office:value="43.60647">
            <text:p>43,6064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93</text:p>
          </table:table-cell>
          <table:table-cell office:value-type="float" office:value="2178">
            <text:p>2178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4847">
            <text:p>4847</text:p>
          </table:table-cell>
          <table:table-cell office:value-type="float" office:value="3.86155">
            <text:p>3,86155</text:p>
          </table:table-cell>
          <table:table-cell office:value-type="float" office:value="43.60841">
            <text:p>43,6084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86</text:p>
          </table:table-cell>
          <table:table-cell office:value-type="float" office:value="2179">
            <text:p>2179</text:p>
          </table:table-cell>
        </table:table-row>
        <table:table-row table:style-name="ro1">
          <table:table-cell office:value-type="float" office:value="1194">
            <text:p>1194</text:p>
          </table:table-cell>
          <table:table-cell office:value-type="float" office:value="4828">
            <text:p>4828</text:p>
          </table:table-cell>
          <table:table-cell office:value-type="float" office:value="3.86274">
            <text:p>3,86274</text:p>
          </table:table-cell>
          <table:table-cell office:value-type="float" office:value="43.6098">
            <text:p>43,609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94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4810">
            <text:p>4810</text:p>
          </table:table-cell>
          <table:table-cell office:value-type="float" office:value="3.86099">
            <text:p>3,86099</text:p>
          </table:table-cell>
          <table:table-cell office:value-type="float" office:value="43.61005">
            <text:p>43,6100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90</text:p>
          </table:table-cell>
          <table:table-cell office:value-type="float" office:value="2181">
            <text:p>2181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4810">
            <text:p>4810</text:p>
          </table:table-cell>
          <table:table-cell office:value-type="float" office:value="3.8585">
            <text:p>3,8585</text:p>
          </table:table-cell>
          <table:table-cell office:value-type="float" office:value="43.61044">
            <text:p>43,6104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90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float" office:value="2060">
            <text:p>2060</text:p>
          </table:table-cell>
          <table:table-cell office:value-type="float" office:value="4809">
            <text:p>4809</text:p>
          </table:table-cell>
          <table:table-cell office:value-type="float" office:value="3.85834">
            <text:p>3,85834</text:p>
          </table:table-cell>
          <table:table-cell office:value-type="float" office:value="43.61042">
            <text:p>43,6104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60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4822">
            <text:p>4822</text:p>
          </table:table-cell>
          <table:table-cell office:value-type="float" office:value="3.85663">
            <text:p>3,85663</text:p>
          </table:table-cell>
          <table:table-cell office:value-type="float" office:value="43.61042">
            <text:p>43,6104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90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4628">
            <text:p>4628</text:p>
          </table:table-cell>
          <table:table-cell office:value-type="float" office:value="3.86076">
            <text:p>3,86076</text:p>
          </table:table-cell>
          <table:table-cell office:value-type="float" office:value="43.61171">
            <text:p>43,61171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79</text:p>
          </table:table-cell>
          <table:table-cell office:value-type="float" office:value="2185">
            <text:p>2185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3012">
            <text:p>13012</text:p>
          </table:table-cell>
          <table:table-cell office:value-type="float" office:value="3.86105">
            <text:p>3,86105</text:p>
          </table:table-cell>
          <table:table-cell office:value-type="float" office:value="43.61166">
            <text:p>43,61166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97</text:p>
          </table:table-cell>
          <table:table-cell office:value-type="float" office:value="2186">
            <text:p>2186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4833">
            <text:p>4833</text:p>
          </table:table-cell>
          <table:table-cell office:value-type="float" office:value="3.86443">
            <text:p>3,86443</text:p>
          </table:table-cell>
          <table:table-cell office:value-type="float" office:value="43.60953">
            <text:p>43,6095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01</text:p>
          </table:table-cell>
          <table:table-cell office:value-type="float" office:value="2187">
            <text:p>2187</text:p>
          </table:table-cell>
        </table:table-row>
        <table:table-row table:style-name="ro1">
          <table:table-cell office:value-type="float" office:value="1735">
            <text:p>1735</text:p>
          </table:table-cell>
          <table:table-cell office:value-type="float" office:value="736">
            <text:p>736</text:p>
          </table:table-cell>
          <table:table-cell office:value-type="float" office:value="3.8637">
            <text:p>3,8637</text:p>
          </table:table-cell>
          <table:table-cell office:value-type="float" office:value="43.60746">
            <text:p>43,6074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35</text:p>
          </table:table-cell>
          <table:table-cell office:value-type="float" office:value="2188">
            <text:p>2188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13853">
            <text:p>13853</text:p>
          </table:table-cell>
          <table:table-cell office:value-type="float" office:value="3.86215">
            <text:p>3,86215</text:p>
          </table:table-cell>
          <table:table-cell office:value-type="float" office:value="43.60827">
            <text:p>43,6082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86</text:p>
          </table:table-cell>
          <table:table-cell office:value-type="float" office:value="2189">
            <text:p>2189</text:p>
          </table:table-cell>
        </table:table-row>
        <table:table-row table:style-name="ro1">
          <table:table-cell office:value-type="float" office:value="2065">
            <text:p>2065</text:p>
          </table:table-cell>
          <table:table-cell office:value-type="float" office:value="4845">
            <text:p>4845</text:p>
          </table:table-cell>
          <table:table-cell office:value-type="float" office:value="3.8615">
            <text:p>3,8615</text:p>
          </table:table-cell>
          <table:table-cell office:value-type="float" office:value="43.60836">
            <text:p>43,6083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65</text:p>
          </table:table-cell>
          <table:table-cell office:value-type="float" office:value="2190">
            <text:p>2190</text:p>
          </table:table-cell>
        </table:table-row>
        <table:table-row table:style-name="ro1">
          <table:table-cell office:value-type="float" office:value="2065">
            <text:p>2065</text:p>
          </table:table-cell>
          <table:table-cell office:value-type="float" office:value="4845">
            <text:p>4845</text:p>
          </table:table-cell>
          <table:table-cell office:value-type="float" office:value="3.86117">
            <text:p>3,86117</text:p>
          </table:table-cell>
          <table:table-cell office:value-type="float" office:value="43.6078">
            <text:p>43,607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65</text:p>
          </table:table-cell>
          <table:table-cell office:value-type="float" office:value="2191">
            <text:p>2191</text:p>
          </table:table-cell>
        </table:table-row>
        <table:table-row table:style-name="ro1">
          <table:table-cell office:value-type="float" office:value="1805">
            <text:p>1805</text:p>
          </table:table-cell>
          <table:table-cell office:value-type="float" office:value="720">
            <text:p>720</text:p>
          </table:table-cell>
          <table:table-cell office:value-type="float" office:value="3.86196">
            <text:p>3,86196</text:p>
          </table:table-cell>
          <table:table-cell office:value-type="float" office:value="43.60752">
            <text:p>43,6075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05</text:p>
          </table:table-cell>
          <table:table-cell office:value-type="float" office:value="2192">
            <text:p>2192</text:p>
          </table:table-cell>
        </table:table-row>
        <table:table-row table:style-name="ro1">
          <table:table-cell office:value-type="float" office:value="2065">
            <text:p>2065</text:p>
          </table:table-cell>
          <table:table-cell office:value-type="float" office:value="725">
            <text:p>725</text:p>
          </table:table-cell>
          <table:table-cell office:value-type="float" office:value="3.86306">
            <text:p>3,86306</text:p>
          </table:table-cell>
          <table:table-cell office:value-type="float" office:value="43.60611">
            <text:p>43,6061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65</text:p>
          </table:table-cell>
          <table:table-cell office:value-type="float" office:value="2193">
            <text:p>2193</text:p>
          </table:table-cell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696">
            <text:p>696</text:p>
          </table:table-cell>
          <table:table-cell office:value-type="float" office:value="3.86356">
            <text:p>3,86356</text:p>
          </table:table-cell>
          <table:table-cell office:value-type="float" office:value="43.60625">
            <text:p>43,6062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73</text:p>
          </table:table-cell>
          <table:table-cell office:value-type="float" office:value="2194">
            <text:p>2194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695">
            <text:p>695</text:p>
          </table:table-cell>
          <table:table-cell office:value-type="float" office:value="3.86355">
            <text:p>3,86355</text:p>
          </table:table-cell>
          <table:table-cell office:value-type="float" office:value="43.6062">
            <text:p>43,606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12</text:p>
          </table:table-cell>
          <table:table-cell office:value-type="float" office:value="2195">
            <text:p>2195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694">
            <text:p>694</text:p>
          </table:table-cell>
          <table:table-cell office:value-type="float" office:value="3.86247">
            <text:p>3,86247</text:p>
          </table:table-cell>
          <table:table-cell office:value-type="float" office:value="43.6059">
            <text:p>43,605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12</text:p>
          </table:table-cell>
          <table:table-cell office:value-type="float" office:value="2196">
            <text:p>2196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689">
            <text:p>689</text:p>
          </table:table-cell>
          <table:table-cell office:value-type="float" office:value="3.86219">
            <text:p>3,86219</text:p>
          </table:table-cell>
          <table:table-cell office:value-type="float" office:value="43.60582">
            <text:p>43,6058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12</text:p>
          </table:table-cell>
          <table:table-cell office:value-type="float" office:value="2197">
            <text:p>2197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690">
            <text:p>690</text:p>
          </table:table-cell>
          <table:table-cell office:value-type="float" office:value="3.86104">
            <text:p>3,86104</text:p>
          </table:table-cell>
          <table:table-cell office:value-type="float" office:value="43.60548">
            <text:p>43,6054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12</text:p>
          </table:table-cell>
          <table:table-cell office:value-type="float" office:value="2198">
            <text:p>2198</text:p>
          </table:table-cell>
        </table:table-row>
        <table:table-row table:style-name="ro1">
          <table:table-cell office:value-type="float" office:value="1673">
            <text:p>1673</text:p>
          </table:table-cell>
          <table:table-cell office:value-type="float" office:value="733">
            <text:p>733</text:p>
          </table:table-cell>
          <table:table-cell office:value-type="float" office:value="3.86353">
            <text:p>3,86353</text:p>
          </table:table-cell>
          <table:table-cell office:value-type="float" office:value="43.60614">
            <text:p>43,6061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73</text:p>
          </table:table-cell>
          <table:table-cell office:value-type="float" office:value="2199">
            <text:p>2199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699">
            <text:p>699</text:p>
          </table:table-cell>
          <table:table-cell office:value-type="float" office:value="3.86592">
            <text:p>3,86592</text:p>
          </table:table-cell>
          <table:table-cell office:value-type="float" office:value="43.60622">
            <text:p>43,6062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88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738">
            <text:p>738</text:p>
          </table:table-cell>
          <table:table-cell office:value-type="float" office:value="3.86516">
            <text:p>3,86516</text:p>
          </table:table-cell>
          <table:table-cell office:value-type="float" office:value="43.60657">
            <text:p>43,6065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24</text:p>
          </table:table-cell>
          <table:table-cell office:value-type="float" office:value="2201">
            <text:p>2201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697">
            <text:p>697</text:p>
          </table:table-cell>
          <table:table-cell office:value-type="float" office:value="3.86506">
            <text:p>3,86506</text:p>
          </table:table-cell>
          <table:table-cell office:value-type="float" office:value="43.60662">
            <text:p>43,6066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12</text:p>
          </table:table-cell>
          <table:table-cell office:value-type="float" office:value="2202">
            <text:p>2202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745">
            <text:p>745</text:p>
          </table:table-cell>
          <table:table-cell office:value-type="float" office:value="3.86588">
            <text:p>3,86588</text:p>
          </table:table-cell>
          <table:table-cell office:value-type="float" office:value="43.60689">
            <text:p>43,6068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12</text:p>
          </table:table-cell>
          <table:table-cell office:value-type="float" office:value="2203">
            <text:p>2203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12552">
            <text:p>12552</text:p>
          </table:table-cell>
          <table:table-cell office:value-type="float" office:value="3.86683">
            <text:p>3,86683</text:p>
          </table:table-cell>
          <table:table-cell office:value-type="float" office:value="43.60741">
            <text:p>43,6074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12</text:p>
          </table:table-cell>
          <table:table-cell office:value-type="float" office:value="2204">
            <text:p>2204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747">
            <text:p>747</text:p>
          </table:table-cell>
          <table:table-cell office:value-type="float" office:value="3.86707">
            <text:p>3,86707</text:p>
          </table:table-cell>
          <table:table-cell office:value-type="float" office:value="43.60758">
            <text:p>43,6075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12</text:p>
          </table:table-cell>
          <table:table-cell office:value-type="float" office:value="2205">
            <text:p>2205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752">
            <text:p>752</text:p>
          </table:table-cell>
          <table:table-cell office:value-type="float" office:value="3.86742">
            <text:p>3,86742</text:p>
          </table:table-cell>
          <table:table-cell office:value-type="float" office:value="43.60587">
            <text:p>43,6058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23</text:p>
          </table:table-cell>
          <table:table-cell office:value-type="float" office:value="2206">
            <text:p>2206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750">
            <text:p>750</text:p>
          </table:table-cell>
          <table:table-cell office:value-type="float" office:value="3.8674">
            <text:p>3,8674</text:p>
          </table:table-cell>
          <table:table-cell office:value-type="float" office:value="43.60612">
            <text:p>43,6061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23</text:p>
          </table:table-cell>
          <table:table-cell office:value-type="float" office:value="2207">
            <text:p>2207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742">
            <text:p>742</text:p>
          </table:table-cell>
          <table:table-cell office:value-type="float" office:value="3.86704">
            <text:p>3,86704</text:p>
          </table:table-cell>
          <table:table-cell office:value-type="float" office:value="43.60589">
            <text:p>43,6058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24</text:p>
          </table:table-cell>
          <table:table-cell office:value-type="float" office:value="2208">
            <text:p>2208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741">
            <text:p>741</text:p>
          </table:table-cell>
          <table:table-cell office:value-type="float" office:value="3.8661">
            <text:p>3,8661</text:p>
          </table:table-cell>
          <table:table-cell office:value-type="float" office:value="43.6052">
            <text:p>43,6052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17</text:p>
          </table:table-cell>
          <table:table-cell office:value-type="float" office:value="2209">
            <text:p>2209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739">
            <text:p>739</text:p>
          </table:table-cell>
          <table:table-cell office:value-type="float" office:value="3.86606">
            <text:p>3,86606</text:p>
          </table:table-cell>
          <table:table-cell office:value-type="float" office:value="43.6051">
            <text:p>43,605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21</text:p>
          </table:table-cell>
          <table:table-cell office:value-type="float" office:value="2210">
            <text:p>2210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775">
            <text:p>775</text:p>
          </table:table-cell>
          <table:table-cell office:value-type="float" office:value="3.86752">
            <text:p>3,86752</text:p>
          </table:table-cell>
          <table:table-cell office:value-type="float" office:value="43.60484">
            <text:p>43,6048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22</text:p>
          </table:table-cell>
          <table:table-cell office:value-type="float" office:value="2211">
            <text:p>2211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772">
            <text:p>772</text:p>
          </table:table-cell>
          <table:table-cell office:value-type="float" office:value="3.86757">
            <text:p>3,86757</text:p>
          </table:table-cell>
          <table:table-cell office:value-type="float" office:value="43.60491">
            <text:p>43,6049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66</text:p>
          </table:table-cell>
          <table:table-cell office:value-type="float" office:value="2212">
            <text:p>2212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774">
            <text:p>774</text:p>
          </table:table-cell>
          <table:table-cell office:value-type="float" office:value="3.8675">
            <text:p>3,8675</text:p>
          </table:table-cell>
          <table:table-cell office:value-type="float" office:value="43.60538">
            <text:p>43,6053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66</text:p>
          </table:table-cell>
          <table:table-cell office:value-type="float" office:value="2213">
            <text:p>2213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740">
            <text:p>740</text:p>
          </table:table-cell>
          <table:table-cell office:value-type="float" office:value="3.86521">
            <text:p>3,86521</text:p>
          </table:table-cell>
          <table:table-cell office:value-type="float" office:value="43.60482">
            <text:p>43,6048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17</text:p>
          </table:table-cell>
          <table:table-cell office:value-type="float" office:value="2214">
            <text:p>2214</text:p>
          </table:table-cell>
        </table:table-row>
        <table:table-row table:style-name="ro1">
          <table:table-cell office:value-type="float" office:value="1696">
            <text:p>1696</text:p>
          </table:table-cell>
          <table:table-cell office:value-type="float" office:value="769">
            <text:p>769</text:p>
          </table:table-cell>
          <table:table-cell office:value-type="float" office:value="3.86619">
            <text:p>3,86619</text:p>
          </table:table-cell>
          <table:table-cell office:value-type="float" office:value="43.60707">
            <text:p>43,6070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96</text:p>
          </table:table-cell>
          <table:table-cell office:value-type="float" office:value="2215">
            <text:p>2215</text:p>
          </table:table-cell>
        </table:table-row>
        <table:table-row table:style-name="ro1">
          <table:table-cell office:value-type="float" office:value="1527">
            <text:p>1527</text:p>
          </table:table-cell>
          <table:table-cell office:value-type="float" office:value="706">
            <text:p>706</text:p>
          </table:table-cell>
          <table:table-cell office:value-type="float" office:value="3.86581">
            <text:p>3,86581</text:p>
          </table:table-cell>
          <table:table-cell office:value-type="float" office:value="43.6069">
            <text:p>43,606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27</text:p>
          </table:table-cell>
          <table:table-cell office:value-type="float" office:value="2216">
            <text:p>2216</text:p>
          </table:table-cell>
        </table:table-row>
        <table:table-row table:style-name="ro1">
          <table:table-cell office:value-type="float" office:value="1634">
            <text:p>1634</text:p>
          </table:table-cell>
          <table:table-cell office:value-type="float" office:value="4679">
            <text:p>4679</text:p>
          </table:table-cell>
          <table:table-cell office:value-type="float" office:value="3.86617">
            <text:p>3,86617</text:p>
          </table:table-cell>
          <table:table-cell office:value-type="float" office:value="43.60855">
            <text:p>43,6085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34</text:p>
          </table:table-cell>
          <table:table-cell office:value-type="float" office:value="2217">
            <text:p>2217</text:p>
          </table:table-cell>
        </table:table-row>
        <table:table-row table:style-name="ro1">
          <table:table-cell office:value-type="float" office:value="1634">
            <text:p>1634</text:p>
          </table:table-cell>
          <table:table-cell office:value-type="float" office:value="4660">
            <text:p>4660</text:p>
          </table:table-cell>
          <table:table-cell office:value-type="float" office:value="3.86696">
            <text:p>3,86696</text:p>
          </table:table-cell>
          <table:table-cell office:value-type="float" office:value="43.60854">
            <text:p>43,6085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34</text:p>
          </table:table-cell>
          <table:table-cell office:value-type="float" office:value="2218">
            <text:p>2218</text:p>
          </table:table-cell>
        </table:table-row>
        <table:table-row table:style-name="ro1">
          <table:table-cell office:value-type="float" office:value="1195">
            <text:p>1195</text:p>
          </table:table-cell>
          <table:table-cell office:value-type="float" office:value="4661">
            <text:p>4661</text:p>
          </table:table-cell>
          <table:table-cell office:value-type="float" office:value="3.86695">
            <text:p>3,86695</text:p>
          </table:table-cell>
          <table:table-cell office:value-type="float" office:value="43.60892">
            <text:p>43,6089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95</text:p>
          </table:table-cell>
          <table:table-cell office:value-type="float" office:value="2219">
            <text:p>2219</text:p>
          </table:table-cell>
        </table:table-row>
        <table:table-row table:style-name="ro1">
          <table:table-cell office:value-type="float" office:value="1195">
            <text:p>1195</text:p>
          </table:table-cell>
          <table:table-cell office:value-type="float" office:value="4671">
            <text:p>4671</text:p>
          </table:table-cell>
          <table:table-cell office:value-type="float" office:value="3.86714">
            <text:p>3,86714</text:p>
          </table:table-cell>
          <table:table-cell office:value-type="float" office:value="43.60775">
            <text:p>43,6077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95</text:p>
          </table:table-cell>
          <table:table-cell office:value-type="float" office:value="2220">
            <text:p>2220</text:p>
          </table:table-cell>
        </table:table-row>
        <table:table-row table:style-name="ro1">
          <table:table-cell office:value-type="float" office:value="1134">
            <text:p>1134</text:p>
          </table:table-cell>
          <table:table-cell office:value-type="float" office:value="4673">
            <text:p>4673</text:p>
          </table:table-cell>
          <table:table-cell office:value-type="float" office:value="3.86715">
            <text:p>3,86715</text:p>
          </table:table-cell>
          <table:table-cell office:value-type="float" office:value="43.60798">
            <text:p>43,6079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34</text:p>
          </table:table-cell>
          <table:table-cell office:value-type="float" office:value="2221">
            <text:p>2221</text:p>
          </table:table-cell>
        </table:table-row>
        <table:table-row table:style-name="ro1">
          <table:table-cell office:value-type="float" office:value="1888">
            <text:p>1888</text:p>
          </table:table-cell>
          <table:table-cell office:value-type="float" office:value="8873">
            <text:p>8873</text:p>
          </table:table-cell>
          <table:table-cell office:value-type="float" office:value="3.86719">
            <text:p>3,86719</text:p>
          </table:table-cell>
          <table:table-cell office:value-type="float" office:value="43.60739">
            <text:p>43,6073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88</text:p>
          </table:table-cell>
          <table:table-cell office:value-type="float" office:value="2222">
            <text:p>2222</text:p>
          </table:table-cell>
        </table:table-row>
        <table:table-row table:style-name="ro1">
          <table:table-cell office:value-type="float" office:value="1268">
            <text:p>1268</text:p>
          </table:table-cell>
          <table:table-cell office:value-type="float" office:value="4693">
            <text:p>4693</text:p>
          </table:table-cell>
          <table:table-cell office:value-type="float" office:value="3.86741">
            <text:p>3,86741</text:p>
          </table:table-cell>
          <table:table-cell office:value-type="float" office:value="43.60655">
            <text:p>43,6065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68</text:p>
          </table:table-cell>
          <table:table-cell office:value-type="float" office:value="2223">
            <text:p>2223</text:p>
          </table:table-cell>
        </table:table-row>
        <table:table-row table:style-name="ro1">
          <table:table-cell office:value-type="float" office:value="1268">
            <text:p>1268</text:p>
          </table:table-cell>
          <table:table-cell office:value-type="float" office:value="4693">
            <text:p>4693</text:p>
          </table:table-cell>
          <table:table-cell office:value-type="float" office:value="3.86789">
            <text:p>3,86789</text:p>
          </table:table-cell>
          <table:table-cell office:value-type="float" office:value="43.60725">
            <text:p>43,6072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68</text:p>
          </table:table-cell>
          <table:table-cell office:value-type="float" office:value="2224">
            <text:p>2224</text:p>
          </table:table-cell>
        </table:table-row>
        <table:table-row table:style-name="ro1">
          <table:table-cell office:value-type="float" office:value="1641">
            <text:p>1641</text:p>
          </table:table-cell>
          <table:table-cell office:value-type="float" office:value="4692">
            <text:p>4692</text:p>
          </table:table-cell>
          <table:table-cell office:value-type="float" office:value="3.86793">
            <text:p>3,86793</text:p>
          </table:table-cell>
          <table:table-cell office:value-type="float" office:value="43.60731">
            <text:p>43,6073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1</text:p>
          </table:table-cell>
          <table:table-cell office:value-type="float" office:value="2225">
            <text:p>2225</text:p>
          </table:table-cell>
        </table:table-row>
        <table:table-row table:style-name="ro1">
          <table:table-cell office:value-type="float" office:value="1641">
            <text:p>1641</text:p>
          </table:table-cell>
          <table:table-cell office:value-type="float" office:value="4691">
            <text:p>4691</text:p>
          </table:table-cell>
          <table:table-cell office:value-type="float" office:value="3.86935">
            <text:p>3,86935</text:p>
          </table:table-cell>
          <table:table-cell office:value-type="float" office:value="43.60738">
            <text:p>43,6073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41</text:p>
          </table:table-cell>
          <table:table-cell office:value-type="float" office:value="2226">
            <text:p>2226</text:p>
          </table:table-cell>
        </table:table-row>
        <table:table-row table:style-name="ro1">
          <table:table-cell office:value-type="float" office:value="1839">
            <text:p>1839</text:p>
          </table:table-cell>
          <table:table-cell office:value-type="float" office:value="755">
            <text:p>755</text:p>
          </table:table-cell>
          <table:table-cell office:value-type="float" office:value="3.86908">
            <text:p>3,86908</text:p>
          </table:table-cell>
          <table:table-cell office:value-type="float" office:value="43.60685">
            <text:p>43,6068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39</text:p>
          </table:table-cell>
          <table:table-cell office:value-type="float" office:value="2227">
            <text:p>2227</text:p>
          </table:table-cell>
        </table:table-row>
        <table:table-row table:style-name="ro1">
          <table:table-cell office:value-type="float" office:value="1842">
            <text:p>1842</text:p>
          </table:table-cell>
          <table:table-cell office:value-type="float" office:value="791">
            <text:p>791</text:p>
          </table:table-cell>
          <table:table-cell office:value-type="float" office:value="3.86969">
            <text:p>3,86969</text:p>
          </table:table-cell>
          <table:table-cell office:value-type="float" office:value="43.60641">
            <text:p>43,6064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42</text:p>
          </table:table-cell>
          <table:table-cell office:value-type="float" office:value="2228">
            <text:p>2228</text:p>
          </table:table-cell>
        </table:table-row>
        <table:table-row table:style-name="ro1">
          <table:table-cell office:value-type="float" office:value="1842">
            <text:p>1842</text:p>
          </table:table-cell>
          <table:table-cell office:value-type="float" office:value="791">
            <text:p>791</text:p>
          </table:table-cell>
          <table:table-cell office:value-type="float" office:value="3.86919">
            <text:p>3,86919</text:p>
          </table:table-cell>
          <table:table-cell office:value-type="float" office:value="43.60593">
            <text:p>43,6059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42</text:p>
          </table:table-cell>
          <table:table-cell office:value-type="float" office:value="2229">
            <text:p>2229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757">
            <text:p>757</text:p>
          </table:table-cell>
          <table:table-cell office:value-type="float" office:value="3.86911">
            <text:p>3,86911</text:p>
          </table:table-cell>
          <table:table-cell office:value-type="float" office:value="43.60592">
            <text:p>43,6059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2</text:p>
          </table:table-cell>
          <table:table-cell office:value-type="float" office:value="2230">
            <text:p>2230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756">
            <text:p>756</text:p>
          </table:table-cell>
          <table:table-cell office:value-type="float" office:value="3.86819">
            <text:p>3,86819</text:p>
          </table:table-cell>
          <table:table-cell office:value-type="float" office:value="43.6064">
            <text:p>43,606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12</text:p>
          </table:table-cell>
          <table:table-cell office:value-type="float" office:value="2231">
            <text:p>2231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771">
            <text:p>771</text:p>
          </table:table-cell>
          <table:table-cell office:value-type="float" office:value="3.86813">
            <text:p>3,86813</text:p>
          </table:table-cell>
          <table:table-cell office:value-type="float" office:value="43.60648">
            <text:p>43,6064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17</text:p>
          </table:table-cell>
          <table:table-cell office:value-type="float" office:value="2232">
            <text:p>2232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773">
            <text:p>773</text:p>
          </table:table-cell>
          <table:table-cell office:value-type="float" office:value="3.86759">
            <text:p>3,86759</text:p>
          </table:table-cell>
          <table:table-cell office:value-type="float" office:value="43.60526">
            <text:p>43,6052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96</text:p>
          </table:table-cell>
          <table:table-cell office:value-type="float" office:value="2233">
            <text:p>2233</text:p>
          </table:table-cell>
        </table:table-row>
        <table:table-row table:style-name="ro1">
          <table:table-cell office:value-type="float" office:value="1746">
            <text:p>1746</text:p>
          </table:table-cell>
          <table:table-cell office:value-type="float" office:value="760">
            <text:p>760</text:p>
          </table:table-cell>
          <table:table-cell office:value-type="float" office:value="3.8692">
            <text:p>3,8692</text:p>
          </table:table-cell>
          <table:table-cell office:value-type="float" office:value="43.60537">
            <text:p>43,6053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46</text:p>
          </table:table-cell>
          <table:table-cell office:value-type="float" office:value="2234">
            <text:p>2234</text:p>
          </table:table-cell>
        </table:table-row>
        <table:table-row table:style-name="ro1">
          <table:table-cell office:value-type="float" office:value="1746">
            <text:p>1746</text:p>
          </table:table-cell>
          <table:table-cell office:value-type="float" office:value="760">
            <text:p>760</text:p>
          </table:table-cell>
          <table:table-cell office:value-type="float" office:value="3.86989">
            <text:p>3,86989</text:p>
          </table:table-cell>
          <table:table-cell office:value-type="float" office:value="43.60497">
            <text:p>43,6049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46</text:p>
          </table:table-cell>
          <table:table-cell office:value-type="float" office:value="2235">
            <text:p>2235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788">
            <text:p>788</text:p>
          </table:table-cell>
          <table:table-cell office:value-type="float" office:value="3.86919">
            <text:p>3,86919</text:p>
          </table:table-cell>
          <table:table-cell office:value-type="float" office:value="43.60545">
            <text:p>43,605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84</text:p>
          </table:table-cell>
          <table:table-cell office:value-type="float" office:value="2236">
            <text:p>2236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788">
            <text:p>788</text:p>
          </table:table-cell>
          <table:table-cell office:value-type="float" office:value="3.86979">
            <text:p>3,86979</text:p>
          </table:table-cell>
          <table:table-cell office:value-type="float" office:value="43.60594">
            <text:p>43,6059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84</text:p>
          </table:table-cell>
          <table:table-cell office:value-type="float" office:value="2237">
            <text:p>2237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788">
            <text:p>788</text:p>
          </table:table-cell>
          <table:table-cell office:value-type="float" office:value="3.87007">
            <text:p>3,87007</text:p>
          </table:table-cell>
          <table:table-cell office:value-type="float" office:value="43.60616">
            <text:p>43,6061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84</text:p>
          </table:table-cell>
          <table:table-cell office:value-type="float" office:value="2238">
            <text:p>2238</text:p>
          </table:table-cell>
        </table:table-row>
        <table:table-row table:style-name="ro1">
          <table:table-cell office:value-type="float" office:value="2055">
            <text:p>2055</text:p>
          </table:table-cell>
          <table:table-cell office:value-type="float" office:value="787">
            <text:p>787</text:p>
          </table:table-cell>
          <table:table-cell office:value-type="float" office:value="3.87017">
            <text:p>3,87017</text:p>
          </table:table-cell>
          <table:table-cell office:value-type="float" office:value="43.60616">
            <text:p>43,6061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55</text:p>
          </table:table-cell>
          <table:table-cell office:value-type="float" office:value="2239">
            <text:p>2239</text:p>
          </table:table-cell>
        </table:table-row>
        <table:table-row table:style-name="ro1">
          <table:table-cell office:value-type="float" office:value="2055">
            <text:p>2055</text:p>
          </table:table-cell>
          <table:table-cell office:value-type="float" office:value="786">
            <text:p>786</text:p>
          </table:table-cell>
          <table:table-cell office:value-type="float" office:value="3.87114">
            <text:p>3,87114</text:p>
          </table:table-cell>
          <table:table-cell office:value-type="float" office:value="43.60569">
            <text:p>43,6056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55</text:p>
          </table:table-cell>
          <table:table-cell office:value-type="float" office:value="2240">
            <text:p>2240</text:p>
          </table:table-cell>
        </table:table-row>
        <table:table-row table:style-name="ro1">
          <table:table-cell office:value-type="float" office:value="2071">
            <text:p>2071</text:p>
          </table:table-cell>
          <table:table-cell office:value-type="float" office:value="804">
            <text:p>804</text:p>
          </table:table-cell>
          <table:table-cell office:value-type="float" office:value="3.87076">
            <text:p>3,87076</text:p>
          </table:table-cell>
          <table:table-cell office:value-type="float" office:value="43.60595">
            <text:p>43,6059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71</text:p>
          </table:table-cell>
          <table:table-cell office:value-type="float" office:value="2241">
            <text:p>2241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800">
            <text:p>800</text:p>
          </table:table-cell>
          <table:table-cell office:value-type="float" office:value="3.87122">
            <text:p>3,87122</text:p>
          </table:table-cell>
          <table:table-cell office:value-type="float" office:value="43.60571">
            <text:p>43,6057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35</text:p>
          </table:table-cell>
          <table:table-cell office:value-type="float" office:value="2242">
            <text:p>2242</text:p>
          </table:table-cell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799">
            <text:p>799</text:p>
          </table:table-cell>
          <table:table-cell office:value-type="float" office:value="3.87167">
            <text:p>3,87167</text:p>
          </table:table-cell>
          <table:table-cell office:value-type="float" office:value="43.60586">
            <text:p>43,6058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25</text:p>
          </table:table-cell>
          <table:table-cell office:value-type="float" office:value="2243">
            <text:p>2243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797">
            <text:p>797</text:p>
          </table:table-cell>
          <table:table-cell office:value-type="float" office:value="3.87277">
            <text:p>3,87277</text:p>
          </table:table-cell>
          <table:table-cell office:value-type="float" office:value="43.60494">
            <text:p>43,6049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38</text:p>
          </table:table-cell>
          <table:table-cell office:value-type="float" office:value="2244">
            <text:p>2244</text:p>
          </table:table-cell>
        </table:table-row>
        <table:table-row table:style-name="ro1">
          <table:table-cell office:value-type="float" office:value="1411">
            <text:p>1411</text:p>
          </table:table-cell>
          <table:table-cell office:value-type="float" office:value="856">
            <text:p>856</text:p>
          </table:table-cell>
          <table:table-cell office:value-type="float" office:value="3.87418">
            <text:p>3,87418</text:p>
          </table:table-cell>
          <table:table-cell office:value-type="float" office:value="43.6049">
            <text:p>43,604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11</text:p>
          </table:table-cell>
          <table:table-cell office:value-type="float" office:value="2245">
            <text:p>2245</text:p>
          </table:table-cell>
        </table:table-row>
        <table:table-row table:style-name="ro1">
          <table:table-cell office:value-type="float" office:value="1106">
            <text:p>1106</text:p>
          </table:table-cell>
          <table:table-cell office:value-type="float" office:value="858">
            <text:p>858</text:p>
          </table:table-cell>
          <table:table-cell office:value-type="float" office:value="3.87354">
            <text:p>3,87354</text:p>
          </table:table-cell>
          <table:table-cell office:value-type="float" office:value="43.60457">
            <text:p>43,6045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06</text:p>
          </table:table-cell>
          <table:table-cell office:value-type="float" office:value="2246">
            <text:p>2246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812">
            <text:p>812</text:p>
          </table:table-cell>
          <table:table-cell office:value-type="float" office:value="3.87365">
            <text:p>3,87365</text:p>
          </table:table-cell>
          <table:table-cell office:value-type="float" office:value="43.60447">
            <text:p>43,6044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09</text:p>
          </table:table-cell>
          <table:table-cell office:value-type="float" office:value="2247">
            <text:p>2247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office:value-type="float" office:value="5662">
            <text:p>5662</text:p>
          </table:table-cell>
          <table:table-cell office:value-type="float" office:value="3.87354">
            <text:p>3,87354</text:p>
          </table:table-cell>
          <table:table-cell office:value-type="float" office:value="43.6043">
            <text:p>43,604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43</text:p>
          </table:table-cell>
          <table:table-cell office:value-type="float" office:value="2248">
            <text:p>2248</text:p>
          </table:table-cell>
        </table:table-row>
        <table:table-row table:style-name="ro1">
          <table:table-cell office:value-type="float" office:value="1934">
            <text:p>1934</text:p>
          </table:table-cell>
          <table:table-cell office:value-type="float" office:value="5666">
            <text:p>5666</text:p>
          </table:table-cell>
          <table:table-cell office:value-type="float" office:value="3.87368">
            <text:p>3,87368</text:p>
          </table:table-cell>
          <table:table-cell office:value-type="float" office:value="43.60432">
            <text:p>43,60432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34</text:p>
          </table:table-cell>
          <table:table-cell office:value-type="float" office:value="2249">
            <text:p>2249</text:p>
          </table:table-cell>
        </table:table-row>
        <table:table-row table:style-name="ro1">
          <table:table-cell office:value-type="float" office:value="1934">
            <text:p>1934</text:p>
          </table:table-cell>
          <table:table-cell office:value-type="float" office:value="5664">
            <text:p>5664</text:p>
          </table:table-cell>
          <table:table-cell office:value-type="float" office:value="3.87432">
            <text:p>3,87432</text:p>
          </table:table-cell>
          <table:table-cell office:value-type="float" office:value="43.60402">
            <text:p>43,6040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34</text:p>
          </table:table-cell>
          <table:table-cell office:value-type="float" office:value="2250">
            <text:p>2250</text:p>
          </table:table-cell>
        </table:table-row>
        <table:table-row table:style-name="ro1">
          <table:table-cell office:value-type="float" office:value="1934">
            <text:p>1934</text:p>
          </table:table-cell>
          <table:table-cell office:value-type="float" office:value="5664">
            <text:p>5664</text:p>
          </table:table-cell>
          <table:table-cell office:value-type="float" office:value="3.87475">
            <text:p>3,87475</text:p>
          </table:table-cell>
          <table:table-cell office:value-type="float" office:value="43.60381">
            <text:p>43,6038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34</text:p>
          </table:table-cell>
          <table:table-cell office:value-type="float" office:value="2251">
            <text:p>2251</text:p>
          </table:table-cell>
        </table:table-row>
        <table:table-row table:style-name="ro1">
          <table:table-cell office:value-type="float" office:value="1897">
            <text:p>1897</text:p>
          </table:table-cell>
          <table:table-cell office:value-type="float" office:value="5679">
            <text:p>5679</text:p>
          </table:table-cell>
          <table:table-cell office:value-type="float" office:value="3.87475">
            <text:p>3,87475</text:p>
          </table:table-cell>
          <table:table-cell office:value-type="float" office:value="43.60352">
            <text:p>43,60352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97</text:p>
          </table:table-cell>
          <table:table-cell office:value-type="float" office:value="2252">
            <text:p>2252</text:p>
          </table:table-cell>
        </table:table-row>
        <table:table-row table:style-name="ro1">
          <table:table-cell office:value-type="float" office:value="1897">
            <text:p>1897</text:p>
          </table:table-cell>
          <table:table-cell office:value-type="float" office:value="853">
            <text:p>853</text:p>
          </table:table-cell>
          <table:table-cell office:value-type="float" office:value="3.87494">
            <text:p>3,87494</text:p>
          </table:table-cell>
          <table:table-cell office:value-type="float" office:value="43.60432">
            <text:p>43,6043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97</text:p>
          </table:table-cell>
          <table:table-cell office:value-type="float" office:value="2253">
            <text:p>2253</text:p>
          </table:table-cell>
        </table:table-row>
        <table:table-row table:style-name="ro1">
          <table:table-cell office:value-type="float" office:value="1897">
            <text:p>1897</text:p>
          </table:table-cell>
          <table:table-cell office:value-type="float" office:value="853">
            <text:p>853</text:p>
          </table:table-cell>
          <table:table-cell office:value-type="float" office:value="3.87506">
            <text:p>3,87506</text:p>
          </table:table-cell>
          <table:table-cell office:value-type="float" office:value="43.60524">
            <text:p>43,60524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97</text:p>
          </table:table-cell>
          <table:table-cell office:value-type="float" office:value="2254">
            <text:p>2254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office:value-type="float" office:value="32">
            <text:p>32</text:p>
          </table:table-cell>
          <table:table-cell office:value-type="float" office:value="3.87464">
            <text:p>3,87464</text:p>
          </table:table-cell>
          <table:table-cell office:value-type="float" office:value="43.6052">
            <text:p>43,605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43</text:p>
          </table:table-cell>
          <table:table-cell office:value-type="float" office:value="2255">
            <text:p>2255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25">
            <text:p>25</text:p>
          </table:table-cell>
          <table:table-cell office:value-type="float" office:value="3.87341">
            <text:p>3,87341</text:p>
          </table:table-cell>
          <table:table-cell office:value-type="float" office:value="43.60565">
            <text:p>43,60565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38</text:p>
          </table:table-cell>
          <table:table-cell office:value-type="float" office:value="2256">
            <text:p>2256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803">
            <text:p>803</text:p>
          </table:table-cell>
          <table:table-cell office:value-type="float" office:value="3.87341">
            <text:p>3,87341</text:p>
          </table:table-cell>
          <table:table-cell office:value-type="float" office:value="43.60583">
            <text:p>43,6058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08</text:p>
          </table:table-cell>
          <table:table-cell office:value-type="float" office:value="2257">
            <text:p>2257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802">
            <text:p>802</text:p>
          </table:table-cell>
          <table:table-cell office:value-type="float" office:value="3.8723">
            <text:p>3,8723</text:p>
          </table:table-cell>
          <table:table-cell office:value-type="float" office:value="43.60638">
            <text:p>43,6063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08</text:p>
          </table:table-cell>
          <table:table-cell office:value-type="float" office:value="2258">
            <text:p>2258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805">
            <text:p>805</text:p>
          </table:table-cell>
          <table:table-cell office:value-type="float" office:value="3.87206">
            <text:p>3,87206</text:p>
          </table:table-cell>
          <table:table-cell office:value-type="float" office:value="43.60649">
            <text:p>43,6064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08</text:p>
          </table:table-cell>
          <table:table-cell office:value-type="float" office:value="2259">
            <text:p>2259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806">
            <text:p>806</text:p>
          </table:table-cell>
          <table:table-cell office:value-type="float" office:value="3.87098">
            <text:p>3,87098</text:p>
          </table:table-cell>
          <table:table-cell office:value-type="float" office:value="43.60705">
            <text:p>43,60705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08</text:p>
          </table:table-cell>
          <table:table-cell office:value-type="float" office:value="2260">
            <text:p>2260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4697">
            <text:p>4697</text:p>
          </table:table-cell>
          <table:table-cell office:value-type="float" office:value="3.87072">
            <text:p>3,87072</text:p>
          </table:table-cell>
          <table:table-cell office:value-type="float" office:value="43.60719">
            <text:p>43,60719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08</text:p>
          </table:table-cell>
          <table:table-cell office:value-type="float" office:value="2261">
            <text:p>2261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4699">
            <text:p>4699</text:p>
          </table:table-cell>
          <table:table-cell office:value-type="float" office:value="3.87004">
            <text:p>3,87004</text:p>
          </table:table-cell>
          <table:table-cell office:value-type="float" office:value="43.60754">
            <text:p>43,6075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08</text:p>
          </table:table-cell>
          <table:table-cell office:value-type="float" office:value="2262">
            <text:p>2262</text:p>
          </table:table-cell>
        </table:table-row>
        <table:table-row table:style-name="ro1">
          <table:table-cell office:value-type="float" office:value="1839">
            <text:p>1839</text:p>
          </table:table-cell>
          <table:table-cell office:value-type="float" office:value="4696">
            <text:p>4696</text:p>
          </table:table-cell>
          <table:table-cell office:value-type="float" office:value="3.86992">
            <text:p>3,86992</text:p>
          </table:table-cell>
          <table:table-cell office:value-type="float" office:value="43.6076">
            <text:p>43,6076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39</text:p>
          </table:table-cell>
          <table:table-cell office:value-type="float" office:value="2263">
            <text:p>2263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4668">
            <text:p>4668</text:p>
          </table:table-cell>
          <table:table-cell office:value-type="float" office:value="3.86902">
            <text:p>3,86902</text:p>
          </table:table-cell>
          <table:table-cell office:value-type="float" office:value="43.60804">
            <text:p>43,6080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08</text:p>
          </table:table-cell>
          <table:table-cell office:value-type="float" office:value="2264">
            <text:p>2264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4674">
            <text:p>4674</text:p>
          </table:table-cell>
          <table:table-cell office:value-type="float" office:value="3.86834">
            <text:p>3,86834</text:p>
          </table:table-cell>
          <table:table-cell office:value-type="float" office:value="43.60837">
            <text:p>43,60837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08</text:p>
          </table:table-cell>
          <table:table-cell office:value-type="float" office:value="2265">
            <text:p>2265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4675">
            <text:p>4675</text:p>
          </table:table-cell>
          <table:table-cell office:value-type="float" office:value="3.86722">
            <text:p>3,86722</text:p>
          </table:table-cell>
          <table:table-cell office:value-type="float" office:value="43.60769">
            <text:p>43,6076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12</text:p>
          </table:table-cell>
          <table:table-cell office:value-type="float" office:value="2266">
            <text:p>2266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766">
            <text:p>766</text:p>
          </table:table-cell>
          <table:table-cell office:value-type="float" office:value="3.86725">
            <text:p>3,86725</text:p>
          </table:table-cell>
          <table:table-cell office:value-type="float" office:value="43.60743">
            <text:p>43,6074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84</text:p>
          </table:table-cell>
          <table:table-cell office:value-type="float" office:value="2267">
            <text:p>2267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815">
            <text:p>815</text:p>
          </table:table-cell>
          <table:table-cell office:value-type="float" office:value="3.87088">
            <text:p>3,87088</text:p>
          </table:table-cell>
          <table:table-cell office:value-type="float" office:value="43.60726">
            <text:p>43,6072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14</text:p>
          </table:table-cell>
          <table:table-cell office:value-type="float" office:value="2268">
            <text:p>2268</text:p>
          </table:table-cell>
        </table:table-row>
        <table:table-row table:style-name="ro1">
          <table:table-cell office:value-type="float" office:value="1132">
            <text:p>1132</text:p>
          </table:table-cell>
          <table:table-cell office:value-type="float" office:value="816">
            <text:p>816</text:p>
          </table:table-cell>
          <table:table-cell office:value-type="float" office:value="3.87267">
            <text:p>3,87267</text:p>
          </table:table-cell>
          <table:table-cell office:value-type="float" office:value="43.60717">
            <text:p>43,6071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32</text:p>
          </table:table-cell>
          <table:table-cell office:value-type="float" office:value="2269">
            <text:p>2269</text:p>
          </table:table-cell>
        </table:table-row>
        <table:table-row table:style-name="ro1">
          <table:table-cell office:value-type="float" office:value="1436">
            <text:p>1436</text:p>
          </table:table-cell>
          <table:table-cell office:value-type="float" office:value="814">
            <text:p>814</text:p>
          </table:table-cell>
          <table:table-cell office:value-type="float" office:value="3.87226">
            <text:p>3,87226</text:p>
          </table:table-cell>
          <table:table-cell office:value-type="float" office:value="43.60654">
            <text:p>43,6065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36</text:p>
          </table:table-cell>
          <table:table-cell office:value-type="float" office:value="2270">
            <text:p>2270</text:p>
          </table:table-cell>
        </table:table-row>
        <table:table-row table:style-name="ro1">
          <table:table-cell office:value-type="float" office:value="1436">
            <text:p>1436</text:p>
          </table:table-cell>
          <table:table-cell office:value-type="float" office:value="807">
            <text:p>807</text:p>
          </table:table-cell>
          <table:table-cell office:value-type="float" office:value="3.87273">
            <text:p>3,87273</text:p>
          </table:table-cell>
          <table:table-cell office:value-type="float" office:value="43.6072">
            <text:p>43,607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36</text:p>
          </table:table-cell>
          <table:table-cell office:value-type="float" office:value="2271">
            <text:p>2271</text:p>
          </table:table-cell>
        </table:table-row>
        <table:table-row table:style-name="ro1">
          <table:table-cell office:value-type="float" office:value="1667">
            <text:p>1667</text:p>
          </table:table-cell>
          <table:table-cell office:value-type="float" office:value="4711">
            <text:p>4711</text:p>
          </table:table-cell>
          <table:table-cell office:value-type="float" office:value="3.87295">
            <text:p>3,87295</text:p>
          </table:table-cell>
          <table:table-cell office:value-type="float" office:value="43.60767">
            <text:p>43,6076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67</text:p>
          </table:table-cell>
          <table:table-cell office:value-type="float" office:value="2272">
            <text:p>2272</text:p>
          </table:table-cell>
        </table:table-row>
        <table:table-row table:style-name="ro1">
          <table:table-cell office:value-type="float" office:value="1436">
            <text:p>1436</text:p>
          </table:table-cell>
          <table:table-cell office:value-type="float" office:value="101">
            <text:p>101</text:p>
          </table:table-cell>
          <table:table-cell office:value-type="float" office:value="3.8733">
            <text:p>3,8733</text:p>
          </table:table-cell>
          <table:table-cell office:value-type="float" office:value="43.6082">
            <text:p>43,6082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36</text:p>
          </table:table-cell>
          <table:table-cell office:value-type="float" office:value="2273">
            <text:p>2273</text:p>
          </table:table-cell>
        </table:table-row>
        <table:table-row table:style-name="ro1">
          <table:table-cell office:value-type="float" office:value="1667">
            <text:p>1667</text:p>
          </table:table-cell>
          <table:table-cell office:value-type="float" office:value="100">
            <text:p>100</text:p>
          </table:table-cell>
          <table:table-cell office:value-type="float" office:value="3.8742">
            <text:p>3,8742</text:p>
          </table:table-cell>
          <table:table-cell office:value-type="float" office:value="43.60706">
            <text:p>43,6070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67</text:p>
          </table:table-cell>
          <table:table-cell office:value-type="float" office:value="2274">
            <text:p>2274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94">
            <text:p>94</text:p>
          </table:table-cell>
          <table:table-cell office:value-type="float" office:value="3.87422">
            <text:p>3,87422</text:p>
          </table:table-cell>
          <table:table-cell office:value-type="float" office:value="43.60732">
            <text:p>43,6073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83</text:p>
          </table:table-cell>
          <table:table-cell office:value-type="float" office:value="2275">
            <text:p>2275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817">
            <text:p>817</text:p>
          </table:table-cell>
          <table:table-cell office:value-type="float" office:value="3.87286">
            <text:p>3,87286</text:p>
          </table:table-cell>
          <table:table-cell office:value-type="float" office:value="43.60611">
            <text:p>43,60611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23</text:p>
          </table:table-cell>
          <table:table-cell office:value-type="float" office:value="2276">
            <text:p>2276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818">
            <text:p>818</text:p>
          </table:table-cell>
          <table:table-cell office:value-type="float" office:value="3.87353">
            <text:p>3,87353</text:p>
          </table:table-cell>
          <table:table-cell office:value-type="float" office:value="43.60591">
            <text:p>43,60591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83</text:p>
          </table:table-cell>
          <table:table-cell office:value-type="float" office:value="2277">
            <text:p>2277</text:p>
          </table:table-cell>
        </table:table-row>
        <table:table-row table:style-name="ro1">
          <table:table-cell office:value-type="float" office:value="1305">
            <text:p>1305</text:p>
          </table:table-cell>
          <table:table-cell office:value-type="float" office:value="89">
            <text:p>89</text:p>
          </table:table-cell>
          <table:table-cell office:value-type="float" office:value="3.87419">
            <text:p>3,87419</text:p>
          </table:table-cell>
          <table:table-cell office:value-type="float" office:value="43.60746">
            <text:p>43,60746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05</text:p>
          </table:table-cell>
          <table:table-cell office:value-type="float" office:value="2278">
            <text:p>2278</text:p>
          </table:table-cell>
        </table:table-row>
        <table:table-row table:style-name="ro1">
          <table:table-cell office:value-type="float" office:value="1367">
            <text:p>1367</text:p>
          </table:table-cell>
          <table:table-cell office:value-type="float" office:value="150">
            <text:p>150</text:p>
          </table:table-cell>
          <table:table-cell office:value-type="float" office:value="3.87306">
            <text:p>3,87306</text:p>
          </table:table-cell>
          <table:table-cell office:value-type="float" office:value="43.60855">
            <text:p>43,6085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7</text:p>
          </table:table-cell>
          <table:table-cell office:value-type="float" office:value="2279">
            <text:p>2279</text:p>
          </table:table-cell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95">
            <text:p>95</text:p>
          </table:table-cell>
          <table:table-cell office:value-type="float" office:value="3.87227">
            <text:p>3,87227</text:p>
          </table:table-cell>
          <table:table-cell office:value-type="float" office:value="43.61018">
            <text:p>43,6101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20</text:p>
          </table:table-cell>
          <table:table-cell office:value-type="float" office:value="2280">
            <text:p>2280</text:p>
          </table:table-cell>
        </table:table-row>
        <table:table-row table:style-name="ro1">
          <table:table-cell office:value-type="float" office:value="1546">
            <text:p>1546</text:p>
          </table:table-cell>
          <table:table-cell office:value-type="float" office:value="4723">
            <text:p>4723</text:p>
          </table:table-cell>
          <table:table-cell office:value-type="float" office:value="3.87128">
            <text:p>3,87128</text:p>
          </table:table-cell>
          <table:table-cell office:value-type="float" office:value="43.60948">
            <text:p>43,6094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46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float" office:value="1765">
            <text:p>1765</text:p>
          </table:table-cell>
          <table:table-cell office:value-type="float" office:value="4718">
            <text:p>4718</text:p>
          </table:table-cell>
          <table:table-cell office:value-type="float" office:value="3.87148">
            <text:p>3,87148</text:p>
          </table:table-cell>
          <table:table-cell office:value-type="float" office:value="43.60834">
            <text:p>43,6083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65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float" office:value="1765">
            <text:p>1765</text:p>
          </table:table-cell>
          <table:table-cell office:value-type="float" office:value="4718">
            <text:p>4718</text:p>
          </table:table-cell>
          <table:table-cell office:value-type="float" office:value="3.87128">
            <text:p>3,87128</text:p>
          </table:table-cell>
          <table:table-cell office:value-type="float" office:value="43.60863">
            <text:p>43,6086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65</text:p>
          </table:table-cell>
          <table:table-cell office:value-type="float" office:value="2283">
            <text:p>2283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4725">
            <text:p>4725</text:p>
          </table:table-cell>
          <table:table-cell office:value-type="float" office:value="3.87067">
            <text:p>3,87067</text:p>
          </table:table-cell>
          <table:table-cell office:value-type="float" office:value="43.60926">
            <text:p>43,6092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20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4725">
            <text:p>4725</text:p>
          </table:table-cell>
          <table:table-cell office:value-type="float" office:value="3.87104">
            <text:p>3,87104</text:p>
          </table:table-cell>
          <table:table-cell office:value-type="float" office:value="43.60969">
            <text:p>43,6096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20</text:p>
          </table:table-cell>
          <table:table-cell office:value-type="float" office:value="2285">
            <text:p>2285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4724">
            <text:p>4724</text:p>
          </table:table-cell>
          <table:table-cell office:value-type="float" office:value="3.87162">
            <text:p>3,87162</text:p>
          </table:table-cell>
          <table:table-cell office:value-type="float" office:value="43.61044">
            <text:p>43,6104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88</text:p>
          </table:table-cell>
          <table:table-cell office:value-type="float" office:value="2286">
            <text:p>2286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4586">
            <text:p>4586</text:p>
          </table:table-cell>
          <table:table-cell office:value-type="float" office:value="3.87001">
            <text:p>3,87001</text:p>
          </table:table-cell>
          <table:table-cell office:value-type="float" office:value="43.61049">
            <text:p>43,6104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31</text:p>
          </table:table-cell>
          <table:table-cell office:value-type="float" office:value="2287">
            <text:p>2287</text:p>
          </table:table-cell>
        </table:table-row>
        <table:table-row table:style-name="ro1">
          <table:table-cell office:value-type="float" office:value="2066">
            <text:p>2066</text:p>
          </table:table-cell>
          <table:table-cell office:value-type="float" office:value="4587">
            <text:p>4587</text:p>
          </table:table-cell>
          <table:table-cell office:value-type="float" office:value="3.86989">
            <text:p>3,86989</text:p>
          </table:table-cell>
          <table:table-cell office:value-type="float" office:value="43.61016">
            <text:p>43,6101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66</text:p>
          </table:table-cell>
          <table:table-cell office:value-type="float" office:value="2288">
            <text:p>2288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4664">
            <text:p>4664</text:p>
          </table:table-cell>
          <table:table-cell office:value-type="float" office:value="3.86906">
            <text:p>3,86906</text:p>
          </table:table-cell>
          <table:table-cell office:value-type="float" office:value="43.60866">
            <text:p>43,6086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31</text:p>
          </table:table-cell>
          <table:table-cell office:value-type="float" office:value="2289">
            <text:p>2289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152">
            <text:p>152</text:p>
          </table:table-cell>
          <table:table-cell office:value-type="float" office:value="3.87516">
            <text:p>3,87516</text:p>
          </table:table-cell>
          <table:table-cell office:value-type="float" office:value="43.60563">
            <text:p>43,6056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64</text:p>
          </table:table-cell>
          <table:table-cell office:value-type="float" office:value="2290">
            <text:p>2290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91">
            <text:p>91</text:p>
          </table:table-cell>
          <table:table-cell office:value-type="float" office:value="3.87494">
            <text:p>3,87494</text:p>
          </table:table-cell>
          <table:table-cell office:value-type="float" office:value="43.60668">
            <text:p>43,6066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03</text:p>
          </table:table-cell>
          <table:table-cell office:value-type="float" office:value="2291">
            <text:p>2291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91">
            <text:p>91</text:p>
          </table:table-cell>
          <table:table-cell office:value-type="float" office:value="3.87513">
            <text:p>3,87513</text:p>
          </table:table-cell>
          <table:table-cell office:value-type="float" office:value="43.60694">
            <text:p>43,6069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03</text:p>
          </table:table-cell>
          <table:table-cell office:value-type="float" office:value="2292">
            <text:p>2292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838">
            <text:p>838</text:p>
          </table:table-cell>
          <table:table-cell office:value-type="float" office:value="3.87614">
            <text:p>3,87614</text:p>
          </table:table-cell>
          <table:table-cell office:value-type="float" office:value="43.60606">
            <text:p>43,60606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79</text:p>
          </table:table-cell>
          <table:table-cell office:value-type="float" office:value="2293">
            <text:p>2293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2575">
            <text:p>12575</text:p>
          </table:table-cell>
          <table:table-cell office:value-type="float" office:value="3.87642">
            <text:p>3,87642</text:p>
          </table:table-cell>
          <table:table-cell office:value-type="float" office:value="43.60635">
            <text:p>43,60635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50</text:p>
          </table:table-cell>
          <table:table-cell office:value-type="float" office:value="2294">
            <text:p>2294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865">
            <text:p>865</text:p>
          </table:table-cell>
          <table:table-cell office:value-type="float" office:value="3.87609">
            <text:p>3,87609</text:p>
          </table:table-cell>
          <table:table-cell office:value-type="float" office:value="43.60594">
            <text:p>43,6059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50</text:p>
          </table:table-cell>
          <table:table-cell office:value-type="float" office:value="2295">
            <text:p>2295</text:p>
          </table:table-cell>
        </table:table-row>
        <table:table-row table:style-name="ro1">
          <table:table-cell office:value-type="float" office:value="1762">
            <text:p>1762</text:p>
          </table:table-cell>
          <table:table-cell office:value-type="float" office:value="6296">
            <text:p>6296</text:p>
          </table:table-cell>
          <table:table-cell office:value-type="float" office:value="3.87607">
            <text:p>3,87607</text:p>
          </table:table-cell>
          <table:table-cell office:value-type="float" office:value="43.60587">
            <text:p>43,6058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62</text:p>
          </table:table-cell>
          <table:table-cell office:value-type="float" office:value="2296">
            <text:p>2296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6289">
            <text:p>6289</text:p>
          </table:table-cell>
          <table:table-cell office:value-type="float" office:value="3.87547">
            <text:p>3,87547</text:p>
          </table:table-cell>
          <table:table-cell office:value-type="float" office:value="43.60592">
            <text:p>43,6059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9</text:p>
          </table:table-cell>
          <table:table-cell office:value-type="float" office:value="2297">
            <text:p>2297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113">
            <text:p>113</text:p>
          </table:table-cell>
          <table:table-cell office:value-type="float" office:value="3.87497">
            <text:p>3,87497</text:p>
          </table:table-cell>
          <table:table-cell office:value-type="float" office:value="43.60546">
            <text:p>43,6054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9</text:p>
          </table:table-cell>
          <table:table-cell office:value-type="float" office:value="2298">
            <text:p>2298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102">
            <text:p>102</text:p>
          </table:table-cell>
          <table:table-cell office:value-type="float" office:value="3.87529">
            <text:p>3,87529</text:p>
          </table:table-cell>
          <table:table-cell office:value-type="float" office:value="43.60532">
            <text:p>43,6053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72</text:p>
          </table:table-cell>
          <table:table-cell office:value-type="float" office:value="2299">
            <text:p>2299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867">
            <text:p>867</text:p>
          </table:table-cell>
          <table:table-cell office:value-type="float" office:value="3.87647">
            <text:p>3,87647</text:p>
          </table:table-cell>
          <table:table-cell office:value-type="float" office:value="43.60557">
            <text:p>43,6055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77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 office:value-type="float" office:value="1217">
            <text:p>1217</text:p>
          </table:table-cell>
          <table:table-cell office:value-type="float" office:value="820">
            <text:p>820</text:p>
          </table:table-cell>
          <table:table-cell office:value-type="float" office:value="3.87651">
            <text:p>3,87651</text:p>
          </table:table-cell>
          <table:table-cell office:value-type="float" office:value="43.60555">
            <text:p>43,6055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17</text:p>
          </table:table-cell>
          <table:table-cell office:value-type="float" office:value="2301">
            <text:p>2301</text:p>
          </table:table-cell>
        </table:table-row>
        <table:table-row table:style-name="ro1">
          <table:table-cell office:value-type="float" office:value="1217">
            <text:p>1217</text:p>
          </table:table-cell>
          <table:table-cell office:value-type="float" office:value="820">
            <text:p>820</text:p>
          </table:table-cell>
          <table:table-cell office:value-type="float" office:value="3.87662">
            <text:p>3,87662</text:p>
          </table:table-cell>
          <table:table-cell office:value-type="float" office:value="43.6049">
            <text:p>43,604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17</text:p>
          </table:table-cell>
          <table:table-cell office:value-type="float" office:value="2302">
            <text:p>2302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829">
            <text:p>829</text:p>
          </table:table-cell>
          <table:table-cell office:value-type="float" office:value="3.87589">
            <text:p>3,87589</text:p>
          </table:table-cell>
          <table:table-cell office:value-type="float" office:value="43.60509">
            <text:p>43,6050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72</text:p>
          </table:table-cell>
          <table:table-cell office:value-type="float" office:value="2303">
            <text:p>2303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office:value-type="float" office:value="852">
            <text:p>852</text:p>
          </table:table-cell>
          <table:table-cell office:value-type="float" office:value="3.87621">
            <text:p>3,87621</text:p>
          </table:table-cell>
          <table:table-cell office:value-type="float" office:value="43.60493">
            <text:p>43,6049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27</text:p>
          </table:table-cell>
          <table:table-cell office:value-type="float" office:value="2304">
            <text:p>2304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office:value-type="float" office:value="852">
            <text:p>852</text:p>
          </table:table-cell>
          <table:table-cell office:value-type="float" office:value="3.87642">
            <text:p>3,87642</text:p>
          </table:table-cell>
          <table:table-cell office:value-type="float" office:value="43.60449">
            <text:p>43,6044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27</text:p>
          </table:table-cell>
          <table:table-cell office:value-type="float" office:value="2305">
            <text:p>2305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office:value-type="float" office:value="826">
            <text:p>826</text:p>
          </table:table-cell>
          <table:table-cell office:value-type="float" office:value="3.87655">
            <text:p>3,87655</text:p>
          </table:table-cell>
          <table:table-cell office:value-type="float" office:value="43.60445">
            <text:p>43,6044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27</text:p>
          </table:table-cell>
          <table:table-cell office:value-type="float" office:value="2306">
            <text:p>2306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827">
            <text:p>827</text:p>
          </table:table-cell>
          <table:table-cell office:value-type="float" office:value="3.87659">
            <text:p>3,87659</text:p>
          </table:table-cell>
          <table:table-cell office:value-type="float" office:value="43.60447">
            <text:p>43,6044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97</text:p>
          </table:table-cell>
          <table:table-cell office:value-type="float" office:value="2307">
            <text:p>2307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827">
            <text:p>827</text:p>
          </table:table-cell>
          <table:table-cell office:value-type="float" office:value="3.87676">
            <text:p>3,87676</text:p>
          </table:table-cell>
          <table:table-cell office:value-type="float" office:value="43.60472">
            <text:p>43,6047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97</text:p>
          </table:table-cell>
          <table:table-cell office:value-type="float" office:value="2308">
            <text:p>2308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822">
            <text:p>822</text:p>
          </table:table-cell>
          <table:table-cell office:value-type="float" office:value="3.87687">
            <text:p>3,87687</text:p>
          </table:table-cell>
          <table:table-cell office:value-type="float" office:value="43.60475">
            <text:p>43,6047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72</text:p>
          </table:table-cell>
          <table:table-cell office:value-type="float" office:value="2309">
            <text:p>2309</text:p>
          </table:table-cell>
        </table:table-row>
        <table:table-row table:style-name="ro1">
          <table:table-cell office:value-type="float" office:value="1652">
            <text:p>1652</text:p>
          </table:table-cell>
          <table:table-cell office:value-type="float" office:value="832">
            <text:p>832</text:p>
          </table:table-cell>
          <table:table-cell office:value-type="float" office:value="3.87683">
            <text:p>3,87683</text:p>
          </table:table-cell>
          <table:table-cell office:value-type="float" office:value="43.60481">
            <text:p>43,6048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52</text:p>
          </table:table-cell>
          <table:table-cell office:value-type="float" office:value="2310">
            <text:p>2310</text:p>
          </table:table-cell>
        </table:table-row>
        <table:table-row table:style-name="ro1">
          <table:table-cell office:value-type="float" office:value="1652">
            <text:p>1652</text:p>
          </table:table-cell>
          <table:table-cell office:value-type="float" office:value="832">
            <text:p>832</text:p>
          </table:table-cell>
          <table:table-cell office:value-type="float" office:value="3.87686">
            <text:p>3,87686</text:p>
          </table:table-cell>
          <table:table-cell office:value-type="float" office:value="43.60582">
            <text:p>43,6058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52</text:p>
          </table:table-cell>
          <table:table-cell office:value-type="float" office:value="2311">
            <text:p>2311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303">
            <text:p>6303</text:p>
          </table:table-cell>
          <table:table-cell office:value-type="float" office:value="3.87662">
            <text:p>3,87662</text:p>
          </table:table-cell>
          <table:table-cell office:value-type="float" office:value="43.60581">
            <text:p>43,6058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50</text:p>
          </table:table-cell>
          <table:table-cell office:value-type="float" office:value="2312">
            <text:p>2312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834">
            <text:p>834</text:p>
          </table:table-cell>
          <table:table-cell office:value-type="float" office:value="3.87688">
            <text:p>3,87688</text:p>
          </table:table-cell>
          <table:table-cell office:value-type="float" office:value="43.60589">
            <text:p>43,6058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50</text:p>
          </table:table-cell>
          <table:table-cell office:value-type="float" office:value="2313">
            <text:p>2313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834">
            <text:p>834</text:p>
          </table:table-cell>
          <table:table-cell office:value-type="float" office:value="3.87712">
            <text:p>3,87712</text:p>
          </table:table-cell>
          <table:table-cell office:value-type="float" office:value="43.60611">
            <text:p>43,6061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50</text:p>
          </table:table-cell>
          <table:table-cell office:value-type="float" office:value="2314">
            <text:p>2314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835">
            <text:p>835</text:p>
          </table:table-cell>
          <table:table-cell office:value-type="float" office:value="3.87741">
            <text:p>3,87741</text:p>
          </table:table-cell>
          <table:table-cell office:value-type="float" office:value="43.60599">
            <text:p>43,6059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56</text:p>
          </table:table-cell>
          <table:table-cell office:value-type="float" office:value="2315">
            <text:p>2315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831">
            <text:p>831</text:p>
          </table:table-cell>
          <table:table-cell office:value-type="float" office:value="3.87742">
            <text:p>3,87742</text:p>
          </table:table-cell>
          <table:table-cell office:value-type="float" office:value="43.60552">
            <text:p>43,6055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27</text:p>
          </table:table-cell>
          <table:table-cell office:value-type="float" office:value="2316">
            <text:p>2316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830">
            <text:p>830</text:p>
          </table:table-cell>
          <table:table-cell office:value-type="float" office:value="3.87753">
            <text:p>3,87753</text:p>
          </table:table-cell>
          <table:table-cell office:value-type="float" office:value="43.60552">
            <text:p>43,6055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56</text:p>
          </table:table-cell>
          <table:table-cell office:value-type="float" office:value="2317">
            <text:p>2317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887">
            <text:p>887</text:p>
          </table:table-cell>
          <table:table-cell office:value-type="float" office:value="3.87761">
            <text:p>3,87761</text:p>
          </table:table-cell>
          <table:table-cell office:value-type="float" office:value="43.60543">
            <text:p>43,6054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27</text:p>
          </table:table-cell>
          <table:table-cell office:value-type="float" office:value="2318">
            <text:p>2318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887">
            <text:p>887</text:p>
          </table:table-cell>
          <table:table-cell office:value-type="float" office:value="3.87894">
            <text:p>3,87894</text:p>
          </table:table-cell>
          <table:table-cell office:value-type="float" office:value="43.60475">
            <text:p>43,6047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27</text:p>
          </table:table-cell>
          <table:table-cell office:value-type="float" office:value="2319">
            <text:p>2319</text:p>
          </table:table-cell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889">
            <text:p>889</text:p>
          </table:table-cell>
          <table:table-cell office:value-type="float" office:value="3.8789">
            <text:p>3,8789</text:p>
          </table:table-cell>
          <table:table-cell office:value-type="float" office:value="43.60469">
            <text:p>43,6046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75</text:p>
          </table:table-cell>
          <table:table-cell office:value-type="float" office:value="2320">
            <text:p>2320</text:p>
          </table:table-cell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889">
            <text:p>889</text:p>
          </table:table-cell>
          <table:table-cell office:value-type="float" office:value="3.87795">
            <text:p>3,87795</text:p>
          </table:table-cell>
          <table:table-cell office:value-type="float" office:value="43.60443">
            <text:p>43,6044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75</text:p>
          </table:table-cell>
          <table:table-cell office:value-type="float" office:value="2321">
            <text:p>2321</text:p>
          </table:table-cell>
        </table:table-row>
        <table:table-row table:style-name="ro1">
          <table:table-cell office:value-type="float" office:value="1635">
            <text:p>1635</text:p>
          </table:table-cell>
          <table:table-cell office:value-type="float" office:value="886">
            <text:p>886</text:p>
          </table:table-cell>
          <table:table-cell office:value-type="float" office:value="3.87904">
            <text:p>3,87904</text:p>
          </table:table-cell>
          <table:table-cell office:value-type="float" office:value="43.60478">
            <text:p>43,6047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35</text:p>
          </table:table-cell>
          <table:table-cell office:value-type="float" office:value="2322">
            <text:p>2322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office:value-type="float" office:value="12776">
            <text:p>12776</text:p>
          </table:table-cell>
          <table:table-cell office:value-type="float" office:value="3.87914">
            <text:p>3,87914</text:p>
          </table:table-cell>
          <table:table-cell office:value-type="float" office:value="43.60465">
            <text:p>43,6046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25</text:p>
          </table:table-cell>
          <table:table-cell office:value-type="float" office:value="2323">
            <text:p>2323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office:value-type="float" office:value="12776">
            <text:p>12776</text:p>
          </table:table-cell>
          <table:table-cell office:value-type="float" office:value="3.87965">
            <text:p>3,87965</text:p>
          </table:table-cell>
          <table:table-cell office:value-type="float" office:value="43.60444">
            <text:p>43,6044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25</text:p>
          </table:table-cell>
          <table:table-cell office:value-type="float" office:value="2324">
            <text:p>2324</text:p>
          </table:table-cell>
        </table:table-row>
        <table:table-row table:style-name="ro1">
          <table:table-cell office:value-type="float" office:value="1635">
            <text:p>1635</text:p>
          </table:table-cell>
          <table:table-cell office:value-type="float" office:value="870">
            <text:p>870</text:p>
          </table:table-cell>
          <table:table-cell office:value-type="float" office:value="3.8799">
            <text:p>3,8799</text:p>
          </table:table-cell>
          <table:table-cell office:value-type="float" office:value="43.60623">
            <text:p>43,6062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35</text:p>
          </table:table-cell>
          <table:table-cell office:value-type="float" office:value="2325">
            <text:p>2325</text:p>
          </table:table-cell>
        </table:table-row>
        <table:table-row table:style-name="ro1">
          <table:table-cell office:value-type="float" office:value="1310">
            <text:p>1310</text:p>
          </table:table-cell>
          <table:table-cell office:value-type="float" office:value="900">
            <text:p>900</text:p>
          </table:table-cell>
          <table:table-cell office:value-type="float" office:value="3.87837">
            <text:p>3,87837</text:p>
          </table:table-cell>
          <table:table-cell office:value-type="float" office:value="43.60695">
            <text:p>43,6069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10</text:p>
          </table:table-cell>
          <table:table-cell office:value-type="float" office:value="2326">
            <text:p>2326</text:p>
          </table:table-cell>
        </table:table-row>
        <table:table-row table:style-name="ro1">
          <table:table-cell office:value-type="float" office:value="2125">
            <text:p>2125</text:p>
          </table:table-cell>
          <table:table-cell office:value-type="float" office:value="898">
            <text:p>898</text:p>
          </table:table-cell>
          <table:table-cell office:value-type="float" office:value="3.87918">
            <text:p>3,87918</text:p>
          </table:table-cell>
          <table:table-cell office:value-type="float" office:value="43.60672">
            <text:p>43,6067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25</text:p>
          </table:table-cell>
          <table:table-cell office:value-type="float" office:value="2327">
            <text:p>2327</text:p>
          </table:table-cell>
        </table:table-row>
        <table:table-row table:style-name="ro1">
          <table:table-cell office:value-type="float" office:value="2124">
            <text:p>2124</text:p>
          </table:table-cell>
          <table:table-cell office:value-type="float" office:value="851">
            <text:p>851</text:p>
          </table:table-cell>
          <table:table-cell office:value-type="float" office:value="3.87742">
            <text:p>3,87742</text:p>
          </table:table-cell>
          <table:table-cell office:value-type="float" office:value="43.6063">
            <text:p>43,606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24</text:p>
          </table:table-cell>
          <table:table-cell office:value-type="float" office:value="2328">
            <text:p>2328</text:p>
          </table:table-cell>
        </table:table-row>
        <table:table-row table:style-name="ro1">
          <table:table-cell office:value-type="float" office:value="2124">
            <text:p>2124</text:p>
          </table:table-cell>
          <table:table-cell office:value-type="float" office:value="836">
            <text:p>836</text:p>
          </table:table-cell>
          <table:table-cell office:value-type="float" office:value="3.87785">
            <text:p>3,87785</text:p>
          </table:table-cell>
          <table:table-cell office:value-type="float" office:value="43.6066">
            <text:p>43,606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24</text:p>
          </table:table-cell>
          <table:table-cell office:value-type="float" office:value="2329">
            <text:p>2329</text:p>
          </table:table-cell>
        </table:table-row>
        <table:table-row table:style-name="ro1">
          <table:table-cell office:value-type="float" office:value="1615">
            <text:p>1615</text:p>
          </table:table-cell>
          <table:table-cell office:value-type="float" office:value="6300">
            <text:p>6300</text:p>
          </table:table-cell>
          <table:table-cell office:value-type="float" office:value="3.87707">
            <text:p>3,87707</text:p>
          </table:table-cell>
          <table:table-cell office:value-type="float" office:value="43.60627">
            <text:p>43,6062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15</text:p>
          </table:table-cell>
          <table:table-cell office:value-type="float" office:value="2330">
            <text:p>2330</text:p>
          </table:table-cell>
        </table:table-row>
        <table:table-row table:style-name="ro1">
          <table:table-cell office:value-type="float" office:value="1615">
            <text:p>1615</text:p>
          </table:table-cell>
          <table:table-cell office:value-type="float" office:value="6299">
            <text:p>6299</text:p>
          </table:table-cell>
          <table:table-cell office:value-type="float" office:value="3.8764">
            <text:p>3,8764</text:p>
          </table:table-cell>
          <table:table-cell office:value-type="float" office:value="43.60647">
            <text:p>43,6064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15</text:p>
          </table:table-cell>
          <table:table-cell office:value-type="float" office:value="2331">
            <text:p>2331</text:p>
          </table:table-cell>
        </table:table-row>
        <table:table-row table:style-name="ro1">
          <table:table-cell office:value-type="float" office:value="1305">
            <text:p>1305</text:p>
          </table:table-cell>
          <table:table-cell office:value-type="float" office:value="6287">
            <text:p>6287</text:p>
          </table:table-cell>
          <table:table-cell office:value-type="float" office:value="3.87588">
            <text:p>3,87588</text:p>
          </table:table-cell>
          <table:table-cell office:value-type="float" office:value="43.60666">
            <text:p>43,6066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05</text:p>
          </table:table-cell>
          <table:table-cell office:value-type="float" office:value="2332">
            <text:p>2332</text:p>
          </table:table-cell>
        </table:table-row>
        <table:table-row table:style-name="ro1">
          <table:table-cell office:value-type="float" office:value="1867">
            <text:p>1867</text:p>
          </table:table-cell>
          <table:table-cell office:value-type="float" office:value="6748">
            <text:p>6748</text:p>
          </table:table-cell>
          <table:table-cell office:value-type="float" office:value="3.87735">
            <text:p>3,87735</text:p>
          </table:table-cell>
          <table:table-cell office:value-type="float" office:value="43.60615">
            <text:p>43,6061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67</text:p>
          </table:table-cell>
          <table:table-cell office:value-type="float" office:value="2333">
            <text:p>2333</text:p>
          </table:table-cell>
        </table:table-row>
        <table:table-row table:style-name="ro1">
          <table:table-cell office:value-type="float" office:value="1867">
            <text:p>1867</text:p>
          </table:table-cell>
          <table:table-cell office:value-type="float" office:value="6748">
            <text:p>6748</text:p>
          </table:table-cell>
          <table:table-cell office:value-type="float" office:value="3.87927">
            <text:p>3,87927</text:p>
          </table:table-cell>
          <table:table-cell office:value-type="float" office:value="43.60538">
            <text:p>43,6053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67</text:p>
          </table:table-cell>
          <table:table-cell office:value-type="float" office:value="2334">
            <text:p>2334</text:p>
          </table:table-cell>
        </table:table-row>
        <table:table-row table:style-name="ro1">
          <table:table-cell office:value-type="float" office:value="1867">
            <text:p>1867</text:p>
          </table:table-cell>
          <table:table-cell office:value-type="float" office:value="12775">
            <text:p>12775</text:p>
          </table:table-cell>
          <table:table-cell office:value-type="float" office:value="3.87943">
            <text:p>3,87943</text:p>
          </table:table-cell>
          <table:table-cell office:value-type="float" office:value="43.60532">
            <text:p>43,6053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67</text:p>
          </table:table-cell>
          <table:table-cell office:value-type="float" office:value="2335">
            <text:p>2335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office:value-type="float" office:value="104">
            <text:p>104</text:p>
          </table:table-cell>
          <table:table-cell office:value-type="float" office:value="3.88185">
            <text:p>3,88185</text:p>
          </table:table-cell>
          <table:table-cell office:value-type="float" office:value="43.60591">
            <text:p>43,6059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25</text:p>
          </table:table-cell>
          <table:table-cell office:value-type="float" office:value="2336">
            <text:p>2336</text:p>
          </table:table-cell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880">
            <text:p>880</text:p>
          </table:table-cell>
          <table:table-cell office:value-type="float" office:value="3.88221">
            <text:p>3,88221</text:p>
          </table:table-cell>
          <table:table-cell office:value-type="float" office:value="43.60561">
            <text:p>43,6056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0</text:p>
          </table:table-cell>
          <table:table-cell office:value-type="float" office:value="2337">
            <text:p>2337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5413">
            <text:p>5413</text:p>
          </table:table-cell>
          <table:table-cell office:value-type="float" office:value="3.88197">
            <text:p>3,88197</text:p>
          </table:table-cell>
          <table:table-cell office:value-type="float" office:value="43.60762">
            <text:p>43,6076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87</text:p>
          </table:table-cell>
          <table:table-cell office:value-type="float" office:value="2338">
            <text:p>2338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 office:value-type="float" office:value="6348">
            <text:p>6348</text:p>
          </table:table-cell>
          <table:table-cell office:value-type="float" office:value="3.88219">
            <text:p>3,88219</text:p>
          </table:table-cell>
          <table:table-cell office:value-type="float" office:value="43.60878">
            <text:p>43,6087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39</text:p>
          </table:table-cell>
          <table:table-cell office:value-type="float" office:value="2339">
            <text:p>2339</text:p>
          </table:table-cell>
        </table:table-row>
        <table:table-row table:style-name="ro1">
          <table:table-cell office:value-type="float" office:value="1449">
            <text:p>1449</text:p>
          </table:table-cell>
          <table:table-cell office:value-type="float" office:value="6347">
            <text:p>6347</text:p>
          </table:table-cell>
          <table:table-cell office:value-type="float" office:value="3.88248">
            <text:p>3,88248</text:p>
          </table:table-cell>
          <table:table-cell office:value-type="float" office:value="43.60831">
            <text:p>43,6083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49</text:p>
          </table:table-cell>
          <table:table-cell office:value-type="float" office:value="2340">
            <text:p>2340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5408">
            <text:p>5408</text:p>
          </table:table-cell>
          <table:table-cell office:value-type="float" office:value="3.88326">
            <text:p>3,88326</text:p>
          </table:table-cell>
          <table:table-cell office:value-type="float" office:value="43.60806">
            <text:p>43,6080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56</text:p>
          </table:table-cell>
          <table:table-cell office:value-type="float" office:value="2341">
            <text:p>2341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5409">
            <text:p>5409</text:p>
          </table:table-cell>
          <table:table-cell office:value-type="float" office:value="3.88258">
            <text:p>3,88258</text:p>
          </table:table-cell>
          <table:table-cell office:value-type="float" office:value="43.60766">
            <text:p>43,6076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40</text:p>
          </table:table-cell>
          <table:table-cell office:value-type="float" office:value="2342">
            <text:p>2342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885">
            <text:p>885</text:p>
          </table:table-cell>
          <table:table-cell office:value-type="float" office:value="3.88218">
            <text:p>3,88218</text:p>
          </table:table-cell>
          <table:table-cell office:value-type="float" office:value="43.60699">
            <text:p>43,6069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40</text:p>
          </table:table-cell>
          <table:table-cell office:value-type="float" office:value="2343">
            <text:p>2343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932">
            <text:p>932</text:p>
          </table:table-cell>
          <table:table-cell office:value-type="float" office:value="3.88296">
            <text:p>3,88296</text:p>
          </table:table-cell>
          <table:table-cell office:value-type="float" office:value="43.60751">
            <text:p>43,6075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64</text:p>
          </table:table-cell>
          <table:table-cell office:value-type="float" office:value="2344">
            <text:p>2344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932">
            <text:p>932</text:p>
          </table:table-cell>
          <table:table-cell office:value-type="float" office:value="3.88219">
            <text:p>3,88219</text:p>
          </table:table-cell>
          <table:table-cell office:value-type="float" office:value="43.60776">
            <text:p>43,6077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64</text:p>
          </table:table-cell>
          <table:table-cell office:value-type="float" office:value="2345">
            <text:p>2345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5407">
            <text:p>5407</text:p>
          </table:table-cell>
          <table:table-cell office:value-type="float" office:value="3.88309">
            <text:p>3,88309</text:p>
          </table:table-cell>
          <table:table-cell office:value-type="float" office:value="43.60766">
            <text:p>43,6076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26</text:p>
          </table:table-cell>
          <table:table-cell office:value-type="float" office:value="2346">
            <text:p>2346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5417">
            <text:p>5417</text:p>
          </table:table-cell>
          <table:table-cell office:value-type="float" office:value="3.88253">
            <text:p>3,88253</text:p>
          </table:table-cell>
          <table:table-cell office:value-type="float" office:value="43.60663">
            <text:p>43,60663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26</text:p>
          </table:table-cell>
          <table:table-cell office:value-type="float" office:value="2347">
            <text:p>2347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5416">
            <text:p>5416</text:p>
          </table:table-cell>
          <table:table-cell office:value-type="float" office:value="3.88244">
            <text:p>3,88244</text:p>
          </table:table-cell>
          <table:table-cell office:value-type="float" office:value="43.60663">
            <text:p>43,6066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26</text:p>
          </table:table-cell>
          <table:table-cell office:value-type="float" office:value="2348">
            <text:p>2348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5416">
            <text:p>5416</text:p>
          </table:table-cell>
          <table:table-cell office:value-type="float" office:value="3.88219">
            <text:p>3,88219</text:p>
          </table:table-cell>
          <table:table-cell office:value-type="float" office:value="43.60689">
            <text:p>43,6068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26</text:p>
          </table:table-cell>
          <table:table-cell office:value-type="float" office:value="2349">
            <text:p>2349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5422">
            <text:p>5422</text:p>
          </table:table-cell>
          <table:table-cell office:value-type="float" office:value="3.88208">
            <text:p>3,88208</text:p>
          </table:table-cell>
          <table:table-cell office:value-type="float" office:value="43.60699">
            <text:p>43,6069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26</text:p>
          </table:table-cell>
          <table:table-cell office:value-type="float" office:value="2350">
            <text:p>2350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5422">
            <text:p>5422</text:p>
          </table:table-cell>
          <table:table-cell office:value-type="float" office:value="3.88185">
            <text:p>3,88185</text:p>
          </table:table-cell>
          <table:table-cell office:value-type="float" office:value="43.60721">
            <text:p>43,6072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26</text:p>
          </table:table-cell>
          <table:table-cell office:value-type="float" office:value="2351">
            <text:p>2351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936">
            <text:p>936</text:p>
          </table:table-cell>
          <table:table-cell office:value-type="float" office:value="3.88226">
            <text:p>3,88226</text:p>
          </table:table-cell>
          <table:table-cell office:value-type="float" office:value="43.60562">
            <text:p>43,6056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15</text:p>
          </table:table-cell>
          <table:table-cell office:value-type="float" office:value="2352">
            <text:p>2352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881">
            <text:p>881</text:p>
          </table:table-cell>
          <table:table-cell office:value-type="float" office:value="3.88298">
            <text:p>3,88298</text:p>
          </table:table-cell>
          <table:table-cell office:value-type="float" office:value="43.60552">
            <text:p>43,6055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67</text:p>
          </table:table-cell>
          <table:table-cell office:value-type="float" office:value="2353">
            <text:p>2353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7">
            <text:p>7</text:p>
          </table:table-cell>
          <table:table-cell office:value-type="float" office:value="3.88345">
            <text:p>3,88345</text:p>
          </table:table-cell>
          <table:table-cell office:value-type="float" office:value="43.60617">
            <text:p>43,6061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67</text:p>
          </table:table-cell>
          <table:table-cell office:value-type="float" office:value="2354">
            <text:p>2354</text:p>
          </table:table-cell>
        </table:table-row>
        <table:table-row table:style-name="ro1">
          <table:table-cell office:value-type="float" office:value="1797">
            <text:p>1797</text:p>
          </table:table-cell>
          <table:table-cell office:value-type="float" office:value="63">
            <text:p>63</text:p>
          </table:table-cell>
          <table:table-cell office:value-type="float" office:value="3.88323">
            <text:p>3,88323</text:p>
          </table:table-cell>
          <table:table-cell office:value-type="float" office:value="43.60577">
            <text:p>43,6057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97</text:p>
          </table:table-cell>
          <table:table-cell office:value-type="float" office:value="2355">
            <text:p>2355</text:p>
          </table:table-cell>
        </table:table-row>
        <table:table-row table:style-name="ro1">
          <table:table-cell office:value-type="float" office:value="1797">
            <text:p>1797</text:p>
          </table:table-cell>
          <table:table-cell office:value-type="float" office:value="63">
            <text:p>63</text:p>
          </table:table-cell>
          <table:table-cell office:value-type="float" office:value="3.88399">
            <text:p>3,88399</text:p>
          </table:table-cell>
          <table:table-cell office:value-type="float" office:value="43.60547">
            <text:p>43,6054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97</text:p>
          </table:table-cell>
          <table:table-cell office:value-type="float" office:value="2356">
            <text:p>2356</text:p>
          </table:table-cell>
        </table:table-row>
        <table:table-row table:style-name="ro1">
          <table:table-cell office:value-type="float" office:value="1251">
            <text:p>1251</text:p>
          </table:table-cell>
          <table:table-cell office:value-type="float" office:value="6">
            <text:p>6</text:p>
          </table:table-cell>
          <table:table-cell office:value-type="float" office:value="3.88434">
            <text:p>3,88434</text:p>
          </table:table-cell>
          <table:table-cell office:value-type="float" office:value="43.60625">
            <text:p>43,60625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51</text:p>
          </table:table-cell>
          <table:table-cell office:value-type="float" office:value="2357">
            <text:p>2357</text:p>
          </table:table-cell>
        </table:table-row>
        <table:table-row table:style-name="ro1">
          <table:table-cell office:value-type="float" office:value="1349">
            <text:p>1349</text:p>
          </table:table-cell>
          <table:table-cell office:value-type="float" office:value="946">
            <text:p>946</text:p>
          </table:table-cell>
          <table:table-cell office:value-type="float" office:value="3.88556">
            <text:p>3,88556</text:p>
          </table:table-cell>
          <table:table-cell office:value-type="float" office:value="43.6058">
            <text:p>43,605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49</text:p>
          </table:table-cell>
          <table:table-cell office:value-type="float" office:value="2358">
            <text:p>2358</text:p>
          </table:table-cell>
        </table:table-row>
        <table:table-row table:style-name="ro1">
          <table:table-cell office:value-type="float" office:value="1349">
            <text:p>1349</text:p>
          </table:table-cell>
          <table:table-cell office:value-type="float" office:value="946">
            <text:p>946</text:p>
          </table:table-cell>
          <table:table-cell office:value-type="float" office:value="3.88601">
            <text:p>3,88601</text:p>
          </table:table-cell>
          <table:table-cell office:value-type="float" office:value="43.60597">
            <text:p>43,6059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49</text:p>
          </table:table-cell>
          <table:table-cell office:value-type="float" office:value="2359">
            <text:p>2359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951">
            <text:p>951</text:p>
          </table:table-cell>
          <table:table-cell office:value-type="float" office:value="3.88551">
            <text:p>3,88551</text:p>
          </table:table-cell>
          <table:table-cell office:value-type="float" office:value="43.60573">
            <text:p>43,6057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33</text:p>
          </table:table-cell>
          <table:table-cell office:value-type="float" office:value="2360">
            <text:p>2360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951">
            <text:p>951</text:p>
          </table:table-cell>
          <table:table-cell office:value-type="float" office:value="3.88537">
            <text:p>3,88537</text:p>
          </table:table-cell>
          <table:table-cell office:value-type="float" office:value="43.60538">
            <text:p>43,6053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33</text:p>
          </table:table-cell>
          <table:table-cell office:value-type="float" office:value="2361">
            <text:p>2361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951">
            <text:p>951</text:p>
          </table:table-cell>
          <table:table-cell office:value-type="float" office:value="3.88523">
            <text:p>3,88523</text:p>
          </table:table-cell>
          <table:table-cell office:value-type="float" office:value="43.60504">
            <text:p>43,6050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33</text:p>
          </table:table-cell>
          <table:table-cell office:value-type="float" office:value="2362">
            <text:p>2362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954">
            <text:p>954</text:p>
          </table:table-cell>
          <table:table-cell office:value-type="float" office:value="3.88518">
            <text:p>3,88518</text:p>
          </table:table-cell>
          <table:table-cell office:value-type="float" office:value="43.60502">
            <text:p>43,6050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15</text:p>
          </table:table-cell>
          <table:table-cell office:value-type="float" office:value="2363">
            <text:p>2363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952">
            <text:p>952</text:p>
          </table:table-cell>
          <table:table-cell office:value-type="float" office:value="3.8852">
            <text:p>3,8852</text:p>
          </table:table-cell>
          <table:table-cell office:value-type="float" office:value="43.60497">
            <text:p>43,6049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33</text:p>
          </table:table-cell>
          <table:table-cell office:value-type="float" office:value="2364">
            <text:p>2364</text:p>
          </table:table-cell>
        </table:table-row>
        <table:table-row table:style-name="ro1">
          <table:table-cell office:value-type="float" office:value="1396">
            <text:p>1396</text:p>
          </table:table-cell>
          <table:table-cell office:value-type="float" office:value="5481">
            <text:p>5481</text:p>
          </table:table-cell>
          <table:table-cell office:value-type="float" office:value="3.88509">
            <text:p>3,88509</text:p>
          </table:table-cell>
          <table:table-cell office:value-type="float" office:value="43.60476">
            <text:p>43,6047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96</text:p>
          </table:table-cell>
          <table:table-cell office:value-type="float" office:value="2365">
            <text:p>2365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944">
            <text:p>944</text:p>
          </table:table-cell>
          <table:table-cell office:value-type="float" office:value="3.88505">
            <text:p>3,88505</text:p>
          </table:table-cell>
          <table:table-cell office:value-type="float" office:value="43.60457">
            <text:p>43,6045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33</text:p>
          </table:table-cell>
          <table:table-cell office:value-type="float" office:value="2366">
            <text:p>2366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953">
            <text:p>953</text:p>
          </table:table-cell>
          <table:table-cell office:value-type="float" office:value="3.8857">
            <text:p>3,8857</text:p>
          </table:table-cell>
          <table:table-cell office:value-type="float" office:value="43.60491">
            <text:p>43,6049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15</text:p>
          </table:table-cell>
          <table:table-cell office:value-type="float" office:value="2367">
            <text:p>2367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953">
            <text:p>953</text:p>
          </table:table-cell>
          <table:table-cell office:value-type="float" office:value="3.88529">
            <text:p>3,88529</text:p>
          </table:table-cell>
          <table:table-cell office:value-type="float" office:value="43.60499">
            <text:p>43,6049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15</text:p>
          </table:table-cell>
          <table:table-cell office:value-type="float" office:value="2368">
            <text:p>2368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953">
            <text:p>953</text:p>
          </table:table-cell>
          <table:table-cell office:value-type="float" office:value="3.88619">
            <text:p>3,88619</text:p>
          </table:table-cell>
          <table:table-cell office:value-type="float" office:value="43.60481">
            <text:p>43,6048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15</text:p>
          </table:table-cell>
          <table:table-cell office:value-type="float" office:value="2369">
            <text:p>2369</text:p>
          </table:table-cell>
        </table:table-row>
        <table:table-row table:style-name="ro1">
          <table:table-cell office:value-type="float" office:value="2037">
            <text:p>2037</text:p>
          </table:table-cell>
          <table:table-cell office:value-type="float" office:value="110">
            <text:p>110</text:p>
          </table:table-cell>
          <table:table-cell office:value-type="float" office:value="3.8861">
            <text:p>3,8861</text:p>
          </table:table-cell>
          <table:table-cell office:value-type="float" office:value="43.60438">
            <text:p>43,6043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37</text:p>
          </table:table-cell>
          <table:table-cell office:value-type="float" office:value="2370">
            <text:p>2370</text:p>
          </table:table-cell>
        </table:table-row>
        <table:table-row table:style-name="ro1">
          <table:table-cell office:value-type="float" office:value="2037">
            <text:p>2037</text:p>
          </table:table-cell>
          <table:table-cell office:value-type="float" office:value="110">
            <text:p>110</text:p>
          </table:table-cell>
          <table:table-cell office:value-type="float" office:value="3.88622">
            <text:p>3,88622</text:p>
          </table:table-cell>
          <table:table-cell office:value-type="float" office:value="43.60476">
            <text:p>43,6047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37</text:p>
          </table:table-cell>
          <table:table-cell office:value-type="float" office:value="2371">
            <text:p>2371</text:p>
          </table:table-cell>
        </table:table-row>
        <table:table-row table:style-name="ro1">
          <table:table-cell office:value-type="float" office:value="2037">
            <text:p>2037</text:p>
          </table:table-cell>
          <table:table-cell office:value-type="float" office:value="111">
            <text:p>111</text:p>
          </table:table-cell>
          <table:table-cell office:value-type="float" office:value="3.88625">
            <text:p>3,88625</text:p>
          </table:table-cell>
          <table:table-cell office:value-type="float" office:value="43.60485">
            <text:p>43,6048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37</text:p>
          </table:table-cell>
          <table:table-cell office:value-type="float" office:value="2372">
            <text:p>2372</text:p>
          </table:table-cell>
        </table:table-row>
        <table:table-row table:style-name="ro1">
          <table:table-cell office:value-type="float" office:value="2037">
            <text:p>2037</text:p>
          </table:table-cell>
          <table:table-cell office:value-type="float" office:value="111">
            <text:p>111</text:p>
          </table:table-cell>
          <table:table-cell office:value-type="float" office:value="3.88637">
            <text:p>3,88637</text:p>
          </table:table-cell>
          <table:table-cell office:value-type="float" office:value="43.60517">
            <text:p>43,6051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37</text:p>
          </table:table-cell>
          <table:table-cell office:value-type="float" office:value="2373">
            <text:p>2373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office:value-type="float" office:value="947">
            <text:p>947</text:p>
          </table:table-cell>
          <table:table-cell office:value-type="float" office:value="3.88635">
            <text:p>3,88635</text:p>
          </table:table-cell>
          <table:table-cell office:value-type="float" office:value="43.60523">
            <text:p>43,6052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84</text:p>
          </table:table-cell>
          <table:table-cell office:value-type="float" office:value="2374">
            <text:p>2374</text:p>
          </table:table-cell>
        </table:table-row>
        <table:table-row table:style-name="ro1">
          <table:table-cell office:value-type="float" office:value="2037">
            <text:p>2037</text:p>
          </table:table-cell>
          <table:table-cell office:value-type="float" office:value="29">
            <text:p>29</text:p>
          </table:table-cell>
          <table:table-cell office:value-type="float" office:value="3.88659">
            <text:p>3,88659</text:p>
          </table:table-cell>
          <table:table-cell office:value-type="float" office:value="43.6058">
            <text:p>43,605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37</text:p>
          </table:table-cell>
          <table:table-cell office:value-type="float" office:value="2375">
            <text:p>2375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5428">
            <text:p>5428</text:p>
          </table:table-cell>
          <table:table-cell office:value-type="float" office:value="3.88349">
            <text:p>3,88349</text:p>
          </table:table-cell>
          <table:table-cell office:value-type="float" office:value="43.60628">
            <text:p>43,6062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83</text:p>
          </table:table-cell>
          <table:table-cell office:value-type="float" office:value="2376">
            <text:p>237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5426">
            <text:p>5426</text:p>
          </table:table-cell>
          <table:table-cell office:value-type="float" office:value="3.88243">
            <text:p>3,88243</text:p>
          </table:table-cell>
          <table:table-cell office:value-type="float" office:value="43.60656">
            <text:p>43,6065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00</text:p>
          </table:table-cell>
          <table:table-cell office:value-type="float" office:value="2377">
            <text:p>2377</text:p>
          </table:table-cell>
        </table:table-row>
        <table:table-row table:style-name="ro1">
          <table:table-cell office:value-type="float" office:value="1295">
            <text:p>1295</text:p>
          </table:table-cell>
          <table:table-cell office:value-type="float" office:value="5429">
            <text:p>5429</text:p>
          </table:table-cell>
          <table:table-cell office:value-type="float" office:value="3.88407">
            <text:p>3,88407</text:p>
          </table:table-cell>
          <table:table-cell office:value-type="float" office:value="43.60636">
            <text:p>43,6063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95</text:p>
          </table:table-cell>
          <table:table-cell office:value-type="float" office:value="2378">
            <text:p>2378</text:p>
          </table:table-cell>
        </table:table-row>
        <table:table-row table:style-name="ro1">
          <table:table-cell office:value-type="float" office:value="1295">
            <text:p>1295</text:p>
          </table:table-cell>
          <table:table-cell office:value-type="float" office:value="5429">
            <text:p>5429</text:p>
          </table:table-cell>
          <table:table-cell office:value-type="float" office:value="3.88437">
            <text:p>3,88437</text:p>
          </table:table-cell>
          <table:table-cell office:value-type="float" office:value="43.60714">
            <text:p>43,6071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95</text:p>
          </table:table-cell>
          <table:table-cell office:value-type="float" office:value="2379">
            <text:p>2379</text:p>
          </table:table-cell>
        </table:table-row>
        <table:table-row table:style-name="ro1">
          <table:table-cell office:value-type="float" office:value="1295">
            <text:p>1295</text:p>
          </table:table-cell>
          <table:table-cell office:value-type="float" office:value="5429">
            <text:p>5429</text:p>
          </table:table-cell>
          <table:table-cell office:value-type="float" office:value="3.88459">
            <text:p>3,88459</text:p>
          </table:table-cell>
          <table:table-cell office:value-type="float" office:value="43.60751">
            <text:p>43,6075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95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7208">
            <text:p>7208</text:p>
          </table:table-cell>
          <table:table-cell office:value-type="float" office:value="3.88332">
            <text:p>3,88332</text:p>
          </table:table-cell>
          <table:table-cell office:value-type="float" office:value="43.60638">
            <text:p>43,6063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79</text:p>
          </table:table-cell>
          <table:table-cell office:value-type="float" office:value="2381">
            <text:p>2381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62">
            <text:p>62</text:p>
          </table:table-cell>
          <table:table-cell office:value-type="float" office:value="3.88413">
            <text:p>3,88413</text:p>
          </table:table-cell>
          <table:table-cell office:value-type="float" office:value="43.6063">
            <text:p>43,606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83</text:p>
          </table:table-cell>
          <table:table-cell office:value-type="float" office:value="2382">
            <text:p>2382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5430">
            <text:p>5430</text:p>
          </table:table-cell>
          <table:table-cell office:value-type="float" office:value="3.88463">
            <text:p>3,88463</text:p>
          </table:table-cell>
          <table:table-cell office:value-type="float" office:value="43.60638">
            <text:p>43,6063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58</text:p>
          </table:table-cell>
          <table:table-cell office:value-type="float" office:value="2383">
            <text:p>2383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5430">
            <text:p>5430</text:p>
          </table:table-cell>
          <table:table-cell office:value-type="float" office:value="3.88506">
            <text:p>3,88506</text:p>
          </table:table-cell>
          <table:table-cell office:value-type="float" office:value="43.60719">
            <text:p>43,6071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58</text:p>
          </table:table-cell>
          <table:table-cell office:value-type="float" office:value="2384">
            <text:p>2384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940">
            <text:p>940</text:p>
          </table:table-cell>
          <table:table-cell office:value-type="float" office:value="3.8848">
            <text:p>3,8848</text:p>
          </table:table-cell>
          <table:table-cell office:value-type="float" office:value="43.60633">
            <text:p>43,6063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83</text:p>
          </table:table-cell>
          <table:table-cell office:value-type="float" office:value="2385">
            <text:p>2385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949">
            <text:p>949</text:p>
          </table:table-cell>
          <table:table-cell office:value-type="float" office:value="3.88604">
            <text:p>3,88604</text:p>
          </table:table-cell>
          <table:table-cell office:value-type="float" office:value="43.60604">
            <text:p>43,6060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83</text:p>
          </table:table-cell>
          <table:table-cell office:value-type="float" office:value="2386">
            <text:p>2386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3845">
            <text:p>3845</text:p>
          </table:table-cell>
          <table:table-cell office:value-type="float" office:value="3.88667">
            <text:p>3,88667</text:p>
          </table:table-cell>
          <table:table-cell office:value-type="float" office:value="43.60584">
            <text:p>43,6058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83</text:p>
          </table:table-cell>
          <table:table-cell office:value-type="float" office:value="2387">
            <text:p>2387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3845">
            <text:p>3845</text:p>
          </table:table-cell>
          <table:table-cell office:value-type="float" office:value="3.88776">
            <text:p>3,88776</text:p>
          </table:table-cell>
          <table:table-cell office:value-type="float" office:value="43.60552">
            <text:p>43,6055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83</text:p>
          </table:table-cell>
          <table:table-cell office:value-type="float" office:value="2388">
            <text:p>2388</text:p>
          </table:table-cell>
        </table:table-row>
        <table:table-row table:style-name="ro1">
          <table:table-cell office:value-type="float" office:value="1343">
            <text:p>1343</text:p>
          </table:table-cell>
          <table:table-cell office:value-type="float" office:value="5825">
            <text:p>5825</text:p>
          </table:table-cell>
          <table:table-cell office:value-type="float" office:value="3.88797">
            <text:p>3,88797</text:p>
          </table:table-cell>
          <table:table-cell office:value-type="float" office:value="43.60534">
            <text:p>43,6053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43</text:p>
          </table:table-cell>
          <table:table-cell office:value-type="float" office:value="2389">
            <text:p>2389</text:p>
          </table:table-cell>
        </table:table-row>
        <table:table-row table:style-name="ro1">
          <table:table-cell office:value-type="float" office:value="1343">
            <text:p>1343</text:p>
          </table:table-cell>
          <table:table-cell office:value-type="float" office:value="5824">
            <text:p>5824</text:p>
          </table:table-cell>
          <table:table-cell office:value-type="float" office:value="3.88854">
            <text:p>3,88854</text:p>
          </table:table-cell>
          <table:table-cell office:value-type="float" office:value="43.60467">
            <text:p>43,6046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43</text:p>
          </table:table-cell>
          <table:table-cell office:value-type="float" office:value="2390">
            <text:p>2390</text:p>
          </table:table-cell>
        </table:table-row>
        <table:table-row table:style-name="ro1">
          <table:table-cell office:value-type="float" office:value="1343">
            <text:p>1343</text:p>
          </table:table-cell>
          <table:table-cell office:value-type="float" office:value="5824">
            <text:p>5824</text:p>
          </table:table-cell>
          <table:table-cell office:value-type="float" office:value="3.88865">
            <text:p>3,88865</text:p>
          </table:table-cell>
          <table:table-cell office:value-type="float" office:value="43.60437">
            <text:p>43,6043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43</text:p>
          </table:table-cell>
          <table:table-cell office:value-type="float" office:value="2391">
            <text:p>2391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963">
            <text:p>963</text:p>
          </table:table-cell>
          <table:table-cell office:value-type="float" office:value="3.88845">
            <text:p>3,88845</text:p>
          </table:table-cell>
          <table:table-cell office:value-type="float" office:value="43.6047">
            <text:p>43,604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44</text:p>
          </table:table-cell>
          <table:table-cell office:value-type="float" office:value="2392">
            <text:p>2392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968">
            <text:p>968</text:p>
          </table:table-cell>
          <table:table-cell office:value-type="float" office:value="3.88823">
            <text:p>3,88823</text:p>
          </table:table-cell>
          <table:table-cell office:value-type="float" office:value="43.60442">
            <text:p>43,6044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44</text:p>
          </table:table-cell>
          <table:table-cell office:value-type="float" office:value="2393">
            <text:p>2393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968">
            <text:p>968</text:p>
          </table:table-cell>
          <table:table-cell office:value-type="float" office:value="3.88781">
            <text:p>3,88781</text:p>
          </table:table-cell>
          <table:table-cell office:value-type="float" office:value="43.60385">
            <text:p>43,6038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44</text:p>
          </table:table-cell>
          <table:table-cell office:value-type="float" office:value="2394">
            <text:p>2394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962">
            <text:p>962</text:p>
          </table:table-cell>
          <table:table-cell office:value-type="float" office:value="3.88819">
            <text:p>3,88819</text:p>
          </table:table-cell>
          <table:table-cell office:value-type="float" office:value="43.60441">
            <text:p>43,6044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15</text:p>
          </table:table-cell>
          <table:table-cell office:value-type="float" office:value="2395">
            <text:p>2395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962">
            <text:p>962</text:p>
          </table:table-cell>
          <table:table-cell office:value-type="float" office:value="3.88776">
            <text:p>3,88776</text:p>
          </table:table-cell>
          <table:table-cell office:value-type="float" office:value="43.60449">
            <text:p>43,6044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15</text:p>
          </table:table-cell>
          <table:table-cell office:value-type="float" office:value="2396">
            <text:p>2396</text:p>
          </table:table-cell>
        </table:table-row>
        <table:table-row table:style-name="ro1">
          <table:table-cell office:value-type="float" office:value="1453">
            <text:p>1453</text:p>
          </table:table-cell>
          <table:table-cell office:value-type="float" office:value="5827">
            <text:p>5827</text:p>
          </table:table-cell>
          <table:table-cell office:value-type="float" office:value="3.88773">
            <text:p>3,88773</text:p>
          </table:table-cell>
          <table:table-cell office:value-type="float" office:value="43.60453">
            <text:p>43,6045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53</text:p>
          </table:table-cell>
          <table:table-cell office:value-type="float" office:value="2397">
            <text:p>2397</text:p>
          </table:table-cell>
        </table:table-row>
        <table:table-row table:style-name="ro1">
          <table:table-cell office:value-type="float" office:value="1453">
            <text:p>1453</text:p>
          </table:table-cell>
          <table:table-cell office:value-type="float" office:value="965">
            <text:p>965</text:p>
          </table:table-cell>
          <table:table-cell office:value-type="float" office:value="3.88768">
            <text:p>3,88768</text:p>
          </table:table-cell>
          <table:table-cell office:value-type="float" office:value="43.60446">
            <text:p>43,6044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53</text:p>
          </table:table-cell>
          <table:table-cell office:value-type="float" office:value="2398">
            <text:p>2398</text:p>
          </table:table-cell>
        </table:table-row>
        <table:table-row table:style-name="ro1">
          <table:table-cell office:value-type="float" office:value="1453">
            <text:p>1453</text:p>
          </table:table-cell>
          <table:table-cell office:value-type="float" office:value="965">
            <text:p>965</text:p>
          </table:table-cell>
          <table:table-cell office:value-type="float" office:value="3.8874">
            <text:p>3,8874</text:p>
          </table:table-cell>
          <table:table-cell office:value-type="float" office:value="43.6041">
            <text:p>43,604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53</text:p>
          </table:table-cell>
          <table:table-cell office:value-type="float" office:value="2399">
            <text:p>2399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961">
            <text:p>961</text:p>
          </table:table-cell>
          <table:table-cell office:value-type="float" office:value="3.88633">
            <text:p>3,88633</text:p>
          </table:table-cell>
          <table:table-cell office:value-type="float" office:value="43.60478">
            <text:p>43,6047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15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5438">
            <text:p>5438</text:p>
          </table:table-cell>
          <table:table-cell office:value-type="float" office:value="3.88879">
            <text:p>3,88879</text:p>
          </table:table-cell>
          <table:table-cell office:value-type="float" office:value="43.60485">
            <text:p>43,6048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41</text:p>
          </table:table-cell>
          <table:table-cell office:value-type="float" office:value="2401">
            <text:p>2401</text:p>
          </table:table-cell>
        </table:table-row>
        <table:table-row table:style-name="ro1">
          <table:table-cell office:value-type="float" office:value="1357">
            <text:p>1357</text:p>
          </table:table-cell>
          <table:table-cell office:value-type="float" office:value="5439">
            <text:p>5439</text:p>
          </table:table-cell>
          <table:table-cell office:value-type="float" office:value="3.88839">
            <text:p>3,88839</text:p>
          </table:table-cell>
          <table:table-cell office:value-type="float" office:value="43.60529">
            <text:p>43,6052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57</text:p>
          </table:table-cell>
          <table:table-cell office:value-type="float" office:value="2402">
            <text:p>2402</text:p>
          </table:table-cell>
        </table:table-row>
        <table:table-row table:style-name="ro1">
          <table:table-cell office:value-type="float" office:value="1507">
            <text:p>1507</text:p>
          </table:table-cell>
          <table:table-cell office:value-type="float" office:value="973">
            <text:p>973</text:p>
          </table:table-cell>
          <table:table-cell office:value-type="float" office:value="3.8892">
            <text:p>3,8892</text:p>
          </table:table-cell>
          <table:table-cell office:value-type="float" office:value="43.60475">
            <text:p>43,6047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07</text:p>
          </table:table-cell>
          <table:table-cell office:value-type="float" office:value="2403">
            <text:p>2403</text:p>
          </table:table-cell>
        </table:table-row>
        <table:table-row table:style-name="ro1">
          <table:table-cell office:value-type="float" office:value="1507">
            <text:p>1507</text:p>
          </table:table-cell>
          <table:table-cell office:value-type="float" office:value="972">
            <text:p>972</text:p>
          </table:table-cell>
          <table:table-cell office:value-type="float" office:value="3.89179">
            <text:p>3,89179</text:p>
          </table:table-cell>
          <table:table-cell office:value-type="float" office:value="43.60528">
            <text:p>43,6052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07</text:p>
          </table:table-cell>
          <table:table-cell office:value-type="float" office:value="2404">
            <text:p>2404</text:p>
          </table:table-cell>
        </table:table-row>
        <table:table-row table:style-name="ro1">
          <table:table-cell office:value-type="float" office:value="9999">
            <text:p>9999</text:p>
          </table:table-cell>
          <table:table-cell office:value-type="float" office:value="15572">
            <text:p>15572</text:p>
          </table:table-cell>
          <table:table-cell office:value-type="float" office:value="3.8914">
            <text:p>3,8914</text:p>
          </table:table-cell>
          <table:table-cell office:value-type="float" office:value="43.60551">
            <text:p>43,60551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999</text:p>
          </table:table-cell>
          <table:table-cell office:value-type="float" office:value="2405">
            <text:p>2405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3849">
            <text:p>3849</text:p>
          </table:table-cell>
          <table:table-cell office:value-type="float" office:value="3.89136">
            <text:p>3,89136</text:p>
          </table:table-cell>
          <table:table-cell office:value-type="float" office:value="43.60574">
            <text:p>43,60574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08</text:p>
          </table:table-cell>
          <table:table-cell office:value-type="float" office:value="2406">
            <text:p>2406</text:p>
          </table:table-cell>
        </table:table-row>
        <table:table-row table:style-name="ro1">
          <table:table-cell office:value-type="float" office:value="2228">
            <text:p>2228</text:p>
          </table:table-cell>
          <table:table-cell office:value-type="float" office:value="3848">
            <text:p>3848</text:p>
          </table:table-cell>
          <table:table-cell office:value-type="float" office:value="3.88963">
            <text:p>3,88963</text:p>
          </table:table-cell>
          <table:table-cell office:value-type="float" office:value="43.6059">
            <text:p>43,605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228</text:p>
          </table:table-cell>
          <table:table-cell office:value-type="float" office:value="2407">
            <text:p>2407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5436">
            <text:p>5436</text:p>
          </table:table-cell>
          <table:table-cell office:value-type="float" office:value="3.88841">
            <text:p>3,88841</text:p>
          </table:table-cell>
          <table:table-cell office:value-type="float" office:value="43.60546">
            <text:p>43,6054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83</text:p>
          </table:table-cell>
          <table:table-cell office:value-type="float" office:value="2408">
            <text:p>2408</text:p>
          </table:table-cell>
        </table:table-row>
        <table:table-row table:style-name="ro1">
          <table:table-cell office:value-type="float" office:value="2708">
            <text:p>2708</text:p>
          </table:table-cell>
          <table:table-cell office:value-type="float" office:value="6780">
            <text:p>6780</text:p>
          </table:table-cell>
          <table:table-cell office:value-type="float" office:value="3.8895">
            <text:p>3,8895</text:p>
          </table:table-cell>
          <table:table-cell office:value-type="float" office:value="43.60589">
            <text:p>43,6058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708</text:p>
          </table:table-cell>
          <table:table-cell office:value-type="float" office:value="2409">
            <text:p>2409</text:p>
          </table:table-cell>
        </table:table-row>
        <table:table-row table:style-name="ro1">
          <table:table-cell office:value-type="float" office:value="2708">
            <text:p>2708</text:p>
          </table:table-cell>
          <table:table-cell office:value-type="float" office:value="980">
            <text:p>980</text:p>
          </table:table-cell>
          <table:table-cell office:value-type="float" office:value="3.88896">
            <text:p>3,88896</text:p>
          </table:table-cell>
          <table:table-cell office:value-type="float" office:value="43.60703">
            <text:p>43,6070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708</text:p>
          </table:table-cell>
          <table:table-cell office:value-type="float" office:value="2410">
            <text:p>2410</text:p>
          </table:table-cell>
        </table:table-row>
        <table:table-row table:style-name="ro1">
          <table:table-cell office:value-type="float" office:value="2228">
            <text:p>2228</text:p>
          </table:table-cell>
          <table:table-cell office:value-type="float" office:value="6779">
            <text:p>6779</text:p>
          </table:table-cell>
          <table:table-cell office:value-type="float" office:value="3.88999">
            <text:p>3,88999</text:p>
          </table:table-cell>
          <table:table-cell office:value-type="float" office:value="43.60639">
            <text:p>43,6063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28</text:p>
          </table:table-cell>
          <table:table-cell office:value-type="float" office:value="2411">
            <text:p>2411</text:p>
          </table:table-cell>
        </table:table-row>
        <table:table-row table:style-name="ro1">
          <table:table-cell office:value-type="float" office:value="2228">
            <text:p>2228</text:p>
          </table:table-cell>
          <table:table-cell office:value-type="float" office:value="6786">
            <text:p>6786</text:p>
          </table:table-cell>
          <table:table-cell office:value-type="float" office:value="3.89">
            <text:p>3,89</text:p>
          </table:table-cell>
          <table:table-cell office:value-type="float" office:value="43.60642">
            <text:p>43,6064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228</text:p>
          </table:table-cell>
          <table:table-cell office:value-type="float" office:value="2412">
            <text:p>2412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993">
            <text:p>993</text:p>
          </table:table-cell>
          <table:table-cell office:value-type="float" office:value="3.89103">
            <text:p>3,89103</text:p>
          </table:table-cell>
          <table:table-cell office:value-type="float" office:value="43.60641">
            <text:p>43,6064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08</text:p>
          </table:table-cell>
          <table:table-cell office:value-type="float" office:value="2413">
            <text:p>2413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993">
            <text:p>993</text:p>
          </table:table-cell>
          <table:table-cell office:value-type="float" office:value="3.89078">
            <text:p>3,89078</text:p>
          </table:table-cell>
          <table:table-cell office:value-type="float" office:value="43.6069">
            <text:p>43,606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08</text:p>
          </table:table-cell>
          <table:table-cell office:value-type="float" office:value="2414">
            <text:p>2414</text:p>
          </table:table-cell>
        </table:table-row>
        <table:table-row table:style-name="ro1">
          <table:table-cell office:value-type="float" office:value="2377">
            <text:p>2377</text:p>
          </table:table-cell>
          <table:table-cell office:value-type="float" office:value="3898">
            <text:p>3898</text:p>
          </table:table-cell>
          <table:table-cell office:value-type="float" office:value="3.89418">
            <text:p>3,89418</text:p>
          </table:table-cell>
          <table:table-cell office:value-type="float" office:value="43.60669">
            <text:p>43,6066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77</text:p>
          </table:table-cell>
          <table:table-cell office:value-type="float" office:value="2415">
            <text:p>2415</text:p>
          </table:table-cell>
        </table:table-row>
        <table:table-row table:style-name="ro1">
          <table:table-cell office:value-type="float" office:value="2935">
            <text:p>2935</text:p>
          </table:table-cell>
          <table:table-cell office:value-type="float" office:value="6069">
            <text:p>6069</text:p>
          </table:table-cell>
          <table:table-cell office:value-type="float" office:value="3.89392">
            <text:p>3,89392</text:p>
          </table:table-cell>
          <table:table-cell office:value-type="float" office:value="43.60652">
            <text:p>43,6065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35</text:p>
          </table:table-cell>
          <table:table-cell office:value-type="float" office:value="2416">
            <text:p>2416</text:p>
          </table:table-cell>
        </table:table-row>
        <table:table-row table:style-name="ro1">
          <table:table-cell office:value-type="float" office:value="2377">
            <text:p>2377</text:p>
          </table:table-cell>
          <table:table-cell office:value-type="float" office:value="5441">
            <text:p>5441</text:p>
          </table:table-cell>
          <table:table-cell office:value-type="float" office:value="3.89247">
            <text:p>3,89247</text:p>
          </table:table-cell>
          <table:table-cell office:value-type="float" office:value="43.60687">
            <text:p>43,6068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77</text:p>
          </table:table-cell>
          <table:table-cell office:value-type="float" office:value="2417">
            <text:p>2417</text:p>
          </table:table-cell>
        </table:table-row>
        <table:table-row table:style-name="ro1">
          <table:table-cell office:value-type="float" office:value="2310">
            <text:p>2310</text:p>
          </table:table-cell>
          <table:table-cell office:value-type="float" office:value="6781">
            <text:p>6781</text:p>
          </table:table-cell>
          <table:table-cell office:value-type="float" office:value="3.89224">
            <text:p>3,89224</text:p>
          </table:table-cell>
          <table:table-cell office:value-type="float" office:value="43.60623">
            <text:p>43,6062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10</text:p>
          </table:table-cell>
          <table:table-cell office:value-type="float" office:value="2418">
            <text:p>2418</text:p>
          </table:table-cell>
        </table:table-row>
        <table:table-row table:style-name="ro1">
          <table:table-cell office:value-type="float" office:value="2310">
            <text:p>2310</text:p>
          </table:table-cell>
          <table:table-cell office:value-type="float" office:value="3859">
            <text:p>3859</text:p>
          </table:table-cell>
          <table:table-cell office:value-type="float" office:value="3.8919">
            <text:p>3,8919</text:p>
          </table:table-cell>
          <table:table-cell office:value-type="float" office:value="43.60564">
            <text:p>43,6056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10</text:p>
          </table:table-cell>
          <table:table-cell office:value-type="float" office:value="2419">
            <text:p>2419</text:p>
          </table:table-cell>
        </table:table-row>
        <table:table-row table:style-name="ro1">
          <table:table-cell office:value-type="float" office:value="2377">
            <text:p>2377</text:p>
          </table:table-cell>
          <table:table-cell office:value-type="float" office:value="6787">
            <text:p>6787</text:p>
          </table:table-cell>
          <table:table-cell office:value-type="float" office:value="3.89226">
            <text:p>3,89226</text:p>
          </table:table-cell>
          <table:table-cell office:value-type="float" office:value="43.60689">
            <text:p>43,6068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77</text:p>
          </table:table-cell>
          <table:table-cell office:value-type="float" office:value="2420">
            <text:p>2420</text:p>
          </table:table-cell>
        </table:table-row>
        <table:table-row table:style-name="ro1">
          <table:table-cell office:value-type="float" office:value="2377">
            <text:p>2377</text:p>
          </table:table-cell>
          <table:table-cell office:value-type="float" office:value="989">
            <text:p>989</text:p>
          </table:table-cell>
          <table:table-cell office:value-type="float" office:value="3.89091">
            <text:p>3,89091</text:p>
          </table:table-cell>
          <table:table-cell office:value-type="float" office:value="43.607">
            <text:p>43,607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77</text:p>
          </table:table-cell>
          <table:table-cell office:value-type="float" office:value="2421">
            <text:p>2421</text:p>
          </table:table-cell>
        </table:table-row>
        <table:table-row table:style-name="ro1">
          <table:table-cell office:value-type="float" office:value="2519">
            <text:p>2519</text:p>
          </table:table-cell>
          <table:table-cell office:value-type="float" office:value="3847">
            <text:p>3847</text:p>
          </table:table-cell>
          <table:table-cell office:value-type="float" office:value="3.89033">
            <text:p>3,89033</text:p>
          </table:table-cell>
          <table:table-cell office:value-type="float" office:value="43.60704">
            <text:p>43,6070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519</text:p>
          </table:table-cell>
          <table:table-cell office:value-type="float" office:value="2422">
            <text:p>2422</text:p>
          </table:table-cell>
        </table:table-row>
        <table:table-row table:style-name="ro1">
          <table:table-cell office:value-type="float" office:value="2519">
            <text:p>2519</text:p>
          </table:table-cell>
          <table:table-cell office:value-type="float" office:value="3846">
            <text:p>3846</text:p>
          </table:table-cell>
          <table:table-cell office:value-type="float" office:value="3.88908">
            <text:p>3,88908</text:p>
          </table:table-cell>
          <table:table-cell office:value-type="float" office:value="43.60714">
            <text:p>43,6071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519</text:p>
          </table:table-cell>
          <table:table-cell office:value-type="float" office:value="2423">
            <text:p>2423</text:p>
          </table:table-cell>
        </table:table-row>
        <table:table-row table:style-name="ro1">
          <table:table-cell office:value-type="float" office:value="1607">
            <text:p>1607</text:p>
          </table:table-cell>
          <table:table-cell office:value-type="float" office:value="960">
            <text:p>960</text:p>
          </table:table-cell>
          <table:table-cell office:value-type="float" office:value="3.8884">
            <text:p>3,8884</text:p>
          </table:table-cell>
          <table:table-cell office:value-type="float" office:value="43.6072">
            <text:p>43,607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07</text:p>
          </table:table-cell>
          <table:table-cell office:value-type="float" office:value="2424">
            <text:p>2424</text:p>
          </table:table-cell>
        </table:table-row>
        <table:table-row table:style-name="ro1">
          <table:table-cell office:value-type="float" office:value="1607">
            <text:p>1607</text:p>
          </table:table-cell>
          <table:table-cell office:value-type="float" office:value="981">
            <text:p>981</text:p>
          </table:table-cell>
          <table:table-cell office:value-type="float" office:value="3.88747">
            <text:p>3,88747</text:p>
          </table:table-cell>
          <table:table-cell office:value-type="float" office:value="43.60729">
            <text:p>43,6072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07</text:p>
          </table:table-cell>
          <table:table-cell office:value-type="float" office:value="2425">
            <text:p>2425</text:p>
          </table:table-cell>
        </table:table-row>
        <table:table-row table:style-name="ro1">
          <table:table-cell office:value-type="float" office:value="1607">
            <text:p>1607</text:p>
          </table:table-cell>
          <table:table-cell office:value-type="float" office:value="5431">
            <text:p>5431</text:p>
          </table:table-cell>
          <table:table-cell office:value-type="float" office:value="3.88591">
            <text:p>3,88591</text:p>
          </table:table-cell>
          <table:table-cell office:value-type="float" office:value="43.60728">
            <text:p>43,6072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07</text:p>
          </table:table-cell>
          <table:table-cell office:value-type="float" office:value="2426">
            <text:p>2426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6096">
            <text:p>6096</text:p>
          </table:table-cell>
          <table:table-cell office:value-type="float" office:value="3.88592">
            <text:p>3,88592</text:p>
          </table:table-cell>
          <table:table-cell office:value-type="float" office:value="43.60703">
            <text:p>43,6070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90</text:p>
          </table:table-cell>
          <table:table-cell office:value-type="float" office:value="2427">
            <text:p>2427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5432">
            <text:p>5432</text:p>
          </table:table-cell>
          <table:table-cell office:value-type="float" office:value="3.888">
            <text:p>3,888</text:p>
          </table:table-cell>
          <table:table-cell office:value-type="float" office:value="43.60554">
            <text:p>43,6055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90</text:p>
          </table:table-cell>
          <table:table-cell office:value-type="float" office:value="2428">
            <text:p>2428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6105">
            <text:p>6105</text:p>
          </table:table-cell>
          <table:table-cell office:value-type="float" office:value="3.88474">
            <text:p>3,88474</text:p>
          </table:table-cell>
          <table:table-cell office:value-type="float" office:value="43.60752">
            <text:p>43,6075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90</text:p>
          </table:table-cell>
          <table:table-cell office:value-type="float" office:value="2429">
            <text:p>2429</text:p>
          </table:table-cell>
        </table:table-row>
        <table:table-row table:style-name="ro1">
          <table:table-cell office:value-type="float" office:value="1702">
            <text:p>1702</text:p>
          </table:table-cell>
          <table:table-cell office:value-type="float" office:value="6116">
            <text:p>6116</text:p>
          </table:table-cell>
          <table:table-cell office:value-type="float" office:value="3.88653">
            <text:p>3,88653</text:p>
          </table:table-cell>
          <table:table-cell office:value-type="float" office:value="43.60905">
            <text:p>43,6090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02</text:p>
          </table:table-cell>
          <table:table-cell office:value-type="float" office:value="2430">
            <text:p>2430</text:p>
          </table:table-cell>
        </table:table-row>
        <table:table-row table:style-name="ro1">
          <table:table-cell office:value-type="float" office:value="1702">
            <text:p>1702</text:p>
          </table:table-cell>
          <table:table-cell office:value-type="float" office:value="7049">
            <text:p>7049</text:p>
          </table:table-cell>
          <table:table-cell office:value-type="float" office:value="3.88666">
            <text:p>3,88666</text:p>
          </table:table-cell>
          <table:table-cell office:value-type="float" office:value="43.60916">
            <text:p>43,6091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02</text:p>
          </table:table-cell>
          <table:table-cell office:value-type="float" office:value="2431">
            <text:p>2431</text:p>
          </table:table-cell>
        </table:table-row>
        <table:table-row table:style-name="ro1">
          <table:table-cell office:value-type="float" office:value="2229">
            <text:p>2229</text:p>
          </table:table-cell>
          <table:table-cell office:value-type="float" office:value="6106">
            <text:p>6106</text:p>
          </table:table-cell>
          <table:table-cell office:value-type="float" office:value="3.8851">
            <text:p>3,8851</text:p>
          </table:table-cell>
          <table:table-cell office:value-type="float" office:value="43.61">
            <text:p>43,6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229</text:p>
          </table:table-cell>
          <table:table-cell office:value-type="float" office:value="2432">
            <text:p>2432</text:p>
          </table:table-cell>
        </table:table-row>
        <table:table-row table:style-name="ro1">
          <table:table-cell office:value-type="float" office:value="1211">
            <text:p>1211</text:p>
          </table:table-cell>
          <table:table-cell office:value-type="float" office:value="6111">
            <text:p>6111</text:p>
          </table:table-cell>
          <table:table-cell office:value-type="float" office:value="3.88553">
            <text:p>3,88553</text:p>
          </table:table-cell>
          <table:table-cell office:value-type="float" office:value="43.61031">
            <text:p>43,6103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11</text:p>
          </table:table-cell>
          <table:table-cell office:value-type="float" office:value="2433">
            <text:p>2433</text:p>
          </table:table-cell>
        </table:table-row>
        <table:table-row table:style-name="ro1">
          <table:table-cell office:value-type="float" office:value="2229">
            <text:p>2229</text:p>
          </table:table-cell>
          <table:table-cell office:value-type="float" office:value="6117">
            <text:p>6117</text:p>
          </table:table-cell>
          <table:table-cell office:value-type="float" office:value="3.88672">
            <text:p>3,88672</text:p>
          </table:table-cell>
          <table:table-cell office:value-type="float" office:value="43.60929">
            <text:p>43,60929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229</text:p>
          </table:table-cell>
          <table:table-cell office:value-type="float" office:value="2434">
            <text:p>2434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7048">
            <text:p>7048</text:p>
          </table:table-cell>
          <table:table-cell office:value-type="float" office:value="3.88682">
            <text:p>3,88682</text:p>
          </table:table-cell>
          <table:table-cell office:value-type="float" office:value="43.60924">
            <text:p>43,60924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55</text:p>
          </table:table-cell>
          <table:table-cell office:value-type="float" office:value="2435">
            <text:p>2435</text:p>
          </table:table-cell>
        </table:table-row>
        <table:table-row table:style-name="ro1">
          <table:table-cell office:value-type="float" office:value="2229">
            <text:p>2229</text:p>
          </table:table-cell>
          <table:table-cell office:value-type="float" office:value="6792">
            <text:p>6792</text:p>
          </table:table-cell>
          <table:table-cell office:value-type="float" office:value="3.88739">
            <text:p>3,88739</text:p>
          </table:table-cell>
          <table:table-cell office:value-type="float" office:value="43.60924">
            <text:p>43,6092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29</text:p>
          </table:table-cell>
          <table:table-cell office:value-type="float" office:value="2436">
            <text:p>2436</text:p>
          </table:table-cell>
        </table:table-row>
        <table:table-row table:style-name="ro1">
          <table:table-cell office:value-type="float" office:value="2229">
            <text:p>2229</text:p>
          </table:table-cell>
          <table:table-cell office:value-type="float" office:value="6792">
            <text:p>6792</text:p>
          </table:table-cell>
          <table:table-cell office:value-type="float" office:value="3.8906">
            <text:p>3,8906</text:p>
          </table:table-cell>
          <table:table-cell office:value-type="float" office:value="43.609">
            <text:p>43,60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29</text:p>
          </table:table-cell>
          <table:table-cell office:value-type="float" office:value="2437">
            <text:p>2437</text:p>
          </table:table-cell>
        </table:table-row>
        <table:table-row table:style-name="ro1">
          <table:table-cell office:value-type="float" office:value="2228">
            <text:p>2228</text:p>
          </table:table-cell>
          <table:table-cell office:value-type="float" office:value="10373">
            <text:p>10373</text:p>
          </table:table-cell>
          <table:table-cell office:value-type="float" office:value="3.89069">
            <text:p>3,89069</text:p>
          </table:table-cell>
          <table:table-cell office:value-type="float" office:value="43.60879">
            <text:p>43,6087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28</text:p>
          </table:table-cell>
          <table:table-cell office:value-type="float" office:value="2438">
            <text:p>2438</text:p>
          </table:table-cell>
        </table:table-row>
        <table:table-row table:style-name="ro1">
          <table:table-cell office:value-type="float" office:value="2228">
            <text:p>2228</text:p>
          </table:table-cell>
          <table:table-cell office:value-type="float" office:value="11515">
            <text:p>11515</text:p>
          </table:table-cell>
          <table:table-cell office:value-type="float" office:value="3.8906">
            <text:p>3,8906</text:p>
          </table:table-cell>
          <table:table-cell office:value-type="float" office:value="43.60817">
            <text:p>43,6081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28</text:p>
          </table:table-cell>
          <table:table-cell office:value-type="float" office:value="2439">
            <text:p>2439</text:p>
          </table:table-cell>
        </table:table-row>
        <table:table-row table:style-name="ro1">
          <table:table-cell office:value-type="float" office:value="2228">
            <text:p>2228</text:p>
          </table:table-cell>
          <table:table-cell office:value-type="float" office:value="10374">
            <text:p>10374</text:p>
          </table:table-cell>
          <table:table-cell office:value-type="float" office:value="3.89057">
            <text:p>3,89057</text:p>
          </table:table-cell>
          <table:table-cell office:value-type="float" office:value="43.608">
            <text:p>43,60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28</text:p>
          </table:table-cell>
          <table:table-cell office:value-type="float" office:value="2440">
            <text:p>2440</text:p>
          </table:table-cell>
        </table:table-row>
        <table:table-row table:style-name="ro1">
          <table:table-cell office:value-type="float" office:value="2228">
            <text:p>2228</text:p>
          </table:table-cell>
          <table:table-cell office:value-type="float" office:value="10374">
            <text:p>10374</text:p>
          </table:table-cell>
          <table:table-cell office:value-type="float" office:value="3.89053">
            <text:p>3,89053</text:p>
          </table:table-cell>
          <table:table-cell office:value-type="float" office:value="43.60714">
            <text:p>43,6071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28</text:p>
          </table:table-cell>
          <table:table-cell office:value-type="float" office:value="2441">
            <text:p>2441</text:p>
          </table:table-cell>
        </table:table-row>
        <table:table-row table:style-name="ro1">
          <table:table-cell office:value-type="float" office:value="2228">
            <text:p>2228</text:p>
          </table:table-cell>
          <table:table-cell office:value-type="float" office:value="6791">
            <text:p>6791</text:p>
          </table:table-cell>
          <table:table-cell office:value-type="float" office:value="3.89072">
            <text:p>3,89072</text:p>
          </table:table-cell>
          <table:table-cell office:value-type="float" office:value="43.6091">
            <text:p>43,609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28</text:p>
          </table:table-cell>
          <table:table-cell office:value-type="float" office:value="2442">
            <text:p>2442</text:p>
          </table:table-cell>
        </table:table-row>
        <table:table-row table:style-name="ro1">
          <table:table-cell office:value-type="float" office:value="2622">
            <text:p>2622</text:p>
          </table:table-cell>
          <table:table-cell office:value-type="float" office:value="6084">
            <text:p>6084</text:p>
          </table:table-cell>
          <table:table-cell office:value-type="float" office:value="3.89063">
            <text:p>3,89063</text:p>
          </table:table-cell>
          <table:table-cell office:value-type="float" office:value="43.60927">
            <text:p>43,6092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622</text:p>
          </table:table-cell>
          <table:table-cell office:value-type="float" office:value="2443">
            <text:p>2443</text:p>
          </table:table-cell>
        </table:table-row>
        <table:table-row table:style-name="ro1">
          <table:table-cell office:value-type="float" office:value="2622">
            <text:p>2622</text:p>
          </table:table-cell>
          <table:table-cell office:value-type="float" office:value="6084">
            <text:p>6084</text:p>
          </table:table-cell>
          <table:table-cell office:value-type="float" office:value="3.88998">
            <text:p>3,88998</text:p>
          </table:table-cell>
          <table:table-cell office:value-type="float" office:value="43.60928">
            <text:p>43,6092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622</text:p>
          </table:table-cell>
          <table:table-cell office:value-type="float" office:value="2444">
            <text:p>2444</text:p>
          </table:table-cell>
        </table:table-row>
        <table:table-row table:style-name="ro1">
          <table:table-cell office:value-type="float" office:value="2228">
            <text:p>2228</text:p>
          </table:table-cell>
          <table:table-cell office:value-type="float" office:value="6082">
            <text:p>6082</text:p>
          </table:table-cell>
          <table:table-cell office:value-type="float" office:value="3.8905">
            <text:p>3,8905</text:p>
          </table:table-cell>
          <table:table-cell office:value-type="float" office:value="43.61018">
            <text:p>43,6101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28</text:p>
          </table:table-cell>
          <table:table-cell office:value-type="float" office:value="2445">
            <text:p>2445</text:p>
          </table:table-cell>
        </table:table-row>
        <table:table-row table:style-name="ro1">
          <table:table-cell office:value-type="float" office:value="2622">
            <text:p>2622</text:p>
          </table:table-cell>
          <table:table-cell office:value-type="float" office:value="15452">
            <text:p>15452</text:p>
          </table:table-cell>
          <table:table-cell office:value-type="float" office:value="3.89036">
            <text:p>3,89036</text:p>
          </table:table-cell>
          <table:table-cell office:value-type="float" office:value="43.61016">
            <text:p>43,61016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622</text:p>
          </table:table-cell>
          <table:table-cell office:value-type="float" office:value="2446">
            <text:p>2446</text:p>
          </table:table-cell>
        </table:table-row>
        <table:table-row table:style-name="ro1">
          <table:table-cell office:value-type="float" office:value="1211">
            <text:p>1211</text:p>
          </table:table-cell>
          <table:table-cell office:value-type="float" office:value="6109">
            <text:p>6109</text:p>
          </table:table-cell>
          <table:table-cell office:value-type="float" office:value="3.88918">
            <text:p>3,88918</text:p>
          </table:table-cell>
          <table:table-cell office:value-type="float" office:value="43.61028">
            <text:p>43,6102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11</text:p>
          </table:table-cell>
          <table:table-cell office:value-type="float" office:value="2447">
            <text:p>2447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16038">
            <text:p>16038</text:p>
          </table:table-cell>
          <table:table-cell office:value-type="float" office:value="3.89058">
            <text:p>3,89058</text:p>
          </table:table-cell>
          <table:table-cell office:value-type="float" office:value="43.61034">
            <text:p>43,6103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88</text:p>
          </table:table-cell>
          <table:table-cell office:value-type="float" office:value="2448">
            <text:p>2448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16040">
            <text:p>16040</text:p>
          </table:table-cell>
          <table:table-cell office:value-type="float" office:value="3.89054">
            <text:p>3,89054</text:p>
          </table:table-cell>
          <table:table-cell office:value-type="float" office:value="43.61048">
            <text:p>43,6104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88</text:p>
          </table:table-cell>
          <table:table-cell office:value-type="float" office:value="2449">
            <text:p>2449</text:p>
          </table:table-cell>
        </table:table-row>
        <table:table-row table:style-name="ro1">
          <table:table-cell office:value-type="float" office:value="2308">
            <text:p>2308</text:p>
          </table:table-cell>
          <table:table-cell office:value-type="float" office:value="6796">
            <text:p>6796</text:p>
          </table:table-cell>
          <table:table-cell office:value-type="float" office:value="3.89086">
            <text:p>3,89086</text:p>
          </table:table-cell>
          <table:table-cell office:value-type="float" office:value="43.6096">
            <text:p>43,609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08</text:p>
          </table:table-cell>
          <table:table-cell office:value-type="float" office:value="2450">
            <text:p>2450</text:p>
          </table:table-cell>
        </table:table-row>
        <table:table-row table:style-name="ro1">
          <table:table-cell office:value-type="float" office:value="2308">
            <text:p>2308</text:p>
          </table:table-cell>
          <table:table-cell office:value-type="float" office:value="6793">
            <text:p>6793</text:p>
          </table:table-cell>
          <table:table-cell office:value-type="float" office:value="3.89265">
            <text:p>3,89265</text:p>
          </table:table-cell>
          <table:table-cell office:value-type="float" office:value="43.60946">
            <text:p>43,60946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08</text:p>
          </table:table-cell>
          <table:table-cell office:value-type="float" office:value="2451">
            <text:p>2451</text:p>
          </table:table-cell>
        </table:table-row>
        <table:table-row table:style-name="ro1">
          <table:table-cell office:value-type="float" office:value="2230">
            <text:p>2230</text:p>
          </table:table-cell>
          <table:table-cell office:value-type="float" office:value="6087">
            <text:p>6087</text:p>
          </table:table-cell>
          <table:table-cell office:value-type="float" office:value="3.89152">
            <text:p>3,89152</text:p>
          </table:table-cell>
          <table:table-cell office:value-type="float" office:value="43.60895">
            <text:p>43,6089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230</text:p>
          </table:table-cell>
          <table:table-cell office:value-type="float" office:value="2452">
            <text:p>2452</text:p>
          </table:table-cell>
        </table:table-row>
        <table:table-row table:style-name="ro1">
          <table:table-cell office:value-type="float" office:value="2230">
            <text:p>2230</text:p>
          </table:table-cell>
          <table:table-cell office:value-type="float" office:value="6789">
            <text:p>6789</text:p>
          </table:table-cell>
          <table:table-cell office:value-type="float" office:value="3.89252">
            <text:p>3,89252</text:p>
          </table:table-cell>
          <table:table-cell office:value-type="float" office:value="43.60889">
            <text:p>43,6088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30</text:p>
          </table:table-cell>
          <table:table-cell office:value-type="float" office:value="2453">
            <text:p>2453</text:p>
          </table:table-cell>
        </table:table-row>
        <table:table-row table:style-name="ro1">
          <table:table-cell office:value-type="float" office:value="2310">
            <text:p>2310</text:p>
          </table:table-cell>
          <table:table-cell office:value-type="float" office:value="6790">
            <text:p>6790</text:p>
          </table:table-cell>
          <table:table-cell office:value-type="float" office:value="3.89262">
            <text:p>3,89262</text:p>
          </table:table-cell>
          <table:table-cell office:value-type="float" office:value="43.60894">
            <text:p>43,6089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10</text:p>
          </table:table-cell>
          <table:table-cell office:value-type="float" office:value="2454">
            <text:p>2454</text:p>
          </table:table-cell>
        </table:table-row>
        <table:table-row table:style-name="ro1">
          <table:table-cell office:value-type="float" office:value="2310">
            <text:p>2310</text:p>
          </table:table-cell>
          <table:table-cell office:value-type="float" office:value="6794">
            <text:p>6794</text:p>
          </table:table-cell>
          <table:table-cell office:value-type="float" office:value="3.89275">
            <text:p>3,89275</text:p>
          </table:table-cell>
          <table:table-cell office:value-type="float" office:value="43.6098">
            <text:p>43,609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10</text:p>
          </table:table-cell>
          <table:table-cell office:value-type="float" office:value="2455">
            <text:p>2455</text:p>
          </table:table-cell>
        </table:table-row>
        <table:table-row table:style-name="ro1">
          <table:table-cell office:value-type="float" office:value="2230">
            <text:p>2230</text:p>
          </table:table-cell>
          <table:table-cell office:value-type="float" office:value="6070">
            <text:p>6070</text:p>
          </table:table-cell>
          <table:table-cell office:value-type="float" office:value="3.89409">
            <text:p>3,89409</text:p>
          </table:table-cell>
          <table:table-cell office:value-type="float" office:value="43.60879">
            <text:p>43,6087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30</text:p>
          </table:table-cell>
          <table:table-cell office:value-type="float" office:value="2456">
            <text:p>2456</text:p>
          </table:table-cell>
        </table:table-row>
        <table:table-row table:style-name="ro1">
          <table:table-cell office:value-type="float" office:value="2310">
            <text:p>2310</text:p>
          </table:table-cell>
          <table:table-cell office:value-type="float" office:value="10892">
            <text:p>10892</text:p>
          </table:table-cell>
          <table:table-cell office:value-type="float" office:value="3.89255">
            <text:p>3,89255</text:p>
          </table:table-cell>
          <table:table-cell office:value-type="float" office:value="43.60866">
            <text:p>43,6086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10</text:p>
          </table:table-cell>
          <table:table-cell office:value-type="float" office:value="2457">
            <text:p>2457</text:p>
          </table:table-cell>
        </table:table-row>
        <table:table-row table:style-name="ro1">
          <table:table-cell office:value-type="float" office:value="2310">
            <text:p>2310</text:p>
          </table:table-cell>
          <table:table-cell office:value-type="float" office:value="6788">
            <text:p>6788</text:p>
          </table:table-cell>
          <table:table-cell office:value-type="float" office:value="3.89236">
            <text:p>3,89236</text:p>
          </table:table-cell>
          <table:table-cell office:value-type="float" office:value="43.60714">
            <text:p>43,6071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10</text:p>
          </table:table-cell>
          <table:table-cell office:value-type="float" office:value="2458">
            <text:p>2458</text:p>
          </table:table-cell>
        </table:table-row>
        <table:table-row table:style-name="ro1">
          <table:table-cell office:value-type="float" office:value="2935">
            <text:p>2935</text:p>
          </table:table-cell>
          <table:table-cell office:value-type="float" office:value="6784">
            <text:p>6784</text:p>
          </table:table-cell>
          <table:table-cell office:value-type="float" office:value="3.89398">
            <text:p>3,89398</text:p>
          </table:table-cell>
          <table:table-cell office:value-type="float" office:value="43.60698">
            <text:p>43,6069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35</text:p>
          </table:table-cell>
          <table:table-cell office:value-type="float" office:value="2459">
            <text:p>2459</text:p>
          </table:table-cell>
        </table:table-row>
        <table:table-row table:style-name="ro1">
          <table:table-cell office:value-type="float" office:value="2935">
            <text:p>2935</text:p>
          </table:table-cell>
          <table:table-cell office:value-type="float" office:value="6784">
            <text:p>6784</text:p>
          </table:table-cell>
          <table:table-cell office:value-type="float" office:value="3.8941">
            <text:p>3,8941</text:p>
          </table:table-cell>
          <table:table-cell office:value-type="float" office:value="43.60776">
            <text:p>43,60776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35</text:p>
          </table:table-cell>
          <table:table-cell office:value-type="float" office:value="2460">
            <text:p>2460</text:p>
          </table:table-cell>
        </table:table-row>
        <table:table-row table:style-name="ro1">
          <table:table-cell office:value-type="float" office:value="2935">
            <text:p>2935</text:p>
          </table:table-cell>
          <table:table-cell office:value-type="float" office:value="11524">
            <text:p>11524</text:p>
          </table:table-cell>
          <table:table-cell office:value-type="float" office:value="3.89423">
            <text:p>3,89423</text:p>
          </table:table-cell>
          <table:table-cell office:value-type="float" office:value="43.60863">
            <text:p>43,6086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35</text:p>
          </table:table-cell>
          <table:table-cell office:value-type="float" office:value="2461">
            <text:p>2461</text:p>
          </table:table-cell>
        </table:table-row>
        <table:table-row table:style-name="ro1">
          <table:table-cell office:value-type="float" office:value="2236">
            <text:p>2236</text:p>
          </table:table-cell>
          <table:table-cell office:value-type="float" office:value="16037">
            <text:p>16037</text:p>
          </table:table-cell>
          <table:table-cell office:value-type="float" office:value="3.89443">
            <text:p>3,89443</text:p>
          </table:table-cell>
          <table:table-cell office:value-type="float" office:value="43.60933">
            <text:p>43,6093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36</text:p>
          </table:table-cell>
          <table:table-cell office:value-type="float" office:value="2462">
            <text:p>2462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16034">
            <text:p>16034</text:p>
          </table:table-cell>
          <table:table-cell office:value-type="float" office:value="3.89423">
            <text:p>3,89423</text:p>
          </table:table-cell>
          <table:table-cell office:value-type="float" office:value="43.60932">
            <text:p>43,6093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88</text:p>
          </table:table-cell>
          <table:table-cell office:value-type="float" office:value="2463">
            <text:p>2463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6064">
            <text:p>6064</text:p>
          </table:table-cell>
          <table:table-cell office:value-type="float" office:value="3.89428">
            <text:p>3,89428</text:p>
          </table:table-cell>
          <table:table-cell office:value-type="float" office:value="43.6095">
            <text:p>43,609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88</text:p>
          </table:table-cell>
          <table:table-cell office:value-type="float" office:value="2464">
            <text:p>2464</text:p>
          </table:table-cell>
        </table:table-row>
        <table:table-row table:style-name="ro1">
          <table:table-cell office:value-type="float" office:value="2236">
            <text:p>2236</text:p>
          </table:table-cell>
          <table:table-cell office:value-type="float" office:value="16036">
            <text:p>16036</text:p>
          </table:table-cell>
          <table:table-cell office:value-type="float" office:value="3.89455">
            <text:p>3,89455</text:p>
          </table:table-cell>
          <table:table-cell office:value-type="float" office:value="43.60932">
            <text:p>43,6093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36</text:p>
          </table:table-cell>
          <table:table-cell office:value-type="float" office:value="2465">
            <text:p>2465</text:p>
          </table:table-cell>
        </table:table-row>
        <table:table-row table:style-name="ro1">
          <table:table-cell office:value-type="float" office:value="2878">
            <text:p>2878</text:p>
          </table:table-cell>
          <table:table-cell office:value-type="float" office:value="16002">
            <text:p>16002</text:p>
          </table:table-cell>
          <table:table-cell office:value-type="float" office:value="3.89447">
            <text:p>3,89447</text:p>
          </table:table-cell>
          <table:table-cell office:value-type="float" office:value="43.60961">
            <text:p>43,60961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878</text:p>
          </table:table-cell>
          <table:table-cell office:value-type="float" office:value="2466">
            <text:p>2466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office:value-type="float" office:value="6066">
            <text:p>6066</text:p>
          </table:table-cell>
          <table:table-cell office:value-type="float" office:value="3.89459">
            <text:p>3,89459</text:p>
          </table:table-cell>
          <table:table-cell office:value-type="float" office:value="43.60953">
            <text:p>43,6095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79</text:p>
          </table:table-cell>
          <table:table-cell office:value-type="float" office:value="2467">
            <text:p>2467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office:value-type="float" office:value="16000">
            <text:p>16000</text:p>
          </table:table-cell>
          <table:table-cell office:value-type="float" office:value="3.89458">
            <text:p>3,89458</text:p>
          </table:table-cell>
          <table:table-cell office:value-type="float" office:value="43.60964">
            <text:p>43,6096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79</text:p>
          </table:table-cell>
          <table:table-cell office:value-type="float" office:value="2468">
            <text:p>2468</text:p>
          </table:table-cell>
        </table:table-row>
        <table:table-row table:style-name="ro1">
          <table:table-cell office:value-type="float" office:value="3019">
            <text:p>3019</text:p>
          </table:table-cell>
          <table:table-cell office:value-type="float" office:value="15994">
            <text:p>15994</text:p>
          </table:table-cell>
          <table:table-cell office:value-type="float" office:value="3.89505">
            <text:p>3,89505</text:p>
          </table:table-cell>
          <table:table-cell office:value-type="float" office:value="43.60917">
            <text:p>43,6091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019</text:p>
          </table:table-cell>
          <table:table-cell office:value-type="float" office:value="2469">
            <text:p>2469</text:p>
          </table:table-cell>
        </table:table-row>
        <table:table-row table:style-name="ro1">
          <table:table-cell office:value-type="float" office:value="3019">
            <text:p>3019</text:p>
          </table:table-cell>
          <table:table-cell office:value-type="float" office:value="15997">
            <text:p>15997</text:p>
          </table:table-cell>
          <table:table-cell office:value-type="float" office:value="3.89559">
            <text:p>3,89559</text:p>
          </table:table-cell>
          <table:table-cell office:value-type="float" office:value="43.60962">
            <text:p>43,6096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019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office:value-type="float" office:value="15972">
            <text:p>15972</text:p>
          </table:table-cell>
          <table:table-cell office:value-type="float" office:value="3.89562">
            <text:p>3,89562</text:p>
          </table:table-cell>
          <table:table-cell office:value-type="float" office:value="43.60973">
            <text:p>43,6097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79</text:p>
          </table:table-cell>
          <table:table-cell office:value-type="float" office:value="2471">
            <text:p>2471</text:p>
          </table:table-cell>
        </table:table-row>
        <table:table-row table:style-name="ro1">
          <table:table-cell office:value-type="float" office:value="1565">
            <text:p>1565</text:p>
          </table:table-cell>
          <table:table-cell office:value-type="float" office:value="11793">
            <text:p>11793</text:p>
          </table:table-cell>
          <table:table-cell office:value-type="float" office:value="3.89554">
            <text:p>3,89554</text:p>
          </table:table-cell>
          <table:table-cell office:value-type="float" office:value="43.60978">
            <text:p>43,6097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65</text:p>
          </table:table-cell>
          <table:table-cell office:value-type="float" office:value="2472">
            <text:p>2472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office:value-type="float" office:value="3892">
            <text:p>3892</text:p>
          </table:table-cell>
          <table:table-cell office:value-type="float" office:value="3.8967">
            <text:p>3,8967</text:p>
          </table:table-cell>
          <table:table-cell office:value-type="float" office:value="43.60765">
            <text:p>43,6076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79</text:p>
          </table:table-cell>
          <table:table-cell office:value-type="float" office:value="2473">
            <text:p>2473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office:value-type="float" office:value="3892">
            <text:p>3892</text:p>
          </table:table-cell>
          <table:table-cell office:value-type="float" office:value="3.8968">
            <text:p>3,8968</text:p>
          </table:table-cell>
          <table:table-cell office:value-type="float" office:value="43.60835">
            <text:p>43,6083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79</text:p>
          </table:table-cell>
          <table:table-cell office:value-type="float" office:value="2474">
            <text:p>2474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office:value-type="float" office:value="6055">
            <text:p>6055</text:p>
          </table:table-cell>
          <table:table-cell office:value-type="float" office:value="3.89681">
            <text:p>3,89681</text:p>
          </table:table-cell>
          <table:table-cell office:value-type="float" office:value="43.6092">
            <text:p>43,609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79</text:p>
          </table:table-cell>
          <table:table-cell office:value-type="float" office:value="2475">
            <text:p>2475</text:p>
          </table:table-cell>
        </table:table-row>
        <table:table-row table:style-name="ro1">
          <table:table-cell office:value-type="float" office:value="2865">
            <text:p>2865</text:p>
          </table:table-cell>
          <table:table-cell office:value-type="float" office:value="3948">
            <text:p>3948</text:p>
          </table:table-cell>
          <table:table-cell office:value-type="float" office:value="3.89543">
            <text:p>3,89543</text:p>
          </table:table-cell>
          <table:table-cell office:value-type="float" office:value="43.61042">
            <text:p>43,6104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865</text:p>
          </table:table-cell>
          <table:table-cell office:value-type="float" office:value="2476">
            <text:p>2476</text:p>
          </table:table-cell>
        </table:table-row>
        <table:table-row table:style-name="ro1">
          <table:table-cell office:value-type="float" office:value="2865">
            <text:p>2865</text:p>
          </table:table-cell>
          <table:table-cell office:value-type="float" office:value="11792">
            <text:p>11792</text:p>
          </table:table-cell>
          <table:table-cell office:value-type="float" office:value="3.89469">
            <text:p>3,89469</text:p>
          </table:table-cell>
          <table:table-cell office:value-type="float" office:value="43.61045">
            <text:p>43,610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865</text:p>
          </table:table-cell>
          <table:table-cell office:value-type="float" office:value="2477">
            <text:p>2477</text:p>
          </table:table-cell>
        </table:table-row>
        <table:table-row table:style-name="ro1">
          <table:table-cell office:value-type="float" office:value="2878">
            <text:p>2878</text:p>
          </table:table-cell>
          <table:table-cell office:value-type="float" office:value="15999">
            <text:p>15999</text:p>
          </table:table-cell>
          <table:table-cell office:value-type="float" office:value="3.89457">
            <text:p>3,89457</text:p>
          </table:table-cell>
          <table:table-cell office:value-type="float" office:value="43.61039">
            <text:p>43,6103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878</text:p>
          </table:table-cell>
          <table:table-cell office:value-type="float" office:value="2478">
            <text:p>2478</text:p>
          </table:table-cell>
        </table:table-row>
        <table:table-row table:style-name="ro1">
          <table:table-cell office:value-type="float" office:value="2878">
            <text:p>2878</text:p>
          </table:table-cell>
          <table:table-cell office:value-type="float" office:value="13134">
            <text:p>13134</text:p>
          </table:table-cell>
          <table:table-cell office:value-type="float" office:value="3.89499">
            <text:p>3,89499</text:p>
          </table:table-cell>
          <table:table-cell office:value-type="float" office:value="43.6123">
            <text:p>43,612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878</text:p>
          </table:table-cell>
          <table:table-cell office:value-type="float" office:value="2479">
            <text:p>2479</text:p>
          </table:table-cell>
        </table:table-row>
        <table:table-row table:style-name="ro1">
          <table:table-cell office:value-type="float" office:value="1565">
            <text:p>1565</text:p>
          </table:table-cell>
          <table:table-cell office:value-type="float" office:value="13136">
            <text:p>13136</text:p>
          </table:table-cell>
          <table:table-cell office:value-type="float" office:value="3.89521">
            <text:p>3,89521</text:p>
          </table:table-cell>
          <table:table-cell office:value-type="float" office:value="43.61261">
            <text:p>43,6126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5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float" office:value="1565">
            <text:p>1565</text:p>
          </table:table-cell>
          <table:table-cell office:value-type="float" office:value="3946">
            <text:p>3946</text:p>
          </table:table-cell>
          <table:table-cell office:value-type="float" office:value="3.8946">
            <text:p>3,8946</text:p>
          </table:table-cell>
          <table:table-cell office:value-type="float" office:value="43.6123">
            <text:p>43,612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5</text:p>
          </table:table-cell>
          <table:table-cell office:value-type="float" office:value="2481">
            <text:p>2481</text:p>
          </table:table-cell>
        </table:table-row>
        <table:table-row table:style-name="ro1">
          <table:table-cell office:value-type="float" office:value="1565">
            <text:p>1565</text:p>
          </table:table-cell>
          <table:table-cell office:value-type="float" office:value="3939">
            <text:p>3939</text:p>
          </table:table-cell>
          <table:table-cell office:value-type="float" office:value="3.8918">
            <text:p>3,8918</text:p>
          </table:table-cell>
          <table:table-cell office:value-type="float" office:value="43.61245">
            <text:p>43,6124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65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float" office:value="1565">
            <text:p>1565</text:p>
          </table:table-cell>
          <table:table-cell office:value-type="float" office:value="3939">
            <text:p>3939</text:p>
          </table:table-cell>
          <table:table-cell office:value-type="float" office:value="3.88966">
            <text:p>3,88966</text:p>
          </table:table-cell>
          <table:table-cell office:value-type="float" office:value="43.6122">
            <text:p>43,612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65</text:p>
          </table:table-cell>
          <table:table-cell office:value-type="float" office:value="2483">
            <text:p>2483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3942">
            <text:p>3942</text:p>
          </table:table-cell>
          <table:table-cell office:value-type="float" office:value="3.88936">
            <text:p>3,88936</text:p>
          </table:table-cell>
          <table:table-cell office:value-type="float" office:value="43.61231">
            <text:p>43,6123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88</text:p>
          </table:table-cell>
          <table:table-cell office:value-type="float" office:value="2484">
            <text:p>2484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3942">
            <text:p>3942</text:p>
          </table:table-cell>
          <table:table-cell office:value-type="float" office:value="3.88869">
            <text:p>3,88869</text:p>
          </table:table-cell>
          <table:table-cell office:value-type="float" office:value="43.61319">
            <text:p>43,6131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88</text:p>
          </table:table-cell>
          <table:table-cell office:value-type="float" office:value="2485">
            <text:p>2485</text:p>
          </table:table-cell>
        </table:table-row>
        <table:table-row table:style-name="ro1">
          <table:table-cell office:value-type="float" office:value="1796">
            <text:p>1796</text:p>
          </table:table-cell>
          <table:table-cell office:value-type="float" office:value="3772">
            <text:p>3772</text:p>
          </table:table-cell>
          <table:table-cell office:value-type="float" office:value="3.88891">
            <text:p>3,88891</text:p>
          </table:table-cell>
          <table:table-cell office:value-type="float" office:value="43.61342">
            <text:p>43,6134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96</text:p>
          </table:table-cell>
          <table:table-cell office:value-type="float" office:value="2486">
            <text:p>2486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3757">
            <text:p>3757</text:p>
          </table:table-cell>
          <table:table-cell office:value-type="float" office:value="3.89166">
            <text:p>3,89166</text:p>
          </table:table-cell>
          <table:table-cell office:value-type="float" office:value="43.61437">
            <text:p>43,6143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66</text:p>
          </table:table-cell>
          <table:table-cell office:value-type="float" office:value="2487">
            <text:p>2487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3757">
            <text:p>3757</text:p>
          </table:table-cell>
          <table:table-cell office:value-type="float" office:value="3.89174">
            <text:p>3,89174</text:p>
          </table:table-cell>
          <table:table-cell office:value-type="float" office:value="43.61374">
            <text:p>43,6137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66</text:p>
          </table:table-cell>
          <table:table-cell office:value-type="float" office:value="2488">
            <text:p>2488</text:p>
          </table:table-cell>
        </table:table-row>
        <table:table-row table:style-name="ro1">
          <table:table-cell office:value-type="float" office:value="1796">
            <text:p>1796</text:p>
          </table:table-cell>
          <table:table-cell office:value-type="float" office:value="11112">
            <text:p>11112</text:p>
          </table:table-cell>
          <table:table-cell office:value-type="float" office:value="3.89175">
            <text:p>3,89175</text:p>
          </table:table-cell>
          <table:table-cell office:value-type="float" office:value="43.61453">
            <text:p>43,6145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96</text:p>
          </table:table-cell>
          <table:table-cell office:value-type="float" office:value="2489">
            <text:p>2489</text:p>
          </table:table-cell>
        </table:table-row>
        <table:table-row table:style-name="ro1">
          <table:table-cell office:value-type="float" office:value="1564">
            <text:p>1564</text:p>
          </table:table-cell>
          <table:table-cell office:value-type="float" office:value="3766">
            <text:p>3766</text:p>
          </table:table-cell>
          <table:table-cell office:value-type="float" office:value="3.89218">
            <text:p>3,89218</text:p>
          </table:table-cell>
          <table:table-cell office:value-type="float" office:value="43.61497">
            <text:p>43,6149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4</text:p>
          </table:table-cell>
          <table:table-cell office:value-type="float" office:value="2490">
            <text:p>2490</text:p>
          </table:table-cell>
        </table:table-row>
        <table:table-row table:style-name="ro1">
          <table:table-cell office:value-type="float" office:value="1690">
            <text:p>1690</text:p>
          </table:table-cell>
          <table:table-cell office:value-type="float" office:value="3759">
            <text:p>3759</text:p>
          </table:table-cell>
          <table:table-cell office:value-type="float" office:value="3.89251">
            <text:p>3,89251</text:p>
          </table:table-cell>
          <table:table-cell office:value-type="float" office:value="43.61616">
            <text:p>43,6161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0</text:p>
          </table:table-cell>
          <table:table-cell office:value-type="float" office:value="2491">
            <text:p>2491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3904">
            <text:p>3904</text:p>
          </table:table-cell>
          <table:table-cell office:value-type="float" office:value="3.89203">
            <text:p>3,89203</text:p>
          </table:table-cell>
          <table:table-cell office:value-type="float" office:value="43.61669">
            <text:p>43,6166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73</text:p>
          </table:table-cell>
          <table:table-cell office:value-type="float" office:value="2492">
            <text:p>2492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3904">
            <text:p>3904</text:p>
          </table:table-cell>
          <table:table-cell office:value-type="float" office:value="3.89067">
            <text:p>3,89067</text:p>
          </table:table-cell>
          <table:table-cell office:value-type="float" office:value="43.61629">
            <text:p>43,6162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73</text:p>
          </table:table-cell>
          <table:table-cell office:value-type="float" office:value="2493">
            <text:p>2493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10472">
            <text:p>10472</text:p>
          </table:table-cell>
          <table:table-cell office:value-type="float" office:value="3.89009">
            <text:p>3,89009</text:p>
          </table:table-cell>
          <table:table-cell office:value-type="float" office:value="43.61608">
            <text:p>43,6160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90</text:p>
          </table:table-cell>
          <table:table-cell office:value-type="float" office:value="2494">
            <text:p>2494</text:p>
          </table:table-cell>
        </table:table-row>
        <table:table-row table:style-name="ro1">
          <table:table-cell office:value-type="float" office:value="1755">
            <text:p>1755</text:p>
          </table:table-cell>
          <table:table-cell office:value-type="float" office:value="3907">
            <text:p>3907</text:p>
          </table:table-cell>
          <table:table-cell office:value-type="float" office:value="3.89126">
            <text:p>3,89126</text:p>
          </table:table-cell>
          <table:table-cell office:value-type="float" office:value="43.6147">
            <text:p>43,614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55</text:p>
          </table:table-cell>
          <table:table-cell office:value-type="float" office:value="2495">
            <text:p>2495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3773">
            <text:p>3773</text:p>
          </table:table-cell>
          <table:table-cell office:value-type="float" office:value="3.88925">
            <text:p>3,88925</text:p>
          </table:table-cell>
          <table:table-cell office:value-type="float" office:value="43.61421">
            <text:p>43,6142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90</text:p>
          </table:table-cell>
          <table:table-cell office:value-type="float" office:value="2496">
            <text:p>2496</text:p>
          </table:table-cell>
        </table:table-row>
        <table:table-row table:style-name="ro1">
          <table:table-cell office:value-type="float" office:value="1690">
            <text:p>1690</text:p>
          </table:table-cell>
          <table:table-cell office:value-type="float" office:value="3905">
            <text:p>3905</text:p>
          </table:table-cell>
          <table:table-cell office:value-type="float" office:value="3.88931">
            <text:p>3,88931</text:p>
          </table:table-cell>
          <table:table-cell office:value-type="float" office:value="43.61407">
            <text:p>43,6140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0</text:p>
          </table:table-cell>
          <table:table-cell office:value-type="float" office:value="2497">
            <text:p>2497</text:p>
          </table:table-cell>
        </table:table-row>
        <table:table-row table:style-name="ro1">
          <table:table-cell office:value-type="float" office:value="1690">
            <text:p>1690</text:p>
          </table:table-cell>
          <table:table-cell office:value-type="float" office:value="3906">
            <text:p>3906</text:p>
          </table:table-cell>
          <table:table-cell office:value-type="float" office:value="3.89153">
            <text:p>3,89153</text:p>
          </table:table-cell>
          <table:table-cell office:value-type="float" office:value="43.61484">
            <text:p>43,6148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0</text:p>
          </table:table-cell>
          <table:table-cell office:value-type="float" office:value="2498">
            <text:p>2498</text:p>
          </table:table-cell>
        </table:table-row>
        <table:table-row table:style-name="ro1">
          <table:table-cell office:value-type="float" office:value="1690">
            <text:p>1690</text:p>
          </table:table-cell>
          <table:table-cell office:value-type="float" office:value="3937">
            <text:p>3937</text:p>
          </table:table-cell>
          <table:table-cell office:value-type="float" office:value="3.88896">
            <text:p>3,88896</text:p>
          </table:table-cell>
          <table:table-cell office:value-type="float" office:value="43.61391">
            <text:p>43,6139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0</text:p>
          </table:table-cell>
          <table:table-cell office:value-type="float" office:value="2499">
            <text:p>2499</text:p>
          </table:table-cell>
        </table:table-row>
        <table:table-row table:style-name="ro1">
          <table:table-cell office:value-type="float" office:value="1690">
            <text:p>1690</text:p>
          </table:table-cell>
          <table:table-cell office:value-type="float" office:value="3937">
            <text:p>3937</text:p>
          </table:table-cell>
          <table:table-cell office:value-type="float" office:value="3.88876">
            <text:p>3,88876</text:p>
          </table:table-cell>
          <table:table-cell office:value-type="float" office:value="43.61349">
            <text:p>43,6134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0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12852">
            <text:p>12852</text:p>
          </table:table-cell>
          <table:table-cell office:value-type="float" office:value="3.88845">
            <text:p>3,88845</text:p>
          </table:table-cell>
          <table:table-cell office:value-type="float" office:value="43.61344">
            <text:p>43,6134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88</text:p>
          </table:table-cell>
          <table:table-cell office:value-type="float" office:value="2501">
            <text:p>2501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3944">
            <text:p>3944</text:p>
          </table:table-cell>
          <table:table-cell office:value-type="float" office:value="3.88834">
            <text:p>3,88834</text:p>
          </table:table-cell>
          <table:table-cell office:value-type="float" office:value="43.61333">
            <text:p>43,6133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88</text:p>
          </table:table-cell>
          <table:table-cell office:value-type="float" office:value="2502">
            <text:p>2502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5220">
            <text:p>5220</text:p>
          </table:table-cell>
          <table:table-cell office:value-type="float" office:value="3.88038">
            <text:p>3,88038</text:p>
          </table:table-cell>
          <table:table-cell office:value-type="float" office:value="43.60981">
            <text:p>43,6098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90</text:p>
          </table:table-cell>
          <table:table-cell office:value-type="float" office:value="2503">
            <text:p>2503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5220">
            <text:p>5220</text:p>
          </table:table-cell>
          <table:table-cell office:value-type="float" office:value="3.88041">
            <text:p>3,88041</text:p>
          </table:table-cell>
          <table:table-cell office:value-type="float" office:value="43.60994">
            <text:p>43,6099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90</text:p>
          </table:table-cell>
          <table:table-cell office:value-type="float" office:value="2504">
            <text:p>2504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5200">
            <text:p>5200</text:p>
          </table:table-cell>
          <table:table-cell office:value-type="float" office:value="3.88038">
            <text:p>3,88038</text:p>
          </table:table-cell>
          <table:table-cell office:value-type="float" office:value="43.61021">
            <text:p>43,6102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24</text:p>
          </table:table-cell>
          <table:table-cell office:value-type="float" office:value="2505">
            <text:p>2505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5197">
            <text:p>5197</text:p>
          </table:table-cell>
          <table:table-cell office:value-type="float" office:value="3.88052">
            <text:p>3,88052</text:p>
          </table:table-cell>
          <table:table-cell office:value-type="float" office:value="43.61045">
            <text:p>43,6104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90</text:p>
          </table:table-cell>
          <table:table-cell office:value-type="float" office:value="2506">
            <text:p>2506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5197">
            <text:p>5197</text:p>
          </table:table-cell>
          <table:table-cell office:value-type="float" office:value="3.88055">
            <text:p>3,88055</text:p>
          </table:table-cell>
          <table:table-cell office:value-type="float" office:value="43.61059">
            <text:p>43,6105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90</text:p>
          </table:table-cell>
          <table:table-cell office:value-type="float" office:value="2507">
            <text:p>2507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5197">
            <text:p>5197</text:p>
          </table:table-cell>
          <table:table-cell office:value-type="float" office:value="3.88059">
            <text:p>3,88059</text:p>
          </table:table-cell>
          <table:table-cell office:value-type="float" office:value="43.61076">
            <text:p>43,6107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90</text:p>
          </table:table-cell>
          <table:table-cell office:value-type="float" office:value="2508">
            <text:p>2508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5195">
            <text:p>5195</text:p>
          </table:table-cell>
          <table:table-cell office:value-type="float" office:value="3.88075">
            <text:p>3,88075</text:p>
          </table:table-cell>
          <table:table-cell office:value-type="float" office:value="43.61148">
            <text:p>43,6114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08</text:p>
          </table:table-cell>
          <table:table-cell office:value-type="float" office:value="2509">
            <text:p>2509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5195">
            <text:p>5195</text:p>
          </table:table-cell>
          <table:table-cell office:value-type="float" office:value="3.88078">
            <text:p>3,88078</text:p>
          </table:table-cell>
          <table:table-cell office:value-type="float" office:value="43.6116">
            <text:p>43,611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08</text:p>
          </table:table-cell>
          <table:table-cell office:value-type="float" office:value="2510">
            <text:p>2510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5164">
            <text:p>5164</text:p>
          </table:table-cell>
          <table:table-cell office:value-type="float" office:value="3.88115">
            <text:p>3,88115</text:p>
          </table:table-cell>
          <table:table-cell office:value-type="float" office:value="43.61339">
            <text:p>43,6133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08</text:p>
          </table:table-cell>
          <table:table-cell office:value-type="float" office:value="2511">
            <text:p>2511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5164">
            <text:p>5164</text:p>
          </table:table-cell>
          <table:table-cell office:value-type="float" office:value="3.88046">
            <text:p>3,88046</text:p>
          </table:table-cell>
          <table:table-cell office:value-type="float" office:value="43.61372">
            <text:p>43,61372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08</text:p>
          </table:table-cell>
          <table:table-cell office:value-type="float" office:value="2512">
            <text:p>2512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float" office:value="207">
            <text:p>207</text:p>
          </table:table-cell>
          <table:table-cell office:value-type="float" office:value="3.88054">
            <text:p>3,88054</text:p>
          </table:table-cell>
          <table:table-cell office:value-type="float" office:value="43.61383">
            <text:p>43,6138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517</text:p>
          </table:table-cell>
          <table:table-cell office:value-type="float" office:value="2513">
            <text:p>2513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7467">
            <text:p>7467</text:p>
          </table:table-cell>
          <table:table-cell office:value-type="float" office:value="3.88051">
            <text:p>3,88051</text:p>
          </table:table-cell>
          <table:table-cell office:value-type="float" office:value="43.61409">
            <text:p>43,6140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08</text:p>
          </table:table-cell>
          <table:table-cell office:value-type="float" office:value="2514">
            <text:p>2514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7467">
            <text:p>7467</text:p>
          </table:table-cell>
          <table:table-cell office:value-type="float" office:value="3.88046">
            <text:p>3,88046</text:p>
          </table:table-cell>
          <table:table-cell office:value-type="float" office:value="43.6139">
            <text:p>43,613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08</text:p>
          </table:table-cell>
          <table:table-cell office:value-type="float" office:value="2515">
            <text:p>2515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5168">
            <text:p>5168</text:p>
          </table:table-cell>
          <table:table-cell office:value-type="float" office:value="3.88076">
            <text:p>3,88076</text:p>
          </table:table-cell>
          <table:table-cell office:value-type="float" office:value="43.61412">
            <text:p>43,6141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10</text:p>
          </table:table-cell>
          <table:table-cell office:value-type="float" office:value="2516">
            <text:p>2516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4071">
            <text:p>4071</text:p>
          </table:table-cell>
          <table:table-cell office:value-type="float" office:value="3.88148">
            <text:p>3,88148</text:p>
          </table:table-cell>
          <table:table-cell office:value-type="float" office:value="43.61429">
            <text:p>43,6142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10</text:p>
          </table:table-cell>
          <table:table-cell office:value-type="float" office:value="2517">
            <text:p>2517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4071">
            <text:p>4071</text:p>
          </table:table-cell>
          <table:table-cell office:value-type="float" office:value="3.88144">
            <text:p>3,88144</text:p>
          </table:table-cell>
          <table:table-cell office:value-type="float" office:value="43.61417">
            <text:p>43,6141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10</text:p>
          </table:table-cell>
          <table:table-cell office:value-type="float" office:value="2518">
            <text:p>2518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4072">
            <text:p>4072</text:p>
          </table:table-cell>
          <table:table-cell office:value-type="float" office:value="3.88171">
            <text:p>3,88171</text:p>
          </table:table-cell>
          <table:table-cell office:value-type="float" office:value="43.61431">
            <text:p>43,6143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10</text:p>
          </table:table-cell>
          <table:table-cell office:value-type="float" office:value="2519">
            <text:p>2519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6474">
            <text:p>6474</text:p>
          </table:table-cell>
          <table:table-cell office:value-type="float" office:value="3.88273">
            <text:p>3,88273</text:p>
          </table:table-cell>
          <table:table-cell office:value-type="float" office:value="43.6147">
            <text:p>43,614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10</text:p>
          </table:table-cell>
          <table:table-cell office:value-type="float" office:value="2520">
            <text:p>2520</text:p>
          </table:table-cell>
        </table:table-row>
        <table:table-row table:style-name="ro1">
          <table:table-cell office:value-type="float" office:value="1530">
            <text:p>1530</text:p>
          </table:table-cell>
          <table:table-cell office:value-type="float" office:value="6343">
            <text:p>6343</text:p>
          </table:table-cell>
          <table:table-cell office:value-type="float" office:value="3.88109">
            <text:p>3,88109</text:p>
          </table:table-cell>
          <table:table-cell office:value-type="float" office:value="43.61459">
            <text:p>43,6145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30</text:p>
          </table:table-cell>
          <table:table-cell office:value-type="float" office:value="2521">
            <text:p>2521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office:value-type="float" office:value="4046">
            <text:p>4046</text:p>
          </table:table-cell>
          <table:table-cell office:value-type="float" office:value="3.88121">
            <text:p>3,88121</text:p>
          </table:table-cell>
          <table:table-cell office:value-type="float" office:value="43.61475">
            <text:p>43,61475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08</text:p>
          </table:table-cell>
          <table:table-cell office:value-type="float" office:value="2522">
            <text:p>2522</text:p>
          </table:table-cell>
        </table:table-row>
        <table:table-row table:style-name="ro1">
          <table:table-cell office:value-type="float" office:value="1691">
            <text:p>1691</text:p>
          </table:table-cell>
          <table:table-cell office:value-type="float" office:value="6153">
            <text:p>6153</text:p>
          </table:table-cell>
          <table:table-cell office:value-type="float" office:value="3.88332">
            <text:p>3,88332</text:p>
          </table:table-cell>
          <table:table-cell office:value-type="float" office:value="43.61308">
            <text:p>43,6130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91</text:p>
          </table:table-cell>
          <table:table-cell office:value-type="float" office:value="2523">
            <text:p>2523</text:p>
          </table:table-cell>
        </table:table-row>
        <table:table-row table:style-name="ro1">
          <table:table-cell office:value-type="float" office:value="1691">
            <text:p>1691</text:p>
          </table:table-cell>
          <table:table-cell office:value-type="float" office:value="4049">
            <text:p>4049</text:p>
          </table:table-cell>
          <table:table-cell office:value-type="float" office:value="3.88336">
            <text:p>3,88336</text:p>
          </table:table-cell>
          <table:table-cell office:value-type="float" office:value="43.61386">
            <text:p>43,6138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1</text:p>
          </table:table-cell>
          <table:table-cell office:value-type="float" office:value="2524">
            <text:p>2524</text:p>
          </table:table-cell>
        </table:table-row>
        <table:table-row table:style-name="ro1">
          <table:table-cell office:value-type="float" office:value="1691">
            <text:p>1691</text:p>
          </table:table-cell>
          <table:table-cell office:value-type="float" office:value="11133">
            <text:p>11133</text:p>
          </table:table-cell>
          <table:table-cell office:value-type="float" office:value="3.88359">
            <text:p>3,88359</text:p>
          </table:table-cell>
          <table:table-cell office:value-type="float" office:value="43.61433">
            <text:p>43,6143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1</text:p>
          </table:table-cell>
          <table:table-cell office:value-type="float" office:value="2525">
            <text:p>2525</text:p>
          </table:table-cell>
        </table:table-row>
        <table:table-row table:style-name="ro1">
          <table:table-cell office:value-type="float" office:value="1815">
            <text:p>1815</text:p>
          </table:table-cell>
          <table:table-cell office:value-type="float" office:value="12833">
            <text:p>12833</text:p>
          </table:table-cell>
          <table:table-cell office:value-type="float" office:value="3.88379">
            <text:p>3,88379</text:p>
          </table:table-cell>
          <table:table-cell office:value-type="float" office:value="43.6144">
            <text:p>43,614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15</text:p>
          </table:table-cell>
          <table:table-cell office:value-type="float" office:value="2526">
            <text:p>2526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4056">
            <text:p>4056</text:p>
          </table:table-cell>
          <table:table-cell office:value-type="float" office:value="3.88423">
            <text:p>3,88423</text:p>
          </table:table-cell>
          <table:table-cell office:value-type="float" office:value="43.61504">
            <text:p>43,6150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14</text:p>
          </table:table-cell>
          <table:table-cell office:value-type="float" office:value="2527">
            <text:p>2527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4058">
            <text:p>4058</text:p>
          </table:table-cell>
          <table:table-cell office:value-type="float" office:value="3.88441">
            <text:p>3,88441</text:p>
          </table:table-cell>
          <table:table-cell office:value-type="float" office:value="43.61527">
            <text:p>43,61527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00</text:p>
          </table:table-cell>
          <table:table-cell office:value-type="float" office:value="2528">
            <text:p>2528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4059">
            <text:p>4059</text:p>
          </table:table-cell>
          <table:table-cell office:value-type="float" office:value="3.88469">
            <text:p>3,88469</text:p>
          </table:table-cell>
          <table:table-cell office:value-type="float" office:value="43.61567">
            <text:p>43,6156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53</text:p>
          </table:table-cell>
          <table:table-cell office:value-type="float" office:value="2529">
            <text:p>2529</text:p>
          </table:table-cell>
        </table:table-row>
        <table:table-row table:style-name="ro1">
          <table:table-cell office:value-type="float" office:value="2150">
            <text:p>2150</text:p>
          </table:table-cell>
          <table:table-cell office:value-type="float" office:value="4054">
            <text:p>4054</text:p>
          </table:table-cell>
          <table:table-cell office:value-type="float" office:value="3.88483">
            <text:p>3,88483</text:p>
          </table:table-cell>
          <table:table-cell office:value-type="float" office:value="43.61581">
            <text:p>43,6158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50</text:p>
          </table:table-cell>
          <table:table-cell office:value-type="float" office:value="2530">
            <text:p>2530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4055">
            <text:p>4055</text:p>
          </table:table-cell>
          <table:table-cell office:value-type="float" office:value="3.88487">
            <text:p>3,88487</text:p>
          </table:table-cell>
          <table:table-cell office:value-type="float" office:value="43.61566">
            <text:p>43,6156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53</text:p>
          </table:table-cell>
          <table:table-cell office:value-type="float" office:value="2531">
            <text:p>2531</text:p>
          </table:table-cell>
        </table:table-row>
        <table:table-row table:style-name="ro1">
          <table:table-cell office:value-type="float" office:value="1201">
            <text:p>1201</text:p>
          </table:table-cell>
          <table:table-cell office:value-type="float" office:value="3915">
            <text:p>3915</text:p>
          </table:table-cell>
          <table:table-cell office:value-type="float" office:value="3.88523">
            <text:p>3,88523</text:p>
          </table:table-cell>
          <table:table-cell office:value-type="float" office:value="43.61556">
            <text:p>43,6155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01</text:p>
          </table:table-cell>
          <table:table-cell office:value-type="float" office:value="2532">
            <text:p>2532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3913">
            <text:p>3913</text:p>
          </table:table-cell>
          <table:table-cell office:value-type="float" office:value="3.88668">
            <text:p>3,88668</text:p>
          </table:table-cell>
          <table:table-cell office:value-type="float" office:value="43.61499">
            <text:p>43,6149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53</text:p>
          </table:table-cell>
          <table:table-cell office:value-type="float" office:value="2533">
            <text:p>2533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3912">
            <text:p>3912</text:p>
          </table:table-cell>
          <table:table-cell office:value-type="float" office:value="3.88697">
            <text:p>3,88697</text:p>
          </table:table-cell>
          <table:table-cell office:value-type="float" office:value="43.61502">
            <text:p>43,6150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53</text:p>
          </table:table-cell>
          <table:table-cell office:value-type="float" office:value="2534">
            <text:p>2534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3933">
            <text:p>3933</text:p>
          </table:table-cell>
          <table:table-cell office:value-type="float" office:value="3.88704">
            <text:p>3,88704</text:p>
          </table:table-cell>
          <table:table-cell office:value-type="float" office:value="43.61488">
            <text:p>43,6148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50</text:p>
          </table:table-cell>
          <table:table-cell office:value-type="float" office:value="2535">
            <text:p>2535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3933">
            <text:p>3933</text:p>
          </table:table-cell>
          <table:table-cell office:value-type="float" office:value="3.88845">
            <text:p>3,88845</text:p>
          </table:table-cell>
          <table:table-cell office:value-type="float" office:value="43.61444">
            <text:p>43,6144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50</text:p>
          </table:table-cell>
          <table:table-cell office:value-type="float" office:value="2536">
            <text:p>2536</text:p>
          </table:table-cell>
        </table:table-row>
        <table:table-row table:style-name="ro1">
          <table:table-cell office:value-type="float" office:value="1815">
            <text:p>1815</text:p>
          </table:table-cell>
          <table:table-cell office:value-type="float" office:value="3932">
            <text:p>3932</text:p>
          </table:table-cell>
          <table:table-cell office:value-type="float" office:value="3.88884">
            <text:p>3,88884</text:p>
          </table:table-cell>
          <table:table-cell office:value-type="float" office:value="43.61403">
            <text:p>43,6140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15</text:p>
          </table:table-cell>
          <table:table-cell office:value-type="float" office:value="2537">
            <text:p>2537</text:p>
          </table:table-cell>
        </table:table-row>
        <table:table-row table:style-name="ro1">
          <table:table-cell office:value-type="float" office:value="1815">
            <text:p>1815</text:p>
          </table:table-cell>
          <table:table-cell office:value-type="float" office:value="3932">
            <text:p>3932</text:p>
          </table:table-cell>
          <table:table-cell office:value-type="float" office:value="3.88746">
            <text:p>3,88746</text:p>
          </table:table-cell>
          <table:table-cell office:value-type="float" office:value="43.61406">
            <text:p>43,6140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15</text:p>
          </table:table-cell>
          <table:table-cell office:value-type="float" office:value="2538">
            <text:p>2538</text:p>
          </table:table-cell>
        </table:table-row>
        <table:table-row table:style-name="ro1">
          <table:table-cell office:value-type="float" office:value="1747">
            <text:p>1747</text:p>
          </table:table-cell>
          <table:table-cell office:value-type="float" office:value="4052">
            <text:p>4052</text:p>
          </table:table-cell>
          <table:table-cell office:value-type="float" office:value="3.88558">
            <text:p>3,88558</text:p>
          </table:table-cell>
          <table:table-cell office:value-type="float" office:value="43.61642">
            <text:p>43,6164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47</text:p>
          </table:table-cell>
          <table:table-cell office:value-type="float" office:value="2539">
            <text:p>2539</text:p>
          </table:table-cell>
        </table:table-row>
        <table:table-row table:style-name="ro1">
          <table:table-cell office:value-type="float" office:value="1904">
            <text:p>1904</text:p>
          </table:table-cell>
          <table:table-cell office:value-type="float" office:value="4051">
            <text:p>4051</text:p>
          </table:table-cell>
          <table:table-cell office:value-type="float" office:value="3.88628">
            <text:p>3,88628</text:p>
          </table:table-cell>
          <table:table-cell office:value-type="float" office:value="43.61707">
            <text:p>43,6170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04</text:p>
          </table:table-cell>
          <table:table-cell office:value-type="float" office:value="2540">
            <text:p>2540</text:p>
          </table:table-cell>
        </table:table-row>
        <table:table-row table:style-name="ro1">
          <table:table-cell office:value-type="float" office:value="2150">
            <text:p>2150</text:p>
          </table:table-cell>
          <table:table-cell office:value-type="float" office:value="4066">
            <text:p>4066</text:p>
          </table:table-cell>
          <table:table-cell office:value-type="float" office:value="3.88849">
            <text:p>3,88849</text:p>
          </table:table-cell>
          <table:table-cell office:value-type="float" office:value="43.61911">
            <text:p>43,6191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50</text:p>
          </table:table-cell>
          <table:table-cell office:value-type="float" office:value="2541">
            <text:p>2541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3957">
            <text:p>3957</text:p>
          </table:table-cell>
          <table:table-cell office:value-type="float" office:value="3.89088">
            <text:p>3,89088</text:p>
          </table:table-cell>
          <table:table-cell office:value-type="float" office:value="43.61991">
            <text:p>43,6199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83</text:p>
          </table:table-cell>
          <table:table-cell office:value-type="float" office:value="2542">
            <text:p>2542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3352">
            <text:p>3352</text:p>
          </table:table-cell>
          <table:table-cell office:value-type="float" office:value="3.89262">
            <text:p>3,89262</text:p>
          </table:table-cell>
          <table:table-cell office:value-type="float" office:value="43.623">
            <text:p>43,62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29</text:p>
          </table:table-cell>
          <table:table-cell office:value-type="float" office:value="2543">
            <text:p>2543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3365">
            <text:p>3365</text:p>
          </table:table-cell>
          <table:table-cell office:value-type="float" office:value="3.89465">
            <text:p>3,89465</text:p>
          </table:table-cell>
          <table:table-cell office:value-type="float" office:value="43.62164">
            <text:p>43,6216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53</text:p>
          </table:table-cell>
          <table:table-cell office:value-type="float" office:value="2544">
            <text:p>2544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3356">
            <text:p>3356</text:p>
          </table:table-cell>
          <table:table-cell office:value-type="float" office:value="3.89474">
            <text:p>3,89474</text:p>
          </table:table-cell>
          <table:table-cell office:value-type="float" office:value="43.62096">
            <text:p>43,6209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30</text:p>
          </table:table-cell>
          <table:table-cell office:value-type="float" office:value="2545">
            <text:p>2545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3354">
            <text:p>3354</text:p>
          </table:table-cell>
          <table:table-cell office:value-type="float" office:value="3.89429">
            <text:p>3,89429</text:p>
          </table:table-cell>
          <table:table-cell office:value-type="float" office:value="43.62121">
            <text:p>43,6212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54</text:p>
          </table:table-cell>
          <table:table-cell office:value-type="float" office:value="2546">
            <text:p>2546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3360">
            <text:p>3360</text:p>
          </table:table-cell>
          <table:table-cell office:value-type="float" office:value="3.89271">
            <text:p>3,89271</text:p>
          </table:table-cell>
          <table:table-cell office:value-type="float" office:value="43.62046">
            <text:p>43,6204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37</text:p>
          </table:table-cell>
          <table:table-cell office:value-type="float" office:value="2547">
            <text:p>2547</text:p>
          </table:table-cell>
        </table:table-row>
        <table:table-row table:style-name="ro1">
          <table:table-cell office:value-type="float" office:value="1539">
            <text:p>1539</text:p>
          </table:table-cell>
          <table:table-cell office:value-type="float" office:value="3961">
            <text:p>3961</text:p>
          </table:table-cell>
          <table:table-cell office:value-type="float" office:value="3.8924">
            <text:p>3,8924</text:p>
          </table:table-cell>
          <table:table-cell office:value-type="float" office:value="43.62023">
            <text:p>43,6202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39</text:p>
          </table:table-cell>
          <table:table-cell office:value-type="float" office:value="2548">
            <text:p>2548</text:p>
          </table:table-cell>
        </table:table-row>
        <table:table-row table:style-name="ro1">
          <table:table-cell office:value-type="float" office:value="1386">
            <text:p>1386</text:p>
          </table:table-cell>
          <table:table-cell office:value-type="float" office:value="3963">
            <text:p>3963</text:p>
          </table:table-cell>
          <table:table-cell office:value-type="float" office:value="3.89156">
            <text:p>3,89156</text:p>
          </table:table-cell>
          <table:table-cell office:value-type="float" office:value="43.6191">
            <text:p>43,619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86</text:p>
          </table:table-cell>
          <table:table-cell office:value-type="float" office:value="2549">
            <text:p>2549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office:value-type="float" office:value="3358">
            <text:p>3358</text:p>
          </table:table-cell>
          <table:table-cell office:value-type="float" office:value="3.89375">
            <text:p>3,89375</text:p>
          </table:table-cell>
          <table:table-cell office:value-type="float" office:value="43.61926">
            <text:p>43,6192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86</text:p>
          </table:table-cell>
          <table:table-cell office:value-type="float" office:value="2550">
            <text:p>2550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3738">
            <text:p>3738</text:p>
          </table:table-cell>
          <table:table-cell office:value-type="float" office:value="3.89363">
            <text:p>3,89363</text:p>
          </table:table-cell>
          <table:table-cell office:value-type="float" office:value="43.61869">
            <text:p>43,6186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53</text:p>
          </table:table-cell>
          <table:table-cell office:value-type="float" office:value="2551">
            <text:p>2551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3739">
            <text:p>3739</text:p>
          </table:table-cell>
          <table:table-cell office:value-type="float" office:value="3.89357">
            <text:p>3,89357</text:p>
          </table:table-cell>
          <table:table-cell office:value-type="float" office:value="43.61853">
            <text:p>43,6185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53</text:p>
          </table:table-cell>
          <table:table-cell office:value-type="float" office:value="2552">
            <text:p>2552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3740">
            <text:p>3740</text:p>
          </table:table-cell>
          <table:table-cell office:value-type="float" office:value="3.89355">
            <text:p>3,89355</text:p>
          </table:table-cell>
          <table:table-cell office:value-type="float" office:value="43.61865">
            <text:p>43,6186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18</text:p>
          </table:table-cell>
          <table:table-cell office:value-type="float" office:value="2553">
            <text:p>2553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3388">
            <text:p>3388</text:p>
          </table:table-cell>
          <table:table-cell office:value-type="float" office:value="3.89142">
            <text:p>3,89142</text:p>
          </table:table-cell>
          <table:table-cell office:value-type="float" office:value="43.61907">
            <text:p>43,6190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18</text:p>
          </table:table-cell>
          <table:table-cell office:value-type="float" office:value="2554">
            <text:p>2554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3387">
            <text:p>3387</text:p>
          </table:table-cell>
          <table:table-cell office:value-type="float" office:value="3.88963">
            <text:p>3,88963</text:p>
          </table:table-cell>
          <table:table-cell office:value-type="float" office:value="43.61944">
            <text:p>43,6194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18</text:p>
          </table:table-cell>
          <table:table-cell office:value-type="float" office:value="2555">
            <text:p>2555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3387">
            <text:p>3387</text:p>
          </table:table-cell>
          <table:table-cell office:value-type="float" office:value="3.89077">
            <text:p>3,89077</text:p>
          </table:table-cell>
          <table:table-cell office:value-type="float" office:value="43.61919">
            <text:p>43,6191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18</text:p>
          </table:table-cell>
          <table:table-cell office:value-type="float" office:value="2556">
            <text:p>2556</text:p>
          </table:table-cell>
        </table:table-row>
        <table:table-row table:style-name="ro1">
          <table:table-cell office:value-type="float" office:value="1570">
            <text:p>1570</text:p>
          </table:table-cell>
          <table:table-cell office:value-type="float" office:value="3386">
            <text:p>3386</text:p>
          </table:table-cell>
          <table:table-cell office:value-type="float" office:value="3.89045">
            <text:p>3,89045</text:p>
          </table:table-cell>
          <table:table-cell office:value-type="float" office:value="43.6185">
            <text:p>43,618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70</text:p>
          </table:table-cell>
          <table:table-cell office:value-type="float" office:value="2557">
            <text:p>2557</text:p>
          </table:table-cell>
        </table:table-row>
        <table:table-row table:style-name="ro1">
          <table:table-cell office:value-type="float" office:value="2094">
            <text:p>2094</text:p>
          </table:table-cell>
          <table:table-cell office:value-type="float" office:value="3782">
            <text:p>3782</text:p>
          </table:table-cell>
          <table:table-cell office:value-type="float" office:value="3.89036">
            <text:p>3,89036</text:p>
          </table:table-cell>
          <table:table-cell office:value-type="float" office:value="43.61847">
            <text:p>43,6184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94</text:p>
          </table:table-cell>
          <table:table-cell office:value-type="float" office:value="2558">
            <text:p>2558</text:p>
          </table:table-cell>
        </table:table-row>
        <table:table-row table:style-name="ro1">
          <table:table-cell office:value-type="float" office:value="1647">
            <text:p>1647</text:p>
          </table:table-cell>
          <table:table-cell office:value-type="float" office:value="3785">
            <text:p>3785</text:p>
          </table:table-cell>
          <table:table-cell office:value-type="float" office:value="3.8905">
            <text:p>3,8905</text:p>
          </table:table-cell>
          <table:table-cell office:value-type="float" office:value="43.61843">
            <text:p>43,6184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7</text:p>
          </table:table-cell>
          <table:table-cell office:value-type="float" office:value="2559">
            <text:p>2559</text:p>
          </table:table-cell>
        </table:table-row>
        <table:table-row table:style-name="ro1">
          <table:table-cell office:value-type="float" office:value="1647">
            <text:p>1647</text:p>
          </table:table-cell>
          <table:table-cell office:value-type="float" office:value="3783">
            <text:p>3783</text:p>
          </table:table-cell>
          <table:table-cell office:value-type="float" office:value="3.89101">
            <text:p>3,89101</text:p>
          </table:table-cell>
          <table:table-cell office:value-type="float" office:value="43.61827">
            <text:p>43,6182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7</text:p>
          </table:table-cell>
          <table:table-cell office:value-type="float" office:value="2560">
            <text:p>2560</text:p>
          </table:table-cell>
        </table:table-row>
        <table:table-row table:style-name="ro1">
          <table:table-cell office:value-type="float" office:value="1647">
            <text:p>1647</text:p>
          </table:table-cell>
          <table:table-cell office:value-type="float" office:value="3743">
            <text:p>3743</text:p>
          </table:table-cell>
          <table:table-cell office:value-type="float" office:value="3.89321">
            <text:p>3,89321</text:p>
          </table:table-cell>
          <table:table-cell office:value-type="float" office:value="43.61764">
            <text:p>43,6176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7</text:p>
          </table:table-cell>
          <table:table-cell office:value-type="float" office:value="2561">
            <text:p>2561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3760">
            <text:p>3760</text:p>
          </table:table-cell>
          <table:table-cell office:value-type="float" office:value="3.8931">
            <text:p>3,8931</text:p>
          </table:table-cell>
          <table:table-cell office:value-type="float" office:value="43.61735">
            <text:p>43,6173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53</text:p>
          </table:table-cell>
          <table:table-cell office:value-type="float" office:value="2562">
            <text:p>2562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3764">
            <text:p>3764</text:p>
          </table:table-cell>
          <table:table-cell office:value-type="float" office:value="3.89241">
            <text:p>3,89241</text:p>
          </table:table-cell>
          <table:table-cell office:value-type="float" office:value="43.61696">
            <text:p>43,6169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78</text:p>
          </table:table-cell>
          <table:table-cell office:value-type="float" office:value="2563">
            <text:p>2563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3764">
            <text:p>3764</text:p>
          </table:table-cell>
          <table:table-cell office:value-type="float" office:value="3.89182">
            <text:p>3,89182</text:p>
          </table:table-cell>
          <table:table-cell office:value-type="float" office:value="43.61714">
            <text:p>43,6171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78</text:p>
          </table:table-cell>
          <table:table-cell office:value-type="float" office:value="2564">
            <text:p>2564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3746">
            <text:p>3746</text:p>
          </table:table-cell>
          <table:table-cell office:value-type="float" office:value="3.89">
            <text:p>3,89</text:p>
          </table:table-cell>
          <table:table-cell office:value-type="float" office:value="43.61768">
            <text:p>43,6176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78</text:p>
          </table:table-cell>
          <table:table-cell office:value-type="float" office:value="2565">
            <text:p>2565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3903">
            <text:p>3903</text:p>
          </table:table-cell>
          <table:table-cell office:value-type="float" office:value="3.88982">
            <text:p>3,88982</text:p>
          </table:table-cell>
          <table:table-cell office:value-type="float" office:value="43.61745">
            <text:p>43,617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61</text:p>
          </table:table-cell>
          <table:table-cell office:value-type="float" office:value="2566">
            <text:p>2566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3902">
            <text:p>3902</text:p>
          </table:table-cell>
          <table:table-cell office:value-type="float" office:value="3.88956">
            <text:p>3,88956</text:p>
          </table:table-cell>
          <table:table-cell office:value-type="float" office:value="43.61713">
            <text:p>43,6171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78</text:p>
          </table:table-cell>
          <table:table-cell office:value-type="float" office:value="2567">
            <text:p>2567</text:p>
          </table:table-cell>
        </table:table-row>
        <table:table-row table:style-name="ro1">
          <table:table-cell office:value-type="float" office:value="1816">
            <text:p>1816</text:p>
          </table:table-cell>
          <table:table-cell office:value-type="float" office:value="3750">
            <text:p>3750</text:p>
          </table:table-cell>
          <table:table-cell office:value-type="float" office:value="3.89125">
            <text:p>3,89125</text:p>
          </table:table-cell>
          <table:table-cell office:value-type="float" office:value="43.61656">
            <text:p>43,6165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16</text:p>
          </table:table-cell>
          <table:table-cell office:value-type="float" office:value="2568">
            <text:p>2568</text:p>
          </table:table-cell>
        </table:table-row>
        <table:table-row table:style-name="ro1">
          <table:table-cell office:value-type="float" office:value="1809">
            <text:p>1809</text:p>
          </table:table-cell>
          <table:table-cell office:value-type="float" office:value="4062">
            <text:p>4062</text:p>
          </table:table-cell>
          <table:table-cell office:value-type="float" office:value="3.88846">
            <text:p>3,88846</text:p>
          </table:table-cell>
          <table:table-cell office:value-type="float" office:value="43.61703">
            <text:p>43,6170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09</text:p>
          </table:table-cell>
          <table:table-cell office:value-type="float" office:value="2569">
            <text:p>2569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4068">
            <text:p>4068</text:p>
          </table:table-cell>
          <table:table-cell office:value-type="float" office:value="3.88808">
            <text:p>3,88808</text:p>
          </table:table-cell>
          <table:table-cell office:value-type="float" office:value="43.61675">
            <text:p>43,6167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68</text:p>
          </table:table-cell>
          <table:table-cell office:value-type="float" office:value="2570">
            <text:p>2570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3921">
            <text:p>3921</text:p>
          </table:table-cell>
          <table:table-cell office:value-type="float" office:value="3.88758">
            <text:p>3,88758</text:p>
          </table:table-cell>
          <table:table-cell office:value-type="float" office:value="43.61639">
            <text:p>43,6163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85</text:p>
          </table:table-cell>
          <table:table-cell office:value-type="float" office:value="2571">
            <text:p>2571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3920">
            <text:p>3920</text:p>
          </table:table-cell>
          <table:table-cell office:value-type="float" office:value="3.88729">
            <text:p>3,88729</text:p>
          </table:table-cell>
          <table:table-cell office:value-type="float" office:value="43.61613">
            <text:p>43,6161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50</text:p>
          </table:table-cell>
          <table:table-cell office:value-type="float" office:value="2572">
            <text:p>2572</text:p>
          </table:table-cell>
        </table:table-row>
        <table:table-row table:style-name="ro1">
          <table:table-cell office:value-type="float" office:value="1598">
            <text:p>1598</text:p>
          </table:table-cell>
          <table:table-cell office:value-type="float" office:value="6478">
            <text:p>6478</text:p>
          </table:table-cell>
          <table:table-cell office:value-type="float" office:value="3.88345">
            <text:p>3,88345</text:p>
          </table:table-cell>
          <table:table-cell office:value-type="float" office:value="43.61509">
            <text:p>43,6150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98</text:p>
          </table:table-cell>
          <table:table-cell office:value-type="float" office:value="2573">
            <text:p>2573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4333">
            <text:p>4333</text:p>
          </table:table-cell>
          <table:table-cell office:value-type="float" office:value="3.86132">
            <text:p>3,86132</text:p>
          </table:table-cell>
          <table:table-cell office:value-type="float" office:value="43.61708">
            <text:p>43,6170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55</text:p>
          </table:table-cell>
          <table:table-cell office:value-type="float" office:value="2861">
            <text:p>2861</text:p>
          </table:table-cell>
        </table:table-row>
        <table:table-row table:style-name="ro1">
          <table:table-cell office:value-type="float" office:value="2620">
            <text:p>2620</text:p>
          </table:table-cell>
          <table:table-cell office:value-type="float" office:value="4177">
            <text:p>4177</text:p>
          </table:table-cell>
          <table:table-cell office:value-type="float" office:value="3.85926">
            <text:p>3,85926</text:p>
          </table:table-cell>
          <table:table-cell office:value-type="float" office:value="43.61845">
            <text:p>43,6184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620</text:p>
          </table:table-cell>
          <table:table-cell office:value-type="float" office:value="2862">
            <text:p>2862</text:p>
          </table:table-cell>
        </table:table-row>
        <table:table-row table:style-name="ro1">
          <table:table-cell office:value-type="float" office:value="2620">
            <text:p>2620</text:p>
          </table:table-cell>
          <table:table-cell office:value-type="float" office:value="4180">
            <text:p>4180</text:p>
          </table:table-cell>
          <table:table-cell office:value-type="float" office:value="3.8606">
            <text:p>3,8606</text:p>
          </table:table-cell>
          <table:table-cell office:value-type="float" office:value="43.61948">
            <text:p>43,61948</text:p>
          </table:table-cell>
          <table:table-cell table:number-columns-repeated="2" office:value-type="string">
            <text:p>NON</text:p>
          </table:table-cell>
          <table:table-cell/>
          <table:table-cell office:value-type="string">
            <text:p>2620</text:p>
          </table:table-cell>
          <table:table-cell office:value-type="float" office:value="2863">
            <text:p>2863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4353">
            <text:p>4353</text:p>
          </table:table-cell>
          <table:table-cell office:value-type="float" office:value="3.85915">
            <text:p>3,85915</text:p>
          </table:table-cell>
          <table:table-cell office:value-type="float" office:value="43.62011">
            <text:p>43,6201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2864">
            <text:p>2864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4345">
            <text:p>4345</text:p>
          </table:table-cell>
          <table:table-cell office:value-type="float" office:value="3.86099">
            <text:p>3,86099</text:p>
          </table:table-cell>
          <table:table-cell office:value-type="float" office:value="43.61942">
            <text:p>43,6194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2865">
            <text:p>2865</text:p>
          </table:table-cell>
        </table:table-row>
        <table:table-row table:style-name="ro1">
          <table:table-cell office:value-type="float" office:value="1793">
            <text:p>1793</text:p>
          </table:table-cell>
          <table:table-cell office:value-type="float" office:value="4346">
            <text:p>4346</text:p>
          </table:table-cell>
          <table:table-cell office:value-type="float" office:value="3.86111">
            <text:p>3,86111</text:p>
          </table:table-cell>
          <table:table-cell office:value-type="float" office:value="43.61944">
            <text:p>43,6194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93</text:p>
          </table:table-cell>
          <table:table-cell office:value-type="float" office:value="2866">
            <text:p>2866</text:p>
          </table:table-cell>
        </table:table-row>
        <table:table-row table:style-name="ro1">
          <table:table-cell office:value-type="float" office:value="1793">
            <text:p>1793</text:p>
          </table:table-cell>
          <table:table-cell office:value-type="float" office:value="6614">
            <text:p>6614</text:p>
          </table:table-cell>
          <table:table-cell office:value-type="float" office:value="3.86376">
            <text:p>3,86376</text:p>
          </table:table-cell>
          <table:table-cell office:value-type="float" office:value="43.61904">
            <text:p>43,6190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93</text:p>
          </table:table-cell>
          <table:table-cell office:value-type="float" office:value="2867">
            <text:p>2867</text:p>
          </table:table-cell>
        </table:table-row>
        <table:table-row table:style-name="ro1">
          <table:table-cell office:value-type="float" office:value="1793">
            <text:p>1793</text:p>
          </table:table-cell>
          <table:table-cell office:value-type="float" office:value="4181">
            <text:p>4181</text:p>
          </table:table-cell>
          <table:table-cell office:value-type="float" office:value="3.86391">
            <text:p>3,86391</text:p>
          </table:table-cell>
          <table:table-cell office:value-type="float" office:value="43.61895">
            <text:p>43,6189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93</text:p>
          </table:table-cell>
          <table:table-cell office:value-type="float" office:value="2868">
            <text:p>2868</text:p>
          </table:table-cell>
        </table:table-row>
        <table:table-row table:style-name="ro1">
          <table:table-cell office:value-type="float" office:value="1793">
            <text:p>1793</text:p>
          </table:table-cell>
          <table:table-cell office:value-type="float" office:value="4181">
            <text:p>4181</text:p>
          </table:table-cell>
          <table:table-cell office:value-type="float" office:value="3.86451">
            <text:p>3,86451</text:p>
          </table:table-cell>
          <table:table-cell office:value-type="float" office:value="43.61845">
            <text:p>43,618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93</text:p>
          </table:table-cell>
          <table:table-cell office:value-type="float" office:value="2869">
            <text:p>2869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4327">
            <text:p>4327</text:p>
          </table:table-cell>
          <table:table-cell office:value-type="float" office:value="3.86374">
            <text:p>3,86374</text:p>
          </table:table-cell>
          <table:table-cell office:value-type="float" office:value="43.61889">
            <text:p>43,6188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34</text:p>
          </table:table-cell>
          <table:table-cell office:value-type="float" office:value="2870">
            <text:p>2870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6612">
            <text:p>6612</text:p>
          </table:table-cell>
          <table:table-cell office:value-type="float" office:value="3.86301">
            <text:p>3,86301</text:p>
          </table:table-cell>
          <table:table-cell office:value-type="float" office:value="43.61849">
            <text:p>43,6184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2871">
            <text:p>2871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4325">
            <text:p>4325</text:p>
          </table:table-cell>
          <table:table-cell office:value-type="float" office:value="3.86353">
            <text:p>3,86353</text:p>
          </table:table-cell>
          <table:table-cell office:value-type="float" office:value="43.61833">
            <text:p>43,6183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2872">
            <text:p>2872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4325">
            <text:p>4325</text:p>
          </table:table-cell>
          <table:table-cell office:value-type="float" office:value="3.8645">
            <text:p>3,8645</text:p>
          </table:table-cell>
          <table:table-cell office:value-type="float" office:value="43.61839">
            <text:p>43,6183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2873">
            <text:p>2873</text:p>
          </table:table-cell>
        </table:table-row>
        <table:table-row table:style-name="ro1">
          <table:table-cell office:value-type="float" office:value="1407">
            <text:p>1407</text:p>
          </table:table-cell>
          <table:table-cell office:value-type="float" office:value="4338">
            <text:p>4338</text:p>
          </table:table-cell>
          <table:table-cell office:value-type="float" office:value="3.86557">
            <text:p>3,86557</text:p>
          </table:table-cell>
          <table:table-cell office:value-type="float" office:value="43.61811">
            <text:p>43,6181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07</text:p>
          </table:table-cell>
          <table:table-cell office:value-type="float" office:value="2874">
            <text:p>2874</text:p>
          </table:table-cell>
        </table:table-row>
        <table:table-row table:style-name="ro1">
          <table:table-cell office:value-type="float" office:value="2118">
            <text:p>2118</text:p>
          </table:table-cell>
          <table:table-cell office:value-type="float" office:value="4340">
            <text:p>4340</text:p>
          </table:table-cell>
          <table:table-cell office:value-type="float" office:value="3.86477">
            <text:p>3,86477</text:p>
          </table:table-cell>
          <table:table-cell office:value-type="float" office:value="43.61748">
            <text:p>43,6174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18</text:p>
          </table:table-cell>
          <table:table-cell office:value-type="float" office:value="2875">
            <text:p>2875</text:p>
          </table:table-cell>
        </table:table-row>
        <table:table-row table:style-name="ro1">
          <table:table-cell office:value-type="float" office:value="2118">
            <text:p>2118</text:p>
          </table:table-cell>
          <table:table-cell office:value-type="float" office:value="6547">
            <text:p>6547</text:p>
          </table:table-cell>
          <table:table-cell office:value-type="float" office:value="3.86486">
            <text:p>3,86486</text:p>
          </table:table-cell>
          <table:table-cell office:value-type="float" office:value="43.61742">
            <text:p>43,6174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18</text:p>
          </table:table-cell>
          <table:table-cell office:value-type="float" office:value="2876">
            <text:p>2876</text:p>
          </table:table-cell>
        </table:table-row>
        <table:table-row table:style-name="ro1">
          <table:table-cell office:value-type="float" office:value="2118">
            <text:p>2118</text:p>
          </table:table-cell>
          <table:table-cell office:value-type="float" office:value="6547">
            <text:p>6547</text:p>
          </table:table-cell>
          <table:table-cell office:value-type="float" office:value="3.86531">
            <text:p>3,86531</text:p>
          </table:table-cell>
          <table:table-cell office:value-type="float" office:value="43.61721">
            <text:p>43,6172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18</text:p>
          </table:table-cell>
          <table:table-cell office:value-type="float" office:value="2877">
            <text:p>2877</text:p>
          </table:table-cell>
        </table:table-row>
        <table:table-row table:style-name="ro1">
          <table:table-cell office:value-type="float" office:value="3335">
            <text:p>3335</text:p>
          </table:table-cell>
          <table:table-cell office:value-type="float" office:value="6550">
            <text:p>6550</text:p>
          </table:table-cell>
          <table:table-cell office:value-type="float" office:value="3.86531">
            <text:p>3,86531</text:p>
          </table:table-cell>
          <table:table-cell office:value-type="float" office:value="43.61713">
            <text:p>43,6171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335</text:p>
          </table:table-cell>
          <table:table-cell office:value-type="float" office:value="2878">
            <text:p>2878</text:p>
          </table:table-cell>
        </table:table-row>
        <table:table-row table:style-name="ro1">
          <table:table-cell office:value-type="float" office:value="3335">
            <text:p>3335</text:p>
          </table:table-cell>
          <table:table-cell office:value-type="float" office:value="6550">
            <text:p>6550</text:p>
          </table:table-cell>
          <table:table-cell office:value-type="float" office:value="3.86601">
            <text:p>3,86601</text:p>
          </table:table-cell>
          <table:table-cell office:value-type="float" office:value="43.61687">
            <text:p>43,6168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335</text:p>
          </table:table-cell>
          <table:table-cell office:value-type="float" office:value="2879">
            <text:p>2879</text:p>
          </table:table-cell>
        </table:table-row>
        <table:table-row table:style-name="ro1">
          <table:table-cell office:value-type="float" office:value="3335">
            <text:p>3335</text:p>
          </table:table-cell>
          <table:table-cell office:value-type="float" office:value="6548">
            <text:p>6548</text:p>
          </table:table-cell>
          <table:table-cell office:value-type="float" office:value="3.8664">
            <text:p>3,8664</text:p>
          </table:table-cell>
          <table:table-cell office:value-type="float" office:value="43.61709">
            <text:p>43,6170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335</text:p>
          </table:table-cell>
          <table:table-cell office:value-type="float" office:value="2880">
            <text:p>2880</text:p>
          </table:table-cell>
        </table:table-row>
        <table:table-row table:style-name="ro1">
          <table:table-cell office:value-type="float" office:value="1875">
            <text:p>1875</text:p>
          </table:table-cell>
          <table:table-cell office:value-type="float" office:value="4563">
            <text:p>4563</text:p>
          </table:table-cell>
          <table:table-cell office:value-type="float" office:value="3.86618">
            <text:p>3,86618</text:p>
          </table:table-cell>
          <table:table-cell office:value-type="float" office:value="43.61517">
            <text:p>43,6151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75</text:p>
          </table:table-cell>
          <table:table-cell office:value-type="float" office:value="2881">
            <text:p>2881</text:p>
          </table:table-cell>
        </table:table-row>
        <table:table-row table:style-name="ro1">
          <table:table-cell office:value-type="float" office:value="1787">
            <text:p>1787</text:p>
          </table:table-cell>
          <table:table-cell office:value-type="float" office:value="6545">
            <text:p>6545</text:p>
          </table:table-cell>
          <table:table-cell office:value-type="float" office:value="3.8666">
            <text:p>3,8666</text:p>
          </table:table-cell>
          <table:table-cell office:value-type="float" office:value="43.61763">
            <text:p>43,6176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7</text:p>
          </table:table-cell>
          <table:table-cell office:value-type="float" office:value="2882">
            <text:p>2882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4183">
            <text:p>4183</text:p>
          </table:table-cell>
          <table:table-cell office:value-type="float" office:value="3.86659">
            <text:p>3,86659</text:p>
          </table:table-cell>
          <table:table-cell office:value-type="float" office:value="43.61771">
            <text:p>43,6177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2883">
            <text:p>2883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4184">
            <text:p>4184</text:p>
          </table:table-cell>
          <table:table-cell office:value-type="float" office:value="3.86727">
            <text:p>3,86727</text:p>
          </table:table-cell>
          <table:table-cell office:value-type="float" office:value="43.61747">
            <text:p>43,6174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2884">
            <text:p>2884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5186">
            <text:p>5186</text:p>
          </table:table-cell>
          <table:table-cell office:value-type="float" office:value="3.87705">
            <text:p>3,87705</text:p>
          </table:table-cell>
          <table:table-cell office:value-type="float" office:value="43.6108">
            <text:p>43,610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43</text:p>
          </table:table-cell>
          <table:table-cell office:value-type="float" office:value="2885">
            <text:p>2885</text:p>
          </table:table-cell>
        </table:table-row>
        <table:table-row table:style-name="ro1">
          <table:table-cell office:value-type="float" office:value="2305">
            <text:p>2305</text:p>
          </table:table-cell>
          <table:table-cell office:value-type="float" office:value="5142">
            <text:p>5142</text:p>
          </table:table-cell>
          <table:table-cell office:value-type="float" office:value="3.87707">
            <text:p>3,87707</text:p>
          </table:table-cell>
          <table:table-cell office:value-type="float" office:value="43.61091">
            <text:p>43,6109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05</text:p>
          </table:table-cell>
          <table:table-cell office:value-type="float" office:value="2886">
            <text:p>2886</text:p>
          </table:table-cell>
        </table:table-row>
        <table:table-row table:style-name="ro1">
          <table:table-cell office:value-type="float" office:value="1472">
            <text:p>1472</text:p>
          </table:table-cell>
          <table:table-cell office:value-type="float" office:value="5140">
            <text:p>5140</text:p>
          </table:table-cell>
          <table:table-cell office:value-type="float" office:value="3.87672">
            <text:p>3,87672</text:p>
          </table:table-cell>
          <table:table-cell office:value-type="float" office:value="43.6106">
            <text:p>43,610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72</text:p>
          </table:table-cell>
          <table:table-cell office:value-type="float" office:value="2887">
            <text:p>2887</text:p>
          </table:table-cell>
        </table:table-row>
        <table:table-row table:style-name="ro1">
          <table:table-cell office:value-type="float" office:value="1472">
            <text:p>1472</text:p>
          </table:table-cell>
          <table:table-cell office:value-type="float" office:value="5147">
            <text:p>5147</text:p>
          </table:table-cell>
          <table:table-cell office:value-type="float" office:value="3.87631">
            <text:p>3,87631</text:p>
          </table:table-cell>
          <table:table-cell office:value-type="float" office:value="43.61084">
            <text:p>43,6108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72</text:p>
          </table:table-cell>
          <table:table-cell office:value-type="float" office:value="2888">
            <text:p>2888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5137">
            <text:p>5137</text:p>
          </table:table-cell>
          <table:table-cell office:value-type="float" office:value="3.87627">
            <text:p>3,87627</text:p>
          </table:table-cell>
          <table:table-cell office:value-type="float" office:value="43.61085">
            <text:p>43,6108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43</text:p>
          </table:table-cell>
          <table:table-cell office:value-type="float" office:value="2889">
            <text:p>2889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5135">
            <text:p>5135</text:p>
          </table:table-cell>
          <table:table-cell office:value-type="float" office:value="3.87575">
            <text:p>3,87575</text:p>
          </table:table-cell>
          <table:table-cell office:value-type="float" office:value="43.61089">
            <text:p>43,6108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43</text:p>
          </table:table-cell>
          <table:table-cell office:value-type="float" office:value="2890">
            <text:p>2890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5122">
            <text:p>5122</text:p>
          </table:table-cell>
          <table:table-cell office:value-type="float" office:value="3.87466">
            <text:p>3,87466</text:p>
          </table:table-cell>
          <table:table-cell office:value-type="float" office:value="43.61097">
            <text:p>43,6109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43</text:p>
          </table:table-cell>
          <table:table-cell office:value-type="float" office:value="2891">
            <text:p>2891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5103">
            <text:p>5103</text:p>
          </table:table-cell>
          <table:table-cell office:value-type="float" office:value="3.87359">
            <text:p>3,87359</text:p>
          </table:table-cell>
          <table:table-cell office:value-type="float" office:value="43.61105">
            <text:p>43,6110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43</text:p>
          </table:table-cell>
          <table:table-cell office:value-type="float" office:value="2892">
            <text:p>2892</text:p>
          </table:table-cell>
        </table:table-row>
        <table:table-row table:style-name="ro1">
          <table:table-cell office:value-type="float" office:value="1757">
            <text:p>1757</text:p>
          </table:table-cell>
          <table:table-cell office:value-type="float" office:value="5098">
            <text:p>5098</text:p>
          </table:table-cell>
          <table:table-cell office:value-type="float" office:value="3.87325">
            <text:p>3,87325</text:p>
          </table:table-cell>
          <table:table-cell office:value-type="float" office:value="43.61119">
            <text:p>43,6111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57</text:p>
          </table:table-cell>
          <table:table-cell office:value-type="float" office:value="2893">
            <text:p>2893</text:p>
          </table:table-cell>
        </table:table-row>
        <table:table-row table:style-name="ro1">
          <table:table-cell office:value-type="float" office:value="2542">
            <text:p>2542</text:p>
          </table:table-cell>
          <table:table-cell office:value-type="float" office:value="98">
            <text:p>98</text:p>
          </table:table-cell>
          <table:table-cell office:value-type="float" office:value="3.87195">
            <text:p>3,87195</text:p>
          </table:table-cell>
          <table:table-cell office:value-type="float" office:value="43.6111">
            <text:p>43,611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542</text:p>
          </table:table-cell>
          <table:table-cell office:value-type="float" office:value="2894">
            <text:p>2894</text:p>
          </table:table-cell>
        </table:table-row>
        <table:table-row table:style-name="ro1">
          <table:table-cell office:value-type="float" office:value="2542">
            <text:p>2542</text:p>
          </table:table-cell>
          <table:table-cell office:value-type="float" office:value="98">
            <text:p>98</text:p>
          </table:table-cell>
          <table:table-cell office:value-type="float" office:value="3.87189">
            <text:p>3,87189</text:p>
          </table:table-cell>
          <table:table-cell office:value-type="float" office:value="43.61072">
            <text:p>43,6107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542</text:p>
          </table:table-cell>
          <table:table-cell office:value-type="float" office:value="2895">
            <text:p>2895</text:p>
          </table:table-cell>
        </table:table-row>
        <table:table-row table:style-name="ro1">
          <table:table-cell office:value-type="float" office:value="2541">
            <text:p>2541</text:p>
          </table:table-cell>
          <table:table-cell office:value-type="float" office:value="99">
            <text:p>99</text:p>
          </table:table-cell>
          <table:table-cell office:value-type="float" office:value="3.87203">
            <text:p>3,87203</text:p>
          </table:table-cell>
          <table:table-cell office:value-type="float" office:value="43.61161">
            <text:p>43,6116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541</text:p>
          </table:table-cell>
          <table:table-cell office:value-type="float" office:value="2896">
            <text:p>2896</text:p>
          </table:table-cell>
        </table:table-row>
        <table:table-row table:style-name="ro1">
          <table:table-cell office:value-type="float" office:value="2541">
            <text:p>2541</text:p>
          </table:table-cell>
          <table:table-cell office:value-type="float" office:value="99">
            <text:p>99</text:p>
          </table:table-cell>
          <table:table-cell office:value-type="float" office:value="3.87197">
            <text:p>3,87197</text:p>
          </table:table-cell>
          <table:table-cell office:value-type="float" office:value="43.61124">
            <text:p>43,6112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541</text:p>
          </table:table-cell>
          <table:table-cell office:value-type="float" office:value="2897">
            <text:p>2897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4767">
            <text:p>4767</text:p>
          </table:table-cell>
          <table:table-cell office:value-type="float" office:value="3.87229">
            <text:p>3,87229</text:p>
          </table:table-cell>
          <table:table-cell office:value-type="float" office:value="43.61246">
            <text:p>43,6124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95</text:p>
          </table:table-cell>
          <table:table-cell office:value-type="float" office:value="2898">
            <text:p>2898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4765">
            <text:p>4765</text:p>
          </table:table-cell>
          <table:table-cell office:value-type="float" office:value="3.87172">
            <text:p>3,87172</text:p>
          </table:table-cell>
          <table:table-cell office:value-type="float" office:value="43.61258">
            <text:p>43,6125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95</text:p>
          </table:table-cell>
          <table:table-cell office:value-type="float" office:value="2899">
            <text:p>2899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4775">
            <text:p>4775</text:p>
          </table:table-cell>
          <table:table-cell office:value-type="float" office:value="3.87083">
            <text:p>3,87083</text:p>
          </table:table-cell>
          <table:table-cell office:value-type="float" office:value="43.61348">
            <text:p>43,6134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13</text:p>
          </table:table-cell>
          <table:table-cell office:value-type="float" office:value="2900">
            <text:p>2900</text:p>
          </table:table-cell>
        </table:table-row>
        <table:table-row table:style-name="ro1">
          <table:table-cell office:value-type="float" office:value="1263">
            <text:p>1263</text:p>
          </table:table-cell>
          <table:table-cell office:value-type="float" office:value="4743">
            <text:p>4743</text:p>
          </table:table-cell>
          <table:table-cell office:value-type="float" office:value="3.87039">
            <text:p>3,87039</text:p>
          </table:table-cell>
          <table:table-cell office:value-type="float" office:value="43.61396">
            <text:p>43,6139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63</text:p>
          </table:table-cell>
          <table:table-cell office:value-type="float" office:value="2901">
            <text:p>2901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4780">
            <text:p>4780</text:p>
          </table:table-cell>
          <table:table-cell office:value-type="float" office:value="3.86991">
            <text:p>3,86991</text:p>
          </table:table-cell>
          <table:table-cell office:value-type="float" office:value="43.61489">
            <text:p>43,61489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13</text:p>
          </table:table-cell>
          <table:table-cell office:value-type="float" office:value="2902">
            <text:p>2902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office:value-type="float" office:value="4785">
            <text:p>4785</text:p>
          </table:table-cell>
          <table:table-cell office:value-type="float" office:value="3.8698">
            <text:p>3,8698</text:p>
          </table:table-cell>
          <table:table-cell office:value-type="float" office:value="43.61491">
            <text:p>43,61491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48</text:p>
          </table:table-cell>
          <table:table-cell office:value-type="float" office:value="2903">
            <text:p>2903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4212">
            <text:p>4212</text:p>
          </table:table-cell>
          <table:table-cell office:value-type="float" office:value="3.86983">
            <text:p>3,86983</text:p>
          </table:table-cell>
          <table:table-cell office:value-type="float" office:value="43.61501">
            <text:p>43,6150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13</text:p>
          </table:table-cell>
          <table:table-cell office:value-type="float" office:value="2904">
            <text:p>2904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4590">
            <text:p>4590</text:p>
          </table:table-cell>
          <table:table-cell office:value-type="float" office:value="3.86954">
            <text:p>3,86954</text:p>
          </table:table-cell>
          <table:table-cell office:value-type="float" office:value="43.61554">
            <text:p>43,6155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28</text:p>
          </table:table-cell>
          <table:table-cell office:value-type="float" office:value="2905">
            <text:p>2905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4205">
            <text:p>4205</text:p>
          </table:table-cell>
          <table:table-cell office:value-type="float" office:value="3.86874">
            <text:p>3,86874</text:p>
          </table:table-cell>
          <table:table-cell office:value-type="float" office:value="43.61626">
            <text:p>43,6162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47</text:p>
          </table:table-cell>
          <table:table-cell office:value-type="float" office:value="2906">
            <text:p>2906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4205">
            <text:p>4205</text:p>
          </table:table-cell>
          <table:table-cell office:value-type="float" office:value="3.86949">
            <text:p>3,86949</text:p>
          </table:table-cell>
          <table:table-cell office:value-type="float" office:value="43.61626">
            <text:p>43,6162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47</text:p>
          </table:table-cell>
          <table:table-cell office:value-type="float" office:value="2907">
            <text:p>2907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4204">
            <text:p>4204</text:p>
          </table:table-cell>
          <table:table-cell office:value-type="float" office:value="3.86955">
            <text:p>3,86955</text:p>
          </table:table-cell>
          <table:table-cell office:value-type="float" office:value="43.61668">
            <text:p>43,6166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28</text:p>
          </table:table-cell>
          <table:table-cell office:value-type="float" office:value="2908">
            <text:p>2908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4206">
            <text:p>4206</text:p>
          </table:table-cell>
          <table:table-cell office:value-type="float" office:value="3.8683">
            <text:p>3,8683</text:p>
          </table:table-cell>
          <table:table-cell office:value-type="float" office:value="43.61659">
            <text:p>43,6165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13</text:p>
          </table:table-cell>
          <table:table-cell office:value-type="float" office:value="2909">
            <text:p>2909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4206">
            <text:p>4206</text:p>
          </table:table-cell>
          <table:table-cell office:value-type="float" office:value="3.86765">
            <text:p>3,86765</text:p>
          </table:table-cell>
          <table:table-cell office:value-type="float" office:value="43.6173">
            <text:p>43,617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13</text:p>
          </table:table-cell>
          <table:table-cell office:value-type="float" office:value="2910">
            <text:p>2910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4207">
            <text:p>4207</text:p>
          </table:table-cell>
          <table:table-cell office:value-type="float" office:value="3.86937">
            <text:p>3,86937</text:p>
          </table:table-cell>
          <table:table-cell office:value-type="float" office:value="43.61549">
            <text:p>43,6154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13</text:p>
          </table:table-cell>
          <table:table-cell office:value-type="float" office:value="2911">
            <text:p>2911</text:p>
          </table:table-cell>
        </table:table-row>
        <table:table-row table:style-name="ro1">
          <table:table-cell office:value-type="float" office:value="1450">
            <text:p>1450</text:p>
          </table:table-cell>
          <table:table-cell office:value-type="float" office:value="4788">
            <text:p>4788</text:p>
          </table:table-cell>
          <table:table-cell office:value-type="float" office:value="3.86937">
            <text:p>3,86937</text:p>
          </table:table-cell>
          <table:table-cell office:value-type="float" office:value="43.61541">
            <text:p>43,6154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50</text:p>
          </table:table-cell>
          <table:table-cell office:value-type="float" office:value="2912">
            <text:p>2912</text:p>
          </table:table-cell>
        </table:table-row>
        <table:table-row table:style-name="ro1">
          <table:table-cell office:value-type="float" office:value="1273">
            <text:p>1273</text:p>
          </table:table-cell>
          <table:table-cell office:value-type="float" office:value="4786">
            <text:p>4786</text:p>
          </table:table-cell>
          <table:table-cell office:value-type="float" office:value="3.86899">
            <text:p>3,86899</text:p>
          </table:table-cell>
          <table:table-cell office:value-type="float" office:value="43.6152">
            <text:p>43,615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73</text:p>
          </table:table-cell>
          <table:table-cell office:value-type="float" office:value="2913">
            <text:p>2913</text:p>
          </table:table-cell>
        </table:table-row>
        <table:table-row table:style-name="ro1">
          <table:table-cell office:value-type="float" office:value="1273">
            <text:p>1273</text:p>
          </table:table-cell>
          <table:table-cell office:value-type="float" office:value="4786">
            <text:p>4786</text:p>
          </table:table-cell>
          <table:table-cell office:value-type="float" office:value="3.86936">
            <text:p>3,86936</text:p>
          </table:table-cell>
          <table:table-cell office:value-type="float" office:value="43.61472">
            <text:p>43,6147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73</text:p>
          </table:table-cell>
          <table:table-cell office:value-type="float" office:value="2914">
            <text:p>2914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4778">
            <text:p>4778</text:p>
          </table:table-cell>
          <table:table-cell office:value-type="float" office:value="3.86857">
            <text:p>3,86857</text:p>
          </table:table-cell>
          <table:table-cell office:value-type="float" office:value="43.61402">
            <text:p>43,6140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77</text:p>
          </table:table-cell>
          <table:table-cell office:value-type="float" office:value="2915">
            <text:p>2915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office:value-type="float" office:value="4776">
            <text:p>4776</text:p>
          </table:table-cell>
          <table:table-cell office:value-type="float" office:value="3.86794">
            <text:p>3,86794</text:p>
          </table:table-cell>
          <table:table-cell office:value-type="float" office:value="43.61331">
            <text:p>43,6133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48</text:p>
          </table:table-cell>
          <table:table-cell office:value-type="float" office:value="2916">
            <text:p>2916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4739">
            <text:p>4739</text:p>
          </table:table-cell>
          <table:table-cell office:value-type="float" office:value="3.86794">
            <text:p>3,86794</text:p>
          </table:table-cell>
          <table:table-cell office:value-type="float" office:value="43.61323">
            <text:p>43,6132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95</text:p>
          </table:table-cell>
          <table:table-cell office:value-type="float" office:value="2917">
            <text:p>2917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4744">
            <text:p>4744</text:p>
          </table:table-cell>
          <table:table-cell office:value-type="float" office:value="3.86939">
            <text:p>3,86939</text:p>
          </table:table-cell>
          <table:table-cell office:value-type="float" office:value="43.61301">
            <text:p>43,6130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95</text:p>
          </table:table-cell>
          <table:table-cell office:value-type="float" office:value="2918">
            <text:p>2918</text:p>
          </table:table-cell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4754">
            <text:p>4754</text:p>
          </table:table-cell>
          <table:table-cell office:value-type="float" office:value="3.86906">
            <text:p>3,86906</text:p>
          </table:table-cell>
          <table:table-cell office:value-type="float" office:value="43.61287">
            <text:p>43,6128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78</text:p>
          </table:table-cell>
          <table:table-cell office:value-type="float" office:value="2919">
            <text:p>2919</text:p>
          </table:table-cell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4754">
            <text:p>4754</text:p>
          </table:table-cell>
          <table:table-cell office:value-type="float" office:value="3.86828">
            <text:p>3,86828</text:p>
          </table:table-cell>
          <table:table-cell office:value-type="float" office:value="43.61233">
            <text:p>43,6123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78</text:p>
          </table:table-cell>
          <table:table-cell office:value-type="float" office:value="2920">
            <text:p>2920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office:value-type="float" office:value="4749">
            <text:p>4749</text:p>
          </table:table-cell>
          <table:table-cell office:value-type="float" office:value="3.86812">
            <text:p>3,86812</text:p>
          </table:table-cell>
          <table:table-cell office:value-type="float" office:value="43.61085">
            <text:p>43,6108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31</text:p>
          </table:table-cell>
          <table:table-cell office:value-type="float" office:value="2921">
            <text:p>2921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office:value-type="float" office:value="4749">
            <text:p>4749</text:p>
          </table:table-cell>
          <table:table-cell office:value-type="float" office:value="3.86831">
            <text:p>3,86831</text:p>
          </table:table-cell>
          <table:table-cell office:value-type="float" office:value="43.61215">
            <text:p>43,6121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31</text:p>
          </table:table-cell>
          <table:table-cell office:value-type="float" office:value="2922">
            <text:p>2922</text:p>
          </table:table-cell>
        </table:table-row>
        <table:table-row table:style-name="ro1">
          <table:table-cell office:value-type="float" office:value="1637">
            <text:p>1637</text:p>
          </table:table-cell>
          <table:table-cell office:value-type="float" office:value="4733">
            <text:p>4733</text:p>
          </table:table-cell>
          <table:table-cell office:value-type="float" office:value="3.86806">
            <text:p>3,86806</text:p>
          </table:table-cell>
          <table:table-cell office:value-type="float" office:value="43.61219">
            <text:p>43,6121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37</text:p>
          </table:table-cell>
          <table:table-cell office:value-type="float" office:value="2923">
            <text:p>2923</text:p>
          </table:table-cell>
        </table:table-row>
        <table:table-row table:style-name="ro1">
          <table:table-cell office:value-type="float" office:value="1637">
            <text:p>1637</text:p>
          </table:table-cell>
          <table:table-cell office:value-type="float" office:value="4733">
            <text:p>4733</text:p>
          </table:table-cell>
          <table:table-cell office:value-type="float" office:value="3.86688">
            <text:p>3,86688</text:p>
          </table:table-cell>
          <table:table-cell office:value-type="float" office:value="43.61211">
            <text:p>43,6121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37</text:p>
          </table:table-cell>
          <table:table-cell office:value-type="float" office:value="2924">
            <text:p>2924</text:p>
          </table:table-cell>
        </table:table-row>
        <table:table-row table:style-name="ro1">
          <table:table-cell office:value-type="float" office:value="1637">
            <text:p>1637</text:p>
          </table:table-cell>
          <table:table-cell office:value-type="float" office:value="4734">
            <text:p>4734</text:p>
          </table:table-cell>
          <table:table-cell office:value-type="float" office:value="3.86665">
            <text:p>3,86665</text:p>
          </table:table-cell>
          <table:table-cell office:value-type="float" office:value="43.61212">
            <text:p>43,6121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37</text:p>
          </table:table-cell>
          <table:table-cell office:value-type="float" office:value="2925">
            <text:p>2925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4735">
            <text:p>4735</text:p>
          </table:table-cell>
          <table:table-cell office:value-type="float" office:value="3.86683">
            <text:p>3,86683</text:p>
          </table:table-cell>
          <table:table-cell office:value-type="float" office:value="43.61223">
            <text:p>43,6122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12</text:p>
          </table:table-cell>
          <table:table-cell office:value-type="float" office:value="2926">
            <text:p>2926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4577">
            <text:p>4577</text:p>
          </table:table-cell>
          <table:table-cell office:value-type="float" office:value="3.86647">
            <text:p>3,86647</text:p>
          </table:table-cell>
          <table:table-cell office:value-type="float" office:value="43.61218">
            <text:p>43,6121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51</text:p>
          </table:table-cell>
          <table:table-cell office:value-type="float" office:value="2927">
            <text:p>2927</text:p>
          </table:table-cell>
        </table:table-row>
        <table:table-row table:style-name="ro1">
          <table:table-cell office:value-type="float" office:value="1438">
            <text:p>1438</text:p>
          </table:table-cell>
          <table:table-cell office:value-type="float" office:value="4571">
            <text:p>4571</text:p>
          </table:table-cell>
          <table:table-cell office:value-type="float" office:value="3.86659">
            <text:p>3,86659</text:p>
          </table:table-cell>
          <table:table-cell office:value-type="float" office:value="43.6127">
            <text:p>43,612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38</text:p>
          </table:table-cell>
          <table:table-cell office:value-type="float" office:value="2928">
            <text:p>2928</text:p>
          </table:table-cell>
        </table:table-row>
        <table:table-row table:style-name="ro1">
          <table:table-cell office:value-type="float" office:value="1267">
            <text:p>1267</text:p>
          </table:table-cell>
          <table:table-cell office:value-type="float" office:value="10832">
            <text:p>10832</text:p>
          </table:table-cell>
          <table:table-cell office:value-type="float" office:value="3.86567">
            <text:p>3,86567</text:p>
          </table:table-cell>
          <table:table-cell office:value-type="float" office:value="43.61276">
            <text:p>43,6127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67</text:p>
          </table:table-cell>
          <table:table-cell office:value-type="float" office:value="2929">
            <text:p>2929</text:p>
          </table:table-cell>
        </table:table-row>
        <table:table-row table:style-name="ro1">
          <table:table-cell office:value-type="float" office:value="1267">
            <text:p>1267</text:p>
          </table:table-cell>
          <table:table-cell office:value-type="float" office:value="4632">
            <text:p>4632</text:p>
          </table:table-cell>
          <table:table-cell office:value-type="float" office:value="3.86667">
            <text:p>3,86667</text:p>
          </table:table-cell>
          <table:table-cell office:value-type="float" office:value="43.61299">
            <text:p>43,6129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67</text:p>
          </table:table-cell>
          <table:table-cell office:value-type="float" office:value="2930">
            <text:p>2930</text:p>
          </table:table-cell>
        </table:table-row>
        <table:table-row table:style-name="ro1">
          <table:table-cell office:value-type="float" office:value="2122">
            <text:p>2122</text:p>
          </table:table-cell>
          <table:table-cell office:value-type="float" office:value="4576">
            <text:p>4576</text:p>
          </table:table-cell>
          <table:table-cell office:value-type="float" office:value="3.86557">
            <text:p>3,86557</text:p>
          </table:table-cell>
          <table:table-cell office:value-type="float" office:value="43.61194">
            <text:p>43,6119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22</text:p>
          </table:table-cell>
          <table:table-cell office:value-type="float" office:value="2931">
            <text:p>2931</text:p>
          </table:table-cell>
        </table:table-row>
        <table:table-row table:style-name="ro1">
          <table:table-cell office:value-type="float" office:value="1438">
            <text:p>1438</text:p>
          </table:table-cell>
          <table:table-cell office:value-type="float" office:value="4573">
            <text:p>4573</text:p>
          </table:table-cell>
          <table:table-cell office:value-type="float" office:value="3.86557">
            <text:p>3,86557</text:p>
          </table:table-cell>
          <table:table-cell office:value-type="float" office:value="43.61272">
            <text:p>43,6127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38</text:p>
          </table:table-cell>
          <table:table-cell office:value-type="float" office:value="2932">
            <text:p>2932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4601">
            <text:p>4601</text:p>
          </table:table-cell>
          <table:table-cell office:value-type="float" office:value="3.86465">
            <text:p>3,86465</text:p>
          </table:table-cell>
          <table:table-cell office:value-type="float" office:value="43.61256">
            <text:p>43,6125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58</text:p>
          </table:table-cell>
          <table:table-cell office:value-type="float" office:value="2933">
            <text:p>2933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4600">
            <text:p>4600</text:p>
          </table:table-cell>
          <table:table-cell office:value-type="float" office:value="3.86457">
            <text:p>3,86457</text:p>
          </table:table-cell>
          <table:table-cell office:value-type="float" office:value="43.61196">
            <text:p>43,6119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58</text:p>
          </table:table-cell>
          <table:table-cell office:value-type="float" office:value="2934">
            <text:p>2934</text:p>
          </table:table-cell>
        </table:table-row>
        <table:table-row table:style-name="ro1">
          <table:table-cell office:value-type="float" office:value="1383">
            <text:p>1383</text:p>
          </table:table-cell>
          <table:table-cell office:value-type="float" office:value="3830">
            <text:p>3830</text:p>
          </table:table-cell>
          <table:table-cell office:value-type="float" office:value="3.86174">
            <text:p>3,86174</text:p>
          </table:table-cell>
          <table:table-cell office:value-type="float" office:value="43.61478">
            <text:p>43,6147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83</text:p>
          </table:table-cell>
          <table:table-cell office:value-type="float" office:value="2935">
            <text:p>2935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4554">
            <text:p>4554</text:p>
          </table:table-cell>
          <table:table-cell office:value-type="float" office:value="3.86233">
            <text:p>3,86233</text:p>
          </table:table-cell>
          <table:table-cell office:value-type="float" office:value="43.61469">
            <text:p>43,6146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05</text:p>
          </table:table-cell>
          <table:table-cell office:value-type="float" office:value="2936">
            <text:p>2936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4555">
            <text:p>4555</text:p>
          </table:table-cell>
          <table:table-cell office:value-type="float" office:value="3.86246">
            <text:p>3,86246</text:p>
          </table:table-cell>
          <table:table-cell office:value-type="float" office:value="43.6147">
            <text:p>43,614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59</text:p>
          </table:table-cell>
          <table:table-cell office:value-type="float" office:value="2937">
            <text:p>2937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4337">
            <text:p>4337</text:p>
          </table:table-cell>
          <table:table-cell office:value-type="float" office:value="3.86037">
            <text:p>3,86037</text:p>
          </table:table-cell>
          <table:table-cell office:value-type="float" office:value="43.61668">
            <text:p>43,6166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59</text:p>
          </table:table-cell>
          <table:table-cell office:value-type="float" office:value="2938">
            <text:p>2938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4592">
            <text:p>4592</text:p>
          </table:table-cell>
          <table:table-cell office:value-type="float" office:value="3.86265">
            <text:p>3,86265</text:p>
          </table:table-cell>
          <table:table-cell office:value-type="float" office:value="43.61462">
            <text:p>43,6146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05</text:p>
          </table:table-cell>
          <table:table-cell office:value-type="float" office:value="2939">
            <text:p>2939</text:p>
          </table:table-cell>
        </table:table-row>
        <table:table-row table:style-name="ro1">
          <table:table-cell office:value-type="float" office:value="1871">
            <text:p>1871</text:p>
          </table:table-cell>
          <table:table-cell office:value-type="float" office:value="4547">
            <text:p>4547</text:p>
          </table:table-cell>
          <table:table-cell office:value-type="float" office:value="3.85926">
            <text:p>3,85926</text:p>
          </table:table-cell>
          <table:table-cell office:value-type="float" office:value="43.61314">
            <text:p>43,6131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71</text:p>
          </table:table-cell>
          <table:table-cell office:value-type="float" office:value="2940">
            <text:p>2940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4542">
            <text:p>4542</text:p>
          </table:table-cell>
          <table:table-cell office:value-type="float" office:value="3.85896">
            <text:p>3,85896</text:p>
          </table:table-cell>
          <table:table-cell office:value-type="float" office:value="43.61297">
            <text:p>43,6129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27</text:p>
          </table:table-cell>
          <table:table-cell office:value-type="float" office:value="2941">
            <text:p>2941</text:p>
          </table:table-cell>
        </table:table-row>
        <table:table-row table:style-name="ro1">
          <table:table-cell office:value-type="float" office:value="2148">
            <text:p>2148</text:p>
          </table:table-cell>
          <table:table-cell office:value-type="float" office:value="122">
            <text:p>122</text:p>
          </table:table-cell>
          <table:table-cell office:value-type="float" office:value="3.8601">
            <text:p>3,8601</text:p>
          </table:table-cell>
          <table:table-cell office:value-type="float" office:value="43.61241">
            <text:p>43,6124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48</text:p>
          </table:table-cell>
          <table:table-cell office:value-type="float" office:value="2942">
            <text:p>2942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4631">
            <text:p>4631</text:p>
          </table:table-cell>
          <table:table-cell office:value-type="float" office:value="3.86027">
            <text:p>3,86027</text:p>
          </table:table-cell>
          <table:table-cell office:value-type="float" office:value="43.61241">
            <text:p>43,6124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30</text:p>
          </table:table-cell>
          <table:table-cell office:value-type="float" office:value="2943">
            <text:p>2943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4631">
            <text:p>4631</text:p>
          </table:table-cell>
          <table:table-cell office:value-type="float" office:value="3.86132">
            <text:p>3,86132</text:p>
          </table:table-cell>
          <table:table-cell office:value-type="float" office:value="43.61211">
            <text:p>43,6121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30</text:p>
          </table:table-cell>
          <table:table-cell office:value-type="float" office:value="2944">
            <text:p>2944</text:p>
          </table:table-cell>
        </table:table-row>
        <table:table-row table:style-name="ro1">
          <table:table-cell office:value-type="float" office:value="2097">
            <text:p>2097</text:p>
          </table:table-cell>
          <table:table-cell office:value-type="float" office:value="4593">
            <text:p>4593</text:p>
          </table:table-cell>
          <table:table-cell office:value-type="float" office:value="3.86194">
            <text:p>3,86194</text:p>
          </table:table-cell>
          <table:table-cell office:value-type="float" office:value="43.61212">
            <text:p>43,61212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97</text:p>
          </table:table-cell>
          <table:table-cell office:value-type="float" office:value="2945">
            <text:p>2945</text:p>
          </table:table-cell>
        </table:table-row>
        <table:table-row table:style-name="ro1">
          <table:table-cell office:value-type="float" office:value="2097">
            <text:p>2097</text:p>
          </table:table-cell>
          <table:table-cell office:value-type="float" office:value="4593">
            <text:p>4593</text:p>
          </table:table-cell>
          <table:table-cell office:value-type="float" office:value="3.86194">
            <text:p>3,86194</text:p>
          </table:table-cell>
          <table:table-cell office:value-type="float" office:value="43.61268">
            <text:p>43,6126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97</text:p>
          </table:table-cell>
          <table:table-cell office:value-type="float" office:value="2946">
            <text:p>2946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4575">
            <text:p>4575</text:p>
          </table:table-cell>
          <table:table-cell office:value-type="float" office:value="3.86462">
            <text:p>3,86462</text:p>
          </table:table-cell>
          <table:table-cell office:value-type="float" office:value="43.61186">
            <text:p>43,6118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97</text:p>
          </table:table-cell>
          <table:table-cell office:value-type="float" office:value="2947">
            <text:p>2947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4575">
            <text:p>4575</text:p>
          </table:table-cell>
          <table:table-cell office:value-type="float" office:value="3.86529">
            <text:p>3,86529</text:p>
          </table:table-cell>
          <table:table-cell office:value-type="float" office:value="43.61181">
            <text:p>43,6118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97</text:p>
          </table:table-cell>
          <table:table-cell office:value-type="float" office:value="2948">
            <text:p>2948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5396">
            <text:p>5396</text:p>
          </table:table-cell>
          <table:table-cell office:value-type="float" office:value="3.86643">
            <text:p>3,86643</text:p>
          </table:table-cell>
          <table:table-cell office:value-type="float" office:value="43.61173">
            <text:p>43,6117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97</text:p>
          </table:table-cell>
          <table:table-cell office:value-type="float" office:value="2949">
            <text:p>2949</text:p>
          </table:table-cell>
        </table:table-row>
        <table:table-row table:style-name="ro1">
          <table:table-cell office:value-type="float" office:value="1637">
            <text:p>1637</text:p>
          </table:table-cell>
          <table:table-cell office:value-type="float" office:value="4633">
            <text:p>4633</text:p>
          </table:table-cell>
          <table:table-cell office:value-type="float" office:value="3.86577">
            <text:p>3,86577</text:p>
          </table:table-cell>
          <table:table-cell office:value-type="float" office:value="43.61195">
            <text:p>43,6119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37</text:p>
          </table:table-cell>
          <table:table-cell office:value-type="float" office:value="2950">
            <text:p>2950</text:p>
          </table:table-cell>
        </table:table-row>
        <table:table-row table:style-name="ro1">
          <table:table-cell office:value-type="float" office:value="1637">
            <text:p>1637</text:p>
          </table:table-cell>
          <table:table-cell office:value-type="float" office:value="4633">
            <text:p>4633</text:p>
          </table:table-cell>
          <table:table-cell office:value-type="float" office:value="3.86638">
            <text:p>3,86638</text:p>
          </table:table-cell>
          <table:table-cell office:value-type="float" office:value="43.61212">
            <text:p>43,6121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37</text:p>
          </table:table-cell>
          <table:table-cell office:value-type="float" office:value="2951">
            <text:p>2951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5397">
            <text:p>5397</text:p>
          </table:table-cell>
          <table:table-cell office:value-type="float" office:value="3.86653">
            <text:p>3,86653</text:p>
          </table:table-cell>
          <table:table-cell office:value-type="float" office:value="43.61183">
            <text:p>43,6118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51</text:p>
          </table:table-cell>
          <table:table-cell office:value-type="float" office:value="2952">
            <text:p>2952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5395">
            <text:p>5395</text:p>
          </table:table-cell>
          <table:table-cell office:value-type="float" office:value="3.86656">
            <text:p>3,86656</text:p>
          </table:table-cell>
          <table:table-cell office:value-type="float" office:value="43.61162">
            <text:p>43,6116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51</text:p>
          </table:table-cell>
          <table:table-cell office:value-type="float" office:value="2953">
            <text:p>2953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5392">
            <text:p>5392</text:p>
          </table:table-cell>
          <table:table-cell office:value-type="float" office:value="3.86667">
            <text:p>3,86667</text:p>
          </table:table-cell>
          <table:table-cell office:value-type="float" office:value="43.61143">
            <text:p>43,6114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97</text:p>
          </table:table-cell>
          <table:table-cell office:value-type="float" office:value="2954">
            <text:p>2954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5394">
            <text:p>5394</text:p>
          </table:table-cell>
          <table:table-cell office:value-type="float" office:value="3.8666">
            <text:p>3,8666</text:p>
          </table:table-cell>
          <table:table-cell office:value-type="float" office:value="43.61134">
            <text:p>43,61134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51</text:p>
          </table:table-cell>
          <table:table-cell office:value-type="float" office:value="2955">
            <text:p>2955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4627">
            <text:p>4627</text:p>
          </table:table-cell>
          <table:table-cell office:value-type="float" office:value="3.86158">
            <text:p>3,86158</text:p>
          </table:table-cell>
          <table:table-cell office:value-type="float" office:value="43.61195">
            <text:p>43,6119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97</text:p>
          </table:table-cell>
          <table:table-cell office:value-type="float" office:value="3051">
            <text:p>3051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801">
            <text:p>801</text:p>
          </table:table-cell>
          <table:table-cell office:value-type="float" office:value="3.87209">
            <text:p>3,87209</text:p>
          </table:table-cell>
          <table:table-cell office:value-type="float" office:value="43.60633">
            <text:p>43,6063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35</text:p>
          </table:table-cell>
          <table:table-cell office:value-type="float" office:value="3052">
            <text:p>3052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5683">
            <text:p>5683</text:p>
          </table:table-cell>
          <table:table-cell office:value-type="float" office:value="3.87627">
            <text:p>3,87627</text:p>
          </table:table-cell>
          <table:table-cell office:value-type="float" office:value="43.60321">
            <text:p>43,6032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97</text:p>
          </table:table-cell>
          <table:table-cell office:value-type="float" office:value="3053">
            <text:p>305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7343">
            <text:p>3,87343</text:p>
          </table:table-cell>
          <table:table-cell office:value-type="float" office:value="43.60411">
            <text:p>43,60411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54">
            <text:p>305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7362">
            <text:p>3,87362</text:p>
          </table:table-cell>
          <table:table-cell office:value-type="float" office:value="43.60036">
            <text:p>43,60036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55">
            <text:p>305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7354">
            <text:p>3,87354</text:p>
          </table:table-cell>
          <table:table-cell office:value-type="float" office:value="43.6004">
            <text:p>43,6004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56">
            <text:p>305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6932">
            <text:p>3,86932</text:p>
          </table:table-cell>
          <table:table-cell office:value-type="float" office:value="43.60176">
            <text:p>43,60176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57">
            <text:p>305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6951">
            <text:p>3,86951</text:p>
          </table:table-cell>
          <table:table-cell office:value-type="float" office:value="43.60188">
            <text:p>43,60188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58">
            <text:p>305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6151">
            <text:p>3,86151</text:p>
          </table:table-cell>
          <table:table-cell office:value-type="float" office:value="43.60568">
            <text:p>43,60568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59">
            <text:p>305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8919">
            <text:p>3,88919</text:p>
          </table:table-cell>
          <table:table-cell office:value-type="float" office:value="43.59356">
            <text:p>43,59356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60">
            <text:p>306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7586">
            <text:p>3,87586</text:p>
          </table:table-cell>
          <table:table-cell office:value-type="float" office:value="43.58013">
            <text:p>43,58013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61">
            <text:p>306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6465">
            <text:p>3,86465</text:p>
          </table:table-cell>
          <table:table-cell office:value-type="float" office:value="43.58609">
            <text:p>43,58609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62">
            <text:p>306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6468">
            <text:p>3,86468</text:p>
          </table:table-cell>
          <table:table-cell office:value-type="float" office:value="43.58616">
            <text:p>43,58616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63">
            <text:p>306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5481">
            <text:p>3,85481</text:p>
          </table:table-cell>
          <table:table-cell office:value-type="float" office:value="43.59097">
            <text:p>43,59097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64">
            <text:p>306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2265">
            <text:p>3,82265</text:p>
          </table:table-cell>
          <table:table-cell office:value-type="float" office:value="43.63887">
            <text:p>43,63887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65">
            <text:p>306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2117">
            <text:p>3,82117</text:p>
          </table:table-cell>
          <table:table-cell office:value-type="float" office:value="43.64115">
            <text:p>43,64115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66">
            <text:p>306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1822">
            <text:p>3,81822</text:p>
          </table:table-cell>
          <table:table-cell office:value-type="float" office:value="43.6404">
            <text:p>43,6404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67">
            <text:p>306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2597">
            <text:p>3,82597</text:p>
          </table:table-cell>
          <table:table-cell office:value-type="float" office:value="43.61442">
            <text:p>43,61442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68">
            <text:p>306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255">
            <text:p>3,8255</text:p>
          </table:table-cell>
          <table:table-cell office:value-type="float" office:value="43.61431">
            <text:p>43,61431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69">
            <text:p>306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2387">
            <text:p>3,82387</text:p>
          </table:table-cell>
          <table:table-cell office:value-type="float" office:value="43.61461">
            <text:p>43,61461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70">
            <text:p>307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2361">
            <text:p>3,82361</text:p>
          </table:table-cell>
          <table:table-cell office:value-type="float" office:value="43.61419">
            <text:p>43,61419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71">
            <text:p>307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2454">
            <text:p>3,82454</text:p>
          </table:table-cell>
          <table:table-cell office:value-type="float" office:value="43.61345">
            <text:p>43,61345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72">
            <text:p>307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2504">
            <text:p>3,82504</text:p>
          </table:table-cell>
          <table:table-cell office:value-type="float" office:value="43.61315">
            <text:p>43,61315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73">
            <text:p>307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2536">
            <text:p>3,82536</text:p>
          </table:table-cell>
          <table:table-cell office:value-type="float" office:value="43.61268">
            <text:p>43,61268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74">
            <text:p>307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2543">
            <text:p>3,82543</text:p>
          </table:table-cell>
          <table:table-cell office:value-type="float" office:value="43.6128">
            <text:p>43,6128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75">
            <text:p>307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2543">
            <text:p>3,82543</text:p>
          </table:table-cell>
          <table:table-cell office:value-type="float" office:value="43.61273">
            <text:p>43,61273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76">
            <text:p>307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2738">
            <text:p>3,82738</text:p>
          </table:table-cell>
          <table:table-cell office:value-type="float" office:value="43.61253">
            <text:p>43,61253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77">
            <text:p>307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278">
            <text:p>3,8278</text:p>
          </table:table-cell>
          <table:table-cell office:value-type="float" office:value="43.61325">
            <text:p>43,61325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78">
            <text:p>307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2735">
            <text:p>3,82735</text:p>
          </table:table-cell>
          <table:table-cell office:value-type="float" office:value="43.61353">
            <text:p>43,61353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79">
            <text:p>307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131">
            <text:p>3,8131</text:p>
          </table:table-cell>
          <table:table-cell office:value-type="float" office:value="43.62571">
            <text:p>43,62571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80">
            <text:p>308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863">
            <text:p>3,8863</text:p>
          </table:table-cell>
          <table:table-cell office:value-type="float" office:value="43.62558">
            <text:p>43,62558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81">
            <text:p>308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6707">
            <text:p>3,86707</text:p>
          </table:table-cell>
          <table:table-cell office:value-type="float" office:value="43.6266">
            <text:p>43,6266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82">
            <text:p>308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6473">
            <text:p>3,86473</text:p>
          </table:table-cell>
          <table:table-cell office:value-type="float" office:value="43.62551">
            <text:p>43,6255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table:number-columns-repeated="2"/>
          <table:table-cell office:value-type="float" office:value="3083">
            <text:p>308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6012">
            <text:p>3,86012</text:p>
          </table:table-cell>
          <table:table-cell office:value-type="float" office:value="43.62237">
            <text:p>43,62237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84">
            <text:p>308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6177">
            <text:p>3,86177</text:p>
          </table:table-cell>
          <table:table-cell office:value-type="float" office:value="43.62375">
            <text:p>43,6237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table:number-columns-repeated="2"/>
          <table:table-cell office:value-type="float" office:value="3085">
            <text:p>308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6135">
            <text:p>3,86135</text:p>
          </table:table-cell>
          <table:table-cell office:value-type="float" office:value="43.62344">
            <text:p>43,6234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table:number-columns-repeated="2"/>
          <table:table-cell office:value-type="float" office:value="3086">
            <text:p>308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3755">
            <text:p>3,83755</text:p>
          </table:table-cell>
          <table:table-cell office:value-type="float" office:value="43.64041">
            <text:p>43,64041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87">
            <text:p>308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3924">
            <text:p>3,83924</text:p>
          </table:table-cell>
          <table:table-cell office:value-type="float" office:value="43.64676">
            <text:p>43,64676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88">
            <text:p>308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4929">
            <text:p>3,84929</text:p>
          </table:table-cell>
          <table:table-cell office:value-type="float" office:value="43.61426">
            <text:p>43,61426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89">
            <text:p>308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495">
            <text:p>3,8495</text:p>
          </table:table-cell>
          <table:table-cell office:value-type="float" office:value="43.6143">
            <text:p>43,6143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table:number-columns-repeated="2"/>
          <table:table-cell office:value-type="float" office:value="3090">
            <text:p>309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4895">
            <text:p>3,84895</text:p>
          </table:table-cell>
          <table:table-cell office:value-type="float" office:value="43.6194">
            <text:p>43,6194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91">
            <text:p>309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5026">
            <text:p>3,85026</text:p>
          </table:table-cell>
          <table:table-cell office:value-type="float" office:value="43.61993">
            <text:p>43,61993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92">
            <text:p>309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5082">
            <text:p>3,85082</text:p>
          </table:table-cell>
          <table:table-cell office:value-type="float" office:value="43.62409">
            <text:p>43,62409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93">
            <text:p>309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5066">
            <text:p>3,85066</text:p>
          </table:table-cell>
          <table:table-cell office:value-type="float" office:value="43.62419">
            <text:p>43,62419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94">
            <text:p>309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8186">
            <text:p>3,88186</text:p>
          </table:table-cell>
          <table:table-cell office:value-type="float" office:value="43.60731">
            <text:p>43,60731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95">
            <text:p>309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8178">
            <text:p>3,88178</text:p>
          </table:table-cell>
          <table:table-cell office:value-type="float" office:value="43.60718">
            <text:p>43,60718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96">
            <text:p>309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8213">
            <text:p>3,88213</text:p>
          </table:table-cell>
          <table:table-cell office:value-type="float" office:value="43.60688">
            <text:p>43,60688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97">
            <text:p>309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3055">
            <text:p>3,83055</text:p>
          </table:table-cell>
          <table:table-cell office:value-type="float" office:value="43.61083">
            <text:p>43,61083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98">
            <text:p>309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3919">
            <text:p>3,83919</text:p>
          </table:table-cell>
          <table:table-cell office:value-type="float" office:value="43.60211">
            <text:p>43,60211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99">
            <text:p>309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398">
            <text:p>3,8398</text:p>
          </table:table-cell>
          <table:table-cell office:value-type="float" office:value="43.6006">
            <text:p>43,6006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00">
            <text:p>31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4127">
            <text:p>3,84127</text:p>
          </table:table-cell>
          <table:table-cell office:value-type="float" office:value="43.59849">
            <text:p>43,59849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01">
            <text:p>310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3606">
            <text:p>3,83606</text:p>
          </table:table-cell>
          <table:table-cell office:value-type="float" office:value="43.59992">
            <text:p>43,59992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02">
            <text:p>310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4923">
            <text:p>3,84923</text:p>
          </table:table-cell>
          <table:table-cell office:value-type="float" office:value="43.60466">
            <text:p>43,60466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03">
            <text:p>310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5083">
            <text:p>3,85083</text:p>
          </table:table-cell>
          <table:table-cell office:value-type="float" office:value="43.60531">
            <text:p>43,60531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04">
            <text:p>310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3527">
            <text:p>3,83527</text:p>
          </table:table-cell>
          <table:table-cell office:value-type="float" office:value="43.59535">
            <text:p>43,59535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05">
            <text:p>310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3845">
            <text:p>3,83845</text:p>
          </table:table-cell>
          <table:table-cell office:value-type="float" office:value="43.60666">
            <text:p>43,60666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06">
            <text:p>310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5594">
            <text:p>3,85594</text:p>
          </table:table-cell>
          <table:table-cell office:value-type="float" office:value="43.59884">
            <text:p>43,59884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07">
            <text:p>310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91485">
            <text:p>3,91485</text:p>
          </table:table-cell>
          <table:table-cell office:value-type="float" office:value="43.61441">
            <text:p>43,61441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08">
            <text:p>310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9461">
            <text:p>3,89461</text:p>
          </table:table-cell>
          <table:table-cell office:value-type="float" office:value="43.62255">
            <text:p>43,62255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09">
            <text:p>310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9333">
            <text:p>3,89333</text:p>
          </table:table-cell>
          <table:table-cell office:value-type="float" office:value="43.62353">
            <text:p>43,62353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10">
            <text:p>311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9311">
            <text:p>3,89311</text:p>
          </table:table-cell>
          <table:table-cell office:value-type="float" office:value="43.62051">
            <text:p>43,62051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11">
            <text:p>311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9264">
            <text:p>3,89264</text:p>
          </table:table-cell>
          <table:table-cell office:value-type="float" office:value="43.62038">
            <text:p>43,6203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table:number-columns-repeated="2"/>
          <table:table-cell office:value-type="float" office:value="3112">
            <text:p>31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9084">
            <text:p>3,89084</text:p>
          </table:table-cell>
          <table:table-cell office:value-type="float" office:value="43.61908">
            <text:p>43,61908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13">
            <text:p>311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9265">
            <text:p>3,89265</text:p>
          </table:table-cell>
          <table:table-cell office:value-type="float" office:value="43.61873">
            <text:p>43,61873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14">
            <text:p>311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9393">
            <text:p>3,89393</text:p>
          </table:table-cell>
          <table:table-cell office:value-type="float" office:value="43.61971">
            <text:p>43,61971</text:p>
          </table:table-cell>
          <table:table-cell table:number-columns-repeated="2" office:value-type="string">
            <text:p>NON</text:p>
          </table:table-cell>
          <table:table-cell table:number-columns-repeated="2"/>
          <table:table-cell office:value-type="float" office:value="3115">
            <text:p>311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8761">
            <text:p>3,88761</text:p>
          </table:table-cell>
          <table:table-cell office:value-type="float" office:value="43.61464">
            <text:p>43,61464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16">
            <text:p>311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88">
            <text:p>3,888</text:p>
          </table:table-cell>
          <table:table-cell office:value-type="float" office:value="43.61469">
            <text:p>43,61469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17">
            <text:p>311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9091">
            <text:p>3,89091</text:p>
          </table:table-cell>
          <table:table-cell office:value-type="float" office:value="43.61641">
            <text:p>43,61641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18">
            <text:p>311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9053">
            <text:p>3,89053</text:p>
          </table:table-cell>
          <table:table-cell office:value-type="float" office:value="43.61758">
            <text:p>43,61758</text:p>
          </table:table-cell>
          <table:table-cell table:number-columns-repeated="2" office:value-type="string">
            <text:p>NON</text:p>
          </table:table-cell>
          <table:table-cell table:number-columns-repeated="2"/>
          <table:table-cell office:value-type="float" office:value="3119">
            <text:p>311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8987">
            <text:p>3,88987</text:p>
          </table:table-cell>
          <table:table-cell office:value-type="float" office:value="43.61772">
            <text:p>43,61772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20">
            <text:p>312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8836">
            <text:p>3,88836</text:p>
          </table:table-cell>
          <table:table-cell office:value-type="float" office:value="43.61906">
            <text:p>43,61906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21">
            <text:p>312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8778">
            <text:p>3,88778</text:p>
          </table:table-cell>
          <table:table-cell office:value-type="float" office:value="43.61848">
            <text:p>43,61848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22">
            <text:p>312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8766">
            <text:p>3,88766</text:p>
          </table:table-cell>
          <table:table-cell office:value-type="float" office:value="43.61844">
            <text:p>43,61844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23">
            <text:p>312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8397">
            <text:p>3,88397</text:p>
          </table:table-cell>
          <table:table-cell office:value-type="float" office:value="43.6148">
            <text:p>43,614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table:number-columns-repeated="2"/>
          <table:table-cell office:value-type="float" office:value="3124">
            <text:p>312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9096">
            <text:p>3,89096</text:p>
          </table:table-cell>
          <table:table-cell office:value-type="float" office:value="43.61914">
            <text:p>43,61914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25">
            <text:p>312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5704">
            <text:p>3,85704</text:p>
          </table:table-cell>
          <table:table-cell office:value-type="float" office:value="43.60764">
            <text:p>43,60764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26">
            <text:p>312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7271">
            <text:p>3,87271</text:p>
          </table:table-cell>
          <table:table-cell office:value-type="float" office:value="43.62103">
            <text:p>43,62103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27">
            <text:p>312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7283">
            <text:p>3,87283</text:p>
          </table:table-cell>
          <table:table-cell office:value-type="float" office:value="43.62107">
            <text:p>43,62107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28">
            <text:p>312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7279">
            <text:p>3,87279</text:p>
          </table:table-cell>
          <table:table-cell office:value-type="float" office:value="43.62101">
            <text:p>43,62101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29">
            <text:p>312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732">
            <text:p>3,8732</text:p>
          </table:table-cell>
          <table:table-cell office:value-type="float" office:value="43.61982">
            <text:p>43,61982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30">
            <text:p>313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7343">
            <text:p>3,87343</text:p>
          </table:table-cell>
          <table:table-cell office:value-type="float" office:value="43.61984">
            <text:p>43,61984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31">
            <text:p>313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87349">
            <text:p>3,87349</text:p>
          </table:table-cell>
          <table:table-cell office:value-type="float" office:value="43.61957">
            <text:p>43,61957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32">
            <text:p>3132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08">
            <text:p>4608</text:p>
          </table:table-cell>
          <table:table-cell office:value-type="float" office:value="3.86573">
            <text:p>3,86573</text:p>
          </table:table-cell>
          <table:table-cell office:value-type="float" office:value="43.61086">
            <text:p>43,6108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24</text:p>
          </table:table-cell>
          <table:table-cell office:value-type="float" office:value="2956">
            <text:p>2956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08">
            <text:p>4608</text:p>
          </table:table-cell>
          <table:table-cell office:value-type="float" office:value="3.86661">
            <text:p>3,86661</text:p>
          </table:table-cell>
          <table:table-cell office:value-type="float" office:value="43.61079">
            <text:p>43,6107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24</text:p>
          </table:table-cell>
          <table:table-cell office:value-type="float" office:value="2957">
            <text:p>2957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4730">
            <text:p>4730</text:p>
          </table:table-cell>
          <table:table-cell office:value-type="float" office:value="3.86672">
            <text:p>3,86672</text:p>
          </table:table-cell>
          <table:table-cell office:value-type="float" office:value="43.61079">
            <text:p>43,6107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57</text:p>
          </table:table-cell>
          <table:table-cell office:value-type="float" office:value="2958">
            <text:p>2958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54">
            <text:p>4654</text:p>
          </table:table-cell>
          <table:table-cell office:value-type="float" office:value="3.86562">
            <text:p>3,86562</text:p>
          </table:table-cell>
          <table:table-cell office:value-type="float" office:value="43.61086">
            <text:p>43,6108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24</text:p>
          </table:table-cell>
          <table:table-cell office:value-type="float" office:value="2959">
            <text:p>2959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54">
            <text:p>4654</text:p>
          </table:table-cell>
          <table:table-cell office:value-type="float" office:value="3.86497">
            <text:p>3,86497</text:p>
          </table:table-cell>
          <table:table-cell office:value-type="float" office:value="43.61091">
            <text:p>43,6109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24</text:p>
          </table:table-cell>
          <table:table-cell office:value-type="float" office:value="2960">
            <text:p>2960</text:p>
          </table:table-cell>
        </table:table-row>
        <table:table-row table:style-name="ro1">
          <table:table-cell office:value-type="float" office:value="1455">
            <text:p>1455</text:p>
          </table:table-cell>
          <table:table-cell office:value-type="float" office:value="4609">
            <text:p>4609</text:p>
          </table:table-cell>
          <table:table-cell office:value-type="float" office:value="3.86566">
            <text:p>3,86566</text:p>
          </table:table-cell>
          <table:table-cell office:value-type="float" office:value="43.61089">
            <text:p>43,6108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55</text:p>
          </table:table-cell>
          <table:table-cell office:value-type="float" office:value="2961">
            <text:p>2961</text:p>
          </table:table-cell>
        </table:table-row>
        <table:table-row table:style-name="ro1">
          <table:table-cell office:value-type="float" office:value="1455">
            <text:p>1455</text:p>
          </table:table-cell>
          <table:table-cell office:value-type="float" office:value="4609">
            <text:p>4609</text:p>
          </table:table-cell>
          <table:table-cell office:value-type="float" office:value="3.86577">
            <text:p>3,86577</text:p>
          </table:table-cell>
          <table:table-cell office:value-type="float" office:value="43.61141">
            <text:p>43,6114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55</text:p>
          </table:table-cell>
          <table:table-cell office:value-type="float" office:value="2962">
            <text:p>2962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5393">
            <text:p>5393</text:p>
          </table:table-cell>
          <table:table-cell office:value-type="float" office:value="3.86591">
            <text:p>3,86591</text:p>
          </table:table-cell>
          <table:table-cell office:value-type="float" office:value="43.61148">
            <text:p>43,6114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97</text:p>
          </table:table-cell>
          <table:table-cell office:value-type="float" office:value="2963">
            <text:p>2963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5393">
            <text:p>5393</text:p>
          </table:table-cell>
          <table:table-cell office:value-type="float" office:value="3.86641">
            <text:p>3,86641</text:p>
          </table:table-cell>
          <table:table-cell office:value-type="float" office:value="43.61145">
            <text:p>43,611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97</text:p>
          </table:table-cell>
          <table:table-cell office:value-type="float" office:value="2964">
            <text:p>2964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4610">
            <text:p>4610</text:p>
          </table:table-cell>
          <table:table-cell office:value-type="float" office:value="3.86522">
            <text:p>3,86522</text:p>
          </table:table-cell>
          <table:table-cell office:value-type="float" office:value="43.61154">
            <text:p>43,6115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97</text:p>
          </table:table-cell>
          <table:table-cell office:value-type="float" office:value="2965">
            <text:p>2965</text:p>
          </table:table-cell>
        </table:table-row>
        <table:table-row table:style-name="ro1">
          <table:table-cell office:value-type="float" office:value="1428">
            <text:p>1428</text:p>
          </table:table-cell>
          <table:table-cell office:value-type="float" office:value="4607">
            <text:p>4607</text:p>
          </table:table-cell>
          <table:table-cell office:value-type="float" office:value="3.8651">
            <text:p>3,8651</text:p>
          </table:table-cell>
          <table:table-cell office:value-type="float" office:value="43.61145">
            <text:p>43,611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28</text:p>
          </table:table-cell>
          <table:table-cell office:value-type="float" office:value="2966">
            <text:p>2966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4611">
            <text:p>4611</text:p>
          </table:table-cell>
          <table:table-cell office:value-type="float" office:value="3.86421">
            <text:p>3,86421</text:p>
          </table:table-cell>
          <table:table-cell office:value-type="float" office:value="43.61152">
            <text:p>43,6115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90</text:p>
          </table:table-cell>
          <table:table-cell office:value-type="float" office:value="2967">
            <text:p>2967</text:p>
          </table:table-cell>
        </table:table-row>
        <table:table-row table:style-name="ro1">
          <table:table-cell office:value-type="float" office:value="1233">
            <text:p>1233</text:p>
          </table:table-cell>
          <table:table-cell office:value-type="float" office:value="4615">
            <text:p>4615</text:p>
          </table:table-cell>
          <table:table-cell office:value-type="float" office:value="3.8636">
            <text:p>3,8636</text:p>
          </table:table-cell>
          <table:table-cell office:value-type="float" office:value="43.61156">
            <text:p>43,6115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33</text:p>
          </table:table-cell>
          <table:table-cell office:value-type="float" office:value="2968">
            <text:p>2968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4603">
            <text:p>4603</text:p>
          </table:table-cell>
          <table:table-cell office:value-type="float" office:value="3.86269">
            <text:p>3,86269</text:p>
          </table:table-cell>
          <table:table-cell office:value-type="float" office:value="43.61162">
            <text:p>43,6116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25</text:p>
          </table:table-cell>
          <table:table-cell office:value-type="float" office:value="2969">
            <text:p>2969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4629">
            <text:p>4629</text:p>
          </table:table-cell>
          <table:table-cell office:value-type="float" office:value="3.86136">
            <text:p>3,86136</text:p>
          </table:table-cell>
          <table:table-cell office:value-type="float" office:value="43.61154">
            <text:p>43,6115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97</text:p>
          </table:table-cell>
          <table:table-cell office:value-type="float" office:value="2970">
            <text:p>2970</text:p>
          </table:table-cell>
        </table:table-row>
        <table:table-row table:style-name="ro1">
          <table:table-cell office:value-type="float" office:value="1259">
            <text:p>1259</text:p>
          </table:table-cell>
          <table:table-cell office:value-type="float" office:value="4644">
            <text:p>4644</text:p>
          </table:table-cell>
          <table:table-cell office:value-type="float" office:value="3.86552">
            <text:p>3,86552</text:p>
          </table:table-cell>
          <table:table-cell office:value-type="float" office:value="43.61013">
            <text:p>43,6101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59</text:p>
          </table:table-cell>
          <table:table-cell office:value-type="float" office:value="2971">
            <text:p>2971</text:p>
          </table:table-cell>
        </table:table-row>
        <table:table-row table:style-name="ro1">
          <table:table-cell office:value-type="float" office:value="1259">
            <text:p>1259</text:p>
          </table:table-cell>
          <table:table-cell office:value-type="float" office:value="4644">
            <text:p>4644</text:p>
          </table:table-cell>
          <table:table-cell office:value-type="float" office:value="3.8654">
            <text:p>3,8654</text:p>
          </table:table-cell>
          <table:table-cell office:value-type="float" office:value="43.60945">
            <text:p>43,609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59</text:p>
          </table:table-cell>
          <table:table-cell office:value-type="float" office:value="2972">
            <text:p>2972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4640">
            <text:p>4640</text:p>
          </table:table-cell>
          <table:table-cell office:value-type="float" office:value="3.86529">
            <text:p>3,86529</text:p>
          </table:table-cell>
          <table:table-cell office:value-type="float" office:value="43.60943">
            <text:p>43,6094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90</text:p>
          </table:table-cell>
          <table:table-cell office:value-type="float" office:value="2973">
            <text:p>2973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4658">
            <text:p>4658</text:p>
          </table:table-cell>
          <table:table-cell office:value-type="float" office:value="3.86669">
            <text:p>3,86669</text:p>
          </table:table-cell>
          <table:table-cell office:value-type="float" office:value="43.60914">
            <text:p>43,6091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90</text:p>
          </table:table-cell>
          <table:table-cell office:value-type="float" office:value="2974">
            <text:p>2974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4659">
            <text:p>4659</text:p>
          </table:table-cell>
          <table:table-cell office:value-type="float" office:value="3.86704">
            <text:p>3,86704</text:p>
          </table:table-cell>
          <table:table-cell office:value-type="float" office:value="43.60911">
            <text:p>43,6091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20</text:p>
          </table:table-cell>
          <table:table-cell office:value-type="float" office:value="2975">
            <text:p>2975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4656">
            <text:p>4656</text:p>
          </table:table-cell>
          <table:table-cell office:value-type="float" office:value="3.867">
            <text:p>3,867</text:p>
          </table:table-cell>
          <table:table-cell office:value-type="float" office:value="43.60945">
            <text:p>43,6094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20</text:p>
          </table:table-cell>
          <table:table-cell office:value-type="float" office:value="2976">
            <text:p>2976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4663">
            <text:p>4663</text:p>
          </table:table-cell>
          <table:table-cell office:value-type="float" office:value="3.8686">
            <text:p>3,8686</text:p>
          </table:table-cell>
          <table:table-cell office:value-type="float" office:value="43.61014">
            <text:p>43,6101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62</text:p>
          </table:table-cell>
          <table:table-cell office:value-type="float" office:value="2977">
            <text:p>2977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4669">
            <text:p>4669</text:p>
          </table:table-cell>
          <table:table-cell office:value-type="float" office:value="3.86772">
            <text:p>3,86772</text:p>
          </table:table-cell>
          <table:table-cell office:value-type="float" office:value="43.60881">
            <text:p>43,6088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62</text:p>
          </table:table-cell>
          <table:table-cell office:value-type="float" office:value="2978">
            <text:p>2978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5477">
            <text:p>5477</text:p>
          </table:table-cell>
          <table:table-cell office:value-type="float" office:value="3.88232">
            <text:p>3,88232</text:p>
          </table:table-cell>
          <table:table-cell office:value-type="float" office:value="43.60527">
            <text:p>43,6052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98</text:p>
          </table:table-cell>
          <table:table-cell office:value-type="float" office:value="2979">
            <text:p>2979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5477">
            <text:p>5477</text:p>
          </table:table-cell>
          <table:table-cell office:value-type="float" office:value="3.88091">
            <text:p>3,88091</text:p>
          </table:table-cell>
          <table:table-cell office:value-type="float" office:value="43.60426">
            <text:p>43,6042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98</text:p>
          </table:table-cell>
          <table:table-cell office:value-type="float" office:value="2980">
            <text:p>2980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878">
            <text:p>878</text:p>
          </table:table-cell>
          <table:table-cell office:value-type="float" office:value="3.88086">
            <text:p>3,88086</text:p>
          </table:table-cell>
          <table:table-cell office:value-type="float" office:value="43.60418">
            <text:p>43,6041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31</text:p>
          </table:table-cell>
          <table:table-cell office:value-type="float" office:value="2981">
            <text:p>2981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878">
            <text:p>878</text:p>
          </table:table-cell>
          <table:table-cell office:value-type="float" office:value="3.8812">
            <text:p>3,8812</text:p>
          </table:table-cell>
          <table:table-cell office:value-type="float" office:value="43.60397">
            <text:p>43,6039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31</text:p>
          </table:table-cell>
          <table:table-cell office:value-type="float" office:value="2982">
            <text:p>2982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5762">
            <text:p>5762</text:p>
          </table:table-cell>
          <table:table-cell office:value-type="float" office:value="3.88118">
            <text:p>3,88118</text:p>
          </table:table-cell>
          <table:table-cell office:value-type="float" office:value="43.60391">
            <text:p>43,6039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33</text:p>
          </table:table-cell>
          <table:table-cell office:value-type="float" office:value="2983">
            <text:p>2983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5762">
            <text:p>5762</text:p>
          </table:table-cell>
          <table:table-cell office:value-type="float" office:value="3.88019">
            <text:p>3,88019</text:p>
          </table:table-cell>
          <table:table-cell office:value-type="float" office:value="43.60324">
            <text:p>43,6032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33</text:p>
          </table:table-cell>
          <table:table-cell office:value-type="float" office:value="2984">
            <text:p>2984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877">
            <text:p>877</text:p>
          </table:table-cell>
          <table:table-cell office:value-type="float" office:value="3.88163">
            <text:p>3,88163</text:p>
          </table:table-cell>
          <table:table-cell office:value-type="float" office:value="43.6037">
            <text:p>43,603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31</text:p>
          </table:table-cell>
          <table:table-cell office:value-type="float" office:value="2985">
            <text:p>2985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877">
            <text:p>877</text:p>
          </table:table-cell>
          <table:table-cell office:value-type="float" office:value="3.88127">
            <text:p>3,88127</text:p>
          </table:table-cell>
          <table:table-cell office:value-type="float" office:value="43.60393">
            <text:p>43,6039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31</text:p>
          </table:table-cell>
          <table:table-cell office:value-type="float" office:value="2986">
            <text:p>2986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876">
            <text:p>876</text:p>
          </table:table-cell>
          <table:table-cell office:value-type="float" office:value="3.88127">
            <text:p>3,88127</text:p>
          </table:table-cell>
          <table:table-cell office:value-type="float" office:value="43.60396">
            <text:p>43,6039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33</text:p>
          </table:table-cell>
          <table:table-cell office:value-type="float" office:value="2987">
            <text:p>2987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876">
            <text:p>876</text:p>
          </table:table-cell>
          <table:table-cell office:value-type="float" office:value="3.88241">
            <text:p>3,88241</text:p>
          </table:table-cell>
          <table:table-cell office:value-type="float" office:value="43.60473">
            <text:p>43,6047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33</text:p>
          </table:table-cell>
          <table:table-cell office:value-type="float" office:value="2988">
            <text:p>2988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5476">
            <text:p>5476</text:p>
          </table:table-cell>
          <table:table-cell office:value-type="float" office:value="3.88244">
            <text:p>3,88244</text:p>
          </table:table-cell>
          <table:table-cell office:value-type="float" office:value="43.60531">
            <text:p>43,6053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21</text:p>
          </table:table-cell>
          <table:table-cell office:value-type="float" office:value="2989">
            <text:p>2989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875">
            <text:p>875</text:p>
          </table:table-cell>
          <table:table-cell office:value-type="float" office:value="3.88248">
            <text:p>3,88248</text:p>
          </table:table-cell>
          <table:table-cell office:value-type="float" office:value="43.6044">
            <text:p>43,604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21</text:p>
          </table:table-cell>
          <table:table-cell office:value-type="float" office:value="2990">
            <text:p>2990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879">
            <text:p>879</text:p>
          </table:table-cell>
          <table:table-cell office:value-type="float" office:value="3.88307">
            <text:p>3,88307</text:p>
          </table:table-cell>
          <table:table-cell office:value-type="float" office:value="43.60467">
            <text:p>43,6046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5</text:p>
          </table:table-cell>
          <table:table-cell office:value-type="float" office:value="2991">
            <text:p>2991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5464">
            <text:p>5464</text:p>
          </table:table-cell>
          <table:table-cell office:value-type="float" office:value="3.88252">
            <text:p>3,88252</text:p>
          </table:table-cell>
          <table:table-cell office:value-type="float" office:value="43.60337">
            <text:p>43,6033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21</text:p>
          </table:table-cell>
          <table:table-cell office:value-type="float" office:value="2992">
            <text:p>2992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873">
            <text:p>873</text:p>
          </table:table-cell>
          <table:table-cell office:value-type="float" office:value="3.88243">
            <text:p>3,88243</text:p>
          </table:table-cell>
          <table:table-cell office:value-type="float" office:value="43.60421">
            <text:p>43,6042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5</text:p>
          </table:table-cell>
          <table:table-cell office:value-type="float" office:value="2993">
            <text:p>2993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873">
            <text:p>873</text:p>
          </table:table-cell>
          <table:table-cell office:value-type="float" office:value="3.88208">
            <text:p>3,88208</text:p>
          </table:table-cell>
          <table:table-cell office:value-type="float" office:value="43.60398">
            <text:p>43,6039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5</text:p>
          </table:table-cell>
          <table:table-cell office:value-type="float" office:value="2994">
            <text:p>2994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874">
            <text:p>874</text:p>
          </table:table-cell>
          <table:table-cell office:value-type="float" office:value="3.88162">
            <text:p>3,88162</text:p>
          </table:table-cell>
          <table:table-cell office:value-type="float" office:value="43.60366">
            <text:p>43,6036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5</text:p>
          </table:table-cell>
          <table:table-cell office:value-type="float" office:value="2995">
            <text:p>2995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874">
            <text:p>874</text:p>
          </table:table-cell>
          <table:table-cell office:value-type="float" office:value="3.88131">
            <text:p>3,88131</text:p>
          </table:table-cell>
          <table:table-cell office:value-type="float" office:value="43.60344">
            <text:p>43,6034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5</text:p>
          </table:table-cell>
          <table:table-cell office:value-type="float" office:value="2996">
            <text:p>2996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874">
            <text:p>874</text:p>
          </table:table-cell>
          <table:table-cell office:value-type="float" office:value="3.88088">
            <text:p>3,88088</text:p>
          </table:table-cell>
          <table:table-cell office:value-type="float" office:value="43.60312">
            <text:p>43,6031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5</text:p>
          </table:table-cell>
          <table:table-cell office:value-type="float" office:value="2997">
            <text:p>2997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5466">
            <text:p>5466</text:p>
          </table:table-cell>
          <table:table-cell office:value-type="float" office:value="3.88171">
            <text:p>3,88171</text:p>
          </table:table-cell>
          <table:table-cell office:value-type="float" office:value="43.60366">
            <text:p>43,6036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31</text:p>
          </table:table-cell>
          <table:table-cell office:value-type="float" office:value="2998">
            <text:p>2998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5466">
            <text:p>5466</text:p>
          </table:table-cell>
          <table:table-cell office:value-type="float" office:value="3.88227">
            <text:p>3,88227</text:p>
          </table:table-cell>
          <table:table-cell office:value-type="float" office:value="43.60331">
            <text:p>43,6033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31</text:p>
          </table:table-cell>
          <table:table-cell office:value-type="float" office:value="2999">
            <text:p>2999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5468">
            <text:p>5468</text:p>
          </table:table-cell>
          <table:table-cell office:value-type="float" office:value="3.88222">
            <text:p>3,88222</text:p>
          </table:table-cell>
          <table:table-cell office:value-type="float" office:value="43.60313">
            <text:p>43,6031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22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5468">
            <text:p>5468</text:p>
          </table:table-cell>
          <table:table-cell office:value-type="float" office:value="3.88043">
            <text:p>3,88043</text:p>
          </table:table-cell>
          <table:table-cell office:value-type="float" office:value="43.60297">
            <text:p>43,6029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22</text:p>
          </table:table-cell>
          <table:table-cell office:value-type="float" office:value="3001">
            <text:p>3001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5768">
            <text:p>5768</text:p>
          </table:table-cell>
          <table:table-cell office:value-type="float" office:value="3.88033">
            <text:p>3,88033</text:p>
          </table:table-cell>
          <table:table-cell office:value-type="float" office:value="43.60277">
            <text:p>43,6027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92</text:p>
          </table:table-cell>
          <table:table-cell office:value-type="float" office:value="3002">
            <text:p>3002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office:value-type="float" office:value="5769">
            <text:p>5769</text:p>
          </table:table-cell>
          <table:table-cell office:value-type="float" office:value="3.88014">
            <text:p>3,88014</text:p>
          </table:table-cell>
          <table:table-cell office:value-type="float" office:value="43.60222">
            <text:p>43,6022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44</text:p>
          </table:table-cell>
          <table:table-cell office:value-type="float" office:value="3003">
            <text:p>3003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office:value-type="float" office:value="5769">
            <text:p>5769</text:p>
          </table:table-cell>
          <table:table-cell office:value-type="float" office:value="3.88098">
            <text:p>3,88098</text:p>
          </table:table-cell>
          <table:table-cell office:value-type="float" office:value="43.6021">
            <text:p>43,602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44</text:p>
          </table:table-cell>
          <table:table-cell office:value-type="float" office:value="3004">
            <text:p>3004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5500">
            <text:p>5500</text:p>
          </table:table-cell>
          <table:table-cell office:value-type="float" office:value="3.88069">
            <text:p>3,88069</text:p>
          </table:table-cell>
          <table:table-cell office:value-type="float" office:value="43.6018">
            <text:p>43,601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69</text:p>
          </table:table-cell>
          <table:table-cell office:value-type="float" office:value="3005">
            <text:p>3005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5501">
            <text:p>5501</text:p>
          </table:table-cell>
          <table:table-cell office:value-type="float" office:value="3.8812">
            <text:p>3,8812</text:p>
          </table:table-cell>
          <table:table-cell office:value-type="float" office:value="43.60225">
            <text:p>43,6022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69</text:p>
          </table:table-cell>
          <table:table-cell office:value-type="float" office:value="3006">
            <text:p>3006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5496">
            <text:p>5496</text:p>
          </table:table-cell>
          <table:table-cell office:value-type="float" office:value="3.88125">
            <text:p>3,88125</text:p>
          </table:table-cell>
          <table:table-cell office:value-type="float" office:value="43.60221">
            <text:p>43,6022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19</text:p>
          </table:table-cell>
          <table:table-cell office:value-type="float" office:value="3007">
            <text:p>3007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5496">
            <text:p>5496</text:p>
          </table:table-cell>
          <table:table-cell office:value-type="float" office:value="3.88156">
            <text:p>3,88156</text:p>
          </table:table-cell>
          <table:table-cell office:value-type="float" office:value="43.60122">
            <text:p>43,6012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19</text:p>
          </table:table-cell>
          <table:table-cell office:value-type="float" office:value="3008">
            <text:p>3008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5497">
            <text:p>5497</text:p>
          </table:table-cell>
          <table:table-cell office:value-type="float" office:value="3.88138">
            <text:p>3,88138</text:p>
          </table:table-cell>
          <table:table-cell office:value-type="float" office:value="43.60221">
            <text:p>43,6022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87</text:p>
          </table:table-cell>
          <table:table-cell office:value-type="float" office:value="3009">
            <text:p>3009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5494">
            <text:p>5494</text:p>
          </table:table-cell>
          <table:table-cell office:value-type="float" office:value="3.88229">
            <text:p>3,88229</text:p>
          </table:table-cell>
          <table:table-cell office:value-type="float" office:value="43.60296">
            <text:p>43,6029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03</text:p>
          </table:table-cell>
          <table:table-cell office:value-type="float" office:value="3010">
            <text:p>3010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5504">
            <text:p>5504</text:p>
          </table:table-cell>
          <table:table-cell office:value-type="float" office:value="3.88247">
            <text:p>3,88247</text:p>
          </table:table-cell>
          <table:table-cell office:value-type="float" office:value="43.60162">
            <text:p>43,6016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87</text:p>
          </table:table-cell>
          <table:table-cell office:value-type="float" office:value="3011">
            <text:p>3011</text:p>
          </table:table-cell>
        </table:table-row>
        <table:table-row table:style-name="ro1">
          <table:table-cell office:value-type="float" office:value="1837">
            <text:p>1837</text:p>
          </table:table-cell>
          <table:table-cell office:value-type="float" office:value="5495">
            <text:p>5495</text:p>
          </table:table-cell>
          <table:table-cell office:value-type="float" office:value="3.8825">
            <text:p>3,8825</text:p>
          </table:table-cell>
          <table:table-cell office:value-type="float" office:value="43.60152">
            <text:p>43,6015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37</text:p>
          </table:table-cell>
          <table:table-cell office:value-type="float" office:value="3012">
            <text:p>3012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5487">
            <text:p>5487</text:p>
          </table:table-cell>
          <table:table-cell office:value-type="float" office:value="3.88459">
            <text:p>3,88459</text:p>
          </table:table-cell>
          <table:table-cell office:value-type="float" office:value="43.60107">
            <text:p>43,6010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87</text:p>
          </table:table-cell>
          <table:table-cell office:value-type="float" office:value="3013">
            <text:p>3013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5486">
            <text:p>5486</text:p>
          </table:table-cell>
          <table:table-cell office:value-type="float" office:value="3.8847">
            <text:p>3,8847</text:p>
          </table:table-cell>
          <table:table-cell office:value-type="float" office:value="43.60113">
            <text:p>43,6011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3014">
            <text:p>3014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5486">
            <text:p>5486</text:p>
          </table:table-cell>
          <table:table-cell office:value-type="float" office:value="3.88468">
            <text:p>3,88468</text:p>
          </table:table-cell>
          <table:table-cell office:value-type="float" office:value="43.60173">
            <text:p>43,6017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3015">
            <text:p>3015</text:p>
          </table:table-cell>
        </table:table-row>
        <table:table-row table:style-name="ro1">
          <table:table-cell office:value-type="float" office:value="1837">
            <text:p>1837</text:p>
          </table:table-cell>
          <table:table-cell office:value-type="float" office:value="5488">
            <text:p>5488</text:p>
          </table:table-cell>
          <table:table-cell office:value-type="float" office:value="3.88284">
            <text:p>3,88284</text:p>
          </table:table-cell>
          <table:table-cell office:value-type="float" office:value="43.60158">
            <text:p>43,6015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37</text:p>
          </table:table-cell>
          <table:table-cell office:value-type="float" office:value="3016">
            <text:p>3016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5483">
            <text:p>5483</text:p>
          </table:table-cell>
          <table:table-cell office:value-type="float" office:value="3.88455">
            <text:p>3,88455</text:p>
          </table:table-cell>
          <table:table-cell office:value-type="float" office:value="43.6019">
            <text:p>43,601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31</text:p>
          </table:table-cell>
          <table:table-cell office:value-type="float" office:value="3017">
            <text:p>3017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5483">
            <text:p>5483</text:p>
          </table:table-cell>
          <table:table-cell office:value-type="float" office:value="3.88366">
            <text:p>3,88366</text:p>
          </table:table-cell>
          <table:table-cell office:value-type="float" office:value="43.60245">
            <text:p>43,6024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31</text:p>
          </table:table-cell>
          <table:table-cell office:value-type="float" office:value="3018">
            <text:p>3018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5485">
            <text:p>5485</text:p>
          </table:table-cell>
          <table:table-cell office:value-type="float" office:value="3.88466">
            <text:p>3,88466</text:p>
          </table:table-cell>
          <table:table-cell office:value-type="float" office:value="43.60197">
            <text:p>43,6019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3019">
            <text:p>3019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5485">
            <text:p>5485</text:p>
          </table:table-cell>
          <table:table-cell office:value-type="float" office:value="3.88455">
            <text:p>3,88455</text:p>
          </table:table-cell>
          <table:table-cell office:value-type="float" office:value="43.60319">
            <text:p>43,6031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3020">
            <text:p>3020</text:p>
          </table:table-cell>
        </table:table-row>
        <table:table-row table:style-name="ro1">
          <table:table-cell office:value-type="float" office:value="1627">
            <text:p>1627</text:p>
          </table:table-cell>
          <table:table-cell office:value-type="float" office:value="5484">
            <text:p>5484</text:p>
          </table:table-cell>
          <table:table-cell office:value-type="float" office:value="3.88475">
            <text:p>3,88475</text:p>
          </table:table-cell>
          <table:table-cell office:value-type="float" office:value="43.60184">
            <text:p>43,6018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27</text:p>
          </table:table-cell>
          <table:table-cell office:value-type="float" office:value="3021">
            <text:p>3021</text:p>
          </table:table-cell>
        </table:table-row>
        <table:table-row table:style-name="ro1">
          <table:table-cell office:value-type="float" office:value="1502">
            <text:p>1502</text:p>
          </table:table-cell>
          <table:table-cell office:value-type="float" office:value="3884">
            <text:p>3884</text:p>
          </table:table-cell>
          <table:table-cell office:value-type="float" office:value="3.88513">
            <text:p>3,88513</text:p>
          </table:table-cell>
          <table:table-cell office:value-type="float" office:value="43.60186">
            <text:p>43,6018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02</text:p>
          </table:table-cell>
          <table:table-cell office:value-type="float" office:value="3022">
            <text:p>3022</text:p>
          </table:table-cell>
        </table:table-row>
        <table:table-row table:style-name="ro1">
          <table:table-cell office:value-type="float" office:value="1668">
            <text:p>1668</text:p>
          </table:table-cell>
          <table:table-cell office:value-type="float" office:value="5803">
            <text:p>5803</text:p>
          </table:table-cell>
          <table:table-cell office:value-type="float" office:value="3.88526">
            <text:p>3,88526</text:p>
          </table:table-cell>
          <table:table-cell office:value-type="float" office:value="43.60194">
            <text:p>43,6019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68</text:p>
          </table:table-cell>
          <table:table-cell office:value-type="float" office:value="3023">
            <text:p>3023</text:p>
          </table:table-cell>
        </table:table-row>
        <table:table-row table:style-name="ro1">
          <table:table-cell office:value-type="float" office:value="1668">
            <text:p>1668</text:p>
          </table:table-cell>
          <table:table-cell office:value-type="float" office:value="5803">
            <text:p>5803</text:p>
          </table:table-cell>
          <table:table-cell office:value-type="float" office:value="3.88552">
            <text:p>3,88552</text:p>
          </table:table-cell>
          <table:table-cell office:value-type="float" office:value="43.60208">
            <text:p>43,6020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68</text:p>
          </table:table-cell>
          <table:table-cell office:value-type="float" office:value="3024">
            <text:p>3024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5790">
            <text:p>5790</text:p>
          </table:table-cell>
          <table:table-cell office:value-type="float" office:value="3.8857">
            <text:p>3,8857</text:p>
          </table:table-cell>
          <table:table-cell office:value-type="float" office:value="43.60218">
            <text:p>43,6021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39</text:p>
          </table:table-cell>
          <table:table-cell office:value-type="float" office:value="3025">
            <text:p>3025</text:p>
          </table:table-cell>
        </table:table-row>
        <table:table-row table:style-name="ro1">
          <table:table-cell office:value-type="float" office:value="1627">
            <text:p>1627</text:p>
          </table:table-cell>
          <table:table-cell office:value-type="float" office:value="5804">
            <text:p>5804</text:p>
          </table:table-cell>
          <table:table-cell office:value-type="float" office:value="3.88666">
            <text:p>3,88666</text:p>
          </table:table-cell>
          <table:table-cell office:value-type="float" office:value="43.60265">
            <text:p>43,6026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27</text:p>
          </table:table-cell>
          <table:table-cell office:value-type="float" office:value="3026">
            <text:p>3026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3889">
            <text:p>3889</text:p>
          </table:table-cell>
          <table:table-cell office:value-type="float" office:value="3.8866">
            <text:p>3,8866</text:p>
          </table:table-cell>
          <table:table-cell office:value-type="float" office:value="43.60269">
            <text:p>43,6026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71</text:p>
          </table:table-cell>
          <table:table-cell office:value-type="float" office:value="3027">
            <text:p>3027</text:p>
          </table:table-cell>
        </table:table-row>
        <table:table-row table:style-name="ro1">
          <table:table-cell office:value-type="float" office:value="1627">
            <text:p>1627</text:p>
          </table:table-cell>
          <table:table-cell office:value-type="float" office:value="5818">
            <text:p>5818</text:p>
          </table:table-cell>
          <table:table-cell office:value-type="float" office:value="3.8882">
            <text:p>3,8882</text:p>
          </table:table-cell>
          <table:table-cell office:value-type="float" office:value="43.60335">
            <text:p>43,6033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27</text:p>
          </table:table-cell>
          <table:table-cell office:value-type="float" office:value="3028">
            <text:p>3028</text:p>
          </table:table-cell>
        </table:table-row>
        <table:table-row table:style-name="ro1">
          <table:table-cell office:value-type="float" office:value="1627">
            <text:p>1627</text:p>
          </table:table-cell>
          <table:table-cell office:value-type="float" office:value="5812">
            <text:p>5812</text:p>
          </table:table-cell>
          <table:table-cell office:value-type="float" office:value="3.88839">
            <text:p>3,88839</text:p>
          </table:table-cell>
          <table:table-cell office:value-type="float" office:value="43.60342">
            <text:p>43,6034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27</text:p>
          </table:table-cell>
          <table:table-cell office:value-type="float" office:value="3029">
            <text:p>3029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5809">
            <text:p>5809</text:p>
          </table:table-cell>
          <table:table-cell office:value-type="float" office:value="3.88833">
            <text:p>3,88833</text:p>
          </table:table-cell>
          <table:table-cell office:value-type="float" office:value="43.60354">
            <text:p>43,6035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22</text:p>
          </table:table-cell>
          <table:table-cell office:value-type="float" office:value="3030">
            <text:p>3030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967">
            <text:p>967</text:p>
          </table:table-cell>
          <table:table-cell office:value-type="float" office:value="3.88805">
            <text:p>3,88805</text:p>
          </table:table-cell>
          <table:table-cell office:value-type="float" office:value="43.60364">
            <text:p>43,6036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44</text:p>
          </table:table-cell>
          <table:table-cell office:value-type="float" office:value="3031">
            <text:p>3031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108">
            <text:p>108</text:p>
          </table:table-cell>
          <table:table-cell office:value-type="float" office:value="3.88808">
            <text:p>3,88808</text:p>
          </table:table-cell>
          <table:table-cell office:value-type="float" office:value="43.60352">
            <text:p>43,6035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22</text:p>
          </table:table-cell>
          <table:table-cell office:value-type="float" office:value="3032">
            <text:p>3032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108">
            <text:p>108</text:p>
          </table:table-cell>
          <table:table-cell office:value-type="float" office:value="3.88466">
            <text:p>3,88466</text:p>
          </table:table-cell>
          <table:table-cell office:value-type="float" office:value="43.60331">
            <text:p>43,6033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22</text:p>
          </table:table-cell>
          <table:table-cell office:value-type="float" office:value="3033">
            <text:p>3033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945">
            <text:p>945</text:p>
          </table:table-cell>
          <table:table-cell office:value-type="float" office:value="3.88605">
            <text:p>3,88605</text:p>
          </table:table-cell>
          <table:table-cell office:value-type="float" office:value="43.60436">
            <text:p>43,6043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44</text:p>
          </table:table-cell>
          <table:table-cell office:value-type="float" office:value="3034">
            <text:p>3034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5478">
            <text:p>5478</text:p>
          </table:table-cell>
          <table:table-cell office:value-type="float" office:value="3.88499">
            <text:p>3,88499</text:p>
          </table:table-cell>
          <table:table-cell office:value-type="float" office:value="43.60454">
            <text:p>43,6045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44</text:p>
          </table:table-cell>
          <table:table-cell office:value-type="float" office:value="3035">
            <text:p>3035</text:p>
          </table:table-cell>
        </table:table-row>
        <table:table-row table:style-name="ro1">
          <table:table-cell office:value-type="float" office:value="1251">
            <text:p>1251</text:p>
          </table:table-cell>
          <table:table-cell office:value-type="float" office:value="5480">
            <text:p>5480</text:p>
          </table:table-cell>
          <table:table-cell office:value-type="float" office:value="3.88353">
            <text:p>3,88353</text:p>
          </table:table-cell>
          <table:table-cell office:value-type="float" office:value="43.60473">
            <text:p>43,6047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51</text:p>
          </table:table-cell>
          <table:table-cell office:value-type="float" office:value="3036">
            <text:p>3036</text:p>
          </table:table-cell>
        </table:table-row>
        <table:table-row table:style-name="ro1">
          <table:table-cell office:value-type="float" office:value="1251">
            <text:p>1251</text:p>
          </table:table-cell>
          <table:table-cell office:value-type="float" office:value="5482">
            <text:p>5482</text:p>
          </table:table-cell>
          <table:table-cell office:value-type="float" office:value="3.88389">
            <text:p>3,88389</text:p>
          </table:table-cell>
          <table:table-cell office:value-type="float" office:value="43.60525">
            <text:p>43,6052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51</text:p>
          </table:table-cell>
          <table:table-cell office:value-type="float" office:value="3037">
            <text:p>3037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5473">
            <text:p>5473</text:p>
          </table:table-cell>
          <table:table-cell office:value-type="float" office:value="3.88359">
            <text:p>3,88359</text:p>
          </table:table-cell>
          <table:table-cell office:value-type="float" office:value="43.60415">
            <text:p>43,6041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03</text:p>
          </table:table-cell>
          <table:table-cell office:value-type="float" office:value="3038">
            <text:p>3038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5473">
            <text:p>5473</text:p>
          </table:table-cell>
          <table:table-cell office:value-type="float" office:value="3.88272">
            <text:p>3,88272</text:p>
          </table:table-cell>
          <table:table-cell office:value-type="float" office:value="43.60334">
            <text:p>43,6033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03</text:p>
          </table:table-cell>
          <table:table-cell office:value-type="float" office:value="3039">
            <text:p>3039</text:p>
          </table:table-cell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5462">
            <text:p>5462</text:p>
          </table:table-cell>
          <table:table-cell office:value-type="float" office:value="3.88397">
            <text:p>3,88397</text:p>
          </table:table-cell>
          <table:table-cell office:value-type="float" office:value="43.60387">
            <text:p>43,6038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0</text:p>
          </table:table-cell>
          <table:table-cell office:value-type="float" office:value="3040">
            <text:p>3040</text:p>
          </table:table-cell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5462">
            <text:p>5462</text:p>
          </table:table-cell>
          <table:table-cell office:value-type="float" office:value="3.88443">
            <text:p>3,88443</text:p>
          </table:table-cell>
          <table:table-cell office:value-type="float" office:value="43.60341">
            <text:p>43,6034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0</text:p>
          </table:table-cell>
          <table:table-cell office:value-type="float" office:value="3041">
            <text:p>3041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5470">
            <text:p>5470</text:p>
          </table:table-cell>
          <table:table-cell office:value-type="float" office:value="3.88287">
            <text:p>3,88287</text:p>
          </table:table-cell>
          <table:table-cell office:value-type="float" office:value="43.60317">
            <text:p>43,6031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22</text:p>
          </table:table-cell>
          <table:table-cell office:value-type="float" office:value="3042">
            <text:p>3042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5491">
            <text:p>5491</text:p>
          </table:table-cell>
          <table:table-cell office:value-type="float" office:value="3.88253">
            <text:p>3,88253</text:p>
          </table:table-cell>
          <table:table-cell office:value-type="float" office:value="43.60293">
            <text:p>43,6029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21</text:p>
          </table:table-cell>
          <table:table-cell office:value-type="float" office:value="3043">
            <text:p>3043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5490">
            <text:p>5490</text:p>
          </table:table-cell>
          <table:table-cell office:value-type="float" office:value="3.88258">
            <text:p>3,88258</text:p>
          </table:table-cell>
          <table:table-cell office:value-type="float" office:value="43.60167">
            <text:p>43,6016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21</text:p>
          </table:table-cell>
          <table:table-cell office:value-type="float" office:value="3044">
            <text:p>3044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937">
            <text:p>937</text:p>
          </table:table-cell>
          <table:table-cell office:value-type="float" office:value="3.88239">
            <text:p>3,88239</text:p>
          </table:table-cell>
          <table:table-cell office:value-type="float" office:value="43.60565">
            <text:p>43,6056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94</text:p>
          </table:table-cell>
          <table:table-cell office:value-type="float" office:value="3045">
            <text:p>3045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975">
            <text:p>975</text:p>
          </table:table-cell>
          <table:table-cell office:value-type="float" office:value="3.89118">
            <text:p>3,89118</text:p>
          </table:table-cell>
          <table:table-cell office:value-type="float" office:value="43.60558">
            <text:p>43,6055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3</text:p>
          </table:table-cell>
          <table:table-cell office:value-type="float" office:value="3046">
            <text:p>3046</text:p>
          </table:table-cell>
        </table:table-row>
        <table:table-row table:style-name="ro1">
          <table:table-cell office:value-type="float" office:value="2377">
            <text:p>2377</text:p>
          </table:table-cell>
          <table:table-cell office:value-type="float" office:value="6783">
            <text:p>6783</text:p>
          </table:table-cell>
          <table:table-cell office:value-type="float" office:value="3.89375">
            <text:p>3,89375</text:p>
          </table:table-cell>
          <table:table-cell office:value-type="float" office:value="43.60677">
            <text:p>43,6067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77</text:p>
          </table:table-cell>
          <table:table-cell office:value-type="float" office:value="3047">
            <text:p>3047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6803">
            <text:p>6803</text:p>
          </table:table-cell>
          <table:table-cell office:value-type="float" office:value="3.88579">
            <text:p>3,88579</text:p>
          </table:table-cell>
          <table:table-cell office:value-type="float" office:value="43.60732">
            <text:p>43,6073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55</text:p>
          </table:table-cell>
          <table:table-cell office:value-type="float" office:value="3048">
            <text:p>3048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6107">
            <text:p>6107</text:p>
          </table:table-cell>
          <table:table-cell office:value-type="float" office:value="3.88489">
            <text:p>3,88489</text:p>
          </table:table-cell>
          <table:table-cell office:value-type="float" office:value="43.60768">
            <text:p>43,6076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90</text:p>
          </table:table-cell>
          <table:table-cell office:value-type="float" office:value="3049">
            <text:p>3049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3938">
            <text:p>3938</text:p>
          </table:table-cell>
          <table:table-cell office:value-type="float" office:value="3.89189">
            <text:p>3,89189</text:p>
          </table:table-cell>
          <table:table-cell office:value-type="float" office:value="43.6125">
            <text:p>43,612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66</text:p>
          </table:table-cell>
          <table:table-cell office:value-type="float" office:value="3050">
            <text:p>3050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3993">
            <text:p>3993</text:p>
          </table:table-cell>
          <table:table-cell office:value-type="float" office:value="3.8793">
            <text:p>3,8793</text:p>
          </table:table-cell>
          <table:table-cell office:value-type="float" office:value="43.61736">
            <text:p>43,6173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23</text:p>
          </table:table-cell>
          <table:table-cell office:value-type="float" office:value="2670">
            <text:p>2670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3993">
            <text:p>3993</text:p>
          </table:table-cell>
          <table:table-cell office:value-type="float" office:value="3.87909">
            <text:p>3,87909</text:p>
          </table:table-cell>
          <table:table-cell office:value-type="float" office:value="43.61757">
            <text:p>43,6175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23</text:p>
          </table:table-cell>
          <table:table-cell office:value-type="float" office:value="2671">
            <text:p>2671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3993">
            <text:p>3993</text:p>
          </table:table-cell>
          <table:table-cell office:value-type="float" office:value="3.87861">
            <text:p>3,87861</text:p>
          </table:table-cell>
          <table:table-cell office:value-type="float" office:value="43.61806">
            <text:p>43,6180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23</text:p>
          </table:table-cell>
          <table:table-cell office:value-type="float" office:value="2672">
            <text:p>2672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3991">
            <text:p>3991</text:p>
          </table:table-cell>
          <table:table-cell office:value-type="float" office:value="3.8786">
            <text:p>3,8786</text:p>
          </table:table-cell>
          <table:table-cell office:value-type="float" office:value="43.61831">
            <text:p>43,6183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01</text:p>
          </table:table-cell>
          <table:table-cell office:value-type="float" office:value="2673">
            <text:p>2673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3990">
            <text:p>3990</text:p>
          </table:table-cell>
          <table:table-cell office:value-type="float" office:value="3.87841">
            <text:p>3,87841</text:p>
          </table:table-cell>
          <table:table-cell office:value-type="float" office:value="43.61817">
            <text:p>43,6181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18</text:p>
          </table:table-cell>
          <table:table-cell office:value-type="float" office:value="2674">
            <text:p>2674</text:p>
          </table:table-cell>
        </table:table-row>
        <table:table-row table:style-name="ro1">
          <table:table-cell office:value-type="float" office:value="1835">
            <text:p>1835</text:p>
          </table:table-cell>
          <table:table-cell office:value-type="float" office:value="3992">
            <text:p>3992</text:p>
          </table:table-cell>
          <table:table-cell office:value-type="float" office:value="3.87844">
            <text:p>3,87844</text:p>
          </table:table-cell>
          <table:table-cell office:value-type="float" office:value="43.61825">
            <text:p>43,6182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35</text:p>
          </table:table-cell>
          <table:table-cell office:value-type="float" office:value="2675">
            <text:p>2675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3979">
            <text:p>3979</text:p>
          </table:table-cell>
          <table:table-cell office:value-type="float" office:value="3.87794">
            <text:p>3,87794</text:p>
          </table:table-cell>
          <table:table-cell office:value-type="float" office:value="43.61863">
            <text:p>43,6186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75</text:p>
          </table:table-cell>
          <table:table-cell office:value-type="float" office:value="2676">
            <text:p>2676</text:p>
          </table:table-cell>
        </table:table-row>
        <table:table-row table:style-name="ro1">
          <table:table-cell office:value-type="float" office:value="1835">
            <text:p>1835</text:p>
          </table:table-cell>
          <table:table-cell office:value-type="float" office:value="3977">
            <text:p>3977</text:p>
          </table:table-cell>
          <table:table-cell office:value-type="float" office:value="3.87771">
            <text:p>3,87771</text:p>
          </table:table-cell>
          <table:table-cell office:value-type="float" office:value="43.61899">
            <text:p>43,6189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35</text:p>
          </table:table-cell>
          <table:table-cell office:value-type="float" office:value="2677">
            <text:p>2677</text:p>
          </table:table-cell>
        </table:table-row>
        <table:table-row table:style-name="ro1">
          <table:table-cell office:value-type="float" office:value="1835">
            <text:p>1835</text:p>
          </table:table-cell>
          <table:table-cell office:value-type="float" office:value="3977">
            <text:p>3977</text:p>
          </table:table-cell>
          <table:table-cell office:value-type="float" office:value="3.87719">
            <text:p>3,87719</text:p>
          </table:table-cell>
          <table:table-cell office:value-type="float" office:value="43.61953">
            <text:p>43,6195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35</text:p>
          </table:table-cell>
          <table:table-cell office:value-type="float" office:value="2678">
            <text:p>2678</text:p>
          </table:table-cell>
        </table:table-row>
        <table:table-row table:style-name="ro1">
          <table:table-cell office:value-type="float" office:value="2084">
            <text:p>2084</text:p>
          </table:table-cell>
          <table:table-cell office:value-type="float" office:value="4293">
            <text:p>4293</text:p>
          </table:table-cell>
          <table:table-cell office:value-type="float" office:value="3.87709">
            <text:p>3,87709</text:p>
          </table:table-cell>
          <table:table-cell office:value-type="float" office:value="43.61958">
            <text:p>43,6195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84</text:p>
          </table:table-cell>
          <table:table-cell office:value-type="float" office:value="2679">
            <text:p>2679</text:p>
          </table:table-cell>
        </table:table-row>
        <table:table-row table:style-name="ro1">
          <table:table-cell office:value-type="float" office:value="1835">
            <text:p>1835</text:p>
          </table:table-cell>
          <table:table-cell office:value-type="float" office:value="3978">
            <text:p>3978</text:p>
          </table:table-cell>
          <table:table-cell office:value-type="float" office:value="3.87635">
            <text:p>3,87635</text:p>
          </table:table-cell>
          <table:table-cell office:value-type="float" office:value="43.62037">
            <text:p>43,6203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35</text:p>
          </table:table-cell>
          <table:table-cell office:value-type="float" office:value="2680">
            <text:p>2680</text:p>
          </table:table-cell>
        </table:table-row>
        <table:table-row table:style-name="ro1">
          <table:table-cell office:value-type="float" office:value="1451">
            <text:p>1451</text:p>
          </table:table-cell>
          <table:table-cell office:value-type="float" office:value="4091">
            <text:p>4091</text:p>
          </table:table-cell>
          <table:table-cell office:value-type="float" office:value="3.87599">
            <text:p>3,87599</text:p>
          </table:table-cell>
          <table:table-cell office:value-type="float" office:value="43.62047">
            <text:p>43,6204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51</text:p>
          </table:table-cell>
          <table:table-cell office:value-type="float" office:value="2681">
            <text:p>2681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4084">
            <text:p>4084</text:p>
          </table:table-cell>
          <table:table-cell office:value-type="float" office:value="3.87605">
            <text:p>3,87605</text:p>
          </table:table-cell>
          <table:table-cell office:value-type="float" office:value="43.62065">
            <text:p>43,6206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67</text:p>
          </table:table-cell>
          <table:table-cell office:value-type="float" office:value="2682">
            <text:p>2682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4106">
            <text:p>4106</text:p>
          </table:table-cell>
          <table:table-cell office:value-type="float" office:value="3.87448">
            <text:p>3,87448</text:p>
          </table:table-cell>
          <table:table-cell office:value-type="float" office:value="43.62177">
            <text:p>43,6217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07</text:p>
          </table:table-cell>
          <table:table-cell office:value-type="float" office:value="2683">
            <text:p>2683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4085">
            <text:p>4085</text:p>
          </table:table-cell>
          <table:table-cell office:value-type="float" office:value="3.87443">
            <text:p>3,87443</text:p>
          </table:table-cell>
          <table:table-cell office:value-type="float" office:value="43.62189">
            <text:p>43,6218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67</text:p>
          </table:table-cell>
          <table:table-cell office:value-type="float" office:value="2684">
            <text:p>2684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3244">
            <text:p>3244</text:p>
          </table:table-cell>
          <table:table-cell office:value-type="float" office:value="3.87269">
            <text:p>3,87269</text:p>
          </table:table-cell>
          <table:table-cell office:value-type="float" office:value="43.62288">
            <text:p>43,6228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67</text:p>
          </table:table-cell>
          <table:table-cell office:value-type="float" office:value="2685">
            <text:p>2685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3243">
            <text:p>3243</text:p>
          </table:table-cell>
          <table:table-cell office:value-type="float" office:value="3.87237">
            <text:p>3,87237</text:p>
          </table:table-cell>
          <table:table-cell office:value-type="float" office:value="43.62303">
            <text:p>43,6230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2686">
            <text:p>2686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3243">
            <text:p>3243</text:p>
          </table:table-cell>
          <table:table-cell office:value-type="float" office:value="3.87185">
            <text:p>3,87185</text:p>
          </table:table-cell>
          <table:table-cell office:value-type="float" office:value="43.62377">
            <text:p>43,62377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2687">
            <text:p>2687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3243">
            <text:p>3243</text:p>
          </table:table-cell>
          <table:table-cell office:value-type="float" office:value="3.8717">
            <text:p>3,8717</text:p>
          </table:table-cell>
          <table:table-cell office:value-type="float" office:value="43.62401">
            <text:p>43,6240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2688">
            <text:p>2688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3243">
            <text:p>3243</text:p>
          </table:table-cell>
          <table:table-cell office:value-type="float" office:value="3.871">
            <text:p>3,871</text:p>
          </table:table-cell>
          <table:table-cell office:value-type="float" office:value="43.62507">
            <text:p>43,6250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2689">
            <text:p>2689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3246">
            <text:p>3246</text:p>
          </table:table-cell>
          <table:table-cell office:value-type="float" office:value="3.86981">
            <text:p>3,86981</text:p>
          </table:table-cell>
          <table:table-cell office:value-type="float" office:value="43.62683">
            <text:p>43,6268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2690">
            <text:p>2690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3250">
            <text:p>3250</text:p>
          </table:table-cell>
          <table:table-cell office:value-type="float" office:value="3.87007">
            <text:p>3,87007</text:p>
          </table:table-cell>
          <table:table-cell office:value-type="float" office:value="43.62669">
            <text:p>43,62669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35</text:p>
          </table:table-cell>
          <table:table-cell office:value-type="float" office:value="2691">
            <text:p>2691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3250">
            <text:p>3250</text:p>
          </table:table-cell>
          <table:table-cell office:value-type="float" office:value="3.87019">
            <text:p>3,87019</text:p>
          </table:table-cell>
          <table:table-cell office:value-type="float" office:value="43.62685">
            <text:p>43,6268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35</text:p>
          </table:table-cell>
          <table:table-cell office:value-type="float" office:value="2692">
            <text:p>2692</text:p>
          </table:table-cell>
        </table:table-row>
        <table:table-row table:style-name="ro1">
          <table:table-cell office:value-type="float" office:value="1215">
            <text:p>1215</text:p>
          </table:table-cell>
          <table:table-cell office:value-type="float" office:value="3261">
            <text:p>3261</text:p>
          </table:table-cell>
          <table:table-cell office:value-type="float" office:value="3.8695">
            <text:p>3,8695</text:p>
          </table:table-cell>
          <table:table-cell office:value-type="float" office:value="43.6269">
            <text:p>43,626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15</text:p>
          </table:table-cell>
          <table:table-cell office:value-type="float" office:value="2693">
            <text:p>2693</text:p>
          </table:table-cell>
        </table:table-row>
        <table:table-row table:style-name="ro1">
          <table:table-cell office:value-type="float" office:value="1316">
            <text:p>1316</text:p>
          </table:table-cell>
          <table:table-cell office:value-type="float" office:value="3256">
            <text:p>3256</text:p>
          </table:table-cell>
          <table:table-cell office:value-type="float" office:value="3.86799">
            <text:p>3,86799</text:p>
          </table:table-cell>
          <table:table-cell office:value-type="float" office:value="43.62659">
            <text:p>43,6265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16</text:p>
          </table:table-cell>
          <table:table-cell office:value-type="float" office:value="2694">
            <text:p>2694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3253">
            <text:p>3253</text:p>
          </table:table-cell>
          <table:table-cell office:value-type="float" office:value="3.86707">
            <text:p>3,86707</text:p>
          </table:table-cell>
          <table:table-cell office:value-type="float" office:value="43.62639">
            <text:p>43,6263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78</text:p>
          </table:table-cell>
          <table:table-cell office:value-type="float" office:value="2695">
            <text:p>2695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4150">
            <text:p>4150</text:p>
          </table:table-cell>
          <table:table-cell office:value-type="float" office:value="3.86841">
            <text:p>3,86841</text:p>
          </table:table-cell>
          <table:table-cell office:value-type="float" office:value="43.62501">
            <text:p>43,6250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04</text:p>
          </table:table-cell>
          <table:table-cell office:value-type="float" office:value="2696">
            <text:p>2696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4148">
            <text:p>4148</text:p>
          </table:table-cell>
          <table:table-cell office:value-type="float" office:value="3.86751">
            <text:p>3,86751</text:p>
          </table:table-cell>
          <table:table-cell office:value-type="float" office:value="43.62422">
            <text:p>43,6242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46</text:p>
          </table:table-cell>
          <table:table-cell office:value-type="float" office:value="2697">
            <text:p>2697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4155">
            <text:p>4155</text:p>
          </table:table-cell>
          <table:table-cell office:value-type="float" office:value="3.86928">
            <text:p>3,86928</text:p>
          </table:table-cell>
          <table:table-cell office:value-type="float" office:value="43.62327">
            <text:p>43,6232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60</text:p>
          </table:table-cell>
          <table:table-cell office:value-type="float" office:value="2698">
            <text:p>269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4156">
            <text:p>4156</text:p>
          </table:table-cell>
          <table:table-cell office:value-type="float" office:value="3.86927">
            <text:p>3,86927</text:p>
          </table:table-cell>
          <table:table-cell office:value-type="float" office:value="43.6232">
            <text:p>43,623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18</text:p>
          </table:table-cell>
          <table:table-cell office:value-type="float" office:value="2699">
            <text:p>2699</text:p>
          </table:table-cell>
        </table:table-row>
        <table:table-row table:style-name="ro1">
          <table:table-cell office:value-type="float" office:value="1466">
            <text:p>1466</text:p>
          </table:table-cell>
          <table:table-cell office:value-type="float" office:value="4159">
            <text:p>4159</text:p>
          </table:table-cell>
          <table:table-cell office:value-type="float" office:value="3.86955">
            <text:p>3,86955</text:p>
          </table:table-cell>
          <table:table-cell office:value-type="float" office:value="43.62254">
            <text:p>43,6225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66</text:p>
          </table:table-cell>
          <table:table-cell office:value-type="float" office:value="2700">
            <text:p>2700</text:p>
          </table:table-cell>
        </table:table-row>
        <table:table-row table:style-name="ro1">
          <table:table-cell office:value-type="float" office:value="1466">
            <text:p>1466</text:p>
          </table:table-cell>
          <table:table-cell office:value-type="float" office:value="4159">
            <text:p>4159</text:p>
          </table:table-cell>
          <table:table-cell office:value-type="float" office:value="3.86844">
            <text:p>3,86844</text:p>
          </table:table-cell>
          <table:table-cell office:value-type="float" office:value="43.62227">
            <text:p>43,6222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66</text:p>
          </table:table-cell>
          <table:table-cell office:value-type="float" office:value="2701">
            <text:p>2701</text:p>
          </table:table-cell>
        </table:table-row>
        <table:table-row table:style-name="ro1">
          <table:table-cell office:value-type="float" office:value="1547">
            <text:p>1547</text:p>
          </table:table-cell>
          <table:table-cell office:value-type="float" office:value="4128">
            <text:p>4128</text:p>
          </table:table-cell>
          <table:table-cell office:value-type="float" office:value="3.86989">
            <text:p>3,86989</text:p>
          </table:table-cell>
          <table:table-cell office:value-type="float" office:value="43.62197">
            <text:p>43,6219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47</text:p>
          </table:table-cell>
          <table:table-cell office:value-type="float" office:value="2702">
            <text:p>2702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4126">
            <text:p>4126</text:p>
          </table:table-cell>
          <table:table-cell office:value-type="float" office:value="3.87007">
            <text:p>3,87007</text:p>
          </table:table-cell>
          <table:table-cell office:value-type="float" office:value="43.62197">
            <text:p>43,6219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10</text:p>
          </table:table-cell>
          <table:table-cell office:value-type="float" office:value="2703">
            <text:p>2703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4126">
            <text:p>4126</text:p>
          </table:table-cell>
          <table:table-cell office:value-type="float" office:value="3.87052">
            <text:p>3,87052</text:p>
          </table:table-cell>
          <table:table-cell office:value-type="float" office:value="43.62209">
            <text:p>43,6220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10</text:p>
          </table:table-cell>
          <table:table-cell office:value-type="float" office:value="2704">
            <text:p>2704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4125">
            <text:p>4125</text:p>
          </table:table-cell>
          <table:table-cell office:value-type="float" office:value="3.87139">
            <text:p>3,87139</text:p>
          </table:table-cell>
          <table:table-cell office:value-type="float" office:value="43.62223">
            <text:p>43,6222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10</text:p>
          </table:table-cell>
          <table:table-cell office:value-type="float" office:value="2705">
            <text:p>2705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4125">
            <text:p>4125</text:p>
          </table:table-cell>
          <table:table-cell office:value-type="float" office:value="3.87216">
            <text:p>3,87216</text:p>
          </table:table-cell>
          <table:table-cell office:value-type="float" office:value="43.62214">
            <text:p>43,6221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10</text:p>
          </table:table-cell>
          <table:table-cell office:value-type="float" office:value="2706">
            <text:p>2706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4101">
            <text:p>4101</text:p>
          </table:table-cell>
          <table:table-cell office:value-type="float" office:value="3.8724">
            <text:p>3,8724</text:p>
          </table:table-cell>
          <table:table-cell office:value-type="float" office:value="43.6223">
            <text:p>43,622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7</text:p>
          </table:table-cell>
          <table:table-cell office:value-type="float" office:value="2707">
            <text:p>2707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4102">
            <text:p>4102</text:p>
          </table:table-cell>
          <table:table-cell office:value-type="float" office:value="3.87247">
            <text:p>3,87247</text:p>
          </table:table-cell>
          <table:table-cell office:value-type="float" office:value="43.62276">
            <text:p>43,6227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7</text:p>
          </table:table-cell>
          <table:table-cell office:value-type="float" office:value="2708">
            <text:p>2708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4127">
            <text:p>4127</text:p>
          </table:table-cell>
          <table:table-cell office:value-type="float" office:value="3.86871">
            <text:p>3,86871</text:p>
          </table:table-cell>
          <table:table-cell office:value-type="float" office:value="43.62165">
            <text:p>43,6216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10</text:p>
          </table:table-cell>
          <table:table-cell office:value-type="float" office:value="2709">
            <text:p>2709</text:p>
          </table:table-cell>
        </table:table-row>
        <table:table-row table:style-name="ro1">
          <table:table-cell office:value-type="float" office:value="1813">
            <text:p>1813</text:p>
          </table:table-cell>
          <table:table-cell office:value-type="float" office:value="4158">
            <text:p>4158</text:p>
          </table:table-cell>
          <table:table-cell office:value-type="float" office:value="3.86806">
            <text:p>3,86806</text:p>
          </table:table-cell>
          <table:table-cell office:value-type="float" office:value="43.6227">
            <text:p>43,622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13</text:p>
          </table:table-cell>
          <table:table-cell office:value-type="float" office:value="2710">
            <text:p>2710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4143">
            <text:p>4143</text:p>
          </table:table-cell>
          <table:table-cell office:value-type="float" office:value="3.86646">
            <text:p>3,86646</text:p>
          </table:table-cell>
          <table:table-cell office:value-type="float" office:value="43.62252">
            <text:p>43,6225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18</text:p>
          </table:table-cell>
          <table:table-cell office:value-type="float" office:value="2711">
            <text:p>2711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4143">
            <text:p>4143</text:p>
          </table:table-cell>
          <table:table-cell office:value-type="float" office:value="3.86673">
            <text:p>3,86673</text:p>
          </table:table-cell>
          <table:table-cell office:value-type="float" office:value="43.62259">
            <text:p>43,6225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18</text:p>
          </table:table-cell>
          <table:table-cell office:value-type="float" office:value="2712">
            <text:p>2712</text:p>
          </table:table-cell>
        </table:table-row>
        <table:table-row table:style-name="ro1">
          <table:table-cell office:value-type="float" office:value="1255">
            <text:p>1255</text:p>
          </table:table-cell>
          <table:table-cell office:value-type="float" office:value="4147">
            <text:p>4147</text:p>
          </table:table-cell>
          <table:table-cell office:value-type="float" office:value="3.86724">
            <text:p>3,86724</text:p>
          </table:table-cell>
          <table:table-cell office:value-type="float" office:value="43.62416">
            <text:p>43,6241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55</text:p>
          </table:table-cell>
          <table:table-cell office:value-type="float" office:value="2713">
            <text:p>2713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133">
            <text:p>4133</text:p>
          </table:table-cell>
          <table:table-cell office:value-type="float" office:value="3.86702">
            <text:p>3,86702</text:p>
          </table:table-cell>
          <table:table-cell office:value-type="float" office:value="43.62466">
            <text:p>43,6246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02</text:p>
          </table:table-cell>
          <table:table-cell office:value-type="float" office:value="2714">
            <text:p>2714</text:p>
          </table:table-cell>
        </table:table-row>
        <table:table-row table:style-name="ro1">
          <table:table-cell office:value-type="float" office:value="1255">
            <text:p>1255</text:p>
          </table:table-cell>
          <table:table-cell office:value-type="float" office:value="4172">
            <text:p>4172</text:p>
          </table:table-cell>
          <table:table-cell office:value-type="float" office:value="3.86415">
            <text:p>3,86415</text:p>
          </table:table-cell>
          <table:table-cell office:value-type="float" office:value="43.62358">
            <text:p>43,6235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55</text:p>
          </table:table-cell>
          <table:table-cell office:value-type="float" office:value="2715">
            <text:p>2715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4137">
            <text:p>4137</text:p>
          </table:table-cell>
          <table:table-cell office:value-type="float" office:value="3.8666">
            <text:p>3,8666</text:p>
          </table:table-cell>
          <table:table-cell office:value-type="float" office:value="43.62264">
            <text:p>43,6226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16</text:p>
          </table:table-cell>
          <table:table-cell office:value-type="float" office:value="2716">
            <text:p>2716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4163">
            <text:p>4163</text:p>
          </table:table-cell>
          <table:table-cell office:value-type="float" office:value="3.86672">
            <text:p>3,86672</text:p>
          </table:table-cell>
          <table:table-cell office:value-type="float" office:value="43.6224">
            <text:p>43,622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60</text:p>
          </table:table-cell>
          <table:table-cell office:value-type="float" office:value="2717">
            <text:p>2717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4163">
            <text:p>4163</text:p>
          </table:table-cell>
          <table:table-cell office:value-type="float" office:value="3.86721">
            <text:p>3,86721</text:p>
          </table:table-cell>
          <table:table-cell office:value-type="float" office:value="43.62133">
            <text:p>43,6213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60</text:p>
          </table:table-cell>
          <table:table-cell office:value-type="float" office:value="2718">
            <text:p>2718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4164">
            <text:p>4164</text:p>
          </table:table-cell>
          <table:table-cell office:value-type="float" office:value="3.86728">
            <text:p>3,86728</text:p>
          </table:table-cell>
          <table:table-cell office:value-type="float" office:value="43.62129">
            <text:p>43,6212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9</text:p>
          </table:table-cell>
          <table:table-cell office:value-type="float" office:value="2719">
            <text:p>2719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4161">
            <text:p>4161</text:p>
          </table:table-cell>
          <table:table-cell office:value-type="float" office:value="3.86724">
            <text:p>3,86724</text:p>
          </table:table-cell>
          <table:table-cell office:value-type="float" office:value="43.62122">
            <text:p>43,6212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60</text:p>
          </table:table-cell>
          <table:table-cell office:value-type="float" office:value="2720">
            <text:p>2720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4162">
            <text:p>4162</text:p>
          </table:table-cell>
          <table:table-cell office:value-type="float" office:value="3.86717">
            <text:p>3,86717</text:p>
          </table:table-cell>
          <table:table-cell office:value-type="float" office:value="43.62127">
            <text:p>43,6212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9</text:p>
          </table:table-cell>
          <table:table-cell office:value-type="float" office:value="2721">
            <text:p>2721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4162">
            <text:p>4162</text:p>
          </table:table-cell>
          <table:table-cell office:value-type="float" office:value="3.86637">
            <text:p>3,86637</text:p>
          </table:table-cell>
          <table:table-cell office:value-type="float" office:value="43.62109">
            <text:p>43,6210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9</text:p>
          </table:table-cell>
          <table:table-cell office:value-type="float" office:value="2722">
            <text:p>2722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4142">
            <text:p>4142</text:p>
          </table:table-cell>
          <table:table-cell office:value-type="float" office:value="3.86897">
            <text:p>3,86897</text:p>
          </table:table-cell>
          <table:table-cell office:value-type="float" office:value="43.62037">
            <text:p>43,6203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35</text:p>
          </table:table-cell>
          <table:table-cell office:value-type="float" office:value="2723">
            <text:p>2723</text:p>
          </table:table-cell>
        </table:table-row>
        <table:table-row table:style-name="ro1">
          <table:table-cell office:value-type="float" office:value="1813">
            <text:p>1813</text:p>
          </table:table-cell>
          <table:table-cell office:value-type="float" office:value="4120">
            <text:p>4120</text:p>
          </table:table-cell>
          <table:table-cell office:value-type="float" office:value="3.86916">
            <text:p>3,86916</text:p>
          </table:table-cell>
          <table:table-cell office:value-type="float" office:value="43.6203">
            <text:p>43,620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13</text:p>
          </table:table-cell>
          <table:table-cell office:value-type="float" office:value="2724">
            <text:p>2724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4140">
            <text:p>4140</text:p>
          </table:table-cell>
          <table:table-cell office:value-type="float" office:value="3.86625">
            <text:p>3,86625</text:p>
          </table:table-cell>
          <table:table-cell office:value-type="float" office:value="43.62108">
            <text:p>43,6210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35</text:p>
          </table:table-cell>
          <table:table-cell office:value-type="float" office:value="2725">
            <text:p>2725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4138">
            <text:p>4138</text:p>
          </table:table-cell>
          <table:table-cell office:value-type="float" office:value="3.86655">
            <text:p>3,86655</text:p>
          </table:table-cell>
          <table:table-cell office:value-type="float" office:value="43.62238">
            <text:p>43,6223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63</text:p>
          </table:table-cell>
          <table:table-cell office:value-type="float" office:value="2726">
            <text:p>2726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4138">
            <text:p>4138</text:p>
          </table:table-cell>
          <table:table-cell office:value-type="float" office:value="3.86595">
            <text:p>3,86595</text:p>
          </table:table-cell>
          <table:table-cell office:value-type="float" office:value="43.62125">
            <text:p>43,62125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63</text:p>
          </table:table-cell>
          <table:table-cell office:value-type="float" office:value="2727">
            <text:p>2727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4187">
            <text:p>4187</text:p>
          </table:table-cell>
          <table:table-cell office:value-type="float" office:value="3.86457">
            <text:p>3,86457</text:p>
          </table:table-cell>
          <table:table-cell office:value-type="float" office:value="43.62146">
            <text:p>43,6214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35</text:p>
          </table:table-cell>
          <table:table-cell office:value-type="float" office:value="2728">
            <text:p>2728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4165">
            <text:p>4165</text:p>
          </table:table-cell>
          <table:table-cell office:value-type="float" office:value="3.86412">
            <text:p>3,86412</text:p>
          </table:table-cell>
          <table:table-cell office:value-type="float" office:value="43.62187">
            <text:p>43,6218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46</text:p>
          </table:table-cell>
          <table:table-cell office:value-type="float" office:value="2729">
            <text:p>2729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4139">
            <text:p>4139</text:p>
          </table:table-cell>
          <table:table-cell office:value-type="float" office:value="3.86425">
            <text:p>3,86425</text:p>
          </table:table-cell>
          <table:table-cell office:value-type="float" office:value="43.62199">
            <text:p>43,6219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18</text:p>
          </table:table-cell>
          <table:table-cell office:value-type="float" office:value="2730">
            <text:p>2730</text:p>
          </table:table-cell>
        </table:table-row>
        <table:table-row table:style-name="ro1">
          <table:table-cell office:value-type="float" office:value="1664">
            <text:p>1664</text:p>
          </table:table-cell>
          <table:table-cell office:value-type="float" office:value="4169">
            <text:p>4169</text:p>
          </table:table-cell>
          <table:table-cell office:value-type="float" office:value="3.86503">
            <text:p>3,86503</text:p>
          </table:table-cell>
          <table:table-cell office:value-type="float" office:value="43.62225">
            <text:p>43,6222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64</text:p>
          </table:table-cell>
          <table:table-cell office:value-type="float" office:value="2731">
            <text:p>2731</text:p>
          </table:table-cell>
        </table:table-row>
        <table:table-row table:style-name="ro1">
          <table:table-cell office:value-type="float" office:value="1664">
            <text:p>1664</text:p>
          </table:table-cell>
          <table:table-cell office:value-type="float" office:value="4169">
            <text:p>4169</text:p>
          </table:table-cell>
          <table:table-cell office:value-type="float" office:value="3.86409">
            <text:p>3,86409</text:p>
          </table:table-cell>
          <table:table-cell office:value-type="float" office:value="43.62283">
            <text:p>43,6228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64</text:p>
          </table:table-cell>
          <table:table-cell office:value-type="float" office:value="2732">
            <text:p>2732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4170">
            <text:p>4170</text:p>
          </table:table-cell>
          <table:table-cell office:value-type="float" office:value="3.86387">
            <text:p>3,86387</text:p>
          </table:table-cell>
          <table:table-cell office:value-type="float" office:value="43.62255">
            <text:p>43,6225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39</text:p>
          </table:table-cell>
          <table:table-cell office:value-type="float" office:value="2733">
            <text:p>2733</text:p>
          </table:table-cell>
        </table:table-row>
        <table:table-row table:style-name="ro1">
          <table:table-cell office:value-type="float" office:value="2075">
            <text:p>2075</text:p>
          </table:table-cell>
          <table:table-cell office:value-type="float" office:value="4173">
            <text:p>4173</text:p>
          </table:table-cell>
          <table:table-cell office:value-type="float" office:value="3.86394">
            <text:p>3,86394</text:p>
          </table:table-cell>
          <table:table-cell office:value-type="float" office:value="43.62349">
            <text:p>43,6234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75</text:p>
          </table:table-cell>
          <table:table-cell office:value-type="float" office:value="2734">
            <text:p>2734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4318">
            <text:p>4318</text:p>
          </table:table-cell>
          <table:table-cell office:value-type="float" office:value="3.86369">
            <text:p>3,86369</text:p>
          </table:table-cell>
          <table:table-cell office:value-type="float" office:value="43.62257">
            <text:p>43,62257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46</text:p>
          </table:table-cell>
          <table:table-cell office:value-type="float" office:value="2735">
            <text:p>2735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4318">
            <text:p>4318</text:p>
          </table:table-cell>
          <table:table-cell office:value-type="float" office:value="3.86315">
            <text:p>3,86315</text:p>
          </table:table-cell>
          <table:table-cell office:value-type="float" office:value="43.62311">
            <text:p>43,6231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46</text:p>
          </table:table-cell>
          <table:table-cell office:value-type="float" office:value="2736">
            <text:p>2736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4318">
            <text:p>4318</text:p>
          </table:table-cell>
          <table:table-cell office:value-type="float" office:value="3.8622">
            <text:p>3,8622</text:p>
          </table:table-cell>
          <table:table-cell office:value-type="float" office:value="43.62383">
            <text:p>43,6238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46</text:p>
          </table:table-cell>
          <table:table-cell office:value-type="float" office:value="2737">
            <text:p>2737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4175">
            <text:p>4175</text:p>
          </table:table-cell>
          <table:table-cell office:value-type="float" office:value="3.86446">
            <text:p>3,86446</text:p>
          </table:table-cell>
          <table:table-cell office:value-type="float" office:value="43.62134">
            <text:p>43,6213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46</text:p>
          </table:table-cell>
          <table:table-cell office:value-type="float" office:value="2738">
            <text:p>2738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4182">
            <text:p>4182</text:p>
          </table:table-cell>
          <table:table-cell office:value-type="float" office:value="3.86525">
            <text:p>3,86525</text:p>
          </table:table-cell>
          <table:table-cell office:value-type="float" office:value="43.61988">
            <text:p>43,6198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34</text:p>
          </table:table-cell>
          <table:table-cell office:value-type="float" office:value="2739">
            <text:p>2739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4182">
            <text:p>4182</text:p>
          </table:table-cell>
          <table:table-cell office:value-type="float" office:value="3.86393">
            <text:p>3,86393</text:p>
          </table:table-cell>
          <table:table-cell office:value-type="float" office:value="43.61906">
            <text:p>43,6190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34</text:p>
          </table:table-cell>
          <table:table-cell office:value-type="float" office:value="2740">
            <text:p>2740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4186">
            <text:p>4186</text:p>
          </table:table-cell>
          <table:table-cell office:value-type="float" office:value="3.86542">
            <text:p>3,86542</text:p>
          </table:table-cell>
          <table:table-cell office:value-type="float" office:value="43.61979">
            <text:p>43,6197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46</text:p>
          </table:table-cell>
          <table:table-cell office:value-type="float" office:value="2741">
            <text:p>2741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4186">
            <text:p>4186</text:p>
          </table:table-cell>
          <table:table-cell office:value-type="float" office:value="3.86585">
            <text:p>3,86585</text:p>
          </table:table-cell>
          <table:table-cell office:value-type="float" office:value="43.6191">
            <text:p>43,619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46</text:p>
          </table:table-cell>
          <table:table-cell office:value-type="float" office:value="2742">
            <text:p>2742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4186">
            <text:p>4186</text:p>
          </table:table-cell>
          <table:table-cell office:value-type="float" office:value="3.86736">
            <text:p>3,86736</text:p>
          </table:table-cell>
          <table:table-cell office:value-type="float" office:value="43.61765">
            <text:p>43,6176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46</text:p>
          </table:table-cell>
          <table:table-cell office:value-type="float" office:value="2743">
            <text:p>2743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4201">
            <text:p>4201</text:p>
          </table:table-cell>
          <table:table-cell office:value-type="float" office:value="3.86774">
            <text:p>3,86774</text:p>
          </table:table-cell>
          <table:table-cell office:value-type="float" office:value="43.61736">
            <text:p>43,6173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19</text:p>
          </table:table-cell>
          <table:table-cell office:value-type="float" office:value="2744">
            <text:p>2744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4202">
            <text:p>4202</text:p>
          </table:table-cell>
          <table:table-cell office:value-type="float" office:value="3.86881">
            <text:p>3,86881</text:p>
          </table:table-cell>
          <table:table-cell office:value-type="float" office:value="43.61699">
            <text:p>43,6169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19</text:p>
          </table:table-cell>
          <table:table-cell office:value-type="float" office:value="2745">
            <text:p>2745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4202">
            <text:p>4202</text:p>
          </table:table-cell>
          <table:table-cell office:value-type="float" office:value="3.86947">
            <text:p>3,86947</text:p>
          </table:table-cell>
          <table:table-cell office:value-type="float" office:value="43.61678">
            <text:p>43,6167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19</text:p>
          </table:table-cell>
          <table:table-cell office:value-type="float" office:value="2746">
            <text:p>2746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4203">
            <text:p>4203</text:p>
          </table:table-cell>
          <table:table-cell office:value-type="float" office:value="3.86955">
            <text:p>3,86955</text:p>
          </table:table-cell>
          <table:table-cell office:value-type="float" office:value="43.61685">
            <text:p>43,6168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28</text:p>
          </table:table-cell>
          <table:table-cell office:value-type="float" office:value="2747">
            <text:p>2747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4203">
            <text:p>4203</text:p>
          </table:table-cell>
          <table:table-cell office:value-type="float" office:value="3.86952">
            <text:p>3,86952</text:p>
          </table:table-cell>
          <table:table-cell office:value-type="float" office:value="43.61755">
            <text:p>43,6175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28</text:p>
          </table:table-cell>
          <table:table-cell office:value-type="float" office:value="2748">
            <text:p>2748</text:p>
          </table:table-cell>
        </table:table-row>
        <table:table-row table:style-name="ro1">
          <table:table-cell office:value-type="float" office:value="2654">
            <text:p>2654</text:p>
          </table:table-cell>
          <table:table-cell office:value-type="float" office:value="4200">
            <text:p>4200</text:p>
          </table:table-cell>
          <table:table-cell office:value-type="float" office:value="3.86883">
            <text:p>3,86883</text:p>
          </table:table-cell>
          <table:table-cell office:value-type="float" office:value="43.61712">
            <text:p>43,6171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654</text:p>
          </table:table-cell>
          <table:table-cell office:value-type="float" office:value="2749">
            <text:p>2749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4199">
            <text:p>4199</text:p>
          </table:table-cell>
          <table:table-cell office:value-type="float" office:value="3.86949">
            <text:p>3,86949</text:p>
          </table:table-cell>
          <table:table-cell office:value-type="float" office:value="43.61778">
            <text:p>43,6177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28</text:p>
          </table:table-cell>
          <table:table-cell office:value-type="float" office:value="2750">
            <text:p>2750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4199">
            <text:p>4199</text:p>
          </table:table-cell>
          <table:table-cell office:value-type="float" office:value="3.8694">
            <text:p>3,8694</text:p>
          </table:table-cell>
          <table:table-cell office:value-type="float" office:value="43.61875">
            <text:p>43,6187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28</text:p>
          </table:table-cell>
          <table:table-cell office:value-type="float" office:value="2751">
            <text:p>2751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4199">
            <text:p>4199</text:p>
          </table:table-cell>
          <table:table-cell office:value-type="float" office:value="3.86939">
            <text:p>3,86939</text:p>
          </table:table-cell>
          <table:table-cell office:value-type="float" office:value="43.61941">
            <text:p>43,6194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28</text:p>
          </table:table-cell>
          <table:table-cell office:value-type="float" office:value="2752">
            <text:p>2752</text:p>
          </table:table-cell>
        </table:table-row>
        <table:table-row table:style-name="ro1">
          <table:table-cell office:value-type="float" office:value="1556">
            <text:p>1556</text:p>
          </table:table-cell>
          <table:table-cell office:value-type="float" office:value="4190">
            <text:p>4190</text:p>
          </table:table-cell>
          <table:table-cell office:value-type="float" office:value="3.86988">
            <text:p>3,86988</text:p>
          </table:table-cell>
          <table:table-cell office:value-type="float" office:value="43.61965">
            <text:p>43,6196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56</text:p>
          </table:table-cell>
          <table:table-cell office:value-type="float" office:value="2753">
            <text:p>2753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4086">
            <text:p>4086</text:p>
          </table:table-cell>
          <table:table-cell office:value-type="float" office:value="3.87241">
            <text:p>3,87241</text:p>
          </table:table-cell>
          <table:table-cell office:value-type="float" office:value="43.62206">
            <text:p>43,6220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7</text:p>
          </table:table-cell>
          <table:table-cell office:value-type="float" office:value="2755">
            <text:p>2755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4096">
            <text:p>4096</text:p>
          </table:table-cell>
          <table:table-cell office:value-type="float" office:value="3.87324">
            <text:p>3,87324</text:p>
          </table:table-cell>
          <table:table-cell office:value-type="float" office:value="43.6199">
            <text:p>43,619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7</text:p>
          </table:table-cell>
          <table:table-cell office:value-type="float" office:value="2756">
            <text:p>2756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4188">
            <text:p>4188</text:p>
          </table:table-cell>
          <table:table-cell office:value-type="float" office:value="3.86969">
            <text:p>3,86969</text:p>
          </table:table-cell>
          <table:table-cell office:value-type="float" office:value="43.61949">
            <text:p>43,6194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9</text:p>
          </table:table-cell>
          <table:table-cell office:value-type="float" office:value="2757">
            <text:p>2757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4194">
            <text:p>4194</text:p>
          </table:table-cell>
          <table:table-cell office:value-type="float" office:value="3.87039">
            <text:p>3,87039</text:p>
          </table:table-cell>
          <table:table-cell office:value-type="float" office:value="43.61895">
            <text:p>43,6189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90</text:p>
          </table:table-cell>
          <table:table-cell office:value-type="float" office:value="2758">
            <text:p>2758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4119">
            <text:p>4119</text:p>
          </table:table-cell>
          <table:table-cell office:value-type="float" office:value="3.87047">
            <text:p>3,87047</text:p>
          </table:table-cell>
          <table:table-cell office:value-type="float" office:value="43.61908">
            <text:p>43,6190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90</text:p>
          </table:table-cell>
          <table:table-cell office:value-type="float" office:value="2759">
            <text:p>2759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4197">
            <text:p>4197</text:p>
          </table:table-cell>
          <table:table-cell office:value-type="float" office:value="3.87091">
            <text:p>3,87091</text:p>
          </table:table-cell>
          <table:table-cell office:value-type="float" office:value="43.61873">
            <text:p>43,6187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9</text:p>
          </table:table-cell>
          <table:table-cell office:value-type="float" office:value="2760">
            <text:p>2760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4196">
            <text:p>4196</text:p>
          </table:table-cell>
          <table:table-cell office:value-type="float" office:value="3.87158">
            <text:p>3,87158</text:p>
          </table:table-cell>
          <table:table-cell office:value-type="float" office:value="43.61822">
            <text:p>43,6182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07</text:p>
          </table:table-cell>
          <table:table-cell office:value-type="float" office:value="2761">
            <text:p>2761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13953">
            <text:p>13953</text:p>
          </table:table-cell>
          <table:table-cell office:value-type="float" office:value="3.8721">
            <text:p>3,8721</text:p>
          </table:table-cell>
          <table:table-cell office:value-type="float" office:value="43.61795">
            <text:p>43,6179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9</text:p>
          </table:table-cell>
          <table:table-cell office:value-type="float" office:value="2762">
            <text:p>2762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4265">
            <text:p>4265</text:p>
          </table:table-cell>
          <table:table-cell office:value-type="float" office:value="3.87225">
            <text:p>3,87225</text:p>
          </table:table-cell>
          <table:table-cell office:value-type="float" office:value="43.6181">
            <text:p>43,618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22</text:p>
          </table:table-cell>
          <table:table-cell office:value-type="float" office:value="2763">
            <text:p>2763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4265">
            <text:p>4265</text:p>
          </table:table-cell>
          <table:table-cell office:value-type="float" office:value="3.87268">
            <text:p>3,87268</text:p>
          </table:table-cell>
          <table:table-cell office:value-type="float" office:value="43.61845">
            <text:p>43,6184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22</text:p>
          </table:table-cell>
          <table:table-cell office:value-type="float" office:value="2764">
            <text:p>2764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4283">
            <text:p>4283</text:p>
          </table:table-cell>
          <table:table-cell office:value-type="float" office:value="3.87276">
            <text:p>3,87276</text:p>
          </table:table-cell>
          <table:table-cell office:value-type="float" office:value="43.61756">
            <text:p>43,6175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25</text:p>
          </table:table-cell>
          <table:table-cell office:value-type="float" office:value="2765">
            <text:p>2765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4283">
            <text:p>4283</text:p>
          </table:table-cell>
          <table:table-cell office:value-type="float" office:value="3.87302">
            <text:p>3,87302</text:p>
          </table:table-cell>
          <table:table-cell office:value-type="float" office:value="43.61806">
            <text:p>43,6180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25</text:p>
          </table:table-cell>
          <table:table-cell office:value-type="float" office:value="2766">
            <text:p>2766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4208">
            <text:p>4208</text:p>
          </table:table-cell>
          <table:table-cell office:value-type="float" office:value="3.87346">
            <text:p>3,87346</text:p>
          </table:table-cell>
          <table:table-cell office:value-type="float" office:value="43.61708">
            <text:p>43,6170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9</text:p>
          </table:table-cell>
          <table:table-cell office:value-type="float" office:value="2767">
            <text:p>2767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4257">
            <text:p>4257</text:p>
          </table:table-cell>
          <table:table-cell office:value-type="float" office:value="3.87372">
            <text:p>3,87372</text:p>
          </table:table-cell>
          <table:table-cell office:value-type="float" office:value="43.61698">
            <text:p>43,6169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72</text:p>
          </table:table-cell>
          <table:table-cell office:value-type="float" office:value="2768">
            <text:p>2768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4257">
            <text:p>4257</text:p>
          </table:table-cell>
          <table:table-cell office:value-type="float" office:value="3.8744">
            <text:p>3,8744</text:p>
          </table:table-cell>
          <table:table-cell office:value-type="float" office:value="43.61724">
            <text:p>43,6172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72</text:p>
          </table:table-cell>
          <table:table-cell office:value-type="float" office:value="2769">
            <text:p>2769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4280">
            <text:p>4280</text:p>
          </table:table-cell>
          <table:table-cell office:value-type="float" office:value="3.87391">
            <text:p>3,87391</text:p>
          </table:table-cell>
          <table:table-cell office:value-type="float" office:value="43.61678">
            <text:p>43,6167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9</text:p>
          </table:table-cell>
          <table:table-cell office:value-type="float" office:value="2770">
            <text:p>2770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4280">
            <text:p>4280</text:p>
          </table:table-cell>
          <table:table-cell office:value-type="float" office:value="3.87344">
            <text:p>3,87344</text:p>
          </table:table-cell>
          <table:table-cell office:value-type="float" office:value="43.61701">
            <text:p>43,6170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9</text:p>
          </table:table-cell>
          <table:table-cell office:value-type="float" office:value="2771">
            <text:p>2771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4227">
            <text:p>4227</text:p>
          </table:table-cell>
          <table:table-cell office:value-type="float" office:value="3.87473">
            <text:p>3,87473</text:p>
          </table:table-cell>
          <table:table-cell office:value-type="float" office:value="43.6164">
            <text:p>43,616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7</text:p>
          </table:table-cell>
          <table:table-cell office:value-type="float" office:value="2772">
            <text:p>2772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office:value-type="float" office:value="4225">
            <text:p>4225</text:p>
          </table:table-cell>
          <table:table-cell office:value-type="float" office:value="3.87479">
            <text:p>3,87479</text:p>
          </table:table-cell>
          <table:table-cell office:value-type="float" office:value="43.61607">
            <text:p>43,6160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08</text:p>
          </table:table-cell>
          <table:table-cell office:value-type="float" office:value="2773">
            <text:p>2773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office:value-type="float" office:value="4225">
            <text:p>4225</text:p>
          </table:table-cell>
          <table:table-cell office:value-type="float" office:value="3.87565">
            <text:p>3,87565</text:p>
          </table:table-cell>
          <table:table-cell office:value-type="float" office:value="43.61576">
            <text:p>43,6157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08</text:p>
          </table:table-cell>
          <table:table-cell office:value-type="float" office:value="2774">
            <text:p>2774</text:p>
          </table:table-cell>
        </table:table-row>
        <table:table-row table:style-name="ro1">
          <table:table-cell office:value-type="float" office:value="2036">
            <text:p>2036</text:p>
          </table:table-cell>
          <table:table-cell office:value-type="float" office:value="4228">
            <text:p>4228</text:p>
          </table:table-cell>
          <table:table-cell office:value-type="float" office:value="3.87482">
            <text:p>3,87482</text:p>
          </table:table-cell>
          <table:table-cell office:value-type="float" office:value="43.61614">
            <text:p>43,6161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36</text:p>
          </table:table-cell>
          <table:table-cell office:value-type="float" office:value="2775">
            <text:p>2775</text:p>
          </table:table-cell>
        </table:table-row>
        <table:table-row table:style-name="ro1">
          <table:table-cell office:value-type="float" office:value="2036">
            <text:p>2036</text:p>
          </table:table-cell>
          <table:table-cell office:value-type="float" office:value="4233">
            <text:p>4233</text:p>
          </table:table-cell>
          <table:table-cell office:value-type="float" office:value="3.87575">
            <text:p>3,87575</text:p>
          </table:table-cell>
          <table:table-cell office:value-type="float" office:value="43.61591">
            <text:p>43,6159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36</text:p>
          </table:table-cell>
          <table:table-cell office:value-type="float" office:value="2776">
            <text:p>2776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office:value-type="float" office:value="4245">
            <text:p>4245</text:p>
          </table:table-cell>
          <table:table-cell office:value-type="float" office:value="3.8757">
            <text:p>3,8757</text:p>
          </table:table-cell>
          <table:table-cell office:value-type="float" office:value="43.61596">
            <text:p>43,6159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24</text:p>
          </table:table-cell>
          <table:table-cell office:value-type="float" office:value="2777">
            <text:p>2777</text:p>
          </table:table-cell>
        </table:table-row>
        <table:table-row table:style-name="ro1">
          <table:table-cell office:value-type="float" office:value="2036">
            <text:p>2036</text:p>
          </table:table-cell>
          <table:table-cell office:value-type="float" office:value="4232">
            <text:p>4232</text:p>
          </table:table-cell>
          <table:table-cell office:value-type="float" office:value="3.87743">
            <text:p>3,87743</text:p>
          </table:table-cell>
          <table:table-cell office:value-type="float" office:value="43.61541">
            <text:p>43,6154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36</text:p>
          </table:table-cell>
          <table:table-cell office:value-type="float" office:value="2778">
            <text:p>2778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4230">
            <text:p>4230</text:p>
          </table:table-cell>
          <table:table-cell office:value-type="float" office:value="3.87754">
            <text:p>3,87754</text:p>
          </table:table-cell>
          <table:table-cell office:value-type="float" office:value="43.61542">
            <text:p>43,6154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23</text:p>
          </table:table-cell>
          <table:table-cell office:value-type="float" office:value="2779">
            <text:p>2779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office:value-type="float" office:value="4281">
            <text:p>4281</text:p>
          </table:table-cell>
          <table:table-cell office:value-type="float" office:value="3.87764">
            <text:p>3,87764</text:p>
          </table:table-cell>
          <table:table-cell office:value-type="float" office:value="43.61534">
            <text:p>43,6153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08</text:p>
          </table:table-cell>
          <table:table-cell office:value-type="float" office:value="2780">
            <text:p>2780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office:value-type="float" office:value="4281">
            <text:p>4281</text:p>
          </table:table-cell>
          <table:table-cell office:value-type="float" office:value="3.87871">
            <text:p>3,87871</text:p>
          </table:table-cell>
          <table:table-cell office:value-type="float" office:value="43.61527">
            <text:p>43,6152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08</text:p>
          </table:table-cell>
          <table:table-cell office:value-type="float" office:value="2781">
            <text:p>2781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office:value-type="float" office:value="4282">
            <text:p>4282</text:p>
          </table:table-cell>
          <table:table-cell office:value-type="float" office:value="3.87736">
            <text:p>3,87736</text:p>
          </table:table-cell>
          <table:table-cell office:value-type="float" office:value="43.61522">
            <text:p>43,6152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08</text:p>
          </table:table-cell>
          <table:table-cell office:value-type="float" office:value="2782">
            <text:p>2782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office:value-type="float" office:value="4282">
            <text:p>4282</text:p>
          </table:table-cell>
          <table:table-cell office:value-type="float" office:value="3.87757">
            <text:p>3,87757</text:p>
          </table:table-cell>
          <table:table-cell office:value-type="float" office:value="43.61517">
            <text:p>43,6151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08</text:p>
          </table:table-cell>
          <table:table-cell office:value-type="float" office:value="2783">
            <text:p>2783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office:value-type="float" office:value="4078">
            <text:p>4078</text:p>
          </table:table-cell>
          <table:table-cell office:value-type="float" office:value="3.8791">
            <text:p>3,8791</text:p>
          </table:table-cell>
          <table:table-cell office:value-type="float" office:value="43.61526">
            <text:p>43,6152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08</text:p>
          </table:table-cell>
          <table:table-cell office:value-type="float" office:value="2784">
            <text:p>2784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4045">
            <text:p>4045</text:p>
          </table:table-cell>
          <table:table-cell office:value-type="float" office:value="3.88097">
            <text:p>3,88097</text:p>
          </table:table-cell>
          <table:table-cell office:value-type="float" office:value="43.61567">
            <text:p>43,6156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75</text:p>
          </table:table-cell>
          <table:table-cell office:value-type="float" office:value="2785">
            <text:p>2785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4045">
            <text:p>4045</text:p>
          </table:table-cell>
          <table:table-cell office:value-type="float" office:value="3.88033">
            <text:p>3,88033</text:p>
          </table:table-cell>
          <table:table-cell office:value-type="float" office:value="43.61502">
            <text:p>43,6150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75</text:p>
          </table:table-cell>
          <table:table-cell office:value-type="float" office:value="2786">
            <text:p>2786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office:value-type="float" office:value="4079">
            <text:p>4079</text:p>
          </table:table-cell>
          <table:table-cell office:value-type="float" office:value="3.88112">
            <text:p>3,88112</text:p>
          </table:table-cell>
          <table:table-cell office:value-type="float" office:value="43.61497">
            <text:p>43,6149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08</text:p>
          </table:table-cell>
          <table:table-cell office:value-type="float" office:value="2787">
            <text:p>2787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4044">
            <text:p>4044</text:p>
          </table:table-cell>
          <table:table-cell office:value-type="float" office:value="3.88124">
            <text:p>3,88124</text:p>
          </table:table-cell>
          <table:table-cell office:value-type="float" office:value="43.61505">
            <text:p>43,6150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23</text:p>
          </table:table-cell>
          <table:table-cell office:value-type="float" office:value="2788">
            <text:p>2788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4044">
            <text:p>4044</text:p>
          </table:table-cell>
          <table:table-cell office:value-type="float" office:value="3.88107">
            <text:p>3,88107</text:p>
          </table:table-cell>
          <table:table-cell office:value-type="float" office:value="43.61558">
            <text:p>43,6155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23</text:p>
          </table:table-cell>
          <table:table-cell office:value-type="float" office:value="2789">
            <text:p>2789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office:value-type="float" office:value="4041">
            <text:p>4041</text:p>
          </table:table-cell>
          <table:table-cell office:value-type="float" office:value="3.88135">
            <text:p>3,88135</text:p>
          </table:table-cell>
          <table:table-cell office:value-type="float" office:value="43.61501">
            <text:p>43,6150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08</text:p>
          </table:table-cell>
          <table:table-cell office:value-type="float" office:value="2790">
            <text:p>2790</text:p>
          </table:table-cell>
        </table:table-row>
        <table:table-row table:style-name="ro1">
          <table:table-cell office:value-type="float" office:value="2025">
            <text:p>2025</text:p>
          </table:table-cell>
          <table:table-cell office:value-type="float" office:value="4040">
            <text:p>4040</text:p>
          </table:table-cell>
          <table:table-cell office:value-type="float" office:value="3.88167">
            <text:p>3,88167</text:p>
          </table:table-cell>
          <table:table-cell office:value-type="float" office:value="43.6151">
            <text:p>43,615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25</text:p>
          </table:table-cell>
          <table:table-cell office:value-type="float" office:value="2791">
            <text:p>2791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office:value-type="float" office:value="7511">
            <text:p>7511</text:p>
          </table:table-cell>
          <table:table-cell office:value-type="float" office:value="3.88167">
            <text:p>3,88167</text:p>
          </table:table-cell>
          <table:table-cell office:value-type="float" office:value="43.61503">
            <text:p>43,6150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08</text:p>
          </table:table-cell>
          <table:table-cell office:value-type="float" office:value="2792">
            <text:p>2792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4043">
            <text:p>4043</text:p>
          </table:table-cell>
          <table:table-cell office:value-type="float" office:value="3.8809">
            <text:p>3,8809</text:p>
          </table:table-cell>
          <table:table-cell office:value-type="float" office:value="43.61583">
            <text:p>43,6158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23</text:p>
          </table:table-cell>
          <table:table-cell office:value-type="float" office:value="2793">
            <text:p>2793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4029">
            <text:p>4029</text:p>
          </table:table-cell>
          <table:table-cell office:value-type="float" office:value="3.8807">
            <text:p>3,8807</text:p>
          </table:table-cell>
          <table:table-cell office:value-type="float" office:value="43.61591">
            <text:p>43,6159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47</text:p>
          </table:table-cell>
          <table:table-cell office:value-type="float" office:value="2794">
            <text:p>2794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4029">
            <text:p>4029</text:p>
          </table:table-cell>
          <table:table-cell office:value-type="float" office:value="3.88014">
            <text:p>3,88014</text:p>
          </table:table-cell>
          <table:table-cell office:value-type="float" office:value="43.6161">
            <text:p>43,616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47</text:p>
          </table:table-cell>
          <table:table-cell office:value-type="float" office:value="2795">
            <text:p>2795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3986">
            <text:p>3986</text:p>
          </table:table-cell>
          <table:table-cell office:value-type="float" office:value="3.87875">
            <text:p>3,87875</text:p>
          </table:table-cell>
          <table:table-cell office:value-type="float" office:value="43.61658">
            <text:p>43,6165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47</text:p>
          </table:table-cell>
          <table:table-cell office:value-type="float" office:value="2796">
            <text:p>2796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4231">
            <text:p>4231</text:p>
          </table:table-cell>
          <table:table-cell office:value-type="float" office:value="3.87833">
            <text:p>3,87833</text:p>
          </table:table-cell>
          <table:table-cell office:value-type="float" office:value="43.61666">
            <text:p>43,6166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23</text:p>
          </table:table-cell>
          <table:table-cell office:value-type="float" office:value="2797">
            <text:p>2797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3984">
            <text:p>3984</text:p>
          </table:table-cell>
          <table:table-cell office:value-type="float" office:value="3.87835">
            <text:p>3,87835</text:p>
          </table:table-cell>
          <table:table-cell office:value-type="float" office:value="43.61677">
            <text:p>43,6167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23</text:p>
          </table:table-cell>
          <table:table-cell office:value-type="float" office:value="2798">
            <text:p>2798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3989">
            <text:p>3989</text:p>
          </table:table-cell>
          <table:table-cell office:value-type="float" office:value="3.87848">
            <text:p>3,87848</text:p>
          </table:table-cell>
          <table:table-cell office:value-type="float" office:value="43.61801">
            <text:p>43,6180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23</text:p>
          </table:table-cell>
          <table:table-cell office:value-type="float" office:value="2799">
            <text:p>2799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4015">
            <text:p>4015</text:p>
          </table:table-cell>
          <table:table-cell office:value-type="float" office:value="3.87802">
            <text:p>3,87802</text:p>
          </table:table-cell>
          <table:table-cell office:value-type="float" office:value="43.61688">
            <text:p>43,6168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60</text:p>
          </table:table-cell>
          <table:table-cell office:value-type="float" office:value="2800">
            <text:p>2800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3985">
            <text:p>3985</text:p>
          </table:table-cell>
          <table:table-cell office:value-type="float" office:value="3.87828">
            <text:p>3,87828</text:p>
          </table:table-cell>
          <table:table-cell office:value-type="float" office:value="43.61674">
            <text:p>43,6167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47</text:p>
          </table:table-cell>
          <table:table-cell office:value-type="float" office:value="2801">
            <text:p>2801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4014">
            <text:p>4014</text:p>
          </table:table-cell>
          <table:table-cell office:value-type="float" office:value="3.87826">
            <text:p>3,87826</text:p>
          </table:table-cell>
          <table:table-cell office:value-type="float" office:value="43.61732">
            <text:p>43,6173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30</text:p>
          </table:table-cell>
          <table:table-cell office:value-type="float" office:value="2802">
            <text:p>2802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3980">
            <text:p>3980</text:p>
          </table:table-cell>
          <table:table-cell office:value-type="float" office:value="3.87756">
            <text:p>3,87756</text:p>
          </table:table-cell>
          <table:table-cell office:value-type="float" office:value="43.61779">
            <text:p>43,6177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30</text:p>
          </table:table-cell>
          <table:table-cell office:value-type="float" office:value="2803">
            <text:p>2803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3981">
            <text:p>3981</text:p>
          </table:table-cell>
          <table:table-cell office:value-type="float" office:value="3.87668">
            <text:p>3,87668</text:p>
          </table:table-cell>
          <table:table-cell office:value-type="float" office:value="43.6173">
            <text:p>43,617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18</text:p>
          </table:table-cell>
          <table:table-cell office:value-type="float" office:value="2804">
            <text:p>2804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4252">
            <text:p>4252</text:p>
          </table:table-cell>
          <table:table-cell office:value-type="float" office:value="3.87599">
            <text:p>3,87599</text:p>
          </table:table-cell>
          <table:table-cell office:value-type="float" office:value="43.61753">
            <text:p>43,6175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75</text:p>
          </table:table-cell>
          <table:table-cell office:value-type="float" office:value="2805">
            <text:p>2805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4251">
            <text:p>4251</text:p>
          </table:table-cell>
          <table:table-cell office:value-type="float" office:value="3.87659">
            <text:p>3,87659</text:p>
          </table:table-cell>
          <table:table-cell office:value-type="float" office:value="43.61729">
            <text:p>43,6172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47</text:p>
          </table:table-cell>
          <table:table-cell office:value-type="float" office:value="2806">
            <text:p>2806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3983">
            <text:p>3983</text:p>
          </table:table-cell>
          <table:table-cell office:value-type="float" office:value="3.87774">
            <text:p>3,87774</text:p>
          </table:table-cell>
          <table:table-cell office:value-type="float" office:value="43.61694">
            <text:p>43,6169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47</text:p>
          </table:table-cell>
          <table:table-cell office:value-type="float" office:value="2807">
            <text:p>2807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office:value-type="float" office:value="3982">
            <text:p>3982</text:p>
          </table:table-cell>
          <table:table-cell office:value-type="float" office:value="3.8766">
            <text:p>3,8766</text:p>
          </table:table-cell>
          <table:table-cell office:value-type="float" office:value="43.61725">
            <text:p>43,6172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24</text:p>
          </table:table-cell>
          <table:table-cell office:value-type="float" office:value="2808">
            <text:p>2808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4249">
            <text:p>4249</text:p>
          </table:table-cell>
          <table:table-cell office:value-type="float" office:value="3.87633">
            <text:p>3,87633</text:p>
          </table:table-cell>
          <table:table-cell office:value-type="float" office:value="43.61694">
            <text:p>43,6169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40</text:p>
          </table:table-cell>
          <table:table-cell office:value-type="float" office:value="2809">
            <text:p>2809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4247">
            <text:p>4247</text:p>
          </table:table-cell>
          <table:table-cell office:value-type="float" office:value="3.87555">
            <text:p>3,87555</text:p>
          </table:table-cell>
          <table:table-cell office:value-type="float" office:value="43.61669">
            <text:p>43,6166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20</text:p>
          </table:table-cell>
          <table:table-cell office:value-type="float" office:value="2810">
            <text:p>2810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4240">
            <text:p>4240</text:p>
          </table:table-cell>
          <table:table-cell office:value-type="float" office:value="3.87482">
            <text:p>3,87482</text:p>
          </table:table-cell>
          <table:table-cell office:value-type="float" office:value="43.61683">
            <text:p>43,6168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13</text:p>
          </table:table-cell>
          <table:table-cell office:value-type="float" office:value="2811">
            <text:p>2811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4254">
            <text:p>4254</text:p>
          </table:table-cell>
          <table:table-cell office:value-type="float" office:value="3.87563">
            <text:p>3,87563</text:p>
          </table:table-cell>
          <table:table-cell office:value-type="float" office:value="43.61756">
            <text:p>43,6175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13</text:p>
          </table:table-cell>
          <table:table-cell office:value-type="float" office:value="2812">
            <text:p>2812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4259">
            <text:p>4259</text:p>
          </table:table-cell>
          <table:table-cell office:value-type="float" office:value="3.87543">
            <text:p>3,87543</text:p>
          </table:table-cell>
          <table:table-cell office:value-type="float" office:value="43.61778">
            <text:p>43,6177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74</text:p>
          </table:table-cell>
          <table:table-cell office:value-type="float" office:value="2813">
            <text:p>2813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4291">
            <text:p>4291</text:p>
          </table:table-cell>
          <table:table-cell office:value-type="float" office:value="3.87498">
            <text:p>3,87498</text:p>
          </table:table-cell>
          <table:table-cell office:value-type="float" office:value="43.61826">
            <text:p>43,6182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47</text:p>
          </table:table-cell>
          <table:table-cell office:value-type="float" office:value="2814">
            <text:p>2814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4112">
            <text:p>4112</text:p>
          </table:table-cell>
          <table:table-cell office:value-type="float" office:value="3.87406">
            <text:p>3,87406</text:p>
          </table:table-cell>
          <table:table-cell office:value-type="float" office:value="43.61909">
            <text:p>43,6190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47</text:p>
          </table:table-cell>
          <table:table-cell office:value-type="float" office:value="2815">
            <text:p>2815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4109">
            <text:p>4109</text:p>
          </table:table-cell>
          <table:table-cell office:value-type="float" office:value="3.87404">
            <text:p>3,87404</text:p>
          </table:table-cell>
          <table:table-cell office:value-type="float" office:value="43.61915">
            <text:p>43,6191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09</text:p>
          </table:table-cell>
          <table:table-cell office:value-type="float" office:value="2816">
            <text:p>2816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4108">
            <text:p>4108</text:p>
          </table:table-cell>
          <table:table-cell office:value-type="float" office:value="3.87331">
            <text:p>3,87331</text:p>
          </table:table-cell>
          <table:table-cell office:value-type="float" office:value="43.61977">
            <text:p>43,6197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47</text:p>
          </table:table-cell>
          <table:table-cell office:value-type="float" office:value="2817">
            <text:p>2817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4100">
            <text:p>4100</text:p>
          </table:table-cell>
          <table:table-cell office:value-type="float" office:value="3.87335">
            <text:p>3,87335</text:p>
          </table:table-cell>
          <table:table-cell office:value-type="float" office:value="43.61957">
            <text:p>43,6195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7</text:p>
          </table:table-cell>
          <table:table-cell office:value-type="float" office:value="2818">
            <text:p>2818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4285">
            <text:p>4285</text:p>
          </table:table-cell>
          <table:table-cell office:value-type="float" office:value="3.87341">
            <text:p>3,87341</text:p>
          </table:table-cell>
          <table:table-cell office:value-type="float" office:value="43.61881">
            <text:p>43,6188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25</text:p>
          </table:table-cell>
          <table:table-cell office:value-type="float" office:value="2819">
            <text:p>2819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4287">
            <text:p>4287</text:p>
          </table:table-cell>
          <table:table-cell office:value-type="float" office:value="3.8735">
            <text:p>3,8735</text:p>
          </table:table-cell>
          <table:table-cell office:value-type="float" office:value="43.61872">
            <text:p>43,6187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07</text:p>
          </table:table-cell>
          <table:table-cell office:value-type="float" office:value="2820">
            <text:p>2820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4278">
            <text:p>4278</text:p>
          </table:table-cell>
          <table:table-cell office:value-type="float" office:value="3.87412">
            <text:p>3,87412</text:p>
          </table:table-cell>
          <table:table-cell office:value-type="float" office:value="43.61771">
            <text:p>43,6177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07</text:p>
          </table:table-cell>
          <table:table-cell office:value-type="float" office:value="2821">
            <text:p>2821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4255">
            <text:p>4255</text:p>
          </table:table-cell>
          <table:table-cell office:value-type="float" office:value="3.87475">
            <text:p>3,87475</text:p>
          </table:table-cell>
          <table:table-cell office:value-type="float" office:value="43.61685">
            <text:p>43,6168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7</text:p>
          </table:table-cell>
          <table:table-cell office:value-type="float" office:value="2822">
            <text:p>2822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4277">
            <text:p>4277</text:p>
          </table:table-cell>
          <table:table-cell office:value-type="float" office:value="3.8746">
            <text:p>3,8746</text:p>
          </table:table-cell>
          <table:table-cell office:value-type="float" office:value="43.61711">
            <text:p>43,6171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74</text:p>
          </table:table-cell>
          <table:table-cell office:value-type="float" office:value="2823">
            <text:p>2823</text:p>
          </table:table-cell>
        </table:table-row>
        <table:table-row table:style-name="ro1">
          <table:table-cell office:value-type="float" office:value="2910">
            <text:p>2910</text:p>
          </table:table-cell>
          <table:table-cell office:value-type="float" office:value="6760">
            <text:p>6760</text:p>
          </table:table-cell>
          <table:table-cell office:value-type="float" office:value="3.86962">
            <text:p>3,86962</text:p>
          </table:table-cell>
          <table:table-cell office:value-type="float" office:value="43.61765">
            <text:p>43,6176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10</text:p>
          </table:table-cell>
          <table:table-cell office:value-type="float" office:value="2824">
            <text:p>2824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4214">
            <text:p>4214</text:p>
          </table:table-cell>
          <table:table-cell office:value-type="float" office:value="3.86962">
            <text:p>3,86962</text:p>
          </table:table-cell>
          <table:table-cell office:value-type="float" office:value="43.61675">
            <text:p>43,6167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19</text:p>
          </table:table-cell>
          <table:table-cell office:value-type="float" office:value="2825">
            <text:p>2825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4213">
            <text:p>4213</text:p>
          </table:table-cell>
          <table:table-cell office:value-type="float" office:value="3.87101">
            <text:p>3,87101</text:p>
          </table:table-cell>
          <table:table-cell office:value-type="float" office:value="43.61621">
            <text:p>43,6162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95</text:p>
          </table:table-cell>
          <table:table-cell office:value-type="float" office:value="2826">
            <text:p>2826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4210">
            <text:p>4210</text:p>
          </table:table-cell>
          <table:table-cell office:value-type="float" office:value="3.87138">
            <text:p>3,87138</text:p>
          </table:table-cell>
          <table:table-cell office:value-type="float" office:value="43.6161">
            <text:p>43,6161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07</text:p>
          </table:table-cell>
          <table:table-cell office:value-type="float" office:value="2827">
            <text:p>2827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4211">
            <text:p>4211</text:p>
          </table:table-cell>
          <table:table-cell office:value-type="float" office:value="3.86992">
            <text:p>3,86992</text:p>
          </table:table-cell>
          <table:table-cell office:value-type="float" office:value="43.61498">
            <text:p>43,6149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07</text:p>
          </table:table-cell>
          <table:table-cell office:value-type="float" office:value="2828">
            <text:p>2828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4209">
            <text:p>4209</text:p>
          </table:table-cell>
          <table:table-cell office:value-type="float" office:value="3.87161">
            <text:p>3,87161</text:p>
          </table:table-cell>
          <table:table-cell office:value-type="float" office:value="43.61606">
            <text:p>43,6160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19</text:p>
          </table:table-cell>
          <table:table-cell office:value-type="float" office:value="2829">
            <text:p>2829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4268">
            <text:p>4268</text:p>
          </table:table-cell>
          <table:table-cell office:value-type="float" office:value="3.87337">
            <text:p>3,87337</text:p>
          </table:table-cell>
          <table:table-cell office:value-type="float" office:value="43.61548">
            <text:p>43,6154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19</text:p>
          </table:table-cell>
          <table:table-cell office:value-type="float" office:value="2830">
            <text:p>2830</text:p>
          </table:table-cell>
        </table:table-row>
        <table:table-row table:style-name="ro1">
          <table:table-cell office:value-type="float" office:value="1222">
            <text:p>1222</text:p>
          </table:table-cell>
          <table:table-cell office:value-type="float" office:value="5081">
            <text:p>5081</text:p>
          </table:table-cell>
          <table:table-cell office:value-type="float" office:value="3.87256">
            <text:p>3,87256</text:p>
          </table:table-cell>
          <table:table-cell office:value-type="float" office:value="43.61264">
            <text:p>43,6126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22</text:p>
          </table:table-cell>
          <table:table-cell office:value-type="float" office:value="2831">
            <text:p>2831</text:p>
          </table:table-cell>
        </table:table-row>
        <table:table-row table:style-name="ro1">
          <table:table-cell office:value-type="float" office:value="1754">
            <text:p>1754</text:p>
          </table:table-cell>
          <table:table-cell office:value-type="float" office:value="4763">
            <text:p>4763</text:p>
          </table:table-cell>
          <table:table-cell office:value-type="float" office:value="3.87188">
            <text:p>3,87188</text:p>
          </table:table-cell>
          <table:table-cell office:value-type="float" office:value="43.61195">
            <text:p>43,6119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54</text:p>
          </table:table-cell>
          <table:table-cell office:value-type="float" office:value="2832">
            <text:p>2832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4766">
            <text:p>4766</text:p>
          </table:table-cell>
          <table:table-cell office:value-type="float" office:value="3.87182">
            <text:p>3,87182</text:p>
          </table:table-cell>
          <table:table-cell office:value-type="float" office:value="43.61251">
            <text:p>43,6125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49</text:p>
          </table:table-cell>
          <table:table-cell office:value-type="float" office:value="2833">
            <text:p>2833</text:p>
          </table:table-cell>
        </table:table-row>
        <table:table-row table:style-name="ro1">
          <table:table-cell office:value-type="float" office:value="1166">
            <text:p>1166</text:p>
          </table:table-cell>
          <table:table-cell office:value-type="float" office:value="4737">
            <text:p>4737</text:p>
          </table:table-cell>
          <table:table-cell office:value-type="float" office:value="3.87104">
            <text:p>3,87104</text:p>
          </table:table-cell>
          <table:table-cell office:value-type="float" office:value="43.61204">
            <text:p>43,6120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66</text:p>
          </table:table-cell>
          <table:table-cell office:value-type="float" office:value="2834">
            <text:p>2834</text:p>
          </table:table-cell>
        </table:table-row>
        <table:table-row table:style-name="ro1">
          <table:table-cell office:value-type="float" office:value="1166">
            <text:p>1166</text:p>
          </table:table-cell>
          <table:table-cell office:value-type="float" office:value="4737">
            <text:p>4737</text:p>
          </table:table-cell>
          <table:table-cell office:value-type="float" office:value="3.87102">
            <text:p>3,87102</text:p>
          </table:table-cell>
          <table:table-cell office:value-type="float" office:value="43.61267">
            <text:p>43,6126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66</text:p>
          </table:table-cell>
          <table:table-cell office:value-type="float" office:value="2835">
            <text:p>2835</text:p>
          </table:table-cell>
        </table:table-row>
        <table:table-row table:style-name="ro1">
          <table:table-cell office:value-type="float" office:value="1754">
            <text:p>1754</text:p>
          </table:table-cell>
          <table:table-cell office:value-type="float" office:value="4757">
            <text:p>4757</text:p>
          </table:table-cell>
          <table:table-cell office:value-type="float" office:value="3.86836">
            <text:p>3,86836</text:p>
          </table:table-cell>
          <table:table-cell office:value-type="float" office:value="43.6122">
            <text:p>43,612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54</text:p>
          </table:table-cell>
          <table:table-cell office:value-type="float" office:value="2836">
            <text:p>2836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4569">
            <text:p>4569</text:p>
          </table:table-cell>
          <table:table-cell office:value-type="float" office:value="3.86785">
            <text:p>3,86785</text:p>
          </table:table-cell>
          <table:table-cell office:value-type="float" office:value="43.6126">
            <text:p>43,612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99</text:p>
          </table:table-cell>
          <table:table-cell office:value-type="float" office:value="2837">
            <text:p>2837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4568">
            <text:p>4568</text:p>
          </table:table-cell>
          <table:table-cell office:value-type="float" office:value="3.86776">
            <text:p>3,86776</text:p>
          </table:table-cell>
          <table:table-cell office:value-type="float" office:value="43.61257">
            <text:p>43,6125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11</text:p>
          </table:table-cell>
          <table:table-cell office:value-type="float" office:value="2838">
            <text:p>2838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4738">
            <text:p>4738</text:p>
          </table:table-cell>
          <table:table-cell office:value-type="float" office:value="3.86735">
            <text:p>3,86735</text:p>
          </table:table-cell>
          <table:table-cell office:value-type="float" office:value="43.61275">
            <text:p>43,6127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12</text:p>
          </table:table-cell>
          <table:table-cell office:value-type="float" office:value="2839">
            <text:p>2839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4732">
            <text:p>4732</text:p>
          </table:table-cell>
          <table:table-cell office:value-type="float" office:value="3.86736">
            <text:p>3,86736</text:p>
          </table:table-cell>
          <table:table-cell office:value-type="float" office:value="43.61283">
            <text:p>43,6128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11</text:p>
          </table:table-cell>
          <table:table-cell office:value-type="float" office:value="2840">
            <text:p>2840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4731">
            <text:p>4731</text:p>
          </table:table-cell>
          <table:table-cell office:value-type="float" office:value="3.86676">
            <text:p>3,86676</text:p>
          </table:table-cell>
          <table:table-cell office:value-type="float" office:value="43.613">
            <text:p>43,61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51</text:p>
          </table:table-cell>
          <table:table-cell office:value-type="float" office:value="2841">
            <text:p>2841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4790">
            <text:p>4790</text:p>
          </table:table-cell>
          <table:table-cell office:value-type="float" office:value="3.86647">
            <text:p>3,86647</text:p>
          </table:table-cell>
          <table:table-cell office:value-type="float" office:value="43.61344">
            <text:p>43,6134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11</text:p>
          </table:table-cell>
          <table:table-cell office:value-type="float" office:value="2842">
            <text:p>2842</text:p>
          </table:table-cell>
        </table:table-row>
        <table:table-row table:style-name="ro1">
          <table:table-cell office:value-type="float" office:value="1698">
            <text:p>1698</text:p>
          </table:table-cell>
          <table:table-cell office:value-type="float" office:value="4566">
            <text:p>4566</text:p>
          </table:table-cell>
          <table:table-cell office:value-type="float" office:value="3.86648">
            <text:p>3,86648</text:p>
          </table:table-cell>
          <table:table-cell office:value-type="float" office:value="43.61357">
            <text:p>43,6135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98</text:p>
          </table:table-cell>
          <table:table-cell office:value-type="float" office:value="2843">
            <text:p>2843</text:p>
          </table:table-cell>
        </table:table-row>
        <table:table-row table:style-name="ro1">
          <table:table-cell office:value-type="float" office:value="1787">
            <text:p>1787</text:p>
          </table:table-cell>
          <table:table-cell office:value-type="float" office:value="4567">
            <text:p>4567</text:p>
          </table:table-cell>
          <table:table-cell office:value-type="float" office:value="3.86653">
            <text:p>3,86653</text:p>
          </table:table-cell>
          <table:table-cell office:value-type="float" office:value="43.61377">
            <text:p>43,6137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7</text:p>
          </table:table-cell>
          <table:table-cell office:value-type="float" office:value="2844">
            <text:p>2844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4789">
            <text:p>4789</text:p>
          </table:table-cell>
          <table:table-cell office:value-type="float" office:value="3.86662">
            <text:p>3,86662</text:p>
          </table:table-cell>
          <table:table-cell office:value-type="float" office:value="43.61367">
            <text:p>43,6136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95</text:p>
          </table:table-cell>
          <table:table-cell office:value-type="float" office:value="2845">
            <text:p>2845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4789">
            <text:p>4789</text:p>
          </table:table-cell>
          <table:table-cell office:value-type="float" office:value="3.86778">
            <text:p>3,86778</text:p>
          </table:table-cell>
          <table:table-cell office:value-type="float" office:value="43.61327">
            <text:p>43,6132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95</text:p>
          </table:table-cell>
          <table:table-cell office:value-type="float" office:value="2846">
            <text:p>2846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4557">
            <text:p>4557</text:p>
          </table:table-cell>
          <table:table-cell office:value-type="float" office:value="3.86573">
            <text:p>3,86573</text:p>
          </table:table-cell>
          <table:table-cell office:value-type="float" office:value="43.61386">
            <text:p>43,6138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05</text:p>
          </table:table-cell>
          <table:table-cell office:value-type="float" office:value="2847">
            <text:p>2847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4558">
            <text:p>4558</text:p>
          </table:table-cell>
          <table:table-cell office:value-type="float" office:value="3.86563">
            <text:p>3,86563</text:p>
          </table:table-cell>
          <table:table-cell office:value-type="float" office:value="43.61401">
            <text:p>43,6140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11</text:p>
          </table:table-cell>
          <table:table-cell office:value-type="float" office:value="2848">
            <text:p>2848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4561">
            <text:p>4561</text:p>
          </table:table-cell>
          <table:table-cell office:value-type="float" office:value="3.86455">
            <text:p>3,86455</text:p>
          </table:table-cell>
          <table:table-cell office:value-type="float" office:value="43.61467">
            <text:p>43,6146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00</text:p>
          </table:table-cell>
          <table:table-cell office:value-type="float" office:value="2849">
            <text:p>2849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4561">
            <text:p>4561</text:p>
          </table:table-cell>
          <table:table-cell office:value-type="float" office:value="3.864">
            <text:p>3,864</text:p>
          </table:table-cell>
          <table:table-cell office:value-type="float" office:value="43.61427">
            <text:p>43,6142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00</text:p>
          </table:table-cell>
          <table:table-cell office:value-type="float" office:value="2850">
            <text:p>2850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4562">
            <text:p>4562</text:p>
          </table:table-cell>
          <table:table-cell office:value-type="float" office:value="3.86457">
            <text:p>3,86457</text:p>
          </table:table-cell>
          <table:table-cell office:value-type="float" office:value="43.61473">
            <text:p>43,6147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11</text:p>
          </table:table-cell>
          <table:table-cell office:value-type="float" office:value="2851">
            <text:p>2851</text:p>
          </table:table-cell>
        </table:table-row>
        <table:table-row table:style-name="ro1">
          <table:table-cell office:value-type="float" office:value="1407">
            <text:p>1407</text:p>
          </table:table-cell>
          <table:table-cell office:value-type="float" office:value="4339">
            <text:p>4339</text:p>
          </table:table-cell>
          <table:table-cell office:value-type="float" office:value="3.86288">
            <text:p>3,86288</text:p>
          </table:table-cell>
          <table:table-cell office:value-type="float" office:value="43.61598">
            <text:p>43,6159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07</text:p>
          </table:table-cell>
          <table:table-cell office:value-type="float" office:value="2852">
            <text:p>2852</text:p>
          </table:table-cell>
        </table:table-row>
        <table:table-row table:style-name="ro1">
          <table:table-cell office:value-type="float" office:value="1407">
            <text:p>1407</text:p>
          </table:table-cell>
          <table:table-cell office:value-type="float" office:value="4339">
            <text:p>4339</text:p>
          </table:table-cell>
          <table:table-cell office:value-type="float" office:value="3.86338">
            <text:p>3,86338</text:p>
          </table:table-cell>
          <table:table-cell office:value-type="float" office:value="43.61637">
            <text:p>43,6163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07</text:p>
          </table:table-cell>
          <table:table-cell office:value-type="float" office:value="2853">
            <text:p>2853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0">
            <text:p>10</text:p>
          </table:table-cell>
          <table:table-cell office:value-type="float" office:value="3.86277">
            <text:p>3,86277</text:p>
          </table:table-cell>
          <table:table-cell office:value-type="float" office:value="43.61597">
            <text:p>43,6159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11</text:p>
          </table:table-cell>
          <table:table-cell office:value-type="float" office:value="2854">
            <text:p>2854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0">
            <text:p>10</text:p>
          </table:table-cell>
          <table:table-cell office:value-type="float" office:value="3.86231">
            <text:p>3,86231</text:p>
          </table:table-cell>
          <table:table-cell office:value-type="float" office:value="43.61628">
            <text:p>43,6162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11</text:p>
          </table:table-cell>
          <table:table-cell office:value-type="float" office:value="2855">
            <text:p>2855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2">
            <text:p>2</text:p>
          </table:table-cell>
          <table:table-cell office:value-type="float" office:value="3.86211">
            <text:p>3,86211</text:p>
          </table:table-cell>
          <table:table-cell office:value-type="float" office:value="43.6163">
            <text:p>43,616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14</text:p>
          </table:table-cell>
          <table:table-cell office:value-type="float" office:value="2856">
            <text:p>2856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2">
            <text:p>2</text:p>
          </table:table-cell>
          <table:table-cell office:value-type="float" office:value="3.8616">
            <text:p>3,8616</text:p>
          </table:table-cell>
          <table:table-cell office:value-type="float" office:value="43.6159">
            <text:p>43,615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14</text:p>
          </table:table-cell>
          <table:table-cell office:value-type="float" office:value="2857">
            <text:p>2857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4335">
            <text:p>4335</text:p>
          </table:table-cell>
          <table:table-cell office:value-type="float" office:value="3.8614">
            <text:p>3,8614</text:p>
          </table:table-cell>
          <table:table-cell office:value-type="float" office:value="43.6169">
            <text:p>43,616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11</text:p>
          </table:table-cell>
          <table:table-cell office:value-type="float" office:value="2858">
            <text:p>2858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4336">
            <text:p>4336</text:p>
          </table:table-cell>
          <table:table-cell office:value-type="float" office:value="3.8611">
            <text:p>3,8611</text:p>
          </table:table-cell>
          <table:table-cell office:value-type="float" office:value="43.617">
            <text:p>43,61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55</text:p>
          </table:table-cell>
          <table:table-cell office:value-type="float" office:value="2859">
            <text:p>2859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4334">
            <text:p>4334</text:p>
          </table:table-cell>
          <table:table-cell office:value-type="float" office:value="3.86103">
            <text:p>3,86103</text:p>
          </table:table-cell>
          <table:table-cell office:value-type="float" office:value="43.61715">
            <text:p>43,6171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11</text:p>
          </table:table-cell>
          <table:table-cell office:value-type="float" office:value="2860">
            <text:p>2860</text:p>
          </table:table-cell>
        </table:table-row>
      </table:table>
      <table:table table:name="Métadonnées" table:style-name="ta1" table:print="false">
        <table:table-column table:style-name="co6" table:default-cell-style-name="Default"/>
        <table:table-row table:style-name="ro1">
          <table:table-cell office:value-type="string">
            <text:p><text:s text:c="3"/>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 office:value-type="string">
            <text:p>Données publiques ouvertes - Montpellier Territoire Numérique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 office:value-type="string">
            <text:p>Fiche métadonnées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ID : 2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TITRE : Passages piéton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IDENTIFIANT : VilleMTP_MTP_PassagesPiet_2011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DESCRIPTION : Cette donnée renseigne l’emplacement des 3.130 passages piétons de la Ville de Montpellier. Les champs ACC_TBAN et ACC_TACC définissent la présence ou non de la bande podotactile (ACC_TBAN) et l’accessibilité ou non pour les PMR selon le seuil et la largeur (ACC_TACC), le terme TVX signifiant travaux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COUVERTUTE GÉOGRAPHIQUE : Ville de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LANGUE : françai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DATE PUBLICATION : 2011-07-04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PÉRIODE VALIDITÉE : Annuel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MISE À JOUR : 2012-06-1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PRORIÉTAIRE : Ville de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DIFFUSEUR : Ville de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CATÉGORIE : Habitat &amp;amp; Aménagemen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THÈME INSPIRE : Localisatio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LICENCE : LICENCE OUVERTE / OPEN LICENCE http://www.etalab.gouv.fr/pages/licence-ouverte-open-licence-5899923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MOTS CLÉS : Passages piétons ; voirie ; route ; chaussée ; aménagement urbain ; trafic ; mobilité ; accessibilité ;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TARIFICATION : Gratuite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 office:value-type="string">
            <text:p>Site : http://opendata.montpelliernumerique.fr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2">12/06/2012</text:date>, <text:time>11:5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2-06-12T11:54:24.75</dc:date>
    <dc:creator>Jérémie Valentin</dc:creator>
    <meta:editing-duration>PT9S</meta:editing-duration>
    <meta:editing-cycles>1</meta:editing-cycles>
    <meta:document-statistic meta:table-count="2" meta:cell-count="28046" meta:object-count="0"/>
  </office:meta>
</office:document-meta>
</file>